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>
      <style:table-cell-properties fo:border="thin solid #000000" style:vertical-align="automatic" fo:background-color="#999999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9999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43958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achine_1" table:style-name="ta1">
        <table:table-column table:style-name="co1" table:default-cell-style-name="ce8"/>
        <table:table-column table:style-name="co1" table:number-columns-repeated="7" table:default-cell-style-name="ce4"/>
        <table:table-column table:style-name="co2" table:number-columns-repeated="2" table:default-cell-style-name="ce4"/>
        <table:table-column table:style-name="co3" table:number-columns-repeated="16374" table:default-cell-style-name="ce1"/>
        <table:table-row table:style-name="ro1">
          <table:table-cell office:value-type="string" table:style-name="ce2">
            <text:p>Size</text:p>
          </table:table-cell>
          <table:table-cell office:value-type="string" table:style-name="ce3">
            <text:p>BubbleSort – M1</text:p>
          </table:table-cell>
          <table:table-cell office:value-type="string" table:style-name="ce3">
            <text:p>QuickSort – M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0" table:style-name="ce5">
            <text:p>0</text:p>
          </table:table-cell>
          <table:table-cell office:value-type="float" office:value="9.9999999999999995E-7" table:style-name="ce4">
            <text:p>0.000001</text:p>
          </table:table-cell>
          <table:table-cell office:value-type="float" office:value="1.9999999999999999E-6" table:style-name="ce4">
            <text:p>0.00000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3.9999999999999998E-6" table:style-name="ce4">
            <text:p>0.000004</text:p>
          </table:table-cell>
          <table:table-cell office:value-type="float" office:value="3.9999999999999998E-6" table:style-name="ce4">
            <text:p>0.00000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6.9999999999999999E-6" table:style-name="ce4">
            <text:p>0.000007</text:p>
          </table:table-cell>
          <table:table-cell office:value-type="float" office:value="5.0000000000000004E-6" table:style-name="ce4">
            <text:p>0.00000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9.0000000000000002E-6" table:style-name="ce4">
            <text:p>0.000009</text:p>
          </table:table-cell>
          <table:table-cell office:value-type="float" office:value="3.9999999999999998E-6" table:style-name="ce4">
            <text:p>0.00000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float" office:value="1.5999999999999999E-5" table:style-name="ce4">
            <text:p>0.000016</text:p>
          </table:table-cell>
          <table:table-cell office:value-type="float" office:value="5.0000000000000004E-6" table:style-name="ce4">
            <text:p>0.00000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float" office:value="2.6999999999999999E-5" table:style-name="ce4">
            <text:p>0.000027</text:p>
          </table:table-cell>
          <table:table-cell office:value-type="float" office:value="1.2E-5" table:style-name="ce4">
            <text:p>0.00001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float" office:value="3.8000000000000002E-5" table:style-name="ce4">
            <text:p>0.000038</text:p>
          </table:table-cell>
          <table:table-cell office:value-type="float" office:value="1.2999999999999999E-5" table:style-name="ce4">
            <text:p>0.00001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float" office:value="1E-4" table:style-name="ce4">
            <text:p>0.0001</text:p>
          </table:table-cell>
          <table:table-cell office:value-type="float" office:value="7.9999999999999996E-6" table:style-name="ce4">
            <text:p>0.00000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float" office:value="2.5000000000000001E-5" table:style-name="ce4">
            <text:p>0.000025</text:p>
          </table:table-cell>
          <table:table-cell office:value-type="float" office:value="9.0000000000000002E-6" table:style-name="ce4">
            <text:p>0.00000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float" office:value="3.4999999999999997E-5" table:style-name="ce4">
            <text:p>0.000035</text:p>
          </table:table-cell>
          <table:table-cell office:value-type="float" office:value="2.0999999999999999E-5" table:style-name="ce4">
            <text:p>0.00002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00" table:style-name="ce5">
            <text:p>100</text:p>
          </table:table-cell>
          <table:table-cell office:value-type="float" office:value="8.8999999999999995E-5" table:style-name="ce4">
            <text:p>0.000089</text:p>
          </table:table-cell>
          <table:table-cell office:value-type="float" office:value="2.1999999999999999E-5" table:style-name="ce4">
            <text:p>0.00002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office:value-type="float" office:value="2.2499999999999999E-4" table:style-name="ce4">
            <text:p>0.000225</text:p>
          </table:table-cell>
          <table:table-cell office:value-type="float" office:value="3.4999999999999997E-5" table:style-name="ce4">
            <text:p>0.00003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office:value-type="float" office:value="3.4900000000000003E-4" table:style-name="ce4">
            <text:p>0.000349</text:p>
          </table:table-cell>
          <table:table-cell office:value-type="float" office:value="4.0000000000000003E-5" table:style-name="ce4">
            <text:p>0.0000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office:value-type="float" office:value="5.3300000000000005E-4" table:style-name="ce4">
            <text:p>0.000533</text:p>
          </table:table-cell>
          <table:table-cell office:value-type="float" office:value="5.0000000000000002E-5" table:style-name="ce4">
            <text:p>0.0000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office:value-type="float" office:value="7.1900000000000002E-4" table:style-name="ce4">
            <text:p>0.000719</text:p>
          </table:table-cell>
          <table:table-cell office:value-type="float" office:value="7.1000000000000005E-5" table:style-name="ce4">
            <text:p>0.00007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office:value-type="float" office:value="9.2599999999999996E-4" table:style-name="ce4">
            <text:p>0.000926</text:p>
          </table:table-cell>
          <table:table-cell office:value-type="float" office:value="3.8999999999999999E-5" table:style-name="ce4">
            <text:p>0.00003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office:value-type="float" office:value="5.6400000000000005E-4" table:style-name="ce4">
            <text:p>0.000564</text:p>
          </table:table-cell>
          <table:table-cell office:value-type="float" office:value="4.5000000000000003E-5" table:style-name="ce4">
            <text:p>0.00004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50" table:style-name="ce5">
            <text:p>450</text:p>
          </table:table-cell>
          <table:table-cell office:value-type="float" office:value="1.5070000000000001E-3" table:style-name="ce4">
            <text:p>0.001507</text:p>
          </table:table-cell>
          <table:table-cell office:value-type="float" office:value="1.3200000000000001E-4" table:style-name="ce4">
            <text:p>0.00013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00" table:style-name="ce5">
            <text:p>500</text:p>
          </table:table-cell>
          <table:table-cell office:value-type="float" office:value="1.9120000000000001E-3" table:style-name="ce4">
            <text:p>0.001912</text:p>
          </table:table-cell>
          <table:table-cell office:value-type="float" office:value="9.7E-5" table:style-name="ce4">
            <text:p>0.00009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50" table:style-name="ce5">
            <text:p>550</text:p>
          </table:table-cell>
          <table:table-cell office:value-type="float" office:value="1.6969999999999999E-3" table:style-name="ce4">
            <text:p>0.001697</text:p>
          </table:table-cell>
          <table:table-cell office:value-type="float" office:value="9.0000000000000006E-5" table:style-name="ce4">
            <text:p>0.0000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00" table:style-name="ce5">
            <text:p>600</text:p>
          </table:table-cell>
          <table:table-cell office:value-type="float" office:value="1.681E-3" table:style-name="ce4">
            <text:p>0.001681</text:p>
          </table:table-cell>
          <table:table-cell office:value-type="float" office:value="1.4899999999999999E-4" table:style-name="ce4">
            <text:p>0.00014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50" table:style-name="ce5">
            <text:p>650</text:p>
          </table:table-cell>
          <table:table-cell office:value-type="float" office:value="3.1900000000000001E-3" table:style-name="ce4">
            <text:p>0.00319</text:p>
          </table:table-cell>
          <table:table-cell office:value-type="float" office:value="1.6799999999999999E-4" table:style-name="ce4">
            <text:p>0.00016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00" table:style-name="ce5">
            <text:p>700</text:p>
          </table:table-cell>
          <table:table-cell office:value-type="float" office:value="3.9029999999999998E-3" table:style-name="ce4">
            <text:p>0.003903</text:p>
          </table:table-cell>
          <table:table-cell office:value-type="float" office:value="8.3999999999999995E-5" table:style-name="ce4">
            <text:p>0.00008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50" table:style-name="ce5">
            <text:p>750</text:p>
          </table:table-cell>
          <table:table-cell office:value-type="float" office:value="4.1619999999999999E-3" table:style-name="ce4">
            <text:p>0.004162</text:p>
          </table:table-cell>
          <table:table-cell office:value-type="float" office:value="8.8999999999999995E-5" table:style-name="ce4">
            <text:p>0.00008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00" table:style-name="ce5">
            <text:p>800</text:p>
          </table:table-cell>
          <table:table-cell office:value-type="float" office:value="2.1480000000000002E-3" table:style-name="ce4">
            <text:p>0.002148</text:p>
          </table:table-cell>
          <table:table-cell office:value-type="float" office:value="9.7E-5" table:style-name="ce4">
            <text:p>0.00009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50" table:style-name="ce5">
            <text:p>850</text:p>
          </table:table-cell>
          <table:table-cell office:value-type="float" office:value="5.3210000000000002E-3" table:style-name="ce4">
            <text:p>0.005321</text:p>
          </table:table-cell>
          <table:table-cell office:value-type="float" office:value="2.1900000000000001E-4" table:style-name="ce4">
            <text:p>0.00021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00" table:style-name="ce5">
            <text:p>900</text:p>
          </table:table-cell>
          <table:table-cell office:value-type="float" office:value="6.0980000000000001E-3" table:style-name="ce4">
            <text:p>0.006098</text:p>
          </table:table-cell>
          <table:table-cell office:value-type="float" office:value="1.16E-4" table:style-name="ce4">
            <text:p>0.00011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50" table:style-name="ce5">
            <text:p>950</text:p>
          </table:table-cell>
          <table:table-cell office:value-type="float" office:value="3.0430000000000001E-3" table:style-name="ce4">
            <text:p>0.003043</text:p>
          </table:table-cell>
          <table:table-cell office:value-type="float" office:value="1.17E-4" table:style-name="ce4">
            <text:p>0.00011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000" table:style-name="ce5">
            <text:p>1,000</text:p>
          </table:table-cell>
          <table:table-cell office:value-type="float" office:value="7.2529999999999999E-3" table:style-name="ce4">
            <text:p>0.007253</text:p>
          </table:table-cell>
          <table:table-cell office:value-type="float" office:value="1.3300000000000001E-4" table:style-name="ce4">
            <text:p>0.00013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100" table:style-name="ce5">
            <text:p>1,100</text:p>
          </table:table-cell>
          <table:table-cell office:value-type="float" office:value="4.3270000000000001E-3" table:style-name="ce4">
            <text:p>0.004327</text:p>
          </table:table-cell>
          <table:table-cell office:value-type="float" office:value="1.34E-4" table:style-name="ce4">
            <text:p>0.00013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200" table:style-name="ce5">
            <text:p>1,200</text:p>
          </table:table-cell>
          <table:table-cell office:value-type="float" office:value="1.0511E-2" table:style-name="ce4">
            <text:p>0.010511</text:p>
          </table:table-cell>
          <table:table-cell office:value-type="float" office:value="1.46E-4" table:style-name="ce4">
            <text:p>0.00014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300" table:style-name="ce5">
            <text:p>1,300</text:p>
          </table:table-cell>
          <table:table-cell office:value-type="float" office:value="9.0830000000000008E-3" table:style-name="ce4">
            <text:p>0.009083</text:p>
          </table:table-cell>
          <table:table-cell office:value-type="float" office:value="3.4600000000000001E-4" table:style-name="ce4">
            <text:p>0.00034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400" table:style-name="ce5">
            <text:p>1,400</text:p>
          </table:table-cell>
          <table:table-cell office:value-type="float" office:value="1.4245000000000001E-2" table:style-name="ce4">
            <text:p>0.014245</text:p>
          </table:table-cell>
          <table:table-cell office:value-type="float" office:value="4.2200000000000001E-4" table:style-name="ce4">
            <text:p>0.00042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500" table:style-name="ce5">
            <text:p>1,500</text:p>
          </table:table-cell>
          <table:table-cell office:value-type="float" office:value="1.8221000000000001E-2" table:style-name="ce4">
            <text:p>0.018221</text:p>
          </table:table-cell>
          <table:table-cell office:value-type="float" office:value="4.1300000000000001E-4" table:style-name="ce4">
            <text:p>0.00041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600" table:style-name="ce5">
            <text:p>1,600</text:p>
          </table:table-cell>
          <table:table-cell office:value-type="float" office:value="1.8610000000000002E-2" table:style-name="ce4">
            <text:p>0.01861</text:p>
          </table:table-cell>
          <table:table-cell office:value-type="float" office:value="2.0599999999999999E-4" table:style-name="ce4">
            <text:p>0.00020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700" table:style-name="ce5">
            <text:p>1,700</text:p>
          </table:table-cell>
          <table:table-cell office:value-type="float" office:value="2.0983000000000002E-2" table:style-name="ce4">
            <text:p>0.020983</text:p>
          </table:table-cell>
          <table:table-cell office:value-type="float" office:value="4.0099999999999999E-4" table:style-name="ce4">
            <text:p>0.00040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800" table:style-name="ce5">
            <text:p>1,800</text:p>
          </table:table-cell>
          <table:table-cell office:value-type="float" office:value="2.1696E-2" table:style-name="ce4">
            <text:p>0.021696</text:p>
          </table:table-cell>
          <table:table-cell office:value-type="float" office:value="3.7500000000000001E-4" table:style-name="ce4">
            <text:p>0.00037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900" table:style-name="ce5">
            <text:p>1,900</text:p>
          </table:table-cell>
          <table:table-cell office:value-type="float" office:value="1.2529E-2" table:style-name="ce4">
            <text:p>0.012529</text:p>
          </table:table-cell>
          <table:table-cell office:value-type="float" office:value="2.5999999999999998E-4" table:style-name="ce4">
            <text:p>0.0002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000" table:style-name="ce5">
            <text:p>2,000</text:p>
          </table:table-cell>
          <table:table-cell office:value-type="float" office:value="1.3604E-2" table:style-name="ce4">
            <text:p>0.013604</text:p>
          </table:table-cell>
          <table:table-cell office:value-type="float" office:value="5.53E-4" table:style-name="ce4">
            <text:p>0.00055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100" table:style-name="ce5">
            <text:p>2,100</text:p>
          </table:table-cell>
          <table:table-cell office:value-type="float" office:value="3.3355999999999997E-2" table:style-name="ce4">
            <text:p>0.033356</text:p>
          </table:table-cell>
          <table:table-cell office:value-type="float" office:value="5.8799999999999998E-4" table:style-name="ce4">
            <text:p>0.00058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200" table:style-name="ce5">
            <text:p>2,200</text:p>
          </table:table-cell>
          <table:table-cell office:value-type="float" office:value="3.6458999999999998E-2" table:style-name="ce4">
            <text:p>0.036459</text:p>
          </table:table-cell>
          <table:table-cell office:value-type="float" office:value="7.2199999999999999E-4" table:style-name="ce4">
            <text:p>0.00072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300" table:style-name="ce5">
            <text:p>2,300</text:p>
          </table:table-cell>
          <table:table-cell office:value-type="float" office:value="1.8155999999999999E-2" table:style-name="ce4">
            <text:p>0.018156</text:p>
          </table:table-cell>
          <table:table-cell office:value-type="float" office:value="6.5399999999999996E-4" table:style-name="ce4">
            <text:p>0.00065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400" table:style-name="ce5">
            <text:p>2,400</text:p>
          </table:table-cell>
          <table:table-cell office:value-type="float" office:value="2.0465000000000001E-2" table:style-name="ce4">
            <text:p>0.020465</text:p>
          </table:table-cell>
          <table:table-cell office:value-type="float" office:value="8.25E-4" table:style-name="ce4">
            <text:p>0.00082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500" table:style-name="ce5">
            <text:p>2,500</text:p>
          </table:table-cell>
          <table:table-cell office:value-type="float" office:value="2.2345E-2" table:style-name="ce4">
            <text:p>0.022345</text:p>
          </table:table-cell>
          <table:table-cell office:value-type="float" office:value="7.0600000000000003E-4" table:style-name="ce4">
            <text:p>0.00070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600" table:style-name="ce5">
            <text:p>2,600</text:p>
          </table:table-cell>
          <table:table-cell office:value-type="float" office:value="2.3313E-2" table:style-name="ce4">
            <text:p>0.023313</text:p>
          </table:table-cell>
          <table:table-cell office:value-type="float" office:value="7.4600000000000003E-4" table:style-name="ce4">
            <text:p>0.00074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700" table:style-name="ce5">
            <text:p>2,700</text:p>
          </table:table-cell>
          <table:table-cell office:value-type="float" office:value="2.5229999999999999E-2" table:style-name="ce4">
            <text:p>0.02523</text:p>
          </table:table-cell>
          <table:table-cell office:value-type="float" office:value="7.76E-4" table:style-name="ce4">
            <text:p>0.00077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800" table:style-name="ce5">
            <text:p>2,800</text:p>
          </table:table-cell>
          <table:table-cell office:value-type="float" office:value="6.4562999999999995E-2" table:style-name="ce4">
            <text:p>0.064563</text:p>
          </table:table-cell>
          <table:table-cell office:value-type="float" office:value="8.43E-4" table:style-name="ce4">
            <text:p>0.00084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900" table:style-name="ce5">
            <text:p>2,900</text:p>
          </table:table-cell>
          <table:table-cell office:value-type="float" office:value="2.9436E-2" table:style-name="ce4">
            <text:p>0.029436</text:p>
          </table:table-cell>
          <table:table-cell office:value-type="float" office:value="8.3000000000000001E-4" table:style-name="ce4">
            <text:p>0.0008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000" table:style-name="ce5">
            <text:p>3,000</text:p>
          </table:table-cell>
          <table:table-cell office:value-type="float" office:value="6.9706000000000004E-2" table:style-name="ce4">
            <text:p>0.069706</text:p>
          </table:table-cell>
          <table:table-cell office:value-type="float" office:value="1.299E-3" table:style-name="ce4">
            <text:p>0.00129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100" table:style-name="ce5">
            <text:p>3,100</text:p>
          </table:table-cell>
          <table:table-cell office:value-type="float" office:value="7.6437000000000005E-2" table:style-name="ce4">
            <text:p>0.076437</text:p>
          </table:table-cell>
          <table:table-cell office:value-type="float" office:value="4.1599999999999997E-4" table:style-name="ce4">
            <text:p>0.00041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200" table:style-name="ce5">
            <text:p>3,200</text:p>
          </table:table-cell>
          <table:table-cell office:value-type="float" office:value="3.7212000000000002E-2" table:style-name="ce4">
            <text:p>0.037212</text:p>
          </table:table-cell>
          <table:table-cell office:value-type="float" office:value="9.2900000000000003E-4" table:style-name="ce4">
            <text:p>0.00092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300" table:style-name="ce5">
            <text:p>3,300</text:p>
          </table:table-cell>
          <table:table-cell office:value-type="float" office:value="8.7526999999999994E-2" table:style-name="ce4">
            <text:p>0.087527</text:p>
          </table:table-cell>
          <table:table-cell office:value-type="float" office:value="4.55E-4" table:style-name="ce4">
            <text:p>0.00045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400" table:style-name="ce5">
            <text:p>3,400</text:p>
          </table:table-cell>
          <table:table-cell office:value-type="float" office:value="9.0439000000000005E-2" table:style-name="ce4">
            <text:p>0.090439</text:p>
          </table:table-cell>
          <table:table-cell office:value-type="float" office:value="4.6299999999999998E-4" table:style-name="ce4">
            <text:p>0.00046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500" table:style-name="ce5">
            <text:p>3,500</text:p>
          </table:table-cell>
          <table:table-cell office:value-type="float" office:value="7.7058000000000001E-2" table:style-name="ce4">
            <text:p>0.077058</text:p>
          </table:table-cell>
          <table:table-cell office:value-type="float" office:value="5.1500000000000005E-4" table:style-name="ce4">
            <text:p>0.00051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600" table:style-name="ce5">
            <text:p>3,600</text:p>
          </table:table-cell>
          <table:table-cell office:value-type="float" office:value="4.7148000000000002E-2" table:style-name="ce4">
            <text:p>0.047148</text:p>
          </table:table-cell>
          <table:table-cell office:value-type="float" office:value="4.95E-4" table:style-name="ce4">
            <text:p>0.00049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700" table:style-name="ce5">
            <text:p>3,700</text:p>
          </table:table-cell>
          <table:table-cell office:value-type="float" office:value="4.9667999999999997E-2" table:style-name="ce4">
            <text:p>0.049668</text:p>
          </table:table-cell>
          <table:table-cell office:value-type="float" office:value="1.132E-3" table:style-name="ce4">
            <text:p>0.00113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800" table:style-name="ce5">
            <text:p>3,800</text:p>
          </table:table-cell>
          <table:table-cell office:value-type="float" office:value="9.2425999999999994E-2" table:style-name="ce4">
            <text:p>0.092426</text:p>
          </table:table-cell>
          <table:table-cell office:value-type="float" office:value="1.165E-3" table:style-name="ce4">
            <text:p>0.00116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900" table:style-name="ce5">
            <text:p>3,900</text:p>
          </table:table-cell>
          <table:table-cell office:value-type="float" office:value="0.11289399999999999" table:style-name="ce4">
            <text:p>0.112894</text:p>
          </table:table-cell>
          <table:table-cell office:value-type="float" office:value="1.157E-3" table:style-name="ce4">
            <text:p>0.00115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000" table:style-name="ce5">
            <text:p>4,000</text:p>
          </table:table-cell>
          <table:table-cell office:value-type="float" office:value="0.12750700000000001" table:style-name="ce4">
            <text:p>0.127507</text:p>
          </table:table-cell>
          <table:table-cell office:value-type="float" office:value="5.6899999999999995E-4" table:style-name="ce4">
            <text:p>0.00056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100" table:style-name="ce5">
            <text:p>4,100</text:p>
          </table:table-cell>
          <table:table-cell office:value-type="float" office:value="0.14563200000000001" table:style-name="ce4">
            <text:p>0.145632</text:p>
          </table:table-cell>
          <table:table-cell office:value-type="float" office:value="1.222E-3" table:style-name="ce4">
            <text:p>0.00122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200" table:style-name="ce5">
            <text:p>4,200</text:p>
          </table:table-cell>
          <table:table-cell office:value-type="float" office:value="6.5563999999999997E-2" table:style-name="ce4">
            <text:p>0.065564</text:p>
          </table:table-cell>
          <table:table-cell office:value-type="float" office:value="1.281E-3" table:style-name="ce4">
            <text:p>0.00128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300" table:style-name="ce5">
            <text:p>4,300</text:p>
          </table:table-cell>
          <table:table-cell office:value-type="float" office:value="0.15418999999999999" table:style-name="ce4">
            <text:p>0.15419</text:p>
          </table:table-cell>
          <table:table-cell office:value-type="float" office:value="1.2769999999999999E-3" table:style-name="ce4">
            <text:p>0.00127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400" table:style-name="ce5">
            <text:p>4,400</text:p>
          </table:table-cell>
          <table:table-cell office:value-type="float" office:value="0.16059699999999999" table:style-name="ce4">
            <text:p>0.160597</text:p>
          </table:table-cell>
          <table:table-cell office:value-type="float" office:value="1.4660000000000001E-3" table:style-name="ce4">
            <text:p>0.00146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500" table:style-name="ce5">
            <text:p>4,500</text:p>
          </table:table-cell>
          <table:table-cell office:value-type="float" office:value="0.18218599999999999" table:style-name="ce4">
            <text:p>0.182186</text:p>
          </table:table-cell>
          <table:table-cell office:value-type="float" office:value="6.3500000000000004E-4" table:style-name="ce4">
            <text:p>0.00063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600" table:style-name="ce5">
            <text:p>4,600</text:p>
          </table:table-cell>
          <table:table-cell office:value-type="float" office:value="8.0311999999999995E-2" table:style-name="ce4">
            <text:p>0.080312</text:p>
          </table:table-cell>
          <table:table-cell office:value-type="float" office:value="1.4250000000000001E-3" table:style-name="ce4">
            <text:p>0.00142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700" table:style-name="ce5">
            <text:p>4,700</text:p>
          </table:table-cell>
          <table:table-cell office:value-type="float" office:value="0.18614" table:style-name="ce4">
            <text:p>0.18614</text:p>
          </table:table-cell>
          <table:table-cell office:value-type="float" office:value="1.449E-3" table:style-name="ce4">
            <text:p>0.00144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800" table:style-name="ce5">
            <text:p>4,800</text:p>
          </table:table-cell>
          <table:table-cell office:value-type="float" office:value="0.206095" table:style-name="ce4">
            <text:p>0.206095</text:p>
          </table:table-cell>
          <table:table-cell office:value-type="float" office:value="1.5200000000000001E-3" table:style-name="ce4">
            <text:p>0.0015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900" table:style-name="ce5">
            <text:p>4,900</text:p>
          </table:table-cell>
          <table:table-cell office:value-type="float" office:value="0.203984" table:style-name="ce4">
            <text:p>0.203984</text:p>
          </table:table-cell>
          <table:table-cell office:value-type="float" office:value="1.475E-3" table:style-name="ce4">
            <text:p>0.00147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000" table:style-name="ce5">
            <text:p>5,000</text:p>
          </table:table-cell>
          <table:table-cell office:value-type="float" office:value="0.20832999999999999" table:style-name="ce4">
            <text:p>0.20833</text:p>
          </table:table-cell>
          <table:table-cell office:value-type="float" office:value="7.1400000000000001E-4" table:style-name="ce4">
            <text:p>0.00071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100" table:style-name="ce5">
            <text:p>5,100</text:p>
          </table:table-cell>
          <table:table-cell office:value-type="float" office:value="0.10237599999999999" table:style-name="ce4">
            <text:p>0.102376</text:p>
          </table:table-cell>
          <table:table-cell office:value-type="float" office:value="1.562E-3" table:style-name="ce4">
            <text:p>0.00156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200" table:style-name="ce5">
            <text:p>5,200</text:p>
          </table:table-cell>
          <table:table-cell office:value-type="float" office:value="0.183425" table:style-name="ce4">
            <text:p>0.183425</text:p>
          </table:table-cell>
          <table:table-cell office:value-type="float" office:value="7.7399999999999995E-4" table:style-name="ce4">
            <text:p>0.00077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300" table:style-name="ce5">
            <text:p>5,300</text:p>
          </table:table-cell>
          <table:table-cell office:value-type="float" office:value="0.109317" table:style-name="ce4">
            <text:p>0.109317</text:p>
          </table:table-cell>
          <table:table-cell office:value-type="float" office:value="1.2949999999999999E-3" table:style-name="ce4">
            <text:p>0.00129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400" table:style-name="ce5">
            <text:p>5,400</text:p>
          </table:table-cell>
          <table:table-cell office:value-type="float" office:value="0.25229600000000002" table:style-name="ce4">
            <text:p>0.252296</text:p>
          </table:table-cell>
          <table:table-cell office:value-type="float" office:value="1.681E-3" table:style-name="ce4">
            <text:p>0.00168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500" table:style-name="ce5">
            <text:p>5,500</text:p>
          </table:table-cell>
          <table:table-cell office:value-type="float" office:value="0.27527000000000001" table:style-name="ce4">
            <text:p>0.27527</text:p>
          </table:table-cell>
          <table:table-cell office:value-type="float" office:value="2.068E-3" table:style-name="ce4">
            <text:p>0.00206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600" table:style-name="ce5">
            <text:p>5,600</text:p>
          </table:table-cell>
          <table:table-cell office:value-type="float" office:value="0.21502399999999999" table:style-name="ce4">
            <text:p>0.215024</text:p>
          </table:table-cell>
          <table:table-cell office:value-type="float" office:value="1.472E-3" table:style-name="ce4">
            <text:p>0.00147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700" table:style-name="ce5">
            <text:p>5,700</text:p>
          </table:table-cell>
          <table:table-cell office:value-type="float" office:value="0.27793299999999999" table:style-name="ce4">
            <text:p>0.277933</text:p>
          </table:table-cell>
          <table:table-cell office:value-type="float" office:value="1.8979999999999999E-3" table:style-name="ce4">
            <text:p>0.00189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800" table:style-name="ce5">
            <text:p>5,800</text:p>
          </table:table-cell>
          <table:table-cell office:value-type="float" office:value="0.25423099999999998" table:style-name="ce4">
            <text:p>0.254231</text:p>
          </table:table-cell>
          <table:table-cell office:value-type="float" office:value="1.8469999999999999E-3" table:style-name="ce4">
            <text:p>0.00184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900" table:style-name="ce5">
            <text:p>5,900</text:p>
          </table:table-cell>
          <table:table-cell office:value-type="float" office:value="0.30357099999999998" table:style-name="ce4">
            <text:p>0.303571</text:p>
          </table:table-cell>
          <table:table-cell office:value-type="float" office:value="1.34E-3" table:style-name="ce4">
            <text:p>0.0013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000" table:style-name="ce5">
            <text:p>6,000</text:p>
          </table:table-cell>
          <table:table-cell office:value-type="float" office:value="0.17677200000000001" table:style-name="ce4">
            <text:p>0.176772</text:p>
          </table:table-cell>
          <table:table-cell office:value-type="float" office:value="1.903E-3" table:style-name="ce4">
            <text:p>0.00190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100" table:style-name="ce5">
            <text:p>6,100</text:p>
          </table:table-cell>
          <table:table-cell office:value-type="float" office:value="0.28534300000000001" table:style-name="ce4">
            <text:p>0.285343</text:p>
          </table:table-cell>
          <table:table-cell office:value-type="float" office:value="1.9319999999999999E-3" table:style-name="ce4">
            <text:p>0.00193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200" table:style-name="ce5">
            <text:p>6,200</text:p>
          </table:table-cell>
          <table:table-cell office:value-type="float" office:value="0.34178999999999998" table:style-name="ce4">
            <text:p>0.34179</text:p>
          </table:table-cell>
          <table:table-cell office:value-type="float" office:value="8.8800000000000001E-4" table:style-name="ce4">
            <text:p>0.00088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300" table:style-name="ce5">
            <text:p>6,300</text:p>
          </table:table-cell>
          <table:table-cell office:value-type="float" office:value="0.16298799999999999" table:style-name="ce4">
            <text:p>0.162988</text:p>
          </table:table-cell>
          <table:table-cell office:value-type="float" office:value="9.2400000000000002E-4" table:style-name="ce4">
            <text:p>0.00092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400" table:style-name="ce5">
            <text:p>6,400</text:p>
          </table:table-cell>
          <table:table-cell office:value-type="float" office:value="0.32341999999999999" table:style-name="ce4">
            <text:p>0.32342</text:p>
          </table:table-cell>
          <table:table-cell office:value-type="float" office:value="9.2100000000000005E-4" table:style-name="ce4">
            <text:p>0.00092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500" table:style-name="ce5">
            <text:p>6,500</text:p>
          </table:table-cell>
          <table:table-cell office:value-type="float" office:value="0.37015500000000001" table:style-name="ce4">
            <text:p>0.370155</text:p>
          </table:table-cell>
          <table:table-cell office:value-type="float" office:value="2.0560000000000001E-3" table:style-name="ce4">
            <text:p>0.00205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600" table:style-name="ce5">
            <text:p>6,600</text:p>
          </table:table-cell>
          <table:table-cell office:value-type="float" office:value="0.26927600000000002" table:style-name="ce4">
            <text:p>0.269276</text:p>
          </table:table-cell>
          <table:table-cell office:value-type="float" office:value="1.8220000000000001E-3" table:style-name="ce4">
            <text:p>0.00182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700" table:style-name="ce5">
            <text:p>6,700</text:p>
          </table:table-cell>
          <table:table-cell office:value-type="float" office:value="0.40340500000000001" table:style-name="ce4">
            <text:p>0.403405</text:p>
          </table:table-cell>
          <table:table-cell office:value-type="float" office:value="1.0399999999999999E-3" table:style-name="ce4">
            <text:p>0.0010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800" table:style-name="ce5">
            <text:p>6,800</text:p>
          </table:table-cell>
          <table:table-cell office:value-type="float" office:value="0.41008299999999998" table:style-name="ce4">
            <text:p>0.410083</text:p>
          </table:table-cell>
          <table:table-cell office:value-type="float" office:value="9.9099999999999991E-4" table:style-name="ce4">
            <text:p>0.00099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900" table:style-name="ce5">
            <text:p>6,900</text:p>
          </table:table-cell>
          <table:table-cell office:value-type="float" office:value="0.38512000000000002" table:style-name="ce4">
            <text:p>0.38512</text:p>
          </table:table-cell>
          <table:table-cell office:value-type="float" office:value="9.9299999999999996E-4" table:style-name="ce4">
            <text:p>0.00099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000" table:style-name="ce5">
            <text:p>7,000</text:p>
          </table:table-cell>
          <table:table-cell office:value-type="float" office:value="0.38045299999999999" table:style-name="ce4">
            <text:p>0.380453</text:p>
          </table:table-cell>
          <table:table-cell office:value-type="float" office:value="1.0319999999999999E-3" table:style-name="ce4">
            <text:p>0.00103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100" table:style-name="ce5">
            <text:p>7,100</text:p>
          </table:table-cell>
          <table:table-cell office:value-type="float" office:value="0.212978" table:style-name="ce4">
            <text:p>0.212978</text:p>
          </table:table-cell>
          <table:table-cell office:value-type="float" office:value="1.111E-3" table:style-name="ce4">
            <text:p>0.00111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200" table:style-name="ce5">
            <text:p>7,200</text:p>
          </table:table-cell>
          <table:table-cell office:value-type="float" office:value="0.213833" table:style-name="ce4">
            <text:p>0.213833</text:p>
          </table:table-cell>
          <table:table-cell office:value-type="float" office:value="2.8440000000000002E-3" table:style-name="ce4">
            <text:p>0.00284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300" table:style-name="ce5">
            <text:p>7,300</text:p>
          </table:table-cell>
          <table:table-cell office:value-type="float" office:value="0.34936899999999999" table:style-name="ce4">
            <text:p>0.349369</text:p>
          </table:table-cell>
          <table:table-cell office:value-type="float" office:value="1.8779999999999999E-3" table:style-name="ce4">
            <text:p>0.00187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400" table:style-name="ce5">
            <text:p>7,400</text:p>
          </table:table-cell>
          <table:table-cell office:value-type="float" office:value="0.37068899999999999" table:style-name="ce4">
            <text:p>0.370689</text:p>
          </table:table-cell>
          <table:table-cell office:value-type="float" office:value="1.0859999999999999E-3" table:style-name="ce4">
            <text:p>0.00108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500" table:style-name="ce5">
            <text:p>7,500</text:p>
          </table:table-cell>
          <table:table-cell office:value-type="float" office:value="0.48273899999999997" table:style-name="ce4">
            <text:p>0.482739</text:p>
          </table:table-cell>
          <table:table-cell office:value-type="float" office:value="2.9789999999999999E-3" table:style-name="ce4">
            <text:p>0.00297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600" table:style-name="ce5">
            <text:p>7,600</text:p>
          </table:table-cell>
          <table:table-cell office:value-type="float" office:value="0.44139400000000001" table:style-name="ce4">
            <text:p>0.441394</text:p>
          </table:table-cell>
          <table:table-cell office:value-type="float" office:value="2.4199999999999998E-3" table:style-name="ce4">
            <text:p>0.0024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700" table:style-name="ce5">
            <text:p>7,700</text:p>
          </table:table-cell>
          <table:table-cell office:value-type="float" office:value="0.27110200000000001" table:style-name="ce4">
            <text:p>0.271102</text:p>
          </table:table-cell>
          <table:table-cell office:value-type="float" office:value="1.1379999999999999E-3" table:style-name="ce4">
            <text:p>0.00113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800" table:style-name="ce5">
            <text:p>7,800</text:p>
          </table:table-cell>
          <table:table-cell office:value-type="float" office:value="0.25359799999999999" table:style-name="ce4">
            <text:p>0.253598</text:p>
          </table:table-cell>
          <table:table-cell office:value-type="float" office:value="1.163E-3" table:style-name="ce4">
            <text:p>0.00116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900" table:style-name="ce5">
            <text:p>7,900</text:p>
          </table:table-cell>
          <table:table-cell office:value-type="float" office:value="0.493531" table:style-name="ce4">
            <text:p>0.493531</text:p>
          </table:table-cell>
          <table:table-cell office:value-type="float" office:value="1.173E-3" table:style-name="ce4">
            <text:p>0.00117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000" table:style-name="ce5">
            <text:p>8,000</text:p>
          </table:table-cell>
          <table:table-cell office:value-type="float" office:value="0.27151799999999998" table:style-name="ce4">
            <text:p>0.271518</text:p>
          </table:table-cell>
          <table:table-cell office:value-type="float" office:value="2.5739999999999999E-3" table:style-name="ce4">
            <text:p>0.00257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100" table:style-name="ce5">
            <text:p>8,100</text:p>
          </table:table-cell>
          <table:table-cell office:value-type="float" office:value="0.27564899999999998" table:style-name="ce4">
            <text:p>0.275649</text:p>
          </table:table-cell>
          <table:table-cell office:value-type="float" office:value="1.1950000000000001E-3" table:style-name="ce4">
            <text:p>0.00119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200" table:style-name="ce5">
            <text:p>8,200</text:p>
          </table:table-cell>
          <table:table-cell office:value-type="float" office:value="0.52408399999999999" table:style-name="ce4">
            <text:p>0.524084</text:p>
          </table:table-cell>
          <table:table-cell office:value-type="float" office:value="2.9320000000000001E-3" table:style-name="ce4">
            <text:p>0.00293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300" table:style-name="ce5">
            <text:p>8,300</text:p>
          </table:table-cell>
          <table:table-cell office:value-type="float" office:value="0.55140299999999998" table:style-name="ce4">
            <text:p>0.551403</text:p>
          </table:table-cell>
          <table:table-cell office:value-type="float" office:value="2.66E-3" table:style-name="ce4">
            <text:p>0.0026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400" table:style-name="ce5">
            <text:p>8,400</text:p>
          </table:table-cell>
          <table:table-cell office:value-type="float" office:value="0.59656600000000004" table:style-name="ce4">
            <text:p>0.596566</text:p>
          </table:table-cell>
          <table:table-cell office:value-type="float" office:value="2.7599999999999999E-3" table:style-name="ce4">
            <text:p>0.0027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500" table:style-name="ce5">
            <text:p>8,500</text:p>
          </table:table-cell>
          <table:table-cell office:value-type="float" office:value="0.66028500000000001" table:style-name="ce4">
            <text:p>0.660285</text:p>
          </table:table-cell>
          <table:table-cell office:value-type="float" office:value="2.7550000000000001E-3" table:style-name="ce4">
            <text:p>0.00275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600" table:style-name="ce5">
            <text:p>8,600</text:p>
          </table:table-cell>
          <table:table-cell office:value-type="float" office:value="0.65286200000000005" table:style-name="ce4">
            <text:p>0.652862</text:p>
          </table:table-cell>
          <table:table-cell office:value-type="float" office:value="2.8479999999999998E-3" table:style-name="ce4">
            <text:p>0.00284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700" table:style-name="ce5">
            <text:p>8,700</text:p>
          </table:table-cell>
          <table:table-cell office:value-type="float" office:value="0.61453400000000002" table:style-name="ce4">
            <text:p>0.614534</text:p>
          </table:table-cell>
          <table:table-cell office:value-type="float" office:value="2.8249999999999998E-3" table:style-name="ce4">
            <text:p>0.00282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800" table:style-name="ce5">
            <text:p>8,800</text:p>
          </table:table-cell>
          <table:table-cell office:value-type="float" office:value="0.34250000000000003" table:style-name="ce4">
            <text:p>0.3425</text:p>
          </table:table-cell>
          <table:table-cell office:value-type="float" office:value="1.3010000000000001E-3" table:style-name="ce4">
            <text:p>0.00130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900" table:style-name="ce5">
            <text:p>8,900</text:p>
          </table:table-cell>
          <table:table-cell office:value-type="float" office:value="0.33840700000000001" table:style-name="ce4">
            <text:p>0.338407</text:p>
          </table:table-cell>
          <table:table-cell office:value-type="float" office:value="1.4519999999999999E-3" table:style-name="ce4">
            <text:p>0.00145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000" table:style-name="ce5">
            <text:p>9,000</text:p>
          </table:table-cell>
          <table:table-cell office:value-type="float" office:value="0.58066499999999999" table:style-name="ce4">
            <text:p>0.580665</text:p>
          </table:table-cell>
          <table:table-cell office:value-type="float" office:value="2.493E-3" table:style-name="ce4">
            <text:p>0.00249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100" table:style-name="ce5">
            <text:p>9,100</text:p>
          </table:table-cell>
          <table:table-cell office:value-type="float" office:value="0.63131400000000004" table:style-name="ce4">
            <text:p>0.631314</text:p>
          </table:table-cell>
          <table:table-cell office:value-type="float" office:value="1.9840000000000001E-3" table:style-name="ce4">
            <text:p>0.00198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200" table:style-name="ce5">
            <text:p>9,200</text:p>
          </table:table-cell>
          <table:table-cell office:value-type="float" office:value="0.49003400000000003" table:style-name="ce4">
            <text:p>0.490034</text:p>
          </table:table-cell>
          <table:table-cell office:value-type="float" office:value="1.454E-3" table:style-name="ce4">
            <text:p>0.00145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300" table:style-name="ce5">
            <text:p>9,300</text:p>
          </table:table-cell>
          <table:table-cell office:value-type="float" office:value="0.63718900000000001" table:style-name="ce4">
            <text:p>0.637189</text:p>
          </table:table-cell>
          <table:table-cell office:value-type="float" office:value="3.0959999999999998E-3" table:style-name="ce4">
            <text:p>0.00309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400" table:style-name="ce5">
            <text:p>9,400</text:p>
          </table:table-cell>
          <table:table-cell office:value-type="float" office:value="0.39106400000000002" table:style-name="ce4">
            <text:p>0.391064</text:p>
          </table:table-cell>
          <table:table-cell office:value-type="float" office:value="1.374E-3" table:style-name="ce4">
            <text:p>0.00137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500" table:style-name="ce5">
            <text:p>9,500</text:p>
          </table:table-cell>
          <table:table-cell office:value-type="float" office:value="0.389623" table:style-name="ce4">
            <text:p>0.389623</text:p>
          </table:table-cell>
          <table:table-cell office:value-type="float" office:value="1.498E-3" table:style-name="ce4">
            <text:p>0.00149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600" table:style-name="ce5">
            <text:p>9,600</text:p>
          </table:table-cell>
          <table:table-cell office:value-type="float" office:value="0.398142" table:style-name="ce4">
            <text:p>0.398142</text:p>
          </table:table-cell>
          <table:table-cell office:value-type="float" office:value="1.4400000000000001E-3" table:style-name="ce4">
            <text:p>0.0014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700" table:style-name="ce5">
            <text:p>9,700</text:p>
          </table:table-cell>
          <table:table-cell office:value-type="float" office:value="0.67130699999999999" table:style-name="ce4">
            <text:p>0.671307</text:p>
          </table:table-cell>
          <table:table-cell office:value-type="float" office:value="1.4369999999999999E-3" table:style-name="ce4">
            <text:p>0.00143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800" table:style-name="ce5">
            <text:p>9,800</text:p>
          </table:table-cell>
          <table:table-cell office:value-type="float" office:value="0.4194" table:style-name="ce4">
            <text:p>0.4194</text:p>
          </table:table-cell>
          <table:table-cell office:value-type="float" office:value="3.228E-3" table:style-name="ce4">
            <text:p>0.00322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900" table:style-name="ce5">
            <text:p>9,900</text:p>
          </table:table-cell>
          <table:table-cell office:value-type="float" office:value="0.44276399999999999" table:style-name="ce4">
            <text:p>0.442764</text:p>
          </table:table-cell>
          <table:table-cell office:value-type="float" office:value="1.513E-3" table:style-name="ce4">
            <text:p>0.00151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0000" table:style-name="ce5">
            <text:p>10,000</text:p>
          </table:table-cell>
          <table:table-cell office:value-type="float" office:value="0.43319800000000003" table:style-name="ce4">
            <text:p>0.433198</text:p>
          </table:table-cell>
          <table:table-cell office:value-type="float" office:value="1.4790000000000001E-3" table:style-name="ce4">
            <text:p>0.00147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1000" table:style-name="ce5">
            <text:p>11,000</text:p>
          </table:table-cell>
          <table:table-cell office:value-type="float" office:value="0.608124" table:style-name="ce4">
            <text:p>0.608124</text:p>
          </table:table-cell>
          <table:table-cell office:value-type="float" office:value="1.725E-3" table:style-name="ce4">
            <text:p>0.00172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2000" table:style-name="ce5">
            <text:p>12,000</text:p>
          </table:table-cell>
          <table:table-cell office:value-type="float" office:value="0.63249" table:style-name="ce4">
            <text:p>0.63249</text:p>
          </table:table-cell>
          <table:table-cell office:value-type="float" office:value="3.2079999999999999E-3" table:style-name="ce4">
            <text:p>0.00320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3000" table:style-name="ce5">
            <text:p>13,000</text:p>
          </table:table-cell>
          <table:table-cell office:value-type="float" office:value="0.73601499999999997" table:style-name="ce4">
            <text:p>0.736015</text:p>
          </table:table-cell>
          <table:table-cell office:value-type="float" office:value="2.0409999999999998E-3" table:style-name="ce4">
            <text:p>0.00204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4000" table:style-name="ce5">
            <text:p>14,000</text:p>
          </table:table-cell>
          <table:table-cell office:value-type="float" office:value="0.86554200000000003" table:style-name="ce4">
            <text:p>0.865542</text:p>
          </table:table-cell>
          <table:table-cell office:value-type="float" office:value="2.2000000000000001E-3" table:style-name="ce4">
            <text:p>0.002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5000" table:style-name="ce5">
            <text:p>15,000</text:p>
          </table:table-cell>
          <table:table-cell office:value-type="float" office:value="1.2705090000000001" table:style-name="ce4">
            <text:p>1.270509</text:p>
          </table:table-cell>
          <table:table-cell office:value-type="float" office:value="2.3890000000000001E-3" table:style-name="ce4">
            <text:p>0.00238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6000" table:style-name="ce5">
            <text:p>16,000</text:p>
          </table:table-cell>
          <table:table-cell office:value-type="float" office:value="1.147661" table:style-name="ce4">
            <text:p>1.147661</text:p>
          </table:table-cell>
          <table:table-cell office:value-type="float" office:value="2.617E-3" table:style-name="ce4">
            <text:p>0.00261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7000" table:style-name="ce5">
            <text:p>17,000</text:p>
          </table:table-cell>
          <table:table-cell office:value-type="float" office:value="1.278262" table:style-name="ce4">
            <text:p>1.278262</text:p>
          </table:table-cell>
          <table:table-cell office:value-type="float" office:value="2.6649999999999998E-3" table:style-name="ce4">
            <text:p>0.00266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8000" table:style-name="ce5">
            <text:p>18,000</text:p>
          </table:table-cell>
          <table:table-cell office:value-type="float" office:value="1.461668" table:style-name="ce4">
            <text:p>1.461668</text:p>
          </table:table-cell>
          <table:table-cell office:value-type="float" office:value="2.9320000000000001E-3" table:style-name="ce4">
            <text:p>0.00293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9000" table:style-name="ce5">
            <text:p>19,000</text:p>
          </table:table-cell>
          <table:table-cell office:value-type="float" office:value="1.6844589999999999" table:style-name="ce4">
            <text:p>1.684459</text:p>
          </table:table-cell>
          <table:table-cell office:value-type="float" office:value="3.039E-3" table:style-name="ce4">
            <text:p>0.00303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0000" table:style-name="ce5">
            <text:p>20,000</text:p>
          </table:table-cell>
          <table:table-cell office:value-type="float" office:value="1.7923169999999999" table:style-name="ce4">
            <text:p>1.792317</text:p>
          </table:table-cell>
          <table:table-cell office:value-type="float" office:value="3.2529999999999998E-3" table:style-name="ce4">
            <text:p>0.00325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1000" table:style-name="ce5">
            <text:p>21,000</text:p>
          </table:table-cell>
          <table:table-cell office:value-type="float" office:value="1.9768250000000001" table:style-name="ce4">
            <text:p>1.976825</text:p>
          </table:table-cell>
          <table:table-cell office:value-type="float" office:value="6.7149999999999996E-3" table:style-name="ce4">
            <text:p>0.00671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2000" table:style-name="ce5">
            <text:p>22,000</text:p>
          </table:table-cell>
          <table:table-cell office:value-type="float" office:value="2.1733039999999999" table:style-name="ce4">
            <text:p>2.173304</text:p>
          </table:table-cell>
          <table:table-cell office:value-type="float" office:value="3.5500000000000002E-3" table:style-name="ce4">
            <text:p>0.0035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3000" table:style-name="ce5">
            <text:p>23,000</text:p>
          </table:table-cell>
          <table:table-cell office:value-type="float" office:value="2.3896480000000002" table:style-name="ce4">
            <text:p>2.389648</text:p>
          </table:table-cell>
          <table:table-cell office:value-type="float" office:value="3.771E-3" table:style-name="ce4">
            <text:p>0.00377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4000" table:style-name="ce5">
            <text:p>24,000</text:p>
          </table:table-cell>
          <table:table-cell office:value-type="float" office:value="2.600743" table:style-name="ce4">
            <text:p>2.600743</text:p>
          </table:table-cell>
          <table:table-cell office:value-type="float" office:value="3.9890000000000004E-3" table:style-name="ce4">
            <text:p>0.00398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5000" table:style-name="ce5">
            <text:p>25,000</text:p>
          </table:table-cell>
          <table:table-cell office:value-type="float" office:value="2.8470089999999999" table:style-name="ce4">
            <text:p>2.847009</text:p>
          </table:table-cell>
          <table:table-cell office:value-type="float" office:value="4.1640000000000002E-3" table:style-name="ce4">
            <text:p>0.00416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6000" table:style-name="ce5">
            <text:p>26,000</text:p>
          </table:table-cell>
          <table:table-cell office:value-type="float" office:value="3.0595970000000001" table:style-name="ce4">
            <text:p>3.059597</text:p>
          </table:table-cell>
          <table:table-cell office:value-type="float" office:value="4.3870000000000003E-3" table:style-name="ce4">
            <text:p>0.00438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7000" table:style-name="ce5">
            <text:p>27,000</text:p>
          </table:table-cell>
          <table:table-cell office:value-type="float" office:value="3.6375280000000001" table:style-name="ce4">
            <text:p>3.637528</text:p>
          </table:table-cell>
          <table:table-cell office:value-type="float" office:value="4.5380000000000004E-3" table:style-name="ce4">
            <text:p>0.00453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8000" table:style-name="ce5">
            <text:p>28,000</text:p>
          </table:table-cell>
          <table:table-cell office:value-type="float" office:value="3.8751570000000002" table:style-name="ce4">
            <text:p>3.875157</text:p>
          </table:table-cell>
          <table:table-cell office:value-type="float" office:value="4.6389999999999999E-3" table:style-name="ce4">
            <text:p>0.00463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9000" table:style-name="ce5">
            <text:p>29,000</text:p>
          </table:table-cell>
          <table:table-cell office:value-type="float" office:value="3.8600180000000002" table:style-name="ce4">
            <text:p>3.860018</text:p>
          </table:table-cell>
          <table:table-cell office:value-type="float" office:value="5.195E-3" table:style-name="ce4">
            <text:p>0.00519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0000" table:style-name="ce5">
            <text:p>30,000</text:p>
          </table:table-cell>
          <table:table-cell office:value-type="float" office:value="4.1499649999999999" table:style-name="ce4">
            <text:p>4.149965</text:p>
          </table:table-cell>
          <table:table-cell office:value-type="float" office:value="4.9880000000000002E-3" table:style-name="ce4">
            <text:p>0.00498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1000" table:style-name="ce5">
            <text:p>31,000</text:p>
          </table:table-cell>
          <table:table-cell office:value-type="float" office:value="4.8191800000000002" table:style-name="ce4">
            <text:p>4.81918</text:p>
          </table:table-cell>
          <table:table-cell office:value-type="float" office:value="5.176E-3" table:style-name="ce4">
            <text:p>0.00517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2000" table:style-name="ce5">
            <text:p>32,000</text:p>
          </table:table-cell>
          <table:table-cell office:value-type="float" office:value="4.9839070000000003" table:style-name="ce4">
            <text:p>4.983907</text:p>
          </table:table-cell>
          <table:table-cell office:value-type="float" office:value="5.3400000000000001E-3" table:style-name="ce4">
            <text:p>0.0053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3000" table:style-name="ce5">
            <text:p>33,000</text:p>
          </table:table-cell>
          <table:table-cell office:value-type="float" office:value="5.5154230000000002" table:style-name="ce4">
            <text:p>5.515423</text:p>
          </table:table-cell>
          <table:table-cell office:value-type="float" office:value="5.6550000000000003E-3" table:style-name="ce4">
            <text:p>0.00565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4000" table:style-name="ce5">
            <text:p>34,000</text:p>
          </table:table-cell>
          <table:table-cell office:value-type="float" office:value="5.5807510000000002" table:style-name="ce4">
            <text:p>5.580751</text:p>
          </table:table-cell>
          <table:table-cell office:value-type="float" office:value="5.901E-3" table:style-name="ce4">
            <text:p>0.00590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5000" table:style-name="ce5">
            <text:p>35,000</text:p>
          </table:table-cell>
          <table:table-cell office:value-type="float" office:value="5.5699670000000001" table:style-name="ce4">
            <text:p>5.569967</text:p>
          </table:table-cell>
          <table:table-cell office:value-type="float" office:value="5.9309999999999996E-3" table:style-name="ce4">
            <text:p>0.00593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6000" table:style-name="ce5">
            <text:p>36,000</text:p>
          </table:table-cell>
          <table:table-cell office:value-type="float" office:value="6.5813040000000003" table:style-name="ce4">
            <text:p>6.581304</text:p>
          </table:table-cell>
          <table:table-cell office:value-type="float" office:value="5.9919999999999999E-3" table:style-name="ce4">
            <text:p>0.00599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7000" table:style-name="ce5">
            <text:p>37,000</text:p>
          </table:table-cell>
          <table:table-cell office:value-type="float" office:value="6.2982250000000004" table:style-name="ce4">
            <text:p>6.298225</text:p>
          </table:table-cell>
          <table:table-cell office:value-type="float" office:value="8.8260000000000005E-3" table:style-name="ce4">
            <text:p>0.00882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8000" table:style-name="ce5">
            <text:p>38,000</text:p>
          </table:table-cell>
          <table:table-cell office:value-type="float" office:value="7.1791229999999997" table:style-name="ce4">
            <text:p>7.179123</text:p>
          </table:table-cell>
          <table:table-cell office:value-type="float" office:value="6.5510000000000004E-3" table:style-name="ce4">
            <text:p>0.00655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9000" table:style-name="ce5">
            <text:p>39,000</text:p>
          </table:table-cell>
          <table:table-cell office:value-type="float" office:value="7.0396640000000001" table:style-name="ce4">
            <text:p>7.039664</text:p>
          </table:table-cell>
          <table:table-cell office:value-type="float" office:value="6.6150000000000002E-3" table:style-name="ce4">
            <text:p>0.00661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0000" table:style-name="ce5">
            <text:p>40,000</text:p>
          </table:table-cell>
          <table:table-cell office:value-type="float" office:value="7.4219200000000001" table:style-name="ce4">
            <text:p>7.42192</text:p>
          </table:table-cell>
          <table:table-cell office:value-type="float" office:value="6.8349999999999999E-3" table:style-name="ce4">
            <text:p>0.00683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1000" table:style-name="ce5">
            <text:p>41,000</text:p>
          </table:table-cell>
          <table:table-cell office:value-type="float" office:value="8.2082999999999995" table:style-name="ce4">
            <text:p>8.2083</text:p>
          </table:table-cell>
          <table:table-cell office:value-type="float" office:value="6.973E-3" table:style-name="ce4">
            <text:p>0.00697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2000" table:style-name="ce5">
            <text:p>42,000</text:p>
          </table:table-cell>
          <table:table-cell office:value-type="float" office:value="8.5287299999999995" table:style-name="ce4">
            <text:p>8.52873</text:p>
          </table:table-cell>
          <table:table-cell office:value-type="float" office:value="7.1859999999999997E-3" table:style-name="ce4">
            <text:p>0.00718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3000" table:style-name="ce5">
            <text:p>43,000</text:p>
          </table:table-cell>
          <table:table-cell office:value-type="float" office:value="9.0306770000000007" table:style-name="ce4">
            <text:p>9.030677</text:p>
          </table:table-cell>
          <table:table-cell office:value-type="float" office:value="1.6202000000000001E-2" table:style-name="ce4">
            <text:p>0.01620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4000" table:style-name="ce5">
            <text:p>44,000</text:p>
          </table:table-cell>
          <table:table-cell office:value-type="float" office:value="9.0182610000000007" table:style-name="ce4">
            <text:p>9.018261</text:p>
          </table:table-cell>
          <table:table-cell office:value-type="float" office:value="7.5669999999999999E-3" table:style-name="ce4">
            <text:p>0.00756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5000" table:style-name="ce5">
            <text:p>45,000</text:p>
          </table:table-cell>
          <table:table-cell office:value-type="float" office:value="9.5568950000000008" table:style-name="ce4">
            <text:p>9.556895</text:p>
          </table:table-cell>
          <table:table-cell office:value-type="float" office:value="7.7609999999999997E-3" table:style-name="ce4">
            <text:p>0.00776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6000" table:style-name="ce5">
            <text:p>46,000</text:p>
          </table:table-cell>
          <table:table-cell office:value-type="float" office:value="9.8616849999999996" table:style-name="ce4">
            <text:p>9.861685</text:p>
          </table:table-cell>
          <table:table-cell office:value-type="float" office:value="8.0129999999999993E-3" table:style-name="ce4">
            <text:p>0.00801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7000" table:style-name="ce5">
            <text:p>47,000</text:p>
          </table:table-cell>
          <table:table-cell office:value-type="float" office:value="10.540341" table:style-name="ce4">
            <text:p>10.540341</text:p>
          </table:table-cell>
          <table:table-cell office:value-type="float" office:value="1.7401E-2" table:style-name="ce4">
            <text:p>0.01740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8000" table:style-name="ce5">
            <text:p>48,000</text:p>
          </table:table-cell>
          <table:table-cell office:value-type="float" office:value="11.220188" table:style-name="ce4">
            <text:p>11.220188</text:p>
          </table:table-cell>
          <table:table-cell office:value-type="float" office:value="8.2369999999999995E-3" table:style-name="ce4">
            <text:p>0.00823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9000" table:style-name="ce5">
            <text:p>49,000</text:p>
          </table:table-cell>
          <table:table-cell office:value-type="float" office:value="11.15874" table:style-name="ce4">
            <text:p>11.15874</text:p>
          </table:table-cell>
          <table:table-cell office:value-type="float" office:value="8.5009999999999999E-3" table:style-name="ce4">
            <text:p>0.00850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0000" table:style-name="ce5">
            <text:p>50,000</text:p>
          </table:table-cell>
          <table:table-cell office:value-type="float" office:value="11.868256000000001" table:style-name="ce4">
            <text:p>11.868256</text:p>
          </table:table-cell>
          <table:table-cell office:value-type="float" office:value="8.5129999999999997E-3" table:style-name="ce4">
            <text:p>0.00851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5000" table:style-name="ce5">
            <text:p>55,000</text:p>
          </table:table-cell>
          <table:table-cell office:value-type="float" office:value="14.37453" table:style-name="ce4">
            <text:p>14.37453</text:p>
          </table:table-cell>
          <table:table-cell office:value-type="float" office:value="9.6640000000000007E-3" table:style-name="ce4">
            <text:p>0.00966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0000" table:style-name="ce5">
            <text:p>60,000</text:p>
          </table:table-cell>
          <table:table-cell office:value-type="float" office:value="16.831454000000001" table:style-name="ce4">
            <text:p>16.831454</text:p>
          </table:table-cell>
          <table:table-cell office:value-type="float" office:value="1.0544E-2" table:style-name="ce4">
            <text:p>0.01054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5000" table:style-name="ce5">
            <text:p>65,000</text:p>
          </table:table-cell>
          <table:table-cell office:value-type="float" office:value="20.020852000000001" table:style-name="ce4">
            <text:p>20.020852</text:p>
          </table:table-cell>
          <table:table-cell office:value-type="float" office:value="1.1481E-2" table:style-name="ce4">
            <text:p>0.01148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0000" table:style-name="ce5">
            <text:p>70,000</text:p>
          </table:table-cell>
          <table:table-cell office:value-type="float" office:value="23.564772000000001" table:style-name="ce4">
            <text:p>23.564772</text:p>
          </table:table-cell>
          <table:table-cell office:value-type="float" office:value="1.2668E-2" table:style-name="ce4">
            <text:p>0.01266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5000" table:style-name="ce5">
            <text:p>75,000</text:p>
          </table:table-cell>
          <table:table-cell office:value-type="float" office:value="27.499172999999999" table:style-name="ce4">
            <text:p>27.499173</text:p>
          </table:table-cell>
          <table:table-cell office:value-type="float" office:value="1.3132E-2" table:style-name="ce4">
            <text:p>0.01313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0000" table:style-name="ce5">
            <text:p>80,000</text:p>
          </table:table-cell>
          <table:table-cell office:value-type="float" office:value="30.743416" table:style-name="ce4">
            <text:p>30.743416</text:p>
          </table:table-cell>
          <table:table-cell office:value-type="float" office:value="1.4468E-2" table:style-name="ce4">
            <text:p>0.01446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5000" table:style-name="ce5">
            <text:p>85,000</text:p>
          </table:table-cell>
          <table:table-cell office:value-type="float" office:value="34.818998999999998" table:style-name="ce4">
            <text:p>34.818999</text:p>
          </table:table-cell>
          <table:table-cell office:value-type="float" office:value="1.5146E-2" table:style-name="ce4">
            <text:p>0.01514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0000" table:style-name="ce5">
            <text:p>90,000</text:p>
          </table:table-cell>
          <table:table-cell office:value-type="float" office:value="38.917656999999998" table:style-name="ce4">
            <text:p>38.917657</text:p>
          </table:table-cell>
          <table:table-cell office:value-type="float" office:value="1.6184E-2" table:style-name="ce4">
            <text:p>0.01618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5000" table:style-name="ce5">
            <text:p>95,000</text:p>
          </table:table-cell>
          <table:table-cell office:value-type="float" office:value="43.616455999999999" table:style-name="ce4">
            <text:p>43.616456</text:p>
          </table:table-cell>
          <table:table-cell office:value-type="float" office:value="1.7826999999999999E-2" table:style-name="ce4">
            <text:p>0.01782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00000" table:style-name="ce5">
            <text:p>100,000</text:p>
          </table:table-cell>
          <table:table-cell office:value-type="float" office:value="47.667619999999999" table:style-name="ce4">
            <text:p>47.66762</text:p>
          </table:table-cell>
          <table:table-cell office:value-type="float" office:value="2.4729999999999999E-2" table:style-name="ce4">
            <text:p>0.0247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10000" table:style-name="ce5">
            <text:p>110,000</text:p>
          </table:table-cell>
          <table:table-cell office:value-type="float" office:value="58.421066000000003" table:style-name="ce4">
            <text:p>58.421066</text:p>
          </table:table-cell>
          <table:table-cell office:value-type="float" office:value="2.0254000000000001E-2" table:style-name="ce4">
            <text:p>0.02025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20000" table:style-name="ce5">
            <text:p>120,000</text:p>
          </table:table-cell>
          <table:table-cell office:value-type="float" office:value="70.585695000000001" table:style-name="ce4">
            <text:p>70.585695</text:p>
          </table:table-cell>
          <table:table-cell office:value-type="float" office:value="2.1885000000000002E-2" table:style-name="ce4">
            <text:p>0.02188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30000" table:style-name="ce5">
            <text:p>130,000</text:p>
          </table:table-cell>
          <table:table-cell office:value-type="float" office:value="80.885878000000005" table:style-name="ce4">
            <text:p>80.885878</text:p>
          </table:table-cell>
          <table:table-cell office:value-type="float" office:value="2.4058E-2" table:style-name="ce4">
            <text:p>0.02405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40000" table:style-name="ce5">
            <text:p>140,000</text:p>
          </table:table-cell>
          <table:table-cell office:value-type="float" office:value="95.710481999999999" table:style-name="ce4">
            <text:p>95.710482</text:p>
          </table:table-cell>
          <table:table-cell office:value-type="float" office:value="2.6065000000000001E-2" table:style-name="ce4">
            <text:p>0.02606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50000" table:style-name="ce5">
            <text:p>150,000</text:p>
          </table:table-cell>
          <table:table-cell office:value-type="float" office:value="108.802587" table:style-name="ce4">
            <text:p>108.802587</text:p>
          </table:table-cell>
          <table:table-cell office:value-type="float" office:value="2.9727E-2" table:style-name="ce4">
            <text:p>0.02972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60000" table:style-name="ce5">
            <text:p>160,000</text:p>
          </table:table-cell>
          <table:table-cell office:value-type="float" office:value="125.315141" table:style-name="ce4">
            <text:p>125.315141</text:p>
          </table:table-cell>
          <table:table-cell office:value-type="float" office:value="2.9586999999999999E-2" table:style-name="ce4">
            <text:p>0.02958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70000" table:style-name="ce5">
            <text:p>170,000</text:p>
          </table:table-cell>
          <table:table-cell office:value-type="float" office:value="141.308877" table:style-name="ce4">
            <text:p>141.308877</text:p>
          </table:table-cell>
          <table:table-cell office:value-type="float" office:value="5.9921000000000002E-2" table:style-name="ce4">
            <text:p>0.05992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80000" table:style-name="ce5">
            <text:p>180,000</text:p>
          </table:table-cell>
          <table:table-cell office:value-type="float" office:value="162.635469" table:style-name="ce4">
            <text:p>162.635469</text:p>
          </table:table-cell>
          <table:table-cell office:value-type="float" office:value="3.3249000000000001E-2" table:style-name="ce4">
            <text:p>0.03324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90000" table:style-name="ce5">
            <text:p>190,000</text:p>
          </table:table-cell>
          <table:table-cell office:value-type="float" office:value="181.74377799999999" table:style-name="ce4">
            <text:p>181.743778</text:p>
          </table:table-cell>
          <table:table-cell office:value-type="float" office:value="3.5832000000000003E-2" table:style-name="ce4">
            <text:p>0.03583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00000" table:style-name="ce5">
            <text:p>200,000</text:p>
          </table:table-cell>
          <table:table-cell office:value-type="float" office:value="197.62035299999999" table:style-name="ce4">
            <text:p>197.620353</text:p>
          </table:table-cell>
          <table:table-cell office:value-type="float" office:value="3.7184000000000002E-2" table:style-name="ce4">
            <text:p>0.03718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10000" table:style-name="ce5">
            <text:p>210,000</text:p>
          </table:table-cell>
          <table:table-cell office:value-type="float" office:value="227.38143099999999" table:style-name="ce4">
            <text:p>227.381431</text:p>
          </table:table-cell>
          <table:table-cell office:value-type="float" office:value="3.9119000000000001E-2" table:style-name="ce4">
            <text:p>0.03911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20000" table:style-name="ce5">
            <text:p>220,000</text:p>
          </table:table-cell>
          <table:table-cell office:value-type="float" office:value="248.214935" table:style-name="ce4">
            <text:p>248.214935</text:p>
          </table:table-cell>
          <table:table-cell office:value-type="float" office:value="4.1836999999999999E-2" table:style-name="ce4">
            <text:p>0.04183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30000" table:style-name="ce5">
            <text:p>230,000</text:p>
          </table:table-cell>
          <table:table-cell office:value-type="float" office:value="269.29102599999999" table:style-name="ce4">
            <text:p>269.291026</text:p>
          </table:table-cell>
          <table:table-cell office:value-type="float" office:value="4.2855999999999998E-2" table:style-name="ce4">
            <text:p>0.04285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40000" table:style-name="ce5">
            <text:p>240,000</text:p>
          </table:table-cell>
          <table:table-cell office:value-type="float" office:value="298.93763100000001" table:style-name="ce4">
            <text:p>298.937631</text:p>
          </table:table-cell>
          <table:table-cell office:value-type="float" office:value="4.6743E-2" table:style-name="ce4">
            <text:p>0.04674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50000" table:style-name="ce5">
            <text:p>250,000</text:p>
          </table:table-cell>
          <table:table-cell office:value-type="float" office:value="340.96011600000003" table:style-name="ce4">
            <text:p>340.960116</text:p>
          </table:table-cell>
          <table:table-cell office:value-type="float" office:value="4.6871999999999997E-2" table:style-name="ce4">
            <text:p>0.04687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60000" table:style-name="ce5">
            <text:p>260,000</text:p>
          </table:table-cell>
          <table:table-cell office:value-type="float" office:value="359.44453900000002" table:style-name="ce4">
            <text:p>359.444539</text:p>
          </table:table-cell>
          <table:table-cell office:value-type="float" office:value="4.8953999999999998E-2" table:style-name="ce4">
            <text:p>0.04895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70000" table:style-name="ce5">
            <text:p>270,000</text:p>
          </table:table-cell>
          <table:table-cell office:value-type="float" office:value="390.721023" table:style-name="ce4">
            <text:p>390.721023</text:p>
          </table:table-cell>
          <table:table-cell office:value-type="float" office:value="5.0802E-2" table:style-name="ce4">
            <text:p>0.05080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80000" table:style-name="ce5">
            <text:p>280,000</text:p>
          </table:table-cell>
          <table:table-cell office:value-type="float" office:value="432.48813899999999" table:style-name="ce4">
            <text:p>432.488139</text:p>
          </table:table-cell>
          <table:table-cell office:value-type="float" office:value="5.4191999999999997E-2" table:style-name="ce4">
            <text:p>0.05419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90000" table:style-name="ce5">
            <text:p>290,000</text:p>
          </table:table-cell>
          <table:table-cell office:value-type="float" office:value="467.13138600000002" table:style-name="ce4">
            <text:p>467.131386</text:p>
          </table:table-cell>
          <table:table-cell office:value-type="float" office:value="5.5620999999999997E-2" table:style-name="ce4">
            <text:p>0.05562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00000" table:style-name="ce5">
            <text:p>300,000</text:p>
          </table:table-cell>
          <table:table-cell office:value-type="float" office:value="483.32614899999999" table:style-name="ce4">
            <text:p>483.326149</text:p>
          </table:table-cell>
          <table:table-cell office:value-type="float" office:value="0.11876100000000001" table:style-name="ce4">
            <text:p>0.11876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50000" table:style-name="ce5">
            <text:p>350,000</text:p>
          </table:table-cell>
          <table:table-cell office:value-type="float" office:value="657.64436899999998" table:style-name="ce4">
            <text:p>657.644369</text:p>
          </table:table-cell>
          <table:table-cell office:value-type="float" office:value="6.6270999999999997E-2" table:style-name="ce4">
            <text:p>0.06627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00000" table:style-name="ce5">
            <text:p>400,000</text:p>
          </table:table-cell>
          <table:table-cell office:value-type="float" office:value="877.45654300000001" table:style-name="ce4">
            <text:p>877.456543</text:p>
          </table:table-cell>
          <table:table-cell office:value-type="float" office:value="7.6246999999999995E-2" table:style-name="ce4">
            <text:p>0.07624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50000" table:style-name="ce5">
            <text:p>450,000</text:p>
          </table:table-cell>
          <table:table-cell office:value-type="float" office:value="1115.485105" table:style-name="ce4">
            <text:p>1115.485105</text:p>
          </table:table-cell>
          <table:table-cell office:value-type="float" office:value="9.0162999999999993E-2" table:style-name="ce4">
            <text:p>0.09016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00000" table:style-name="ce5">
            <text:p>500,000</text:p>
          </table:table-cell>
          <table:table-cell office:value-type="float" office:value="1357.293574" table:style-name="ce4">
            <text:p>1357.293574</text:p>
          </table:table-cell>
          <table:table-cell office:value-type="float" office:value="9.6989000000000006E-2" table:style-name="ce4">
            <text:p>0.09698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50000" table:style-name="ce5">
            <text:p>550,000</text:p>
          </table:table-cell>
          <table:table-cell office:value-type="float" office:value="1644.4205910000001" table:style-name="ce4">
            <text:p>1644.420591</text:p>
          </table:table-cell>
          <table:table-cell office:value-type="float" office:value="0.107485" table:style-name="ce4">
            <text:p>0.10748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00000" table:style-name="ce5">
            <text:p>600,000</text:p>
          </table:table-cell>
          <table:table-cell office:value-type="float" office:value="1963.2492159999999" table:style-name="ce4">
            <text:p>1963.249216</text:p>
          </table:table-cell>
          <table:table-cell office:value-type="float" office:value="0.116298" table:style-name="ce4">
            <text:p>0.11629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50000" table:style-name="ce5">
            <text:p>650,000</text:p>
          </table:table-cell>
          <table:table-cell office:value-type="float" office:value="2253.3928070000002" table:style-name="ce4">
            <text:p>2253.392807</text:p>
          </table:table-cell>
          <table:table-cell office:value-type="float" office:value="0.12543299999999999" table:style-name="ce4">
            <text:p>0.12543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00000" table:style-name="ce5">
            <text:p>700,000</text:p>
          </table:table-cell>
          <table:table-cell office:value-type="float" office:value="2655.2434699999999" table:style-name="ce4">
            <text:p>2655.24347</text:p>
          </table:table-cell>
          <table:table-cell office:value-type="float" office:value="0.17136699999999999" table:style-name="ce4">
            <text:p>0.17136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50000" table:style-name="ce5">
            <text:p>750,000</text:p>
          </table:table-cell>
          <table:table-cell office:value-type="float" office:value="3122.9515489999999" table:style-name="ce4">
            <text:p>3122.951549</text:p>
          </table:table-cell>
          <table:table-cell office:value-type="float" office:value="0.26099699999999998" table:style-name="ce4">
            <text:p>0.26099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00000" table:style-name="ce5">
            <text:p>800,000</text:p>
          </table:table-cell>
          <table:table-cell office:value-type="float" office:value="3487.9040030000001" table:style-name="ce4">
            <text:p>3487.904003</text:p>
          </table:table-cell>
          <table:table-cell office:value-type="float" office:value="0.15731600000000001" table:style-name="ce4">
            <text:p>0.15731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50000" table:style-name="ce5">
            <text:p>850,000</text:p>
          </table:table-cell>
          <table:table-cell office:value-type="float" office:value="3995.9708179999998" table:style-name="ce4">
            <text:p>3995.970818</text:p>
          </table:table-cell>
          <table:table-cell office:value-type="float" office:value="0.21260799999999999" table:style-name="ce4">
            <text:p>0.21260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00000" table:style-name="ce5">
            <text:p>900,000</text:p>
          </table:table-cell>
          <table:table-cell office:value-type="float" office:value="4470.3990199999998" table:style-name="ce4">
            <text:p>4470.39902</text:p>
          </table:table-cell>
          <table:table-cell office:value-type="float" office:value="0.17688599999999999" table:style-name="ce4">
            <text:p>0.17688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50000" table:style-name="ce5">
            <text:p>950,000</text:p>
          </table:table-cell>
          <table:table-cell office:value-type="float" office:value="4989.2472459999999" table:style-name="ce4">
            <text:p>4989.247246</text:p>
          </table:table-cell>
          <table:table-cell office:value-type="float" office:value="0.191273" table:style-name="ce4">
            <text:p>0.19127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000000" table:style-name="ce5">
            <text:p>1,000,000</text:p>
          </table:table-cell>
          <table:table-cell office:value-type="float" office:value="5584.2544989999997" table:style-name="ce4">
            <text:p>5584.254499</text:p>
          </table:table-cell>
          <table:table-cell office:value-type="float" office:value="0.29149900000000001" table:style-name="ce4">
            <text:p>0.29149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100000" table:style-name="ce5">
            <text:p>1,100,000</text:p>
          </table:table-cell>
          <table:table-cell office:value-type="float" office:value="6637.2222519999996" table:style-name="ce4">
            <text:p>6637.222252</text:p>
          </table:table-cell>
          <table:table-cell office:value-type="float" office:value="0.47103899999999999" table:style-name="ce4">
            <text:p>0.47103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200000" table:style-name="ce5">
            <text:p>1,200,000</text:p>
          </table:table-cell>
          <table:table-cell office:value-type="float" office:value="8045.9536820000003" table:style-name="ce4">
            <text:p>8045.953682</text:p>
          </table:table-cell>
          <table:table-cell office:value-type="float" office:value="0.239454" table:style-name="ce4">
            <text:p>0.23945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300000" table:style-name="ce5">
            <text:p>1,300,000</text:p>
          </table:table-cell>
          <table:table-cell office:value-type="float" office:value="10169.383378" table:style-name="ce4">
            <text:p>10169.38338</text:p>
          </table:table-cell>
          <table:table-cell office:value-type="float" office:value="0.26128899999999999" table:style-name="ce4">
            <text:p>0.26128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400000" table:style-name="ce5">
            <text:p>1,400,000</text:p>
          </table:table-cell>
          <table:table-cell office:value-type="float" office:value="12053.658798" table:style-name="ce4">
            <text:p>12053.6588</text:p>
          </table:table-cell>
          <table:table-cell office:value-type="float" office:value="0.279478" table:style-name="ce4">
            <text:p>0.279478</text:p>
          </table:table-cell>
          <table:table-cell table:number-columns-repeated="16381" table:style-name="ce1"/>
        </table:table-row>
        <table:table-row table:style-name="ro2">
          <table:table-cell office:value-type="float" office:value="1500000" table:style-name="ce5">
            <text:p>1,500,000</text:p>
          </table:table-cell>
          <table:table-cell office:value-type="float" office:value="13798.854122999999" table:style-name="ce4">
            <text:p>13798.85412</text:p>
          </table:table-cell>
          <table:table-cell office:value-type="float" office:value="0.31560199999999999" table:style-name="ce4">
            <text:p>0.31560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600000" table:style-name="ce6">
            <text:p>1,600,000</text:p>
          </table:table-cell>
          <table:table-cell office:value-type="float" office:value="15205.680544000001" table:style-name="ce7">
            <text:p>15205.68054</text:p>
          </table:table-cell>
          <table:table-cell office:value-type="float" office:value="0.32599" table:style-name="ce7">
            <text:p>0.3259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700000" table:style-name="ce8">
            <text:p>1,700,000</text:p>
          </table:table-cell>
          <table:table-cell table:style-name="ce4"/>
          <table:table-cell office:value-type="float" office:value="0.55532700000000002" table:style-name="ce4">
            <text:p>0.555327</text:p>
          </table:table-cell>
          <table:table-cell table:number-columns-repeated="16381" table:style-name="ce1"/>
        </table:table-row>
        <table:table-row table:style-name="ro2">
          <table:table-cell office:value-type="float" office:value="1800000" table:style-name="ce8">
            <text:p>1,800,000</text:p>
          </table:table-cell>
          <table:table-cell table:style-name="ce4"/>
          <table:table-cell office:value-type="float" office:value="0.43106299999999997" table:style-name="ce4">
            <text:p>0.431063</text:p>
          </table:table-cell>
          <table:table-cell table:number-columns-repeated="16381" table:style-name="ce1"/>
        </table:table-row>
        <table:table-row table:style-name="ro2">
          <table:table-cell office:value-type="float" office:value="1900000" table:style-name="ce8">
            <text:p>1,900,000</text:p>
          </table:table-cell>
          <table:table-cell table:style-name="ce4"/>
          <table:table-cell office:value-type="float" office:value="0.52433399999999997" table:style-name="ce4">
            <text:p>0.524334</text:p>
          </table:table-cell>
          <table:table-cell table:number-columns-repeated="16381" table:style-name="ce1"/>
        </table:table-row>
        <table:table-row table:style-name="ro2">
          <table:table-cell office:value-type="float" office:value="2000000" table:style-name="ce8">
            <text:p>2,000,000</text:p>
          </table:table-cell>
          <table:table-cell table:style-name="ce4"/>
          <table:table-cell office:value-type="float" office:value="0.67423900000000003" table:style-name="ce4">
            <text:p>0.674239</text:p>
          </table:table-cell>
          <table:table-cell table:number-columns-repeated="16381" table:style-name="ce1"/>
        </table:table-row>
        <table:table-row table:style-name="ro2">
          <table:table-cell office:value-type="float" office:value="2100000" table:style-name="ce8">
            <text:p>2,100,000</text:p>
          </table:table-cell>
          <table:table-cell table:style-name="ce4"/>
          <table:table-cell office:value-type="float" office:value="0.70844200000000002" table:style-name="ce4">
            <text:p>0.708442</text:p>
          </table:table-cell>
          <table:table-cell table:number-columns-repeated="16381" table:style-name="ce1"/>
        </table:table-row>
        <table:table-row table:style-name="ro2">
          <table:table-cell office:value-type="float" office:value="2200000" table:style-name="ce8">
            <text:p>2,200,000</text:p>
          </table:table-cell>
          <table:table-cell table:style-name="ce4"/>
          <table:table-cell office:value-type="float" office:value="0.50071600000000005" table:style-name="ce4">
            <text:p>0.500716</text:p>
          </table:table-cell>
          <table:table-cell table:number-columns-repeated="16381" table:style-name="ce1"/>
        </table:table-row>
        <table:table-row table:style-name="ro2">
          <table:table-cell office:value-type="float" office:value="2300000" table:style-name="ce8">
            <text:p>2,300,000</text:p>
          </table:table-cell>
          <table:table-cell table:style-name="ce4"/>
          <table:table-cell office:value-type="float" office:value="0.53539899999999996" table:style-name="ce4">
            <text:p>0.535399</text:p>
          </table:table-cell>
          <table:table-cell table:number-columns-repeated="16381" table:style-name="ce1"/>
        </table:table-row>
        <table:table-row table:style-name="ro2">
          <table:table-cell office:value-type="float" office:value="2400000" table:style-name="ce8">
            <text:p>2,400,000</text:p>
          </table:table-cell>
          <table:table-cell table:style-name="ce4"/>
          <table:table-cell office:value-type="float" office:value="0.62719499999999995" table:style-name="ce4">
            <text:p>0.627195</text:p>
          </table:table-cell>
          <table:table-cell table:number-columns-repeated="16381" table:style-name="ce1"/>
        </table:table-row>
        <table:table-row table:style-name="ro2">
          <table:table-cell office:value-type="float" office:value="2500000" table:style-name="ce8">
            <text:p>2,500,000</text:p>
          </table:table-cell>
          <table:table-cell table:style-name="ce4"/>
          <table:table-cell office:value-type="float" office:value="0.56917899999999999" table:style-name="ce4">
            <text:p>0.569179</text:p>
          </table:table-cell>
          <table:table-cell table:number-columns-repeated="16381" table:style-name="ce1"/>
        </table:table-row>
        <table:table-row table:style-name="ro2">
          <table:table-cell office:value-type="float" office:value="2600000" table:style-name="ce8">
            <text:p>2,600,000</text:p>
          </table:table-cell>
          <table:table-cell table:style-name="ce4"/>
          <table:table-cell office:value-type="float" office:value="0.71730000000000005" table:style-name="ce4">
            <text:p>0.7173</text:p>
          </table:table-cell>
          <table:table-cell table:number-columns-repeated="16381" table:style-name="ce1"/>
        </table:table-row>
        <table:table-row table:style-name="ro2">
          <table:table-cell office:value-type="float" office:value="2700000" table:style-name="ce8">
            <text:p>2,700,000</text:p>
          </table:table-cell>
          <table:table-cell table:style-name="ce4"/>
          <table:table-cell office:value-type="float" office:value="0.58243299999999998" table:style-name="ce4">
            <text:p>0.582433</text:p>
          </table:table-cell>
          <table:table-cell table:number-columns-repeated="16381" table:style-name="ce1"/>
        </table:table-row>
        <table:table-row table:style-name="ro2">
          <table:table-cell office:value-type="float" office:value="2800000" table:style-name="ce8">
            <text:p>2,800,000</text:p>
          </table:table-cell>
          <table:table-cell table:style-name="ce4"/>
          <table:table-cell office:value-type="float" office:value="1.0920479999999999" table:style-name="ce4">
            <text:p>1.092048</text:p>
          </table:table-cell>
          <table:table-cell table:number-columns-repeated="16381" table:style-name="ce1"/>
        </table:table-row>
        <table:table-row table:style-name="ro2">
          <table:table-cell office:value-type="float" office:value="2900000" table:style-name="ce8">
            <text:p>2,900,000</text:p>
          </table:table-cell>
          <table:table-cell table:style-name="ce4"/>
          <table:table-cell office:value-type="float" office:value="1.0691649999999999" table:style-name="ce4">
            <text:p>1.069165</text:p>
          </table:table-cell>
          <table:table-cell table:number-columns-repeated="16381" table:style-name="ce1"/>
        </table:table-row>
        <table:table-row table:style-name="ro2">
          <table:table-cell office:value-type="float" office:value="3000000" table:style-name="ce8">
            <text:p>3,000,000</text:p>
          </table:table-cell>
          <table:table-cell table:style-name="ce4"/>
          <table:table-cell office:value-type="float" office:value="1.0696330000000001" table:style-name="ce4">
            <text:p>1.069633</text:p>
          </table:table-cell>
          <table:table-cell table:number-columns-repeated="16381" table:style-name="ce1"/>
        </table:table-row>
        <table:table-row table:style-name="ro2">
          <table:table-cell office:value-type="float" office:value="3500000" table:style-name="ce8">
            <text:p>3,500,000</text:p>
          </table:table-cell>
          <table:table-cell table:style-name="ce4"/>
          <table:table-cell office:value-type="float" office:value="1.1817489999999999" table:style-name="ce4">
            <text:p>1.181749</text:p>
          </table:table-cell>
          <table:table-cell table:number-columns-repeated="16381" table:style-name="ce1"/>
        </table:table-row>
        <table:table-row table:style-name="ro2">
          <table:table-cell office:value-type="float" office:value="4000000" table:style-name="ce8">
            <text:p>4,000,000</text:p>
          </table:table-cell>
          <table:table-cell table:style-name="ce4"/>
          <table:table-cell office:value-type="float" office:value="1.173287" table:style-name="ce4">
            <text:p>1.173287</text:p>
          </table:table-cell>
          <table:table-cell table:number-columns-repeated="16381" table:style-name="ce1"/>
        </table:table-row>
        <table:table-row table:style-name="ro2">
          <table:table-cell office:value-type="float" office:value="4500000" table:style-name="ce8">
            <text:p>4,500,000</text:p>
          </table:table-cell>
          <table:table-cell table:style-name="ce4"/>
          <table:table-cell office:value-type="float" office:value="1.3181210000000001" table:style-name="ce4">
            <text:p>1.318121</text:p>
          </table:table-cell>
          <table:table-cell table:number-columns-repeated="16381" table:style-name="ce1"/>
        </table:table-row>
        <table:table-row table:style-name="ro2">
          <table:table-cell office:value-type="float" office:value="5000000" table:style-name="ce8">
            <text:p>5,000,000</text:p>
          </table:table-cell>
          <table:table-cell table:style-name="ce4"/>
          <table:table-cell office:value-type="float" office:value="1.6358520000000001" table:style-name="ce4">
            <text:p>1.635852</text:p>
          </table:table-cell>
          <table:table-cell table:number-columns-repeated="16381" table:style-name="ce1"/>
        </table:table-row>
        <table:table-row table:style-name="ro2">
          <table:table-cell office:value-type="float" office:value="5500000" table:style-name="ce8">
            <text:p>5,500,000</text:p>
          </table:table-cell>
          <table:table-cell table:style-name="ce4"/>
          <table:table-cell office:value-type="float" office:value="1.581305" table:style-name="ce4">
            <text:p>1.581305</text:p>
          </table:table-cell>
          <table:table-cell table:number-columns-repeated="16381" table:style-name="ce1"/>
        </table:table-row>
        <table:table-row table:style-name="ro2">
          <table:table-cell office:value-type="float" office:value="6000000" table:style-name="ce8">
            <text:p>6,000,000</text:p>
          </table:table-cell>
          <table:table-cell table:style-name="ce4"/>
          <table:table-cell office:value-type="float" office:value="1.747077" table:style-name="ce4">
            <text:p>1.747077</text:p>
          </table:table-cell>
          <table:table-cell table:number-columns-repeated="16381" table:style-name="ce1"/>
        </table:table-row>
        <table:table-row table:style-name="ro2">
          <table:table-cell office:value-type="float" office:value="6500000" table:style-name="ce8">
            <text:p>6,500,000</text:p>
          </table:table-cell>
          <table:table-cell table:style-name="ce4"/>
          <table:table-cell office:value-type="float" office:value="1.4631940000000001" table:style-name="ce4">
            <text:p>1.463194</text:p>
          </table:table-cell>
          <table:table-cell table:number-columns-repeated="16381" table:style-name="ce1"/>
        </table:table-row>
        <table:table-row table:style-name="ro2">
          <table:table-cell office:value-type="float" office:value="7000000" table:style-name="ce8">
            <text:p>7,000,000</text:p>
          </table:table-cell>
          <table:table-cell table:style-name="ce4"/>
          <table:table-cell office:value-type="float" office:value="1.6533629999999999" table:style-name="ce4">
            <text:p>1.653363</text:p>
          </table:table-cell>
          <table:table-cell table:number-columns-repeated="16381" table:style-name="ce1"/>
        </table:table-row>
        <table:table-row table:style-name="ro2">
          <table:table-cell office:value-type="float" office:value="7500000" table:style-name="ce8">
            <text:p>7,500,000</text:p>
          </table:table-cell>
          <table:table-cell table:style-name="ce4"/>
          <table:table-cell office:value-type="float" office:value="1.906156" table:style-name="ce4">
            <text:p>1.906156</text:p>
          </table:table-cell>
          <table:table-cell table:number-columns-repeated="16381" table:style-name="ce1"/>
        </table:table-row>
        <table:table-row table:style-name="ro2">
          <table:table-cell office:value-type="float" office:value="8000000" table:style-name="ce8">
            <text:p>8,000,000</text:p>
          </table:table-cell>
          <table:table-cell table:style-name="ce4"/>
          <table:table-cell office:value-type="float" office:value="2.1516389999999999" table:style-name="ce4">
            <text:p>2.151639</text:p>
          </table:table-cell>
          <table:table-cell table:number-columns-repeated="16381" table:style-name="ce1"/>
        </table:table-row>
        <table:table-row table:style-name="ro2">
          <table:table-cell office:value-type="float" office:value="8500000" table:style-name="ce8">
            <text:p>8,500,000</text:p>
          </table:table-cell>
          <table:table-cell table:style-name="ce4"/>
          <table:table-cell office:value-type="float" office:value="2.3687130000000001" table:style-name="ce4">
            <text:p>2.368713</text:p>
          </table:table-cell>
          <table:table-cell table:number-columns-repeated="16381" table:style-name="ce1"/>
        </table:table-row>
        <table:table-row table:style-name="ro2">
          <table:table-cell office:value-type="float" office:value="9000000" table:style-name="ce8">
            <text:p>9,000,000</text:p>
          </table:table-cell>
          <table:table-cell table:style-name="ce4"/>
          <table:table-cell office:value-type="float" office:value="2.4947720000000002" table:style-name="ce4">
            <text:p>2.494772</text:p>
          </table:table-cell>
          <table:table-cell table:number-columns-repeated="16381" table:style-name="ce1"/>
        </table:table-row>
        <table:table-row table:style-name="ro2">
          <table:table-cell office:value-type="float" office:value="9500000" table:style-name="ce8">
            <text:p>9,500,000</text:p>
          </table:table-cell>
          <table:table-cell table:style-name="ce4"/>
          <table:table-cell office:value-type="float" office:value="2.1316269999999999" table:style-name="ce4">
            <text:p>2.131627</text:p>
          </table:table-cell>
          <table:table-cell table:number-columns-repeated="16381" table:style-name="ce1"/>
        </table:table-row>
        <table:table-row table:style-name="ro2">
          <table:table-cell office:value-type="float" office:value="10000000" table:style-name="ce8">
            <text:p>10,000,000</text:p>
          </table:table-cell>
          <table:table-cell table:style-name="ce4"/>
          <table:table-cell office:value-type="float" office:value="2.5762900000000002" table:style-name="ce4">
            <text:p>2.57629</text:p>
          </table:table-cell>
          <table:table-cell table:number-columns-repeated="16381" table:style-name="ce1"/>
        </table:table-row>
        <table:table-row table:style-name="ro2">
          <table:table-cell office:value-type="float" office:value="11000000" table:style-name="ce8">
            <text:p>11,000,000</text:p>
          </table:table-cell>
          <table:table-cell table:style-name="ce4"/>
          <table:table-cell office:value-type="float" office:value="2.8521749999999999" table:style-name="ce4">
            <text:p>2.852175</text:p>
          </table:table-cell>
          <table:table-cell table:number-columns-repeated="16381" table:style-name="ce1"/>
        </table:table-row>
        <table:table-row table:style-name="ro2">
          <table:table-cell office:value-type="float" office:value="12000000" table:style-name="ce8">
            <text:p>12,000,000</text:p>
          </table:table-cell>
          <table:table-cell table:style-name="ce4"/>
          <table:table-cell office:value-type="float" office:value="2.9585870000000001" table:style-name="ce4">
            <text:p>2.958587</text:p>
          </table:table-cell>
          <table:table-cell table:number-columns-repeated="16381" table:style-name="ce1"/>
        </table:table-row>
        <table:table-row table:style-name="ro2">
          <table:table-cell office:value-type="float" office:value="13000000" table:style-name="ce8">
            <text:p>13,000,000</text:p>
          </table:table-cell>
          <table:table-cell table:style-name="ce4"/>
          <table:table-cell office:value-type="float" office:value="3.04535" table:style-name="ce4">
            <text:p>3.04535</text:p>
          </table:table-cell>
          <table:table-cell table:number-columns-repeated="16381" table:style-name="ce1"/>
        </table:table-row>
        <table:table-row table:style-name="ro2">
          <table:table-cell office:value-type="float" office:value="14000000" table:style-name="ce8">
            <text:p>14,000,000</text:p>
          </table:table-cell>
          <table:table-cell table:style-name="ce4"/>
          <table:table-cell office:value-type="float" office:value="3.2340870000000002" table:style-name="ce4">
            <text:p>3.234087</text:p>
          </table:table-cell>
          <table:table-cell table:number-columns-repeated="16381" table:style-name="ce1"/>
        </table:table-row>
        <table:table-row table:style-name="ro2">
          <table:table-cell office:value-type="float" office:value="15000000" table:style-name="ce8">
            <text:p>15,000,000</text:p>
          </table:table-cell>
          <table:table-cell table:style-name="ce4"/>
          <table:table-cell office:value-type="float" office:value="3.4844170000000001" table:style-name="ce4">
            <text:p>3.484417</text:p>
          </table:table-cell>
          <table:table-cell table:number-columns-repeated="16381" table:style-name="ce1"/>
        </table:table-row>
        <table:table-row table:style-name="ro2">
          <table:table-cell office:value-type="float" office:value="16000000" table:style-name="ce8">
            <text:p>16,000,000</text:p>
          </table:table-cell>
          <table:table-cell table:style-name="ce4"/>
          <table:table-cell office:value-type="float" office:value="3.6690390000000002" table:style-name="ce4">
            <text:p>3.669039</text:p>
          </table:table-cell>
          <table:table-cell table:number-columns-repeated="16381" table:style-name="ce1"/>
        </table:table-row>
        <table:table-row table:style-name="ro2">
          <table:table-cell office:value-type="float" office:value="17000000" table:style-name="ce8">
            <text:p>17,000,000</text:p>
          </table:table-cell>
          <table:table-cell table:style-name="ce4"/>
          <table:table-cell office:value-type="float" office:value="3.8841570000000001" table:style-name="ce4">
            <text:p>3.884157</text:p>
          </table:table-cell>
          <table:table-cell table:number-columns-repeated="16381" table:style-name="ce1"/>
        </table:table-row>
        <table:table-row table:style-name="ro2">
          <table:table-cell office:value-type="float" office:value="18000000" table:style-name="ce8">
            <text:p>18,000,000</text:p>
          </table:table-cell>
          <table:table-cell table:style-name="ce4"/>
          <table:table-cell office:value-type="float" office:value="4.1682990000000002" table:style-name="ce4">
            <text:p>4.168299</text:p>
          </table:table-cell>
          <table:table-cell table:number-columns-repeated="16381" table:style-name="ce1"/>
        </table:table-row>
        <table:table-row table:style-name="ro2">
          <table:table-cell office:value-type="float" office:value="19000000" table:style-name="ce8">
            <text:p>19,000,000</text:p>
          </table:table-cell>
          <table:table-cell table:style-name="ce4"/>
          <table:table-cell office:value-type="float" office:value="4.3120909999999997" table:style-name="ce4">
            <text:p>4.312091</text:p>
          </table:table-cell>
          <table:table-cell table:number-columns-repeated="16381" table:style-name="ce1"/>
        </table:table-row>
        <table:table-row table:style-name="ro2">
          <table:table-cell office:value-type="float" office:value="20000000" table:style-name="ce8">
            <text:p>20,000,000</text:p>
          </table:table-cell>
          <table:table-cell table:style-name="ce4"/>
          <table:table-cell office:value-type="float" office:value="4.4393450000000003" table:style-name="ce4">
            <text:p>4.439345</text:p>
          </table:table-cell>
          <table:table-cell table:number-columns-repeated="16381" table:style-name="ce1"/>
        </table:table-row>
        <table:table-row table:style-name="ro2">
          <table:table-cell office:value-type="float" office:value="21000000" table:style-name="ce8">
            <text:p>21,000,000</text:p>
          </table:table-cell>
          <table:table-cell table:style-name="ce4"/>
          <table:table-cell office:value-type="float" office:value="4.4267159999999999" table:style-name="ce4">
            <text:p>4.426716</text:p>
          </table:table-cell>
          <table:table-cell table:number-columns-repeated="16381" table:style-name="ce1"/>
        </table:table-row>
        <table:table-row table:style-name="ro2">
          <table:table-cell office:value-type="float" office:value="22000000" table:style-name="ce8">
            <text:p>22,000,000</text:p>
          </table:table-cell>
          <table:table-cell table:style-name="ce4"/>
          <table:table-cell office:value-type="float" office:value="4.6610279999999999" table:style-name="ce4">
            <text:p>4.661028</text:p>
          </table:table-cell>
          <table:table-cell table:number-columns-repeated="16381" table:style-name="ce1"/>
        </table:table-row>
        <table:table-row table:style-name="ro2">
          <table:table-cell office:value-type="float" office:value="23000000" table:style-name="ce8">
            <text:p>23,000,000</text:p>
          </table:table-cell>
          <table:table-cell table:style-name="ce4"/>
          <table:table-cell office:value-type="float" office:value="4.926355" table:style-name="ce4">
            <text:p>4.926355</text:p>
          </table:table-cell>
          <table:table-cell table:number-columns-repeated="16381" table:style-name="ce1"/>
        </table:table-row>
        <table:table-row table:style-name="ro2">
          <table:table-cell office:value-type="float" office:value="24000000" table:style-name="ce8">
            <text:p>24,000,000</text:p>
          </table:table-cell>
          <table:table-cell table:style-name="ce4"/>
          <table:table-cell office:value-type="float" office:value="5.0789200000000001" table:style-name="ce4">
            <text:p>5.07892</text:p>
          </table:table-cell>
          <table:table-cell table:number-columns-repeated="16381" table:style-name="ce1"/>
        </table:table-row>
        <table:table-row table:style-name="ro2">
          <table:table-cell office:value-type="float" office:value="25000000" table:style-name="ce8">
            <text:p>25,000,000</text:p>
          </table:table-cell>
          <table:table-cell table:style-name="ce4"/>
          <table:table-cell office:value-type="float" office:value="6.0695110000000003" table:style-name="ce4">
            <text:p>6.069511</text:p>
          </table:table-cell>
          <table:table-cell table:number-columns-repeated="16381" table:style-name="ce1"/>
        </table:table-row>
        <table:table-row table:style-name="ro2">
          <table:table-cell office:value-type="float" office:value="26000000" table:style-name="ce8">
            <text:p>26,000,000</text:p>
          </table:table-cell>
          <table:table-cell table:style-name="ce4"/>
          <table:table-cell office:value-type="float" office:value="5.5736629999999998" table:style-name="ce4">
            <text:p>5.573663</text:p>
          </table:table-cell>
          <table:table-cell table:number-columns-repeated="16381" table:style-name="ce1"/>
        </table:table-row>
        <table:table-row table:style-name="ro2">
          <table:table-cell office:value-type="float" office:value="27000000" table:style-name="ce8">
            <text:p>27,000,000</text:p>
          </table:table-cell>
          <table:table-cell table:style-name="ce4"/>
          <table:table-cell office:value-type="float" office:value="5.7939910000000001" table:style-name="ce4">
            <text:p>5.793991</text:p>
          </table:table-cell>
          <table:table-cell table:number-columns-repeated="16381" table:style-name="ce1"/>
        </table:table-row>
        <table:table-row table:style-name="ro2">
          <table:table-cell office:value-type="float" office:value="28000000" table:style-name="ce8">
            <text:p>28,000,000</text:p>
          </table:table-cell>
          <table:table-cell table:style-name="ce4"/>
          <table:table-cell office:value-type="float" office:value="6.2441599999999999" table:style-name="ce4">
            <text:p>6.24416</text:p>
          </table:table-cell>
          <table:table-cell table:number-columns-repeated="16381" table:style-name="ce1"/>
        </table:table-row>
        <table:table-row table:style-name="ro2">
          <table:table-cell office:value-type="float" office:value="29000000" table:style-name="ce8">
            <text:p>29,000,000</text:p>
          </table:table-cell>
          <table:table-cell table:style-name="ce4"/>
          <table:table-cell office:value-type="float" office:value="6.7499599999999997" table:style-name="ce4">
            <text:p>6.74996</text:p>
          </table:table-cell>
          <table:table-cell table:number-columns-repeated="16381" table:style-name="ce1"/>
        </table:table-row>
        <table:table-row table:style-name="ro2">
          <table:table-cell office:value-type="float" office:value="30000000" table:style-name="ce8">
            <text:p>30,000,000</text:p>
          </table:table-cell>
          <table:table-cell table:style-name="ce4"/>
          <table:table-cell office:value-type="float" office:value="6.4443580000000003" table:style-name="ce4">
            <text:p>6.444358</text:p>
          </table:table-cell>
          <table:table-cell table:number-columns-repeated="16381" table:style-name="ce1"/>
        </table:table-row>
        <table:table-row table:style-name="ro2">
          <table:table-cell office:value-type="float" office:value="35000000" table:style-name="ce8">
            <text:p>35,000,000</text:p>
          </table:table-cell>
          <table:table-cell table:style-name="ce4"/>
          <table:table-cell office:value-type="float" office:value="7.4274300000000002" table:style-name="ce4">
            <text:p>7.42743</text:p>
          </table:table-cell>
          <table:table-cell table:number-columns-repeated="16381" table:style-name="ce1"/>
        </table:table-row>
        <table:table-row table:style-name="ro2">
          <table:table-cell office:value-type="float" office:value="40000000" table:style-name="ce8">
            <text:p>40,000,000</text:p>
          </table:table-cell>
          <table:table-cell table:style-name="ce4"/>
          <table:table-cell office:value-type="float" office:value="8.9728569999999994" table:style-name="ce4">
            <text:p>8.972857</text:p>
          </table:table-cell>
          <table:table-cell table:number-columns-repeated="16381" table:style-name="ce1"/>
        </table:table-row>
        <table:table-row table:style-name="ro2">
          <table:table-cell office:value-type="float" office:value="45000000" table:style-name="ce8">
            <text:p>45,000,000</text:p>
          </table:table-cell>
          <table:table-cell table:style-name="ce4"/>
          <table:table-cell office:value-type="float" office:value="9.6731669999999994" table:style-name="ce4">
            <text:p>9.673167</text:p>
          </table:table-cell>
          <table:table-cell table:number-columns-repeated="16381" table:style-name="ce1"/>
        </table:table-row>
        <table:table-row table:style-name="ro2">
          <table:table-cell office:value-type="float" office:value="50000000" table:style-name="ce8">
            <text:p>50,000,000</text:p>
          </table:table-cell>
          <table:table-cell table:style-name="ce4"/>
          <table:table-cell office:value-type="float" office:value="10.769914999999999" table:style-name="ce4">
            <text:p>10.769915</text:p>
          </table:table-cell>
          <table:table-cell table:number-columns-repeated="16381" table:style-name="ce1"/>
        </table:table-row>
        <table:table-row table:style-name="ro2">
          <table:table-cell office:value-type="float" office:value="55000000" table:style-name="ce8">
            <text:p>55,000,000</text:p>
          </table:table-cell>
          <table:table-cell table:style-name="ce4"/>
          <table:table-cell office:value-type="float" office:value="11.972332" table:style-name="ce4">
            <text:p>11.972332</text:p>
          </table:table-cell>
          <table:table-cell table:number-columns-repeated="16381" table:style-name="ce1"/>
        </table:table-row>
        <table:table-row table:style-name="ro2">
          <table:table-cell office:value-type="float" office:value="60000000" table:style-name="ce8">
            <text:p>60,000,000</text:p>
          </table:table-cell>
          <table:table-cell table:style-name="ce4"/>
          <table:table-cell office:value-type="float" office:value="13.174071" table:style-name="ce4">
            <text:p>13.174071</text:p>
          </table:table-cell>
          <table:table-cell table:number-columns-repeated="16381" table:style-name="ce1"/>
        </table:table-row>
        <table:table-row table:style-name="ro2">
          <table:table-cell office:value-type="float" office:value="70000000" table:style-name="ce8">
            <text:p>70,000,000</text:p>
          </table:table-cell>
          <table:table-cell table:style-name="ce4"/>
          <table:table-cell office:value-type="float" office:value="15.668322" table:style-name="ce4">
            <text:p>15.668322</text:p>
          </table:table-cell>
          <table:table-cell table:number-columns-repeated="16381" table:style-name="ce1"/>
        </table:table-row>
        <table:table-row table:style-name="ro2">
          <table:table-cell office:value-type="float" office:value="80000000" table:style-name="ce8">
            <text:p>80,000,000</text:p>
          </table:table-cell>
          <table:table-cell table:style-name="ce4"/>
          <table:table-cell office:value-type="float" office:value="17.581495" table:style-name="ce4">
            <text:p>17.581495</text:p>
          </table:table-cell>
          <table:table-cell table:number-columns-repeated="16381" table:style-name="ce1"/>
        </table:table-row>
        <table:table-row table:style-name="ro2">
          <table:table-cell office:value-type="float" office:value="90000000" table:style-name="ce8">
            <text:p>90,000,000</text:p>
          </table:table-cell>
          <table:table-cell table:style-name="ce4"/>
          <table:table-cell office:value-type="float" office:value="20.810993" table:style-name="ce4">
            <text:p>20.810993</text:p>
          </table:table-cell>
          <table:table-cell table:number-columns-repeated="16381" table:style-name="ce1"/>
        </table:table-row>
        <table:table-row table:style-name="ro2">
          <table:table-cell office:value-type="float" office:value="100000000" table:style-name="ce8">
            <text:p>100,000,000</text:p>
          </table:table-cell>
          <table:table-cell table:style-name="ce4"/>
          <table:table-cell office:value-type="float" office:value="23.487193999999999" table:style-name="ce4">
            <text:p>23.487194</text:p>
          </table:table-cell>
          <table:table-cell table:number-columns-repeated="16381" table:style-name="ce1"/>
        </table:table-row>
        <table:table-row table:style-name="ro2">
          <table:table-cell office:value-type="float" office:value="150000000" table:style-name="ce8">
            <text:p>150,000,000</text:p>
          </table:table-cell>
          <table:table-cell table:style-name="ce4"/>
          <table:table-cell office:value-type="float" office:value="34.793987999999999" table:style-name="ce4">
            <text:p>34.793988</text:p>
          </table:table-cell>
          <table:table-cell table:number-columns-repeated="16381" table:style-name="ce1"/>
        </table:table-row>
        <table:table-row table:style-name="ro2">
          <table:table-cell office:value-type="float" office:value="200000000" table:style-name="ce8">
            <text:p>200,000,000</text:p>
          </table:table-cell>
          <table:table-cell table:style-name="ce4"/>
          <table:table-cell office:value-type="float" office:value="46.602232000000001" table:style-name="ce4">
            <text:p>46.602232</text:p>
          </table:table-cell>
          <table:table-cell table:number-columns-repeated="16381" table:style-name="ce1"/>
        </table:table-row>
        <table:table-row table:number-rows-repeated="2" table:style-name="ro2">
          <table:table-cell table:style-name="ce8"/>
          <table:table-cell table:number-columns-repeated="7" table:style-name="ce4"/>
          <table:table-cell table:number-columns-repeated="16376" table:style-name="ce1"/>
        </table:table-row>
        <table:table-row table:number-rows-repeated="146" table:style-name="ro2">
          <table:table-cell table:number-columns-repeated="8"/>
          <table:table-cell table:number-columns-repeated="16376" table:style-name="ce1"/>
        </table:table-row>
        <table:table-row table:number-rows-repeated="14" table:style-name="ro2">
          <table:table-cell table:number-columns-repeated="8"/>
          <table:table-cell table:style-name="ce1"/>
          <table:table-cell table:style-name="ce4"/>
          <table:table-cell table:number-columns-repeated="16374"/>
        </table:table-row>
        <table:table-row table:number-rows-repeated="10" table:style-name="ro2">
          <table:table-cell table:number-columns-repeated="8"/>
          <table:table-cell table:style-name="ce1"/>
          <table:table-cell table:number-columns-repeated="16375"/>
        </table:table-row>
        <table:table-row table:number-rows-repeated="1048134" table:style-name="ro3">
          <table:table-cell table:number-columns-repeated="16384"/>
        </table:table-row>
      </table:table>
      <table:table table:name="Machine_2" table:style-name="ta1">
        <table:table-column table:style-name="co1" table:default-cell-style-name="ce8"/>
        <table:table-column table:style-name="co1" table:number-columns-repeated="7" table:default-cell-style-name="ce4"/>
        <table:table-column table:style-name="co2" table:number-columns-repeated="2" table:default-cell-style-name="ce4"/>
        <table:table-column table:style-name="co3" table:number-columns-repeated="16374" table:default-cell-style-name="ce1"/>
        <table:table-row table:style-name="ro1">
          <table:table-cell office:value-type="string" table:style-name="ce2">
            <text:p>Size</text:p>
          </table:table-cell>
          <table:table-cell office:value-type="string" table:style-name="ce3">
            <text:p>BubbleSort – M2</text:p>
          </table:table-cell>
          <table:table-cell office:value-type="string" table:style-name="ce3">
            <text:p>QuickSort – M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0" table:style-name="ce5">
            <text:p>0</text:p>
          </table:table-cell>
          <table:table-cell office:value-type="float" office:value="1.9999999999999999E-6" table:style-name="ce4">
            <text:p>0.000002</text:p>
          </table:table-cell>
          <table:table-cell office:value-type="float" office:value="9.9999999999999995E-7" table:style-name="ce4">
            <text:p>0.00000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.9999999999999999E-6" table:style-name="ce4">
            <text:p>0.000002</text:p>
          </table:table-cell>
          <table:table-cell office:value-type="float" office:value="1.9999999999999999E-6" table:style-name="ce4">
            <text:p>0.00000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3.9999999999999998E-6" table:style-name="ce4">
            <text:p>0.000004</text:p>
          </table:table-cell>
          <table:table-cell office:value-type="float" office:value="3.9999999999999998E-6" table:style-name="ce4">
            <text:p>0.00000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7.9999999999999996E-6" table:style-name="ce4">
            <text:p>0.000008</text:p>
          </table:table-cell>
          <table:table-cell office:value-type="float" office:value="5.0000000000000004E-6" table:style-name="ce4">
            <text:p>0.00000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float" office:value="1.1E-5" table:style-name="ce4">
            <text:p>0.000011</text:p>
          </table:table-cell>
          <table:table-cell office:value-type="float" office:value="6.0000000000000002E-6" table:style-name="ce4">
            <text:p>0.00000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float" office:value="2.5999999999999998E-5" table:style-name="ce4">
            <text:p>0.000026</text:p>
          </table:table-cell>
          <table:table-cell office:value-type="float" office:value="6.9999999999999999E-6" table:style-name="ce4">
            <text:p>0.00000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float" office:value="2.3E-5" table:style-name="ce4">
            <text:p>0.000023</text:p>
          </table:table-cell>
          <table:table-cell office:value-type="float" office:value="1.2E-5" table:style-name="ce4">
            <text:p>0.00001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float" office:value="4.6E-5" table:style-name="ce4">
            <text:p>0.000046</text:p>
          </table:table-cell>
          <table:table-cell office:value-type="float" office:value="9.0000000000000002E-6" table:style-name="ce4">
            <text:p>0.00000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float" office:value="3.6999999999999998E-5" table:style-name="ce4">
            <text:p>0.000037</text:p>
          </table:table-cell>
          <table:table-cell office:value-type="float" office:value="1.4E-5" table:style-name="ce4">
            <text:p>0.00001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float" office:value="4.6999999999999997E-5" table:style-name="ce4">
            <text:p>0.000047</text:p>
          </table:table-cell>
          <table:table-cell office:value-type="float" office:value="2.0000000000000002E-5" table:style-name="ce4">
            <text:p>0.0000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00" table:style-name="ce5">
            <text:p>100</text:p>
          </table:table-cell>
          <table:table-cell office:value-type="float" office:value="5.5999999999999999E-5" table:style-name="ce4">
            <text:p>0.000056</text:p>
          </table:table-cell>
          <table:table-cell office:value-type="float" office:value="1.5E-5" table:style-name="ce4">
            <text:p>0.00001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office:value-type="float" office:value="1.2E-4" table:style-name="ce4">
            <text:p>0.00012</text:p>
          </table:table-cell>
          <table:table-cell office:value-type="float" office:value="2.4000000000000001E-5" table:style-name="ce4">
            <text:p>0.00002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office:value-type="float" office:value="2.0019999999999999E-3" table:style-name="ce4">
            <text:p>0.002002</text:p>
          </table:table-cell>
          <table:table-cell office:value-type="float" office:value="3.3000000000000003E-5" table:style-name="ce4">
            <text:p>0.00003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office:value-type="float" office:value="3.1399999999999999E-4" table:style-name="ce4">
            <text:p>0.000314</text:p>
          </table:table-cell>
          <table:table-cell office:value-type="float" office:value="4.0000000000000003E-5" table:style-name="ce4">
            <text:p>0.0000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office:value-type="float" office:value="9.68E-4" table:style-name="ce4">
            <text:p>0.000968</text:p>
          </table:table-cell>
          <table:table-cell office:value-type="float" office:value="4.6999999999999997E-5" table:style-name="ce4">
            <text:p>0.00004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office:value-type="float" office:value="5.8600000000000004E-4" table:style-name="ce4">
            <text:p>0.000586</text:p>
          </table:table-cell>
          <table:table-cell office:value-type="float" office:value="5.5999999999999999E-5" table:style-name="ce4">
            <text:p>0.00005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office:value-type="float" office:value="2.4099999999999998E-3" table:style-name="ce4">
            <text:p>0.00241</text:p>
          </table:table-cell>
          <table:table-cell office:value-type="float" office:value="9.0000000000000006E-5" table:style-name="ce4">
            <text:p>0.0000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50" table:style-name="ce5">
            <text:p>450</text:p>
          </table:table-cell>
          <table:table-cell office:value-type="float" office:value="1.895E-3" table:style-name="ce4">
            <text:p>0.001895</text:p>
          </table:table-cell>
          <table:table-cell office:value-type="float" office:value="7.6000000000000004E-5" table:style-name="ce4">
            <text:p>0.00007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00" table:style-name="ce5">
            <text:p>500</text:p>
          </table:table-cell>
          <table:table-cell office:value-type="float" office:value="1.1670000000000001E-3" table:style-name="ce4">
            <text:p>0.001167</text:p>
          </table:table-cell>
          <table:table-cell office:value-type="float" office:value="1.25E-4" table:style-name="ce4">
            <text:p>0.00012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50" table:style-name="ce5">
            <text:p>550</text:p>
          </table:table-cell>
          <table:table-cell office:value-type="float" office:value="1.457E-3" table:style-name="ce4">
            <text:p>0.001457</text:p>
          </table:table-cell>
          <table:table-cell office:value-type="float" office:value="9.7E-5" table:style-name="ce4">
            <text:p>0.00009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00" table:style-name="ce5">
            <text:p>600</text:p>
          </table:table-cell>
          <table:table-cell office:value-type="float" office:value="2.65E-3" table:style-name="ce4">
            <text:p>0.00265</text:p>
          </table:table-cell>
          <table:table-cell office:value-type="float" office:value="1.56E-4" table:style-name="ce4">
            <text:p>0.00015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50" table:style-name="ce5">
            <text:p>650</text:p>
          </table:table-cell>
          <table:table-cell office:value-type="float" office:value="2.1069999999999999E-3" table:style-name="ce4">
            <text:p>0.002107</text:p>
          </table:table-cell>
          <table:table-cell office:value-type="float" office:value="1.7200000000000001E-4" table:style-name="ce4">
            <text:p>0.00017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00" table:style-name="ce5">
            <text:p>700</text:p>
          </table:table-cell>
          <table:table-cell office:value-type="float" office:value="3.5620000000000001E-3" table:style-name="ce4">
            <text:p>0.003562</text:p>
          </table:table-cell>
          <table:table-cell office:value-type="float" office:value="1.22E-4" table:style-name="ce4">
            <text:p>0.00012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50" table:style-name="ce5">
            <text:p>750</text:p>
          </table:table-cell>
          <table:table-cell office:value-type="float" office:value="2.5140000000000002E-3" table:style-name="ce4">
            <text:p>0.002514</text:p>
          </table:table-cell>
          <table:table-cell office:value-type="float" office:value="1.5300000000000001E-4" table:style-name="ce4">
            <text:p>0.00015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00" table:style-name="ce5">
            <text:p>800</text:p>
          </table:table-cell>
          <table:table-cell office:value-type="float" office:value="2.9650000000000002E-3" table:style-name="ce4">
            <text:p>0.002965</text:p>
          </table:table-cell>
          <table:table-cell office:value-type="float" office:value="1.3999999999999999E-4" table:style-name="ce4">
            <text:p>0.0001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50" table:style-name="ce5">
            <text:p>850</text:p>
          </table:table-cell>
          <table:table-cell office:value-type="float" office:value="3.7750000000000001E-3" table:style-name="ce4">
            <text:p>0.003775</text:p>
          </table:table-cell>
          <table:table-cell office:value-type="float" office:value="1.46E-4" table:style-name="ce4">
            <text:p>0.00014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00" table:style-name="ce5">
            <text:p>900</text:p>
          </table:table-cell>
          <table:table-cell office:value-type="float" office:value="5.4219999999999997E-3" table:style-name="ce4">
            <text:p>0.005422</text:p>
          </table:table-cell>
          <table:table-cell office:value-type="float" office:value="2.9E-4" table:style-name="ce4">
            <text:p>0.0002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50" table:style-name="ce5">
            <text:p>950</text:p>
          </table:table-cell>
          <table:table-cell office:value-type="float" office:value="5.9020000000000001E-3" table:style-name="ce4">
            <text:p>0.005902</text:p>
          </table:table-cell>
          <table:table-cell office:value-type="float" office:value="1.6899999999999999E-4" table:style-name="ce4">
            <text:p>0.00016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000" table:style-name="ce5">
            <text:p>1,000</text:p>
          </table:table-cell>
          <table:table-cell office:value-type="float" office:value="6.1260000000000004E-3" table:style-name="ce4">
            <text:p>0.006126</text:p>
          </table:table-cell>
          <table:table-cell office:value-type="float" office:value="9.6199999999999996E-4" table:style-name="ce4">
            <text:p>0.00096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100" table:style-name="ce5">
            <text:p>1,100</text:p>
          </table:table-cell>
          <table:table-cell office:value-type="float" office:value="6.8110000000000002E-3" table:style-name="ce4">
            <text:p>0.006811</text:p>
          </table:table-cell>
          <table:table-cell office:value-type="float" office:value="3.0200000000000002E-4" table:style-name="ce4">
            <text:p>0.00030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200" table:style-name="ce5">
            <text:p>1,200</text:p>
          </table:table-cell>
          <table:table-cell office:value-type="float" office:value="7.9600000000000001E-3" table:style-name="ce4">
            <text:p>0.00796</text:p>
          </table:table-cell>
          <table:table-cell office:value-type="float" office:value="3.2600000000000001E-4" table:style-name="ce4">
            <text:p>0.00032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300" table:style-name="ce5">
            <text:p>1,300</text:p>
          </table:table-cell>
          <table:table-cell office:value-type="float" office:value="1.2135999999999999E-2" table:style-name="ce4">
            <text:p>0.012136</text:p>
          </table:table-cell>
          <table:table-cell office:value-type="float" office:value="3.5300000000000002E-4" table:style-name="ce4">
            <text:p>0.00035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400" table:style-name="ce5">
            <text:p>1,400</text:p>
          </table:table-cell>
          <table:table-cell office:value-type="float" office:value="1.4855999999999999E-2" table:style-name="ce4">
            <text:p>0.014856</text:p>
          </table:table-cell>
          <table:table-cell office:value-type="float" office:value="3.8699999999999997E-4" table:style-name="ce4">
            <text:p>0.00038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500" table:style-name="ce5">
            <text:p>1,500</text:p>
          </table:table-cell>
          <table:table-cell office:value-type="float" office:value="1.4585000000000001E-2" table:style-name="ce4">
            <text:p>0.014585</text:p>
          </table:table-cell>
          <table:table-cell office:value-type="float" office:value="6.0300000000000002E-4" table:style-name="ce4">
            <text:p>0.00060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600" table:style-name="ce5">
            <text:p>1,600</text:p>
          </table:table-cell>
          <table:table-cell office:value-type="float" office:value="1.5162999999999999E-2" table:style-name="ce4">
            <text:p>0.015163</text:p>
          </table:table-cell>
          <table:table-cell office:value-type="float" office:value="4.46E-4" table:style-name="ce4">
            <text:p>0.00044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700" table:style-name="ce5">
            <text:p>1,700</text:p>
          </table:table-cell>
          <table:table-cell office:value-type="float" office:value="1.3613E-2" table:style-name="ce4">
            <text:p>0.013613</text:p>
          </table:table-cell>
          <table:table-cell office:value-type="float" office:value="8.03E-4" table:style-name="ce4">
            <text:p>0.00080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800" table:style-name="ce5">
            <text:p>1,800</text:p>
          </table:table-cell>
          <table:table-cell office:value-type="float" office:value="2.2194999999999999E-2" table:style-name="ce4">
            <text:p>0.022195</text:p>
          </table:table-cell>
          <table:table-cell office:value-type="float" office:value="3.4099999999999999E-4" table:style-name="ce4">
            <text:p>0.00034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900" table:style-name="ce5">
            <text:p>1,900</text:p>
          </table:table-cell>
          <table:table-cell office:value-type="float" office:value="2.6499999999999999E-2" table:style-name="ce4">
            <text:p>0.0265</text:p>
          </table:table-cell>
          <table:table-cell office:value-type="float" office:value="5.5599999999999996E-4" table:style-name="ce4">
            <text:p>0.00055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000" table:style-name="ce5">
            <text:p>2,000</text:p>
          </table:table-cell>
          <table:table-cell office:value-type="float" office:value="2.5746999999999999E-2" table:style-name="ce4">
            <text:p>0.025747</text:p>
          </table:table-cell>
          <table:table-cell office:value-type="float" office:value="4.1899999999999999E-4" table:style-name="ce4">
            <text:p>0.00041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100" table:style-name="ce5">
            <text:p>2,100</text:p>
          </table:table-cell>
          <table:table-cell office:value-type="float" office:value="2.2308000000000001E-2" table:style-name="ce4">
            <text:p>0.022308</text:p>
          </table:table-cell>
          <table:table-cell office:value-type="float" office:value="4.0000000000000002E-4" table:style-name="ce4">
            <text:p>0.000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200" table:style-name="ce5">
            <text:p>2,200</text:p>
          </table:table-cell>
          <table:table-cell office:value-type="float" office:value="2.3768000000000001E-2" table:style-name="ce4">
            <text:p>0.023768</text:p>
          </table:table-cell>
          <table:table-cell office:value-type="float" office:value="6.5300000000000004E-4" table:style-name="ce4">
            <text:p>0.00065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300" table:style-name="ce5">
            <text:p>2,300</text:p>
          </table:table-cell>
          <table:table-cell office:value-type="float" office:value="3.5893000000000001E-2" table:style-name="ce4">
            <text:p>0.035893</text:p>
          </table:table-cell>
          <table:table-cell office:value-type="float" office:value="4.4700000000000002E-4" table:style-name="ce4">
            <text:p>0.00044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400" table:style-name="ce5">
            <text:p>2,400</text:p>
          </table:table-cell>
          <table:table-cell office:value-type="float" office:value="3.3619999999999997E-2" table:style-name="ce4">
            <text:p>0.03362</text:p>
          </table:table-cell>
          <table:table-cell office:value-type="float" office:value="7.0299999999999996E-4" table:style-name="ce4">
            <text:p>0.00070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500" table:style-name="ce5">
            <text:p>2,500</text:p>
          </table:table-cell>
          <table:table-cell office:value-type="float" office:value="3.5964999999999997E-2" table:style-name="ce4">
            <text:p>0.035965</text:p>
          </table:table-cell>
          <table:table-cell office:value-type="float" office:value="7.4899999999999999E-4" table:style-name="ce4">
            <text:p>0.00074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600" table:style-name="ce5">
            <text:p>2,600</text:p>
          </table:table-cell>
          <table:table-cell office:value-type="float" office:value="4.0712999999999999E-2" table:style-name="ce4">
            <text:p>0.040713</text:p>
          </table:table-cell>
          <table:table-cell office:value-type="float" office:value="6.7100000000000005E-4" table:style-name="ce4">
            <text:p>0.00067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700" table:style-name="ce5">
            <text:p>2,700</text:p>
          </table:table-cell>
          <table:table-cell office:value-type="float" office:value="4.3175999999999999E-2" table:style-name="ce4">
            <text:p>0.043176</text:p>
          </table:table-cell>
          <table:table-cell office:value-type="float" office:value="9.5799999999999998E-4" table:style-name="ce4">
            <text:p>0.00095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800" table:style-name="ce5">
            <text:p>2,800</text:p>
          </table:table-cell>
          <table:table-cell office:value-type="float" office:value="4.4077999999999999E-2" table:style-name="ce4">
            <text:p>0.044078</text:p>
          </table:table-cell>
          <table:table-cell office:value-type="float" office:value="5.8E-4" table:style-name="ce4">
            <text:p>0.0005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900" table:style-name="ce5">
            <text:p>2,900</text:p>
          </table:table-cell>
          <table:table-cell office:value-type="float" office:value="4.6851999999999998E-2" table:style-name="ce4">
            <text:p>0.046852</text:p>
          </table:table-cell>
          <table:table-cell office:value-type="float" office:value="8.7200000000000005E-4" table:style-name="ce4">
            <text:p>0.00087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000" table:style-name="ce5">
            <text:p>3,000</text:p>
          </table:table-cell>
          <table:table-cell office:value-type="float" office:value="4.8795999999999999E-2" table:style-name="ce4">
            <text:p>0.048796</text:p>
          </table:table-cell>
          <table:table-cell office:value-type="float" office:value="6.0499999999999996E-4" table:style-name="ce4">
            <text:p>0.00060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100" table:style-name="ce5">
            <text:p>3,100</text:p>
          </table:table-cell>
          <table:table-cell office:value-type="float" office:value="4.8533E-2" table:style-name="ce4">
            <text:p>0.048533</text:p>
          </table:table-cell>
          <table:table-cell office:value-type="float" office:value="9.5299999999999996E-4" table:style-name="ce4">
            <text:p>0.00095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200" table:style-name="ce5">
            <text:p>3,200</text:p>
          </table:table-cell>
          <table:table-cell office:value-type="float" office:value="6.0056999999999999E-2" table:style-name="ce4">
            <text:p>0.060057</text:p>
          </table:table-cell>
          <table:table-cell office:value-type="float" office:value="9.7499999999999996E-4" table:style-name="ce4">
            <text:p>0.00097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300" table:style-name="ce5">
            <text:p>3,300</text:p>
          </table:table-cell>
          <table:table-cell office:value-type="float" office:value="5.6612999999999997E-2" table:style-name="ce4">
            <text:p>0.056613</text:p>
          </table:table-cell>
          <table:table-cell office:value-type="float" office:value="6.5099999999999999E-4" table:style-name="ce4">
            <text:p>0.00065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400" table:style-name="ce5">
            <text:p>3,400</text:p>
          </table:table-cell>
          <table:table-cell office:value-type="float" office:value="6.1844000000000003E-2" table:style-name="ce4">
            <text:p>0.061844</text:p>
          </table:table-cell>
          <table:table-cell office:value-type="float" office:value="1.077E-3" table:style-name="ce4">
            <text:p>0.00107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500" table:style-name="ce5">
            <text:p>3,500</text:p>
          </table:table-cell>
          <table:table-cell office:value-type="float" office:value="6.6753000000000007E-2" table:style-name="ce4">
            <text:p>0.066753</text:p>
          </table:table-cell>
          <table:table-cell office:value-type="float" office:value="1.3929999999999999E-3" table:style-name="ce4">
            <text:p>0.00139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600" table:style-name="ce5">
            <text:p>3,600</text:p>
          </table:table-cell>
          <table:table-cell office:value-type="float" office:value="7.2452000000000003E-2" table:style-name="ce4">
            <text:p>0.072452</text:p>
          </table:table-cell>
          <table:table-cell office:value-type="float" office:value="1.219E-3" table:style-name="ce4">
            <text:p>0.00121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700" table:style-name="ce5">
            <text:p>3,700</text:p>
          </table:table-cell>
          <table:table-cell office:value-type="float" office:value="8.1129000000000007E-2" table:style-name="ce4">
            <text:p>0.081129</text:p>
          </table:table-cell>
          <table:table-cell office:value-type="float" office:value="7.8200000000000003E-4" table:style-name="ce4">
            <text:p>0.00078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800" table:style-name="ce5">
            <text:p>3,800</text:p>
          </table:table-cell>
          <table:table-cell office:value-type="float" office:value="8.0662999999999999E-2" table:style-name="ce4">
            <text:p>0.080663</text:p>
          </table:table-cell>
          <table:table-cell office:value-type="float" office:value="1.498E-3" table:style-name="ce4">
            <text:p>0.00149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900" table:style-name="ce5">
            <text:p>3,900</text:p>
          </table:table-cell>
          <table:table-cell office:value-type="float" office:value="8.2447000000000006E-2" table:style-name="ce4">
            <text:p>0.082447</text:p>
          </table:table-cell>
          <table:table-cell office:value-type="float" office:value="7.8899999999999999E-4" table:style-name="ce4">
            <text:p>0.00078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000" table:style-name="ce5">
            <text:p>4,000</text:p>
          </table:table-cell>
          <table:table-cell office:value-type="float" office:value="8.6093000000000003E-2" table:style-name="ce4">
            <text:p>0.086093</text:p>
          </table:table-cell>
          <table:table-cell office:value-type="float" office:value="9.7400000000000004E-4" table:style-name="ce4">
            <text:p>0.00097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100" table:style-name="ce5">
            <text:p>4,100</text:p>
          </table:table-cell>
          <table:table-cell office:value-type="float" office:value="9.6618999999999997E-2" table:style-name="ce4">
            <text:p>0.096619</text:p>
          </table:table-cell>
          <table:table-cell office:value-type="float" office:value="1.279E-3" table:style-name="ce4">
            <text:p>0.00127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200" table:style-name="ce5">
            <text:p>4,200</text:p>
          </table:table-cell>
          <table:table-cell office:value-type="float" office:value="9.6998000000000001E-2" table:style-name="ce4">
            <text:p>0.096998</text:p>
          </table:table-cell>
          <table:table-cell office:value-type="float" office:value="8.6799999999999996E-4" table:style-name="ce4">
            <text:p>0.00086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300" table:style-name="ce5">
            <text:p>4,300</text:p>
          </table:table-cell>
          <table:table-cell office:value-type="float" office:value="9.69E-2" table:style-name="ce4">
            <text:p>0.0969</text:p>
          </table:table-cell>
          <table:table-cell office:value-type="float" office:value="1.6180000000000001E-3" table:style-name="ce4">
            <text:p>0.00161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400" table:style-name="ce5">
            <text:p>4,400</text:p>
          </table:table-cell>
          <table:table-cell office:value-type="float" office:value="0.106402" table:style-name="ce4">
            <text:p>0.106402</text:p>
          </table:table-cell>
          <table:table-cell office:value-type="float" office:value="1.8220000000000001E-3" table:style-name="ce4">
            <text:p>0.00182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500" table:style-name="ce5">
            <text:p>4,500</text:p>
          </table:table-cell>
          <table:table-cell office:value-type="float" office:value="0.110386" table:style-name="ce4">
            <text:p>0.110386</text:p>
          </table:table-cell>
          <table:table-cell office:value-type="float" office:value="9.2000000000000003E-4" table:style-name="ce4">
            <text:p>0.0009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600" table:style-name="ce5">
            <text:p>4,600</text:p>
          </table:table-cell>
          <table:table-cell office:value-type="float" office:value="0.112774" table:style-name="ce4">
            <text:p>0.112774</text:p>
          </table:table-cell>
          <table:table-cell office:value-type="float" office:value="1.4189999999999999E-3" table:style-name="ce4">
            <text:p>0.00141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700" table:style-name="ce5">
            <text:p>4,700</text:p>
          </table:table-cell>
          <table:table-cell office:value-type="float" office:value="0.13370499999999999" table:style-name="ce4">
            <text:p>0.133705</text:p>
          </table:table-cell>
          <table:table-cell office:value-type="float" office:value="1.8270000000000001E-3" table:style-name="ce4">
            <text:p>0.00182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800" table:style-name="ce5">
            <text:p>4,800</text:p>
          </table:table-cell>
          <table:table-cell office:value-type="float" office:value="0.13181999999999999" table:style-name="ce4">
            <text:p>0.13182</text:p>
          </table:table-cell>
          <table:table-cell office:value-type="float" office:value="1.0319999999999999E-3" table:style-name="ce4">
            <text:p>0.00103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900" table:style-name="ce5">
            <text:p>4,900</text:p>
          </table:table-cell>
          <table:table-cell office:value-type="float" office:value="0.12306499999999999" table:style-name="ce4">
            <text:p>0.123065</text:p>
          </table:table-cell>
          <table:table-cell office:value-type="float" office:value="1.005E-3" table:style-name="ce4">
            <text:p>0.00100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000" table:style-name="ce5">
            <text:p>5,000</text:p>
          </table:table-cell>
          <table:table-cell office:value-type="float" office:value="0.156338" table:style-name="ce4">
            <text:p>0.156338</text:p>
          </table:table-cell>
          <table:table-cell office:value-type="float" office:value="1.4400000000000001E-3" table:style-name="ce4">
            <text:p>0.0014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100" table:style-name="ce5">
            <text:p>5,100</text:p>
          </table:table-cell>
          <table:table-cell office:value-type="float" office:value="0.15163099999999999" table:style-name="ce4">
            <text:p>0.151631</text:p>
          </table:table-cell>
          <table:table-cell office:value-type="float" office:value="1.1130000000000001E-3" table:style-name="ce4">
            <text:p>0.00111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200" table:style-name="ce5">
            <text:p>5,200</text:p>
          </table:table-cell>
          <table:table-cell office:value-type="float" office:value="0.16130800000000001" table:style-name="ce4">
            <text:p>0.161308</text:p>
          </table:table-cell>
          <table:table-cell office:value-type="float" office:value="1.0660000000000001E-3" table:style-name="ce4">
            <text:p>0.00106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300" table:style-name="ce5">
            <text:p>5,300</text:p>
          </table:table-cell>
          <table:table-cell office:value-type="float" office:value="0.16408800000000001" table:style-name="ce4">
            <text:p>0.164088</text:p>
          </table:table-cell>
          <table:table-cell office:value-type="float" office:value="1.1429999999999999E-3" table:style-name="ce4">
            <text:p>0.00114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400" table:style-name="ce5">
            <text:p>5,400</text:p>
          </table:table-cell>
          <table:table-cell office:value-type="float" office:value="0.16083" table:style-name="ce4">
            <text:p>0.16083</text:p>
          </table:table-cell>
          <table:table-cell office:value-type="float" office:value="9.6299999999999999E-4" table:style-name="ce4">
            <text:p>0.00096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500" table:style-name="ce5">
            <text:p>5,500</text:p>
          </table:table-cell>
          <table:table-cell office:value-type="float" office:value="0.197715" table:style-name="ce4">
            <text:p>0.197715</text:p>
          </table:table-cell>
          <table:table-cell office:value-type="float" office:value="1.147E-3" table:style-name="ce4">
            <text:p>0.00114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600" table:style-name="ce5">
            <text:p>5,600</text:p>
          </table:table-cell>
          <table:table-cell office:value-type="float" office:value="0.186114" table:style-name="ce4">
            <text:p>0.186114</text:p>
          </table:table-cell>
          <table:table-cell office:value-type="float" office:value="1.7780000000000001E-3" table:style-name="ce4">
            <text:p>0.00177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700" table:style-name="ce5">
            <text:p>5,700</text:p>
          </table:table-cell>
          <table:table-cell office:value-type="float" office:value="0.19350800000000001" table:style-name="ce4">
            <text:p>0.193508</text:p>
          </table:table-cell>
          <table:table-cell office:value-type="float" office:value="1.209E-3" table:style-name="ce4">
            <text:p>0.00120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800" table:style-name="ce5">
            <text:p>5,800</text:p>
          </table:table-cell>
          <table:table-cell office:value-type="float" office:value="0.21091399999999999" table:style-name="ce4">
            <text:p>0.210914</text:p>
          </table:table-cell>
          <table:table-cell office:value-type="float" office:value="1.23E-3" table:style-name="ce4">
            <text:p>0.0012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900" table:style-name="ce5">
            <text:p>5,900</text:p>
          </table:table-cell>
          <table:table-cell office:value-type="float" office:value="0.20091899999999999" table:style-name="ce4">
            <text:p>0.200919</text:p>
          </table:table-cell>
          <table:table-cell office:value-type="float" office:value="1.276E-3" table:style-name="ce4">
            <text:p>0.00127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000" table:style-name="ce5">
            <text:p>6,000</text:p>
          </table:table-cell>
          <table:table-cell office:value-type="float" office:value="0.22472500000000001" table:style-name="ce4">
            <text:p>0.224725</text:p>
          </table:table-cell>
          <table:table-cell office:value-type="float" office:value="1.9469999999999999E-3" table:style-name="ce4">
            <text:p>0.00194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100" table:style-name="ce5">
            <text:p>6,100</text:p>
          </table:table-cell>
          <table:table-cell office:value-type="float" office:value="0.22264400000000001" table:style-name="ce4">
            <text:p>0.222644</text:p>
          </table:table-cell>
          <table:table-cell office:value-type="float" office:value="1.2849999999999999E-3" table:style-name="ce4">
            <text:p>0.00128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200" table:style-name="ce5">
            <text:p>6,200</text:p>
          </table:table-cell>
          <table:table-cell office:value-type="float" office:value="0.245897" table:style-name="ce4">
            <text:p>0.245897</text:p>
          </table:table-cell>
          <table:table-cell office:value-type="float" office:value="2.3289999999999999E-3" table:style-name="ce4">
            <text:p>0.00232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300" table:style-name="ce5">
            <text:p>6,300</text:p>
          </table:table-cell>
          <table:table-cell office:value-type="float" office:value="0.24426800000000001" table:style-name="ce4">
            <text:p>0.244268</text:p>
          </table:table-cell>
          <table:table-cell office:value-type="float" office:value="1.374E-3" table:style-name="ce4">
            <text:p>0.00137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400" table:style-name="ce5">
            <text:p>6,400</text:p>
          </table:table-cell>
          <table:table-cell office:value-type="float" office:value="0.26811200000000002" table:style-name="ce4">
            <text:p>0.268112</text:p>
          </table:table-cell>
          <table:table-cell office:value-type="float" office:value="1.4339999999999999E-3" table:style-name="ce4">
            <text:p>0.00143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500" table:style-name="ce5">
            <text:p>6,500</text:p>
          </table:table-cell>
          <table:table-cell office:value-type="float" office:value="0.25126300000000001" table:style-name="ce4">
            <text:p>0.251263</text:p>
          </table:table-cell>
          <table:table-cell office:value-type="float" office:value="1.3680000000000001E-3" table:style-name="ce4">
            <text:p>0.00136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600" table:style-name="ce5">
            <text:p>6,600</text:p>
          </table:table-cell>
          <table:table-cell office:value-type="float" office:value="0.254915" table:style-name="ce4">
            <text:p>0.254915</text:p>
          </table:table-cell>
          <table:table-cell office:value-type="float" office:value="1.1839999999999999E-3" table:style-name="ce4">
            <text:p>0.00118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700" table:style-name="ce5">
            <text:p>6,700</text:p>
          </table:table-cell>
          <table:table-cell office:value-type="float" office:value="0.26828200000000002" table:style-name="ce4">
            <text:p>0.268282</text:p>
          </table:table-cell>
          <table:table-cell office:value-type="float" office:value="2.1819999999999999E-3" table:style-name="ce4">
            <text:p>0.00218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800" table:style-name="ce5">
            <text:p>6,800</text:p>
          </table:table-cell>
          <table:table-cell office:value-type="float" office:value="0.27710000000000001" table:style-name="ce4">
            <text:p>0.2771</text:p>
          </table:table-cell>
          <table:table-cell office:value-type="float" office:value="2.281E-3" table:style-name="ce4">
            <text:p>0.00228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900" table:style-name="ce5">
            <text:p>6,900</text:p>
          </table:table-cell>
          <table:table-cell office:value-type="float" office:value="0.27694200000000002" table:style-name="ce4">
            <text:p>0.276942</text:p>
          </table:table-cell>
          <table:table-cell office:value-type="float" office:value="1.464E-3" table:style-name="ce4">
            <text:p>0.00146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000" table:style-name="ce5">
            <text:p>7,000</text:p>
          </table:table-cell>
          <table:table-cell office:value-type="float" office:value="0.28888900000000001" table:style-name="ce4">
            <text:p>0.288889</text:p>
          </table:table-cell>
          <table:table-cell office:value-type="float" office:value="2.2829999999999999E-3" table:style-name="ce4">
            <text:p>0.00228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100" table:style-name="ce5">
            <text:p>7,100</text:p>
          </table:table-cell>
          <table:table-cell office:value-type="float" office:value="0.312583" table:style-name="ce4">
            <text:p>0.312583</text:p>
          </table:table-cell>
          <table:table-cell office:value-type="float" office:value="2.3900000000000002E-3" table:style-name="ce4">
            <text:p>0.0023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200" table:style-name="ce5">
            <text:p>7,200</text:p>
          </table:table-cell>
          <table:table-cell office:value-type="float" office:value="0.30561899999999997" table:style-name="ce4">
            <text:p>0.305619</text:p>
          </table:table-cell>
          <table:table-cell office:value-type="float" office:value="2.3869999999999998E-3" table:style-name="ce4">
            <text:p>0.00238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300" table:style-name="ce5">
            <text:p>7,300</text:p>
          </table:table-cell>
          <table:table-cell office:value-type="float" office:value="0.32521699999999998" table:style-name="ce4">
            <text:p>0.325217</text:p>
          </table:table-cell>
          <table:table-cell office:value-type="float" office:value="1.56E-3" table:style-name="ce4">
            <text:p>0.0015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400" table:style-name="ce5">
            <text:p>7,400</text:p>
          </table:table-cell>
          <table:table-cell office:value-type="float" office:value="0.34397499999999998" table:style-name="ce4">
            <text:p>0.343975</text:p>
          </table:table-cell>
          <table:table-cell office:value-type="float" office:value="1.621E-3" table:style-name="ce4">
            <text:p>0.00162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500" table:style-name="ce5">
            <text:p>7,500</text:p>
          </table:table-cell>
          <table:table-cell office:value-type="float" office:value="0.33617200000000003" table:style-name="ce4">
            <text:p>0.336172</text:p>
          </table:table-cell>
          <table:table-cell office:value-type="float" office:value="2.4020000000000001E-3" table:style-name="ce4">
            <text:p>0.00240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600" table:style-name="ce5">
            <text:p>7,600</text:p>
          </table:table-cell>
          <table:table-cell office:value-type="float" office:value="0.34937699999999999" table:style-name="ce4">
            <text:p>0.349377</text:p>
          </table:table-cell>
          <table:table-cell office:value-type="float" office:value="3.813E-3" table:style-name="ce4">
            <text:p>0.00381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700" table:style-name="ce5">
            <text:p>7,700</text:p>
          </table:table-cell>
          <table:table-cell office:value-type="float" office:value="0.31219799999999998" table:style-name="ce4">
            <text:p>0.312198</text:p>
          </table:table-cell>
          <table:table-cell office:value-type="float" office:value="3.6059999999999998E-3" table:style-name="ce4">
            <text:p>0.00360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800" table:style-name="ce5">
            <text:p>7,800</text:p>
          </table:table-cell>
          <table:table-cell office:value-type="float" office:value="0.38580599999999998" table:style-name="ce4">
            <text:p>0.385806</text:p>
          </table:table-cell>
          <table:table-cell office:value-type="float" office:value="2.7360000000000002E-3" table:style-name="ce4">
            <text:p>0.00273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900" table:style-name="ce5">
            <text:p>7,900</text:p>
          </table:table-cell>
          <table:table-cell office:value-type="float" office:value="0.395706" table:style-name="ce4">
            <text:p>0.395706</text:p>
          </table:table-cell>
          <table:table-cell office:value-type="float" office:value="3.4099999999999998E-3" table:style-name="ce4">
            <text:p>0.0034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000" table:style-name="ce5">
            <text:p>8,000</text:p>
          </table:table-cell>
          <table:table-cell office:value-type="float" office:value="0.38670599999999999" table:style-name="ce4">
            <text:p>0.386706</text:p>
          </table:table-cell>
          <table:table-cell office:value-type="float" office:value="2.4620000000000002E-3" table:style-name="ce4">
            <text:p>0.00246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100" table:style-name="ce5">
            <text:p>8,100</text:p>
          </table:table-cell>
          <table:table-cell office:value-type="float" office:value="0.39870499999999998" table:style-name="ce4">
            <text:p>0.398705</text:p>
          </table:table-cell>
          <table:table-cell office:value-type="float" office:value="2.643E-3" table:style-name="ce4">
            <text:p>0.00264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200" table:style-name="ce5">
            <text:p>8,200</text:p>
          </table:table-cell>
          <table:table-cell office:value-type="float" office:value="0.42769200000000002" table:style-name="ce4">
            <text:p>0.427692</text:p>
          </table:table-cell>
          <table:table-cell office:value-type="float" office:value="2.6900000000000001E-3" table:style-name="ce4">
            <text:p>0.0026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300" table:style-name="ce5">
            <text:p>8,300</text:p>
          </table:table-cell>
          <table:table-cell office:value-type="float" office:value="0.41822300000000001" table:style-name="ce4">
            <text:p>0.418223</text:p>
          </table:table-cell>
          <table:table-cell office:value-type="float" office:value="1.815E-3" table:style-name="ce4">
            <text:p>0.00181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400" table:style-name="ce5">
            <text:p>8,400</text:p>
          </table:table-cell>
          <table:table-cell office:value-type="float" office:value="0.44830500000000001" table:style-name="ce4">
            <text:p>0.448305</text:p>
          </table:table-cell>
          <table:table-cell office:value-type="float" office:value="2.1619999999999999E-3" table:style-name="ce4">
            <text:p>0.00216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500" table:style-name="ce5">
            <text:p>8,500</text:p>
          </table:table-cell>
          <table:table-cell office:value-type="float" office:value="0.450017" table:style-name="ce4">
            <text:p>0.450017</text:p>
          </table:table-cell>
          <table:table-cell office:value-type="float" office:value="2.124E-3" table:style-name="ce4">
            <text:p>0.00212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600" table:style-name="ce5">
            <text:p>8,600</text:p>
          </table:table-cell>
          <table:table-cell office:value-type="float" office:value="0.46444299999999999" table:style-name="ce4">
            <text:p>0.464443</text:p>
          </table:table-cell>
          <table:table-cell office:value-type="float" office:value="2.4109999999999999E-3" table:style-name="ce4">
            <text:p>0.00241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700" table:style-name="ce5">
            <text:p>8,700</text:p>
          </table:table-cell>
          <table:table-cell office:value-type="float" office:value="0.48216599999999998" table:style-name="ce4">
            <text:p>0.482166</text:p>
          </table:table-cell>
          <table:table-cell office:value-type="float" office:value="1.8979999999999999E-3" table:style-name="ce4">
            <text:p>0.00189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800" table:style-name="ce5">
            <text:p>8,800</text:p>
          </table:table-cell>
          <table:table-cell office:value-type="float" office:value="0.50927299999999998" table:style-name="ce4">
            <text:p>0.509273</text:p>
          </table:table-cell>
          <table:table-cell office:value-type="float" office:value="2.9940000000000001E-3" table:style-name="ce4">
            <text:p>0.00299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900" table:style-name="ce5">
            <text:p>8,900</text:p>
          </table:table-cell>
          <table:table-cell office:value-type="float" office:value="0.46846100000000002" table:style-name="ce4">
            <text:p>0.468461</text:p>
          </table:table-cell>
          <table:table-cell office:value-type="float" office:value="3.2669999999999999E-3" table:style-name="ce4">
            <text:p>0.00326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000" table:style-name="ce5">
            <text:p>9,000</text:p>
          </table:table-cell>
          <table:table-cell office:value-type="float" office:value="0.491674" table:style-name="ce4">
            <text:p>0.491674</text:p>
          </table:table-cell>
          <table:table-cell office:value-type="float" office:value="2.0270000000000002E-3" table:style-name="ce4">
            <text:p>0.00202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100" table:style-name="ce5">
            <text:p>9,100</text:p>
          </table:table-cell>
          <table:table-cell office:value-type="float" office:value="0.51416200000000001" table:style-name="ce4">
            <text:p>0.514162</text:p>
          </table:table-cell>
          <table:table-cell office:value-type="float" office:value="2.307E-3" table:style-name="ce4">
            <text:p>0.00230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200" table:style-name="ce5">
            <text:p>9,200</text:p>
          </table:table-cell>
          <table:table-cell office:value-type="float" office:value="0.53823100000000001" table:style-name="ce4">
            <text:p>0.538231</text:p>
          </table:table-cell>
          <table:table-cell office:value-type="float" office:value="2.0569999999999998E-3" table:style-name="ce4">
            <text:p>0.00205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300" table:style-name="ce5">
            <text:p>9,300</text:p>
          </table:table-cell>
          <table:table-cell office:value-type="float" office:value="0.54163300000000003" table:style-name="ce4">
            <text:p>0.541633</text:p>
          </table:table-cell>
          <table:table-cell office:value-type="float" office:value="3.3969999999999998E-3" table:style-name="ce4">
            <text:p>0.00339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400" table:style-name="ce5">
            <text:p>9,400</text:p>
          </table:table-cell>
          <table:table-cell office:value-type="float" office:value="0.54791299999999998" table:style-name="ce4">
            <text:p>0.547913</text:p>
          </table:table-cell>
          <table:table-cell office:value-type="float" office:value="3.9039999999999999E-3" table:style-name="ce4">
            <text:p>0.00390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500" table:style-name="ce5">
            <text:p>9,500</text:p>
          </table:table-cell>
          <table:table-cell office:value-type="float" office:value="0.56801299999999999" table:style-name="ce4">
            <text:p>0.568013</text:p>
          </table:table-cell>
          <table:table-cell office:value-type="float" office:value="2.7520000000000001E-3" table:style-name="ce4">
            <text:p>0.00275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600" table:style-name="ce5">
            <text:p>9,600</text:p>
          </table:table-cell>
          <table:table-cell office:value-type="float" office:value="0.58072900000000005" table:style-name="ce4">
            <text:p>0.580729</text:p>
          </table:table-cell>
          <table:table-cell office:value-type="float" office:value="2.4130000000000002E-3" table:style-name="ce4">
            <text:p>0.00241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700" table:style-name="ce5">
            <text:p>9,700</text:p>
          </table:table-cell>
          <table:table-cell office:value-type="float" office:value="0.57386700000000002" table:style-name="ce4">
            <text:p>0.573867</text:p>
          </table:table-cell>
          <table:table-cell office:value-type="float" office:value="3.3530000000000001E-3" table:style-name="ce4">
            <text:p>0.00335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800" table:style-name="ce5">
            <text:p>9,800</text:p>
          </table:table-cell>
          <table:table-cell office:value-type="float" office:value="0.62947399999999998" table:style-name="ce4">
            <text:p>0.629474</text:p>
          </table:table-cell>
          <table:table-cell office:value-type="float" office:value="3.4269999999999999E-3" table:style-name="ce4">
            <text:p>0.00342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900" table:style-name="ce5">
            <text:p>9,900</text:p>
          </table:table-cell>
          <table:table-cell office:value-type="float" office:value="0.65002000000000004" table:style-name="ce4">
            <text:p>0.65002</text:p>
          </table:table-cell>
          <table:table-cell office:value-type="float" office:value="3.5109999999999998E-3" table:style-name="ce4">
            <text:p>0.00351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0000" table:style-name="ce5">
            <text:p>10,000</text:p>
          </table:table-cell>
          <table:table-cell office:value-type="float" office:value="0.68499399999999999" table:style-name="ce4">
            <text:p>0.684994</text:p>
          </table:table-cell>
          <table:table-cell office:value-type="float" office:value="2.7139999999999998E-3" table:style-name="ce4">
            <text:p>0.00271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1000" table:style-name="ce5">
            <text:p>11,000</text:p>
          </table:table-cell>
          <table:table-cell office:value-type="float" office:value="0.74510500000000002" table:style-name="ce4">
            <text:p>0.745105</text:p>
          </table:table-cell>
          <table:table-cell office:value-type="float" office:value="2.8370000000000001E-3" table:style-name="ce4">
            <text:p>0.00283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2000" table:style-name="ce5">
            <text:p>12,000</text:p>
          </table:table-cell>
          <table:table-cell office:value-type="float" office:value="0.84272999999999998" table:style-name="ce4">
            <text:p>0.84273</text:p>
          </table:table-cell>
          <table:table-cell office:value-type="float" office:value="4.104E-3" table:style-name="ce4">
            <text:p>0.00410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3000" table:style-name="ce5">
            <text:p>13,000</text:p>
          </table:table-cell>
          <table:table-cell office:value-type="float" office:value="1.0139359999999999" table:style-name="ce4">
            <text:p>1.013936</text:p>
          </table:table-cell>
          <table:table-cell office:value-type="float" office:value="3.8440000000000002E-3" table:style-name="ce4">
            <text:p>0.00384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4000" table:style-name="ce5">
            <text:p>14,000</text:p>
          </table:table-cell>
          <table:table-cell office:value-type="float" office:value="1.1696740000000001" table:style-name="ce4">
            <text:p>1.169674</text:p>
          </table:table-cell>
          <table:table-cell office:value-type="float" office:value="4.2770000000000004E-3" table:style-name="ce4">
            <text:p>0.00427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5000" table:style-name="ce5">
            <text:p>15,000</text:p>
          </table:table-cell>
          <table:table-cell office:value-type="float" office:value="1.2736449999999999" table:style-name="ce4">
            <text:p>1.273645</text:p>
          </table:table-cell>
          <table:table-cell office:value-type="float" office:value="4.0000000000000001E-3" table:style-name="ce4">
            <text:p>0.00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6000" table:style-name="ce5">
            <text:p>16,000</text:p>
          </table:table-cell>
          <table:table-cell office:value-type="float" office:value="1.618601" table:style-name="ce4">
            <text:p>1.618601</text:p>
          </table:table-cell>
          <table:table-cell office:value-type="float" office:value="3.2599999999999999E-3" table:style-name="ce4">
            <text:p>0.0032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7000" table:style-name="ce5">
            <text:p>17,000</text:p>
          </table:table-cell>
          <table:table-cell office:value-type="float" office:value="1.9058390000000001" table:style-name="ce4">
            <text:p>1.905839</text:p>
          </table:table-cell>
          <table:table-cell office:value-type="float" office:value="4.3059999999999999E-3" table:style-name="ce4">
            <text:p>0.00430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8000" table:style-name="ce5">
            <text:p>18,000</text:p>
          </table:table-cell>
          <table:table-cell office:value-type="float" office:value="1.9647520000000001" table:style-name="ce4">
            <text:p>1.964752</text:p>
          </table:table-cell>
          <table:table-cell office:value-type="float" office:value="6.796E-3" table:style-name="ce4">
            <text:p>0.00679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9000" table:style-name="ce5">
            <text:p>19,000</text:p>
          </table:table-cell>
          <table:table-cell office:value-type="float" office:value="2.1467350000000001" table:style-name="ce4">
            <text:p>2.146735</text:p>
          </table:table-cell>
          <table:table-cell office:value-type="float" office:value="4.6909999999999999E-3" table:style-name="ce4">
            <text:p>0.00469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0000" table:style-name="ce5">
            <text:p>20,000</text:p>
          </table:table-cell>
          <table:table-cell office:value-type="float" office:value="2.5048339999999998" table:style-name="ce4">
            <text:p>2.504834</text:p>
          </table:table-cell>
          <table:table-cell office:value-type="float" office:value="4.7280000000000004E-3" table:style-name="ce4">
            <text:p>0.00472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1000" table:style-name="ce5">
            <text:p>21,000</text:p>
          </table:table-cell>
          <table:table-cell office:value-type="float" office:value="2.9017780000000002" table:style-name="ce4">
            <text:p>2.901778</text:p>
          </table:table-cell>
          <table:table-cell office:value-type="float" office:value="7.6990000000000001E-3" table:style-name="ce4">
            <text:p>0.00769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2000" table:style-name="ce5">
            <text:p>22,000</text:p>
          </table:table-cell>
          <table:table-cell office:value-type="float" office:value="3.5034260000000002" table:style-name="ce4">
            <text:p>3.503426</text:p>
          </table:table-cell>
          <table:table-cell office:value-type="float" office:value="7.6080000000000002E-3" table:style-name="ce4">
            <text:p>0.00760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3000" table:style-name="ce5">
            <text:p>23,000</text:p>
          </table:table-cell>
          <table:table-cell office:value-type="float" office:value="3.8963130000000001" table:style-name="ce4">
            <text:p>3.896313</text:p>
          </table:table-cell>
          <table:table-cell office:value-type="float" office:value="8.8940000000000009E-3" table:style-name="ce4">
            <text:p>0.00889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4000" table:style-name="ce5">
            <text:p>24,000</text:p>
          </table:table-cell>
          <table:table-cell office:value-type="float" office:value="4.0971789999999997" table:style-name="ce4">
            <text:p>4.097179</text:p>
          </table:table-cell>
          <table:table-cell office:value-type="float" office:value="9.0310000000000008E-3" table:style-name="ce4">
            <text:p>0.00903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5000" table:style-name="ce5">
            <text:p>25,000</text:p>
          </table:table-cell>
          <table:table-cell office:value-type="float" office:value="4.4192840000000002" table:style-name="ce4">
            <text:p>4.419284</text:p>
          </table:table-cell>
          <table:table-cell office:value-type="float" office:value="9.6749999999999996E-3" table:style-name="ce4">
            <text:p>0.00967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6000" table:style-name="ce5">
            <text:p>26,000</text:p>
          </table:table-cell>
          <table:table-cell office:value-type="float" office:value="4.5813050000000004" table:style-name="ce4">
            <text:p>4.581305</text:p>
          </table:table-cell>
          <table:table-cell office:value-type="float" office:value="8.4349999999999998E-3" table:style-name="ce4">
            <text:p>0.00843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7000" table:style-name="ce5">
            <text:p>27,000</text:p>
          </table:table-cell>
          <table:table-cell office:value-type="float" office:value="5.0347109999999997" table:style-name="ce4">
            <text:p>5.034711</text:p>
          </table:table-cell>
          <table:table-cell office:value-type="float" office:value="1.1322E-2" table:style-name="ce4">
            <text:p>0.01132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8000" table:style-name="ce5">
            <text:p>28,000</text:p>
          </table:table-cell>
          <table:table-cell office:value-type="float" office:value="4.8064679999999997" table:style-name="ce4">
            <text:p>4.806468</text:p>
          </table:table-cell>
          <table:table-cell office:value-type="float" office:value="9.7680000000000006E-3" table:style-name="ce4">
            <text:p>0.00976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9000" table:style-name="ce5">
            <text:p>29,000</text:p>
          </table:table-cell>
          <table:table-cell office:value-type="float" office:value="5.8424259999999997" table:style-name="ce4">
            <text:p>5.842426</text:p>
          </table:table-cell>
          <table:table-cell office:value-type="float" office:value="8.3210000000000003E-3" table:style-name="ce4">
            <text:p>0.00832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0000" table:style-name="ce5">
            <text:p>30,000</text:p>
          </table:table-cell>
          <table:table-cell office:value-type="float" office:value="6.1856609999999996" table:style-name="ce4">
            <text:p>6.185661</text:p>
          </table:table-cell>
          <table:table-cell office:value-type="float" office:value="9.0980000000000002E-3" table:style-name="ce4">
            <text:p>0.00909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1000" table:style-name="ce5">
            <text:p>31,000</text:p>
          </table:table-cell>
          <table:table-cell office:value-type="float" office:value="6.5888179999999998" table:style-name="ce4">
            <text:p>6.588818</text:p>
          </table:table-cell>
          <table:table-cell office:value-type="float" office:value="8.2990000000000008E-3" table:style-name="ce4">
            <text:p>0.00829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2000" table:style-name="ce5">
            <text:p>32,000</text:p>
          </table:table-cell>
          <table:table-cell office:value-type="float" office:value="7.1769850000000002" table:style-name="ce4">
            <text:p>7.176985</text:p>
          </table:table-cell>
          <table:table-cell office:value-type="float" office:value="9.221E-3" table:style-name="ce4">
            <text:p>0.00922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3000" table:style-name="ce5">
            <text:p>33,000</text:p>
          </table:table-cell>
          <table:table-cell office:value-type="float" office:value="7.7846669999999998" table:style-name="ce4">
            <text:p>7.784667</text:p>
          </table:table-cell>
          <table:table-cell office:value-type="float" office:value="1.0363000000000001E-2" table:style-name="ce4">
            <text:p>0.01036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4000" table:style-name="ce5">
            <text:p>34,000</text:p>
          </table:table-cell>
          <table:table-cell office:value-type="float" office:value="8.3281109999999998" table:style-name="ce4">
            <text:p>8.328111</text:p>
          </table:table-cell>
          <table:table-cell office:value-type="float" office:value="8.3079999999999994E-3" table:style-name="ce4">
            <text:p>0.00830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5000" table:style-name="ce5">
            <text:p>35,000</text:p>
          </table:table-cell>
          <table:table-cell office:value-type="float" office:value="8.8307749999999992" table:style-name="ce4">
            <text:p>8.830775</text:p>
          </table:table-cell>
          <table:table-cell office:value-type="float" office:value="1.1783999999999999E-2" table:style-name="ce4">
            <text:p>0.01178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6000" table:style-name="ce5">
            <text:p>36,000</text:p>
          </table:table-cell>
          <table:table-cell office:value-type="float" office:value="9.0314549999999993" table:style-name="ce4">
            <text:p>9.031455</text:p>
          </table:table-cell>
          <table:table-cell office:value-type="float" office:value="1.2741000000000001E-2" table:style-name="ce4">
            <text:p>0.01274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7000" table:style-name="ce5">
            <text:p>37,000</text:p>
          </table:table-cell>
          <table:table-cell office:value-type="float" office:value="9.4481400000000004" table:style-name="ce4">
            <text:p>9.44814</text:p>
          </table:table-cell>
          <table:table-cell office:value-type="float" office:value="1.0593999999999999E-2" table:style-name="ce4">
            <text:p>0.01059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8000" table:style-name="ce5">
            <text:p>38,000</text:p>
          </table:table-cell>
          <table:table-cell office:value-type="float" office:value="10.358138" table:style-name="ce4">
            <text:p>10.358138</text:p>
          </table:table-cell>
          <table:table-cell office:value-type="float" office:value="1.1657000000000001E-2" table:style-name="ce4">
            <text:p>0.01165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9000" table:style-name="ce5">
            <text:p>39,000</text:p>
          </table:table-cell>
          <table:table-cell office:value-type="float" office:value="10.803485999999999" table:style-name="ce4">
            <text:p>10.803486</text:p>
          </table:table-cell>
          <table:table-cell office:value-type="float" office:value="1.2284E-2" table:style-name="ce4">
            <text:p>0.01228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0000" table:style-name="ce5">
            <text:p>40,000</text:p>
          </table:table-cell>
          <table:table-cell office:value-type="float" office:value="11.307448000000001" table:style-name="ce4">
            <text:p>11.307448</text:p>
          </table:table-cell>
          <table:table-cell office:value-type="float" office:value="1.2517E-2" table:style-name="ce4">
            <text:p>0.01251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1000" table:style-name="ce5">
            <text:p>41,000</text:p>
          </table:table-cell>
          <table:table-cell office:value-type="float" office:value="12.441109000000001" table:style-name="ce4">
            <text:p>12.441109</text:p>
          </table:table-cell>
          <table:table-cell office:value-type="float" office:value="1.2466E-2" table:style-name="ce4">
            <text:p>0.01246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2000" table:style-name="ce5">
            <text:p>42,000</text:p>
          </table:table-cell>
          <table:table-cell office:value-type="float" office:value="13.091621" table:style-name="ce4">
            <text:p>13.091621</text:p>
          </table:table-cell>
          <table:table-cell office:value-type="float" office:value="1.1487000000000001E-2" table:style-name="ce4">
            <text:p>0.01148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3000" table:style-name="ce5">
            <text:p>43,000</text:p>
          </table:table-cell>
          <table:table-cell office:value-type="float" office:value="13.246796" table:style-name="ce4">
            <text:p>13.246796</text:p>
          </table:table-cell>
          <table:table-cell office:value-type="float" office:value="1.1851E-2" table:style-name="ce4">
            <text:p>0.01185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4000" table:style-name="ce5">
            <text:p>44,000</text:p>
          </table:table-cell>
          <table:table-cell office:value-type="float" office:value="14.147645000000001" table:style-name="ce4">
            <text:p>14.147645</text:p>
          </table:table-cell>
          <table:table-cell office:value-type="float" office:value="1.2357E-2" table:style-name="ce4">
            <text:p>0.01235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5000" table:style-name="ce5">
            <text:p>45,000</text:p>
          </table:table-cell>
          <table:table-cell office:value-type="float" office:value="13.053399000000001" table:style-name="ce4">
            <text:p>13.053399</text:p>
          </table:table-cell>
          <table:table-cell office:value-type="float" office:value="1.2317E-2" table:style-name="ce4">
            <text:p>0.01231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6000" table:style-name="ce5">
            <text:p>46,000</text:p>
          </table:table-cell>
          <table:table-cell office:value-type="float" office:value="13.738903000000001" table:style-name="ce4">
            <text:p>13.738903</text:p>
          </table:table-cell>
          <table:table-cell office:value-type="float" office:value="1.2715000000000001E-2" table:style-name="ce4">
            <text:p>0.01271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7000" table:style-name="ce5">
            <text:p>47,000</text:p>
          </table:table-cell>
          <table:table-cell office:value-type="float" office:value="14.212031" table:style-name="ce4">
            <text:p>14.212031</text:p>
          </table:table-cell>
          <table:table-cell office:value-type="float" office:value="1.2891E-2" table:style-name="ce4">
            <text:p>0.01289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8000" table:style-name="ce5">
            <text:p>48,000</text:p>
          </table:table-cell>
          <table:table-cell office:value-type="float" office:value="14.055063000000001" table:style-name="ce4">
            <text:p>14.055063</text:p>
          </table:table-cell>
          <table:table-cell office:value-type="float" office:value="1.3762E-2" table:style-name="ce4">
            <text:p>0.01376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9000" table:style-name="ce5">
            <text:p>49,000</text:p>
          </table:table-cell>
          <table:table-cell office:value-type="float" office:value="14.848998999999999" table:style-name="ce4">
            <text:p>14.848999</text:p>
          </table:table-cell>
          <table:table-cell office:value-type="float" office:value="1.3165E-2" table:style-name="ce4">
            <text:p>0.01316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0000" table:style-name="ce5">
            <text:p>50,000</text:p>
          </table:table-cell>
          <table:table-cell office:value-type="float" office:value="15.754318" table:style-name="ce4">
            <text:p>15.754318</text:p>
          </table:table-cell>
          <table:table-cell office:value-type="float" office:value="1.3405E-2" table:style-name="ce4">
            <text:p>0.01340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5000" table:style-name="ce5">
            <text:p>55,000</text:p>
          </table:table-cell>
          <table:table-cell office:value-type="float" office:value="18.689073" table:style-name="ce4">
            <text:p>18.689073</text:p>
          </table:table-cell>
          <table:table-cell office:value-type="float" office:value="1.5103E-2" table:style-name="ce4">
            <text:p>0.01510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0000" table:style-name="ce5">
            <text:p>60,000</text:p>
          </table:table-cell>
          <table:table-cell office:value-type="float" office:value="22.547723000000001" table:style-name="ce4">
            <text:p>22.547723</text:p>
          </table:table-cell>
          <table:table-cell office:value-type="float" office:value="1.7447000000000001E-2" table:style-name="ce4">
            <text:p>0.01744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5000" table:style-name="ce5">
            <text:p>65,000</text:p>
          </table:table-cell>
          <table:table-cell office:value-type="float" office:value="30.608397" table:style-name="ce4">
            <text:p>30.608397</text:p>
          </table:table-cell>
          <table:table-cell office:value-type="float" office:value="1.8737E-2" table:style-name="ce4">
            <text:p>0.01873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0000" table:style-name="ce5">
            <text:p>70,000</text:p>
          </table:table-cell>
          <table:table-cell office:value-type="float" office:value="31.436938000000001" table:style-name="ce4">
            <text:p>31.436938</text:p>
          </table:table-cell>
          <table:table-cell office:value-type="float" office:value="2.1225000000000001E-2" table:style-name="ce4">
            <text:p>0.02122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5000" table:style-name="ce5">
            <text:p>75,000</text:p>
          </table:table-cell>
          <table:table-cell office:value-type="float" office:value="37.405206" table:style-name="ce4">
            <text:p>37.405206</text:p>
          </table:table-cell>
          <table:table-cell office:value-type="float" office:value="2.1505E-2" table:style-name="ce4">
            <text:p>0.02150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0000" table:style-name="ce5">
            <text:p>80,000</text:p>
          </table:table-cell>
          <table:table-cell office:value-type="float" office:value="40.314214999999997" table:style-name="ce4">
            <text:p>40.314215</text:p>
          </table:table-cell>
          <table:table-cell office:value-type="float" office:value="2.1673000000000001E-2" table:style-name="ce4">
            <text:p>0.02167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5000" table:style-name="ce5">
            <text:p>85,000</text:p>
          </table:table-cell>
          <table:table-cell office:value-type="float" office:value="46.917397000000001" table:style-name="ce4">
            <text:p>46.917397</text:p>
          </table:table-cell>
          <table:table-cell office:value-type="float" office:value="2.0108000000000001E-2" table:style-name="ce4">
            <text:p>0.02010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0000" table:style-name="ce5">
            <text:p>90,000</text:p>
          </table:table-cell>
          <table:table-cell office:value-type="float" office:value="52.072681000000003" table:style-name="ce4">
            <text:p>52.072681</text:p>
          </table:table-cell>
          <table:table-cell office:value-type="float" office:value="2.1356E-2" table:style-name="ce4">
            <text:p>0.02135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5000" table:style-name="ce5">
            <text:p>95,000</text:p>
          </table:table-cell>
          <table:table-cell office:value-type="float" office:value="57.731820999999997" table:style-name="ce4">
            <text:p>57.731821</text:p>
          </table:table-cell>
          <table:table-cell office:value-type="float" office:value="2.2110000000000001E-2" table:style-name="ce4">
            <text:p>0.0221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00000" table:style-name="ce5">
            <text:p>100,000</text:p>
          </table:table-cell>
          <table:table-cell office:value-type="float" office:value="64.705717000000007" table:style-name="ce4">
            <text:p>64.705717</text:p>
          </table:table-cell>
          <table:table-cell office:value-type="float" office:value="2.2934E-2" table:style-name="ce4">
            <text:p>0.02293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10000" table:style-name="ce5">
            <text:p>110,000</text:p>
          </table:table-cell>
          <table:table-cell office:value-type="float" office:value="81.489334999999997" table:style-name="ce4">
            <text:p>81.489335</text:p>
          </table:table-cell>
          <table:table-cell office:value-type="float" office:value="3.1175999999999999E-2" table:style-name="ce4">
            <text:p>0.03117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20000" table:style-name="ce5">
            <text:p>120,000</text:p>
          </table:table-cell>
          <table:table-cell office:value-type="float" office:value="95.220903000000007" table:style-name="ce4">
            <text:p>95.220903</text:p>
          </table:table-cell>
          <table:table-cell office:value-type="float" office:value="3.3744000000000003E-2" table:style-name="ce4">
            <text:p>0.03374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30000" table:style-name="ce5">
            <text:p>130,000</text:p>
          </table:table-cell>
          <table:table-cell office:value-type="float" office:value="106.809652" table:style-name="ce4">
            <text:p>106.809652</text:p>
          </table:table-cell>
          <table:table-cell office:value-type="float" office:value="3.9189000000000002E-2" table:style-name="ce4">
            <text:p>0.03918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40000" table:style-name="ce5">
            <text:p>140,000</text:p>
          </table:table-cell>
          <table:table-cell office:value-type="float" office:value="128.63949099999999" table:style-name="ce4">
            <text:p>128.639491</text:p>
          </table:table-cell>
          <table:table-cell office:value-type="float" office:value="4.1807999999999998E-2" table:style-name="ce4">
            <text:p>0.04180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50000" table:style-name="ce5">
            <text:p>150,000</text:p>
          </table:table-cell>
          <table:table-cell office:value-type="float" office:value="152.47538800000001" table:style-name="ce4">
            <text:p>152.475388</text:p>
          </table:table-cell>
          <table:table-cell office:value-type="float" office:value="4.1675999999999998E-2" table:style-name="ce4">
            <text:p>0.04167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60000" table:style-name="ce5">
            <text:p>160,000</text:p>
          </table:table-cell>
          <table:table-cell office:value-type="float" office:value="165.73847900000001" table:style-name="ce4">
            <text:p>165.738479</text:p>
          </table:table-cell>
          <table:table-cell office:value-type="float" office:value="4.4587000000000002E-2" table:style-name="ce4">
            <text:p>0.04458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70000" table:style-name="ce5">
            <text:p>170,000</text:p>
          </table:table-cell>
          <table:table-cell office:value-type="float" office:value="186.862574" table:style-name="ce4">
            <text:p>186.862574</text:p>
          </table:table-cell>
          <table:table-cell office:value-type="float" office:value="4.8956E-2" table:style-name="ce4">
            <text:p>0.04895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80000" table:style-name="ce5">
            <text:p>180,000</text:p>
          </table:table-cell>
          <table:table-cell office:value-type="float" office:value="208.079936" table:style-name="ce4">
            <text:p>208.079936</text:p>
          </table:table-cell>
          <table:table-cell office:value-type="float" office:value="5.4725999999999997E-2" table:style-name="ce4">
            <text:p>0.05472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90000" table:style-name="ce5">
            <text:p>190,000</text:p>
          </table:table-cell>
          <table:table-cell office:value-type="float" office:value="235.61798200000001" table:style-name="ce4">
            <text:p>235.617982</text:p>
          </table:table-cell>
          <table:table-cell office:value-type="float" office:value="5.3622000000000003E-2" table:style-name="ce4">
            <text:p>0.05362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00000" table:style-name="ce5">
            <text:p>200,000</text:p>
          </table:table-cell>
          <table:table-cell office:value-type="float" office:value="275.88663500000001" table:style-name="ce4">
            <text:p>275.886635</text:p>
          </table:table-cell>
          <table:table-cell office:value-type="float" office:value="6.3639000000000001E-2" table:style-name="ce4">
            <text:p>0.06363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10000" table:style-name="ce5">
            <text:p>210,000</text:p>
          </table:table-cell>
          <table:table-cell office:value-type="float" office:value="284.71230300000002" table:style-name="ce4">
            <text:p>284.712303</text:p>
          </table:table-cell>
          <table:table-cell office:value-type="float" office:value="6.5590999999999997E-2" table:style-name="ce4">
            <text:p>0.06559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20000" table:style-name="ce5">
            <text:p>220,000</text:p>
          </table:table-cell>
          <table:table-cell office:value-type="float" office:value="313.53899999999999" table:style-name="ce4">
            <text:p>313.539</text:p>
          </table:table-cell>
          <table:table-cell office:value-type="float" office:value="6.3664999999999999E-2" table:style-name="ce4">
            <text:p>0.06366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30000" table:style-name="ce5">
            <text:p>230,000</text:p>
          </table:table-cell>
          <table:table-cell office:value-type="float" office:value="341.467354" table:style-name="ce4">
            <text:p>341.467354</text:p>
          </table:table-cell>
          <table:table-cell office:value-type="float" office:value="5.9726000000000001E-2" table:style-name="ce4">
            <text:p>0.05972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40000" table:style-name="ce5">
            <text:p>240,000</text:p>
          </table:table-cell>
          <table:table-cell office:value-type="float" office:value="376.598952" table:style-name="ce4">
            <text:p>376.598952</text:p>
          </table:table-cell>
          <table:table-cell office:value-type="float" office:value="6.7171999999999996E-2" table:style-name="ce4">
            <text:p>0.06717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50000" table:style-name="ce5">
            <text:p>250,000</text:p>
          </table:table-cell>
          <table:table-cell office:value-type="float" office:value="427.73796499999997" table:style-name="ce4">
            <text:p>427.737965</text:p>
          </table:table-cell>
          <table:table-cell office:value-type="float" office:value="7.4196999999999999E-2" table:style-name="ce4">
            <text:p>0.07419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60000" table:style-name="ce5">
            <text:p>260,000</text:p>
          </table:table-cell>
          <table:table-cell office:value-type="float" office:value="497.123763" table:style-name="ce4">
            <text:p>497.123763</text:p>
          </table:table-cell>
          <table:table-cell office:value-type="float" office:value="8.0701999999999996E-2" table:style-name="ce4">
            <text:p>0.08070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70000" table:style-name="ce5">
            <text:p>270,000</text:p>
          </table:table-cell>
          <table:table-cell office:value-type="float" office:value="478.92794199999997" table:style-name="ce4">
            <text:p>478.927942</text:p>
          </table:table-cell>
          <table:table-cell office:value-type="float" office:value="7.7529000000000001E-2" table:style-name="ce4">
            <text:p>0.07752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80000" table:style-name="ce5">
            <text:p>280,000</text:p>
          </table:table-cell>
          <table:table-cell office:value-type="float" office:value="563.250224" table:style-name="ce4">
            <text:p>563.250224</text:p>
          </table:table-cell>
          <table:table-cell office:value-type="float" office:value="8.5715E-2" table:style-name="ce4">
            <text:p>0.08571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290000" table:style-name="ce5">
            <text:p>290,000</text:p>
          </table:table-cell>
          <table:table-cell office:value-type="float" office:value="612.31721500000003" table:style-name="ce4">
            <text:p>612.317215</text:p>
          </table:table-cell>
          <table:table-cell office:value-type="float" office:value="8.1595000000000001E-2" table:style-name="ce4">
            <text:p>0.08159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00000" table:style-name="ce5">
            <text:p>300,000</text:p>
          </table:table-cell>
          <table:table-cell office:value-type="float" office:value="662.51892399999997" table:style-name="ce4">
            <text:p>662.518924</text:p>
          </table:table-cell>
          <table:table-cell office:value-type="float" office:value="8.5861999999999994E-2" table:style-name="ce4">
            <text:p>0.08586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350000" table:style-name="ce5">
            <text:p>350,000</text:p>
          </table:table-cell>
          <table:table-cell office:value-type="float" office:value="884.11107700000002" table:style-name="ce4">
            <text:p>884.111077</text:p>
          </table:table-cell>
          <table:table-cell office:value-type="float" office:value="0.111586" table:style-name="ce4">
            <text:p>0.11158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00000" table:style-name="ce5">
            <text:p>400,000</text:p>
          </table:table-cell>
          <table:table-cell office:value-type="float" office:value="1148.5192910000001" table:style-name="ce4">
            <text:p>1148.519291</text:p>
          </table:table-cell>
          <table:table-cell office:value-type="float" office:value="0.125445" table:style-name="ce4">
            <text:p>0.125445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450000" table:style-name="ce5">
            <text:p>450,000</text:p>
          </table:table-cell>
          <table:table-cell office:value-type="float" office:value="1315.937185" table:style-name="ce4">
            <text:p>1315.937185</text:p>
          </table:table-cell>
          <table:table-cell office:value-type="float" office:value="0.13448099999999999" table:style-name="ce4">
            <text:p>0.13448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00000" table:style-name="ce5">
            <text:p>500,000</text:p>
          </table:table-cell>
          <table:table-cell office:value-type="float" office:value="1802.82485" table:style-name="ce4">
            <text:p>1802.82485</text:p>
          </table:table-cell>
          <table:table-cell office:value-type="float" office:value="0.14574300000000001" table:style-name="ce4">
            <text:p>0.14574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550000" table:style-name="ce5">
            <text:p>550,000</text:p>
          </table:table-cell>
          <table:table-cell office:value-type="float" office:value="2207.3081459999999" table:style-name="ce4">
            <text:p>2207.308146</text:p>
          </table:table-cell>
          <table:table-cell office:value-type="float" office:value="0.16564899999999999" table:style-name="ce4">
            <text:p>0.16564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00000" table:style-name="ce5">
            <text:p>600,000</text:p>
          </table:table-cell>
          <table:table-cell office:value-type="float" office:value="2338.491536" table:style-name="ce4">
            <text:p>2338.491536</text:p>
          </table:table-cell>
          <table:table-cell office:value-type="float" office:value="0.176424" table:style-name="ce4">
            <text:p>0.17642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650000" table:style-name="ce5">
            <text:p>650,000</text:p>
          </table:table-cell>
          <table:table-cell office:value-type="float" office:value="2728.8905540000001" table:style-name="ce4">
            <text:p>2728.890554</text:p>
          </table:table-cell>
          <table:table-cell office:value-type="float" office:value="0.22709599999999999" table:style-name="ce4">
            <text:p>0.22709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00000" table:style-name="ce5">
            <text:p>700,000</text:p>
          </table:table-cell>
          <table:table-cell office:value-type="float" office:value="3190.9541989999998" table:style-name="ce4">
            <text:p>3190.954199</text:p>
          </table:table-cell>
          <table:table-cell office:value-type="float" office:value="0.20721700000000001" table:style-name="ce4">
            <text:p>0.20721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750000" table:style-name="ce5">
            <text:p>750,000</text:p>
          </table:table-cell>
          <table:table-cell office:value-type="float" office:value="3831.1973440000002" table:style-name="ce4">
            <text:p>3831.197344</text:p>
          </table:table-cell>
          <table:table-cell office:value-type="float" office:value="0.23576" table:style-name="ce4">
            <text:p>0.2357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00000" table:style-name="ce5">
            <text:p>800,000</text:p>
          </table:table-cell>
          <table:table-cell office:value-type="float" office:value="4982.2859619999999" table:style-name="ce4">
            <text:p>4982.285962</text:p>
          </table:table-cell>
          <table:table-cell office:value-type="float" office:value="0.236349" table:style-name="ce4">
            <text:p>0.23634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850000" table:style-name="ce5">
            <text:p>850,000</text:p>
          </table:table-cell>
          <table:table-cell office:value-type="float" office:value="4609.8622059999998" table:style-name="ce4">
            <text:p>4609.862206</text:p>
          </table:table-cell>
          <table:table-cell office:value-type="float" office:value="0.250027" table:style-name="ce4">
            <text:p>0.25002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00000" table:style-name="ce5">
            <text:p>900,000</text:p>
          </table:table-cell>
          <table:table-cell office:value-type="float" office:value="5157.8123489999998" table:style-name="ce4">
            <text:p>5157.812349</text:p>
          </table:table-cell>
          <table:table-cell office:value-type="float" office:value="0.263936" table:style-name="ce4">
            <text:p>0.26393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950000" table:style-name="ce5">
            <text:p>950,000</text:p>
          </table:table-cell>
          <table:table-cell office:value-type="float" office:value="5755.2485889999998" table:style-name="ce4">
            <text:p>5755.248589</text:p>
          </table:table-cell>
          <table:table-cell office:value-type="float" office:value="0.29208299999999998" table:style-name="ce4">
            <text:p>0.292083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000000" table:style-name="ce5">
            <text:p>1,000,000</text:p>
          </table:table-cell>
          <table:table-cell office:value-type="float" office:value="7069.3170380000001" table:style-name="ce4">
            <text:p>7069.317038</text:p>
          </table:table-cell>
          <table:table-cell office:value-type="float" office:value="0.315689" table:style-name="ce4">
            <text:p>0.31568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100000" table:style-name="ce5">
            <text:p>1,100,000</text:p>
          </table:table-cell>
          <table:table-cell office:value-type="float" office:value="8458.1503869999997" table:style-name="ce4">
            <text:p>8458.150387</text:p>
          </table:table-cell>
          <table:table-cell office:value-type="float" office:value="0.28457900000000003" table:style-name="ce4">
            <text:p>0.28457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200000" table:style-name="ce5">
            <text:p>1,200,000</text:p>
          </table:table-cell>
          <table:table-cell office:value-type="float" office:value="9495.8987080000006" table:style-name="ce4">
            <text:p>9495.898708</text:p>
          </table:table-cell>
          <table:table-cell office:value-type="float" office:value="0.35850199999999999" table:style-name="ce4">
            <text:p>0.358502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300000" table:style-name="ce5">
            <text:p>1,300,000</text:p>
          </table:table-cell>
          <table:table-cell office:value-type="float" office:value="10626.023771" table:style-name="ce4">
            <text:p>10626.02377</text:p>
          </table:table-cell>
          <table:table-cell office:value-type="float" office:value="0.40145599999999998" table:style-name="ce4">
            <text:p>0.401456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400000" table:style-name="ce5">
            <text:p>1,400,000</text:p>
          </table:table-cell>
          <table:table-cell office:value-type="float" office:value="13439.250082" table:style-name="ce4">
            <text:p>13439.25008</text:p>
          </table:table-cell>
          <table:table-cell office:value-type="float" office:value="0.44244899999999998" table:style-name="ce4">
            <text:p>0.442449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500000" table:style-name="ce5">
            <text:p>1,500,000</text:p>
          </table:table-cell>
          <table:table-cell office:value-type="float" office:value="15102.736591999999" table:style-name="ce4">
            <text:p>15102.73659</text:p>
          </table:table-cell>
          <table:table-cell office:value-type="float" office:value="0.40023799999999998" table:style-name="ce4">
            <text:p>0.40023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600000" table:style-name="ce6">
            <text:p>1,600,000</text:p>
          </table:table-cell>
          <table:table-cell office:value-type="float" office:value="16483.694808" table:style-name="ce7">
            <text:p>16483.69481</text:p>
          </table:table-cell>
          <table:table-cell office:value-type="float" office:value="0.44928400000000002" table:style-name="ce7">
            <text:p>0.449284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700000" table:style-name="ce8">
            <text:p>1,700,000</text:p>
          </table:table-cell>
          <table:table-cell table:style-name="ce4"/>
          <table:table-cell office:value-type="float" office:value="0.53842100000000004" table:style-name="ce4">
            <text:p>0.53842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office:value-type="float" office:value="1800000" table:style-name="ce8">
            <text:p>1,800,000</text:p>
          </table:table-cell>
          <table:table-cell table:style-name="ce4"/>
          <table:table-cell office:value-type="float" office:value="0.55530999999999997" table:style-name="ce4">
            <text:p>0.55531</text:p>
          </table:table-cell>
          <table:table-cell table:number-columns-repeated="16381" table:style-name="ce1"/>
        </table:table-row>
        <table:table-row table:style-name="ro2">
          <table:table-cell office:value-type="float" office:value="1900000" table:style-name="ce8">
            <text:p>1,900,000</text:p>
          </table:table-cell>
          <table:table-cell table:style-name="ce4"/>
          <table:table-cell office:value-type="float" office:value="0.53636099999999998" table:style-name="ce4">
            <text:p>0.536361</text:p>
          </table:table-cell>
          <table:table-cell table:number-columns-repeated="16381" table:style-name="ce1"/>
        </table:table-row>
        <table:table-row table:style-name="ro2">
          <table:table-cell office:value-type="float" office:value="2000000" table:style-name="ce8">
            <text:p>2,000,000</text:p>
          </table:table-cell>
          <table:table-cell table:style-name="ce4"/>
          <table:table-cell office:value-type="float" office:value="0.62604899999999997" table:style-name="ce4">
            <text:p>0.626049</text:p>
          </table:table-cell>
          <table:table-cell table:number-columns-repeated="16381" table:style-name="ce1"/>
        </table:table-row>
        <table:table-row table:style-name="ro2">
          <table:table-cell office:value-type="float" office:value="2100000" table:style-name="ce8">
            <text:p>2,100,000</text:p>
          </table:table-cell>
          <table:table-cell table:style-name="ce4"/>
          <table:table-cell office:value-type="float" office:value="0.63500999999999996" table:style-name="ce4">
            <text:p>0.63501</text:p>
          </table:table-cell>
          <table:table-cell table:number-columns-repeated="16381" table:style-name="ce1"/>
        </table:table-row>
        <table:table-row table:style-name="ro2">
          <table:table-cell office:value-type="float" office:value="2200000" table:style-name="ce8">
            <text:p>2,200,000</text:p>
          </table:table-cell>
          <table:table-cell table:style-name="ce4"/>
          <table:table-cell office:value-type="float" office:value="0.59201000000000004" table:style-name="ce4">
            <text:p>0.59201</text:p>
          </table:table-cell>
          <table:table-cell table:number-columns-repeated="16381" table:style-name="ce1"/>
        </table:table-row>
        <table:table-row table:style-name="ro2">
          <table:table-cell office:value-type="float" office:value="2300000" table:style-name="ce8">
            <text:p>2,300,000</text:p>
          </table:table-cell>
          <table:table-cell table:style-name="ce4"/>
          <table:table-cell office:value-type="float" office:value="0.61536500000000005" table:style-name="ce4">
            <text:p>0.615365</text:p>
          </table:table-cell>
          <table:table-cell table:number-columns-repeated="16381" table:style-name="ce1"/>
        </table:table-row>
        <table:table-row table:style-name="ro2">
          <table:table-cell office:value-type="float" office:value="2400000" table:style-name="ce8">
            <text:p>2,400,000</text:p>
          </table:table-cell>
          <table:table-cell table:style-name="ce4"/>
          <table:table-cell office:value-type="float" office:value="0.664269" table:style-name="ce4">
            <text:p>0.664269</text:p>
          </table:table-cell>
          <table:table-cell table:number-columns-repeated="16381" table:style-name="ce1"/>
        </table:table-row>
        <table:table-row table:style-name="ro2">
          <table:table-cell office:value-type="float" office:value="2500000" table:style-name="ce8">
            <text:p>2,500,000</text:p>
          </table:table-cell>
          <table:table-cell table:style-name="ce4"/>
          <table:table-cell office:value-type="float" office:value="0.72295399999999999" table:style-name="ce4">
            <text:p>0.722954</text:p>
          </table:table-cell>
          <table:table-cell table:number-columns-repeated="16381" table:style-name="ce1"/>
        </table:table-row>
        <table:table-row table:style-name="ro2">
          <table:table-cell office:value-type="float" office:value="2600000" table:style-name="ce8">
            <text:p>2,600,000</text:p>
          </table:table-cell>
          <table:table-cell table:style-name="ce4"/>
          <table:table-cell office:value-type="float" office:value="0.74028899999999997" table:style-name="ce4">
            <text:p>0.740289</text:p>
          </table:table-cell>
          <table:table-cell table:number-columns-repeated="16381" table:style-name="ce1"/>
        </table:table-row>
        <table:table-row table:style-name="ro2">
          <table:table-cell office:value-type="float" office:value="2700000" table:style-name="ce8">
            <text:p>2,700,000</text:p>
          </table:table-cell>
          <table:table-cell table:style-name="ce4"/>
          <table:table-cell office:value-type="float" office:value="0.70585100000000001" table:style-name="ce4">
            <text:p>0.705851</text:p>
          </table:table-cell>
          <table:table-cell table:number-columns-repeated="16381" table:style-name="ce1"/>
        </table:table-row>
        <table:table-row table:style-name="ro2">
          <table:table-cell office:value-type="float" office:value="2800000" table:style-name="ce8">
            <text:p>2,800,000</text:p>
          </table:table-cell>
          <table:table-cell table:style-name="ce4"/>
          <table:table-cell office:value-type="float" office:value="0.74577300000000002" table:style-name="ce4">
            <text:p>0.745773</text:p>
          </table:table-cell>
          <table:table-cell table:number-columns-repeated="16381" table:style-name="ce1"/>
        </table:table-row>
        <table:table-row table:style-name="ro2">
          <table:table-cell office:value-type="float" office:value="2900000" table:style-name="ce8">
            <text:p>2,900,000</text:p>
          </table:table-cell>
          <table:table-cell table:style-name="ce4"/>
          <table:table-cell office:value-type="float" office:value="0.791246" table:style-name="ce4">
            <text:p>0.791246</text:p>
          </table:table-cell>
          <table:table-cell table:number-columns-repeated="16381" table:style-name="ce1"/>
        </table:table-row>
        <table:table-row table:style-name="ro2">
          <table:table-cell office:value-type="float" office:value="3000000" table:style-name="ce8">
            <text:p>3,000,000</text:p>
          </table:table-cell>
          <table:table-cell table:style-name="ce4"/>
          <table:table-cell office:value-type="float" office:value="0.92652900000000005" table:style-name="ce4">
            <text:p>0.926529</text:p>
          </table:table-cell>
          <table:table-cell table:number-columns-repeated="16381" table:style-name="ce1"/>
        </table:table-row>
        <table:table-row table:style-name="ro2">
          <table:table-cell office:value-type="float" office:value="3500000" table:style-name="ce8">
            <text:p>3,500,000</text:p>
          </table:table-cell>
          <table:table-cell table:style-name="ce4"/>
          <table:table-cell office:value-type="float" office:value="0.99134999999999995" table:style-name="ce4">
            <text:p>0.99135</text:p>
          </table:table-cell>
          <table:table-cell table:number-columns-repeated="16381" table:style-name="ce1"/>
        </table:table-row>
        <table:table-row table:style-name="ro2">
          <table:table-cell office:value-type="float" office:value="4000000" table:style-name="ce8">
            <text:p>4,000,000</text:p>
          </table:table-cell>
          <table:table-cell table:style-name="ce4"/>
          <table:table-cell office:value-type="float" office:value="1.1788829999999999" table:style-name="ce4">
            <text:p>1.178883</text:p>
          </table:table-cell>
          <table:table-cell table:number-columns-repeated="16381" table:style-name="ce1"/>
        </table:table-row>
        <table:table-row table:style-name="ro2">
          <table:table-cell office:value-type="float" office:value="4500000" table:style-name="ce8">
            <text:p>4,500,000</text:p>
          </table:table-cell>
          <table:table-cell table:style-name="ce4"/>
          <table:table-cell office:value-type="float" office:value="1.3764270000000001" table:style-name="ce4">
            <text:p>1.376427</text:p>
          </table:table-cell>
          <table:table-cell table:number-columns-repeated="16381" table:style-name="ce1"/>
        </table:table-row>
        <table:table-row table:style-name="ro2">
          <table:table-cell office:value-type="float" office:value="5000000" table:style-name="ce8">
            <text:p>5,000,000</text:p>
          </table:table-cell>
          <table:table-cell table:style-name="ce4"/>
          <table:table-cell office:value-type="float" office:value="1.5062070000000001" table:style-name="ce4">
            <text:p>1.506207</text:p>
          </table:table-cell>
          <table:table-cell table:number-columns-repeated="16381" table:style-name="ce1"/>
        </table:table-row>
        <table:table-row table:style-name="ro2">
          <table:table-cell office:value-type="float" office:value="5500000" table:style-name="ce8">
            <text:p>5,500,000</text:p>
          </table:table-cell>
          <table:table-cell table:style-name="ce4"/>
          <table:table-cell office:value-type="float" office:value="1.6099270000000001" table:style-name="ce4">
            <text:p>1.609927</text:p>
          </table:table-cell>
          <table:table-cell table:number-columns-repeated="16381" table:style-name="ce1"/>
        </table:table-row>
        <table:table-row table:style-name="ro2">
          <table:table-cell office:value-type="float" office:value="6000000" table:style-name="ce8">
            <text:p>6,000,000</text:p>
          </table:table-cell>
          <table:table-cell table:style-name="ce4"/>
          <table:table-cell office:value-type="float" office:value="1.8412820000000001" table:style-name="ce4">
            <text:p>1.841282</text:p>
          </table:table-cell>
          <table:table-cell table:number-columns-repeated="16381" table:style-name="ce1"/>
        </table:table-row>
        <table:table-row table:style-name="ro2">
          <table:table-cell office:value-type="float" office:value="6500000" table:style-name="ce8">
            <text:p>6,500,000</text:p>
          </table:table-cell>
          <table:table-cell table:style-name="ce4"/>
          <table:table-cell office:value-type="float" office:value="1.7880020000000001" table:style-name="ce4">
            <text:p>1.788002</text:p>
          </table:table-cell>
          <table:table-cell table:number-columns-repeated="16381" table:style-name="ce1"/>
        </table:table-row>
        <table:table-row table:style-name="ro2">
          <table:table-cell office:value-type="float" office:value="7000000" table:style-name="ce8">
            <text:p>7,000,000</text:p>
          </table:table-cell>
          <table:table-cell table:style-name="ce4"/>
          <table:table-cell office:value-type="float" office:value="1.968167" table:style-name="ce4">
            <text:p>1.968167</text:p>
          </table:table-cell>
          <table:table-cell table:number-columns-repeated="16381" table:style-name="ce1"/>
        </table:table-row>
        <table:table-row table:style-name="ro2">
          <table:table-cell office:value-type="float" office:value="7500000" table:style-name="ce8">
            <text:p>7,500,000</text:p>
          </table:table-cell>
          <table:table-cell table:style-name="ce4"/>
          <table:table-cell office:value-type="float" office:value="2.2098300000000002" table:style-name="ce4">
            <text:p>2.20983</text:p>
          </table:table-cell>
          <table:table-cell table:number-columns-repeated="16381" table:style-name="ce1"/>
        </table:table-row>
        <table:table-row table:style-name="ro2">
          <table:table-cell office:value-type="float" office:value="8000000" table:style-name="ce8">
            <text:p>8,000,000</text:p>
          </table:table-cell>
          <table:table-cell table:style-name="ce4"/>
          <table:table-cell office:value-type="float" office:value="2.4260769999999998" table:style-name="ce4">
            <text:p>2.426077</text:p>
          </table:table-cell>
          <table:table-cell table:number-columns-repeated="16381" table:style-name="ce1"/>
        </table:table-row>
        <table:table-row table:style-name="ro2">
          <table:table-cell office:value-type="float" office:value="8500000" table:style-name="ce8">
            <text:p>8,500,000</text:p>
          </table:table-cell>
          <table:table-cell table:style-name="ce4"/>
          <table:table-cell office:value-type="float" office:value="2.4405809999999999" table:style-name="ce4">
            <text:p>2.440581</text:p>
          </table:table-cell>
          <table:table-cell table:number-columns-repeated="16381" table:style-name="ce1"/>
        </table:table-row>
        <table:table-row table:style-name="ro2">
          <table:table-cell office:value-type="float" office:value="9000000" table:style-name="ce8">
            <text:p>9,000,000</text:p>
          </table:table-cell>
          <table:table-cell table:style-name="ce4"/>
          <table:table-cell office:value-type="float" office:value="2.5471170000000001" table:style-name="ce4">
            <text:p>2.547117</text:p>
          </table:table-cell>
          <table:table-cell table:number-columns-repeated="16381" table:style-name="ce1"/>
        </table:table-row>
        <table:table-row table:style-name="ro2">
          <table:table-cell office:value-type="float" office:value="9500000" table:style-name="ce8">
            <text:p>9,500,000</text:p>
          </table:table-cell>
          <table:table-cell table:style-name="ce4"/>
          <table:table-cell office:value-type="float" office:value="2.7357629999999999" table:style-name="ce4">
            <text:p>2.735763</text:p>
          </table:table-cell>
          <table:table-cell table:number-columns-repeated="16381" table:style-name="ce1"/>
        </table:table-row>
        <table:table-row table:style-name="ro2">
          <table:table-cell office:value-type="float" office:value="10000000" table:style-name="ce8">
            <text:p>10,000,000</text:p>
          </table:table-cell>
          <table:table-cell table:style-name="ce4"/>
          <table:table-cell office:value-type="float" office:value="2.9475739999999999" table:style-name="ce4">
            <text:p>2.947574</text:p>
          </table:table-cell>
          <table:table-cell table:number-columns-repeated="16381" table:style-name="ce1"/>
        </table:table-row>
        <table:table-row table:style-name="ro2">
          <table:table-cell office:value-type="float" office:value="11000000" table:style-name="ce8">
            <text:p>11,000,000</text:p>
          </table:table-cell>
          <table:table-cell table:style-name="ce4"/>
          <table:table-cell office:value-type="float" office:value="3.0633859999999999" table:style-name="ce4">
            <text:p>3.063386</text:p>
          </table:table-cell>
          <table:table-cell table:number-columns-repeated="16381" table:style-name="ce1"/>
        </table:table-row>
        <table:table-row table:style-name="ro2">
          <table:table-cell office:value-type="float" office:value="12000000" table:style-name="ce8">
            <text:p>12,000,000</text:p>
          </table:table-cell>
          <table:table-cell table:style-name="ce4"/>
          <table:table-cell office:value-type="float" office:value="3.2742990000000001" table:style-name="ce4">
            <text:p>3.274299</text:p>
          </table:table-cell>
          <table:table-cell table:number-columns-repeated="16381" table:style-name="ce1"/>
        </table:table-row>
        <table:table-row table:style-name="ro2">
          <table:table-cell office:value-type="float" office:value="13000000" table:style-name="ce8">
            <text:p>13,000,000</text:p>
          </table:table-cell>
          <table:table-cell table:style-name="ce4"/>
          <table:table-cell office:value-type="float" office:value="3.4854940000000001" table:style-name="ce4">
            <text:p>3.485494</text:p>
          </table:table-cell>
          <table:table-cell table:number-columns-repeated="16381" table:style-name="ce1"/>
        </table:table-row>
        <table:table-row table:style-name="ro2">
          <table:table-cell office:value-type="float" office:value="14000000" table:style-name="ce8">
            <text:p>14,000,000</text:p>
          </table:table-cell>
          <table:table-cell table:style-name="ce4"/>
          <table:table-cell office:value-type="float" office:value="3.868293" table:style-name="ce4">
            <text:p>3.868293</text:p>
          </table:table-cell>
          <table:table-cell table:number-columns-repeated="16381" table:style-name="ce1"/>
        </table:table-row>
        <table:table-row table:style-name="ro2">
          <table:table-cell office:value-type="float" office:value="15000000" table:style-name="ce8">
            <text:p>15,000,000</text:p>
          </table:table-cell>
          <table:table-cell table:style-name="ce4"/>
          <table:table-cell office:value-type="float" office:value="4.2465830000000002" table:style-name="ce4">
            <text:p>4.246583</text:p>
          </table:table-cell>
          <table:table-cell table:number-columns-repeated="16381" table:style-name="ce1"/>
        </table:table-row>
        <table:table-row table:style-name="ro2">
          <table:table-cell office:value-type="float" office:value="16000000" table:style-name="ce8">
            <text:p>16,000,000</text:p>
          </table:table-cell>
          <table:table-cell table:style-name="ce4"/>
          <table:table-cell office:value-type="float" office:value="4.3980370000000004" table:style-name="ce4">
            <text:p>4.398037</text:p>
          </table:table-cell>
          <table:table-cell table:number-columns-repeated="16381" table:style-name="ce1"/>
        </table:table-row>
        <table:table-row table:style-name="ro2">
          <table:table-cell office:value-type="float" office:value="17000000" table:style-name="ce8">
            <text:p>17,000,000</text:p>
          </table:table-cell>
          <table:table-cell table:style-name="ce4"/>
          <table:table-cell office:value-type="float" office:value="4.595847" table:style-name="ce4">
            <text:p>4.595847</text:p>
          </table:table-cell>
          <table:table-cell table:number-columns-repeated="16381" table:style-name="ce1"/>
        </table:table-row>
        <table:table-row table:style-name="ro2">
          <table:table-cell office:value-type="float" office:value="18000000" table:style-name="ce8">
            <text:p>18,000,000</text:p>
          </table:table-cell>
          <table:table-cell table:style-name="ce4"/>
          <table:table-cell office:value-type="float" office:value="4.976146" table:style-name="ce4">
            <text:p>4.976146</text:p>
          </table:table-cell>
          <table:table-cell table:number-columns-repeated="16381" table:style-name="ce1"/>
        </table:table-row>
        <table:table-row table:style-name="ro2">
          <table:table-cell office:value-type="float" office:value="19000000" table:style-name="ce8">
            <text:p>19,000,000</text:p>
          </table:table-cell>
          <table:table-cell table:style-name="ce4"/>
          <table:table-cell office:value-type="float" office:value="5.2144760000000003" table:style-name="ce4">
            <text:p>5.214476</text:p>
          </table:table-cell>
          <table:table-cell table:number-columns-repeated="16381" table:style-name="ce1"/>
        </table:table-row>
        <table:table-row table:style-name="ro2">
          <table:table-cell office:value-type="float" office:value="20000000" table:style-name="ce8">
            <text:p>20,000,000</text:p>
          </table:table-cell>
          <table:table-cell table:style-name="ce4"/>
          <table:table-cell office:value-type="float" office:value="5.7806379999999997" table:style-name="ce4">
            <text:p>5.780638</text:p>
          </table:table-cell>
          <table:table-cell table:number-columns-repeated="16381" table:style-name="ce1"/>
        </table:table-row>
        <table:table-row table:style-name="ro2">
          <table:table-cell office:value-type="float" office:value="21000000" table:style-name="ce8">
            <text:p>21,000,000</text:p>
          </table:table-cell>
          <table:table-cell table:style-name="ce4"/>
          <table:table-cell office:value-type="float" office:value="6.0166279999999999" table:style-name="ce4">
            <text:p>6.016628</text:p>
          </table:table-cell>
          <table:table-cell table:number-columns-repeated="16381" table:style-name="ce1"/>
        </table:table-row>
        <table:table-row table:style-name="ro2">
          <table:table-cell office:value-type="float" office:value="22000000" table:style-name="ce8">
            <text:p>22,000,000</text:p>
          </table:table-cell>
          <table:table-cell table:style-name="ce4"/>
          <table:table-cell office:value-type="float" office:value="6.3494539999999997" table:style-name="ce4">
            <text:p>6.349454</text:p>
          </table:table-cell>
          <table:table-cell table:number-columns-repeated="16381" table:style-name="ce1"/>
        </table:table-row>
        <table:table-row table:style-name="ro2">
          <table:table-cell office:value-type="float" office:value="23000000" table:style-name="ce8">
            <text:p>23,000,000</text:p>
          </table:table-cell>
          <table:table-cell table:style-name="ce4"/>
          <table:table-cell office:value-type="float" office:value="6.7390679999999996" table:style-name="ce4">
            <text:p>6.739068</text:p>
          </table:table-cell>
          <table:table-cell table:number-columns-repeated="16381" table:style-name="ce1"/>
        </table:table-row>
        <table:table-row table:style-name="ro2">
          <table:table-cell office:value-type="float" office:value="24000000" table:style-name="ce8">
            <text:p>24,000,000</text:p>
          </table:table-cell>
          <table:table-cell table:style-name="ce4"/>
          <table:table-cell office:value-type="float" office:value="6.5826380000000002" table:style-name="ce4">
            <text:p>6.582638</text:p>
          </table:table-cell>
          <table:table-cell table:number-columns-repeated="16381" table:style-name="ce1"/>
        </table:table-row>
        <table:table-row table:style-name="ro2">
          <table:table-cell office:value-type="float" office:value="25000000" table:style-name="ce8">
            <text:p>25,000,000</text:p>
          </table:table-cell>
          <table:table-cell table:style-name="ce4"/>
          <table:table-cell office:value-type="float" office:value="6.9836140000000002" table:style-name="ce4">
            <text:p>6.983614</text:p>
          </table:table-cell>
          <table:table-cell table:number-columns-repeated="16381" table:style-name="ce1"/>
        </table:table-row>
        <table:table-row table:style-name="ro2">
          <table:table-cell office:value-type="float" office:value="26000000" table:style-name="ce8">
            <text:p>26,000,000</text:p>
          </table:table-cell>
          <table:table-cell table:style-name="ce4"/>
          <table:table-cell office:value-type="float" office:value="7.2611030000000003" table:style-name="ce4">
            <text:p>7.261103</text:p>
          </table:table-cell>
          <table:table-cell table:number-columns-repeated="16381" table:style-name="ce1"/>
        </table:table-row>
        <table:table-row table:style-name="ro2">
          <table:table-cell office:value-type="float" office:value="27000000" table:style-name="ce8">
            <text:p>27,000,000</text:p>
          </table:table-cell>
          <table:table-cell table:style-name="ce4"/>
          <table:table-cell office:value-type="float" office:value="7.465427" table:style-name="ce4">
            <text:p>7.465427</text:p>
          </table:table-cell>
          <table:table-cell table:number-columns-repeated="16381" table:style-name="ce1"/>
        </table:table-row>
        <table:table-row table:style-name="ro2">
          <table:table-cell office:value-type="float" office:value="28000000" table:style-name="ce8">
            <text:p>28,000,000</text:p>
          </table:table-cell>
          <table:table-cell table:style-name="ce4"/>
          <table:table-cell office:value-type="float" office:value="7.781841" table:style-name="ce4">
            <text:p>7.781841</text:p>
          </table:table-cell>
          <table:table-cell table:number-columns-repeated="16381" table:style-name="ce1"/>
        </table:table-row>
        <table:table-row table:style-name="ro2">
          <table:table-cell office:value-type="float" office:value="29000000" table:style-name="ce8">
            <text:p>29,000,000</text:p>
          </table:table-cell>
          <table:table-cell table:style-name="ce4"/>
          <table:table-cell office:value-type="float" office:value="8.0902130000000003" table:style-name="ce4">
            <text:p>8.090213</text:p>
          </table:table-cell>
          <table:table-cell table:number-columns-repeated="16381" table:style-name="ce1"/>
        </table:table-row>
        <table:table-row table:style-name="ro2">
          <table:table-cell office:value-type="float" office:value="30000000" table:style-name="ce8">
            <text:p>30,000,000</text:p>
          </table:table-cell>
          <table:table-cell table:style-name="ce4"/>
          <table:table-cell office:value-type="float" office:value="8.4326550000000005" table:style-name="ce4">
            <text:p>8.432655</text:p>
          </table:table-cell>
          <table:table-cell table:number-columns-repeated="16381" table:style-name="ce1"/>
        </table:table-row>
        <table:table-row table:style-name="ro2">
          <table:table-cell office:value-type="float" office:value="35000000" table:style-name="ce8">
            <text:p>35,000,000</text:p>
          </table:table-cell>
          <table:table-cell table:style-name="ce4"/>
          <table:table-cell office:value-type="float" office:value="9.8385359999999995" table:style-name="ce4">
            <text:p>9.838536</text:p>
          </table:table-cell>
          <table:table-cell table:number-columns-repeated="16381" table:style-name="ce1"/>
        </table:table-row>
        <table:table-row table:style-name="ro2">
          <table:table-cell office:value-type="float" office:value="40000000" table:style-name="ce8">
            <text:p>40,000,000</text:p>
          </table:table-cell>
          <table:table-cell table:style-name="ce4"/>
          <table:table-cell office:value-type="float" office:value="11.234837000000001" table:style-name="ce4">
            <text:p>11.234837</text:p>
          </table:table-cell>
          <table:table-cell table:number-columns-repeated="16381" table:style-name="ce1"/>
        </table:table-row>
        <table:table-row table:style-name="ro2">
          <table:table-cell office:value-type="float" office:value="45000000" table:style-name="ce8">
            <text:p>45,000,000</text:p>
          </table:table-cell>
          <table:table-cell table:style-name="ce4"/>
          <table:table-cell office:value-type="float" office:value="12.686432" table:style-name="ce4">
            <text:p>12.686432</text:p>
          </table:table-cell>
          <table:table-cell table:number-columns-repeated="16381" table:style-name="ce1"/>
        </table:table-row>
        <table:table-row table:style-name="ro2">
          <table:table-cell office:value-type="float" office:value="50000000" table:style-name="ce8">
            <text:p>50,000,000</text:p>
          </table:table-cell>
          <table:table-cell table:style-name="ce4"/>
          <table:table-cell office:value-type="float" office:value="14.641165000000001" table:style-name="ce4">
            <text:p>14.641165</text:p>
          </table:table-cell>
          <table:table-cell table:number-columns-repeated="16381" table:style-name="ce1"/>
        </table:table-row>
        <table:table-row table:style-name="ro2">
          <table:table-cell office:value-type="float" office:value="55000000" table:style-name="ce8">
            <text:p>55,000,000</text:p>
          </table:table-cell>
          <table:table-cell table:style-name="ce4"/>
          <table:table-cell office:value-type="float" office:value="15.615679" table:style-name="ce4">
            <text:p>15.615679</text:p>
          </table:table-cell>
          <table:table-cell table:number-columns-repeated="16381" table:style-name="ce1"/>
        </table:table-row>
        <table:table-row table:style-name="ro2">
          <table:table-cell office:value-type="float" office:value="60000000" table:style-name="ce8">
            <text:p>60,000,000</text:p>
          </table:table-cell>
          <table:table-cell table:style-name="ce4"/>
          <table:table-cell office:value-type="float" office:value="17.237034000000001" table:style-name="ce4">
            <text:p>17.237034</text:p>
          </table:table-cell>
          <table:table-cell table:number-columns-repeated="16381" table:style-name="ce1"/>
        </table:table-row>
        <table:table-row table:style-name="ro2">
          <table:table-cell office:value-type="float" office:value="70000000" table:style-name="ce8">
            <text:p>70,000,000</text:p>
          </table:table-cell>
          <table:table-cell table:style-name="ce4"/>
          <table:table-cell office:value-type="float" office:value="19.804117999999999" table:style-name="ce4">
            <text:p>19.804118</text:p>
          </table:table-cell>
          <table:table-cell table:number-columns-repeated="16381" table:style-name="ce1"/>
        </table:table-row>
        <table:table-row table:style-name="ro2">
          <table:table-cell office:value-type="float" office:value="80000000" table:style-name="ce8">
            <text:p>80,000,000</text:p>
          </table:table-cell>
          <table:table-cell table:style-name="ce4"/>
          <table:table-cell office:value-type="float" office:value="23.108142000000001" table:style-name="ce4">
            <text:p>23.108142</text:p>
          </table:table-cell>
          <table:table-cell table:number-columns-repeated="16381" table:style-name="ce1"/>
        </table:table-row>
        <table:table-row table:style-name="ro2">
          <table:table-cell office:value-type="float" office:value="90000000" table:style-name="ce8">
            <text:p>90,000,000</text:p>
          </table:table-cell>
          <table:table-cell table:style-name="ce4"/>
          <table:table-cell office:value-type="float" office:value="26.936578000000001" table:style-name="ce4">
            <text:p>26.936578</text:p>
          </table:table-cell>
          <table:table-cell table:number-columns-repeated="16381" table:style-name="ce1"/>
        </table:table-row>
        <table:table-row table:style-name="ro2">
          <table:table-cell office:value-type="float" office:value="100000000" table:style-name="ce8">
            <text:p>100,000,000</text:p>
          </table:table-cell>
          <table:table-cell table:style-name="ce4"/>
          <table:table-cell office:value-type="float" office:value="29.190943000000001" table:style-name="ce4">
            <text:p>29.190943</text:p>
          </table:table-cell>
          <table:table-cell table:number-columns-repeated="16381" table:style-name="ce1"/>
        </table:table-row>
        <table:table-row table:style-name="ro2">
          <table:table-cell office:value-type="float" office:value="150000000" table:style-name="ce8">
            <text:p>150,000,000</text:p>
          </table:table-cell>
          <table:table-cell table:style-name="ce4"/>
          <table:table-cell office:value-type="float" office:value="44.425612000000001" table:style-name="ce4">
            <text:p>44.425612</text:p>
          </table:table-cell>
          <table:table-cell table:number-columns-repeated="16381" table:style-name="ce1"/>
        </table:table-row>
        <table:table-row table:style-name="ro2">
          <table:table-cell office:value-type="float" office:value="200000000" table:style-name="ce8">
            <text:p>200,000,000</text:p>
          </table:table-cell>
          <table:table-cell table:style-name="ce4"/>
          <table:table-cell office:value-type="float" office:value="60.205474000000002" table:style-name="ce4">
            <text:p>60.205474</text:p>
          </table:table-cell>
          <table:table-cell table:number-columns-repeated="16381" table:style-name="ce1"/>
        </table:table-row>
        <table:table-row table:style-name="ro2">
          <table:table-cell office:value-type="float" office:value="250000000" table:style-name="ce8">
            <text:p>250,000,000</text:p>
          </table:table-cell>
          <table:table-cell table:style-name="ce4"/>
          <table:table-cell office:value-type="float" office:value="75.532841000000005" table:style-name="ce4">
            <text:p>75.532841</text:p>
          </table:table-cell>
          <table:table-cell table:number-columns-repeated="16381" table:style-name="ce1"/>
        </table:table-row>
        <table:table-row table:style-name="ro2">
          <table:table-cell office:value-type="float" office:value="300000000" table:style-name="ce8">
            <text:p>300,000,000</text:p>
          </table:table-cell>
          <table:table-cell table:style-name="ce4"/>
          <table:table-cell office:value-type="float" office:value="90.329131000000004" table:style-name="ce4">
            <text:p>90.329131</text:p>
          </table:table-cell>
          <table:table-cell table:number-columns-repeated="16381" table:style-name="ce1"/>
        </table:table-row>
        <table:table-row table:style-name="ro2">
          <table:table-cell office:value-type="float" office:value="350000000" table:style-name="ce8">
            <text:p>350,000,000</text:p>
          </table:table-cell>
          <table:table-cell table:style-name="ce4"/>
          <table:table-cell office:value-type="float" office:value="105.580749" table:style-name="ce4">
            <text:p>105.580749</text:p>
          </table:table-cell>
          <table:table-cell table:number-columns-repeated="16381" table:style-name="ce1"/>
        </table:table-row>
        <table:table-row table:style-name="ro2">
          <table:table-cell office:value-type="float" office:value="400000000" table:style-name="ce8">
            <text:p>400,000,000</text:p>
          </table:table-cell>
          <table:table-cell table:style-name="ce1"/>
          <table:table-cell office:value-type="float" office:value="121.66441500000001" table:style-name="ce4">
            <text:p>121.664415</text:p>
          </table:table-cell>
          <table:table-cell table:number-columns-repeated="16381" table:style-name="ce1"/>
        </table:table-row>
        <table:table-row table:style-name="ro2">
          <table:table-cell office:value-type="float" office:value="450000000" table:style-name="ce8">
            <text:p>450,000,000</text:p>
          </table:table-cell>
          <table:table-cell table:style-name="ce1"/>
          <table:table-cell office:value-type="float" office:value="136.96794700000001" table:style-name="ce4">
            <text:p>136.967947</text:p>
          </table:table-cell>
          <table:table-cell table:number-columns-repeated="16381" table:style-name="ce1"/>
        </table:table-row>
        <table:table-row table:style-name="ro2">
          <table:table-cell table:number-columns-repeated="2" table:style-name="ce1"/>
          <table:table-cell table:number-columns-repeated="6" table:style-name="ce4"/>
          <table:table-cell table:number-columns-repeated="16376" table:style-name="ce1"/>
        </table:table-row>
        <table:table-row table:style-name="ro2">
          <table:table-cell table:number-columns-repeated="2" table:style-name="ce1"/>
          <table:table-cell table:number-columns-repeated="4" table:style-name="ce4"/>
          <table:table-cell table:style-name="ce1"/>
          <table:table-cell table:style-name="ce4"/>
          <table:table-cell table:number-columns-repeated="16376" table:style-name="ce1"/>
        </table:table-row>
        <table:table-row table:style-name="ro2">
          <table:table-cell table:number-columns-repeated="2" table:style-name="ce1"/>
          <table:table-cell table:number-columns-repeated="6" table:style-name="ce4"/>
          <table:table-cell table:number-columns-repeated="16376" table:style-name="ce1"/>
        </table:table-row>
        <table:table-row table:number-rows-repeated="10" table:style-name="ro2">
          <table:table-cell table:style-name="ce8"/>
          <table:table-cell table:number-columns-repeated="7" table:style-name="ce4"/>
          <table:table-cell table:number-columns-repeated="16376" table:style-name="ce1"/>
        </table:table-row>
        <table:table-row table:number-rows-repeated="39" table:style-name="ro2">
          <table:table-cell table:number-columns-repeated="8"/>
          <table:table-cell table:number-columns-repeated="16376" table:style-name="ce1"/>
        </table:table-row>
        <table:table-row table:number-rows-repeated="1048249" table:style-name="ro3">
          <table:table-cell table:number-columns-repeated="16384"/>
        </table:table-row>
      </table:table>
      <table:table table:name="Graphics_1" table:style-name="ta1">
        <table:shapes>
          <draw:frame draw:z-index="1" draw:id="id0" draw:style-name="a0" draw:name="Gráfico 1" svg:x="-0.0173in" svg:y="0in" svg:width="9.7406in" svg:height="5.50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áfico 10" svg:x="9.8724in" svg:y="0in" svg:width="9.7406in" svg:height="5.5004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Gráfico 19" svg:x="19.7358in" svg:y="0in" svg:width="9.9732in" svg:height="5.5736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Graphics_2" table:style-name="ta1">
        <table:shapes>
          <draw:frame draw:z-index="1" draw:id="id3" draw:style-name="a3" draw:name="Gráfico 4" svg:x="0.41221in" svg:y="0.24971in" svg:width="9.5886in" svg:height="5.5in" style:rel-width="scale" style:rel-height="scale">
            <draw:object xlink:href="Object 4/" xlink:type="simple" xlink:show="embed" xlink:actuate="onLoad"/>
            <svg:title/>
            <svg:desc/>
          </draw:frame>
          <draw:frame draw:z-index="2" draw:id="id4" draw:style-name="a4" draw:name="Gráfico 9" svg:x="10.37173in" svg:y="0.36431in" svg:width="9.5886in" svg:height="5.5in" style:rel-width="scale" style:rel-height="scale">
            <draw:object xlink:href="Object 5/" xlink:type="simple" xlink:show="embed" xlink:actuate="onLoad"/>
            <svg:title/>
            <svg:desc/>
          </draw:frame>
          <draw:frame draw:z-index="3" draw:id="id5" draw:style-name="a5" draw:name="Gráfico 13" svg:x="20.4882in" svg:y="40.4602in" svg:width="9.8311in" svg:height="5.4894in" style:rel-width="scale" style:rel-height="scale">
            <draw:object xlink:href="Object 6/" xlink:type="simple" xlink:show="embed" xlink:actuate="onLoad"/>
            <svg:title/>
            <svg:desc/>
          </draw:frame>
          <draw:frame draw:z-index="4" draw:id="id6" draw:style-name="a6" draw:name="Gráfico 14" svg:x="20.4661in" svg:y="46.1906in" svg:width="9.5283in" svg:height="5.6366in" style:rel-width="scale" style:rel-height="scale">
            <draw:object xlink:href="Object 7/" xlink:type="simple" xlink:show="embed" xlink:actuate="onLoad"/>
            <svg:title/>
            <svg:desc/>
          </draw:frame>
          <draw:frame draw:z-index="5" draw:id="id7" draw:style-name="a7" draw:name="Gráfico 16" svg:x="20.26743in" svg:y="0.40601in" svg:width="9.626in" svg:height="5.5736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DANIEL</meta:initial-creator>
    <dc:creator>HP</dc:creator>
    <meta:creation-date>2016-11-22T21:02:12Z</meta:creation-date>
    <dc:date>2022-11-27T22:57:49Z</dc:date>
    <meta:editing-cycles>27</meta:editing-cycles>
    <meta:editing-duration>PT1289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96.0287401574803pt" svg:width="701.3231496062992pt" chart:style-name="Crt0">
        <chart:title svg:x="310.0425196850394pt" svg:y="12.13141732283465pt" chart:style-name="CT00">
          <text:p text:style-name="a0" text:class-names="" text:cond-style-name="">C_BubbleSort_M1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ize</text:p>
            </chart:title>
          </chart:axis>
          <chart:series chart:label-cell-address="Machine_1.$B$1" chart:values-cell-range-address="Machine_1.$B$2:.$B$210" chart:class="chart:scatter" chart:attached-axis="primary-y" chart:style-name="G0S0">
            <chart:domain table:cell-range-address="Machine_1.$A$2:.$A$210"/>
            <chart:data-point chart:repeated="20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96.0287401574803pt" svg:width="701.3231496062992pt" chart:style-name="Crt0">
        <chart:title svg:x="310.1274803149606pt" svg:y="12.21645669291339pt" chart:style-name="CT00">
          <text:p text:style-name="a0" text:class-names="" text:cond-style-name="">C_BubbleSort_M2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ize</text:p>
            </chart:title>
          </chart:axis>
          <chart:series chart:label-cell-address="Machine_2.$B$1" chart:values-cell-range-address="Machine_2.$B$2:.$B$210" chart:class="chart:scatter" chart:attached-axis="primary-y" chart:style-name="G0S0">
            <chart:domain table:cell-range-address="Machine_2.$A$2:.$A$210"/>
            <chart:data-point chart:repeated="20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01.2991338582677pt" svg:width="718.0703937007873pt" chart:style-name="Crt0">
        <chart:title chart:style-name="CT00">
          <text:p text:style-name="a0" text:class-names="" text:cond-style-name="">C_BubbleSort_M1_vs_M2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Machine_1.$B$1" chart:values-cell-range-address="Machine_1.$B$2:.$B$210" chart:class="chart:scatter" chart:attached-axis="primary-y" chart:style-name="G0S0">
            <chart:domain table:cell-range-address="Machine_1.$A$2:.$A$210"/>
            <chart:data-point chart:repeated="209"/>
          </chart:series>
          <chart:series chart:label-cell-address="Machine_2.$B$1" chart:values-cell-range-address="Machine_2.$B$2:.$B$210" chart:class="chart:scatter" chart:attached-axis="primary-y" chart:style-name="G0S1">
            <chart:domain table:cell-range-address="Machine_1.$A$2:.$A$210"/>
            <chart:data-point chart:repeated="20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96.0pt" svg:width="690.3791338582676pt" chart:style-name="Crt0">
        <chart:title chart:style-name="CT00">
          <text:p text:style-name="a0" text:class-names="" text:cond-style-name="">C_QuickSort_M1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ize</text:p>
            </chart:title>
          </chart:axis>
          <chart:series chart:label-cell-address="Machine_1.$C$1" chart:values-cell-range-address="Machine_1.$C$2:.$C$268" chart:class="chart:scatter" chart:attached-axis="primary-y" chart:style-name="G0S0">
            <chart:domain table:cell-range-address="Machine_1.$A$2:.$A$268"/>
            <chart:data-point chart:repeated="26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96.0pt" svg:width="690.3791338582676pt" chart:style-name="Crt0">
        <chart:title chart:style-name="CT00">
          <text:p text:style-name="a0" text:class-names="" text:cond-style-name="">C_QuickSort_M2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ize</text:p>
            </chart:title>
          </chart:axis>
          <chart:series chart:label-cell-address="Machine_2.$C$1" chart:values-cell-range-address="Machine_2.$C$2:.$C$268" chart:class="chart:scatter" chart:attached-axis="primary-y" chart:style-name="G0S0">
            <chart:domain table:cell-range-address="Machine_2.$A$2:.$A$268"/>
            <chart:data-point chart:repeated="26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3">
      <style:chart-properties chart:symbol-type="named-symbol" chart:symbol-name="horizontal-bar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scatter" svg:height="395.2367716535433pt" svg:width="707.8391338582677pt" chart:style-name="Crt0">
        <chart:title chart:style-name="CT00">
          <text:p text:style-name="a0" text:class-names="" text:cond-style-name="">C_AllAlgorithms_M1_vs_M2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ize</text:p>
            </chart:title>
          </chart:axis>
          <chart:series chart:label-cell-address="local-table.$C$1" chart:values-cell-range-address="local-table.$C$2:.$C$207" chart:class="chart:scatter" chart:attached-axis="primary-y" chart:style-name="G0S0">
            <chart:domain table:cell-range-address="local-table.$B$2:.$B$207"/>
            <chart:data-point chart:repeated="206"/>
          </chart:series>
          <chart:series chart:label-cell-address="local-table.$E$1" chart:values-cell-range-address="local-table.$E$2:.$E$207" chart:class="chart:scatter" chart:attached-axis="primary-y" chart:style-name="G0S1">
            <chart:domain table:cell-range-address="local-table.$D$2:.$D$207"/>
            <chart:data-point chart:repeated="206"/>
          </chart:series>
          <chart:series chart:label-cell-address="local-table.$G$1" chart:values-cell-range-address="local-table.$G$2:.$G$207" chart:class="chart:scatter" chart:attached-axis="primary-y" chart:style-name="G0S2">
            <chart:domain table:cell-range-address="local-table.$F$2:.$F$207"/>
            <chart:data-point chart:repeated="206"/>
          </chart:series>
          <chart:series chart:label-cell-address="local-table.$I$1" chart:values-cell-range-address="local-table.$I$2:.$I$207" chart:class="chart:scatter" chart:attached-axis="primary-y" chart:style-name="G0S3">
            <chart:domain table:cell-range-address="local-table.$H$2:.$H$207"/>
            <chart:data-point chart:repeated="206"/>
          </chart:series>
          <chart:series chart:label-cell-address="local-table.$K$1" chart:values-cell-range-address="local-table.$K$2:.$K$207" chart:class="chart:scatter" chart:attached-axis="primary-y" chart:style-name="G0S4">
            <chart:domain table:cell-range-address="local-table.$J$2:.$J$207"/>
            <chart:data-point chart:repeated="206"/>
          </chart:series>
          <chart:series chart:label-cell-address="local-table.$M$1" chart:values-cell-range-address="local-table.$M$2:.$M$207" chart:class="chart:scatter" chart:attached-axis="primary-y" chart:style-name="G0S5">
            <chart:domain table:cell-range-address="local-table.$L$2:.$L$207"/>
            <chart:data-point chart:repeated="206"/>
          </chart:series>
          <chart:series chart:label-cell-address="local-table.$O$1" chart:values-cell-range-address="local-table.$O$2:.$O$207" chart:class="chart:scatter" chart:attached-axis="primary-y" chart:style-name="G0S6">
            <chart:domain table:cell-range-address="local-table.$N$2:.$N$207"/>
            <chart:data-point chart:repeated="206"/>
          </chart:series>
          <chart:series chart:label-cell-address="local-table.$Q$1" chart:values-cell-range-address="local-table.$Q$2:.$Q$207" chart:class="chart:scatter" chart:attached-axis="primary-y" chart:style-name="G0S7">
            <chart:domain table:cell-range-address="local-table.$P$2:.$P$207"/>
            <chart:data-point chart:repeated="206"/>
          </chart:series>
          <chart:series chart:label-cell-address="local-table.$S$1" chart:values-cell-range-address="local-table.$S$2:.$S$207" chart:class="chart:scatter" chart:attached-axis="primary-y" chart:style-name="G0S8">
            <chart:domain table:cell-range-address="local-table.$R$2:.$R$207"/>
            <chart:data-point chart:repeated="206"/>
          </chart:series>
          <chart:series chart:label-cell-address="local-table.$U$1" chart:values-cell-range-address="local-table.$U$2:.$U$207" chart:class="chart:scatter" chart:attached-axis="primary-y" chart:style-name="G0S9">
            <chart:domain table:cell-range-address="local-table.$T$2:.$T$207"/>
            <chart:data-point chart:repeated="206"/>
          </chart:series>
          <chart:series chart:label-cell-address="local-table.$W$1" chart:values-cell-range-address="local-table.$W$2:.$W$207" chart:class="chart:scatter" chart:attached-axis="primary-y" chart:style-name="G0S10">
            <chart:domain table:cell-range-address="local-table.$V$2:.$V$207"/>
            <chart:data-point chart:repeated="206"/>
          </chart:series>
          <chart:series chart:label-cell-address="local-table.$Y$1" chart:values-cell-range-address="local-table.$Y$2:.$Y$207" chart:class="chart:scatter" chart:attached-axis="primary-y" chart:style-name="G0S11">
            <chart:domain table:cell-range-address="local-table.$X$2:.$X$207"/>
            <chart:data-point chart:repeated="206"/>
          </chart:series>
          <chart:series chart:label-cell-address="local-table.$AA$1" chart:values-cell-range-address="local-table.$AA$2:.$AA$207" chart:class="chart:scatter" chart:attached-axis="primary-y" chart:style-name="G0S12">
            <chart:domain table:cell-range-address="local-table.$Z$2:.$Z$207"/>
            <chart:data-point chart:repeated="206"/>
          </chart:series>
          <chart:series chart:label-cell-address="local-table.$AC$1" chart:values-cell-range-address="local-table.$AC$2:.$AC$207" chart:class="chart:scatter" chart:attached-axis="primary-y" chart:style-name="G0S13">
            <chart:domain table:cell-range-address="local-table.$AB$2:.$AB$207"/>
            <chart:data-point chart:repeated="20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/>
              <table:table-cell/>
              <table:table-cell office:value-type="string">
                <text:p>BubbleSort – M1</text:p>
              </table:table-cell>
              <table:table-cell/>
              <table:table-cell office:value-type="string">
                <text:p>Series2</text:p>
              </table:table-cell>
              <table:table-cell/>
              <table:table-cell office:value-type="string">
                <text:p>Series3</text:p>
              </table:table-cell>
              <table:table-cell/>
              <table:table-cell office:value-type="string">
                <text:p>Series4</text:p>
              </table:table-cell>
              <table:table-cell/>
              <table:table-cell office:value-type="string">
                <text:p>Series5</text:p>
              </table:table-cell>
              <table:table-cell/>
              <table:table-cell office:value-type="string">
                <text:p>QuickSort – M1</text:p>
              </table:table-cell>
              <table:table-cell/>
              <table:table-cell office:value-type="string">
                <text:p>Series7</text:p>
              </table:table-cell>
              <table:table-cell/>
              <table:table-cell office:value-type="string">
                <text:p>BubbleSort – M2</text:p>
              </table:table-cell>
              <table:table-cell/>
              <table:table-cell office:value-type="string">
                <text:p>CountingSort – M2</text:p>
              </table:table-cell>
              <table:table-cell/>
              <table:table-cell office:value-type="string">
                <text:p>HeapSort – M2</text:p>
              </table:table-cell>
              <table:table-cell/>
              <table:table-cell office:value-type="string">
                <text:p>InsertionSort – M2</text:p>
              </table:table-cell>
              <table:table-cell/>
              <table:table-cell office:value-type="string">
                <text:p>MergeSort – M2</text:p>
              </table:table-cell>
              <table:table-cell/>
              <table:table-cell office:value-type="string">
                <text:p>QuickSort – M2</text:p>
              </table:table-cell>
              <table:table-cell/>
              <table:table-cell office:value-type="string">
                <text:p>SelectionSort – M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9.9999999999999995E-7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.9999999999999999E-6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.9999999999999999E-6"/>
            <table:table-cell office:value-type="float" office:value="0"/>
            <table:table-cell office:value-type="float" office:value="3.0000000000000001E-6"/>
            <table:table-cell office:value-type="float" office:value="0"/>
            <table:table-cell office:value-type="float" office:value="9.9999999999999995E-7"/>
            <table:table-cell office:value-type="float" office:value="0"/>
            <table:table-cell office:value-type="float" office:value="9.9999999999999995E-7"/>
            <table:table-cell office:value-type="float" office:value="0"/>
            <table:table-cell office:value-type="float" office:value="1.9999999999999999E-6"/>
            <table:table-cell office:value-type="float" office:value="0"/>
            <table:table-cell office:value-type="float" office:value="9.9999999999999995E-7"/>
            <table:table-cell office:value-type="float" office:value="0"/>
            <table:table-cell office:value-type="float" office:value="9.9999999999999995E-7"/>
          </table:table-row>
          <table:table-row>
            <table:table-cell office:value-type="string">
              <text:p>2</text:p>
            </table:table-cell>
            <table:table-cell office:value-type="float" office:value="10"/>
            <table:table-cell office:value-type="float" office:value="3.9999999999999998E-6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3.9999999999999998E-6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1.9999999999999999E-6"/>
            <table:table-cell office:value-type="float" office:value="10"/>
            <table:table-cell office:value-type="float" office:value="5.71E-4"/>
            <table:table-cell office:value-type="float" office:value="10"/>
            <table:table-cell office:value-type="float" office:value="3.0000000000000001E-6"/>
            <table:table-cell office:value-type="float" office:value="10"/>
            <table:table-cell office:value-type="float" office:value="1.9999999999999999E-6"/>
            <table:table-cell office:value-type="float" office:value="10"/>
            <table:table-cell office:value-type="float" office:value="5.0000000000000004E-6"/>
            <table:table-cell office:value-type="float" office:value="10"/>
            <table:table-cell office:value-type="float" office:value="1.9999999999999999E-6"/>
            <table:table-cell office:value-type="float" office:value="10"/>
            <table:table-cell office:value-type="float" office:value="1.9999999999999999E-6"/>
          </table:table-row>
          <table:table-row>
            <table:table-cell office:value-type="string">
              <text:p>3</text:p>
            </table:table-cell>
            <table:table-cell office:value-type="float" office:value="20"/>
            <table:table-cell office:value-type="float" office:value="6.9999999999999999E-6"/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5.0000000000000004E-6"/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3.9999999999999998E-6"/>
            <table:table-cell office:value-type="float" office:value="20"/>
            <table:table-cell office:value-type="float" office:value="6.8199999999999999E-4"/>
            <table:table-cell office:value-type="float" office:value="20"/>
            <table:table-cell office:value-type="float" office:value="6.0000000000000002E-6"/>
            <table:table-cell office:value-type="float" office:value="20"/>
            <table:table-cell office:value-type="float" office:value="3.0000000000000001E-6"/>
            <table:table-cell office:value-type="float" office:value="20"/>
            <table:table-cell office:value-type="float" office:value="5.0000000000000004E-6"/>
            <table:table-cell office:value-type="float" office:value="20"/>
            <table:table-cell office:value-type="float" office:value="3.9999999999999998E-6"/>
            <table:table-cell office:value-type="float" office:value="20"/>
            <table:table-cell office:value-type="float" office:value="3.0000000000000001E-6"/>
          </table:table-row>
          <table:table-row>
            <table:table-cell office:value-type="string">
              <text:p>4</text:p>
            </table:table-cell>
            <table:table-cell office:value-type="float" office:value="30"/>
            <table:table-cell office:value-type="float" office:value="9.0000000000000002E-6"/>
            <table:table-cell office:value-type="float" office:value="30"/>
            <table:table-cell office:value-type="float" office:value="0"/>
            <table:table-cell office:value-type="float" office:value="30"/>
            <table:table-cell office:value-type="float" office:value="0"/>
            <table:table-cell office:value-type="float" office:value="30"/>
            <table:table-cell office:value-type="float" office:value="0"/>
            <table:table-cell office:value-type="float" office:value="30"/>
            <table:table-cell office:value-type="float" office:value="0"/>
            <table:table-cell office:value-type="float" office:value="30"/>
            <table:table-cell office:value-type="float" office:value="3.9999999999999998E-6"/>
            <table:table-cell office:value-type="float" office:value="30"/>
            <table:table-cell office:value-type="float" office:value="0"/>
            <table:table-cell office:value-type="float" office:value="30"/>
            <table:table-cell office:value-type="float" office:value="7.9999999999999996E-6"/>
            <table:table-cell office:value-type="float" office:value="30"/>
            <table:table-cell office:value-type="float" office:value="9.1100000000000003E-4"/>
            <table:table-cell office:value-type="float" office:value="30"/>
            <table:table-cell office:value-type="float" office:value="6.0000000000000002E-6"/>
            <table:table-cell office:value-type="float" office:value="30"/>
            <table:table-cell office:value-type="float" office:value="7.9999999999999996E-6"/>
            <table:table-cell office:value-type="float" office:value="30"/>
            <table:table-cell office:value-type="float" office:value="1.0000000000000001E-5"/>
            <table:table-cell office:value-type="float" office:value="30"/>
            <table:table-cell office:value-type="float" office:value="5.0000000000000004E-6"/>
            <table:table-cell office:value-type="float" office:value="30"/>
            <table:table-cell office:value-type="float" office:value="6.0000000000000002E-6"/>
          </table:table-row>
          <table:table-row>
            <table:table-cell office:value-type="string">
              <text:p>5</text:p>
            </table:table-cell>
            <table:table-cell office:value-type="float" office:value="40"/>
            <table:table-cell office:value-type="float" office:value="1.5999999999999999E-5"/>
            <table:table-cell office:value-type="float" office:value="40"/>
            <table:table-cell office:value-type="float" office:value="0"/>
            <table:table-cell office:value-type="float" office:value="40"/>
            <table:table-cell office:value-type="float" office:value="0"/>
            <table:table-cell office:value-type="float" office:value="40"/>
            <table:table-cell office:value-type="float" office:value="0"/>
            <table:table-cell office:value-type="float" office:value="40"/>
            <table:table-cell office:value-type="float" office:value="0"/>
            <table:table-cell office:value-type="float" office:value="40"/>
            <table:table-cell office:value-type="float" office:value="5.0000000000000004E-6"/>
            <table:table-cell office:value-type="float" office:value="40"/>
            <table:table-cell office:value-type="float" office:value="0"/>
            <table:table-cell office:value-type="float" office:value="40"/>
            <table:table-cell office:value-type="float" office:value="1.1E-5"/>
            <table:table-cell office:value-type="float" office:value="40"/>
            <table:table-cell office:value-type="float" office:value="6.5899999999999997E-4"/>
            <table:table-cell office:value-type="float" office:value="40"/>
            <table:table-cell office:value-type="float" office:value="1.1E-5"/>
            <table:table-cell office:value-type="float" office:value="40"/>
            <table:table-cell office:value-type="float" office:value="7.9999999999999996E-6"/>
            <table:table-cell office:value-type="float" office:value="40"/>
            <table:table-cell office:value-type="float" office:value="1.1E-5"/>
            <table:table-cell office:value-type="float" office:value="40"/>
            <table:table-cell office:value-type="float" office:value="6.0000000000000002E-6"/>
            <table:table-cell office:value-type="float" office:value="40"/>
            <table:table-cell office:value-type="float" office:value="1.2E-5"/>
          </table:table-row>
          <table:table-row>
            <table:table-cell office:value-type="string">
              <text:p>6</text:p>
            </table:table-cell>
            <table:table-cell office:value-type="float" office:value="50"/>
            <table:table-cell office:value-type="float" office:value="2.6999999999999999E-5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1.2E-5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2.5999999999999998E-5"/>
            <table:table-cell office:value-type="float" office:value="50"/>
            <table:table-cell office:value-type="float" office:value="7.1299999999999998E-4"/>
            <table:table-cell office:value-type="float" office:value="50"/>
            <table:table-cell office:value-type="float" office:value="1.7E-5"/>
            <table:table-cell office:value-type="float" office:value="50"/>
            <table:table-cell office:value-type="float" office:value="3.6400000000000001E-4"/>
            <table:table-cell office:value-type="float" office:value="50"/>
            <table:table-cell office:value-type="float" office:value="1.7E-5"/>
            <table:table-cell office:value-type="float" office:value="50"/>
            <table:table-cell office:value-type="float" office:value="6.9999999999999999E-6"/>
            <table:table-cell office:value-type="float" office:value="50"/>
            <table:table-cell office:value-type="float" office:value="1.1E-5"/>
          </table:table-row>
          <table:table-row>
            <table:table-cell office:value-type="string">
              <text:p>7</text:p>
            </table:table-cell>
            <table:table-cell office:value-type="float" office:value="60"/>
            <table:table-cell office:value-type="float" office:value="3.8000000000000002E-5"/>
            <table:table-cell office:value-type="float" office:value="60"/>
            <table:table-cell office:value-type="float" office:value="0"/>
            <table:table-cell office:value-type="float" office:value="60"/>
            <table:table-cell office:value-type="float" office:value="0"/>
            <table:table-cell office:value-type="float" office:value="60"/>
            <table:table-cell office:value-type="float" office:value="0"/>
            <table:table-cell office:value-type="float" office:value="60"/>
            <table:table-cell office:value-type="float" office:value="0"/>
            <table:table-cell office:value-type="float" office:value="60"/>
            <table:table-cell office:value-type="float" office:value="1.2999999999999999E-5"/>
            <table:table-cell office:value-type="float" office:value="60"/>
            <table:table-cell office:value-type="float" office:value="0"/>
            <table:table-cell office:value-type="float" office:value="60"/>
            <table:table-cell office:value-type="float" office:value="2.3E-5"/>
            <table:table-cell office:value-type="float" office:value="60"/>
            <table:table-cell office:value-type="float" office:value="7.3399999999999995E-4"/>
            <table:table-cell office:value-type="float" office:value="60"/>
            <table:table-cell office:value-type="float" office:value="2.0999999999999999E-5"/>
            <table:table-cell office:value-type="float" office:value="60"/>
            <table:table-cell office:value-type="float" office:value="1.4E-5"/>
            <table:table-cell office:value-type="float" office:value="60"/>
            <table:table-cell office:value-type="float" office:value="2.0000000000000002E-5"/>
            <table:table-cell office:value-type="float" office:value="60"/>
            <table:table-cell office:value-type="float" office:value="1.2E-5"/>
            <table:table-cell office:value-type="float" office:value="60"/>
            <table:table-cell office:value-type="float" office:value="1.4E-5"/>
          </table:table-row>
          <table:table-row>
            <table:table-cell office:value-type="string">
              <text:p>8</text:p>
            </table:table-cell>
            <table:table-cell office:value-type="float" office:value="70"/>
            <table:table-cell office:value-type="float" office:value="1E-4"/>
            <table:table-cell office:value-type="float" office:value="70"/>
            <table:table-cell office:value-type="float" office:value="0"/>
            <table:table-cell office:value-type="float" office:value="70"/>
            <table:table-cell office:value-type="float" office:value="0"/>
            <table:table-cell office:value-type="float" office:value="70"/>
            <table:table-cell office:value-type="float" office:value="0"/>
            <table:table-cell office:value-type="float" office:value="70"/>
            <table:table-cell office:value-type="float" office:value="0"/>
            <table:table-cell office:value-type="float" office:value="70"/>
            <table:table-cell office:value-type="float" office:value="7.9999999999999996E-6"/>
            <table:table-cell office:value-type="float" office:value="70"/>
            <table:table-cell office:value-type="float" office:value="0"/>
            <table:table-cell office:value-type="float" office:value="70"/>
            <table:table-cell office:value-type="float" office:value="4.6E-5"/>
            <table:table-cell office:value-type="float" office:value="70"/>
            <table:table-cell office:value-type="float" office:value="7.4100000000000001E-4"/>
            <table:table-cell office:value-type="float" office:value="70"/>
            <table:table-cell office:value-type="float" office:value="2.5000000000000001E-5"/>
            <table:table-cell office:value-type="float" office:value="70"/>
            <table:table-cell office:value-type="float" office:value="4.6E-5"/>
            <table:table-cell office:value-type="float" office:value="70"/>
            <table:table-cell office:value-type="float" office:value="3.6999999999999998E-5"/>
            <table:table-cell office:value-type="float" office:value="70"/>
            <table:table-cell office:value-type="float" office:value="9.0000000000000002E-6"/>
            <table:table-cell office:value-type="float" office:value="70"/>
            <table:table-cell office:value-type="float" office:value="2.8E-5"/>
          </table:table-row>
          <table:table-row>
            <table:table-cell office:value-type="string">
              <text:p>9</text:p>
            </table:table-cell>
            <table:table-cell office:value-type="float" office:value="80"/>
            <table:table-cell office:value-type="float" office:value="2.5000000000000001E-5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9.0000000000000002E-6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3.6999999999999998E-5"/>
            <table:table-cell office:value-type="float" office:value="80"/>
            <table:table-cell office:value-type="float" office:value="8.0599999999999997E-4"/>
            <table:table-cell office:value-type="float" office:value="80"/>
            <table:table-cell office:value-type="float" office:value="1.9000000000000001E-5"/>
            <table:table-cell office:value-type="float" office:value="80"/>
            <table:table-cell office:value-type="float" office:value="2.3E-5"/>
            <table:table-cell office:value-type="float" office:value="80"/>
            <table:table-cell office:value-type="float" office:value="2.9E-5"/>
            <table:table-cell office:value-type="float" office:value="80"/>
            <table:table-cell office:value-type="float" office:value="1.4E-5"/>
            <table:table-cell office:value-type="float" office:value="80"/>
            <table:table-cell office:value-type="float" office:value="2.1999999999999999E-5"/>
          </table:table-row>
          <table:table-row>
            <table:table-cell office:value-type="string">
              <text:p>10</text:p>
            </table:table-cell>
            <table:table-cell office:value-type="float" office:value="90"/>
            <table:table-cell office:value-type="float" office:value="3.4999999999999997E-5"/>
            <table:table-cell office:value-type="float" office:value="90"/>
            <table:table-cell office:value-type="float" office:value="0"/>
            <table:table-cell office:value-type="float" office:value="90"/>
            <table:table-cell office:value-type="float" office:value="0"/>
            <table:table-cell office:value-type="float" office:value="90"/>
            <table:table-cell office:value-type="float" office:value="0"/>
            <table:table-cell office:value-type="float" office:value="90"/>
            <table:table-cell office:value-type="float" office:value="0"/>
            <table:table-cell office:value-type="float" office:value="90"/>
            <table:table-cell office:value-type="float" office:value="2.0999999999999999E-5"/>
            <table:table-cell office:value-type="float" office:value="90"/>
            <table:table-cell office:value-type="float" office:value="0"/>
            <table:table-cell office:value-type="float" office:value="90"/>
            <table:table-cell office:value-type="float" office:value="4.6999999999999997E-5"/>
            <table:table-cell office:value-type="float" office:value="90"/>
            <table:table-cell office:value-type="float" office:value="8.2100000000000001E-4"/>
            <table:table-cell office:value-type="float" office:value="90"/>
            <table:table-cell office:value-type="float" office:value="2.1999999999999999E-5"/>
            <table:table-cell office:value-type="float" office:value="90"/>
            <table:table-cell office:value-type="float" office:value="4.1999999999999998E-5"/>
            <table:table-cell office:value-type="float" office:value="90"/>
            <table:table-cell office:value-type="float" office:value="2.1999999999999999E-5"/>
            <table:table-cell office:value-type="float" office:value="90"/>
            <table:table-cell office:value-type="float" office:value="2.0000000000000002E-5"/>
            <table:table-cell office:value-type="float" office:value="90"/>
            <table:table-cell office:value-type="float" office:value="3.1000000000000001E-5"/>
          </table:table-row>
          <table:table-row>
            <table:table-cell office:value-type="string">
              <text:p>11</text:p>
            </table:table-cell>
            <table:table-cell office:value-type="float" office:value="100"/>
            <table:table-cell office:value-type="float" office:value="8.8999999999999995E-5"/>
            <table:table-cell office:value-type="float" office:value="100"/>
            <table:table-cell office:value-type="float" office:value="0"/>
            <table:table-cell office:value-type="float" office:value="100"/>
            <table:table-cell office:value-type="float" office:value="0"/>
            <table:table-cell office:value-type="float" office:value="100"/>
            <table:table-cell office:value-type="float" office:value="0"/>
            <table:table-cell office:value-type="float" office:value="100"/>
            <table:table-cell office:value-type="float" office:value="0"/>
            <table:table-cell office:value-type="float" office:value="100"/>
            <table:table-cell office:value-type="float" office:value="2.1999999999999999E-5"/>
            <table:table-cell office:value-type="float" office:value="100"/>
            <table:table-cell office:value-type="float" office:value="0"/>
            <table:table-cell office:value-type="float" office:value="100"/>
            <table:table-cell office:value-type="float" office:value="5.5999999999999999E-5"/>
            <table:table-cell office:value-type="float" office:value="100"/>
            <table:table-cell office:value-type="float" office:value="1.17E-3"/>
            <table:table-cell office:value-type="float" office:value="100"/>
            <table:table-cell office:value-type="float" office:value="3.6999999999999998E-5"/>
            <table:table-cell office:value-type="float" office:value="100"/>
            <table:table-cell office:value-type="float" office:value="3.3000000000000003E-5"/>
            <table:table-cell office:value-type="float" office:value="100"/>
            <table:table-cell office:value-type="float" office:value="2.5000000000000001E-5"/>
            <table:table-cell office:value-type="float" office:value="100"/>
            <table:table-cell office:value-type="float" office:value="1.5E-5"/>
            <table:table-cell office:value-type="float" office:value="100"/>
            <table:table-cell office:value-type="float" office:value="4.8999999999999998E-5"/>
          </table:table-row>
          <table:table-row>
            <table:table-cell office:value-type="string">
              <text:p>12</text:p>
            </table:table-cell>
            <table:table-cell office:value-type="float" office:value="150"/>
            <table:table-cell office:value-type="float" office:value="2.2499999999999999E-4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3.4999999999999997E-5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1.2E-4"/>
            <table:table-cell office:value-type="float" office:value="150"/>
            <table:table-cell office:value-type="float" office:value="1.305E-3"/>
            <table:table-cell office:value-type="float" office:value="150"/>
            <table:table-cell office:value-type="float" office:value="4.0000000000000003E-5"/>
            <table:table-cell office:value-type="float" office:value="150"/>
            <table:table-cell office:value-type="float" office:value="1.12E-4"/>
            <table:table-cell office:value-type="float" office:value="150"/>
            <table:table-cell office:value-type="float" office:value="3.6999999999999998E-5"/>
            <table:table-cell office:value-type="float" office:value="150"/>
            <table:table-cell office:value-type="float" office:value="2.4000000000000001E-5"/>
            <table:table-cell office:value-type="float" office:value="150"/>
            <table:table-cell office:value-type="float" office:value="1.01E-4"/>
          </table:table-row>
          <table:table-row>
            <table:table-cell office:value-type="string">
              <text:p>13</text:p>
            </table:table-cell>
            <table:table-cell office:value-type="float" office:value="200"/>
            <table:table-cell office:value-type="float" office:value="3.4900000000000003E-4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4.0000000000000003E-5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2.0019999999999999E-3"/>
            <table:table-cell office:value-type="float" office:value="200"/>
            <table:table-cell office:value-type="float" office:value="1.3669999999999999E-3"/>
            <table:table-cell office:value-type="float" office:value="200"/>
            <table:table-cell office:value-type="float" office:value="5.1999999999999997E-5"/>
            <table:table-cell office:value-type="float" office:value="200"/>
            <table:table-cell office:value-type="float" office:value="1.35E-4"/>
            <table:table-cell office:value-type="float" office:value="200"/>
            <table:table-cell office:value-type="float" office:value="4.8999999999999998E-5"/>
            <table:table-cell office:value-type="float" office:value="200"/>
            <table:table-cell office:value-type="float" office:value="3.3000000000000003E-5"/>
            <table:table-cell office:value-type="float" office:value="200"/>
            <table:table-cell office:value-type="float" office:value="1.1400000000000001E-4"/>
          </table:table-row>
          <table:table-row>
            <table:table-cell office:value-type="string">
              <text:p>14</text:p>
            </table:table-cell>
            <table:table-cell office:value-type="float" office:value="250"/>
            <table:table-cell office:value-type="float" office:value="5.3300000000000005E-4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5.0000000000000002E-5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3.1399999999999999E-4"/>
            <table:table-cell office:value-type="float" office:value="250"/>
            <table:table-cell office:value-type="float" office:value="1.121E-3"/>
            <table:table-cell office:value-type="float" office:value="250"/>
            <table:table-cell office:value-type="float" office:value="7.2000000000000002E-5"/>
            <table:table-cell office:value-type="float" office:value="250"/>
            <table:table-cell office:value-type="float" office:value="2.12E-4"/>
            <table:table-cell office:value-type="float" office:value="250"/>
            <table:table-cell office:value-type="float" office:value="9.0000000000000006E-5"/>
            <table:table-cell office:value-type="float" office:value="250"/>
            <table:table-cell office:value-type="float" office:value="4.0000000000000003E-5"/>
            <table:table-cell office:value-type="float" office:value="250"/>
            <table:table-cell office:value-type="float" office:value="1.7100000000000001E-4"/>
          </table:table-row>
          <table:table-row>
            <table:table-cell office:value-type="string">
              <text:p>15</text:p>
            </table:table-cell>
            <table:table-cell office:value-type="float" office:value="300"/>
            <table:table-cell office:value-type="float" office:value="7.1900000000000002E-4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7.1000000000000005E-5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9.68E-4"/>
            <table:table-cell office:value-type="float" office:value="300"/>
            <table:table-cell office:value-type="float" office:value="1.374E-3"/>
            <table:table-cell office:value-type="float" office:value="300"/>
            <table:table-cell office:value-type="float" office:value="9.7E-5"/>
            <table:table-cell office:value-type="float" office:value="300"/>
            <table:table-cell office:value-type="float" office:value="2.81E-4"/>
            <table:table-cell office:value-type="float" office:value="300"/>
            <table:table-cell office:value-type="float" office:value="1.5200000000000001E-4"/>
            <table:table-cell office:value-type="float" office:value="300"/>
            <table:table-cell office:value-type="float" office:value="4.6999999999999997E-5"/>
            <table:table-cell office:value-type="float" office:value="300"/>
            <table:table-cell office:value-type="float" office:value="3.6000000000000002E-4"/>
          </table:table-row>
          <table:table-row>
            <table:table-cell office:value-type="string">
              <text:p>16</text:p>
            </table:table-cell>
            <table:table-cell office:value-type="float" office:value="350"/>
            <table:table-cell office:value-type="float" office:value="9.2599999999999996E-4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3.8999999999999999E-5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5.8600000000000004E-4"/>
            <table:table-cell office:value-type="float" office:value="350"/>
            <table:table-cell office:value-type="float" office:value="1.354E-3"/>
            <table:table-cell office:value-type="float" office:value="350"/>
            <table:table-cell office:value-type="float" office:value="9.7E-5"/>
            <table:table-cell office:value-type="float" office:value="350"/>
            <table:table-cell office:value-type="float" office:value="3.7599999999999998E-4"/>
            <table:table-cell office:value-type="float" office:value="350"/>
            <table:table-cell office:value-type="float" office:value="1.47E-4"/>
            <table:table-cell office:value-type="float" office:value="350"/>
            <table:table-cell office:value-type="float" office:value="5.5999999999999999E-5"/>
            <table:table-cell office:value-type="float" office:value="350"/>
            <table:table-cell office:value-type="float" office:value="3.19E-4"/>
          </table:table-row>
          <table:table-row>
            <table:table-cell office:value-type="string">
              <text:p>17</text:p>
            </table:table-cell>
            <table:table-cell office:value-type="float" office:value="400"/>
            <table:table-cell office:value-type="float" office:value="5.6400000000000005E-4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4.5000000000000003E-5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2.4099999999999998E-3"/>
            <table:table-cell office:value-type="float" office:value="400"/>
            <table:table-cell office:value-type="float" office:value="9.6100000000000005E-4"/>
            <table:table-cell office:value-type="float" office:value="400"/>
            <table:table-cell office:value-type="float" office:value="1.1400000000000001E-4"/>
            <table:table-cell office:value-type="float" office:value="400"/>
            <table:table-cell office:value-type="float" office:value="7.0200000000000004E-4"/>
            <table:table-cell office:value-type="float" office:value="400"/>
            <table:table-cell office:value-type="float" office:value="1.4799999999999999E-4"/>
            <table:table-cell office:value-type="float" office:value="400"/>
            <table:table-cell office:value-type="float" office:value="9.0000000000000006E-5"/>
            <table:table-cell office:value-type="float" office:value="400"/>
            <table:table-cell office:value-type="float" office:value="4.1100000000000002E-4"/>
          </table:table-row>
          <table:table-row>
            <table:table-cell office:value-type="string">
              <text:p>18</text:p>
            </table:table-cell>
            <table:table-cell office:value-type="float" office:value="450"/>
            <table:table-cell office:value-type="float" office:value="1.5070000000000001E-3"/>
            <table:table-cell office:value-type="float" office:value="450"/>
            <table:table-cell office:value-type="float" office:value="0"/>
            <table:table-cell office:value-type="float" office:value="450"/>
            <table:table-cell office:value-type="float" office:value="0"/>
            <table:table-cell office:value-type="float" office:value="450"/>
            <table:table-cell office:value-type="float" office:value="0"/>
            <table:table-cell office:value-type="float" office:value="450"/>
            <table:table-cell office:value-type="float" office:value="0"/>
            <table:table-cell office:value-type="float" office:value="450"/>
            <table:table-cell office:value-type="float" office:value="1.3200000000000001E-4"/>
            <table:table-cell office:value-type="float" office:value="450"/>
            <table:table-cell office:value-type="float" office:value="0"/>
            <table:table-cell office:value-type="float" office:value="450"/>
            <table:table-cell office:value-type="float" office:value="1.895E-3"/>
            <table:table-cell office:value-type="float" office:value="450"/>
            <table:table-cell office:value-type="float" office:value="9.3899999999999995E-4"/>
            <table:table-cell office:value-type="float" office:value="450"/>
            <table:table-cell office:value-type="float" office:value="1.3300000000000001E-4"/>
            <table:table-cell office:value-type="float" office:value="450"/>
            <table:table-cell office:value-type="float" office:value="6.4999999999999997E-4"/>
            <table:table-cell office:value-type="float" office:value="450"/>
            <table:table-cell office:value-type="float" office:value="1.18E-4"/>
            <table:table-cell office:value-type="float" office:value="450"/>
            <table:table-cell office:value-type="float" office:value="7.6000000000000004E-5"/>
            <table:table-cell office:value-type="float" office:value="450"/>
            <table:table-cell office:value-type="float" office:value="7.7499999999999997E-4"/>
          </table:table-row>
          <table:table-row>
            <table:table-cell office:value-type="string">
              <text:p>19</text:p>
            </table:table-cell>
            <table:table-cell office:value-type="float" office:value="500"/>
            <table:table-cell office:value-type="float" office:value="1.9120000000000001E-3"/>
            <table:table-cell office:value-type="float" office:value="500"/>
            <table:table-cell office:value-type="float" office:value="0"/>
            <table:table-cell office:value-type="float" office:value="500"/>
            <table:table-cell office:value-type="float" office:value="0"/>
            <table:table-cell office:value-type="float" office:value="500"/>
            <table:table-cell office:value-type="float" office:value="0"/>
            <table:table-cell office:value-type="float" office:value="500"/>
            <table:table-cell office:value-type="float" office:value="0"/>
            <table:table-cell office:value-type="float" office:value="500"/>
            <table:table-cell office:value-type="float" office:value="9.7E-5"/>
            <table:table-cell office:value-type="float" office:value="500"/>
            <table:table-cell office:value-type="float" office:value="0"/>
            <table:table-cell office:value-type="float" office:value="500"/>
            <table:table-cell office:value-type="float" office:value="1.1670000000000001E-3"/>
            <table:table-cell office:value-type="float" office:value="500"/>
            <table:table-cell office:value-type="float" office:value="3.2130000000000001E-3"/>
            <table:table-cell office:value-type="float" office:value="500"/>
            <table:table-cell office:value-type="float" office:value="1.66E-4"/>
            <table:table-cell office:value-type="float" office:value="500"/>
            <table:table-cell office:value-type="float" office:value="7.85E-4"/>
            <table:table-cell office:value-type="float" office:value="500"/>
            <table:table-cell office:value-type="float" office:value="1.94E-4"/>
            <table:table-cell office:value-type="float" office:value="500"/>
            <table:table-cell office:value-type="float" office:value="1.25E-4"/>
            <table:table-cell office:value-type="float" office:value="500"/>
            <table:table-cell office:value-type="float" office:value="9.4600000000000001E-4"/>
          </table:table-row>
          <table:table-row>
            <table:table-cell office:value-type="string">
              <text:p>20</text:p>
            </table:table-cell>
            <table:table-cell office:value-type="float" office:value="550"/>
            <table:table-cell office:value-type="float" office:value="1.6969999999999999E-3"/>
            <table:table-cell office:value-type="float" office:value="550"/>
            <table:table-cell office:value-type="float" office:value="0"/>
            <table:table-cell office:value-type="float" office:value="550"/>
            <table:table-cell office:value-type="float" office:value="0"/>
            <table:table-cell office:value-type="float" office:value="550"/>
            <table:table-cell office:value-type="float" office:value="0"/>
            <table:table-cell office:value-type="float" office:value="550"/>
            <table:table-cell office:value-type="float" office:value="0"/>
            <table:table-cell office:value-type="float" office:value="550"/>
            <table:table-cell office:value-type="float" office:value="9.0000000000000006E-5"/>
            <table:table-cell office:value-type="float" office:value="550"/>
            <table:table-cell office:value-type="float" office:value="0"/>
            <table:table-cell office:value-type="float" office:value="550"/>
            <table:table-cell office:value-type="float" office:value="1.457E-3"/>
            <table:table-cell office:value-type="float" office:value="550"/>
            <table:table-cell office:value-type="float" office:value="1.3780000000000001E-3"/>
            <table:table-cell office:value-type="float" office:value="550"/>
            <table:table-cell office:value-type="float" office:value="2.1800000000000001E-4"/>
            <table:table-cell office:value-type="float" office:value="550"/>
            <table:table-cell office:value-type="float" office:value="9.4300000000000004E-4"/>
            <table:table-cell office:value-type="float" office:value="550"/>
            <table:table-cell office:value-type="float" office:value="1.26E-4"/>
            <table:table-cell office:value-type="float" office:value="550"/>
            <table:table-cell office:value-type="float" office:value="9.7E-5"/>
            <table:table-cell office:value-type="float" office:value="550"/>
            <table:table-cell office:value-type="float" office:value="7.6199999999999998E-4"/>
          </table:table-row>
          <table:table-row>
            <table:table-cell office:value-type="string">
              <text:p>21</text:p>
            </table:table-cell>
            <table:table-cell office:value-type="float" office:value="600"/>
            <table:table-cell office:value-type="float" office:value="1.681E-3"/>
            <table:table-cell office:value-type="float" office:value="600"/>
            <table:table-cell office:value-type="float" office:value="0"/>
            <table:table-cell office:value-type="float" office:value="600"/>
            <table:table-cell office:value-type="float" office:value="0"/>
            <table:table-cell office:value-type="float" office:value="600"/>
            <table:table-cell office:value-type="float" office:value="0"/>
            <table:table-cell office:value-type="float" office:value="600"/>
            <table:table-cell office:value-type="float" office:value="0"/>
            <table:table-cell office:value-type="float" office:value="600"/>
            <table:table-cell office:value-type="float" office:value="1.4899999999999999E-4"/>
            <table:table-cell office:value-type="float" office:value="600"/>
            <table:table-cell office:value-type="float" office:value="0"/>
            <table:table-cell office:value-type="float" office:value="600"/>
            <table:table-cell office:value-type="float" office:value="2.65E-3"/>
            <table:table-cell office:value-type="float" office:value="600"/>
            <table:table-cell office:value-type="float" office:value="1.33E-3"/>
            <table:table-cell office:value-type="float" office:value="600"/>
            <table:table-cell office:value-type="float" office:value="2.12E-4"/>
            <table:table-cell office:value-type="float" office:value="600"/>
            <table:table-cell office:value-type="float" office:value="1.97E-3"/>
            <table:table-cell office:value-type="float" office:value="600"/>
            <table:table-cell office:value-type="float" office:value="2.7599999999999999E-4"/>
            <table:table-cell office:value-type="float" office:value="600"/>
            <table:table-cell office:value-type="float" office:value="1.56E-4"/>
            <table:table-cell office:value-type="float" office:value="600"/>
            <table:table-cell office:value-type="float" office:value="1.1540000000000001E-3"/>
          </table:table-row>
          <table:table-row>
            <table:table-cell office:value-type="string">
              <text:p>22</text:p>
            </table:table-cell>
            <table:table-cell office:value-type="float" office:value="650"/>
            <table:table-cell office:value-type="float" office:value="3.1900000000000001E-3"/>
            <table:table-cell office:value-type="float" office:value="650"/>
            <table:table-cell office:value-type="float" office:value="0"/>
            <table:table-cell office:value-type="float" office:value="650"/>
            <table:table-cell office:value-type="float" office:value="0"/>
            <table:table-cell office:value-type="float" office:value="650"/>
            <table:table-cell office:value-type="float" office:value="0"/>
            <table:table-cell office:value-type="float" office:value="650"/>
            <table:table-cell office:value-type="float" office:value="0"/>
            <table:table-cell office:value-type="float" office:value="650"/>
            <table:table-cell office:value-type="float" office:value="1.6799999999999999E-4"/>
            <table:table-cell office:value-type="float" office:value="650"/>
            <table:table-cell office:value-type="float" office:value="0"/>
            <table:table-cell office:value-type="float" office:value="650"/>
            <table:table-cell office:value-type="float" office:value="2.1069999999999999E-3"/>
            <table:table-cell office:value-type="float" office:value="650"/>
            <table:table-cell office:value-type="float" office:value="1.3979999999999999E-3"/>
            <table:table-cell office:value-type="float" office:value="650"/>
            <table:table-cell office:value-type="float" office:value="1.9799999999999999E-4"/>
            <table:table-cell office:value-type="float" office:value="650"/>
            <table:table-cell office:value-type="float" office:value="2.3999999999999998E-3"/>
            <table:table-cell office:value-type="float" office:value="650"/>
            <table:table-cell office:value-type="float" office:value="6.3000000000000003E-4"/>
            <table:table-cell office:value-type="float" office:value="650"/>
            <table:table-cell office:value-type="float" office:value="1.7200000000000001E-4"/>
            <table:table-cell office:value-type="float" office:value="650"/>
            <table:table-cell office:value-type="float" office:value="1.116E-3"/>
          </table:table-row>
          <table:table-row>
            <table:table-cell office:value-type="string">
              <text:p>23</text:p>
            </table:table-cell>
            <table:table-cell office:value-type="float" office:value="700"/>
            <table:table-cell office:value-type="float" office:value="3.9029999999999998E-3"/>
            <table:table-cell office:value-type="float" office:value="700"/>
            <table:table-cell office:value-type="float" office:value="0"/>
            <table:table-cell office:value-type="float" office:value="700"/>
            <table:table-cell office:value-type="float" office:value="0"/>
            <table:table-cell office:value-type="float" office:value="700"/>
            <table:table-cell office:value-type="float" office:value="0"/>
            <table:table-cell office:value-type="float" office:value="700"/>
            <table:table-cell office:value-type="float" office:value="0"/>
            <table:table-cell office:value-type="float" office:value="700"/>
            <table:table-cell office:value-type="float" office:value="8.3999999999999995E-5"/>
            <table:table-cell office:value-type="float" office:value="700"/>
            <table:table-cell office:value-type="float" office:value="0"/>
            <table:table-cell office:value-type="float" office:value="700"/>
            <table:table-cell office:value-type="float" office:value="3.5620000000000001E-3"/>
            <table:table-cell office:value-type="float" office:value="700"/>
            <table:table-cell office:value-type="float" office:value="2.0470000000000002E-3"/>
            <table:table-cell office:value-type="float" office:value="700"/>
            <table:table-cell office:value-type="float" office:value="2.1599999999999999E-4"/>
            <table:table-cell office:value-type="float" office:value="700"/>
            <table:table-cell office:value-type="float" office:value="1.519E-3"/>
            <table:table-cell office:value-type="float" office:value="700"/>
            <table:table-cell office:value-type="float" office:value="5.5599999999999996E-4"/>
            <table:table-cell office:value-type="float" office:value="700"/>
            <table:table-cell office:value-type="float" office:value="1.22E-4"/>
            <table:table-cell office:value-type="float" office:value="700"/>
            <table:table-cell office:value-type="float" office:value="1.3450000000000001E-3"/>
          </table:table-row>
          <table:table-row>
            <table:table-cell office:value-type="string">
              <text:p>24</text:p>
            </table:table-cell>
            <table:table-cell office:value-type="float" office:value="750"/>
            <table:table-cell office:value-type="float" office:value="4.1619999999999999E-3"/>
            <table:table-cell office:value-type="float" office:value="750"/>
            <table:table-cell office:value-type="float" office:value="0"/>
            <table:table-cell office:value-type="float" office:value="750"/>
            <table:table-cell office:value-type="float" office:value="0"/>
            <table:table-cell office:value-type="float" office:value="750"/>
            <table:table-cell office:value-type="float" office:value="0"/>
            <table:table-cell office:value-type="float" office:value="750"/>
            <table:table-cell office:value-type="float" office:value="0"/>
            <table:table-cell office:value-type="float" office:value="750"/>
            <table:table-cell office:value-type="float" office:value="8.8999999999999995E-5"/>
            <table:table-cell office:value-type="float" office:value="750"/>
            <table:table-cell office:value-type="float" office:value="0"/>
            <table:table-cell office:value-type="float" office:value="750"/>
            <table:table-cell office:value-type="float" office:value="2.5140000000000002E-3"/>
            <table:table-cell office:value-type="float" office:value="750"/>
            <table:table-cell office:value-type="float" office:value="1.0679999999999999E-3"/>
            <table:table-cell office:value-type="float" office:value="750"/>
            <table:table-cell office:value-type="float" office:value="2.5700000000000001E-4"/>
            <table:table-cell office:value-type="float" office:value="750"/>
            <table:table-cell office:value-type="float" office:value="2.7390000000000001E-3"/>
            <table:table-cell office:value-type="float" office:value="750"/>
            <table:table-cell office:value-type="float" office:value="2.2000000000000001E-4"/>
            <table:table-cell office:value-type="float" office:value="750"/>
            <table:table-cell office:value-type="float" office:value="1.5300000000000001E-4"/>
            <table:table-cell office:value-type="float" office:value="750"/>
            <table:table-cell office:value-type="float" office:value="2.826E-3"/>
          </table:table-row>
          <table:table-row>
            <table:table-cell office:value-type="string">
              <text:p>25</text:p>
            </table:table-cell>
            <table:table-cell office:value-type="float" office:value="800"/>
            <table:table-cell office:value-type="float" office:value="2.1480000000000002E-3"/>
            <table:table-cell office:value-type="float" office:value="800"/>
            <table:table-cell office:value-type="float" office:value="0"/>
            <table:table-cell office:value-type="float" office:value="800"/>
            <table:table-cell office:value-type="float" office:value="0"/>
            <table:table-cell office:value-type="float" office:value="800"/>
            <table:table-cell office:value-type="float" office:value="0"/>
            <table:table-cell office:value-type="float" office:value="800"/>
            <table:table-cell office:value-type="float" office:value="0"/>
            <table:table-cell office:value-type="float" office:value="800"/>
            <table:table-cell office:value-type="float" office:value="9.7E-5"/>
            <table:table-cell office:value-type="float" office:value="800"/>
            <table:table-cell office:value-type="float" office:value="0"/>
            <table:table-cell office:value-type="float" office:value="800"/>
            <table:table-cell office:value-type="float" office:value="2.9650000000000002E-3"/>
            <table:table-cell office:value-type="float" office:value="800"/>
            <table:table-cell office:value-type="float" office:value="1.5039999999999999E-3"/>
            <table:table-cell office:value-type="float" office:value="800"/>
            <table:table-cell office:value-type="float" office:value="4.2200000000000001E-4"/>
            <table:table-cell office:value-type="float" office:value="800"/>
            <table:table-cell office:value-type="float" office:value="3.908E-3"/>
            <table:table-cell office:value-type="float" office:value="800"/>
            <table:table-cell office:value-type="float" office:value="2.31E-4"/>
            <table:table-cell office:value-type="float" office:value="800"/>
            <table:table-cell office:value-type="float" office:value="1.3999999999999999E-4"/>
            <table:table-cell office:value-type="float" office:value="800"/>
            <table:table-cell office:value-type="float" office:value="1.57E-3"/>
          </table:table-row>
          <table:table-row>
            <table:table-cell office:value-type="string">
              <text:p>26</text:p>
            </table:table-cell>
            <table:table-cell office:value-type="float" office:value="850"/>
            <table:table-cell office:value-type="float" office:value="5.3210000000000002E-3"/>
            <table:table-cell office:value-type="float" office:value="850"/>
            <table:table-cell office:value-type="float" office:value="0"/>
            <table:table-cell office:value-type="float" office:value="850"/>
            <table:table-cell office:value-type="float" office:value="0"/>
            <table:table-cell office:value-type="float" office:value="850"/>
            <table:table-cell office:value-type="float" office:value="0"/>
            <table:table-cell office:value-type="float" office:value="850"/>
            <table:table-cell office:value-type="float" office:value="0"/>
            <table:table-cell office:value-type="float" office:value="850"/>
            <table:table-cell office:value-type="float" office:value="2.1900000000000001E-4"/>
            <table:table-cell office:value-type="float" office:value="850"/>
            <table:table-cell office:value-type="float" office:value="0"/>
            <table:table-cell office:value-type="float" office:value="850"/>
            <table:table-cell office:value-type="float" office:value="3.7750000000000001E-3"/>
            <table:table-cell office:value-type="float" office:value="850"/>
            <table:table-cell office:value-type="float" office:value="1.524E-3"/>
            <table:table-cell office:value-type="float" office:value="850"/>
            <table:table-cell office:value-type="float" office:value="2.6800000000000001E-4"/>
            <table:table-cell office:value-type="float" office:value="850"/>
            <table:table-cell office:value-type="float" office:value="3.0219999999999999E-3"/>
            <table:table-cell office:value-type="float" office:value="850"/>
            <table:table-cell office:value-type="float" office:value="2.3599999999999999E-4"/>
            <table:table-cell office:value-type="float" office:value="850"/>
            <table:table-cell office:value-type="float" office:value="1.46E-4"/>
            <table:table-cell office:value-type="float" office:value="850"/>
            <table:table-cell office:value-type="float" office:value="2.6830000000000001E-3"/>
          </table:table-row>
          <table:table-row>
            <table:table-cell office:value-type="string">
              <text:p>27</text:p>
            </table:table-cell>
            <table:table-cell office:value-type="float" office:value="900"/>
            <table:table-cell office:value-type="float" office:value="6.0980000000000001E-3"/>
            <table:table-cell office:value-type="float" office:value="900"/>
            <table:table-cell office:value-type="float" office:value="0"/>
            <table:table-cell office:value-type="float" office:value="900"/>
            <table:table-cell office:value-type="float" office:value="0"/>
            <table:table-cell office:value-type="float" office:value="900"/>
            <table:table-cell office:value-type="float" office:value="0"/>
            <table:table-cell office:value-type="float" office:value="900"/>
            <table:table-cell office:value-type="float" office:value="0"/>
            <table:table-cell office:value-type="float" office:value="900"/>
            <table:table-cell office:value-type="float" office:value="1.16E-4"/>
            <table:table-cell office:value-type="float" office:value="900"/>
            <table:table-cell office:value-type="float" office:value="0"/>
            <table:table-cell office:value-type="float" office:value="900"/>
            <table:table-cell office:value-type="float" office:value="5.4219999999999997E-3"/>
            <table:table-cell office:value-type="float" office:value="900"/>
            <table:table-cell office:value-type="float" office:value="1.6000000000000001E-3"/>
            <table:table-cell office:value-type="float" office:value="900"/>
            <table:table-cell office:value-type="float" office:value="4.2499999999999998E-4"/>
            <table:table-cell office:value-type="float" office:value="900"/>
            <table:table-cell office:value-type="float" office:value="2.5089999999999999E-3"/>
            <table:table-cell office:value-type="float" office:value="900"/>
            <table:table-cell office:value-type="float" office:value="2.4699999999999999E-4"/>
            <table:table-cell office:value-type="float" office:value="900"/>
            <table:table-cell office:value-type="float" office:value="2.9E-4"/>
            <table:table-cell office:value-type="float" office:value="900"/>
            <table:table-cell office:value-type="float" office:value="3.601E-3"/>
          </table:table-row>
          <table:table-row>
            <table:table-cell office:value-type="string">
              <text:p>28</text:p>
            </table:table-cell>
            <table:table-cell office:value-type="float" office:value="950"/>
            <table:table-cell office:value-type="float" office:value="3.0430000000000001E-3"/>
            <table:table-cell office:value-type="float" office:value="950"/>
            <table:table-cell office:value-type="float" office:value="0"/>
            <table:table-cell office:value-type="float" office:value="950"/>
            <table:table-cell office:value-type="float" office:value="0"/>
            <table:table-cell office:value-type="float" office:value="950"/>
            <table:table-cell office:value-type="float" office:value="0"/>
            <table:table-cell office:value-type="float" office:value="950"/>
            <table:table-cell office:value-type="float" office:value="0"/>
            <table:table-cell office:value-type="float" office:value="950"/>
            <table:table-cell office:value-type="float" office:value="1.17E-4"/>
            <table:table-cell office:value-type="float" office:value="950"/>
            <table:table-cell office:value-type="float" office:value="0"/>
            <table:table-cell office:value-type="float" office:value="950"/>
            <table:table-cell office:value-type="float" office:value="5.9020000000000001E-3"/>
            <table:table-cell office:value-type="float" office:value="950"/>
            <table:table-cell office:value-type="float" office:value="2.14E-3"/>
            <table:table-cell office:value-type="float" office:value="950"/>
            <table:table-cell office:value-type="float" office:value="4.5300000000000001E-4"/>
            <table:table-cell office:value-type="float" office:value="950"/>
            <table:table-cell office:value-type="float" office:value="4.7239999999999999E-3"/>
            <table:table-cell office:value-type="float" office:value="950"/>
            <table:table-cell office:value-type="float" office:value="2.6200000000000003E-4"/>
            <table:table-cell office:value-type="float" office:value="950"/>
            <table:table-cell office:value-type="float" office:value="1.6899999999999999E-4"/>
            <table:table-cell office:value-type="float" office:value="950"/>
            <table:table-cell office:value-type="float" office:value="2.2300000000000002E-3"/>
          </table:table-row>
          <table:table-row>
            <table:table-cell office:value-type="string">
              <text:p>29</text:p>
            </table:table-cell>
            <table:table-cell office:value-type="float" office:value="1000"/>
            <table:table-cell office:value-type="float" office:value="7.2529999999999999E-3"/>
            <table:table-cell office:value-type="float" office:value="1000"/>
            <table:table-cell office:value-type="float" office:value="0"/>
            <table:table-cell office:value-type="float" office:value="1000"/>
            <table:table-cell office:value-type="float" office:value="0"/>
            <table:table-cell office:value-type="float" office:value="1000"/>
            <table:table-cell office:value-type="float" office:value="0"/>
            <table:table-cell office:value-type="float" office:value="1000"/>
            <table:table-cell office:value-type="float" office:value="0"/>
            <table:table-cell office:value-type="float" office:value="1000"/>
            <table:table-cell office:value-type="float" office:value="1.3300000000000001E-4"/>
            <table:table-cell office:value-type="float" office:value="1000"/>
            <table:table-cell office:value-type="float" office:value="0"/>
            <table:table-cell office:value-type="float" office:value="1000"/>
            <table:table-cell office:value-type="float" office:value="6.1260000000000004E-3"/>
            <table:table-cell office:value-type="float" office:value="1000"/>
            <table:table-cell office:value-type="float" office:value="1.0039999999999999E-3"/>
            <table:table-cell office:value-type="float" office:value="1000"/>
            <table:table-cell office:value-type="float" office:value="3.4600000000000001E-4"/>
            <table:table-cell office:value-type="float" office:value="1000"/>
            <table:table-cell office:value-type="float" office:value="4.8380000000000003E-3"/>
            <table:table-cell office:value-type="float" office:value="1000"/>
            <table:table-cell office:value-type="float" office:value="4.1199999999999999E-4"/>
            <table:table-cell office:value-type="float" office:value="1000"/>
            <table:table-cell office:value-type="float" office:value="9.6199999999999996E-4"/>
            <table:table-cell office:value-type="float" office:value="1000"/>
            <table:table-cell office:value-type="float" office:value="2.856E-3"/>
          </table:table-row>
          <table:table-row>
            <table:table-cell office:value-type="string">
              <text:p>30</text:p>
            </table:table-cell>
            <table:table-cell office:value-type="float" office:value="1100"/>
            <table:table-cell office:value-type="float" office:value="4.3270000000000001E-3"/>
            <table:table-cell office:value-type="float" office:value="1100"/>
            <table:table-cell office:value-type="float" office:value="0"/>
            <table:table-cell office:value-type="float" office:value="1100"/>
            <table:table-cell office:value-type="float" office:value="0"/>
            <table:table-cell office:value-type="float" office:value="1100"/>
            <table:table-cell office:value-type="float" office:value="0"/>
            <table:table-cell office:value-type="float" office:value="1100"/>
            <table:table-cell office:value-type="float" office:value="0"/>
            <table:table-cell office:value-type="float" office:value="1100"/>
            <table:table-cell office:value-type="float" office:value="1.34E-4"/>
            <table:table-cell office:value-type="float" office:value="1100"/>
            <table:table-cell office:value-type="float" office:value="0"/>
            <table:table-cell office:value-type="float" office:value="1100"/>
            <table:table-cell office:value-type="float" office:value="6.8110000000000002E-3"/>
            <table:table-cell office:value-type="float" office:value="1100"/>
            <table:table-cell office:value-type="float" office:value="9.5699999999999995E-4"/>
            <table:table-cell office:value-type="float" office:value="1100"/>
            <table:table-cell office:value-type="float" office:value="3.57E-4"/>
            <table:table-cell office:value-type="float" office:value="1100"/>
            <table:table-cell office:value-type="float" office:value="3.7590000000000002E-3"/>
            <table:table-cell office:value-type="float" office:value="1100"/>
            <table:table-cell office:value-type="float" office:value="5.1199999999999998E-4"/>
            <table:table-cell office:value-type="float" office:value="1100"/>
            <table:table-cell office:value-type="float" office:value="3.0200000000000002E-4"/>
            <table:table-cell office:value-type="float" office:value="1100"/>
            <table:table-cell office:value-type="float" office:value="4.5929999999999999E-3"/>
          </table:table-row>
          <table:table-row>
            <table:table-cell office:value-type="string">
              <text:p>31</text:p>
            </table:table-cell>
            <table:table-cell office:value-type="float" office:value="1200"/>
            <table:table-cell office:value-type="float" office:value="1.0511E-2"/>
            <table:table-cell office:value-type="float" office:value="1200"/>
            <table:table-cell office:value-type="float" office:value="0"/>
            <table:table-cell office:value-type="float" office:value="1200"/>
            <table:table-cell office:value-type="float" office:value="0"/>
            <table:table-cell office:value-type="float" office:value="1200"/>
            <table:table-cell office:value-type="float" office:value="0"/>
            <table:table-cell office:value-type="float" office:value="1200"/>
            <table:table-cell office:value-type="float" office:value="0"/>
            <table:table-cell office:value-type="float" office:value="1200"/>
            <table:table-cell office:value-type="float" office:value="1.46E-4"/>
            <table:table-cell office:value-type="float" office:value="1200"/>
            <table:table-cell office:value-type="float" office:value="0"/>
            <table:table-cell office:value-type="float" office:value="1200"/>
            <table:table-cell office:value-type="float" office:value="7.9600000000000001E-3"/>
            <table:table-cell office:value-type="float" office:value="1200"/>
            <table:table-cell office:value-type="float" office:value="9.6599999999999995E-4"/>
            <table:table-cell office:value-type="float" office:value="1200"/>
            <table:table-cell office:value-type="float" office:value="5.9599999999999996E-4"/>
            <table:table-cell office:value-type="float" office:value="1200"/>
            <table:table-cell office:value-type="float" office:value="6.5409999999999999E-3"/>
            <table:table-cell office:value-type="float" office:value="1200"/>
            <table:table-cell office:value-type="float" office:value="5.2899999999999996E-4"/>
            <table:table-cell office:value-type="float" office:value="1200"/>
            <table:table-cell office:value-type="float" office:value="3.2600000000000001E-4"/>
            <table:table-cell office:value-type="float" office:value="1200"/>
            <table:table-cell office:value-type="float" office:value="3.4880000000000002E-3"/>
          </table:table-row>
          <table:table-row>
            <table:table-cell office:value-type="string">
              <text:p>32</text:p>
            </table:table-cell>
            <table:table-cell office:value-type="float" office:value="1300"/>
            <table:table-cell office:value-type="float" office:value="9.0830000000000008E-3"/>
            <table:table-cell office:value-type="float" office:value="1300"/>
            <table:table-cell office:value-type="float" office:value="0"/>
            <table:table-cell office:value-type="float" office:value="1300"/>
            <table:table-cell office:value-type="float" office:value="0"/>
            <table:table-cell office:value-type="float" office:value="1300"/>
            <table:table-cell office:value-type="float" office:value="0"/>
            <table:table-cell office:value-type="float" office:value="1300"/>
            <table:table-cell office:value-type="float" office:value="0"/>
            <table:table-cell office:value-type="float" office:value="1300"/>
            <table:table-cell office:value-type="float" office:value="3.4600000000000001E-4"/>
            <table:table-cell office:value-type="float" office:value="1300"/>
            <table:table-cell office:value-type="float" office:value="0"/>
            <table:table-cell office:value-type="float" office:value="1300"/>
            <table:table-cell office:value-type="float" office:value="1.2135999999999999E-2"/>
            <table:table-cell office:value-type="float" office:value="1300"/>
            <table:table-cell office:value-type="float" office:value="8.1800000000000004E-4"/>
            <table:table-cell office:value-type="float" office:value="1300"/>
            <table:table-cell office:value-type="float" office:value="6.9399999999999996E-4"/>
            <table:table-cell office:value-type="float" office:value="1300"/>
            <table:table-cell office:value-type="float" office:value="7.2439999999999996E-3"/>
            <table:table-cell office:value-type="float" office:value="1300"/>
            <table:table-cell office:value-type="float" office:value="3.6699999999999998E-4"/>
            <table:table-cell office:value-type="float" office:value="1300"/>
            <table:table-cell office:value-type="float" office:value="3.5300000000000002E-4"/>
            <table:table-cell office:value-type="float" office:value="1300"/>
            <table:table-cell office:value-type="float" office:value="6.3010000000000002E-3"/>
          </table:table-row>
          <table:table-row>
            <table:table-cell office:value-type="string">
              <text:p>33</text:p>
            </table:table-cell>
            <table:table-cell office:value-type="float" office:value="1400"/>
            <table:table-cell office:value-type="float" office:value="1.4245000000000001E-2"/>
            <table:table-cell office:value-type="float" office:value="1400"/>
            <table:table-cell office:value-type="float" office:value="0"/>
            <table:table-cell office:value-type="float" office:value="1400"/>
            <table:table-cell office:value-type="float" office:value="0"/>
            <table:table-cell office:value-type="float" office:value="1400"/>
            <table:table-cell office:value-type="float" office:value="0"/>
            <table:table-cell office:value-type="float" office:value="1400"/>
            <table:table-cell office:value-type="float" office:value="0"/>
            <table:table-cell office:value-type="float" office:value="1400"/>
            <table:table-cell office:value-type="float" office:value="4.2200000000000001E-4"/>
            <table:table-cell office:value-type="float" office:value="1400"/>
            <table:table-cell office:value-type="float" office:value="0"/>
            <table:table-cell office:value-type="float" office:value="1400"/>
            <table:table-cell office:value-type="float" office:value="1.4855999999999999E-2"/>
            <table:table-cell office:value-type="float" office:value="1400"/>
            <table:table-cell office:value-type="float" office:value="1.436E-3"/>
            <table:table-cell office:value-type="float" office:value="1400"/>
            <table:table-cell office:value-type="float" office:value="7.2999999999999996E-4"/>
            <table:table-cell office:value-type="float" office:value="1400"/>
            <table:table-cell office:value-type="float" office:value="6.0949999999999997E-3"/>
            <table:table-cell office:value-type="float" office:value="1400"/>
            <table:table-cell office:value-type="float" office:value="4.0400000000000001E-4"/>
            <table:table-cell office:value-type="float" office:value="1400"/>
            <table:table-cell office:value-type="float" office:value="3.8699999999999997E-4"/>
            <table:table-cell office:value-type="float" office:value="1400"/>
            <table:table-cell office:value-type="float" office:value="4.7809999999999997E-3"/>
          </table:table-row>
          <table:table-row>
            <table:table-cell office:value-type="string">
              <text:p>34</text:p>
            </table:table-cell>
            <table:table-cell office:value-type="float" office:value="1500"/>
            <table:table-cell office:value-type="float" office:value="1.8221000000000001E-2"/>
            <table:table-cell office:value-type="float" office:value="1500"/>
            <table:table-cell office:value-type="float" office:value="0"/>
            <table:table-cell office:value-type="float" office:value="1500"/>
            <table:table-cell office:value-type="float" office:value="0"/>
            <table:table-cell office:value-type="float" office:value="1500"/>
            <table:table-cell office:value-type="float" office:value="0"/>
            <table:table-cell office:value-type="float" office:value="1500"/>
            <table:table-cell office:value-type="float" office:value="0"/>
            <table:table-cell office:value-type="float" office:value="1500"/>
            <table:table-cell office:value-type="float" office:value="4.1300000000000001E-4"/>
            <table:table-cell office:value-type="float" office:value="1500"/>
            <table:table-cell office:value-type="float" office:value="0"/>
            <table:table-cell office:value-type="float" office:value="1500"/>
            <table:table-cell office:value-type="float" office:value="1.4585000000000001E-2"/>
            <table:table-cell office:value-type="float" office:value="1500"/>
            <table:table-cell office:value-type="float" office:value="9.8999999999999999E-4"/>
            <table:table-cell office:value-type="float" office:value="1500"/>
            <table:table-cell office:value-type="float" office:value="5.1199999999999998E-4"/>
            <table:table-cell office:value-type="float" office:value="1500"/>
            <table:table-cell office:value-type="float" office:value="1.1547999999999999E-2"/>
            <table:table-cell office:value-type="float" office:value="1500"/>
            <table:table-cell office:value-type="float" office:value="4.28E-4"/>
            <table:table-cell office:value-type="float" office:value="1500"/>
            <table:table-cell office:value-type="float" office:value="6.0300000000000002E-4"/>
            <table:table-cell office:value-type="float" office:value="1500"/>
            <table:table-cell office:value-type="float" office:value="5.1780000000000003E-3"/>
          </table:table-row>
          <table:table-row>
            <table:table-cell office:value-type="string">
              <text:p>35</text:p>
            </table:table-cell>
            <table:table-cell office:value-type="float" office:value="1600"/>
            <table:table-cell office:value-type="float" office:value="1.8610000000000002E-2"/>
            <table:table-cell office:value-type="float" office:value="1600"/>
            <table:table-cell office:value-type="float" office:value="0"/>
            <table:table-cell office:value-type="float" office:value="1600"/>
            <table:table-cell office:value-type="float" office:value="0"/>
            <table:table-cell office:value-type="float" office:value="1600"/>
            <table:table-cell office:value-type="float" office:value="0"/>
            <table:table-cell office:value-type="float" office:value="1600"/>
            <table:table-cell office:value-type="float" office:value="0"/>
            <table:table-cell office:value-type="float" office:value="1600"/>
            <table:table-cell office:value-type="float" office:value="2.0599999999999999E-4"/>
            <table:table-cell office:value-type="float" office:value="1600"/>
            <table:table-cell office:value-type="float" office:value="0"/>
            <table:table-cell office:value-type="float" office:value="1600"/>
            <table:table-cell office:value-type="float" office:value="1.5162999999999999E-2"/>
            <table:table-cell office:value-type="float" office:value="1600"/>
            <table:table-cell office:value-type="float" office:value="1.5250000000000001E-3"/>
            <table:table-cell office:value-type="float" office:value="1600"/>
            <table:table-cell office:value-type="float" office:value="7.0600000000000003E-4"/>
            <table:table-cell office:value-type="float" office:value="1600"/>
            <table:table-cell office:value-type="float" office:value="9.0189999999999992E-3"/>
            <table:table-cell office:value-type="float" office:value="1600"/>
            <table:table-cell office:value-type="float" office:value="6.8800000000000003E-4"/>
            <table:table-cell office:value-type="float" office:value="1600"/>
            <table:table-cell office:value-type="float" office:value="4.46E-4"/>
            <table:table-cell office:value-type="float" office:value="1600"/>
            <table:table-cell office:value-type="float" office:value="6.4310000000000001E-3"/>
          </table:table-row>
          <table:table-row>
            <table:table-cell office:value-type="string">
              <text:p>36</text:p>
            </table:table-cell>
            <table:table-cell office:value-type="float" office:value="1700"/>
            <table:table-cell office:value-type="float" office:value="2.0983000000000002E-2"/>
            <table:table-cell office:value-type="float" office:value="1700"/>
            <table:table-cell office:value-type="float" office:value="0"/>
            <table:table-cell office:value-type="float" office:value="1700"/>
            <table:table-cell office:value-type="float" office:value="0"/>
            <table:table-cell office:value-type="float" office:value="1700"/>
            <table:table-cell office:value-type="float" office:value="0"/>
            <table:table-cell office:value-type="float" office:value="1700"/>
            <table:table-cell office:value-type="float" office:value="0"/>
            <table:table-cell office:value-type="float" office:value="1700"/>
            <table:table-cell office:value-type="float" office:value="4.0099999999999999E-4"/>
            <table:table-cell office:value-type="float" office:value="1700"/>
            <table:table-cell office:value-type="float" office:value="0"/>
            <table:table-cell office:value-type="float" office:value="1700"/>
            <table:table-cell office:value-type="float" office:value="1.3613E-2"/>
            <table:table-cell office:value-type="float" office:value="1700"/>
            <table:table-cell office:value-type="float" office:value="1.5330000000000001E-3"/>
            <table:table-cell office:value-type="float" office:value="1700"/>
            <table:table-cell office:value-type="float" office:value="1.1709999999999999E-3"/>
            <table:table-cell office:value-type="float" office:value="1700"/>
            <table:table-cell office:value-type="float" office:value="1.4657999999999999E-2"/>
            <table:table-cell office:value-type="float" office:value="1700"/>
            <table:table-cell office:value-type="float" office:value="7.3899999999999997E-4"/>
            <table:table-cell office:value-type="float" office:value="1700"/>
            <table:table-cell office:value-type="float" office:value="8.03E-4"/>
            <table:table-cell office:value-type="float" office:value="1700"/>
            <table:table-cell office:value-type="float" office:value="1.2193000000000001E-2"/>
          </table:table-row>
          <table:table-row>
            <table:table-cell office:value-type="string">
              <text:p>37</text:p>
            </table:table-cell>
            <table:table-cell office:value-type="float" office:value="1800"/>
            <table:table-cell office:value-type="float" office:value="2.1696E-2"/>
            <table:table-cell office:value-type="float" office:value="1800"/>
            <table:table-cell office:value-type="float" office:value="0"/>
            <table:table-cell office:value-type="float" office:value="1800"/>
            <table:table-cell office:value-type="float" office:value="0"/>
            <table:table-cell office:value-type="float" office:value="1800"/>
            <table:table-cell office:value-type="float" office:value="0"/>
            <table:table-cell office:value-type="float" office:value="1800"/>
            <table:table-cell office:value-type="float" office:value="0"/>
            <table:table-cell office:value-type="float" office:value="1800"/>
            <table:table-cell office:value-type="float" office:value="3.7500000000000001E-4"/>
            <table:table-cell office:value-type="float" office:value="1800"/>
            <table:table-cell office:value-type="float" office:value="0"/>
            <table:table-cell office:value-type="float" office:value="1800"/>
            <table:table-cell office:value-type="float" office:value="2.2194999999999999E-2"/>
            <table:table-cell office:value-type="float" office:value="1800"/>
            <table:table-cell office:value-type="float" office:value="9.9400000000000009E-4"/>
            <table:table-cell office:value-type="float" office:value="1800"/>
            <table:table-cell office:value-type="float" office:value="9.8299999999999993E-4"/>
            <table:table-cell office:value-type="float" office:value="1800"/>
            <table:table-cell office:value-type="float" office:value="1.0591E-2"/>
            <table:table-cell office:value-type="float" office:value="1800"/>
            <table:table-cell office:value-type="float" office:value="5.3399999999999997E-4"/>
            <table:table-cell office:value-type="float" office:value="1800"/>
            <table:table-cell office:value-type="float" office:value="3.4099999999999999E-4"/>
            <table:table-cell office:value-type="float" office:value="1800"/>
            <table:table-cell office:value-type="float" office:value="1.1297E-2"/>
          </table:table-row>
          <table:table-row>
            <table:table-cell office:value-type="string">
              <text:p>38</text:p>
            </table:table-cell>
            <table:table-cell office:value-type="float" office:value="1900"/>
            <table:table-cell office:value-type="float" office:value="1.2529E-2"/>
            <table:table-cell office:value-type="float" office:value="1900"/>
            <table:table-cell office:value-type="float" office:value="0"/>
            <table:table-cell office:value-type="float" office:value="1900"/>
            <table:table-cell office:value-type="float" office:value="0"/>
            <table:table-cell office:value-type="float" office:value="1900"/>
            <table:table-cell office:value-type="float" office:value="0"/>
            <table:table-cell office:value-type="float" office:value="1900"/>
            <table:table-cell office:value-type="float" office:value="0"/>
            <table:table-cell office:value-type="float" office:value="1900"/>
            <table:table-cell office:value-type="float" office:value="2.5999999999999998E-4"/>
            <table:table-cell office:value-type="float" office:value="1900"/>
            <table:table-cell office:value-type="float" office:value="0"/>
            <table:table-cell office:value-type="float" office:value="1900"/>
            <table:table-cell office:value-type="float" office:value="2.6499999999999999E-2"/>
            <table:table-cell office:value-type="float" office:value="1900"/>
            <table:table-cell office:value-type="float" office:value="9.8799999999999995E-4"/>
            <table:table-cell office:value-type="float" office:value="1900"/>
            <table:table-cell office:value-type="float" office:value="1.126E-3"/>
            <table:table-cell office:value-type="float" office:value="1900"/>
            <table:table-cell office:value-type="float" office:value="1.2329E-2"/>
            <table:table-cell office:value-type="float" office:value="1900"/>
            <table:table-cell office:value-type="float" office:value="8.6499999999999999E-4"/>
            <table:table-cell office:value-type="float" office:value="1900"/>
            <table:table-cell office:value-type="float" office:value="5.5599999999999996E-4"/>
            <table:table-cell office:value-type="float" office:value="1900"/>
            <table:table-cell office:value-type="float" office:value="1.0203E-2"/>
          </table:table-row>
          <table:table-row>
            <table:table-cell office:value-type="string">
              <text:p>39</text:p>
            </table:table-cell>
            <table:table-cell office:value-type="float" office:value="2000"/>
            <table:table-cell office:value-type="float" office:value="1.3604E-2"/>
            <table:table-cell office:value-type="float" office:value="2000"/>
            <table:table-cell office:value-type="float" office:value="0"/>
            <table:table-cell office:value-type="float" office:value="2000"/>
            <table:table-cell office:value-type="float" office:value="0"/>
            <table:table-cell office:value-type="float" office:value="2000"/>
            <table:table-cell office:value-type="float" office:value="0"/>
            <table:table-cell office:value-type="float" office:value="2000"/>
            <table:table-cell office:value-type="float" office:value="0"/>
            <table:table-cell office:value-type="float" office:value="2000"/>
            <table:table-cell office:value-type="float" office:value="5.53E-4"/>
            <table:table-cell office:value-type="float" office:value="2000"/>
            <table:table-cell office:value-type="float" office:value="0"/>
            <table:table-cell office:value-type="float" office:value="2000"/>
            <table:table-cell office:value-type="float" office:value="2.5746999999999999E-2"/>
            <table:table-cell office:value-type="float" office:value="2000"/>
            <table:table-cell office:value-type="float" office:value="1.6819999999999999E-3"/>
            <table:table-cell office:value-type="float" office:value="2000"/>
            <table:table-cell office:value-type="float" office:value="1.2340000000000001E-3"/>
            <table:table-cell office:value-type="float" office:value="2000"/>
            <table:table-cell office:value-type="float" office:value="1.8394000000000001E-2"/>
            <table:table-cell office:value-type="float" office:value="2000"/>
            <table:table-cell office:value-type="float" office:value="7.6000000000000004E-4"/>
            <table:table-cell office:value-type="float" office:value="2000"/>
            <table:table-cell office:value-type="float" office:value="4.1899999999999999E-4"/>
            <table:table-cell office:value-type="float" office:value="2000"/>
            <table:table-cell office:value-type="float" office:value="1.176E-2"/>
          </table:table-row>
          <table:table-row>
            <table:table-cell office:value-type="string">
              <text:p>40</text:p>
            </table:table-cell>
            <table:table-cell office:value-type="float" office:value="2100"/>
            <table:table-cell office:value-type="float" office:value="3.3355999999999997E-2"/>
            <table:table-cell office:value-type="float" office:value="2100"/>
            <table:table-cell office:value-type="float" office:value="0"/>
            <table:table-cell office:value-type="float" office:value="2100"/>
            <table:table-cell office:value-type="float" office:value="0"/>
            <table:table-cell office:value-type="float" office:value="2100"/>
            <table:table-cell office:value-type="float" office:value="0"/>
            <table:table-cell office:value-type="float" office:value="2100"/>
            <table:table-cell office:value-type="float" office:value="0"/>
            <table:table-cell office:value-type="float" office:value="2100"/>
            <table:table-cell office:value-type="float" office:value="5.8799999999999998E-4"/>
            <table:table-cell office:value-type="float" office:value="2100"/>
            <table:table-cell office:value-type="float" office:value="0"/>
            <table:table-cell office:value-type="float" office:value="2100"/>
            <table:table-cell office:value-type="float" office:value="2.2308000000000001E-2"/>
            <table:table-cell office:value-type="float" office:value="2100"/>
            <table:table-cell office:value-type="float" office:value="1.011E-3"/>
            <table:table-cell office:value-type="float" office:value="2100"/>
            <table:table-cell office:value-type="float" office:value="7.7800000000000005E-4"/>
            <table:table-cell office:value-type="float" office:value="2100"/>
            <table:table-cell office:value-type="float" office:value="1.6292000000000001E-2"/>
            <table:table-cell office:value-type="float" office:value="2100"/>
            <table:table-cell office:value-type="float" office:value="6.1600000000000001E-4"/>
            <table:table-cell office:value-type="float" office:value="2100"/>
            <table:table-cell office:value-type="float" office:value="4.0000000000000002E-4"/>
            <table:table-cell office:value-type="float" office:value="2100"/>
            <table:table-cell office:value-type="float" office:value="1.6334999999999999E-2"/>
          </table:table-row>
          <table:table-row>
            <table:table-cell office:value-type="string">
              <text:p>41</text:p>
            </table:table-cell>
            <table:table-cell office:value-type="float" office:value="2200"/>
            <table:table-cell office:value-type="float" office:value="3.6458999999999998E-2"/>
            <table:table-cell office:value-type="float" office:value="2200"/>
            <table:table-cell office:value-type="float" office:value="0"/>
            <table:table-cell office:value-type="float" office:value="2200"/>
            <table:table-cell office:value-type="float" office:value="0"/>
            <table:table-cell office:value-type="float" office:value="2200"/>
            <table:table-cell office:value-type="float" office:value="0"/>
            <table:table-cell office:value-type="float" office:value="2200"/>
            <table:table-cell office:value-type="float" office:value="0"/>
            <table:table-cell office:value-type="float" office:value="2200"/>
            <table:table-cell office:value-type="float" office:value="7.2199999999999999E-4"/>
            <table:table-cell office:value-type="float" office:value="2200"/>
            <table:table-cell office:value-type="float" office:value="0"/>
            <table:table-cell office:value-type="float" office:value="2200"/>
            <table:table-cell office:value-type="float" office:value="2.3768000000000001E-2"/>
            <table:table-cell office:value-type="float" office:value="2200"/>
            <table:table-cell office:value-type="float" office:value="1.519E-3"/>
            <table:table-cell office:value-type="float" office:value="2200"/>
            <table:table-cell office:value-type="float" office:value="8.0099999999999995E-4"/>
            <table:table-cell office:value-type="float" office:value="2200"/>
            <table:table-cell office:value-type="float" office:value="1.8432E-2"/>
            <table:table-cell office:value-type="float" office:value="2200"/>
            <table:table-cell office:value-type="float" office:value="6.5700000000000003E-4"/>
            <table:table-cell office:value-type="float" office:value="2200"/>
            <table:table-cell office:value-type="float" office:value="6.5300000000000004E-4"/>
            <table:table-cell office:value-type="float" office:value="2200"/>
            <table:table-cell office:value-type="float" office:value="1.2808E-2"/>
          </table:table-row>
          <table:table-row>
            <table:table-cell office:value-type="string">
              <text:p>42</text:p>
            </table:table-cell>
            <table:table-cell office:value-type="float" office:value="2300"/>
            <table:table-cell office:value-type="float" office:value="1.8155999999999999E-2"/>
            <table:table-cell office:value-type="float" office:value="2300"/>
            <table:table-cell office:value-type="float" office:value="0"/>
            <table:table-cell office:value-type="float" office:value="2300"/>
            <table:table-cell office:value-type="float" office:value="0"/>
            <table:table-cell office:value-type="float" office:value="2300"/>
            <table:table-cell office:value-type="float" office:value="0"/>
            <table:table-cell office:value-type="float" office:value="2300"/>
            <table:table-cell office:value-type="float" office:value="0"/>
            <table:table-cell office:value-type="float" office:value="2300"/>
            <table:table-cell office:value-type="float" office:value="6.5399999999999996E-4"/>
            <table:table-cell office:value-type="float" office:value="2300"/>
            <table:table-cell office:value-type="float" office:value="0"/>
            <table:table-cell office:value-type="float" office:value="2300"/>
            <table:table-cell office:value-type="float" office:value="3.5893000000000001E-2"/>
            <table:table-cell office:value-type="float" office:value="2300"/>
            <table:table-cell office:value-type="float" office:value="1.026E-3"/>
            <table:table-cell office:value-type="float" office:value="2300"/>
            <table:table-cell office:value-type="float" office:value="1.5659999999999999E-3"/>
            <table:table-cell office:value-type="float" office:value="2300"/>
            <table:table-cell office:value-type="float" office:value="1.9487000000000001E-2"/>
            <table:table-cell office:value-type="float" office:value="2300"/>
            <table:table-cell office:value-type="float" office:value="1.0449999999999999E-3"/>
            <table:table-cell office:value-type="float" office:value="2300"/>
            <table:table-cell office:value-type="float" office:value="4.4700000000000002E-4"/>
            <table:table-cell office:value-type="float" office:value="2300"/>
            <table:table-cell office:value-type="float" office:value="1.5938999999999998E-2"/>
          </table:table-row>
          <table:table-row>
            <table:table-cell office:value-type="string">
              <text:p>43</text:p>
            </table:table-cell>
            <table:table-cell office:value-type="float" office:value="2400"/>
            <table:table-cell office:value-type="float" office:value="2.0465000000000001E-2"/>
            <table:table-cell office:value-type="float" office:value="2400"/>
            <table:table-cell office:value-type="float" office:value="0"/>
            <table:table-cell office:value-type="float" office:value="2400"/>
            <table:table-cell office:value-type="float" office:value="0"/>
            <table:table-cell office:value-type="float" office:value="2400"/>
            <table:table-cell office:value-type="float" office:value="0"/>
            <table:table-cell office:value-type="float" office:value="2400"/>
            <table:table-cell office:value-type="float" office:value="0"/>
            <table:table-cell office:value-type="float" office:value="2400"/>
            <table:table-cell office:value-type="float" office:value="8.25E-4"/>
            <table:table-cell office:value-type="float" office:value="2400"/>
            <table:table-cell office:value-type="float" office:value="0"/>
            <table:table-cell office:value-type="float" office:value="2400"/>
            <table:table-cell office:value-type="float" office:value="3.3619999999999997E-2"/>
            <table:table-cell office:value-type="float" office:value="2400"/>
            <table:table-cell office:value-type="float" office:value="1.488E-3"/>
            <table:table-cell office:value-type="float" office:value="2400"/>
            <table:table-cell office:value-type="float" office:value="8.6200000000000003E-4"/>
            <table:table-cell office:value-type="float" office:value="2400"/>
            <table:table-cell office:value-type="float" office:value="2.0642000000000001E-2"/>
            <table:table-cell office:value-type="float" office:value="2400"/>
            <table:table-cell office:value-type="float" office:value="7.6199999999999998E-4"/>
            <table:table-cell office:value-type="float" office:value="2400"/>
            <table:table-cell office:value-type="float" office:value="7.0299999999999996E-4"/>
            <table:table-cell office:value-type="float" office:value="2400"/>
            <table:table-cell office:value-type="float" office:value="1.6628E-2"/>
          </table:table-row>
          <table:table-row>
            <table:table-cell office:value-type="string">
              <text:p>44</text:p>
            </table:table-cell>
            <table:table-cell office:value-type="float" office:value="2500"/>
            <table:table-cell office:value-type="float" office:value="2.2345E-2"/>
            <table:table-cell office:value-type="float" office:value="2500"/>
            <table:table-cell office:value-type="float" office:value="0"/>
            <table:table-cell office:value-type="float" office:value="2500"/>
            <table:table-cell office:value-type="float" office:value="0"/>
            <table:table-cell office:value-type="float" office:value="2500"/>
            <table:table-cell office:value-type="float" office:value="0"/>
            <table:table-cell office:value-type="float" office:value="2500"/>
            <table:table-cell office:value-type="float" office:value="0"/>
            <table:table-cell office:value-type="float" office:value="2500"/>
            <table:table-cell office:value-type="float" office:value="7.0600000000000003E-4"/>
            <table:table-cell office:value-type="float" office:value="2500"/>
            <table:table-cell office:value-type="float" office:value="0"/>
            <table:table-cell office:value-type="float" office:value="2500"/>
            <table:table-cell office:value-type="float" office:value="3.5964999999999997E-2"/>
            <table:table-cell office:value-type="float" office:value="2500"/>
            <table:table-cell office:value-type="float" office:value="1.077E-3"/>
            <table:table-cell office:value-type="float" office:value="2500"/>
            <table:table-cell office:value-type="float" office:value="1.3569999999999999E-3"/>
            <table:table-cell office:value-type="float" office:value="2500"/>
            <table:table-cell office:value-type="float" office:value="2.4299999999999999E-2"/>
            <table:table-cell office:value-type="float" office:value="2500"/>
            <table:table-cell office:value-type="float" office:value="1.271E-3"/>
            <table:table-cell office:value-type="float" office:value="2500"/>
            <table:table-cell office:value-type="float" office:value="7.4899999999999999E-4"/>
            <table:table-cell office:value-type="float" office:value="2500"/>
            <table:table-cell office:value-type="float" office:value="2.1021000000000001E-2"/>
          </table:table-row>
          <table:table-row>
            <table:table-cell office:value-type="string">
              <text:p>45</text:p>
            </table:table-cell>
            <table:table-cell office:value-type="float" office:value="2600"/>
            <table:table-cell office:value-type="float" office:value="2.3313E-2"/>
            <table:table-cell office:value-type="float" office:value="2600"/>
            <table:table-cell office:value-type="float" office:value="0"/>
            <table:table-cell office:value-type="float" office:value="2600"/>
            <table:table-cell office:value-type="float" office:value="0"/>
            <table:table-cell office:value-type="float" office:value="2600"/>
            <table:table-cell office:value-type="float" office:value="0"/>
            <table:table-cell office:value-type="float" office:value="2600"/>
            <table:table-cell office:value-type="float" office:value="0"/>
            <table:table-cell office:value-type="float" office:value="2600"/>
            <table:table-cell office:value-type="float" office:value="7.4600000000000003E-4"/>
            <table:table-cell office:value-type="float" office:value="2600"/>
            <table:table-cell office:value-type="float" office:value="0"/>
            <table:table-cell office:value-type="float" office:value="2600"/>
            <table:table-cell office:value-type="float" office:value="4.0712999999999999E-2"/>
            <table:table-cell office:value-type="float" office:value="2600"/>
            <table:table-cell office:value-type="float" office:value="1.622E-3"/>
            <table:table-cell office:value-type="float" office:value="2600"/>
            <table:table-cell office:value-type="float" office:value="1.6019999999999999E-3"/>
            <table:table-cell office:value-type="float" office:value="2600"/>
            <table:table-cell office:value-type="float" office:value="2.6171E-2"/>
            <table:table-cell office:value-type="float" office:value="2600"/>
            <table:table-cell office:value-type="float" office:value="7.8799999999999996E-4"/>
            <table:table-cell office:value-type="float" office:value="2600"/>
            <table:table-cell office:value-type="float" office:value="6.7100000000000005E-4"/>
            <table:table-cell office:value-type="float" office:value="2600"/>
            <table:table-cell office:value-type="float" office:value="1.9164E-2"/>
          </table:table-row>
          <table:table-row>
            <table:table-cell office:value-type="string">
              <text:p>46</text:p>
            </table:table-cell>
            <table:table-cell office:value-type="float" office:value="2700"/>
            <table:table-cell office:value-type="float" office:value="2.5229999999999999E-2"/>
            <table:table-cell office:value-type="float" office:value="2700"/>
            <table:table-cell office:value-type="float" office:value="0"/>
            <table:table-cell office:value-type="float" office:value="2700"/>
            <table:table-cell office:value-type="float" office:value="0"/>
            <table:table-cell office:value-type="float" office:value="2700"/>
            <table:table-cell office:value-type="float" office:value="0"/>
            <table:table-cell office:value-type="float" office:value="2700"/>
            <table:table-cell office:value-type="float" office:value="0"/>
            <table:table-cell office:value-type="float" office:value="2700"/>
            <table:table-cell office:value-type="float" office:value="7.76E-4"/>
            <table:table-cell office:value-type="float" office:value="2700"/>
            <table:table-cell office:value-type="float" office:value="0"/>
            <table:table-cell office:value-type="float" office:value="2700"/>
            <table:table-cell office:value-type="float" office:value="4.3175999999999999E-2"/>
            <table:table-cell office:value-type="float" office:value="2700"/>
            <table:table-cell office:value-type="float" office:value="1.774E-3"/>
            <table:table-cell office:value-type="float" office:value="2700"/>
            <table:table-cell office:value-type="float" office:value="1.5809999999999999E-3"/>
            <table:table-cell office:value-type="float" office:value="2700"/>
            <table:table-cell office:value-type="float" office:value="2.8041E-2"/>
            <table:table-cell office:value-type="float" office:value="2700"/>
            <table:table-cell office:value-type="float" office:value="8.4199999999999998E-4"/>
            <table:table-cell office:value-type="float" office:value="2700"/>
            <table:table-cell office:value-type="float" office:value="9.5799999999999998E-4"/>
            <table:table-cell office:value-type="float" office:value="2700"/>
            <table:table-cell office:value-type="float" office:value="2.3480999999999998E-2"/>
          </table:table-row>
          <table:table-row>
            <table:table-cell office:value-type="string">
              <text:p>47</text:p>
            </table:table-cell>
            <table:table-cell office:value-type="float" office:value="2800"/>
            <table:table-cell office:value-type="float" office:value="6.4562999999999995E-2"/>
            <table:table-cell office:value-type="float" office:value="2800"/>
            <table:table-cell office:value-type="float" office:value="0"/>
            <table:table-cell office:value-type="float" office:value="2800"/>
            <table:table-cell office:value-type="float" office:value="0"/>
            <table:table-cell office:value-type="float" office:value="2800"/>
            <table:table-cell office:value-type="float" office:value="0"/>
            <table:table-cell office:value-type="float" office:value="2800"/>
            <table:table-cell office:value-type="float" office:value="0"/>
            <table:table-cell office:value-type="float" office:value="2800"/>
            <table:table-cell office:value-type="float" office:value="8.43E-4"/>
            <table:table-cell office:value-type="float" office:value="2800"/>
            <table:table-cell office:value-type="float" office:value="0"/>
            <table:table-cell office:value-type="float" office:value="2800"/>
            <table:table-cell office:value-type="float" office:value="4.4077999999999999E-2"/>
            <table:table-cell office:value-type="float" office:value="2800"/>
            <table:table-cell office:value-type="float" office:value="1.122E-3"/>
            <table:table-cell office:value-type="float" office:value="2800"/>
            <table:table-cell office:value-type="float" office:value="1.2030000000000001E-3"/>
            <table:table-cell office:value-type="float" office:value="2800"/>
            <table:table-cell office:value-type="float" office:value="2.9128000000000001E-2"/>
            <table:table-cell office:value-type="float" office:value="2800"/>
            <table:table-cell office:value-type="float" office:value="9.01E-4"/>
            <table:table-cell office:value-type="float" office:value="2800"/>
            <table:table-cell office:value-type="float" office:value="5.8E-4"/>
            <table:table-cell office:value-type="float" office:value="2800"/>
            <table:table-cell office:value-type="float" office:value="2.3481999999999999E-2"/>
          </table:table-row>
          <table:table-row>
            <table:table-cell office:value-type="string">
              <text:p>48</text:p>
            </table:table-cell>
            <table:table-cell office:value-type="float" office:value="2900"/>
            <table:table-cell office:value-type="float" office:value="2.9436E-2"/>
            <table:table-cell office:value-type="float" office:value="2900"/>
            <table:table-cell office:value-type="float" office:value="0"/>
            <table:table-cell office:value-type="float" office:value="2900"/>
            <table:table-cell office:value-type="float" office:value="0"/>
            <table:table-cell office:value-type="float" office:value="2900"/>
            <table:table-cell office:value-type="float" office:value="0"/>
            <table:table-cell office:value-type="float" office:value="2900"/>
            <table:table-cell office:value-type="float" office:value="0"/>
            <table:table-cell office:value-type="float" office:value="2900"/>
            <table:table-cell office:value-type="float" office:value="8.3000000000000001E-4"/>
            <table:table-cell office:value-type="float" office:value="2900"/>
            <table:table-cell office:value-type="float" office:value="0"/>
            <table:table-cell office:value-type="float" office:value="2900"/>
            <table:table-cell office:value-type="float" office:value="4.6851999999999998E-2"/>
            <table:table-cell office:value-type="float" office:value="2900"/>
            <table:table-cell office:value-type="float" office:value="1.0430000000000001E-3"/>
            <table:table-cell office:value-type="float" office:value="2900"/>
            <table:table-cell office:value-type="float" office:value="1.103E-3"/>
            <table:table-cell office:value-type="float" office:value="2900"/>
            <table:table-cell office:value-type="float" office:value="3.4925999999999999E-2"/>
            <table:table-cell office:value-type="float" office:value="2900"/>
            <table:table-cell office:value-type="float" office:value="1.2390000000000001E-3"/>
            <table:table-cell office:value-type="float" office:value="2900"/>
            <table:table-cell office:value-type="float" office:value="8.7200000000000005E-4"/>
            <table:table-cell office:value-type="float" office:value="2900"/>
            <table:table-cell office:value-type="float" office:value="2.4476000000000001E-2"/>
          </table:table-row>
          <table:table-row>
            <table:table-cell office:value-type="string">
              <text:p>49</text:p>
            </table:table-cell>
            <table:table-cell office:value-type="float" office:value="3000"/>
            <table:table-cell office:value-type="float" office:value="6.9706000000000004E-2"/>
            <table:table-cell office:value-type="float" office:value="3000"/>
            <table:table-cell office:value-type="float" office:value="0"/>
            <table:table-cell office:value-type="float" office:value="3000"/>
            <table:table-cell office:value-type="float" office:value="0"/>
            <table:table-cell office:value-type="float" office:value="3000"/>
            <table:table-cell office:value-type="float" office:value="0"/>
            <table:table-cell office:value-type="float" office:value="3000"/>
            <table:table-cell office:value-type="float" office:value="0"/>
            <table:table-cell office:value-type="float" office:value="3000"/>
            <table:table-cell office:value-type="float" office:value="1.299E-3"/>
            <table:table-cell office:value-type="float" office:value="3000"/>
            <table:table-cell office:value-type="float" office:value="0"/>
            <table:table-cell office:value-type="float" office:value="3000"/>
            <table:table-cell office:value-type="float" office:value="4.8795999999999999E-2"/>
            <table:table-cell office:value-type="float" office:value="3000"/>
            <table:table-cell office:value-type="float" office:value="1.879E-3"/>
            <table:table-cell office:value-type="float" office:value="3000"/>
            <table:table-cell office:value-type="float" office:value="1.2030000000000001E-3"/>
            <table:table-cell office:value-type="float" office:value="3000"/>
            <table:table-cell office:value-type="float" office:value="2.9770999999999999E-2"/>
            <table:table-cell office:value-type="float" office:value="3000"/>
            <table:table-cell office:value-type="float" office:value="1.6570000000000001E-3"/>
            <table:table-cell office:value-type="float" office:value="3000"/>
            <table:table-cell office:value-type="float" office:value="6.0499999999999996E-4"/>
            <table:table-cell office:value-type="float" office:value="3000"/>
            <table:table-cell office:value-type="float" office:value="2.2658000000000001E-2"/>
          </table:table-row>
          <table:table-row>
            <table:table-cell office:value-type="string">
              <text:p>50</text:p>
            </table:table-cell>
            <table:table-cell office:value-type="float" office:value="3100"/>
            <table:table-cell office:value-type="float" office:value="7.6437000000000005E-2"/>
            <table:table-cell office:value-type="float" office:value="3100"/>
            <table:table-cell office:value-type="float" office:value="0"/>
            <table:table-cell office:value-type="float" office:value="3100"/>
            <table:table-cell office:value-type="float" office:value="0"/>
            <table:table-cell office:value-type="float" office:value="3100"/>
            <table:table-cell office:value-type="float" office:value="0"/>
            <table:table-cell office:value-type="float" office:value="3100"/>
            <table:table-cell office:value-type="float" office:value="0"/>
            <table:table-cell office:value-type="float" office:value="3100"/>
            <table:table-cell office:value-type="float" office:value="4.1599999999999997E-4"/>
            <table:table-cell office:value-type="float" office:value="3100"/>
            <table:table-cell office:value-type="float" office:value="0"/>
            <table:table-cell office:value-type="float" office:value="3100"/>
            <table:table-cell office:value-type="float" office:value="4.8533E-2"/>
            <table:table-cell office:value-type="float" office:value="3100"/>
            <table:table-cell office:value-type="float" office:value="1.436E-3"/>
            <table:table-cell office:value-type="float" office:value="3100"/>
            <table:table-cell office:value-type="float" office:value="1.243E-3"/>
            <table:table-cell office:value-type="float" office:value="3100"/>
            <table:table-cell office:value-type="float" office:value="3.8717000000000001E-2"/>
            <table:table-cell office:value-type="float" office:value="3100"/>
            <table:table-cell office:value-type="float" office:value="9.8299999999999993E-4"/>
            <table:table-cell office:value-type="float" office:value="3100"/>
            <table:table-cell office:value-type="float" office:value="9.5299999999999996E-4"/>
            <table:table-cell office:value-type="float" office:value="3100"/>
            <table:table-cell office:value-type="float" office:value="2.8400000000000002E-2"/>
          </table:table-row>
          <table:table-row>
            <table:table-cell office:value-type="string">
              <text:p>51</text:p>
            </table:table-cell>
            <table:table-cell office:value-type="float" office:value="3200"/>
            <table:table-cell office:value-type="float" office:value="3.7212000000000002E-2"/>
            <table:table-cell office:value-type="float" office:value="3200"/>
            <table:table-cell office:value-type="float" office:value="0"/>
            <table:table-cell office:value-type="float" office:value="3200"/>
            <table:table-cell office:value-type="float" office:value="0"/>
            <table:table-cell office:value-type="float" office:value="3200"/>
            <table:table-cell office:value-type="float" office:value="0"/>
            <table:table-cell office:value-type="float" office:value="3200"/>
            <table:table-cell office:value-type="float" office:value="0"/>
            <table:table-cell office:value-type="float" office:value="3200"/>
            <table:table-cell office:value-type="float" office:value="9.2900000000000003E-4"/>
            <table:table-cell office:value-type="float" office:value="3200"/>
            <table:table-cell office:value-type="float" office:value="0"/>
            <table:table-cell office:value-type="float" office:value="3200"/>
            <table:table-cell office:value-type="float" office:value="6.0056999999999999E-2"/>
            <table:table-cell office:value-type="float" office:value="3200"/>
            <table:table-cell office:value-type="float" office:value="1.861E-3"/>
            <table:table-cell office:value-type="float" office:value="3200"/>
            <table:table-cell office:value-type="float" office:value="1.2700000000000001E-3"/>
            <table:table-cell office:value-type="float" office:value="3200"/>
            <table:table-cell office:value-type="float" office:value="3.6407000000000002E-2"/>
            <table:table-cell office:value-type="float" office:value="3200"/>
            <table:table-cell office:value-type="float" office:value="1.8829999999999999E-3"/>
            <table:table-cell office:value-type="float" office:value="3200"/>
            <table:table-cell office:value-type="float" office:value="9.7499999999999996E-4"/>
            <table:table-cell office:value-type="float" office:value="3200"/>
            <table:table-cell office:value-type="float" office:value="2.6945E-2"/>
          </table:table-row>
          <table:table-row>
            <table:table-cell office:value-type="string">
              <text:p>52</text:p>
            </table:table-cell>
            <table:table-cell office:value-type="float" office:value="3300"/>
            <table:table-cell office:value-type="float" office:value="8.7526999999999994E-2"/>
            <table:table-cell office:value-type="float" office:value="3300"/>
            <table:table-cell office:value-type="float" office:value="0"/>
            <table:table-cell office:value-type="float" office:value="3300"/>
            <table:table-cell office:value-type="float" office:value="0"/>
            <table:table-cell office:value-type="float" office:value="3300"/>
            <table:table-cell office:value-type="float" office:value="0"/>
            <table:table-cell office:value-type="float" office:value="3300"/>
            <table:table-cell office:value-type="float" office:value="0"/>
            <table:table-cell office:value-type="float" office:value="3300"/>
            <table:table-cell office:value-type="float" office:value="4.55E-4"/>
            <table:table-cell office:value-type="float" office:value="3300"/>
            <table:table-cell office:value-type="float" office:value="0"/>
            <table:table-cell office:value-type="float" office:value="3300"/>
            <table:table-cell office:value-type="float" office:value="5.6612999999999997E-2"/>
            <table:table-cell office:value-type="float" office:value="3300"/>
            <table:table-cell office:value-type="float" office:value="1.611E-3"/>
            <table:table-cell office:value-type="float" office:value="3300"/>
            <table:table-cell office:value-type="float" office:value="2.5569999999999998E-3"/>
            <table:table-cell office:value-type="float" office:value="3300"/>
            <table:table-cell office:value-type="float" office:value="3.483E-2"/>
            <table:table-cell office:value-type="float" office:value="3300"/>
            <table:table-cell office:value-type="float" office:value="1.567E-3"/>
            <table:table-cell office:value-type="float" office:value="3300"/>
            <table:table-cell office:value-type="float" office:value="6.5099999999999999E-4"/>
            <table:table-cell office:value-type="float" office:value="3300"/>
            <table:table-cell office:value-type="float" office:value="2.8655E-2"/>
          </table:table-row>
          <table:table-row>
            <table:table-cell office:value-type="string">
              <text:p>53</text:p>
            </table:table-cell>
            <table:table-cell office:value-type="float" office:value="3400"/>
            <table:table-cell office:value-type="float" office:value="9.0439000000000005E-2"/>
            <table:table-cell office:value-type="float" office:value="3400"/>
            <table:table-cell office:value-type="float" office:value="0"/>
            <table:table-cell office:value-type="float" office:value="3400"/>
            <table:table-cell office:value-type="float" office:value="0"/>
            <table:table-cell office:value-type="float" office:value="3400"/>
            <table:table-cell office:value-type="float" office:value="0"/>
            <table:table-cell office:value-type="float" office:value="3400"/>
            <table:table-cell office:value-type="float" office:value="0"/>
            <table:table-cell office:value-type="float" office:value="3400"/>
            <table:table-cell office:value-type="float" office:value="4.6299999999999998E-4"/>
            <table:table-cell office:value-type="float" office:value="3400"/>
            <table:table-cell office:value-type="float" office:value="0"/>
            <table:table-cell office:value-type="float" office:value="3400"/>
            <table:table-cell office:value-type="float" office:value="6.1844000000000003E-2"/>
            <table:table-cell office:value-type="float" office:value="3400"/>
            <table:table-cell office:value-type="float" office:value="1.57E-3"/>
            <table:table-cell office:value-type="float" office:value="3400"/>
            <table:table-cell office:value-type="float" office:value="1.923E-3"/>
            <table:table-cell office:value-type="float" office:value="3400"/>
            <table:table-cell office:value-type="float" office:value="4.1659000000000002E-2"/>
            <table:table-cell office:value-type="float" office:value="3400"/>
            <table:table-cell office:value-type="float" office:value="1.3810000000000001E-3"/>
            <table:table-cell office:value-type="float" office:value="3400"/>
            <table:table-cell office:value-type="float" office:value="1.077E-3"/>
            <table:table-cell office:value-type="float" office:value="3400"/>
            <table:table-cell office:value-type="float" office:value="2.9853000000000001E-2"/>
          </table:table-row>
          <table:table-row>
            <table:table-cell office:value-type="string">
              <text:p>54</text:p>
            </table:table-cell>
            <table:table-cell office:value-type="float" office:value="3500"/>
            <table:table-cell office:value-type="float" office:value="7.7058000000000001E-2"/>
            <table:table-cell office:value-type="float" office:value="3500"/>
            <table:table-cell office:value-type="float" office:value="0"/>
            <table:table-cell office:value-type="float" office:value="3500"/>
            <table:table-cell office:value-type="float" office:value="0"/>
            <table:table-cell office:value-type="float" office:value="3500"/>
            <table:table-cell office:value-type="float" office:value="0"/>
            <table:table-cell office:value-type="float" office:value="3500"/>
            <table:table-cell office:value-type="float" office:value="0"/>
            <table:table-cell office:value-type="float" office:value="3500"/>
            <table:table-cell office:value-type="float" office:value="5.1500000000000005E-4"/>
            <table:table-cell office:value-type="float" office:value="3500"/>
            <table:table-cell office:value-type="float" office:value="0"/>
            <table:table-cell office:value-type="float" office:value="3500"/>
            <table:table-cell office:value-type="float" office:value="6.6753000000000007E-2"/>
            <table:table-cell office:value-type="float" office:value="3500"/>
            <table:table-cell office:value-type="float" office:value="1.0549999999999999E-3"/>
            <table:table-cell office:value-type="float" office:value="3500"/>
            <table:table-cell office:value-type="float" office:value="2.6210000000000001E-3"/>
            <table:table-cell office:value-type="float" office:value="3500"/>
            <table:table-cell office:value-type="float" office:value="4.7118E-2"/>
            <table:table-cell office:value-type="float" office:value="3500"/>
            <table:table-cell office:value-type="float" office:value="1.0820000000000001E-3"/>
            <table:table-cell office:value-type="float" office:value="3500"/>
            <table:table-cell office:value-type="float" office:value="1.3929999999999999E-3"/>
            <table:table-cell office:value-type="float" office:value="3500"/>
            <table:table-cell office:value-type="float" office:value="3.3175999999999997E-2"/>
          </table:table-row>
          <table:table-row>
            <table:table-cell office:value-type="string">
              <text:p>55</text:p>
            </table:table-cell>
            <table:table-cell office:value-type="float" office:value="3600"/>
            <table:table-cell office:value-type="float" office:value="4.7148000000000002E-2"/>
            <table:table-cell office:value-type="float" office:value="3600"/>
            <table:table-cell office:value-type="float" office:value="0"/>
            <table:table-cell office:value-type="float" office:value="3600"/>
            <table:table-cell office:value-type="float" office:value="0"/>
            <table:table-cell office:value-type="float" office:value="3600"/>
            <table:table-cell office:value-type="float" office:value="0"/>
            <table:table-cell office:value-type="float" office:value="3600"/>
            <table:table-cell office:value-type="float" office:value="0"/>
            <table:table-cell office:value-type="float" office:value="3600"/>
            <table:table-cell office:value-type="float" office:value="4.95E-4"/>
            <table:table-cell office:value-type="float" office:value="3600"/>
            <table:table-cell office:value-type="float" office:value="0"/>
            <table:table-cell office:value-type="float" office:value="3600"/>
            <table:table-cell office:value-type="float" office:value="7.2452000000000003E-2"/>
            <table:table-cell office:value-type="float" office:value="3600"/>
            <table:table-cell office:value-type="float" office:value="1.5629999999999999E-3"/>
            <table:table-cell office:value-type="float" office:value="3600"/>
            <table:table-cell office:value-type="float" office:value="2.1570000000000001E-3"/>
            <table:table-cell office:value-type="float" office:value="3600"/>
            <table:table-cell office:value-type="float" office:value="4.5149000000000002E-2"/>
            <table:table-cell office:value-type="float" office:value="3600"/>
            <table:table-cell office:value-type="float" office:value="1.4319999999999999E-3"/>
            <table:table-cell office:value-type="float" office:value="3600"/>
            <table:table-cell office:value-type="float" office:value="1.219E-3"/>
            <table:table-cell office:value-type="float" office:value="3600"/>
            <table:table-cell office:value-type="float" office:value="3.7443999999999998E-2"/>
          </table:table-row>
          <table:table-row>
            <table:table-cell office:value-type="string">
              <text:p>56</text:p>
            </table:table-cell>
            <table:table-cell office:value-type="float" office:value="3700"/>
            <table:table-cell office:value-type="float" office:value="4.9667999999999997E-2"/>
            <table:table-cell office:value-type="float" office:value="3700"/>
            <table:table-cell office:value-type="float" office:value="0"/>
            <table:table-cell office:value-type="float" office:value="3700"/>
            <table:table-cell office:value-type="float" office:value="0"/>
            <table:table-cell office:value-type="float" office:value="3700"/>
            <table:table-cell office:value-type="float" office:value="0"/>
            <table:table-cell office:value-type="float" office:value="3700"/>
            <table:table-cell office:value-type="float" office:value="0"/>
            <table:table-cell office:value-type="float" office:value="3700"/>
            <table:table-cell office:value-type="float" office:value="1.132E-3"/>
            <table:table-cell office:value-type="float" office:value="3700"/>
            <table:table-cell office:value-type="float" office:value="0"/>
            <table:table-cell office:value-type="float" office:value="3700"/>
            <table:table-cell office:value-type="float" office:value="8.1129000000000007E-2"/>
            <table:table-cell office:value-type="float" office:value="3700"/>
            <table:table-cell office:value-type="float" office:value="3.088E-3"/>
            <table:table-cell office:value-type="float" office:value="3700"/>
            <table:table-cell office:value-type="float" office:value="2.3E-3"/>
            <table:table-cell office:value-type="float" office:value="3700"/>
            <table:table-cell office:value-type="float" office:value="4.7517999999999998E-2"/>
            <table:table-cell office:value-type="float" office:value="3700"/>
            <table:table-cell office:value-type="float" office:value="1.168E-3"/>
            <table:table-cell office:value-type="float" office:value="3700"/>
            <table:table-cell office:value-type="float" office:value="7.8200000000000003E-4"/>
            <table:table-cell office:value-type="float" office:value="3700"/>
            <table:table-cell office:value-type="float" office:value="3.7204000000000001E-2"/>
          </table:table-row>
          <table:table-row>
            <table:table-cell office:value-type="string">
              <text:p>57</text:p>
            </table:table-cell>
            <table:table-cell office:value-type="float" office:value="3800"/>
            <table:table-cell office:value-type="float" office:value="9.2425999999999994E-2"/>
            <table:table-cell office:value-type="float" office:value="3800"/>
            <table:table-cell office:value-type="float" office:value="0"/>
            <table:table-cell office:value-type="float" office:value="3800"/>
            <table:table-cell office:value-type="float" office:value="0"/>
            <table:table-cell office:value-type="float" office:value="3800"/>
            <table:table-cell office:value-type="float" office:value="0"/>
            <table:table-cell office:value-type="float" office:value="3800"/>
            <table:table-cell office:value-type="float" office:value="0"/>
            <table:table-cell office:value-type="float" office:value="3800"/>
            <table:table-cell office:value-type="float" office:value="1.165E-3"/>
            <table:table-cell office:value-type="float" office:value="3800"/>
            <table:table-cell office:value-type="float" office:value="0"/>
            <table:table-cell office:value-type="float" office:value="3800"/>
            <table:table-cell office:value-type="float" office:value="8.0662999999999999E-2"/>
            <table:table-cell office:value-type="float" office:value="3800"/>
            <table:table-cell office:value-type="float" office:value="1.1789999999999999E-3"/>
            <table:table-cell office:value-type="float" office:value="3800"/>
            <table:table-cell office:value-type="float" office:value="1.5460000000000001E-3"/>
            <table:table-cell office:value-type="float" office:value="3800"/>
            <table:table-cell office:value-type="float" office:value="5.2888999999999999E-2"/>
            <table:table-cell office:value-type="float" office:value="3800"/>
            <table:table-cell office:value-type="float" office:value="1.1850000000000001E-3"/>
            <table:table-cell office:value-type="float" office:value="3800"/>
            <table:table-cell office:value-type="float" office:value="1.498E-3"/>
            <table:table-cell office:value-type="float" office:value="3800"/>
            <table:table-cell office:value-type="float" office:value="4.2492000000000002E-2"/>
          </table:table-row>
          <table:table-row>
            <table:table-cell office:value-type="string">
              <text:p>58</text:p>
            </table:table-cell>
            <table:table-cell office:value-type="float" office:value="3900"/>
            <table:table-cell office:value-type="float" office:value="0.11289399999999999"/>
            <table:table-cell office:value-type="float" office:value="3900"/>
            <table:table-cell office:value-type="float" office:value="0"/>
            <table:table-cell office:value-type="float" office:value="3900"/>
            <table:table-cell office:value-type="float" office:value="0"/>
            <table:table-cell office:value-type="float" office:value="3900"/>
            <table:table-cell office:value-type="float" office:value="0"/>
            <table:table-cell office:value-type="float" office:value="3900"/>
            <table:table-cell office:value-type="float" office:value="0"/>
            <table:table-cell office:value-type="float" office:value="3900"/>
            <table:table-cell office:value-type="float" office:value="1.157E-3"/>
            <table:table-cell office:value-type="float" office:value="3900"/>
            <table:table-cell office:value-type="float" office:value="0"/>
            <table:table-cell office:value-type="float" office:value="3900"/>
            <table:table-cell office:value-type="float" office:value="8.2447000000000006E-2"/>
            <table:table-cell office:value-type="float" office:value="3900"/>
            <table:table-cell office:value-type="float" office:value="1.5790000000000001E-3"/>
            <table:table-cell office:value-type="float" office:value="3900"/>
            <table:table-cell office:value-type="float" office:value="1.5399999999999999E-3"/>
            <table:table-cell office:value-type="float" office:value="3900"/>
            <table:table-cell office:value-type="float" office:value="5.2450999999999998E-2"/>
            <table:table-cell office:value-type="float" office:value="3900"/>
            <table:table-cell office:value-type="float" office:value="1.56E-3"/>
            <table:table-cell office:value-type="float" office:value="3900"/>
            <table:table-cell office:value-type="float" office:value="7.8899999999999999E-4"/>
            <table:table-cell office:value-type="float" office:value="3900"/>
            <table:table-cell office:value-type="float" office:value="3.7086000000000001E-2"/>
          </table:table-row>
          <table:table-row>
            <table:table-cell office:value-type="string">
              <text:p>59</text:p>
            </table:table-cell>
            <table:table-cell office:value-type="float" office:value="4000"/>
            <table:table-cell office:value-type="float" office:value="0.12750700000000001"/>
            <table:table-cell office:value-type="float" office:value="4000"/>
            <table:table-cell office:value-type="float" office:value="0"/>
            <table:table-cell office:value-type="float" office:value="4000"/>
            <table:table-cell office:value-type="float" office:value="0"/>
            <table:table-cell office:value-type="float" office:value="4000"/>
            <table:table-cell office:value-type="float" office:value="0"/>
            <table:table-cell office:value-type="float" office:value="4000"/>
            <table:table-cell office:value-type="float" office:value="0"/>
            <table:table-cell office:value-type="float" office:value="4000"/>
            <table:table-cell office:value-type="float" office:value="5.6899999999999995E-4"/>
            <table:table-cell office:value-type="float" office:value="4000"/>
            <table:table-cell office:value-type="float" office:value="0"/>
            <table:table-cell office:value-type="float" office:value="4000"/>
            <table:table-cell office:value-type="float" office:value="8.6093000000000003E-2"/>
            <table:table-cell office:value-type="float" office:value="4000"/>
            <table:table-cell office:value-type="float" office:value="1.632E-3"/>
            <table:table-cell office:value-type="float" office:value="4000"/>
            <table:table-cell office:value-type="float" office:value="1.5590000000000001E-3"/>
            <table:table-cell office:value-type="float" office:value="4000"/>
            <table:table-cell office:value-type="float" office:value="5.7493000000000002E-2"/>
            <table:table-cell office:value-type="float" office:value="4000"/>
            <table:table-cell office:value-type="float" office:value="2.6540000000000001E-3"/>
            <table:table-cell office:value-type="float" office:value="4000"/>
            <table:table-cell office:value-type="float" office:value="9.7400000000000004E-4"/>
            <table:table-cell office:value-type="float" office:value="4000"/>
            <table:table-cell office:value-type="float" office:value="4.3399E-2"/>
          </table:table-row>
          <table:table-row>
            <table:table-cell office:value-type="string">
              <text:p>60</text:p>
            </table:table-cell>
            <table:table-cell office:value-type="float" office:value="4100"/>
            <table:table-cell office:value-type="float" office:value="0.14563200000000001"/>
            <table:table-cell office:value-type="float" office:value="4100"/>
            <table:table-cell office:value-type="float" office:value="0"/>
            <table:table-cell office:value-type="float" office:value="4100"/>
            <table:table-cell office:value-type="float" office:value="0"/>
            <table:table-cell office:value-type="float" office:value="4100"/>
            <table:table-cell office:value-type="float" office:value="0"/>
            <table:table-cell office:value-type="float" office:value="4100"/>
            <table:table-cell office:value-type="float" office:value="0"/>
            <table:table-cell office:value-type="float" office:value="4100"/>
            <table:table-cell office:value-type="float" office:value="1.222E-3"/>
            <table:table-cell office:value-type="float" office:value="4100"/>
            <table:table-cell office:value-type="float" office:value="0"/>
            <table:table-cell office:value-type="float" office:value="4100"/>
            <table:table-cell office:value-type="float" office:value="9.6618999999999997E-2"/>
            <table:table-cell office:value-type="float" office:value="4100"/>
            <table:table-cell office:value-type="float" office:value="1.073E-3"/>
            <table:table-cell office:value-type="float" office:value="4100"/>
            <table:table-cell office:value-type="float" office:value="3.333E-3"/>
            <table:table-cell office:value-type="float" office:value="4100"/>
            <table:table-cell office:value-type="float" office:value="5.6687000000000001E-2"/>
            <table:table-cell office:value-type="float" office:value="4100"/>
            <table:table-cell office:value-type="float" office:value="2.349E-3"/>
            <table:table-cell office:value-type="float" office:value="4100"/>
            <table:table-cell office:value-type="float" office:value="1.279E-3"/>
            <table:table-cell office:value-type="float" office:value="4100"/>
            <table:table-cell office:value-type="float" office:value="4.5201999999999999E-2"/>
          </table:table-row>
          <table:table-row>
            <table:table-cell office:value-type="string">
              <text:p>61</text:p>
            </table:table-cell>
            <table:table-cell office:value-type="float" office:value="4200"/>
            <table:table-cell office:value-type="float" office:value="6.5563999999999997E-2"/>
            <table:table-cell office:value-type="float" office:value="4200"/>
            <table:table-cell office:value-type="float" office:value="0"/>
            <table:table-cell office:value-type="float" office:value="4200"/>
            <table:table-cell office:value-type="float" office:value="0"/>
            <table:table-cell office:value-type="float" office:value="4200"/>
            <table:table-cell office:value-type="float" office:value="0"/>
            <table:table-cell office:value-type="float" office:value="4200"/>
            <table:table-cell office:value-type="float" office:value="0"/>
            <table:table-cell office:value-type="float" office:value="4200"/>
            <table:table-cell office:value-type="float" office:value="1.281E-3"/>
            <table:table-cell office:value-type="float" office:value="4200"/>
            <table:table-cell office:value-type="float" office:value="0"/>
            <table:table-cell office:value-type="float" office:value="4200"/>
            <table:table-cell office:value-type="float" office:value="9.6998000000000001E-2"/>
            <table:table-cell office:value-type="float" office:value="4200"/>
            <table:table-cell office:value-type="float" office:value="1.1019999999999999E-3"/>
            <table:table-cell office:value-type="float" office:value="4200"/>
            <table:table-cell office:value-type="float" office:value="2.8E-3"/>
            <table:table-cell office:value-type="float" office:value="4200"/>
            <table:table-cell office:value-type="float" office:value="5.6675000000000003E-2"/>
            <table:table-cell office:value-type="float" office:value="4200"/>
            <table:table-cell office:value-type="float" office:value="1.322E-3"/>
            <table:table-cell office:value-type="float" office:value="4200"/>
            <table:table-cell office:value-type="float" office:value="8.6799999999999996E-4"/>
            <table:table-cell office:value-type="float" office:value="4200"/>
            <table:table-cell office:value-type="float" office:value="5.3137999999999998E-2"/>
          </table:table-row>
          <table:table-row>
            <table:table-cell office:value-type="string">
              <text:p>62</text:p>
            </table:table-cell>
            <table:table-cell office:value-type="float" office:value="4300"/>
            <table:table-cell office:value-type="float" office:value="0.15418999999999999"/>
            <table:table-cell office:value-type="float" office:value="4300"/>
            <table:table-cell office:value-type="float" office:value="0"/>
            <table:table-cell office:value-type="float" office:value="4300"/>
            <table:table-cell office:value-type="float" office:value="0"/>
            <table:table-cell office:value-type="float" office:value="4300"/>
            <table:table-cell office:value-type="float" office:value="0"/>
            <table:table-cell office:value-type="float" office:value="4300"/>
            <table:table-cell office:value-type="float" office:value="0"/>
            <table:table-cell office:value-type="float" office:value="4300"/>
            <table:table-cell office:value-type="float" office:value="1.2769999999999999E-3"/>
            <table:table-cell office:value-type="float" office:value="4300"/>
            <table:table-cell office:value-type="float" office:value="0"/>
            <table:table-cell office:value-type="float" office:value="4300"/>
            <table:table-cell office:value-type="float" office:value="9.69E-2"/>
            <table:table-cell office:value-type="float" office:value="4300"/>
            <table:table-cell office:value-type="float" office:value="1.7520000000000001E-3"/>
            <table:table-cell office:value-type="float" office:value="4300"/>
            <table:table-cell office:value-type="float" office:value="1.696E-3"/>
            <table:table-cell office:value-type="float" office:value="4300"/>
            <table:table-cell office:value-type="float" office:value="6.4926999999999999E-2"/>
            <table:table-cell office:value-type="float" office:value="4300"/>
            <table:table-cell office:value-type="float" office:value="1.75E-3"/>
            <table:table-cell office:value-type="float" office:value="4300"/>
            <table:table-cell office:value-type="float" office:value="1.6180000000000001E-3"/>
            <table:table-cell office:value-type="float" office:value="4300"/>
            <table:table-cell office:value-type="float" office:value="4.9621999999999999E-2"/>
          </table:table-row>
          <table:table-row>
            <table:table-cell office:value-type="string">
              <text:p>63</text:p>
            </table:table-cell>
            <table:table-cell office:value-type="float" office:value="4400"/>
            <table:table-cell office:value-type="float" office:value="0.16059699999999999"/>
            <table:table-cell office:value-type="float" office:value="4400"/>
            <table:table-cell office:value-type="float" office:value="0"/>
            <table:table-cell office:value-type="float" office:value="4400"/>
            <table:table-cell office:value-type="float" office:value="0"/>
            <table:table-cell office:value-type="float" office:value="4400"/>
            <table:table-cell office:value-type="float" office:value="0"/>
            <table:table-cell office:value-type="float" office:value="4400"/>
            <table:table-cell office:value-type="float" office:value="0"/>
            <table:table-cell office:value-type="float" office:value="4400"/>
            <table:table-cell office:value-type="float" office:value="1.4660000000000001E-3"/>
            <table:table-cell office:value-type="float" office:value="4400"/>
            <table:table-cell office:value-type="float" office:value="0"/>
            <table:table-cell office:value-type="float" office:value="4400"/>
            <table:table-cell office:value-type="float" office:value="0.106402"/>
            <table:table-cell office:value-type="float" office:value="4400"/>
            <table:table-cell office:value-type="float" office:value="1.598E-3"/>
            <table:table-cell office:value-type="float" office:value="4400"/>
            <table:table-cell office:value-type="float" office:value="3.2130000000000001E-3"/>
            <table:table-cell office:value-type="float" office:value="4400"/>
            <table:table-cell office:value-type="float" office:value="6.6657999999999995E-2"/>
            <table:table-cell office:value-type="float" office:value="4400"/>
            <table:table-cell office:value-type="float" office:value="2.8730000000000001E-3"/>
            <table:table-cell office:value-type="float" office:value="4400"/>
            <table:table-cell office:value-type="float" office:value="1.8220000000000001E-3"/>
            <table:table-cell office:value-type="float" office:value="4400"/>
            <table:table-cell office:value-type="float" office:value="5.5586000000000003E-2"/>
          </table:table-row>
          <table:table-row>
            <table:table-cell office:value-type="string">
              <text:p>64</text:p>
            </table:table-cell>
            <table:table-cell office:value-type="float" office:value="4500"/>
            <table:table-cell office:value-type="float" office:value="0.18218599999999999"/>
            <table:table-cell office:value-type="float" office:value="4500"/>
            <table:table-cell office:value-type="float" office:value="0"/>
            <table:table-cell office:value-type="float" office:value="4500"/>
            <table:table-cell office:value-type="float" office:value="0"/>
            <table:table-cell office:value-type="float" office:value="4500"/>
            <table:table-cell office:value-type="float" office:value="0"/>
            <table:table-cell office:value-type="float" office:value="4500"/>
            <table:table-cell office:value-type="float" office:value="0"/>
            <table:table-cell office:value-type="float" office:value="4500"/>
            <table:table-cell office:value-type="float" office:value="6.3500000000000004E-4"/>
            <table:table-cell office:value-type="float" office:value="4500"/>
            <table:table-cell office:value-type="float" office:value="0"/>
            <table:table-cell office:value-type="float" office:value="4500"/>
            <table:table-cell office:value-type="float" office:value="0.110386"/>
            <table:table-cell office:value-type="float" office:value="4500"/>
            <table:table-cell office:value-type="float" office:value="1.4649999999999999E-3"/>
            <table:table-cell office:value-type="float" office:value="4500"/>
            <table:table-cell office:value-type="float" office:value="1.763E-3"/>
            <table:table-cell office:value-type="float" office:value="4500"/>
            <table:table-cell office:value-type="float" office:value="6.9094000000000003E-2"/>
            <table:table-cell office:value-type="float" office:value="4500"/>
            <table:table-cell office:value-type="float" office:value="1.4610000000000001E-3"/>
            <table:table-cell office:value-type="float" office:value="4500"/>
            <table:table-cell office:value-type="float" office:value="9.2000000000000003E-4"/>
            <table:table-cell office:value-type="float" office:value="4500"/>
            <table:table-cell office:value-type="float" office:value="5.1084999999999998E-2"/>
          </table:table-row>
          <table:table-row>
            <table:table-cell office:value-type="string">
              <text:p>65</text:p>
            </table:table-cell>
            <table:table-cell office:value-type="float" office:value="4600"/>
            <table:table-cell office:value-type="float" office:value="8.0311999999999995E-2"/>
            <table:table-cell office:value-type="float" office:value="4600"/>
            <table:table-cell office:value-type="float" office:value="0"/>
            <table:table-cell office:value-type="float" office:value="4600"/>
            <table:table-cell office:value-type="float" office:value="0"/>
            <table:table-cell office:value-type="float" office:value="4600"/>
            <table:table-cell office:value-type="float" office:value="0"/>
            <table:table-cell office:value-type="float" office:value="4600"/>
            <table:table-cell office:value-type="float" office:value="0"/>
            <table:table-cell office:value-type="float" office:value="4600"/>
            <table:table-cell office:value-type="float" office:value="1.4250000000000001E-3"/>
            <table:table-cell office:value-type="float" office:value="4600"/>
            <table:table-cell office:value-type="float" office:value="0"/>
            <table:table-cell office:value-type="float" office:value="4600"/>
            <table:table-cell office:value-type="float" office:value="0.112774"/>
            <table:table-cell office:value-type="float" office:value="4600"/>
            <table:table-cell office:value-type="float" office:value="1.6119999999999999E-3"/>
            <table:table-cell office:value-type="float" office:value="4600"/>
            <table:table-cell office:value-type="float" office:value="2.1559999999999999E-3"/>
            <table:table-cell office:value-type="float" office:value="4600"/>
            <table:table-cell office:value-type="float" office:value="6.8877999999999995E-2"/>
            <table:table-cell office:value-type="float" office:value="4600"/>
            <table:table-cell office:value-type="float" office:value="3.0439999999999998E-3"/>
            <table:table-cell office:value-type="float" office:value="4600"/>
            <table:table-cell office:value-type="float" office:value="1.4189999999999999E-3"/>
            <table:table-cell office:value-type="float" office:value="4600"/>
            <table:table-cell office:value-type="float" office:value="5.5348000000000001E-2"/>
          </table:table-row>
          <table:table-row>
            <table:table-cell office:value-type="string">
              <text:p>66</text:p>
            </table:table-cell>
            <table:table-cell office:value-type="float" office:value="4700"/>
            <table:table-cell office:value-type="float" office:value="0.18614"/>
            <table:table-cell office:value-type="float" office:value="4700"/>
            <table:table-cell office:value-type="float" office:value="0"/>
            <table:table-cell office:value-type="float" office:value="4700"/>
            <table:table-cell office:value-type="float" office:value="0"/>
            <table:table-cell office:value-type="float" office:value="4700"/>
            <table:table-cell office:value-type="float" office:value="0"/>
            <table:table-cell office:value-type="float" office:value="4700"/>
            <table:table-cell office:value-type="float" office:value="0"/>
            <table:table-cell office:value-type="float" office:value="4700"/>
            <table:table-cell office:value-type="float" office:value="1.449E-3"/>
            <table:table-cell office:value-type="float" office:value="4700"/>
            <table:table-cell office:value-type="float" office:value="0"/>
            <table:table-cell office:value-type="float" office:value="4700"/>
            <table:table-cell office:value-type="float" office:value="0.13370499999999999"/>
            <table:table-cell office:value-type="float" office:value="4700"/>
            <table:table-cell office:value-type="float" office:value="1.755E-3"/>
            <table:table-cell office:value-type="float" office:value="4700"/>
            <table:table-cell office:value-type="float" office:value="2.9009999999999999E-3"/>
            <table:table-cell office:value-type="float" office:value="4700"/>
            <table:table-cell office:value-type="float" office:value="6.9975999999999997E-2"/>
            <table:table-cell office:value-type="float" office:value="4700"/>
            <table:table-cell office:value-type="float" office:value="2.457E-3"/>
            <table:table-cell office:value-type="float" office:value="4700"/>
            <table:table-cell office:value-type="float" office:value="1.8270000000000001E-3"/>
            <table:table-cell office:value-type="float" office:value="4700"/>
            <table:table-cell office:value-type="float" office:value="5.8189999999999999E-2"/>
          </table:table-row>
          <table:table-row>
            <table:table-cell office:value-type="string">
              <text:p>67</text:p>
            </table:table-cell>
            <table:table-cell office:value-type="float" office:value="4800"/>
            <table:table-cell office:value-type="float" office:value="0.206095"/>
            <table:table-cell office:value-type="float" office:value="4800"/>
            <table:table-cell office:value-type="float" office:value="0"/>
            <table:table-cell office:value-type="float" office:value="4800"/>
            <table:table-cell office:value-type="float" office:value="0"/>
            <table:table-cell office:value-type="float" office:value="4800"/>
            <table:table-cell office:value-type="float" office:value="0"/>
            <table:table-cell office:value-type="float" office:value="4800"/>
            <table:table-cell office:value-type="float" office:value="0"/>
            <table:table-cell office:value-type="float" office:value="4800"/>
            <table:table-cell office:value-type="float" office:value="1.5200000000000001E-3"/>
            <table:table-cell office:value-type="float" office:value="4800"/>
            <table:table-cell office:value-type="float" office:value="0"/>
            <table:table-cell office:value-type="float" office:value="4800"/>
            <table:table-cell office:value-type="float" office:value="0.13181999999999999"/>
            <table:table-cell office:value-type="float" office:value="4800"/>
            <table:table-cell office:value-type="float" office:value="1.9620000000000002E-3"/>
            <table:table-cell office:value-type="float" office:value="4800"/>
            <table:table-cell office:value-type="float" office:value="3.8340000000000002E-3"/>
            <table:table-cell office:value-type="float" office:value="4800"/>
            <table:table-cell office:value-type="float" office:value="7.9188999999999996E-2"/>
            <table:table-cell office:value-type="float" office:value="4800"/>
            <table:table-cell office:value-type="float" office:value="3.192E-3"/>
            <table:table-cell office:value-type="float" office:value="4800"/>
            <table:table-cell office:value-type="float" office:value="1.0319999999999999E-3"/>
            <table:table-cell office:value-type="float" office:value="4800"/>
            <table:table-cell office:value-type="float" office:value="6.1434999999999997E-2"/>
          </table:table-row>
          <table:table-row>
            <table:table-cell office:value-type="string">
              <text:p>68</text:p>
            </table:table-cell>
            <table:table-cell office:value-type="float" office:value="4900"/>
            <table:table-cell office:value-type="float" office:value="0.203984"/>
            <table:table-cell office:value-type="float" office:value="4900"/>
            <table:table-cell office:value-type="float" office:value="0"/>
            <table:table-cell office:value-type="float" office:value="4900"/>
            <table:table-cell office:value-type="float" office:value="0"/>
            <table:table-cell office:value-type="float" office:value="4900"/>
            <table:table-cell office:value-type="float" office:value="0"/>
            <table:table-cell office:value-type="float" office:value="4900"/>
            <table:table-cell office:value-type="float" office:value="0"/>
            <table:table-cell office:value-type="float" office:value="4900"/>
            <table:table-cell office:value-type="float" office:value="1.475E-3"/>
            <table:table-cell office:value-type="float" office:value="4900"/>
            <table:table-cell office:value-type="float" office:value="0"/>
            <table:table-cell office:value-type="float" office:value="4900"/>
            <table:table-cell office:value-type="float" office:value="0.12306499999999999"/>
            <table:table-cell office:value-type="float" office:value="4900"/>
            <table:table-cell office:value-type="float" office:value="1.624E-3"/>
            <table:table-cell office:value-type="float" office:value="4900"/>
            <table:table-cell office:value-type="float" office:value="3.1480000000000002E-3"/>
            <table:table-cell office:value-type="float" office:value="4900"/>
            <table:table-cell office:value-type="float" office:value="7.7648999999999996E-2"/>
            <table:table-cell office:value-type="float" office:value="4900"/>
            <table:table-cell office:value-type="float" office:value="2.2989999999999998E-3"/>
            <table:table-cell office:value-type="float" office:value="4900"/>
            <table:table-cell office:value-type="float" office:value="1.005E-3"/>
            <table:table-cell office:value-type="float" office:value="4900"/>
            <table:table-cell office:value-type="float" office:value="6.2528E-2"/>
          </table:table-row>
          <table:table-row>
            <table:table-cell office:value-type="string">
              <text:p>69</text:p>
            </table:table-cell>
            <table:table-cell office:value-type="float" office:value="5000"/>
            <table:table-cell office:value-type="float" office:value="0.20832999999999999"/>
            <table:table-cell office:value-type="float" office:value="5000"/>
            <table:table-cell office:value-type="float" office:value="0"/>
            <table:table-cell office:value-type="float" office:value="5000"/>
            <table:table-cell office:value-type="float" office:value="0"/>
            <table:table-cell office:value-type="float" office:value="5000"/>
            <table:table-cell office:value-type="float" office:value="0"/>
            <table:table-cell office:value-type="float" office:value="5000"/>
            <table:table-cell office:value-type="float" office:value="0"/>
            <table:table-cell office:value-type="float" office:value="5000"/>
            <table:table-cell office:value-type="float" office:value="7.1400000000000001E-4"/>
            <table:table-cell office:value-type="float" office:value="5000"/>
            <table:table-cell office:value-type="float" office:value="0"/>
            <table:table-cell office:value-type="float" office:value="5000"/>
            <table:table-cell office:value-type="float" office:value="0.156338"/>
            <table:table-cell office:value-type="float" office:value="5000"/>
            <table:table-cell office:value-type="float" office:value="1.6360000000000001E-3"/>
            <table:table-cell office:value-type="float" office:value="5000"/>
            <table:table-cell office:value-type="float" office:value="2.4970000000000001E-3"/>
            <table:table-cell office:value-type="float" office:value="5000"/>
            <table:table-cell office:value-type="float" office:value="8.7983000000000006E-2"/>
            <table:table-cell office:value-type="float" office:value="5000"/>
            <table:table-cell office:value-type="float" office:value="2.0279999999999999E-3"/>
            <table:table-cell office:value-type="float" office:value="5000"/>
            <table:table-cell office:value-type="float" office:value="1.4400000000000001E-3"/>
            <table:table-cell office:value-type="float" office:value="5000"/>
            <table:table-cell office:value-type="float" office:value="6.9963999999999998E-2"/>
          </table:table-row>
          <table:table-row>
            <table:table-cell office:value-type="string">
              <text:p>70</text:p>
            </table:table-cell>
            <table:table-cell office:value-type="float" office:value="5100"/>
            <table:table-cell office:value-type="float" office:value="0.10237599999999999"/>
            <table:table-cell office:value-type="float" office:value="5100"/>
            <table:table-cell office:value-type="float" office:value="0"/>
            <table:table-cell office:value-type="float" office:value="5100"/>
            <table:table-cell office:value-type="float" office:value="0"/>
            <table:table-cell office:value-type="float" office:value="5100"/>
            <table:table-cell office:value-type="float" office:value="0"/>
            <table:table-cell office:value-type="float" office:value="5100"/>
            <table:table-cell office:value-type="float" office:value="0"/>
            <table:table-cell office:value-type="float" office:value="5100"/>
            <table:table-cell office:value-type="float" office:value="1.562E-3"/>
            <table:table-cell office:value-type="float" office:value="5100"/>
            <table:table-cell office:value-type="float" office:value="0"/>
            <table:table-cell office:value-type="float" office:value="5100"/>
            <table:table-cell office:value-type="float" office:value="0.15163099999999999"/>
            <table:table-cell office:value-type="float" office:value="5100"/>
            <table:table-cell office:value-type="float" office:value="1.176E-3"/>
            <table:table-cell office:value-type="float" office:value="5100"/>
            <table:table-cell office:value-type="float" office:value="1.885E-3"/>
            <table:table-cell office:value-type="float" office:value="5100"/>
            <table:table-cell office:value-type="float" office:value="8.8084999999999997E-2"/>
            <table:table-cell office:value-type="float" office:value="5100"/>
            <table:table-cell office:value-type="float" office:value="1.725E-3"/>
            <table:table-cell office:value-type="float" office:value="5100"/>
            <table:table-cell office:value-type="float" office:value="1.1130000000000001E-3"/>
            <table:table-cell office:value-type="float" office:value="5100"/>
            <table:table-cell office:value-type="float" office:value="6.4330999999999999E-2"/>
          </table:table-row>
          <table:table-row>
            <table:table-cell office:value-type="string">
              <text:p>71</text:p>
            </table:table-cell>
            <table:table-cell office:value-type="float" office:value="5200"/>
            <table:table-cell office:value-type="float" office:value="0.183425"/>
            <table:table-cell office:value-type="float" office:value="5200"/>
            <table:table-cell office:value-type="float" office:value="0"/>
            <table:table-cell office:value-type="float" office:value="5200"/>
            <table:table-cell office:value-type="float" office:value="0"/>
            <table:table-cell office:value-type="float" office:value="5200"/>
            <table:table-cell office:value-type="float" office:value="0"/>
            <table:table-cell office:value-type="float" office:value="5200"/>
            <table:table-cell office:value-type="float" office:value="0"/>
            <table:table-cell office:value-type="float" office:value="5200"/>
            <table:table-cell office:value-type="float" office:value="7.7399999999999995E-4"/>
            <table:table-cell office:value-type="float" office:value="5200"/>
            <table:table-cell office:value-type="float" office:value="0"/>
            <table:table-cell office:value-type="float" office:value="5200"/>
            <table:table-cell office:value-type="float" office:value="0.16130800000000001"/>
            <table:table-cell office:value-type="float" office:value="5200"/>
            <table:table-cell office:value-type="float" office:value="1.7099999999999999E-3"/>
            <table:table-cell office:value-type="float" office:value="5200"/>
            <table:table-cell office:value-type="float" office:value="3.3960000000000001E-3"/>
            <table:table-cell office:value-type="float" office:value="5200"/>
            <table:table-cell office:value-type="float" office:value="8.9266999999999999E-2"/>
            <table:table-cell office:value-type="float" office:value="5200"/>
            <table:table-cell office:value-type="float" office:value="1.691E-3"/>
            <table:table-cell office:value-type="float" office:value="5200"/>
            <table:table-cell office:value-type="float" office:value="1.0660000000000001E-3"/>
            <table:table-cell office:value-type="float" office:value="5200"/>
            <table:table-cell office:value-type="float" office:value="7.3982999999999993E-2"/>
          </table:table-row>
          <table:table-row>
            <table:table-cell office:value-type="string">
              <text:p>72</text:p>
            </table:table-cell>
            <table:table-cell office:value-type="float" office:value="5300"/>
            <table:table-cell office:value-type="float" office:value="0.109317"/>
            <table:table-cell office:value-type="float" office:value="5300"/>
            <table:table-cell office:value-type="float" office:value="0"/>
            <table:table-cell office:value-type="float" office:value="5300"/>
            <table:table-cell office:value-type="float" office:value="0"/>
            <table:table-cell office:value-type="float" office:value="5300"/>
            <table:table-cell office:value-type="float" office:value="0"/>
            <table:table-cell office:value-type="float" office:value="5300"/>
            <table:table-cell office:value-type="float" office:value="0"/>
            <table:table-cell office:value-type="float" office:value="5300"/>
            <table:table-cell office:value-type="float" office:value="1.2949999999999999E-3"/>
            <table:table-cell office:value-type="float" office:value="5300"/>
            <table:table-cell office:value-type="float" office:value="0"/>
            <table:table-cell office:value-type="float" office:value="5300"/>
            <table:table-cell office:value-type="float" office:value="0.16408800000000001"/>
            <table:table-cell office:value-type="float" office:value="5300"/>
            <table:table-cell office:value-type="float" office:value="1.6609999999999999E-3"/>
            <table:table-cell office:value-type="float" office:value="5300"/>
            <table:table-cell office:value-type="float" office:value="3.5279999999999999E-3"/>
            <table:table-cell office:value-type="float" office:value="5300"/>
            <table:table-cell office:value-type="float" office:value="9.7880999999999996E-2"/>
            <table:table-cell office:value-type="float" office:value="5300"/>
            <table:table-cell office:value-type="float" office:value="1.8029999999999999E-3"/>
            <table:table-cell office:value-type="float" office:value="5300"/>
            <table:table-cell office:value-type="float" office:value="1.1429999999999999E-3"/>
            <table:table-cell office:value-type="float" office:value="5300"/>
            <table:table-cell office:value-type="float" office:value="6.8241999999999997E-2"/>
          </table:table-row>
          <table:table-row>
            <table:table-cell office:value-type="string">
              <text:p>73</text:p>
            </table:table-cell>
            <table:table-cell office:value-type="float" office:value="5400"/>
            <table:table-cell office:value-type="float" office:value="0.25229600000000002"/>
            <table:table-cell office:value-type="float" office:value="5400"/>
            <table:table-cell office:value-type="float" office:value="0"/>
            <table:table-cell office:value-type="float" office:value="5400"/>
            <table:table-cell office:value-type="float" office:value="0"/>
            <table:table-cell office:value-type="float" office:value="5400"/>
            <table:table-cell office:value-type="float" office:value="0"/>
            <table:table-cell office:value-type="float" office:value="5400"/>
            <table:table-cell office:value-type="float" office:value="0"/>
            <table:table-cell office:value-type="float" office:value="5400"/>
            <table:table-cell office:value-type="float" office:value="1.681E-3"/>
            <table:table-cell office:value-type="float" office:value="5400"/>
            <table:table-cell office:value-type="float" office:value="0"/>
            <table:table-cell office:value-type="float" office:value="5400"/>
            <table:table-cell office:value-type="float" office:value="0.16083"/>
            <table:table-cell office:value-type="float" office:value="5400"/>
            <table:table-cell office:value-type="float" office:value="2.1220000000000002E-3"/>
            <table:table-cell office:value-type="float" office:value="5400"/>
            <table:table-cell office:value-type="float" office:value="3.3839999999999999E-3"/>
            <table:table-cell office:value-type="float" office:value="5400"/>
            <table:table-cell office:value-type="float" office:value="8.3473000000000006E-2"/>
            <table:table-cell office:value-type="float" office:value="5400"/>
            <table:table-cell office:value-type="float" office:value="1.768E-3"/>
            <table:table-cell office:value-type="float" office:value="5400"/>
            <table:table-cell office:value-type="float" office:value="9.6299999999999999E-4"/>
            <table:table-cell office:value-type="float" office:value="5400"/>
            <table:table-cell office:value-type="float" office:value="6.9600999999999996E-2"/>
          </table:table-row>
          <table:table-row>
            <table:table-cell office:value-type="string">
              <text:p>74</text:p>
            </table:table-cell>
            <table:table-cell office:value-type="float" office:value="5500"/>
            <table:table-cell office:value-type="float" office:value="0.27527000000000001"/>
            <table:table-cell office:value-type="float" office:value="5500"/>
            <table:table-cell office:value-type="float" office:value="0"/>
            <table:table-cell office:value-type="float" office:value="5500"/>
            <table:table-cell office:value-type="float" office:value="0"/>
            <table:table-cell office:value-type="float" office:value="5500"/>
            <table:table-cell office:value-type="float" office:value="0"/>
            <table:table-cell office:value-type="float" office:value="5500"/>
            <table:table-cell office:value-type="float" office:value="0"/>
            <table:table-cell office:value-type="float" office:value="5500"/>
            <table:table-cell office:value-type="float" office:value="2.068E-3"/>
            <table:table-cell office:value-type="float" office:value="5500"/>
            <table:table-cell office:value-type="float" office:value="0"/>
            <table:table-cell office:value-type="float" office:value="5500"/>
            <table:table-cell office:value-type="float" office:value="0.197715"/>
            <table:table-cell office:value-type="float" office:value="5500"/>
            <table:table-cell office:value-type="float" office:value="1.3860000000000001E-3"/>
            <table:table-cell office:value-type="float" office:value="5500"/>
            <table:table-cell office:value-type="float" office:value="2.5070000000000001E-3"/>
            <table:table-cell office:value-type="float" office:value="5500"/>
            <table:table-cell office:value-type="float" office:value="0.101131"/>
            <table:table-cell office:value-type="float" office:value="5500"/>
            <table:table-cell office:value-type="float" office:value="2.7079999999999999E-3"/>
            <table:table-cell office:value-type="float" office:value="5500"/>
            <table:table-cell office:value-type="float" office:value="1.147E-3"/>
            <table:table-cell office:value-type="float" office:value="5500"/>
            <table:table-cell office:value-type="float" office:value="8.0328999999999998E-2"/>
          </table:table-row>
          <table:table-row>
            <table:table-cell office:value-type="string">
              <text:p>75</text:p>
            </table:table-cell>
            <table:table-cell office:value-type="float" office:value="5600"/>
            <table:table-cell office:value-type="float" office:value="0.21502399999999999"/>
            <table:table-cell office:value-type="float" office:value="5600"/>
            <table:table-cell office:value-type="float" office:value="0"/>
            <table:table-cell office:value-type="float" office:value="5600"/>
            <table:table-cell office:value-type="float" office:value="0"/>
            <table:table-cell office:value-type="float" office:value="5600"/>
            <table:table-cell office:value-type="float" office:value="0"/>
            <table:table-cell office:value-type="float" office:value="5600"/>
            <table:table-cell office:value-type="float" office:value="0"/>
            <table:table-cell office:value-type="float" office:value="5600"/>
            <table:table-cell office:value-type="float" office:value="1.472E-3"/>
            <table:table-cell office:value-type="float" office:value="5600"/>
            <table:table-cell office:value-type="float" office:value="0"/>
            <table:table-cell office:value-type="float" office:value="5600"/>
            <table:table-cell office:value-type="float" office:value="0.186114"/>
            <table:table-cell office:value-type="float" office:value="5600"/>
            <table:table-cell office:value-type="float" office:value="1.768E-3"/>
            <table:table-cell office:value-type="float" office:value="5600"/>
            <table:table-cell office:value-type="float" office:value="2.477E-3"/>
            <table:table-cell office:value-type="float" office:value="5600"/>
            <table:table-cell office:value-type="float" office:value="0.100481"/>
            <table:table-cell office:value-type="float" office:value="5600"/>
            <table:table-cell office:value-type="float" office:value="2.9399999999999999E-3"/>
            <table:table-cell office:value-type="float" office:value="5600"/>
            <table:table-cell office:value-type="float" office:value="1.7780000000000001E-3"/>
            <table:table-cell office:value-type="float" office:value="5600"/>
            <table:table-cell office:value-type="float" office:value="7.7639E-2"/>
          </table:table-row>
          <table:table-row>
            <table:table-cell office:value-type="string">
              <text:p>76</text:p>
            </table:table-cell>
            <table:table-cell office:value-type="float" office:value="5700"/>
            <table:table-cell office:value-type="float" office:value="0.27793299999999999"/>
            <table:table-cell office:value-type="float" office:value="5700"/>
            <table:table-cell office:value-type="float" office:value="0"/>
            <table:table-cell office:value-type="float" office:value="5700"/>
            <table:table-cell office:value-type="float" office:value="0"/>
            <table:table-cell office:value-type="float" office:value="5700"/>
            <table:table-cell office:value-type="float" office:value="0"/>
            <table:table-cell office:value-type="float" office:value="5700"/>
            <table:table-cell office:value-type="float" office:value="0"/>
            <table:table-cell office:value-type="float" office:value="5700"/>
            <table:table-cell office:value-type="float" office:value="1.8979999999999999E-3"/>
            <table:table-cell office:value-type="float" office:value="5700"/>
            <table:table-cell office:value-type="float" office:value="0"/>
            <table:table-cell office:value-type="float" office:value="5700"/>
            <table:table-cell office:value-type="float" office:value="0.19350800000000001"/>
            <table:table-cell office:value-type="float" office:value="5700"/>
            <table:table-cell office:value-type="float" office:value="1.9940000000000001E-3"/>
            <table:table-cell office:value-type="float" office:value="5700"/>
            <table:table-cell office:value-type="float" office:value="2.1159999999999998E-3"/>
            <table:table-cell office:value-type="float" office:value="5700"/>
            <table:table-cell office:value-type="float" office:value="8.6885000000000004E-2"/>
            <table:table-cell office:value-type="float" office:value="5700"/>
            <table:table-cell office:value-type="float" office:value="3.0309999999999998E-3"/>
            <table:table-cell office:value-type="float" office:value="5700"/>
            <table:table-cell office:value-type="float" office:value="1.209E-3"/>
            <table:table-cell office:value-type="float" office:value="5700"/>
            <table:table-cell office:value-type="float" office:value="8.7146000000000001E-2"/>
          </table:table-row>
          <table:table-row>
            <table:table-cell office:value-type="string">
              <text:p>77</text:p>
            </table:table-cell>
            <table:table-cell office:value-type="float" office:value="5800"/>
            <table:table-cell office:value-type="float" office:value="0.25423099999999998"/>
            <table:table-cell office:value-type="float" office:value="5800"/>
            <table:table-cell office:value-type="float" office:value="0"/>
            <table:table-cell office:value-type="float" office:value="5800"/>
            <table:table-cell office:value-type="float" office:value="0"/>
            <table:table-cell office:value-type="float" office:value="5800"/>
            <table:table-cell office:value-type="float" office:value="0"/>
            <table:table-cell office:value-type="float" office:value="5800"/>
            <table:table-cell office:value-type="float" office:value="0"/>
            <table:table-cell office:value-type="float" office:value="5800"/>
            <table:table-cell office:value-type="float" office:value="1.8469999999999999E-3"/>
            <table:table-cell office:value-type="float" office:value="5800"/>
            <table:table-cell office:value-type="float" office:value="0"/>
            <table:table-cell office:value-type="float" office:value="5800"/>
            <table:table-cell office:value-type="float" office:value="0.21091399999999999"/>
            <table:table-cell office:value-type="float" office:value="5800"/>
            <table:table-cell office:value-type="float" office:value="1.433E-3"/>
            <table:table-cell office:value-type="float" office:value="5800"/>
            <table:table-cell office:value-type="float" office:value="3.5920000000000001E-3"/>
            <table:table-cell office:value-type="float" office:value="5800"/>
            <table:table-cell office:value-type="float" office:value="0.12709400000000001"/>
            <table:table-cell office:value-type="float" office:value="5800"/>
            <table:table-cell office:value-type="float" office:value="3.173E-3"/>
            <table:table-cell office:value-type="float" office:value="5800"/>
            <table:table-cell office:value-type="float" office:value="1.23E-3"/>
            <table:table-cell office:value-type="float" office:value="5800"/>
            <table:table-cell office:value-type="float" office:value="8.3754999999999996E-2"/>
          </table:table-row>
          <table:table-row>
            <table:table-cell office:value-type="string">
              <text:p>78</text:p>
            </table:table-cell>
            <table:table-cell office:value-type="float" office:value="5900"/>
            <table:table-cell office:value-type="float" office:value="0.30357099999999998"/>
            <table:table-cell office:value-type="float" office:value="5900"/>
            <table:table-cell office:value-type="float" office:value="0"/>
            <table:table-cell office:value-type="float" office:value="5900"/>
            <table:table-cell office:value-type="float" office:value="0"/>
            <table:table-cell office:value-type="float" office:value="5900"/>
            <table:table-cell office:value-type="float" office:value="0"/>
            <table:table-cell office:value-type="float" office:value="5900"/>
            <table:table-cell office:value-type="float" office:value="0"/>
            <table:table-cell office:value-type="float" office:value="5900"/>
            <table:table-cell office:value-type="float" office:value="1.34E-3"/>
            <table:table-cell office:value-type="float" office:value="5900"/>
            <table:table-cell office:value-type="float" office:value="0"/>
            <table:table-cell office:value-type="float" office:value="5900"/>
            <table:table-cell office:value-type="float" office:value="0.20091899999999999"/>
            <table:table-cell office:value-type="float" office:value="5900"/>
            <table:table-cell office:value-type="float" office:value="1.67E-3"/>
            <table:table-cell office:value-type="float" office:value="5900"/>
            <table:table-cell office:value-type="float" office:value="3.6949999999999999E-3"/>
            <table:table-cell office:value-type="float" office:value="5900"/>
            <table:table-cell office:value-type="float" office:value="0.11174199999999999"/>
            <table:table-cell office:value-type="float" office:value="5900"/>
            <table:table-cell office:value-type="float" office:value="3.3809999999999999E-3"/>
            <table:table-cell office:value-type="float" office:value="5900"/>
            <table:table-cell office:value-type="float" office:value="1.276E-3"/>
            <table:table-cell office:value-type="float" office:value="5900"/>
            <table:table-cell office:value-type="float" office:value="8.7021000000000001E-2"/>
          </table:table-row>
          <table:table-row>
            <table:table-cell office:value-type="string">
              <text:p>79</text:p>
            </table:table-cell>
            <table:table-cell office:value-type="float" office:value="6000"/>
            <table:table-cell office:value-type="float" office:value="0.17677200000000001"/>
            <table:table-cell office:value-type="float" office:value="6000"/>
            <table:table-cell office:value-type="float" office:value="0"/>
            <table:table-cell office:value-type="float" office:value="6000"/>
            <table:table-cell office:value-type="float" office:value="0"/>
            <table:table-cell office:value-type="float" office:value="6000"/>
            <table:table-cell office:value-type="float" office:value="0"/>
            <table:table-cell office:value-type="float" office:value="6000"/>
            <table:table-cell office:value-type="float" office:value="0"/>
            <table:table-cell office:value-type="float" office:value="6000"/>
            <table:table-cell office:value-type="float" office:value="1.903E-3"/>
            <table:table-cell office:value-type="float" office:value="6000"/>
            <table:table-cell office:value-type="float" office:value="0"/>
            <table:table-cell office:value-type="float" office:value="6000"/>
            <table:table-cell office:value-type="float" office:value="0.22472500000000001"/>
            <table:table-cell office:value-type="float" office:value="6000"/>
            <table:table-cell office:value-type="float" office:value="1.191E-3"/>
            <table:table-cell office:value-type="float" office:value="6000"/>
            <table:table-cell office:value-type="float" office:value="3.2629999999999998E-3"/>
            <table:table-cell office:value-type="float" office:value="6000"/>
            <table:table-cell office:value-type="float" office:value="0.118657"/>
            <table:table-cell office:value-type="float" office:value="6000"/>
            <table:table-cell office:value-type="float" office:value="3.5609999999999999E-3"/>
            <table:table-cell office:value-type="float" office:value="6000"/>
            <table:table-cell office:value-type="float" office:value="1.9469999999999999E-3"/>
            <table:table-cell office:value-type="float" office:value="6000"/>
            <table:table-cell office:value-type="float" office:value="9.8974000000000006E-2"/>
          </table:table-row>
          <table:table-row>
            <table:table-cell office:value-type="string">
              <text:p>80</text:p>
            </table:table-cell>
            <table:table-cell office:value-type="float" office:value="6100"/>
            <table:table-cell office:value-type="float" office:value="0.28534300000000001"/>
            <table:table-cell office:value-type="float" office:value="6100"/>
            <table:table-cell office:value-type="float" office:value="0"/>
            <table:table-cell office:value-type="float" office:value="6100"/>
            <table:table-cell office:value-type="float" office:value="0"/>
            <table:table-cell office:value-type="float" office:value="6100"/>
            <table:table-cell office:value-type="float" office:value="0"/>
            <table:table-cell office:value-type="float" office:value="6100"/>
            <table:table-cell office:value-type="float" office:value="0"/>
            <table:table-cell office:value-type="float" office:value="6100"/>
            <table:table-cell office:value-type="float" office:value="1.9319999999999999E-3"/>
            <table:table-cell office:value-type="float" office:value="6100"/>
            <table:table-cell office:value-type="float" office:value="0"/>
            <table:table-cell office:value-type="float" office:value="6100"/>
            <table:table-cell office:value-type="float" office:value="0.22264400000000001"/>
            <table:table-cell office:value-type="float" office:value="6100"/>
            <table:table-cell office:value-type="float" office:value="1.186E-3"/>
            <table:table-cell office:value-type="float" office:value="6100"/>
            <table:table-cell office:value-type="float" office:value="4.4029999999999998E-3"/>
            <table:table-cell office:value-type="float" office:value="6100"/>
            <table:table-cell office:value-type="float" office:value="0.14588699999999999"/>
            <table:table-cell office:value-type="float" office:value="6100"/>
            <table:table-cell office:value-type="float" office:value="3.0070000000000001E-3"/>
            <table:table-cell office:value-type="float" office:value="6100"/>
            <table:table-cell office:value-type="float" office:value="1.2849999999999999E-3"/>
            <table:table-cell office:value-type="float" office:value="6100"/>
            <table:table-cell office:value-type="float" office:value="9.8016000000000006E-2"/>
          </table:table-row>
          <table:table-row>
            <table:table-cell office:value-type="string">
              <text:p>81</text:p>
            </table:table-cell>
            <table:table-cell office:value-type="float" office:value="6200"/>
            <table:table-cell office:value-type="float" office:value="0.34178999999999998"/>
            <table:table-cell office:value-type="float" office:value="6200"/>
            <table:table-cell office:value-type="float" office:value="0"/>
            <table:table-cell office:value-type="float" office:value="6200"/>
            <table:table-cell office:value-type="float" office:value="0"/>
            <table:table-cell office:value-type="float" office:value="6200"/>
            <table:table-cell office:value-type="float" office:value="0"/>
            <table:table-cell office:value-type="float" office:value="6200"/>
            <table:table-cell office:value-type="float" office:value="0"/>
            <table:table-cell office:value-type="float" office:value="6200"/>
            <table:table-cell office:value-type="float" office:value="8.8800000000000001E-4"/>
            <table:table-cell office:value-type="float" office:value="6200"/>
            <table:table-cell office:value-type="float" office:value="0"/>
            <table:table-cell office:value-type="float" office:value="6200"/>
            <table:table-cell office:value-type="float" office:value="0.245897"/>
            <table:table-cell office:value-type="float" office:value="6200"/>
            <table:table-cell office:value-type="float" office:value="2.036E-3"/>
            <table:table-cell office:value-type="float" office:value="6200"/>
            <table:table-cell office:value-type="float" office:value="4.1399999999999996E-3"/>
            <table:table-cell office:value-type="float" office:value="6200"/>
            <table:table-cell office:value-type="float" office:value="0.12751199999999999"/>
            <table:table-cell office:value-type="float" office:value="6200"/>
            <table:table-cell office:value-type="float" office:value="3.5950000000000001E-3"/>
            <table:table-cell office:value-type="float" office:value="6200"/>
            <table:table-cell office:value-type="float" office:value="2.3289999999999999E-3"/>
            <table:table-cell office:value-type="float" office:value="6200"/>
            <table:table-cell office:value-type="float" office:value="0.108318"/>
          </table:table-row>
          <table:table-row>
            <table:table-cell office:value-type="string">
              <text:p>82</text:p>
            </table:table-cell>
            <table:table-cell office:value-type="float" office:value="6300"/>
            <table:table-cell office:value-type="float" office:value="0.16298799999999999"/>
            <table:table-cell office:value-type="float" office:value="6300"/>
            <table:table-cell office:value-type="float" office:value="0"/>
            <table:table-cell office:value-type="float" office:value="6300"/>
            <table:table-cell office:value-type="float" office:value="0"/>
            <table:table-cell office:value-type="float" office:value="6300"/>
            <table:table-cell office:value-type="float" office:value="0"/>
            <table:table-cell office:value-type="float" office:value="6300"/>
            <table:table-cell office:value-type="float" office:value="0"/>
            <table:table-cell office:value-type="float" office:value="6300"/>
            <table:table-cell office:value-type="float" office:value="9.2400000000000002E-4"/>
            <table:table-cell office:value-type="float" office:value="6300"/>
            <table:table-cell office:value-type="float" office:value="0"/>
            <table:table-cell office:value-type="float" office:value="6300"/>
            <table:table-cell office:value-type="float" office:value="0.24426800000000001"/>
            <table:table-cell office:value-type="float" office:value="6300"/>
            <table:table-cell office:value-type="float" office:value="1.812E-3"/>
            <table:table-cell office:value-type="float" office:value="6300"/>
            <table:table-cell office:value-type="float" office:value="4.4270000000000004E-3"/>
            <table:table-cell office:value-type="float" office:value="6300"/>
            <table:table-cell office:value-type="float" office:value="0.13570099999999999"/>
            <table:table-cell office:value-type="float" office:value="6300"/>
            <table:table-cell office:value-type="float" office:value="2.055E-3"/>
            <table:table-cell office:value-type="float" office:value="6300"/>
            <table:table-cell office:value-type="float" office:value="1.374E-3"/>
            <table:table-cell office:value-type="float" office:value="6300"/>
            <table:table-cell office:value-type="float" office:value="0.110662"/>
          </table:table-row>
          <table:table-row>
            <table:table-cell office:value-type="string">
              <text:p>83</text:p>
            </table:table-cell>
            <table:table-cell office:value-type="float" office:value="6400"/>
            <table:table-cell office:value-type="float" office:value="0.32341999999999999"/>
            <table:table-cell office:value-type="float" office:value="6400"/>
            <table:table-cell office:value-type="float" office:value="0"/>
            <table:table-cell office:value-type="float" office:value="6400"/>
            <table:table-cell office:value-type="float" office:value="0"/>
            <table:table-cell office:value-type="float" office:value="6400"/>
            <table:table-cell office:value-type="float" office:value="0"/>
            <table:table-cell office:value-type="float" office:value="6400"/>
            <table:table-cell office:value-type="float" office:value="0"/>
            <table:table-cell office:value-type="float" office:value="6400"/>
            <table:table-cell office:value-type="float" office:value="9.2100000000000005E-4"/>
            <table:table-cell office:value-type="float" office:value="6400"/>
            <table:table-cell office:value-type="float" office:value="0"/>
            <table:table-cell office:value-type="float" office:value="6400"/>
            <table:table-cell office:value-type="float" office:value="0.26811200000000002"/>
            <table:table-cell office:value-type="float" office:value="6400"/>
            <table:table-cell office:value-type="float" office:value="2.0140000000000002E-3"/>
            <table:table-cell office:value-type="float" office:value="6400"/>
            <table:table-cell office:value-type="float" office:value="2.9529999999999999E-3"/>
            <table:table-cell office:value-type="float" office:value="6400"/>
            <table:table-cell office:value-type="float" office:value="0.156828"/>
            <table:table-cell office:value-type="float" office:value="6400"/>
            <table:table-cell office:value-type="float" office:value="3.1719999999999999E-3"/>
            <table:table-cell office:value-type="float" office:value="6400"/>
            <table:table-cell office:value-type="float" office:value="1.4339999999999999E-3"/>
            <table:table-cell office:value-type="float" office:value="6400"/>
            <table:table-cell office:value-type="float" office:value="0.110814"/>
          </table:table-row>
          <table:table-row>
            <table:table-cell office:value-type="string">
              <text:p>84</text:p>
            </table:table-cell>
            <table:table-cell office:value-type="float" office:value="6500"/>
            <table:table-cell office:value-type="float" office:value="0.37015500000000001"/>
            <table:table-cell office:value-type="float" office:value="6500"/>
            <table:table-cell office:value-type="float" office:value="0"/>
            <table:table-cell office:value-type="float" office:value="6500"/>
            <table:table-cell office:value-type="float" office:value="0"/>
            <table:table-cell office:value-type="float" office:value="6500"/>
            <table:table-cell office:value-type="float" office:value="0"/>
            <table:table-cell office:value-type="float" office:value="6500"/>
            <table:table-cell office:value-type="float" office:value="0"/>
            <table:table-cell office:value-type="float" office:value="6500"/>
            <table:table-cell office:value-type="float" office:value="2.0560000000000001E-3"/>
            <table:table-cell office:value-type="float" office:value="6500"/>
            <table:table-cell office:value-type="float" office:value="0"/>
            <table:table-cell office:value-type="float" office:value="6500"/>
            <table:table-cell office:value-type="float" office:value="0.25126300000000001"/>
            <table:table-cell office:value-type="float" office:value="6500"/>
            <table:table-cell office:value-type="float" office:value="1.175E-3"/>
            <table:table-cell office:value-type="float" office:value="6500"/>
            <table:table-cell office:value-type="float" office:value="2.6419999999999998E-3"/>
            <table:table-cell office:value-type="float" office:value="6500"/>
            <table:table-cell office:value-type="float" office:value="0.155829"/>
            <table:table-cell office:value-type="float" office:value="6500"/>
            <table:table-cell office:value-type="float" office:value="2.1410000000000001E-3"/>
            <table:table-cell office:value-type="float" office:value="6500"/>
            <table:table-cell office:value-type="float" office:value="1.3680000000000001E-3"/>
            <table:table-cell office:value-type="float" office:value="6500"/>
            <table:table-cell office:value-type="float" office:value="0.112008"/>
          </table:table-row>
          <table:table-row>
            <table:table-cell office:value-type="string">
              <text:p>85</text:p>
            </table:table-cell>
            <table:table-cell office:value-type="float" office:value="6600"/>
            <table:table-cell office:value-type="float" office:value="0.26927600000000002"/>
            <table:table-cell office:value-type="float" office:value="6600"/>
            <table:table-cell office:value-type="float" office:value="0"/>
            <table:table-cell office:value-type="float" office:value="6600"/>
            <table:table-cell office:value-type="float" office:value="0"/>
            <table:table-cell office:value-type="float" office:value="6600"/>
            <table:table-cell office:value-type="float" office:value="0"/>
            <table:table-cell office:value-type="float" office:value="6600"/>
            <table:table-cell office:value-type="float" office:value="0"/>
            <table:table-cell office:value-type="float" office:value="6600"/>
            <table:table-cell office:value-type="float" office:value="1.8220000000000001E-3"/>
            <table:table-cell office:value-type="float" office:value="6600"/>
            <table:table-cell office:value-type="float" office:value="0"/>
            <table:table-cell office:value-type="float" office:value="6600"/>
            <table:table-cell office:value-type="float" office:value="0.254915"/>
            <table:table-cell office:value-type="float" office:value="6600"/>
            <table:table-cell office:value-type="float" office:value="1.686E-3"/>
            <table:table-cell office:value-type="float" office:value="6600"/>
            <table:table-cell office:value-type="float" office:value="3.091E-3"/>
            <table:table-cell office:value-type="float" office:value="6600"/>
            <table:table-cell office:value-type="float" office:value="0.14375099999999999"/>
            <table:table-cell office:value-type="float" office:value="6600"/>
            <table:table-cell office:value-type="float" office:value="3.1580000000000002E-3"/>
            <table:table-cell office:value-type="float" office:value="6600"/>
            <table:table-cell office:value-type="float" office:value="1.1839999999999999E-3"/>
            <table:table-cell office:value-type="float" office:value="6600"/>
            <table:table-cell office:value-type="float" office:value="0.10875600000000001"/>
          </table:table-row>
          <table:table-row>
            <table:table-cell office:value-type="string">
              <text:p>86</text:p>
            </table:table-cell>
            <table:table-cell office:value-type="float" office:value="6700"/>
            <table:table-cell office:value-type="float" office:value="0.40340500000000001"/>
            <table:table-cell office:value-type="float" office:value="6700"/>
            <table:table-cell office:value-type="float" office:value="0"/>
            <table:table-cell office:value-type="float" office:value="6700"/>
            <table:table-cell office:value-type="float" office:value="0"/>
            <table:table-cell office:value-type="float" office:value="6700"/>
            <table:table-cell office:value-type="float" office:value="0"/>
            <table:table-cell office:value-type="float" office:value="6700"/>
            <table:table-cell office:value-type="float" office:value="0"/>
            <table:table-cell office:value-type="float" office:value="6700"/>
            <table:table-cell office:value-type="float" office:value="1.0399999999999999E-3"/>
            <table:table-cell office:value-type="float" office:value="6700"/>
            <table:table-cell office:value-type="float" office:value="0"/>
            <table:table-cell office:value-type="float" office:value="6700"/>
            <table:table-cell office:value-type="float" office:value="0.26828200000000002"/>
            <table:table-cell office:value-type="float" office:value="6700"/>
            <table:table-cell office:value-type="float" office:value="1.817E-3"/>
            <table:table-cell office:value-type="float" office:value="6700"/>
            <table:table-cell office:value-type="float" office:value="2.7850000000000001E-3"/>
            <table:table-cell office:value-type="float" office:value="6700"/>
            <table:table-cell office:value-type="float" office:value="0.14118600000000001"/>
            <table:table-cell office:value-type="float" office:value="6700"/>
            <table:table-cell office:value-type="float" office:value="3.3760000000000001E-3"/>
            <table:table-cell office:value-type="float" office:value="6700"/>
            <table:table-cell office:value-type="float" office:value="2.1819999999999999E-3"/>
            <table:table-cell office:value-type="float" office:value="6700"/>
            <table:table-cell office:value-type="float" office:value="0.116816"/>
          </table:table-row>
          <table:table-row>
            <table:table-cell office:value-type="string">
              <text:p>87</text:p>
            </table:table-cell>
            <table:table-cell office:value-type="float" office:value="6800"/>
            <table:table-cell office:value-type="float" office:value="0.41008299999999998"/>
            <table:table-cell office:value-type="float" office:value="6800"/>
            <table:table-cell office:value-type="float" office:value="0"/>
            <table:table-cell office:value-type="float" office:value="6800"/>
            <table:table-cell office:value-type="float" office:value="0"/>
            <table:table-cell office:value-type="float" office:value="6800"/>
            <table:table-cell office:value-type="float" office:value="0"/>
            <table:table-cell office:value-type="float" office:value="6800"/>
            <table:table-cell office:value-type="float" office:value="0"/>
            <table:table-cell office:value-type="float" office:value="6800"/>
            <table:table-cell office:value-type="float" office:value="9.9099999999999991E-4"/>
            <table:table-cell office:value-type="float" office:value="6800"/>
            <table:table-cell office:value-type="float" office:value="0"/>
            <table:table-cell office:value-type="float" office:value="6800"/>
            <table:table-cell office:value-type="float" office:value="0.27710000000000001"/>
            <table:table-cell office:value-type="float" office:value="6800"/>
            <table:table-cell office:value-type="float" office:value="1.8109999999999999E-3"/>
            <table:table-cell office:value-type="float" office:value="6800"/>
            <table:table-cell office:value-type="float" office:value="3.287E-3"/>
            <table:table-cell office:value-type="float" office:value="6800"/>
            <table:table-cell office:value-type="float" office:value="0.154311"/>
            <table:table-cell office:value-type="float" office:value="6800"/>
            <table:table-cell office:value-type="float" office:value="2.2829999999999999E-3"/>
            <table:table-cell office:value-type="float" office:value="6800"/>
            <table:table-cell office:value-type="float" office:value="2.281E-3"/>
            <table:table-cell office:value-type="float" office:value="6800"/>
            <table:table-cell office:value-type="float" office:value="0.1193"/>
          </table:table-row>
          <table:table-row>
            <table:table-cell office:value-type="string">
              <text:p>88</text:p>
            </table:table-cell>
            <table:table-cell office:value-type="float" office:value="6900"/>
            <table:table-cell office:value-type="float" office:value="0.38512000000000002"/>
            <table:table-cell office:value-type="float" office:value="6900"/>
            <table:table-cell office:value-type="float" office:value="0"/>
            <table:table-cell office:value-type="float" office:value="6900"/>
            <table:table-cell office:value-type="float" office:value="0"/>
            <table:table-cell office:value-type="float" office:value="6900"/>
            <table:table-cell office:value-type="float" office:value="0"/>
            <table:table-cell office:value-type="float" office:value="6900"/>
            <table:table-cell office:value-type="float" office:value="0"/>
            <table:table-cell office:value-type="float" office:value="6900"/>
            <table:table-cell office:value-type="float" office:value="9.9299999999999996E-4"/>
            <table:table-cell office:value-type="float" office:value="6900"/>
            <table:table-cell office:value-type="float" office:value="0"/>
            <table:table-cell office:value-type="float" office:value="6900"/>
            <table:table-cell office:value-type="float" office:value="0.27694200000000002"/>
            <table:table-cell office:value-type="float" office:value="6900"/>
            <table:table-cell office:value-type="float" office:value="1.7160000000000001E-3"/>
            <table:table-cell office:value-type="float" office:value="6900"/>
            <table:table-cell office:value-type="float" office:value="4.614E-3"/>
            <table:table-cell office:value-type="float" office:value="6900"/>
            <table:table-cell office:value-type="float" office:value="0.15823200000000001"/>
            <table:table-cell office:value-type="float" office:value="6900"/>
            <table:table-cell office:value-type="float" office:value="3.5170000000000002E-3"/>
            <table:table-cell office:value-type="float" office:value="6900"/>
            <table:table-cell office:value-type="float" office:value="1.464E-3"/>
            <table:table-cell office:value-type="float" office:value="6900"/>
            <table:table-cell office:value-type="float" office:value="0.118572"/>
          </table:table-row>
          <table:table-row>
            <table:table-cell office:value-type="string">
              <text:p>89</text:p>
            </table:table-cell>
            <table:table-cell office:value-type="float" office:value="7000"/>
            <table:table-cell office:value-type="float" office:value="0.38045299999999999"/>
            <table:table-cell office:value-type="float" office:value="7000"/>
            <table:table-cell office:value-type="float" office:value="0"/>
            <table:table-cell office:value-type="float" office:value="7000"/>
            <table:table-cell office:value-type="float" office:value="0"/>
            <table:table-cell office:value-type="float" office:value="7000"/>
            <table:table-cell office:value-type="float" office:value="0"/>
            <table:table-cell office:value-type="float" office:value="7000"/>
            <table:table-cell office:value-type="float" office:value="0"/>
            <table:table-cell office:value-type="float" office:value="7000"/>
            <table:table-cell office:value-type="float" office:value="1.0319999999999999E-3"/>
            <table:table-cell office:value-type="float" office:value="7000"/>
            <table:table-cell office:value-type="float" office:value="0"/>
            <table:table-cell office:value-type="float" office:value="7000"/>
            <table:table-cell office:value-type="float" office:value="0.28888900000000001"/>
            <table:table-cell office:value-type="float" office:value="7000"/>
            <table:table-cell office:value-type="float" office:value="1.5330000000000001E-3"/>
            <table:table-cell office:value-type="float" office:value="7000"/>
            <table:table-cell office:value-type="float" office:value="3.6280000000000001E-3"/>
            <table:table-cell office:value-type="float" office:value="7000"/>
            <table:table-cell office:value-type="float" office:value="0.16522999999999999"/>
            <table:table-cell office:value-type="float" office:value="7000"/>
            <table:table-cell office:value-type="float" office:value="4.3119999999999999E-3"/>
            <table:table-cell office:value-type="float" office:value="7000"/>
            <table:table-cell office:value-type="float" office:value="2.2829999999999999E-3"/>
            <table:table-cell office:value-type="float" office:value="7000"/>
            <table:table-cell office:value-type="float" office:value="0.126333"/>
          </table:table-row>
          <table:table-row>
            <table:table-cell office:value-type="string">
              <text:p>90</text:p>
            </table:table-cell>
            <table:table-cell office:value-type="float" office:value="7100"/>
            <table:table-cell office:value-type="float" office:value="0.212978"/>
            <table:table-cell office:value-type="float" office:value="7100"/>
            <table:table-cell office:value-type="float" office:value="0"/>
            <table:table-cell office:value-type="float" office:value="7100"/>
            <table:table-cell office:value-type="float" office:value="0"/>
            <table:table-cell office:value-type="float" office:value="7100"/>
            <table:table-cell office:value-type="float" office:value="0"/>
            <table:table-cell office:value-type="float" office:value="7100"/>
            <table:table-cell office:value-type="float" office:value="0"/>
            <table:table-cell office:value-type="float" office:value="7100"/>
            <table:table-cell office:value-type="float" office:value="1.111E-3"/>
            <table:table-cell office:value-type="float" office:value="7100"/>
            <table:table-cell office:value-type="float" office:value="0"/>
            <table:table-cell office:value-type="float" office:value="7100"/>
            <table:table-cell office:value-type="float" office:value="0.312583"/>
            <table:table-cell office:value-type="float" office:value="7100"/>
            <table:table-cell office:value-type="float" office:value="1.1460000000000001E-3"/>
            <table:table-cell office:value-type="float" office:value="7100"/>
            <table:table-cell office:value-type="float" office:value="5.1739999999999998E-3"/>
            <table:table-cell office:value-type="float" office:value="7100"/>
            <table:table-cell office:value-type="float" office:value="0.186116"/>
            <table:table-cell office:value-type="float" office:value="7100"/>
            <table:table-cell office:value-type="float" office:value="2.307E-3"/>
            <table:table-cell office:value-type="float" office:value="7100"/>
            <table:table-cell office:value-type="float" office:value="2.3900000000000002E-3"/>
            <table:table-cell office:value-type="float" office:value="7100"/>
            <table:table-cell office:value-type="float" office:value="0.124739"/>
          </table:table-row>
          <table:table-row>
            <table:table-cell office:value-type="string">
              <text:p>91</text:p>
            </table:table-cell>
            <table:table-cell office:value-type="float" office:value="7200"/>
            <table:table-cell office:value-type="float" office:value="0.213833"/>
            <table:table-cell office:value-type="float" office:value="7200"/>
            <table:table-cell office:value-type="float" office:value="0"/>
            <table:table-cell office:value-type="float" office:value="7200"/>
            <table:table-cell office:value-type="float" office:value="0"/>
            <table:table-cell office:value-type="float" office:value="7200"/>
            <table:table-cell office:value-type="float" office:value="0"/>
            <table:table-cell office:value-type="float" office:value="7200"/>
            <table:table-cell office:value-type="float" office:value="0"/>
            <table:table-cell office:value-type="float" office:value="7200"/>
            <table:table-cell office:value-type="float" office:value="2.8440000000000002E-3"/>
            <table:table-cell office:value-type="float" office:value="7200"/>
            <table:table-cell office:value-type="float" office:value="0"/>
            <table:table-cell office:value-type="float" office:value="7200"/>
            <table:table-cell office:value-type="float" office:value="0.30561899999999997"/>
            <table:table-cell office:value-type="float" office:value="7200"/>
            <table:table-cell office:value-type="float" office:value="1.748E-3"/>
            <table:table-cell office:value-type="float" office:value="7200"/>
            <table:table-cell office:value-type="float" office:value="4.2779999999999997E-3"/>
            <table:table-cell office:value-type="float" office:value="7200"/>
            <table:table-cell office:value-type="float" office:value="0.195606"/>
            <table:table-cell office:value-type="float" office:value="7200"/>
            <table:table-cell office:value-type="float" office:value="4.1139999999999996E-3"/>
            <table:table-cell office:value-type="float" office:value="7200"/>
            <table:table-cell office:value-type="float" office:value="2.3869999999999998E-3"/>
            <table:table-cell office:value-type="float" office:value="7200"/>
            <table:table-cell office:value-type="float" office:value="0.141184"/>
          </table:table-row>
          <table:table-row>
            <table:table-cell office:value-type="string">
              <text:p>92</text:p>
            </table:table-cell>
            <table:table-cell office:value-type="float" office:value="7300"/>
            <table:table-cell office:value-type="float" office:value="0.34936899999999999"/>
            <table:table-cell office:value-type="float" office:value="7300"/>
            <table:table-cell office:value-type="float" office:value="0"/>
            <table:table-cell office:value-type="float" office:value="7300"/>
            <table:table-cell office:value-type="float" office:value="0"/>
            <table:table-cell office:value-type="float" office:value="7300"/>
            <table:table-cell office:value-type="float" office:value="0"/>
            <table:table-cell office:value-type="float" office:value="7300"/>
            <table:table-cell office:value-type="float" office:value="0"/>
            <table:table-cell office:value-type="float" office:value="7300"/>
            <table:table-cell office:value-type="float" office:value="1.8779999999999999E-3"/>
            <table:table-cell office:value-type="float" office:value="7300"/>
            <table:table-cell office:value-type="float" office:value="0"/>
            <table:table-cell office:value-type="float" office:value="7300"/>
            <table:table-cell office:value-type="float" office:value="0.32521699999999998"/>
            <table:table-cell office:value-type="float" office:value="7300"/>
            <table:table-cell office:value-type="float" office:value="1.1709999999999999E-3"/>
            <table:table-cell office:value-type="float" office:value="7300"/>
            <table:table-cell office:value-type="float" office:value="4.3750000000000004E-3"/>
            <table:table-cell office:value-type="float" office:value="7300"/>
            <table:table-cell office:value-type="float" office:value="0.19647700000000001"/>
            <table:table-cell office:value-type="float" office:value="7300"/>
            <table:table-cell office:value-type="float" office:value="3.8609999999999998E-3"/>
            <table:table-cell office:value-type="float" office:value="7300"/>
            <table:table-cell office:value-type="float" office:value="1.56E-3"/>
            <table:table-cell office:value-type="float" office:value="7300"/>
            <table:table-cell office:value-type="float" office:value="0.13178899999999999"/>
          </table:table-row>
          <table:table-row>
            <table:table-cell office:value-type="string">
              <text:p>93</text:p>
            </table:table-cell>
            <table:table-cell office:value-type="float" office:value="7400"/>
            <table:table-cell office:value-type="float" office:value="0.37068899999999999"/>
            <table:table-cell office:value-type="float" office:value="7400"/>
            <table:table-cell office:value-type="float" office:value="0"/>
            <table:table-cell office:value-type="float" office:value="7400"/>
            <table:table-cell office:value-type="float" office:value="0"/>
            <table:table-cell office:value-type="float" office:value="7400"/>
            <table:table-cell office:value-type="float" office:value="0"/>
            <table:table-cell office:value-type="float" office:value="7400"/>
            <table:table-cell office:value-type="float" office:value="0"/>
            <table:table-cell office:value-type="float" office:value="7400"/>
            <table:table-cell office:value-type="float" office:value="1.0859999999999999E-3"/>
            <table:table-cell office:value-type="float" office:value="7400"/>
            <table:table-cell office:value-type="float" office:value="0"/>
            <table:table-cell office:value-type="float" office:value="7400"/>
            <table:table-cell office:value-type="float" office:value="0.34397499999999998"/>
            <table:table-cell office:value-type="float" office:value="7400"/>
            <table:table-cell office:value-type="float" office:value="1.7750000000000001E-3"/>
            <table:table-cell office:value-type="float" office:value="7400"/>
            <table:table-cell office:value-type="float" office:value="3.4989999999999999E-3"/>
            <table:table-cell office:value-type="float" office:value="7400"/>
            <table:table-cell office:value-type="float" office:value="0.155142"/>
            <table:table-cell office:value-type="float" office:value="7400"/>
            <table:table-cell office:value-type="float" office:value="2.4970000000000001E-3"/>
            <table:table-cell office:value-type="float" office:value="7400"/>
            <table:table-cell office:value-type="float" office:value="1.621E-3"/>
            <table:table-cell office:value-type="float" office:value="7400"/>
            <table:table-cell office:value-type="float" office:value="0.140537"/>
          </table:table-row>
          <table:table-row>
            <table:table-cell office:value-type="string">
              <text:p>94</text:p>
            </table:table-cell>
            <table:table-cell office:value-type="float" office:value="7500"/>
            <table:table-cell office:value-type="float" office:value="0.48273899999999997"/>
            <table:table-cell office:value-type="float" office:value="7500"/>
            <table:table-cell office:value-type="float" office:value="0"/>
            <table:table-cell office:value-type="float" office:value="7500"/>
            <table:table-cell office:value-type="float" office:value="0"/>
            <table:table-cell office:value-type="float" office:value="7500"/>
            <table:table-cell office:value-type="float" office:value="0"/>
            <table:table-cell office:value-type="float" office:value="7500"/>
            <table:table-cell office:value-type="float" office:value="0"/>
            <table:table-cell office:value-type="float" office:value="7500"/>
            <table:table-cell office:value-type="float" office:value="2.9789999999999999E-3"/>
            <table:table-cell office:value-type="float" office:value="7500"/>
            <table:table-cell office:value-type="float" office:value="0"/>
            <table:table-cell office:value-type="float" office:value="7500"/>
            <table:table-cell office:value-type="float" office:value="0.33617200000000003"/>
            <table:table-cell office:value-type="float" office:value="7500"/>
            <table:table-cell office:value-type="float" office:value="1.157E-3"/>
            <table:table-cell office:value-type="float" office:value="7500"/>
            <table:table-cell office:value-type="float" office:value="4.7749999999999997E-3"/>
            <table:table-cell office:value-type="float" office:value="7500"/>
            <table:table-cell office:value-type="float" office:value="0.179205"/>
            <table:table-cell office:value-type="float" office:value="7500"/>
            <table:table-cell office:value-type="float" office:value="3.7209999999999999E-3"/>
            <table:table-cell office:value-type="float" office:value="7500"/>
            <table:table-cell office:value-type="float" office:value="2.4020000000000001E-3"/>
            <table:table-cell office:value-type="float" office:value="7500"/>
            <table:table-cell office:value-type="float" office:value="0.12001100000000001"/>
          </table:table-row>
          <table:table-row>
            <table:table-cell office:value-type="string">
              <text:p>95</text:p>
            </table:table-cell>
            <table:table-cell office:value-type="float" office:value="7600"/>
            <table:table-cell office:value-type="float" office:value="0.44139400000000001"/>
            <table:table-cell office:value-type="float" office:value="7600"/>
            <table:table-cell office:value-type="float" office:value="0"/>
            <table:table-cell office:value-type="float" office:value="7600"/>
            <table:table-cell office:value-type="float" office:value="0"/>
            <table:table-cell office:value-type="float" office:value="7600"/>
            <table:table-cell office:value-type="float" office:value="0"/>
            <table:table-cell office:value-type="float" office:value="7600"/>
            <table:table-cell office:value-type="float" office:value="0"/>
            <table:table-cell office:value-type="float" office:value="7600"/>
            <table:table-cell office:value-type="float" office:value="2.4199999999999998E-3"/>
            <table:table-cell office:value-type="float" office:value="7600"/>
            <table:table-cell office:value-type="float" office:value="0"/>
            <table:table-cell office:value-type="float" office:value="7600"/>
            <table:table-cell office:value-type="float" office:value="0.34937699999999999"/>
            <table:table-cell office:value-type="float" office:value="7600"/>
            <table:table-cell office:value-type="float" office:value="1.738E-3"/>
            <table:table-cell office:value-type="float" office:value="7600"/>
            <table:table-cell office:value-type="float" office:value="5.4460000000000003E-3"/>
            <table:table-cell office:value-type="float" office:value="7600"/>
            <table:table-cell office:value-type="float" office:value="0.18848899999999999"/>
            <table:table-cell office:value-type="float" office:value="7600"/>
            <table:table-cell office:value-type="float" office:value="2.7780000000000001E-3"/>
            <table:table-cell office:value-type="float" office:value="7600"/>
            <table:table-cell office:value-type="float" office:value="3.813E-3"/>
            <table:table-cell office:value-type="float" office:value="7600"/>
            <table:table-cell office:value-type="float" office:value="0.147924"/>
          </table:table-row>
          <table:table-row>
            <table:table-cell office:value-type="string">
              <text:p>96</text:p>
            </table:table-cell>
            <table:table-cell office:value-type="float" office:value="7700"/>
            <table:table-cell office:value-type="float" office:value="0.27110200000000001"/>
            <table:table-cell office:value-type="float" office:value="7700"/>
            <table:table-cell office:value-type="float" office:value="0"/>
            <table:table-cell office:value-type="float" office:value="7700"/>
            <table:table-cell office:value-type="float" office:value="0"/>
            <table:table-cell office:value-type="float" office:value="7700"/>
            <table:table-cell office:value-type="float" office:value="0"/>
            <table:table-cell office:value-type="float" office:value="7700"/>
            <table:table-cell office:value-type="float" office:value="0"/>
            <table:table-cell office:value-type="float" office:value="7700"/>
            <table:table-cell office:value-type="float" office:value="1.1379999999999999E-3"/>
            <table:table-cell office:value-type="float" office:value="7700"/>
            <table:table-cell office:value-type="float" office:value="0"/>
            <table:table-cell office:value-type="float" office:value="7700"/>
            <table:table-cell office:value-type="float" office:value="0.31219799999999998"/>
            <table:table-cell office:value-type="float" office:value="7700"/>
            <table:table-cell office:value-type="float" office:value="1.7799999999999999E-3"/>
            <table:table-cell office:value-type="float" office:value="7700"/>
            <table:table-cell office:value-type="float" office:value="6.7080000000000004E-3"/>
            <table:table-cell office:value-type="float" office:value="7700"/>
            <table:table-cell office:value-type="float" office:value="0.21507399999999999"/>
            <table:table-cell office:value-type="float" office:value="7700"/>
            <table:table-cell office:value-type="float" office:value="5.1590000000000004E-3"/>
            <table:table-cell office:value-type="float" office:value="7700"/>
            <table:table-cell office:value-type="float" office:value="3.6059999999999998E-3"/>
            <table:table-cell office:value-type="float" office:value="7700"/>
            <table:table-cell office:value-type="float" office:value="0.15021000000000001"/>
          </table:table-row>
          <table:table-row>
            <table:table-cell office:value-type="string">
              <text:p>97</text:p>
            </table:table-cell>
            <table:table-cell office:value-type="float" office:value="7800"/>
            <table:table-cell office:value-type="float" office:value="0.25359799999999999"/>
            <table:table-cell office:value-type="float" office:value="7800"/>
            <table:table-cell office:value-type="float" office:value="0"/>
            <table:table-cell office:value-type="float" office:value="7800"/>
            <table:table-cell office:value-type="float" office:value="0"/>
            <table:table-cell office:value-type="float" office:value="7800"/>
            <table:table-cell office:value-type="float" office:value="0"/>
            <table:table-cell office:value-type="float" office:value="7800"/>
            <table:table-cell office:value-type="float" office:value="0"/>
            <table:table-cell office:value-type="float" office:value="7800"/>
            <table:table-cell office:value-type="float" office:value="1.163E-3"/>
            <table:table-cell office:value-type="float" office:value="7800"/>
            <table:table-cell office:value-type="float" office:value="0"/>
            <table:table-cell office:value-type="float" office:value="7800"/>
            <table:table-cell office:value-type="float" office:value="0.38580599999999998"/>
            <table:table-cell office:value-type="float" office:value="7800"/>
            <table:table-cell office:value-type="float" office:value="1.7819999999999999E-3"/>
            <table:table-cell office:value-type="float" office:value="7800"/>
            <table:table-cell office:value-type="float" office:value="4.9529999999999999E-3"/>
            <table:table-cell office:value-type="float" office:value="7800"/>
            <table:table-cell office:value-type="float" office:value="0.19545599999999999"/>
            <table:table-cell office:value-type="float" office:value="7800"/>
            <table:table-cell office:value-type="float" office:value="3.797E-3"/>
            <table:table-cell office:value-type="float" office:value="7800"/>
            <table:table-cell office:value-type="float" office:value="2.7360000000000002E-3"/>
            <table:table-cell office:value-type="float" office:value="7800"/>
            <table:table-cell office:value-type="float" office:value="0.15271899999999999"/>
          </table:table-row>
          <table:table-row>
            <table:table-cell office:value-type="string">
              <text:p>98</text:p>
            </table:table-cell>
            <table:table-cell office:value-type="float" office:value="7900"/>
            <table:table-cell office:value-type="float" office:value="0.493531"/>
            <table:table-cell office:value-type="float" office:value="7900"/>
            <table:table-cell office:value-type="float" office:value="0"/>
            <table:table-cell office:value-type="float" office:value="7900"/>
            <table:table-cell office:value-type="float" office:value="0"/>
            <table:table-cell office:value-type="float" office:value="7900"/>
            <table:table-cell office:value-type="float" office:value="0"/>
            <table:table-cell office:value-type="float" office:value="7900"/>
            <table:table-cell office:value-type="float" office:value="0"/>
            <table:table-cell office:value-type="float" office:value="7900"/>
            <table:table-cell office:value-type="float" office:value="1.173E-3"/>
            <table:table-cell office:value-type="float" office:value="7900"/>
            <table:table-cell office:value-type="float" office:value="0"/>
            <table:table-cell office:value-type="float" office:value="7900"/>
            <table:table-cell office:value-type="float" office:value="0.395706"/>
            <table:table-cell office:value-type="float" office:value="7900"/>
            <table:table-cell office:value-type="float" office:value="1.9789999999999999E-3"/>
            <table:table-cell office:value-type="float" office:value="7900"/>
            <table:table-cell office:value-type="float" office:value="5.4530000000000004E-3"/>
            <table:table-cell office:value-type="float" office:value="7900"/>
            <table:table-cell office:value-type="float" office:value="0.20822199999999999"/>
            <table:table-cell office:value-type="float" office:value="7900"/>
            <table:table-cell office:value-type="float" office:value="4.2729999999999999E-3"/>
            <table:table-cell office:value-type="float" office:value="7900"/>
            <table:table-cell office:value-type="float" office:value="3.4099999999999998E-3"/>
            <table:table-cell office:value-type="float" office:value="7900"/>
            <table:table-cell office:value-type="float" office:value="0.15528600000000001"/>
          </table:table-row>
          <table:table-row>
            <table:table-cell office:value-type="string">
              <text:p>99</text:p>
            </table:table-cell>
            <table:table-cell office:value-type="float" office:value="8000"/>
            <table:table-cell office:value-type="float" office:value="0.27151799999999998"/>
            <table:table-cell office:value-type="float" office:value="8000"/>
            <table:table-cell office:value-type="float" office:value="0"/>
            <table:table-cell office:value-type="float" office:value="8000"/>
            <table:table-cell office:value-type="float" office:value="0"/>
            <table:table-cell office:value-type="float" office:value="8000"/>
            <table:table-cell office:value-type="float" office:value="0"/>
            <table:table-cell office:value-type="float" office:value="8000"/>
            <table:table-cell office:value-type="float" office:value="0"/>
            <table:table-cell office:value-type="float" office:value="8000"/>
            <table:table-cell office:value-type="float" office:value="2.5739999999999999E-3"/>
            <table:table-cell office:value-type="float" office:value="8000"/>
            <table:table-cell office:value-type="float" office:value="0"/>
            <table:table-cell office:value-type="float" office:value="8000"/>
            <table:table-cell office:value-type="float" office:value="0.38670599999999999"/>
            <table:table-cell office:value-type="float" office:value="8000"/>
            <table:table-cell office:value-type="float" office:value="1.176E-3"/>
            <table:table-cell office:value-type="float" office:value="8000"/>
            <table:table-cell office:value-type="float" office:value="3.6419999999999998E-3"/>
            <table:table-cell office:value-type="float" office:value="8000"/>
            <table:table-cell office:value-type="float" office:value="0.215226"/>
            <table:table-cell office:value-type="float" office:value="8000"/>
            <table:table-cell office:value-type="float" office:value="4.0350000000000004E-3"/>
            <table:table-cell office:value-type="float" office:value="8000"/>
            <table:table-cell office:value-type="float" office:value="2.4620000000000002E-3"/>
            <table:table-cell office:value-type="float" office:value="8000"/>
            <table:table-cell office:value-type="float" office:value="0.15510199999999999"/>
          </table:table-row>
          <table:table-row>
            <table:table-cell office:value-type="string">
              <text:p>100</text:p>
            </table:table-cell>
            <table:table-cell office:value-type="float" office:value="8100"/>
            <table:table-cell office:value-type="float" office:value="0.27564899999999998"/>
            <table:table-cell office:value-type="float" office:value="8100"/>
            <table:table-cell office:value-type="float" office:value="0"/>
            <table:table-cell office:value-type="float" office:value="8100"/>
            <table:table-cell office:value-type="float" office:value="0"/>
            <table:table-cell office:value-type="float" office:value="8100"/>
            <table:table-cell office:value-type="float" office:value="0"/>
            <table:table-cell office:value-type="float" office:value="8100"/>
            <table:table-cell office:value-type="float" office:value="0"/>
            <table:table-cell office:value-type="float" office:value="8100"/>
            <table:table-cell office:value-type="float" office:value="1.1950000000000001E-3"/>
            <table:table-cell office:value-type="float" office:value="8100"/>
            <table:table-cell office:value-type="float" office:value="0"/>
            <table:table-cell office:value-type="float" office:value="8100"/>
            <table:table-cell office:value-type="float" office:value="0.39870499999999998"/>
            <table:table-cell office:value-type="float" office:value="8100"/>
            <table:table-cell office:value-type="float" office:value="1.7639999999999999E-3"/>
            <table:table-cell office:value-type="float" office:value="8100"/>
            <table:table-cell office:value-type="float" office:value="2.9510000000000001E-3"/>
            <table:table-cell office:value-type="float" office:value="8100"/>
            <table:table-cell office:value-type="float" office:value="0.23028899999999999"/>
            <table:table-cell office:value-type="float" office:value="8100"/>
            <table:table-cell office:value-type="float" office:value="2.6779999999999998E-3"/>
            <table:table-cell office:value-type="float" office:value="8100"/>
            <table:table-cell office:value-type="float" office:value="2.643E-3"/>
            <table:table-cell office:value-type="float" office:value="8100"/>
            <table:table-cell office:value-type="float" office:value="0.16284499999999999"/>
          </table:table-row>
          <table:table-row>
            <table:table-cell office:value-type="string">
              <text:p>101</text:p>
            </table:table-cell>
            <table:table-cell office:value-type="float" office:value="8200"/>
            <table:table-cell office:value-type="float" office:value="0.52408399999999999"/>
            <table:table-cell office:value-type="float" office:value="8200"/>
            <table:table-cell office:value-type="float" office:value="0"/>
            <table:table-cell office:value-type="float" office:value="8200"/>
            <table:table-cell office:value-type="float" office:value="0"/>
            <table:table-cell office:value-type="float" office:value="8200"/>
            <table:table-cell office:value-type="float" office:value="0"/>
            <table:table-cell office:value-type="float" office:value="8200"/>
            <table:table-cell office:value-type="float" office:value="0"/>
            <table:table-cell office:value-type="float" office:value="8200"/>
            <table:table-cell office:value-type="float" office:value="2.9320000000000001E-3"/>
            <table:table-cell office:value-type="float" office:value="8200"/>
            <table:table-cell office:value-type="float" office:value="0"/>
            <table:table-cell office:value-type="float" office:value="8200"/>
            <table:table-cell office:value-type="float" office:value="0.42769200000000002"/>
            <table:table-cell office:value-type="float" office:value="8200"/>
            <table:table-cell office:value-type="float" office:value="1.227E-3"/>
            <table:table-cell office:value-type="float" office:value="8200"/>
            <table:table-cell office:value-type="float" office:value="5.4099999999999999E-3"/>
            <table:table-cell office:value-type="float" office:value="8200"/>
            <table:table-cell office:value-type="float" office:value="0.22511800000000001"/>
            <table:table-cell office:value-type="float" office:value="8200"/>
            <table:table-cell office:value-type="float" office:value="5.3E-3"/>
            <table:table-cell office:value-type="float" office:value="8200"/>
            <table:table-cell office:value-type="float" office:value="2.6900000000000001E-3"/>
            <table:table-cell office:value-type="float" office:value="8200"/>
            <table:table-cell office:value-type="float" office:value="0.17438300000000001"/>
          </table:table-row>
          <table:table-row>
            <table:table-cell office:value-type="string">
              <text:p>102</text:p>
            </table:table-cell>
            <table:table-cell office:value-type="float" office:value="8300"/>
            <table:table-cell office:value-type="float" office:value="0.55140299999999998"/>
            <table:table-cell office:value-type="float" office:value="8300"/>
            <table:table-cell office:value-type="float" office:value="0"/>
            <table:table-cell office:value-type="float" office:value="8300"/>
            <table:table-cell office:value-type="float" office:value="0"/>
            <table:table-cell office:value-type="float" office:value="8300"/>
            <table:table-cell office:value-type="float" office:value="0"/>
            <table:table-cell office:value-type="float" office:value="8300"/>
            <table:table-cell office:value-type="float" office:value="0"/>
            <table:table-cell office:value-type="float" office:value="8300"/>
            <table:table-cell office:value-type="float" office:value="2.66E-3"/>
            <table:table-cell office:value-type="float" office:value="8300"/>
            <table:table-cell office:value-type="float" office:value="0"/>
            <table:table-cell office:value-type="float" office:value="8300"/>
            <table:table-cell office:value-type="float" office:value="0.41822300000000001"/>
            <table:table-cell office:value-type="float" office:value="8300"/>
            <table:table-cell office:value-type="float" office:value="1.8420000000000001E-3"/>
            <table:table-cell office:value-type="float" office:value="8300"/>
            <table:table-cell office:value-type="float" office:value="6.9519999999999998E-3"/>
            <table:table-cell office:value-type="float" office:value="8300"/>
            <table:table-cell office:value-type="float" office:value="0.23949699999999999"/>
            <table:table-cell office:value-type="float" office:value="8300"/>
            <table:table-cell office:value-type="float" office:value="3.0469999999999998E-3"/>
            <table:table-cell office:value-type="float" office:value="8300"/>
            <table:table-cell office:value-type="float" office:value="1.815E-3"/>
            <table:table-cell office:value-type="float" office:value="8300"/>
            <table:table-cell office:value-type="float" office:value="0.190635"/>
          </table:table-row>
          <table:table-row>
            <table:table-cell office:value-type="string">
              <text:p>103</text:p>
            </table:table-cell>
            <table:table-cell office:value-type="float" office:value="8400"/>
            <table:table-cell office:value-type="float" office:value="0.59656600000000004"/>
            <table:table-cell office:value-type="float" office:value="8400"/>
            <table:table-cell office:value-type="float" office:value="0"/>
            <table:table-cell office:value-type="float" office:value="8400"/>
            <table:table-cell office:value-type="float" office:value="0"/>
            <table:table-cell office:value-type="float" office:value="8400"/>
            <table:table-cell office:value-type="float" office:value="0"/>
            <table:table-cell office:value-type="float" office:value="8400"/>
            <table:table-cell office:value-type="float" office:value="0"/>
            <table:table-cell office:value-type="float" office:value="8400"/>
            <table:table-cell office:value-type="float" office:value="2.7599999999999999E-3"/>
            <table:table-cell office:value-type="float" office:value="8400"/>
            <table:table-cell office:value-type="float" office:value="0"/>
            <table:table-cell office:value-type="float" office:value="8400"/>
            <table:table-cell office:value-type="float" office:value="0.44830500000000001"/>
            <table:table-cell office:value-type="float" office:value="8400"/>
            <table:table-cell office:value-type="float" office:value="1.222E-3"/>
            <table:table-cell office:value-type="float" office:value="8400"/>
            <table:table-cell office:value-type="float" office:value="3.6619999999999999E-3"/>
            <table:table-cell office:value-type="float" office:value="8400"/>
            <table:table-cell office:value-type="float" office:value="0.25393199999999999"/>
            <table:table-cell office:value-type="float" office:value="8400"/>
            <table:table-cell office:value-type="float" office:value="3.3639999999999998E-3"/>
            <table:table-cell office:value-type="float" office:value="8400"/>
            <table:table-cell office:value-type="float" office:value="2.1619999999999999E-3"/>
            <table:table-cell office:value-type="float" office:value="8400"/>
            <table:table-cell office:value-type="float" office:value="0.17710400000000001"/>
          </table:table-row>
          <table:table-row>
            <table:table-cell office:value-type="string">
              <text:p>104</text:p>
            </table:table-cell>
            <table:table-cell office:value-type="float" office:value="8500"/>
            <table:table-cell office:value-type="float" office:value="0.66028500000000001"/>
            <table:table-cell office:value-type="float" office:value="8500"/>
            <table:table-cell office:value-type="float" office:value="0"/>
            <table:table-cell office:value-type="float" office:value="8500"/>
            <table:table-cell office:value-type="float" office:value="0"/>
            <table:table-cell office:value-type="float" office:value="8500"/>
            <table:table-cell office:value-type="float" office:value="0"/>
            <table:table-cell office:value-type="float" office:value="8500"/>
            <table:table-cell office:value-type="float" office:value="0"/>
            <table:table-cell office:value-type="float" office:value="8500"/>
            <table:table-cell office:value-type="float" office:value="2.7550000000000001E-3"/>
            <table:table-cell office:value-type="float" office:value="8500"/>
            <table:table-cell office:value-type="float" office:value="0"/>
            <table:table-cell office:value-type="float" office:value="8500"/>
            <table:table-cell office:value-type="float" office:value="0.450017"/>
            <table:table-cell office:value-type="float" office:value="8500"/>
            <table:table-cell office:value-type="float" office:value="1.1770000000000001E-3"/>
            <table:table-cell office:value-type="float" office:value="8500"/>
            <table:table-cell office:value-type="float" office:value="6.1859999999999997E-3"/>
            <table:table-cell office:value-type="float" office:value="8500"/>
            <table:table-cell office:value-type="float" office:value="0.31202000000000002"/>
            <table:table-cell office:value-type="float" office:value="8500"/>
            <table:table-cell office:value-type="float" office:value="3.5279999999999999E-3"/>
            <table:table-cell office:value-type="float" office:value="8500"/>
            <table:table-cell office:value-type="float" office:value="2.124E-3"/>
            <table:table-cell office:value-type="float" office:value="8500"/>
            <table:table-cell office:value-type="float" office:value="0.17785699999999999"/>
          </table:table-row>
          <table:table-row>
            <table:table-cell office:value-type="string">
              <text:p>105</text:p>
            </table:table-cell>
            <table:table-cell office:value-type="float" office:value="8600"/>
            <table:table-cell office:value-type="float" office:value="0.65286200000000005"/>
            <table:table-cell office:value-type="float" office:value="8600"/>
            <table:table-cell office:value-type="float" office:value="0"/>
            <table:table-cell office:value-type="float" office:value="8600"/>
            <table:table-cell office:value-type="float" office:value="0"/>
            <table:table-cell office:value-type="float" office:value="8600"/>
            <table:table-cell office:value-type="float" office:value="0"/>
            <table:table-cell office:value-type="float" office:value="8600"/>
            <table:table-cell office:value-type="float" office:value="0"/>
            <table:table-cell office:value-type="float" office:value="8600"/>
            <table:table-cell office:value-type="float" office:value="2.8479999999999998E-3"/>
            <table:table-cell office:value-type="float" office:value="8600"/>
            <table:table-cell office:value-type="float" office:value="0"/>
            <table:table-cell office:value-type="float" office:value="8600"/>
            <table:table-cell office:value-type="float" office:value="0.46444299999999999"/>
            <table:table-cell office:value-type="float" office:value="8600"/>
            <table:table-cell office:value-type="float" office:value="2.117E-3"/>
            <table:table-cell office:value-type="float" office:value="8600"/>
            <table:table-cell office:value-type="float" office:value="3.7880000000000001E-3"/>
            <table:table-cell office:value-type="float" office:value="8600"/>
            <table:table-cell office:value-type="float" office:value="0.27204600000000001"/>
            <table:table-cell office:value-type="float" office:value="8600"/>
            <table:table-cell office:value-type="float" office:value="2.8939999999999999E-3"/>
            <table:table-cell office:value-type="float" office:value="8600"/>
            <table:table-cell office:value-type="float" office:value="2.4109999999999999E-3"/>
            <table:table-cell office:value-type="float" office:value="8600"/>
            <table:table-cell office:value-type="float" office:value="0.18679799999999999"/>
          </table:table-row>
          <table:table-row>
            <table:table-cell office:value-type="string">
              <text:p>106</text:p>
            </table:table-cell>
            <table:table-cell office:value-type="float" office:value="8700"/>
            <table:table-cell office:value-type="float" office:value="0.61453400000000002"/>
            <table:table-cell office:value-type="float" office:value="8700"/>
            <table:table-cell office:value-type="float" office:value="0"/>
            <table:table-cell office:value-type="float" office:value="8700"/>
            <table:table-cell office:value-type="float" office:value="0"/>
            <table:table-cell office:value-type="float" office:value="8700"/>
            <table:table-cell office:value-type="float" office:value="0"/>
            <table:table-cell office:value-type="float" office:value="8700"/>
            <table:table-cell office:value-type="float" office:value="0"/>
            <table:table-cell office:value-type="float" office:value="8700"/>
            <table:table-cell office:value-type="float" office:value="2.8249999999999998E-3"/>
            <table:table-cell office:value-type="float" office:value="8700"/>
            <table:table-cell office:value-type="float" office:value="0"/>
            <table:table-cell office:value-type="float" office:value="8700"/>
            <table:table-cell office:value-type="float" office:value="0.48216599999999998"/>
            <table:table-cell office:value-type="float" office:value="8700"/>
            <table:table-cell office:value-type="float" office:value="1.2260000000000001E-3"/>
            <table:table-cell office:value-type="float" office:value="8700"/>
            <table:table-cell office:value-type="float" office:value="6.3889999999999997E-3"/>
            <table:table-cell office:value-type="float" office:value="8700"/>
            <table:table-cell office:value-type="float" office:value="0.25460700000000003"/>
            <table:table-cell office:value-type="float" office:value="8700"/>
            <table:table-cell office:value-type="float" office:value="4.81E-3"/>
            <table:table-cell office:value-type="float" office:value="8700"/>
            <table:table-cell office:value-type="float" office:value="1.8979999999999999E-3"/>
            <table:table-cell office:value-type="float" office:value="8700"/>
            <table:table-cell office:value-type="float" office:value="0.19125300000000001"/>
          </table:table-row>
          <table:table-row>
            <table:table-cell office:value-type="string">
              <text:p>107</text:p>
            </table:table-cell>
            <table:table-cell office:value-type="float" office:value="8800"/>
            <table:table-cell office:value-type="float" office:value="0.34250000000000003"/>
            <table:table-cell office:value-type="float" office:value="8800"/>
            <table:table-cell office:value-type="float" office:value="0"/>
            <table:table-cell office:value-type="float" office:value="8800"/>
            <table:table-cell office:value-type="float" office:value="0"/>
            <table:table-cell office:value-type="float" office:value="8800"/>
            <table:table-cell office:value-type="float" office:value="0"/>
            <table:table-cell office:value-type="float" office:value="8800"/>
            <table:table-cell office:value-type="float" office:value="0"/>
            <table:table-cell office:value-type="float" office:value="8800"/>
            <table:table-cell office:value-type="float" office:value="1.3010000000000001E-3"/>
            <table:table-cell office:value-type="float" office:value="8800"/>
            <table:table-cell office:value-type="float" office:value="0"/>
            <table:table-cell office:value-type="float" office:value="8800"/>
            <table:table-cell office:value-type="float" office:value="0.50927299999999998"/>
            <table:table-cell office:value-type="float" office:value="8800"/>
            <table:table-cell office:value-type="float" office:value="2.0089999999999999E-3"/>
            <table:table-cell office:value-type="float" office:value="8800"/>
            <table:table-cell office:value-type="float" office:value="6.5139999999999998E-3"/>
            <table:table-cell office:value-type="float" office:value="8800"/>
            <table:table-cell office:value-type="float" office:value="0.26119399999999998"/>
            <table:table-cell office:value-type="float" office:value="8800"/>
            <table:table-cell office:value-type="float" office:value="5.5519999999999996E-3"/>
            <table:table-cell office:value-type="float" office:value="8800"/>
            <table:table-cell office:value-type="float" office:value="2.9940000000000001E-3"/>
            <table:table-cell office:value-type="float" office:value="8800"/>
            <table:table-cell office:value-type="float" office:value="0.19896800000000001"/>
          </table:table-row>
          <table:table-row>
            <table:table-cell office:value-type="string">
              <text:p>108</text:p>
            </table:table-cell>
            <table:table-cell office:value-type="float" office:value="8900"/>
            <table:table-cell office:value-type="float" office:value="0.33840700000000001"/>
            <table:table-cell office:value-type="float" office:value="8900"/>
            <table:table-cell office:value-type="float" office:value="0"/>
            <table:table-cell office:value-type="float" office:value="8900"/>
            <table:table-cell office:value-type="float" office:value="0"/>
            <table:table-cell office:value-type="float" office:value="8900"/>
            <table:table-cell office:value-type="float" office:value="0"/>
            <table:table-cell office:value-type="float" office:value="8900"/>
            <table:table-cell office:value-type="float" office:value="0"/>
            <table:table-cell office:value-type="float" office:value="8900"/>
            <table:table-cell office:value-type="float" office:value="1.4519999999999999E-3"/>
            <table:table-cell office:value-type="float" office:value="8900"/>
            <table:table-cell office:value-type="float" office:value="0"/>
            <table:table-cell office:value-type="float" office:value="8900"/>
            <table:table-cell office:value-type="float" office:value="0.46846100000000002"/>
            <table:table-cell office:value-type="float" office:value="8900"/>
            <table:table-cell office:value-type="float" office:value="1.8079999999999999E-3"/>
            <table:table-cell office:value-type="float" office:value="8900"/>
            <table:table-cell office:value-type="float" office:value="5.7349999999999996E-3"/>
            <table:table-cell office:value-type="float" office:value="8900"/>
            <table:table-cell office:value-type="float" office:value="0.257133"/>
            <table:table-cell office:value-type="float" office:value="8900"/>
            <table:table-cell office:value-type="float" office:value="3.9589999999999998E-3"/>
            <table:table-cell office:value-type="float" office:value="8900"/>
            <table:table-cell office:value-type="float" office:value="3.2669999999999999E-3"/>
            <table:table-cell office:value-type="float" office:value="8900"/>
            <table:table-cell office:value-type="float" office:value="0.207232"/>
          </table:table-row>
          <table:table-row>
            <table:table-cell office:value-type="string">
              <text:p>109</text:p>
            </table:table-cell>
            <table:table-cell office:value-type="float" office:value="9000"/>
            <table:table-cell office:value-type="float" office:value="0.58066499999999999"/>
            <table:table-cell office:value-type="float" office:value="9000"/>
            <table:table-cell office:value-type="float" office:value="0"/>
            <table:table-cell office:value-type="float" office:value="9000"/>
            <table:table-cell office:value-type="float" office:value="0"/>
            <table:table-cell office:value-type="float" office:value="9000"/>
            <table:table-cell office:value-type="float" office:value="0"/>
            <table:table-cell office:value-type="float" office:value="9000"/>
            <table:table-cell office:value-type="float" office:value="0"/>
            <table:table-cell office:value-type="float" office:value="9000"/>
            <table:table-cell office:value-type="float" office:value="2.493E-3"/>
            <table:table-cell office:value-type="float" office:value="9000"/>
            <table:table-cell office:value-type="float" office:value="0"/>
            <table:table-cell office:value-type="float" office:value="9000"/>
            <table:table-cell office:value-type="float" office:value="0.491674"/>
            <table:table-cell office:value-type="float" office:value="9000"/>
            <table:table-cell office:value-type="float" office:value="2.14E-3"/>
            <table:table-cell office:value-type="float" office:value="9000"/>
            <table:table-cell office:value-type="float" office:value="4.0800000000000003E-3"/>
            <table:table-cell office:value-type="float" office:value="9000"/>
            <table:table-cell office:value-type="float" office:value="0.28247499999999998"/>
            <table:table-cell office:value-type="float" office:value="9000"/>
            <table:table-cell office:value-type="float" office:value="2.9940000000000001E-3"/>
            <table:table-cell office:value-type="float" office:value="9000"/>
            <table:table-cell office:value-type="float" office:value="2.0270000000000002E-3"/>
            <table:table-cell office:value-type="float" office:value="9000"/>
            <table:table-cell office:value-type="float" office:value="0.213509"/>
          </table:table-row>
          <table:table-row>
            <table:table-cell office:value-type="string">
              <text:p>110</text:p>
            </table:table-cell>
            <table:table-cell office:value-type="float" office:value="9100"/>
            <table:table-cell office:value-type="float" office:value="0.63131400000000004"/>
            <table:table-cell office:value-type="float" office:value="9100"/>
            <table:table-cell office:value-type="float" office:value="0"/>
            <table:table-cell office:value-type="float" office:value="9100"/>
            <table:table-cell office:value-type="float" office:value="0"/>
            <table:table-cell office:value-type="float" office:value="9100"/>
            <table:table-cell office:value-type="float" office:value="0"/>
            <table:table-cell office:value-type="float" office:value="9100"/>
            <table:table-cell office:value-type="float" office:value="0"/>
            <table:table-cell office:value-type="float" office:value="9100"/>
            <table:table-cell office:value-type="float" office:value="1.9840000000000001E-3"/>
            <table:table-cell office:value-type="float" office:value="9100"/>
            <table:table-cell office:value-type="float" office:value="0"/>
            <table:table-cell office:value-type="float" office:value="9100"/>
            <table:table-cell office:value-type="float" office:value="0.51416200000000001"/>
            <table:table-cell office:value-type="float" office:value="9100"/>
            <table:table-cell office:value-type="float" office:value="1.25E-3"/>
            <table:table-cell office:value-type="float" office:value="9100"/>
            <table:table-cell office:value-type="float" office:value="6.1370000000000001E-3"/>
            <table:table-cell office:value-type="float" office:value="9100"/>
            <table:table-cell office:value-type="float" office:value="0.239235"/>
            <table:table-cell office:value-type="float" office:value="9100"/>
            <table:table-cell office:value-type="float" office:value="3.4259999999999998E-3"/>
            <table:table-cell office:value-type="float" office:value="9100"/>
            <table:table-cell office:value-type="float" office:value="2.307E-3"/>
            <table:table-cell office:value-type="float" office:value="9100"/>
            <table:table-cell office:value-type="float" office:value="0.214174"/>
          </table:table-row>
          <table:table-row>
            <table:table-cell office:value-type="string">
              <text:p>111</text:p>
            </table:table-cell>
            <table:table-cell office:value-type="float" office:value="9200"/>
            <table:table-cell office:value-type="float" office:value="0.49003400000000003"/>
            <table:table-cell office:value-type="float" office:value="9200"/>
            <table:table-cell office:value-type="float" office:value="0"/>
            <table:table-cell office:value-type="float" office:value="9200"/>
            <table:table-cell office:value-type="float" office:value="0"/>
            <table:table-cell office:value-type="float" office:value="9200"/>
            <table:table-cell office:value-type="float" office:value="0"/>
            <table:table-cell office:value-type="float" office:value="9200"/>
            <table:table-cell office:value-type="float" office:value="0"/>
            <table:table-cell office:value-type="float" office:value="9200"/>
            <table:table-cell office:value-type="float" office:value="1.454E-3"/>
            <table:table-cell office:value-type="float" office:value="9200"/>
            <table:table-cell office:value-type="float" office:value="0"/>
            <table:table-cell office:value-type="float" office:value="9200"/>
            <table:table-cell office:value-type="float" office:value="0.53823100000000001"/>
            <table:table-cell office:value-type="float" office:value="9200"/>
            <table:table-cell office:value-type="float" office:value="1.952E-3"/>
            <table:table-cell office:value-type="float" office:value="9200"/>
            <table:table-cell office:value-type="float" office:value="6.2909999999999997E-3"/>
            <table:table-cell office:value-type="float" office:value="9200"/>
            <table:table-cell office:value-type="float" office:value="0.29451100000000002"/>
            <table:table-cell office:value-type="float" office:value="9200"/>
            <table:table-cell office:value-type="float" office:value="5.9160000000000003E-3"/>
            <table:table-cell office:value-type="float" office:value="9200"/>
            <table:table-cell office:value-type="float" office:value="2.0569999999999998E-3"/>
            <table:table-cell office:value-type="float" office:value="9200"/>
            <table:table-cell office:value-type="float" office:value="0.22492500000000001"/>
          </table:table-row>
          <table:table-row>
            <table:table-cell office:value-type="string">
              <text:p>112</text:p>
            </table:table-cell>
            <table:table-cell office:value-type="float" office:value="9300"/>
            <table:table-cell office:value-type="float" office:value="0.63718900000000001"/>
            <table:table-cell office:value-type="float" office:value="9300"/>
            <table:table-cell office:value-type="float" office:value="0"/>
            <table:table-cell office:value-type="float" office:value="9300"/>
            <table:table-cell office:value-type="float" office:value="0"/>
            <table:table-cell office:value-type="float" office:value="9300"/>
            <table:table-cell office:value-type="float" office:value="0"/>
            <table:table-cell office:value-type="float" office:value="9300"/>
            <table:table-cell office:value-type="float" office:value="0"/>
            <table:table-cell office:value-type="float" office:value="9300"/>
            <table:table-cell office:value-type="float" office:value="3.0959999999999998E-3"/>
            <table:table-cell office:value-type="float" office:value="9300"/>
            <table:table-cell office:value-type="float" office:value="0"/>
            <table:table-cell office:value-type="float" office:value="9300"/>
            <table:table-cell office:value-type="float" office:value="0.54163300000000003"/>
            <table:table-cell office:value-type="float" office:value="9300"/>
            <table:table-cell office:value-type="float" office:value="1.268E-3"/>
            <table:table-cell office:value-type="float" office:value="9300"/>
            <table:table-cell office:value-type="float" office:value="6.9839999999999998E-3"/>
            <table:table-cell office:value-type="float" office:value="9300"/>
            <table:table-cell office:value-type="float" office:value="0.29200500000000001"/>
            <table:table-cell office:value-type="float" office:value="9300"/>
            <table:table-cell office:value-type="float" office:value="3.8400000000000001E-3"/>
            <table:table-cell office:value-type="float" office:value="9300"/>
            <table:table-cell office:value-type="float" office:value="3.3969999999999998E-3"/>
            <table:table-cell office:value-type="float" office:value="9300"/>
            <table:table-cell office:value-type="float" office:value="0.22528599999999999"/>
          </table:table-row>
          <table:table-row>
            <table:table-cell office:value-type="string">
              <text:p>113</text:p>
            </table:table-cell>
            <table:table-cell office:value-type="float" office:value="9400"/>
            <table:table-cell office:value-type="float" office:value="0.39106400000000002"/>
            <table:table-cell office:value-type="float" office:value="9400"/>
            <table:table-cell office:value-type="float" office:value="0"/>
            <table:table-cell office:value-type="float" office:value="9400"/>
            <table:table-cell office:value-type="float" office:value="0"/>
            <table:table-cell office:value-type="float" office:value="9400"/>
            <table:table-cell office:value-type="float" office:value="0"/>
            <table:table-cell office:value-type="float" office:value="9400"/>
            <table:table-cell office:value-type="float" office:value="0"/>
            <table:table-cell office:value-type="float" office:value="9400"/>
            <table:table-cell office:value-type="float" office:value="1.374E-3"/>
            <table:table-cell office:value-type="float" office:value="9400"/>
            <table:table-cell office:value-type="float" office:value="0"/>
            <table:table-cell office:value-type="float" office:value="9400"/>
            <table:table-cell office:value-type="float" office:value="0.54791299999999998"/>
            <table:table-cell office:value-type="float" office:value="9400"/>
            <table:table-cell office:value-type="float" office:value="1.2769999999999999E-3"/>
            <table:table-cell office:value-type="float" office:value="9400"/>
            <table:table-cell office:value-type="float" office:value="5.7660000000000003E-3"/>
            <table:table-cell office:value-type="float" office:value="9400"/>
            <table:table-cell office:value-type="float" office:value="0.30513099999999999"/>
            <table:table-cell office:value-type="float" office:value="9400"/>
            <table:table-cell office:value-type="float" office:value="3.581E-3"/>
            <table:table-cell office:value-type="float" office:value="9400"/>
            <table:table-cell office:value-type="float" office:value="3.9039999999999999E-3"/>
            <table:table-cell office:value-type="float" office:value="9400"/>
            <table:table-cell office:value-type="float" office:value="0.23669299999999999"/>
          </table:table-row>
          <table:table-row>
            <table:table-cell office:value-type="string">
              <text:p>114</text:p>
            </table:table-cell>
            <table:table-cell office:value-type="float" office:value="9500"/>
            <table:table-cell office:value-type="float" office:value="0.389623"/>
            <table:table-cell office:value-type="float" office:value="9500"/>
            <table:table-cell office:value-type="float" office:value="0"/>
            <table:table-cell office:value-type="float" office:value="9500"/>
            <table:table-cell office:value-type="float" office:value="0"/>
            <table:table-cell office:value-type="float" office:value="9500"/>
            <table:table-cell office:value-type="float" office:value="0"/>
            <table:table-cell office:value-type="float" office:value="9500"/>
            <table:table-cell office:value-type="float" office:value="0"/>
            <table:table-cell office:value-type="float" office:value="9500"/>
            <table:table-cell office:value-type="float" office:value="1.498E-3"/>
            <table:table-cell office:value-type="float" office:value="9500"/>
            <table:table-cell office:value-type="float" office:value="0"/>
            <table:table-cell office:value-type="float" office:value="9500"/>
            <table:table-cell office:value-type="float" office:value="0.56801299999999999"/>
            <table:table-cell office:value-type="float" office:value="9500"/>
            <table:table-cell office:value-type="float" office:value="1.201E-3"/>
            <table:table-cell office:value-type="float" office:value="9500"/>
            <table:table-cell office:value-type="float" office:value="6.4619999999999999E-3"/>
            <table:table-cell office:value-type="float" office:value="9500"/>
            <table:table-cell office:value-type="float" office:value="0.31332300000000002"/>
            <table:table-cell office:value-type="float" office:value="9500"/>
            <table:table-cell office:value-type="float" office:value="4.7889999999999999E-3"/>
            <table:table-cell office:value-type="float" office:value="9500"/>
            <table:table-cell office:value-type="float" office:value="2.7520000000000001E-3"/>
            <table:table-cell office:value-type="float" office:value="9500"/>
            <table:table-cell office:value-type="float" office:value="0.22501299999999999"/>
          </table:table-row>
          <table:table-row>
            <table:table-cell office:value-type="string">
              <text:p>115</text:p>
            </table:table-cell>
            <table:table-cell office:value-type="float" office:value="9600"/>
            <table:table-cell office:value-type="float" office:value="0.398142"/>
            <table:table-cell office:value-type="float" office:value="9600"/>
            <table:table-cell office:value-type="float" office:value="0"/>
            <table:table-cell office:value-type="float" office:value="9600"/>
            <table:table-cell office:value-type="float" office:value="0"/>
            <table:table-cell office:value-type="float" office:value="9600"/>
            <table:table-cell office:value-type="float" office:value="0"/>
            <table:table-cell office:value-type="float" office:value="9600"/>
            <table:table-cell office:value-type="float" office:value="0"/>
            <table:table-cell office:value-type="float" office:value="9600"/>
            <table:table-cell office:value-type="float" office:value="1.4400000000000001E-3"/>
            <table:table-cell office:value-type="float" office:value="9600"/>
            <table:table-cell office:value-type="float" office:value="0"/>
            <table:table-cell office:value-type="float" office:value="9600"/>
            <table:table-cell office:value-type="float" office:value="0.58072900000000005"/>
            <table:table-cell office:value-type="float" office:value="9600"/>
            <table:table-cell office:value-type="float" office:value="2.029E-3"/>
            <table:table-cell office:value-type="float" office:value="9600"/>
            <table:table-cell office:value-type="float" office:value="6.7159999999999997E-3"/>
            <table:table-cell office:value-type="float" office:value="9600"/>
            <table:table-cell office:value-type="float" office:value="0.31545200000000001"/>
            <table:table-cell office:value-type="float" office:value="9600"/>
            <table:table-cell office:value-type="float" office:value="5.3340000000000002E-3"/>
            <table:table-cell office:value-type="float" office:value="9600"/>
            <table:table-cell office:value-type="float" office:value="2.4130000000000002E-3"/>
            <table:table-cell office:value-type="float" office:value="9600"/>
            <table:table-cell office:value-type="float" office:value="0.22746"/>
          </table:table-row>
          <table:table-row>
            <table:table-cell office:value-type="string">
              <text:p>116</text:p>
            </table:table-cell>
            <table:table-cell office:value-type="float" office:value="9700"/>
            <table:table-cell office:value-type="float" office:value="0.67130699999999999"/>
            <table:table-cell office:value-type="float" office:value="9700"/>
            <table:table-cell office:value-type="float" office:value="0"/>
            <table:table-cell office:value-type="float" office:value="9700"/>
            <table:table-cell office:value-type="float" office:value="0"/>
            <table:table-cell office:value-type="float" office:value="9700"/>
            <table:table-cell office:value-type="float" office:value="0"/>
            <table:table-cell office:value-type="float" office:value="9700"/>
            <table:table-cell office:value-type="float" office:value="0"/>
            <table:table-cell office:value-type="float" office:value="9700"/>
            <table:table-cell office:value-type="float" office:value="1.4369999999999999E-3"/>
            <table:table-cell office:value-type="float" office:value="9700"/>
            <table:table-cell office:value-type="float" office:value="0"/>
            <table:table-cell office:value-type="float" office:value="9700"/>
            <table:table-cell office:value-type="float" office:value="0.57386700000000002"/>
            <table:table-cell office:value-type="float" office:value="9700"/>
            <table:table-cell office:value-type="float" office:value="1.268E-3"/>
            <table:table-cell office:value-type="float" office:value="9700"/>
            <table:table-cell office:value-type="float" office:value="6.8979999999999996E-3"/>
            <table:table-cell office:value-type="float" office:value="9700"/>
            <table:table-cell office:value-type="float" office:value="0.317413"/>
            <table:table-cell office:value-type="float" office:value="9700"/>
            <table:table-cell office:value-type="float" office:value="5.2769999999999996E-3"/>
            <table:table-cell office:value-type="float" office:value="9700"/>
            <table:table-cell office:value-type="float" office:value="3.3530000000000001E-3"/>
            <table:table-cell office:value-type="float" office:value="9700"/>
            <table:table-cell office:value-type="float" office:value="0.23993100000000001"/>
          </table:table-row>
          <table:table-row>
            <table:table-cell office:value-type="string">
              <text:p>117</text:p>
            </table:table-cell>
            <table:table-cell office:value-type="float" office:value="9800"/>
            <table:table-cell office:value-type="float" office:value="0.4194"/>
            <table:table-cell office:value-type="float" office:value="9800"/>
            <table:table-cell office:value-type="float" office:value="0"/>
            <table:table-cell office:value-type="float" office:value="9800"/>
            <table:table-cell office:value-type="float" office:value="0"/>
            <table:table-cell office:value-type="float" office:value="9800"/>
            <table:table-cell office:value-type="float" office:value="0"/>
            <table:table-cell office:value-type="float" office:value="9800"/>
            <table:table-cell office:value-type="float" office:value="0"/>
            <table:table-cell office:value-type="float" office:value="9800"/>
            <table:table-cell office:value-type="float" office:value="3.228E-3"/>
            <table:table-cell office:value-type="float" office:value="9800"/>
            <table:table-cell office:value-type="float" office:value="0"/>
            <table:table-cell office:value-type="float" office:value="9800"/>
            <table:table-cell office:value-type="float" office:value="0.62947399999999998"/>
            <table:table-cell office:value-type="float" office:value="9800"/>
            <table:table-cell office:value-type="float" office:value="1.23E-3"/>
            <table:table-cell office:value-type="float" office:value="9800"/>
            <table:table-cell office:value-type="float" office:value="7.0520000000000001E-3"/>
            <table:table-cell office:value-type="float" office:value="9800"/>
            <table:table-cell office:value-type="float" office:value="0.31762800000000002"/>
            <table:table-cell office:value-type="float" office:value="9800"/>
            <table:table-cell office:value-type="float" office:value="2.9199999999999999E-3"/>
            <table:table-cell office:value-type="float" office:value="9800"/>
            <table:table-cell office:value-type="float" office:value="3.4269999999999999E-3"/>
            <table:table-cell office:value-type="float" office:value="9800"/>
            <table:table-cell office:value-type="float" office:value="0.20949999999999999"/>
          </table:table-row>
          <table:table-row>
            <table:table-cell office:value-type="string">
              <text:p>118</text:p>
            </table:table-cell>
            <table:table-cell office:value-type="float" office:value="9900"/>
            <table:table-cell office:value-type="float" office:value="0.44276399999999999"/>
            <table:table-cell office:value-type="float" office:value="9900"/>
            <table:table-cell office:value-type="float" office:value="0"/>
            <table:table-cell office:value-type="float" office:value="9900"/>
            <table:table-cell office:value-type="float" office:value="0"/>
            <table:table-cell office:value-type="float" office:value="9900"/>
            <table:table-cell office:value-type="float" office:value="0"/>
            <table:table-cell office:value-type="float" office:value="9900"/>
            <table:table-cell office:value-type="float" office:value="0"/>
            <table:table-cell office:value-type="float" office:value="9900"/>
            <table:table-cell office:value-type="float" office:value="1.513E-3"/>
            <table:table-cell office:value-type="float" office:value="9900"/>
            <table:table-cell office:value-type="float" office:value="0"/>
            <table:table-cell office:value-type="float" office:value="9900"/>
            <table:table-cell office:value-type="float" office:value="0.65002000000000004"/>
            <table:table-cell office:value-type="float" office:value="9900"/>
            <table:table-cell office:value-type="float" office:value="1.1119999999999999E-3"/>
            <table:table-cell office:value-type="float" office:value="9900"/>
            <table:table-cell office:value-type="float" office:value="5.5529999999999998E-3"/>
            <table:table-cell office:value-type="float" office:value="9900"/>
            <table:table-cell office:value-type="float" office:value="0.38555200000000001"/>
            <table:table-cell office:value-type="float" office:value="9900"/>
            <table:table-cell office:value-type="float" office:value="3.6540000000000001E-3"/>
            <table:table-cell office:value-type="float" office:value="9900"/>
            <table:table-cell office:value-type="float" office:value="3.5109999999999998E-3"/>
            <table:table-cell office:value-type="float" office:value="9900"/>
            <table:table-cell office:value-type="float" office:value="0.24723200000000001"/>
          </table:table-row>
          <table:table-row>
            <table:table-cell office:value-type="string">
              <text:p>119</text:p>
            </table:table-cell>
            <table:table-cell office:value-type="float" office:value="10000"/>
            <table:table-cell office:value-type="float" office:value="0.43319800000000003"/>
            <table:table-cell office:value-type="float" office:value="10000"/>
            <table:table-cell office:value-type="float" office:value="0"/>
            <table:table-cell office:value-type="float" office:value="10000"/>
            <table:table-cell office:value-type="float" office:value="0"/>
            <table:table-cell office:value-type="float" office:value="10000"/>
            <table:table-cell office:value-type="float" office:value="0"/>
            <table:table-cell office:value-type="float" office:value="10000"/>
            <table:table-cell office:value-type="float" office:value="0"/>
            <table:table-cell office:value-type="float" office:value="10000"/>
            <table:table-cell office:value-type="float" office:value="1.4790000000000001E-3"/>
            <table:table-cell office:value-type="float" office:value="10000"/>
            <table:table-cell office:value-type="float" office:value="0"/>
            <table:table-cell office:value-type="float" office:value="10000"/>
            <table:table-cell office:value-type="float" office:value="0.68499399999999999"/>
            <table:table-cell office:value-type="float" office:value="10000"/>
            <table:table-cell office:value-type="float" office:value="1.2960000000000001E-3"/>
            <table:table-cell office:value-type="float" office:value="10000"/>
            <table:table-cell office:value-type="float" office:value="6.3899999999999998E-3"/>
            <table:table-cell office:value-type="float" office:value="10000"/>
            <table:table-cell office:value-type="float" office:value="0.34353"/>
            <table:table-cell office:value-type="float" office:value="10000"/>
            <table:table-cell office:value-type="float" office:value="5.6350000000000003E-3"/>
            <table:table-cell office:value-type="float" office:value="10000"/>
            <table:table-cell office:value-type="float" office:value="2.7139999999999998E-3"/>
            <table:table-cell office:value-type="float" office:value="10000"/>
            <table:table-cell office:value-type="float" office:value="0.263515"/>
          </table:table-row>
          <table:table-row>
            <table:table-cell office:value-type="string">
              <text:p>120</text:p>
            </table:table-cell>
            <table:table-cell office:value-type="float" office:value="11000"/>
            <table:table-cell office:value-type="float" office:value="0.608124"/>
            <table:table-cell office:value-type="float" office:value="11000"/>
            <table:table-cell office:value-type="float" office:value="0"/>
            <table:table-cell office:value-type="float" office:value="11000"/>
            <table:table-cell office:value-type="float" office:value="0"/>
            <table:table-cell office:value-type="float" office:value="11000"/>
            <table:table-cell office:value-type="float" office:value="0"/>
            <table:table-cell office:value-type="float" office:value="11000"/>
            <table:table-cell office:value-type="float" office:value="0"/>
            <table:table-cell office:value-type="float" office:value="11000"/>
            <table:table-cell office:value-type="float" office:value="1.725E-3"/>
            <table:table-cell office:value-type="float" office:value="11000"/>
            <table:table-cell office:value-type="float" office:value="0"/>
            <table:table-cell office:value-type="float" office:value="11000"/>
            <table:table-cell office:value-type="float" office:value="0.74510500000000002"/>
            <table:table-cell office:value-type="float" office:value="11000"/>
            <table:table-cell office:value-type="float" office:value="1.382E-3"/>
            <table:table-cell office:value-type="float" office:value="11000"/>
            <table:table-cell office:value-type="float" office:value="4.3779999999999999E-3"/>
            <table:table-cell office:value-type="float" office:value="11000"/>
            <table:table-cell office:value-type="float" office:value="0.39961799999999997"/>
            <table:table-cell office:value-type="float" office:value="11000"/>
            <table:table-cell office:value-type="float" office:value="3.689E-3"/>
            <table:table-cell office:value-type="float" office:value="11000"/>
            <table:table-cell office:value-type="float" office:value="2.8370000000000001E-3"/>
            <table:table-cell office:value-type="float" office:value="11000"/>
            <table:table-cell office:value-type="float" office:value="0.30195100000000002"/>
          </table:table-row>
          <table:table-row>
            <table:table-cell office:value-type="string">
              <text:p>121</text:p>
            </table:table-cell>
            <table:table-cell office:value-type="float" office:value="12000"/>
            <table:table-cell office:value-type="float" office:value="0.63249"/>
            <table:table-cell office:value-type="float" office:value="12000"/>
            <table:table-cell office:value-type="float" office:value="0"/>
            <table:table-cell office:value-type="float" office:value="12000"/>
            <table:table-cell office:value-type="float" office:value="0"/>
            <table:table-cell office:value-type="float" office:value="12000"/>
            <table:table-cell office:value-type="float" office:value="0"/>
            <table:table-cell office:value-type="float" office:value="12000"/>
            <table:table-cell office:value-type="float" office:value="0"/>
            <table:table-cell office:value-type="float" office:value="12000"/>
            <table:table-cell office:value-type="float" office:value="3.2079999999999999E-3"/>
            <table:table-cell office:value-type="float" office:value="12000"/>
            <table:table-cell office:value-type="float" office:value="0"/>
            <table:table-cell office:value-type="float" office:value="12000"/>
            <table:table-cell office:value-type="float" office:value="0.84272999999999998"/>
            <table:table-cell office:value-type="float" office:value="12000"/>
            <table:table-cell office:value-type="float" office:value="1.6459999999999999E-3"/>
            <table:table-cell office:value-type="float" office:value="12000"/>
            <table:table-cell office:value-type="float" office:value="6.9090000000000002E-3"/>
            <table:table-cell office:value-type="float" office:value="12000"/>
            <table:table-cell office:value-type="float" office:value="0.52222800000000003"/>
            <table:table-cell office:value-type="float" office:value="12000"/>
            <table:table-cell office:value-type="float" office:value="6.8849999999999996E-3"/>
            <table:table-cell office:value-type="float" office:value="12000"/>
            <table:table-cell office:value-type="float" office:value="4.104E-3"/>
            <table:table-cell office:value-type="float" office:value="12000"/>
            <table:table-cell office:value-type="float" office:value="0.34546399999999999"/>
          </table:table-row>
          <table:table-row>
            <table:table-cell office:value-type="string">
              <text:p>122</text:p>
            </table:table-cell>
            <table:table-cell office:value-type="float" office:value="13000"/>
            <table:table-cell office:value-type="float" office:value="0.73601499999999997"/>
            <table:table-cell office:value-type="float" office:value="13000"/>
            <table:table-cell office:value-type="float" office:value="0"/>
            <table:table-cell office:value-type="float" office:value="13000"/>
            <table:table-cell office:value-type="float" office:value="0"/>
            <table:table-cell office:value-type="float" office:value="13000"/>
            <table:table-cell office:value-type="float" office:value="0"/>
            <table:table-cell office:value-type="float" office:value="13000"/>
            <table:table-cell office:value-type="float" office:value="0"/>
            <table:table-cell office:value-type="float" office:value="13000"/>
            <table:table-cell office:value-type="float" office:value="2.0409999999999998E-3"/>
            <table:table-cell office:value-type="float" office:value="13000"/>
            <table:table-cell office:value-type="float" office:value="0"/>
            <table:table-cell office:value-type="float" office:value="13000"/>
            <table:table-cell office:value-type="float" office:value="1.0139359999999999"/>
            <table:table-cell office:value-type="float" office:value="13000"/>
            <table:table-cell office:value-type="float" office:value="1.4319999999999999E-3"/>
            <table:table-cell office:value-type="float" office:value="13000"/>
            <table:table-cell office:value-type="float" office:value="7.7999999999999996E-3"/>
            <table:table-cell office:value-type="float" office:value="13000"/>
            <table:table-cell office:value-type="float" office:value="0.57363399999999998"/>
            <table:table-cell office:value-type="float" office:value="13000"/>
            <table:table-cell office:value-type="float" office:value="5.3200000000000001E-3"/>
            <table:table-cell office:value-type="float" office:value="13000"/>
            <table:table-cell office:value-type="float" office:value="3.8440000000000002E-3"/>
            <table:table-cell office:value-type="float" office:value="13000"/>
            <table:table-cell office:value-type="float" office:value="0.48768099999999998"/>
          </table:table-row>
          <table:table-row>
            <table:table-cell office:value-type="string">
              <text:p>123</text:p>
            </table:table-cell>
            <table:table-cell office:value-type="float" office:value="14000"/>
            <table:table-cell office:value-type="float" office:value="0.86554200000000003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2.2000000000000001E-3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1.1696740000000001"/>
            <table:table-cell office:value-type="float" office:value="14000"/>
            <table:table-cell office:value-type="float" office:value="1.356E-3"/>
            <table:table-cell office:value-type="float" office:value="14000"/>
            <table:table-cell office:value-type="float" office:value="1.0331E-2"/>
            <table:table-cell office:value-type="float" office:value="14000"/>
            <table:table-cell office:value-type="float" office:value="0.60109599999999996"/>
            <table:table-cell office:value-type="float" office:value="14000"/>
            <table:table-cell office:value-type="float" office:value="6.9909999999999998E-3"/>
            <table:table-cell office:value-type="float" office:value="14000"/>
            <table:table-cell office:value-type="float" office:value="4.2770000000000004E-3"/>
            <table:table-cell office:value-type="float" office:value="14000"/>
            <table:table-cell office:value-type="float" office:value="0.42524699999999999"/>
          </table:table-row>
          <table:table-row>
            <table:table-cell office:value-type="string">
              <text:p>124</text:p>
            </table:table-cell>
            <table:table-cell office:value-type="float" office:value="15000"/>
            <table:table-cell office:value-type="float" office:value="1.2705090000000001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2.3890000000000001E-3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1.2736449999999999"/>
            <table:table-cell office:value-type="float" office:value="15000"/>
            <table:table-cell office:value-type="float" office:value="1.89E-3"/>
            <table:table-cell office:value-type="float" office:value="15000"/>
            <table:table-cell office:value-type="float" office:value="7.2100000000000003E-3"/>
            <table:table-cell office:value-type="float" office:value="15000"/>
            <table:table-cell office:value-type="float" office:value="0.62339800000000001"/>
            <table:table-cell office:value-type="float" office:value="15000"/>
            <table:table-cell office:value-type="float" office:value="8.0979999999999993E-3"/>
            <table:table-cell office:value-type="float" office:value="15000"/>
            <table:table-cell office:value-type="float" office:value="4.0000000000000001E-3"/>
            <table:table-cell office:value-type="float" office:value="15000"/>
            <table:table-cell office:value-type="float" office:value="0.47464000000000001"/>
          </table:table-row>
          <table:table-row>
            <table:table-cell office:value-type="string">
              <text:p>125</text:p>
            </table:table-cell>
            <table:table-cell office:value-type="float" office:value="16000"/>
            <table:table-cell office:value-type="float" office:value="1.147661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2.617E-3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1.618601"/>
            <table:table-cell office:value-type="float" office:value="16000"/>
            <table:table-cell office:value-type="float" office:value="1.482E-3"/>
            <table:table-cell office:value-type="float" office:value="16000"/>
            <table:table-cell office:value-type="float" office:value="9.3509999999999999E-3"/>
            <table:table-cell office:value-type="float" office:value="16000"/>
            <table:table-cell office:value-type="float" office:value="0.75929599999999997"/>
            <table:table-cell office:value-type="float" office:value="16000"/>
            <table:table-cell office:value-type="float" office:value="6.6220000000000003E-3"/>
            <table:table-cell office:value-type="float" office:value="16000"/>
            <table:table-cell office:value-type="float" office:value="3.2599999999999999E-3"/>
            <table:table-cell office:value-type="float" office:value="16000"/>
            <table:table-cell office:value-type="float" office:value="0.61371200000000004"/>
          </table:table-row>
          <table:table-row>
            <table:table-cell office:value-type="string">
              <text:p>126</text:p>
            </table:table-cell>
            <table:table-cell office:value-type="float" office:value="17000"/>
            <table:table-cell office:value-type="float" office:value="1.278262"/>
            <table:table-cell office:value-type="float" office:value="17000"/>
            <table:table-cell office:value-type="float" office:value="0"/>
            <table:table-cell office:value-type="float" office:value="17000"/>
            <table:table-cell office:value-type="float" office:value="0"/>
            <table:table-cell office:value-type="float" office:value="17000"/>
            <table:table-cell office:value-type="float" office:value="0"/>
            <table:table-cell office:value-type="float" office:value="17000"/>
            <table:table-cell office:value-type="float" office:value="0"/>
            <table:table-cell office:value-type="float" office:value="17000"/>
            <table:table-cell office:value-type="float" office:value="2.6649999999999998E-3"/>
            <table:table-cell office:value-type="float" office:value="17000"/>
            <table:table-cell office:value-type="float" office:value="0"/>
            <table:table-cell office:value-type="float" office:value="17000"/>
            <table:table-cell office:value-type="float" office:value="1.9058390000000001"/>
            <table:table-cell office:value-type="float" office:value="17000"/>
            <table:table-cell office:value-type="float" office:value="2.0300000000000001E-3"/>
            <table:table-cell office:value-type="float" office:value="17000"/>
            <table:table-cell office:value-type="float" office:value="7.7279999999999996E-3"/>
            <table:table-cell office:value-type="float" office:value="17000"/>
            <table:table-cell office:value-type="float" office:value="0.929365"/>
            <table:table-cell office:value-type="float" office:value="17000"/>
            <table:table-cell office:value-type="float" office:value="6.6360000000000004E-3"/>
            <table:table-cell office:value-type="float" office:value="17000"/>
            <table:table-cell office:value-type="float" office:value="4.3059999999999999E-3"/>
            <table:table-cell office:value-type="float" office:value="17000"/>
            <table:table-cell office:value-type="float" office:value="0.68660200000000005"/>
          </table:table-row>
          <table:table-row>
            <table:table-cell office:value-type="string">
              <text:p>127</text:p>
            </table:table-cell>
            <table:table-cell office:value-type="float" office:value="18000"/>
            <table:table-cell office:value-type="float" office:value="1.461668"/>
            <table:table-cell office:value-type="float" office:value="18000"/>
            <table:table-cell office:value-type="float" office:value="0"/>
            <table:table-cell office:value-type="float" office:value="18000"/>
            <table:table-cell office:value-type="float" office:value="0"/>
            <table:table-cell office:value-type="float" office:value="18000"/>
            <table:table-cell office:value-type="float" office:value="0"/>
            <table:table-cell office:value-type="float" office:value="18000"/>
            <table:table-cell office:value-type="float" office:value="0"/>
            <table:table-cell office:value-type="float" office:value="18000"/>
            <table:table-cell office:value-type="float" office:value="2.9320000000000001E-3"/>
            <table:table-cell office:value-type="float" office:value="18000"/>
            <table:table-cell office:value-type="float" office:value="0"/>
            <table:table-cell office:value-type="float" office:value="18000"/>
            <table:table-cell office:value-type="float" office:value="1.9647520000000001"/>
            <table:table-cell office:value-type="float" office:value="18000"/>
            <table:table-cell office:value-type="float" office:value="2.1220000000000002E-3"/>
            <table:table-cell office:value-type="float" office:value="18000"/>
            <table:table-cell office:value-type="float" office:value="8.7209999999999996E-3"/>
            <table:table-cell office:value-type="float" office:value="18000"/>
            <table:table-cell office:value-type="float" office:value="0.97204299999999999"/>
            <table:table-cell office:value-type="float" office:value="18000"/>
            <table:table-cell office:value-type="float" office:value="7.0099999999999997E-3"/>
            <table:table-cell office:value-type="float" office:value="18000"/>
            <table:table-cell office:value-type="float" office:value="6.796E-3"/>
            <table:table-cell office:value-type="float" office:value="18000"/>
            <table:table-cell office:value-type="float" office:value="0.803346"/>
          </table:table-row>
          <table:table-row>
            <table:table-cell office:value-type="string">
              <text:p>128</text:p>
            </table:table-cell>
            <table:table-cell office:value-type="float" office:value="19000"/>
            <table:table-cell office:value-type="float" office:value="1.6844589999999999"/>
            <table:table-cell office:value-type="float" office:value="19000"/>
            <table:table-cell office:value-type="float" office:value="0"/>
            <table:table-cell office:value-type="float" office:value="19000"/>
            <table:table-cell office:value-type="float" office:value="0"/>
            <table:table-cell office:value-type="float" office:value="19000"/>
            <table:table-cell office:value-type="float" office:value="0"/>
            <table:table-cell office:value-type="float" office:value="19000"/>
            <table:table-cell office:value-type="float" office:value="0"/>
            <table:table-cell office:value-type="float" office:value="19000"/>
            <table:table-cell office:value-type="float" office:value="3.039E-3"/>
            <table:table-cell office:value-type="float" office:value="19000"/>
            <table:table-cell office:value-type="float" office:value="0"/>
            <table:table-cell office:value-type="float" office:value="19000"/>
            <table:table-cell office:value-type="float" office:value="2.1467350000000001"/>
            <table:table-cell office:value-type="float" office:value="19000"/>
            <table:table-cell office:value-type="float" office:value="2.6670000000000001E-3"/>
            <table:table-cell office:value-type="float" office:value="19000"/>
            <table:table-cell office:value-type="float" office:value="9.7689999999999999E-3"/>
            <table:table-cell office:value-type="float" office:value="19000"/>
            <table:table-cell office:value-type="float" office:value="1.2328840000000001"/>
            <table:table-cell office:value-type="float" office:value="19000"/>
            <table:table-cell office:value-type="float" office:value="1.0947999999999999E-2"/>
            <table:table-cell office:value-type="float" office:value="19000"/>
            <table:table-cell office:value-type="float" office:value="4.6909999999999999E-3"/>
            <table:table-cell office:value-type="float" office:value="19000"/>
            <table:table-cell office:value-type="float" office:value="0.85555000000000003"/>
          </table:table-row>
          <table:table-row>
            <table:table-cell office:value-type="string">
              <text:p>129</text:p>
            </table:table-cell>
            <table:table-cell office:value-type="float" office:value="20000"/>
            <table:table-cell office:value-type="float" office:value="1.7923169999999999"/>
            <table:table-cell office:value-type="float" office:value="20000"/>
            <table:table-cell office:value-type="float" office:value="0"/>
            <table:table-cell office:value-type="float" office:value="20000"/>
            <table:table-cell office:value-type="float" office:value="0"/>
            <table:table-cell office:value-type="float" office:value="20000"/>
            <table:table-cell office:value-type="float" office:value="0"/>
            <table:table-cell office:value-type="float" office:value="20000"/>
            <table:table-cell office:value-type="float" office:value="0"/>
            <table:table-cell office:value-type="float" office:value="20000"/>
            <table:table-cell office:value-type="float" office:value="3.2529999999999998E-3"/>
            <table:table-cell office:value-type="float" office:value="20000"/>
            <table:table-cell office:value-type="float" office:value="0"/>
            <table:table-cell office:value-type="float" office:value="20000"/>
            <table:table-cell office:value-type="float" office:value="2.5048339999999998"/>
            <table:table-cell office:value-type="float" office:value="20000"/>
            <table:table-cell office:value-type="float" office:value="2.4489999999999998E-3"/>
            <table:table-cell office:value-type="float" office:value="20000"/>
            <table:table-cell office:value-type="float" office:value="1.0817E-2"/>
            <table:table-cell office:value-type="float" office:value="20000"/>
            <table:table-cell office:value-type="float" office:value="1.187435"/>
            <table:table-cell office:value-type="float" office:value="20000"/>
            <table:table-cell office:value-type="float" office:value="8.2590000000000007E-3"/>
            <table:table-cell office:value-type="float" office:value="20000"/>
            <table:table-cell office:value-type="float" office:value="4.7280000000000004E-3"/>
            <table:table-cell office:value-type="float" office:value="20000"/>
            <table:table-cell office:value-type="float" office:value="0.98044399999999998"/>
          </table:table-row>
          <table:table-row>
            <table:table-cell office:value-type="string">
              <text:p>130</text:p>
            </table:table-cell>
            <table:table-cell office:value-type="float" office:value="21000"/>
            <table:table-cell office:value-type="float" office:value="1.9768250000000001"/>
            <table:table-cell office:value-type="float" office:value="21000"/>
            <table:table-cell office:value-type="float" office:value="0"/>
            <table:table-cell office:value-type="float" office:value="21000"/>
            <table:table-cell office:value-type="float" office:value="0"/>
            <table:table-cell office:value-type="float" office:value="21000"/>
            <table:table-cell office:value-type="float" office:value="0"/>
            <table:table-cell office:value-type="float" office:value="21000"/>
            <table:table-cell office:value-type="float" office:value="0"/>
            <table:table-cell office:value-type="float" office:value="21000"/>
            <table:table-cell office:value-type="float" office:value="6.7149999999999996E-3"/>
            <table:table-cell office:value-type="float" office:value="21000"/>
            <table:table-cell office:value-type="float" office:value="0"/>
            <table:table-cell office:value-type="float" office:value="21000"/>
            <table:table-cell office:value-type="float" office:value="2.9017780000000002"/>
            <table:table-cell office:value-type="float" office:value="21000"/>
            <table:table-cell office:value-type="float" office:value="2.0590000000000001E-3"/>
            <table:table-cell office:value-type="float" office:value="21000"/>
            <table:table-cell office:value-type="float" office:value="1.1764999999999999E-2"/>
            <table:table-cell office:value-type="float" office:value="21000"/>
            <table:table-cell office:value-type="float" office:value="1.4258390000000001"/>
            <table:table-cell office:value-type="float" office:value="21000"/>
            <table:table-cell office:value-type="float" office:value="1.2741000000000001E-2"/>
            <table:table-cell office:value-type="float" office:value="21000"/>
            <table:table-cell office:value-type="float" office:value="7.6990000000000001E-3"/>
            <table:table-cell office:value-type="float" office:value="21000"/>
            <table:table-cell office:value-type="float" office:value="1.1159650000000001"/>
          </table:table-row>
          <table:table-row>
            <table:table-cell office:value-type="string">
              <text:p>131</text:p>
            </table:table-cell>
            <table:table-cell office:value-type="float" office:value="22000"/>
            <table:table-cell office:value-type="float" office:value="2.1733039999999999"/>
            <table:table-cell office:value-type="float" office:value="22000"/>
            <table:table-cell office:value-type="float" office:value="0"/>
            <table:table-cell office:value-type="float" office:value="22000"/>
            <table:table-cell office:value-type="float" office:value="0"/>
            <table:table-cell office:value-type="float" office:value="22000"/>
            <table:table-cell office:value-type="float" office:value="0"/>
            <table:table-cell office:value-type="float" office:value="22000"/>
            <table:table-cell office:value-type="float" office:value="0"/>
            <table:table-cell office:value-type="float" office:value="22000"/>
            <table:table-cell office:value-type="float" office:value="3.5500000000000002E-3"/>
            <table:table-cell office:value-type="float" office:value="22000"/>
            <table:table-cell office:value-type="float" office:value="0"/>
            <table:table-cell office:value-type="float" office:value="22000"/>
            <table:table-cell office:value-type="float" office:value="3.5034260000000002"/>
            <table:table-cell office:value-type="float" office:value="22000"/>
            <table:table-cell office:value-type="float" office:value="1.668E-3"/>
            <table:table-cell office:value-type="float" office:value="22000"/>
            <table:table-cell office:value-type="float" office:value="1.5197E-2"/>
            <table:table-cell office:value-type="float" office:value="22000"/>
            <table:table-cell office:value-type="float" office:value="1.7444200000000001"/>
            <table:table-cell office:value-type="float" office:value="22000"/>
            <table:table-cell office:value-type="float" office:value="1.0848999999999999E-2"/>
            <table:table-cell office:value-type="float" office:value="22000"/>
            <table:table-cell office:value-type="float" office:value="7.6080000000000002E-3"/>
            <table:table-cell office:value-type="float" office:value="22000"/>
            <table:table-cell office:value-type="float" office:value="1.304397"/>
          </table:table-row>
          <table:table-row>
            <table:table-cell office:value-type="string">
              <text:p>132</text:p>
            </table:table-cell>
            <table:table-cell office:value-type="float" office:value="23000"/>
            <table:table-cell office:value-type="float" office:value="2.3896480000000002"/>
            <table:table-cell office:value-type="float" office:value="23000"/>
            <table:table-cell office:value-type="float" office:value="0"/>
            <table:table-cell office:value-type="float" office:value="23000"/>
            <table:table-cell office:value-type="float" office:value="0"/>
            <table:table-cell office:value-type="float" office:value="23000"/>
            <table:table-cell office:value-type="float" office:value="0"/>
            <table:table-cell office:value-type="float" office:value="23000"/>
            <table:table-cell office:value-type="float" office:value="0"/>
            <table:table-cell office:value-type="float" office:value="23000"/>
            <table:table-cell office:value-type="float" office:value="3.771E-3"/>
            <table:table-cell office:value-type="float" office:value="23000"/>
            <table:table-cell office:value-type="float" office:value="0"/>
            <table:table-cell office:value-type="float" office:value="23000"/>
            <table:table-cell office:value-type="float" office:value="3.8963130000000001"/>
            <table:table-cell office:value-type="float" office:value="23000"/>
            <table:table-cell office:value-type="float" office:value="2.467E-3"/>
            <table:table-cell office:value-type="float" office:value="23000"/>
            <table:table-cell office:value-type="float" office:value="1.4286E-2"/>
            <table:table-cell office:value-type="float" office:value="23000"/>
            <table:table-cell office:value-type="float" office:value="1.8944240000000001"/>
            <table:table-cell office:value-type="float" office:value="23000"/>
            <table:table-cell office:value-type="float" office:value="1.1938000000000001E-2"/>
            <table:table-cell office:value-type="float" office:value="23000"/>
            <table:table-cell office:value-type="float" office:value="8.8940000000000009E-3"/>
            <table:table-cell office:value-type="float" office:value="23000"/>
            <table:table-cell office:value-type="float" office:value="1.3863030000000001"/>
          </table:table-row>
          <table:table-row>
            <table:table-cell office:value-type="string">
              <text:p>133</text:p>
            </table:table-cell>
            <table:table-cell office:value-type="float" office:value="24000"/>
            <table:table-cell office:value-type="float" office:value="2.600743"/>
            <table:table-cell office:value-type="float" office:value="24000"/>
            <table:table-cell office:value-type="float" office:value="0"/>
            <table:table-cell office:value-type="float" office:value="24000"/>
            <table:table-cell office:value-type="float" office:value="0"/>
            <table:table-cell office:value-type="float" office:value="24000"/>
            <table:table-cell office:value-type="float" office:value="0"/>
            <table:table-cell office:value-type="float" office:value="24000"/>
            <table:table-cell office:value-type="float" office:value="0"/>
            <table:table-cell office:value-type="float" office:value="24000"/>
            <table:table-cell office:value-type="float" office:value="3.9890000000000004E-3"/>
            <table:table-cell office:value-type="float" office:value="24000"/>
            <table:table-cell office:value-type="float" office:value="0"/>
            <table:table-cell office:value-type="float" office:value="24000"/>
            <table:table-cell office:value-type="float" office:value="4.0971789999999997"/>
            <table:table-cell office:value-type="float" office:value="24000"/>
            <table:table-cell office:value-type="float" office:value="3.0690000000000001E-3"/>
            <table:table-cell office:value-type="float" office:value="24000"/>
            <table:table-cell office:value-type="float" office:value="1.1738999999999999E-2"/>
            <table:table-cell office:value-type="float" office:value="24000"/>
            <table:table-cell office:value-type="float" office:value="1.9778579999999999"/>
            <table:table-cell office:value-type="float" office:value="24000"/>
            <table:table-cell office:value-type="float" office:value="1.1335E-2"/>
            <table:table-cell office:value-type="float" office:value="24000"/>
            <table:table-cell office:value-type="float" office:value="9.0310000000000008E-3"/>
            <table:table-cell office:value-type="float" office:value="24000"/>
            <table:table-cell office:value-type="float" office:value="1.4513119999999999"/>
          </table:table-row>
          <table:table-row>
            <table:table-cell office:value-type="string">
              <text:p>134</text:p>
            </table:table-cell>
            <table:table-cell office:value-type="float" office:value="25000"/>
            <table:table-cell office:value-type="float" office:value="2.8470089999999999"/>
            <table:table-cell office:value-type="float" office:value="25000"/>
            <table:table-cell office:value-type="float" office:value="0"/>
            <table:table-cell office:value-type="float" office:value="25000"/>
            <table:table-cell office:value-type="float" office:value="0"/>
            <table:table-cell office:value-type="float" office:value="25000"/>
            <table:table-cell office:value-type="float" office:value="0"/>
            <table:table-cell office:value-type="float" office:value="25000"/>
            <table:table-cell office:value-type="float" office:value="0"/>
            <table:table-cell office:value-type="float" office:value="25000"/>
            <table:table-cell office:value-type="float" office:value="4.1640000000000002E-3"/>
            <table:table-cell office:value-type="float" office:value="25000"/>
            <table:table-cell office:value-type="float" office:value="0"/>
            <table:table-cell office:value-type="float" office:value="25000"/>
            <table:table-cell office:value-type="float" office:value="4.4192840000000002"/>
            <table:table-cell office:value-type="float" office:value="25000"/>
            <table:table-cell office:value-type="float" office:value="2.5479999999999999E-3"/>
            <table:table-cell office:value-type="float" office:value="25000"/>
            <table:table-cell office:value-type="float" office:value="1.4827999999999999E-2"/>
            <table:table-cell office:value-type="float" office:value="25000"/>
            <table:table-cell office:value-type="float" office:value="1.9744839999999999"/>
            <table:table-cell office:value-type="float" office:value="25000"/>
            <table:table-cell office:value-type="float" office:value="1.0122000000000001E-2"/>
            <table:table-cell office:value-type="float" office:value="25000"/>
            <table:table-cell office:value-type="float" office:value="9.6749999999999996E-3"/>
            <table:table-cell office:value-type="float" office:value="25000"/>
            <table:table-cell office:value-type="float" office:value="1.571396"/>
          </table:table-row>
          <table:table-row>
            <table:table-cell office:value-type="string">
              <text:p>135</text:p>
            </table:table-cell>
            <table:table-cell office:value-type="float" office:value="26000"/>
            <table:table-cell office:value-type="float" office:value="3.0595970000000001"/>
            <table:table-cell office:value-type="float" office:value="26000"/>
            <table:table-cell office:value-type="float" office:value="0"/>
            <table:table-cell office:value-type="float" office:value="26000"/>
            <table:table-cell office:value-type="float" office:value="0"/>
            <table:table-cell office:value-type="float" office:value="26000"/>
            <table:table-cell office:value-type="float" office:value="0"/>
            <table:table-cell office:value-type="float" office:value="26000"/>
            <table:table-cell office:value-type="float" office:value="0"/>
            <table:table-cell office:value-type="float" office:value="26000"/>
            <table:table-cell office:value-type="float" office:value="4.3870000000000003E-3"/>
            <table:table-cell office:value-type="float" office:value="26000"/>
            <table:table-cell office:value-type="float" office:value="0"/>
            <table:table-cell office:value-type="float" office:value="26000"/>
            <table:table-cell office:value-type="float" office:value="4.5813050000000004"/>
            <table:table-cell office:value-type="float" office:value="26000"/>
            <table:table-cell office:value-type="float" office:value="1.836E-3"/>
            <table:table-cell office:value-type="float" office:value="26000"/>
            <table:table-cell office:value-type="float" office:value="1.3109000000000001E-2"/>
            <table:table-cell office:value-type="float" office:value="26000"/>
            <table:table-cell office:value-type="float" office:value="2.2833899999999998"/>
            <table:table-cell office:value-type="float" office:value="26000"/>
            <table:table-cell office:value-type="float" office:value="1.3154000000000001E-2"/>
            <table:table-cell office:value-type="float" office:value="26000"/>
            <table:table-cell office:value-type="float" office:value="8.4349999999999998E-3"/>
            <table:table-cell office:value-type="float" office:value="26000"/>
            <table:table-cell office:value-type="float" office:value="1.7539290000000001"/>
          </table:table-row>
          <table:table-row>
            <table:table-cell office:value-type="string">
              <text:p>136</text:p>
            </table:table-cell>
            <table:table-cell office:value-type="float" office:value="27000"/>
            <table:table-cell office:value-type="float" office:value="3.6375280000000001"/>
            <table:table-cell office:value-type="float" office:value="27000"/>
            <table:table-cell office:value-type="float" office:value="0"/>
            <table:table-cell office:value-type="float" office:value="27000"/>
            <table:table-cell office:value-type="float" office:value="0"/>
            <table:table-cell office:value-type="float" office:value="27000"/>
            <table:table-cell office:value-type="float" office:value="0"/>
            <table:table-cell office:value-type="float" office:value="27000"/>
            <table:table-cell office:value-type="float" office:value="0"/>
            <table:table-cell office:value-type="float" office:value="27000"/>
            <table:table-cell office:value-type="float" office:value="4.5380000000000004E-3"/>
            <table:table-cell office:value-type="float" office:value="27000"/>
            <table:table-cell office:value-type="float" office:value="0"/>
            <table:table-cell office:value-type="float" office:value="27000"/>
            <table:table-cell office:value-type="float" office:value="5.0347109999999997"/>
            <table:table-cell office:value-type="float" office:value="27000"/>
            <table:table-cell office:value-type="float" office:value="1.8569999999999999E-3"/>
            <table:table-cell office:value-type="float" office:value="27000"/>
            <table:table-cell office:value-type="float" office:value="1.4643E-2"/>
            <table:table-cell office:value-type="float" office:value="27000"/>
            <table:table-cell office:value-type="float" office:value="2.485401"/>
            <table:table-cell office:value-type="float" office:value="27000"/>
            <table:table-cell office:value-type="float" office:value="1.3897E-2"/>
            <table:table-cell office:value-type="float" office:value="27000"/>
            <table:table-cell office:value-type="float" office:value="1.1322E-2"/>
            <table:table-cell office:value-type="float" office:value="27000"/>
            <table:table-cell office:value-type="float" office:value="1.816344"/>
          </table:table-row>
          <table:table-row>
            <table:table-cell office:value-type="string">
              <text:p>137</text:p>
            </table:table-cell>
            <table:table-cell office:value-type="float" office:value="28000"/>
            <table:table-cell office:value-type="float" office:value="3.8751570000000002"/>
            <table:table-cell office:value-type="float" office:value="28000"/>
            <table:table-cell office:value-type="float" office:value="0"/>
            <table:table-cell office:value-type="float" office:value="28000"/>
            <table:table-cell office:value-type="float" office:value="0"/>
            <table:table-cell office:value-type="float" office:value="28000"/>
            <table:table-cell office:value-type="float" office:value="0"/>
            <table:table-cell office:value-type="float" office:value="28000"/>
            <table:table-cell office:value-type="float" office:value="0"/>
            <table:table-cell office:value-type="float" office:value="28000"/>
            <table:table-cell office:value-type="float" office:value="4.6389999999999999E-3"/>
            <table:table-cell office:value-type="float" office:value="28000"/>
            <table:table-cell office:value-type="float" office:value="0"/>
            <table:table-cell office:value-type="float" office:value="28000"/>
            <table:table-cell office:value-type="float" office:value="4.8064679999999997"/>
            <table:table-cell office:value-type="float" office:value="28000"/>
            <table:table-cell office:value-type="float" office:value="1.9719999999999998E-3"/>
            <table:table-cell office:value-type="float" office:value="28000"/>
            <table:table-cell office:value-type="float" office:value="1.4043999999999999E-2"/>
            <table:table-cell office:value-type="float" office:value="28000"/>
            <table:table-cell office:value-type="float" office:value="2.5357789999999998"/>
            <table:table-cell office:value-type="float" office:value="28000"/>
            <table:table-cell office:value-type="float" office:value="1.4907E-2"/>
            <table:table-cell office:value-type="float" office:value="28000"/>
            <table:table-cell office:value-type="float" office:value="9.7680000000000006E-3"/>
            <table:table-cell office:value-type="float" office:value="28000"/>
            <table:table-cell office:value-type="float" office:value="1.9612400000000001"/>
          </table:table-row>
          <table:table-row>
            <table:table-cell office:value-type="string">
              <text:p>138</text:p>
            </table:table-cell>
            <table:table-cell office:value-type="float" office:value="29000"/>
            <table:table-cell office:value-type="float" office:value="3.8600180000000002"/>
            <table:table-cell office:value-type="float" office:value="29000"/>
            <table:table-cell office:value-type="float" office:value="0"/>
            <table:table-cell office:value-type="float" office:value="29000"/>
            <table:table-cell office:value-type="float" office:value="0"/>
            <table:table-cell office:value-type="float" office:value="29000"/>
            <table:table-cell office:value-type="float" office:value="0"/>
            <table:table-cell office:value-type="float" office:value="29000"/>
            <table:table-cell office:value-type="float" office:value="0"/>
            <table:table-cell office:value-type="float" office:value="29000"/>
            <table:table-cell office:value-type="float" office:value="5.195E-3"/>
            <table:table-cell office:value-type="float" office:value="29000"/>
            <table:table-cell office:value-type="float" office:value="0"/>
            <table:table-cell office:value-type="float" office:value="29000"/>
            <table:table-cell office:value-type="float" office:value="5.8424259999999997"/>
            <table:table-cell office:value-type="float" office:value="29000"/>
            <table:table-cell office:value-type="float" office:value="2.8830000000000001E-3"/>
            <table:table-cell office:value-type="float" office:value="29000"/>
            <table:table-cell office:value-type="float" office:value="2.0986000000000001E-2"/>
            <table:table-cell office:value-type="float" office:value="29000"/>
            <table:table-cell office:value-type="float" office:value="2.943244"/>
            <table:table-cell office:value-type="float" office:value="29000"/>
            <table:table-cell office:value-type="float" office:value="1.6933E-2"/>
            <table:table-cell office:value-type="float" office:value="29000"/>
            <table:table-cell office:value-type="float" office:value="8.3210000000000003E-3"/>
            <table:table-cell office:value-type="float" office:value="29000"/>
            <table:table-cell office:value-type="float" office:value="2.1358489999999999"/>
          </table:table-row>
          <table:table-row>
            <table:table-cell office:value-type="string">
              <text:p>139</text:p>
            </table:table-cell>
            <table:table-cell office:value-type="float" office:value="30000"/>
            <table:table-cell office:value-type="float" office:value="4.1499649999999999"/>
            <table:table-cell office:value-type="float" office:value="30000"/>
            <table:table-cell office:value-type="float" office:value="0"/>
            <table:table-cell office:value-type="float" office:value="30000"/>
            <table:table-cell office:value-type="float" office:value="0"/>
            <table:table-cell office:value-type="float" office:value="30000"/>
            <table:table-cell office:value-type="float" office:value="0"/>
            <table:table-cell office:value-type="float" office:value="30000"/>
            <table:table-cell office:value-type="float" office:value="0"/>
            <table:table-cell office:value-type="float" office:value="30000"/>
            <table:table-cell office:value-type="float" office:value="4.9880000000000002E-3"/>
            <table:table-cell office:value-type="float" office:value="30000"/>
            <table:table-cell office:value-type="float" office:value="0"/>
            <table:table-cell office:value-type="float" office:value="30000"/>
            <table:table-cell office:value-type="float" office:value="6.1856609999999996"/>
            <table:table-cell office:value-type="float" office:value="30000"/>
            <table:table-cell office:value-type="float" office:value="1.97E-3"/>
            <table:table-cell office:value-type="float" office:value="30000"/>
            <table:table-cell office:value-type="float" office:value="1.7086E-2"/>
            <table:table-cell office:value-type="float" office:value="30000"/>
            <table:table-cell office:value-type="float" office:value="3.364671"/>
            <table:table-cell office:value-type="float" office:value="30000"/>
            <table:table-cell office:value-type="float" office:value="1.8225000000000002E-2"/>
            <table:table-cell office:value-type="float" office:value="30000"/>
            <table:table-cell office:value-type="float" office:value="9.0980000000000002E-3"/>
            <table:table-cell office:value-type="float" office:value="30000"/>
            <table:table-cell office:value-type="float" office:value="2.2297440000000002"/>
          </table:table-row>
          <table:table-row>
            <table:table-cell office:value-type="string">
              <text:p>140</text:p>
            </table:table-cell>
            <table:table-cell office:value-type="float" office:value="31000"/>
            <table:table-cell office:value-type="float" office:value="4.8191800000000002"/>
            <table:table-cell office:value-type="float" office:value="31000"/>
            <table:table-cell office:value-type="float" office:value="0"/>
            <table:table-cell office:value-type="float" office:value="31000"/>
            <table:table-cell office:value-type="float" office:value="0"/>
            <table:table-cell office:value-type="float" office:value="31000"/>
            <table:table-cell office:value-type="float" office:value="0"/>
            <table:table-cell office:value-type="float" office:value="31000"/>
            <table:table-cell office:value-type="float" office:value="0"/>
            <table:table-cell office:value-type="float" office:value="31000"/>
            <table:table-cell office:value-type="float" office:value="5.176E-3"/>
            <table:table-cell office:value-type="float" office:value="31000"/>
            <table:table-cell office:value-type="float" office:value="0"/>
            <table:table-cell office:value-type="float" office:value="31000"/>
            <table:table-cell office:value-type="float" office:value="6.5888179999999998"/>
            <table:table-cell office:value-type="float" office:value="31000"/>
            <table:table-cell office:value-type="float" office:value="3.81E-3"/>
            <table:table-cell office:value-type="float" office:value="31000"/>
            <table:table-cell office:value-type="float" office:value="1.7079E-2"/>
            <table:table-cell office:value-type="float" office:value="31000"/>
            <table:table-cell office:value-type="float" office:value="3.06013"/>
            <table:table-cell office:value-type="float" office:value="31000"/>
            <table:table-cell office:value-type="float" office:value="9.9399999999999992E-3"/>
            <table:table-cell office:value-type="float" office:value="31000"/>
            <table:table-cell office:value-type="float" office:value="8.2990000000000008E-3"/>
            <table:table-cell office:value-type="float" office:value="31000"/>
            <table:table-cell office:value-type="float" office:value="2.3482690000000002"/>
          </table:table-row>
          <table:table-row>
            <table:table-cell office:value-type="string">
              <text:p>141</text:p>
            </table:table-cell>
            <table:table-cell office:value-type="float" office:value="32000"/>
            <table:table-cell office:value-type="float" office:value="4.9839070000000003"/>
            <table:table-cell office:value-type="float" office:value="32000"/>
            <table:table-cell office:value-type="float" office:value="0"/>
            <table:table-cell office:value-type="float" office:value="32000"/>
            <table:table-cell office:value-type="float" office:value="0"/>
            <table:table-cell office:value-type="float" office:value="32000"/>
            <table:table-cell office:value-type="float" office:value="0"/>
            <table:table-cell office:value-type="float" office:value="32000"/>
            <table:table-cell office:value-type="float" office:value="0"/>
            <table:table-cell office:value-type="float" office:value="32000"/>
            <table:table-cell office:value-type="float" office:value="5.3400000000000001E-3"/>
            <table:table-cell office:value-type="float" office:value="32000"/>
            <table:table-cell office:value-type="float" office:value="0"/>
            <table:table-cell office:value-type="float" office:value="32000"/>
            <table:table-cell office:value-type="float" office:value="7.1769850000000002"/>
            <table:table-cell office:value-type="float" office:value="32000"/>
            <table:table-cell office:value-type="float" office:value="3.4489999999999998E-3"/>
            <table:table-cell office:value-type="float" office:value="32000"/>
            <table:table-cell office:value-type="float" office:value="1.6292999999999998E-2"/>
            <table:table-cell office:value-type="float" office:value="32000"/>
            <table:table-cell office:value-type="float" office:value="3.4599530000000001"/>
            <table:table-cell office:value-type="float" office:value="32000"/>
            <table:table-cell office:value-type="float" office:value="1.2222E-2"/>
            <table:table-cell office:value-type="float" office:value="32000"/>
            <table:table-cell office:value-type="float" office:value="9.221E-3"/>
            <table:table-cell office:value-type="float" office:value="32000"/>
            <table:table-cell office:value-type="float" office:value="2.5879530000000002"/>
          </table:table-row>
          <table:table-row>
            <table:table-cell office:value-type="string">
              <text:p>142</text:p>
            </table:table-cell>
            <table:table-cell office:value-type="float" office:value="33000"/>
            <table:table-cell office:value-type="float" office:value="5.5154230000000002"/>
            <table:table-cell office:value-type="float" office:value="33000"/>
            <table:table-cell office:value-type="float" office:value="0"/>
            <table:table-cell office:value-type="float" office:value="33000"/>
            <table:table-cell office:value-type="float" office:value="0"/>
            <table:table-cell office:value-type="float" office:value="33000"/>
            <table:table-cell office:value-type="float" office:value="0"/>
            <table:table-cell office:value-type="float" office:value="33000"/>
            <table:table-cell office:value-type="float" office:value="0"/>
            <table:table-cell office:value-type="float" office:value="33000"/>
            <table:table-cell office:value-type="float" office:value="5.6550000000000003E-3"/>
            <table:table-cell office:value-type="float" office:value="33000"/>
            <table:table-cell office:value-type="float" office:value="0"/>
            <table:table-cell office:value-type="float" office:value="33000"/>
            <table:table-cell office:value-type="float" office:value="7.7846669999999998"/>
            <table:table-cell office:value-type="float" office:value="33000"/>
            <table:table-cell office:value-type="float" office:value="3.4320000000000002E-3"/>
            <table:table-cell office:value-type="float" office:value="33000"/>
            <table:table-cell office:value-type="float" office:value="1.7784000000000001E-2"/>
            <table:table-cell office:value-type="float" office:value="33000"/>
            <table:table-cell office:value-type="float" office:value="3.5445319999999998"/>
            <table:table-cell office:value-type="float" office:value="33000"/>
            <table:table-cell office:value-type="float" office:value="1.2033E-2"/>
            <table:table-cell office:value-type="float" office:value="33000"/>
            <table:table-cell office:value-type="float" office:value="1.0363000000000001E-2"/>
            <table:table-cell office:value-type="float" office:value="33000"/>
            <table:table-cell office:value-type="float" office:value="2.7747809999999999"/>
          </table:table-row>
          <table:table-row>
            <table:table-cell office:value-type="string">
              <text:p>143</text:p>
            </table:table-cell>
            <table:table-cell office:value-type="float" office:value="34000"/>
            <table:table-cell office:value-type="float" office:value="5.5807510000000002"/>
            <table:table-cell office:value-type="float" office:value="34000"/>
            <table:table-cell office:value-type="float" office:value="0"/>
            <table:table-cell office:value-type="float" office:value="34000"/>
            <table:table-cell office:value-type="float" office:value="0"/>
            <table:table-cell office:value-type="float" office:value="34000"/>
            <table:table-cell office:value-type="float" office:value="0"/>
            <table:table-cell office:value-type="float" office:value="34000"/>
            <table:table-cell office:value-type="float" office:value="0"/>
            <table:table-cell office:value-type="float" office:value="34000"/>
            <table:table-cell office:value-type="float" office:value="5.901E-3"/>
            <table:table-cell office:value-type="float" office:value="34000"/>
            <table:table-cell office:value-type="float" office:value="0"/>
            <table:table-cell office:value-type="float" office:value="34000"/>
            <table:table-cell office:value-type="float" office:value="8.3281109999999998"/>
            <table:table-cell office:value-type="float" office:value="34000"/>
            <table:table-cell office:value-type="float" office:value="3.173E-3"/>
            <table:table-cell office:value-type="float" office:value="34000"/>
            <table:table-cell office:value-type="float" office:value="1.9323E-2"/>
            <table:table-cell office:value-type="float" office:value="34000"/>
            <table:table-cell office:value-type="float" office:value="3.7694730000000001"/>
            <table:table-cell office:value-type="float" office:value="34000"/>
            <table:table-cell office:value-type="float" office:value="1.711E-2"/>
            <table:table-cell office:value-type="float" office:value="34000"/>
            <table:table-cell office:value-type="float" office:value="8.3079999999999994E-3"/>
            <table:table-cell office:value-type="float" office:value="34000"/>
            <table:table-cell office:value-type="float" office:value="2.9973640000000001"/>
          </table:table-row>
          <table:table-row>
            <table:table-cell office:value-type="string">
              <text:p>144</text:p>
            </table:table-cell>
            <table:table-cell office:value-type="float" office:value="35000"/>
            <table:table-cell office:value-type="float" office:value="5.5699670000000001"/>
            <table:table-cell office:value-type="float" office:value="35000"/>
            <table:table-cell office:value-type="float" office:value="0"/>
            <table:table-cell office:value-type="float" office:value="35000"/>
            <table:table-cell office:value-type="float" office:value="0"/>
            <table:table-cell office:value-type="float" office:value="35000"/>
            <table:table-cell office:value-type="float" office:value="0"/>
            <table:table-cell office:value-type="float" office:value="35000"/>
            <table:table-cell office:value-type="float" office:value="0"/>
            <table:table-cell office:value-type="float" office:value="35000"/>
            <table:table-cell office:value-type="float" office:value="5.9309999999999996E-3"/>
            <table:table-cell office:value-type="float" office:value="35000"/>
            <table:table-cell office:value-type="float" office:value="0"/>
            <table:table-cell office:value-type="float" office:value="35000"/>
            <table:table-cell office:value-type="float" office:value="8.8307749999999992"/>
            <table:table-cell office:value-type="float" office:value="35000"/>
            <table:table-cell office:value-type="float" office:value="2.5049999999999998E-3"/>
            <table:table-cell office:value-type="float" office:value="35000"/>
            <table:table-cell office:value-type="float" office:value="1.8491E-2"/>
            <table:table-cell office:value-type="float" office:value="35000"/>
            <table:table-cell office:value-type="float" office:value="4.0262560000000001"/>
            <table:table-cell office:value-type="float" office:value="35000"/>
            <table:table-cell office:value-type="float" office:value="1.4796E-2"/>
            <table:table-cell office:value-type="float" office:value="35000"/>
            <table:table-cell office:value-type="float" office:value="1.1783999999999999E-2"/>
            <table:table-cell office:value-type="float" office:value="35000"/>
            <table:table-cell office:value-type="float" office:value="3.2333940000000001"/>
          </table:table-row>
          <table:table-row>
            <table:table-cell office:value-type="string">
              <text:p>145</text:p>
            </table:table-cell>
            <table:table-cell office:value-type="float" office:value="36000"/>
            <table:table-cell office:value-type="float" office:value="6.5813040000000003"/>
            <table:table-cell office:value-type="float" office:value="36000"/>
            <table:table-cell office:value-type="float" office:value="0"/>
            <table:table-cell office:value-type="float" office:value="36000"/>
            <table:table-cell office:value-type="float" office:value="0"/>
            <table:table-cell office:value-type="float" office:value="36000"/>
            <table:table-cell office:value-type="float" office:value="0"/>
            <table:table-cell office:value-type="float" office:value="36000"/>
            <table:table-cell office:value-type="float" office:value="0"/>
            <table:table-cell office:value-type="float" office:value="36000"/>
            <table:table-cell office:value-type="float" office:value="5.9919999999999999E-3"/>
            <table:table-cell office:value-type="float" office:value="36000"/>
            <table:table-cell office:value-type="float" office:value="0"/>
            <table:table-cell office:value-type="float" office:value="36000"/>
            <table:table-cell office:value-type="float" office:value="9.0314549999999993"/>
            <table:table-cell office:value-type="float" office:value="36000"/>
            <table:table-cell office:value-type="float" office:value="2.3370000000000001E-3"/>
            <table:table-cell office:value-type="float" office:value="36000"/>
            <table:table-cell office:value-type="float" office:value="1.6556000000000001E-2"/>
            <table:table-cell office:value-type="float" office:value="36000"/>
            <table:table-cell office:value-type="float" office:value="4.127936"/>
            <table:table-cell office:value-type="float" office:value="36000"/>
            <table:table-cell office:value-type="float" office:value="1.417E-2"/>
            <table:table-cell office:value-type="float" office:value="36000"/>
            <table:table-cell office:value-type="float" office:value="1.2741000000000001E-2"/>
            <table:table-cell office:value-type="float" office:value="36000"/>
            <table:table-cell office:value-type="float" office:value="3.2347679999999999"/>
          </table:table-row>
          <table:table-row>
            <table:table-cell office:value-type="string">
              <text:p>146</text:p>
            </table:table-cell>
            <table:table-cell office:value-type="float" office:value="37000"/>
            <table:table-cell office:value-type="float" office:value="6.2982250000000004"/>
            <table:table-cell office:value-type="float" office:value="37000"/>
            <table:table-cell office:value-type="float" office:value="0"/>
            <table:table-cell office:value-type="float" office:value="37000"/>
            <table:table-cell office:value-type="float" office:value="0"/>
            <table:table-cell office:value-type="float" office:value="37000"/>
            <table:table-cell office:value-type="float" office:value="0"/>
            <table:table-cell office:value-type="float" office:value="37000"/>
            <table:table-cell office:value-type="float" office:value="0"/>
            <table:table-cell office:value-type="float" office:value="37000"/>
            <table:table-cell office:value-type="float" office:value="8.8260000000000005E-3"/>
            <table:table-cell office:value-type="float" office:value="37000"/>
            <table:table-cell office:value-type="float" office:value="0"/>
            <table:table-cell office:value-type="float" office:value="37000"/>
            <table:table-cell office:value-type="float" office:value="9.4481400000000004"/>
            <table:table-cell office:value-type="float" office:value="37000"/>
            <table:table-cell office:value-type="float" office:value="2.9160000000000002E-3"/>
            <table:table-cell office:value-type="float" office:value="37000"/>
            <table:table-cell office:value-type="float" office:value="2.0330000000000001E-2"/>
            <table:table-cell office:value-type="float" office:value="37000"/>
            <table:table-cell office:value-type="float" office:value="4.6512599999999997"/>
            <table:table-cell office:value-type="float" office:value="37000"/>
            <table:table-cell office:value-type="float" office:value="1.8155000000000001E-2"/>
            <table:table-cell office:value-type="float" office:value="37000"/>
            <table:table-cell office:value-type="float" office:value="1.0593999999999999E-2"/>
            <table:table-cell office:value-type="float" office:value="37000"/>
            <table:table-cell office:value-type="float" office:value="3.5531799999999998"/>
          </table:table-row>
          <table:table-row>
            <table:table-cell office:value-type="string">
              <text:p>147</text:p>
            </table:table-cell>
            <table:table-cell office:value-type="float" office:value="38000"/>
            <table:table-cell office:value-type="float" office:value="7.1791229999999997"/>
            <table:table-cell office:value-type="float" office:value="38000"/>
            <table:table-cell office:value-type="float" office:value="0"/>
            <table:table-cell office:value-type="float" office:value="38000"/>
            <table:table-cell office:value-type="float" office:value="0"/>
            <table:table-cell office:value-type="float" office:value="38000"/>
            <table:table-cell office:value-type="float" office:value="0"/>
            <table:table-cell office:value-type="float" office:value="38000"/>
            <table:table-cell office:value-type="float" office:value="0"/>
            <table:table-cell office:value-type="float" office:value="38000"/>
            <table:table-cell office:value-type="float" office:value="6.5510000000000004E-3"/>
            <table:table-cell office:value-type="float" office:value="38000"/>
            <table:table-cell office:value-type="float" office:value="0"/>
            <table:table-cell office:value-type="float" office:value="38000"/>
            <table:table-cell office:value-type="float" office:value="10.358138"/>
            <table:table-cell office:value-type="float" office:value="38000"/>
            <table:table-cell office:value-type="float" office:value="2.271E-3"/>
            <table:table-cell office:value-type="float" office:value="38000"/>
            <table:table-cell office:value-type="float" office:value="2.1179E-2"/>
            <table:table-cell office:value-type="float" office:value="38000"/>
            <table:table-cell office:value-type="float" office:value="4.8491410000000004"/>
            <table:table-cell office:value-type="float" office:value="38000"/>
            <table:table-cell office:value-type="float" office:value="1.3285999999999999E-2"/>
            <table:table-cell office:value-type="float" office:value="38000"/>
            <table:table-cell office:value-type="float" office:value="1.1657000000000001E-2"/>
            <table:table-cell office:value-type="float" office:value="38000"/>
            <table:table-cell office:value-type="float" office:value="3.8025220000000002"/>
          </table:table-row>
          <table:table-row>
            <table:table-cell office:value-type="string">
              <text:p>148</text:p>
            </table:table-cell>
            <table:table-cell office:value-type="float" office:value="39000"/>
            <table:table-cell office:value-type="float" office:value="7.0396640000000001"/>
            <table:table-cell office:value-type="float" office:value="39000"/>
            <table:table-cell office:value-type="float" office:value="0"/>
            <table:table-cell office:value-type="float" office:value="39000"/>
            <table:table-cell office:value-type="float" office:value="0"/>
            <table:table-cell office:value-type="float" office:value="39000"/>
            <table:table-cell office:value-type="float" office:value="0"/>
            <table:table-cell office:value-type="float" office:value="39000"/>
            <table:table-cell office:value-type="float" office:value="0"/>
            <table:table-cell office:value-type="float" office:value="39000"/>
            <table:table-cell office:value-type="float" office:value="6.6150000000000002E-3"/>
            <table:table-cell office:value-type="float" office:value="39000"/>
            <table:table-cell office:value-type="float" office:value="0"/>
            <table:table-cell office:value-type="float" office:value="39000"/>
            <table:table-cell office:value-type="float" office:value="10.803485999999999"/>
            <table:table-cell office:value-type="float" office:value="39000"/>
            <table:table-cell office:value-type="float" office:value="3.5249999999999999E-3"/>
            <table:table-cell office:value-type="float" office:value="39000"/>
            <table:table-cell office:value-type="float" office:value="2.6373000000000001E-2"/>
            <table:table-cell office:value-type="float" office:value="39000"/>
            <table:table-cell office:value-type="float" office:value="4.8458319999999997"/>
            <table:table-cell office:value-type="float" office:value="39000"/>
            <table:table-cell office:value-type="float" office:value="1.5972E-2"/>
            <table:table-cell office:value-type="float" office:value="39000"/>
            <table:table-cell office:value-type="float" office:value="1.2284E-2"/>
            <table:table-cell office:value-type="float" office:value="39000"/>
            <table:table-cell office:value-type="float" office:value="3.9181279999999998"/>
          </table:table-row>
          <table:table-row>
            <table:table-cell office:value-type="string">
              <text:p>149</text:p>
            </table:table-cell>
            <table:table-cell office:value-type="float" office:value="40000"/>
            <table:table-cell office:value-type="float" office:value="7.4219200000000001"/>
            <table:table-cell office:value-type="float" office:value="40000"/>
            <table:table-cell office:value-type="float" office:value="0"/>
            <table:table-cell office:value-type="float" office:value="40000"/>
            <table:table-cell office:value-type="float" office:value="0"/>
            <table:table-cell office:value-type="float" office:value="40000"/>
            <table:table-cell office:value-type="float" office:value="0"/>
            <table:table-cell office:value-type="float" office:value="40000"/>
            <table:table-cell office:value-type="float" office:value="0"/>
            <table:table-cell office:value-type="float" office:value="40000"/>
            <table:table-cell office:value-type="float" office:value="6.8349999999999999E-3"/>
            <table:table-cell office:value-type="float" office:value="40000"/>
            <table:table-cell office:value-type="float" office:value="0"/>
            <table:table-cell office:value-type="float" office:value="40000"/>
            <table:table-cell office:value-type="float" office:value="11.307448000000001"/>
            <table:table-cell office:value-type="float" office:value="40000"/>
            <table:table-cell office:value-type="float" office:value="2.9849999999999998E-3"/>
            <table:table-cell office:value-type="float" office:value="40000"/>
            <table:table-cell office:value-type="float" office:value="2.4305E-2"/>
            <table:table-cell office:value-type="float" office:value="40000"/>
            <table:table-cell office:value-type="float" office:value="5.3101520000000004"/>
            <table:table-cell office:value-type="float" office:value="40000"/>
            <table:table-cell office:value-type="float" office:value="1.6420000000000001E-2"/>
            <table:table-cell office:value-type="float" office:value="40000"/>
            <table:table-cell office:value-type="float" office:value="1.2517E-2"/>
            <table:table-cell office:value-type="float" office:value="40000"/>
            <table:table-cell office:value-type="float" office:value="4.0172249999999998"/>
          </table:table-row>
          <table:table-row>
            <table:table-cell office:value-type="string">
              <text:p>150</text:p>
            </table:table-cell>
            <table:table-cell office:value-type="float" office:value="41000"/>
            <table:table-cell office:value-type="float" office:value="8.2082999999999995"/>
            <table:table-cell office:value-type="float" office:value="41000"/>
            <table:table-cell office:value-type="float" office:value="0"/>
            <table:table-cell office:value-type="float" office:value="41000"/>
            <table:table-cell office:value-type="float" office:value="0"/>
            <table:table-cell office:value-type="float" office:value="41000"/>
            <table:table-cell office:value-type="float" office:value="0"/>
            <table:table-cell office:value-type="float" office:value="41000"/>
            <table:table-cell office:value-type="float" office:value="0"/>
            <table:table-cell office:value-type="float" office:value="41000"/>
            <table:table-cell office:value-type="float" office:value="6.973E-3"/>
            <table:table-cell office:value-type="float" office:value="41000"/>
            <table:table-cell office:value-type="float" office:value="0"/>
            <table:table-cell office:value-type="float" office:value="41000"/>
            <table:table-cell office:value-type="float" office:value="12.441109000000001"/>
            <table:table-cell office:value-type="float" office:value="41000"/>
            <table:table-cell office:value-type="float" office:value="2.8240000000000001E-3"/>
            <table:table-cell office:value-type="float" office:value="41000"/>
            <table:table-cell office:value-type="float" office:value="2.6582000000000001E-2"/>
            <table:table-cell office:value-type="float" office:value="41000"/>
            <table:table-cell office:value-type="float" office:value="5.6725240000000001"/>
            <table:table-cell office:value-type="float" office:value="41000"/>
            <table:table-cell office:value-type="float" office:value="1.6444E-2"/>
            <table:table-cell office:value-type="float" office:value="41000"/>
            <table:table-cell office:value-type="float" office:value="1.2466E-2"/>
            <table:table-cell office:value-type="float" office:value="41000"/>
            <table:table-cell office:value-type="float" office:value="4.6401539999999999"/>
          </table:table-row>
          <table:table-row>
            <table:table-cell office:value-type="string">
              <text:p>151</text:p>
            </table:table-cell>
            <table:table-cell office:value-type="float" office:value="42000"/>
            <table:table-cell office:value-type="float" office:value="8.5287299999999995"/>
            <table:table-cell office:value-type="float" office:value="42000"/>
            <table:table-cell office:value-type="float" office:value="0"/>
            <table:table-cell office:value-type="float" office:value="42000"/>
            <table:table-cell office:value-type="float" office:value="0"/>
            <table:table-cell office:value-type="float" office:value="42000"/>
            <table:table-cell office:value-type="float" office:value="0"/>
            <table:table-cell office:value-type="float" office:value="42000"/>
            <table:table-cell office:value-type="float" office:value="0"/>
            <table:table-cell office:value-type="float" office:value="42000"/>
            <table:table-cell office:value-type="float" office:value="7.1859999999999997E-3"/>
            <table:table-cell office:value-type="float" office:value="42000"/>
            <table:table-cell office:value-type="float" office:value="0"/>
            <table:table-cell office:value-type="float" office:value="42000"/>
            <table:table-cell office:value-type="float" office:value="13.091621"/>
            <table:table-cell office:value-type="float" office:value="42000"/>
            <table:table-cell office:value-type="float" office:value="2.444E-3"/>
            <table:table-cell office:value-type="float" office:value="42000"/>
            <table:table-cell office:value-type="float" office:value="2.5021000000000002E-2"/>
            <table:table-cell office:value-type="float" office:value="42000"/>
            <table:table-cell office:value-type="float" office:value="5.9630669999999997"/>
            <table:table-cell office:value-type="float" office:value="42000"/>
            <table:table-cell office:value-type="float" office:value="1.8095E-2"/>
            <table:table-cell office:value-type="float" office:value="42000"/>
            <table:table-cell office:value-type="float" office:value="1.1487000000000001E-2"/>
            <table:table-cell office:value-type="float" office:value="42000"/>
            <table:table-cell office:value-type="float" office:value="4.6156860000000002"/>
          </table:table-row>
          <table:table-row>
            <table:table-cell office:value-type="string">
              <text:p>152</text:p>
            </table:table-cell>
            <table:table-cell office:value-type="float" office:value="43000"/>
            <table:table-cell office:value-type="float" office:value="9.0306770000000007"/>
            <table:table-cell office:value-type="float" office:value="43000"/>
            <table:table-cell office:value-type="float" office:value="0"/>
            <table:table-cell office:value-type="float" office:value="43000"/>
            <table:table-cell office:value-type="float" office:value="0"/>
            <table:table-cell office:value-type="float" office:value="43000"/>
            <table:table-cell office:value-type="float" office:value="0"/>
            <table:table-cell office:value-type="float" office:value="43000"/>
            <table:table-cell office:value-type="float" office:value="0"/>
            <table:table-cell office:value-type="float" office:value="43000"/>
            <table:table-cell office:value-type="float" office:value="1.6202000000000001E-2"/>
            <table:table-cell office:value-type="float" office:value="43000"/>
            <table:table-cell office:value-type="float" office:value="0"/>
            <table:table-cell office:value-type="float" office:value="43000"/>
            <table:table-cell office:value-type="float" office:value="13.246796"/>
            <table:table-cell office:value-type="float" office:value="43000"/>
            <table:table-cell office:value-type="float" office:value="2.9619999999999998E-3"/>
            <table:table-cell office:value-type="float" office:value="43000"/>
            <table:table-cell office:value-type="float" office:value="2.7861E-2"/>
            <table:table-cell office:value-type="float" office:value="43000"/>
            <table:table-cell office:value-type="float" office:value="6.2041409999999999"/>
            <table:table-cell office:value-type="float" office:value="43000"/>
            <table:table-cell office:value-type="float" office:value="1.9585999999999999E-2"/>
            <table:table-cell office:value-type="float" office:value="43000"/>
            <table:table-cell office:value-type="float" office:value="1.1851E-2"/>
            <table:table-cell office:value-type="float" office:value="43000"/>
            <table:table-cell office:value-type="float" office:value="4.677289"/>
          </table:table-row>
          <table:table-row>
            <table:table-cell office:value-type="string">
              <text:p>153</text:p>
            </table:table-cell>
            <table:table-cell office:value-type="float" office:value="44000"/>
            <table:table-cell office:value-type="float" office:value="9.0182610000000007"/>
            <table:table-cell office:value-type="float" office:value="44000"/>
            <table:table-cell office:value-type="float" office:value="0"/>
            <table:table-cell office:value-type="float" office:value="44000"/>
            <table:table-cell office:value-type="float" office:value="0"/>
            <table:table-cell office:value-type="float" office:value="44000"/>
            <table:table-cell office:value-type="float" office:value="0"/>
            <table:table-cell office:value-type="float" office:value="44000"/>
            <table:table-cell office:value-type="float" office:value="0"/>
            <table:table-cell office:value-type="float" office:value="44000"/>
            <table:table-cell office:value-type="float" office:value="7.5669999999999999E-3"/>
            <table:table-cell office:value-type="float" office:value="44000"/>
            <table:table-cell office:value-type="float" office:value="0"/>
            <table:table-cell office:value-type="float" office:value="44000"/>
            <table:table-cell office:value-type="float" office:value="14.147645000000001"/>
            <table:table-cell office:value-type="float" office:value="44000"/>
            <table:table-cell office:value-type="float" office:value="2.5200000000000001E-3"/>
            <table:table-cell office:value-type="float" office:value="44000"/>
            <table:table-cell office:value-type="float" office:value="2.8198000000000001E-2"/>
            <table:table-cell office:value-type="float" office:value="44000"/>
            <table:table-cell office:value-type="float" office:value="6.2061830000000002"/>
            <table:table-cell office:value-type="float" office:value="44000"/>
            <table:table-cell office:value-type="float" office:value="2.0548E-2"/>
            <table:table-cell office:value-type="float" office:value="44000"/>
            <table:table-cell office:value-type="float" office:value="1.2357E-2"/>
            <table:table-cell office:value-type="float" office:value="44000"/>
            <table:table-cell office:value-type="float" office:value="4.5615050000000004"/>
          </table:table-row>
          <table:table-row>
            <table:table-cell office:value-type="string">
              <text:p>154</text:p>
            </table:table-cell>
            <table:table-cell office:value-type="float" office:value="45000"/>
            <table:table-cell office:value-type="float" office:value="9.5568950000000008"/>
            <table:table-cell office:value-type="float" office:value="45000"/>
            <table:table-cell office:value-type="float" office:value="0"/>
            <table:table-cell office:value-type="float" office:value="45000"/>
            <table:table-cell office:value-type="float" office:value="0"/>
            <table:table-cell office:value-type="float" office:value="45000"/>
            <table:table-cell office:value-type="float" office:value="0"/>
            <table:table-cell office:value-type="float" office:value="45000"/>
            <table:table-cell office:value-type="float" office:value="0"/>
            <table:table-cell office:value-type="float" office:value="45000"/>
            <table:table-cell office:value-type="float" office:value="7.7609999999999997E-3"/>
            <table:table-cell office:value-type="float" office:value="45000"/>
            <table:table-cell office:value-type="float" office:value="0"/>
            <table:table-cell office:value-type="float" office:value="45000"/>
            <table:table-cell office:value-type="float" office:value="13.053399000000001"/>
            <table:table-cell office:value-type="float" office:value="45000"/>
            <table:table-cell office:value-type="float" office:value="3.153E-3"/>
            <table:table-cell office:value-type="float" office:value="45000"/>
            <table:table-cell office:value-type="float" office:value="2.5028999999999999E-2"/>
            <table:table-cell office:value-type="float" office:value="45000"/>
            <table:table-cell office:value-type="float" office:value="6.0569470000000001"/>
            <table:table-cell office:value-type="float" office:value="45000"/>
            <table:table-cell office:value-type="float" office:value="1.9650000000000001E-2"/>
            <table:table-cell office:value-type="float" office:value="45000"/>
            <table:table-cell office:value-type="float" office:value="1.2317E-2"/>
            <table:table-cell office:value-type="float" office:value="45000"/>
            <table:table-cell office:value-type="float" office:value="4.5307389999999996"/>
          </table:table-row>
          <table:table-row>
            <table:table-cell office:value-type="string">
              <text:p>155</text:p>
            </table:table-cell>
            <table:table-cell office:value-type="float" office:value="46000"/>
            <table:table-cell office:value-type="float" office:value="9.8616849999999996"/>
            <table:table-cell office:value-type="float" office:value="46000"/>
            <table:table-cell office:value-type="float" office:value="0"/>
            <table:table-cell office:value-type="float" office:value="46000"/>
            <table:table-cell office:value-type="float" office:value="0"/>
            <table:table-cell office:value-type="float" office:value="46000"/>
            <table:table-cell office:value-type="float" office:value="0"/>
            <table:table-cell office:value-type="float" office:value="46000"/>
            <table:table-cell office:value-type="float" office:value="0"/>
            <table:table-cell office:value-type="float" office:value="46000"/>
            <table:table-cell office:value-type="float" office:value="8.0129999999999993E-3"/>
            <table:table-cell office:value-type="float" office:value="46000"/>
            <table:table-cell office:value-type="float" office:value="0"/>
            <table:table-cell office:value-type="float" office:value="46000"/>
            <table:table-cell office:value-type="float" office:value="13.738903000000001"/>
            <table:table-cell office:value-type="float" office:value="46000"/>
            <table:table-cell office:value-type="float" office:value="5.0809999999999996E-3"/>
            <table:table-cell office:value-type="float" office:value="46000"/>
            <table:table-cell office:value-type="float" office:value="2.6821999999999999E-2"/>
            <table:table-cell office:value-type="float" office:value="46000"/>
            <table:table-cell office:value-type="float" office:value="6.2735839999999996"/>
            <table:table-cell office:value-type="float" office:value="46000"/>
            <table:table-cell office:value-type="float" office:value="1.942E-2"/>
            <table:table-cell office:value-type="float" office:value="46000"/>
            <table:table-cell office:value-type="float" office:value="1.2715000000000001E-2"/>
            <table:table-cell office:value-type="float" office:value="46000"/>
            <table:table-cell office:value-type="float" office:value="4.6546279999999998"/>
          </table:table-row>
          <table:table-row>
            <table:table-cell office:value-type="string">
              <text:p>156</text:p>
            </table:table-cell>
            <table:table-cell office:value-type="float" office:value="47000"/>
            <table:table-cell office:value-type="float" office:value="10.540341"/>
            <table:table-cell office:value-type="float" office:value="47000"/>
            <table:table-cell office:value-type="float" office:value="0"/>
            <table:table-cell office:value-type="float" office:value="47000"/>
            <table:table-cell office:value-type="float" office:value="0"/>
            <table:table-cell office:value-type="float" office:value="47000"/>
            <table:table-cell office:value-type="float" office:value="0"/>
            <table:table-cell office:value-type="float" office:value="47000"/>
            <table:table-cell office:value-type="float" office:value="0"/>
            <table:table-cell office:value-type="float" office:value="47000"/>
            <table:table-cell office:value-type="float" office:value="1.7401E-2"/>
            <table:table-cell office:value-type="float" office:value="47000"/>
            <table:table-cell office:value-type="float" office:value="0"/>
            <table:table-cell office:value-type="float" office:value="47000"/>
            <table:table-cell office:value-type="float" office:value="14.212031"/>
            <table:table-cell office:value-type="float" office:value="47000"/>
            <table:table-cell office:value-type="float" office:value="2.3900000000000002E-3"/>
            <table:table-cell office:value-type="float" office:value="47000"/>
            <table:table-cell office:value-type="float" office:value="2.4559999999999998E-2"/>
            <table:table-cell office:value-type="float" office:value="47000"/>
            <table:table-cell office:value-type="float" office:value="6.4953709999999996"/>
            <table:table-cell office:value-type="float" office:value="47000"/>
            <table:table-cell office:value-type="float" office:value="2.0999E-2"/>
            <table:table-cell office:value-type="float" office:value="47000"/>
            <table:table-cell office:value-type="float" office:value="1.2891E-2"/>
            <table:table-cell office:value-type="float" office:value="47000"/>
            <table:table-cell office:value-type="float" office:value="4.7776160000000001"/>
          </table:table-row>
          <table:table-row>
            <table:table-cell office:value-type="string">
              <text:p>157</text:p>
            </table:table-cell>
            <table:table-cell office:value-type="float" office:value="48000"/>
            <table:table-cell office:value-type="float" office:value="11.220188"/>
            <table:table-cell office:value-type="float" office:value="48000"/>
            <table:table-cell office:value-type="float" office:value="0"/>
            <table:table-cell office:value-type="float" office:value="48000"/>
            <table:table-cell office:value-type="float" office:value="0"/>
            <table:table-cell office:value-type="float" office:value="48000"/>
            <table:table-cell office:value-type="float" office:value="0"/>
            <table:table-cell office:value-type="float" office:value="48000"/>
            <table:table-cell office:value-type="float" office:value="0"/>
            <table:table-cell office:value-type="float" office:value="48000"/>
            <table:table-cell office:value-type="float" office:value="8.2369999999999995E-3"/>
            <table:table-cell office:value-type="float" office:value="48000"/>
            <table:table-cell office:value-type="float" office:value="0"/>
            <table:table-cell office:value-type="float" office:value="48000"/>
            <table:table-cell office:value-type="float" office:value="14.055063000000001"/>
            <table:table-cell office:value-type="float" office:value="48000"/>
            <table:table-cell office:value-type="float" office:value="2.395E-3"/>
            <table:table-cell office:value-type="float" office:value="48000"/>
            <table:table-cell office:value-type="float" office:value="2.5468000000000001E-2"/>
            <table:table-cell office:value-type="float" office:value="48000"/>
            <table:table-cell office:value-type="float" office:value="6.7349699999999997"/>
            <table:table-cell office:value-type="float" office:value="48000"/>
            <table:table-cell office:value-type="float" office:value="1.8488000000000001E-2"/>
            <table:table-cell office:value-type="float" office:value="48000"/>
            <table:table-cell office:value-type="float" office:value="1.3762E-2"/>
            <table:table-cell office:value-type="float" office:value="48000"/>
            <table:table-cell office:value-type="float" office:value="5.3218940000000003"/>
          </table:table-row>
          <table:table-row>
            <table:table-cell office:value-type="string">
              <text:p>158</text:p>
            </table:table-cell>
            <table:table-cell office:value-type="float" office:value="49000"/>
            <table:table-cell office:value-type="float" office:value="11.15874"/>
            <table:table-cell office:value-type="float" office:value="49000"/>
            <table:table-cell office:value-type="float" office:value="0"/>
            <table:table-cell office:value-type="float" office:value="49000"/>
            <table:table-cell office:value-type="float" office:value="0"/>
            <table:table-cell office:value-type="float" office:value="49000"/>
            <table:table-cell office:value-type="float" office:value="0"/>
            <table:table-cell office:value-type="float" office:value="49000"/>
            <table:table-cell office:value-type="float" office:value="0"/>
            <table:table-cell office:value-type="float" office:value="49000"/>
            <table:table-cell office:value-type="float" office:value="8.5009999999999999E-3"/>
            <table:table-cell office:value-type="float" office:value="49000"/>
            <table:table-cell office:value-type="float" office:value="0"/>
            <table:table-cell office:value-type="float" office:value="49000"/>
            <table:table-cell office:value-type="float" office:value="14.848998999999999"/>
            <table:table-cell office:value-type="float" office:value="49000"/>
            <table:table-cell office:value-type="float" office:value="2.712E-3"/>
            <table:table-cell office:value-type="float" office:value="49000"/>
            <table:table-cell office:value-type="float" office:value="2.7626000000000001E-2"/>
            <table:table-cell office:value-type="float" office:value="49000"/>
            <table:table-cell office:value-type="float" office:value="6.9585100000000004"/>
            <table:table-cell office:value-type="float" office:value="49000"/>
            <table:table-cell office:value-type="float" office:value="2.0899999999999998E-2"/>
            <table:table-cell office:value-type="float" office:value="49000"/>
            <table:table-cell office:value-type="float" office:value="1.3165E-2"/>
            <table:table-cell office:value-type="float" office:value="49000"/>
            <table:table-cell office:value-type="float" office:value="5.1963569999999999"/>
          </table:table-row>
          <table:table-row>
            <table:table-cell office:value-type="string">
              <text:p>159</text:p>
            </table:table-cell>
            <table:table-cell office:value-type="float" office:value="50000"/>
            <table:table-cell office:value-type="float" office:value="11.868256000000001"/>
            <table:table-cell office:value-type="float" office:value="50000"/>
            <table:table-cell office:value-type="float" office:value="0"/>
            <table:table-cell office:value-type="float" office:value="50000"/>
            <table:table-cell office:value-type="float" office:value="0"/>
            <table:table-cell office:value-type="float" office:value="50000"/>
            <table:table-cell office:value-type="float" office:value="0"/>
            <table:table-cell office:value-type="float" office:value="50000"/>
            <table:table-cell office:value-type="float" office:value="0"/>
            <table:table-cell office:value-type="float" office:value="50000"/>
            <table:table-cell office:value-type="float" office:value="8.5129999999999997E-3"/>
            <table:table-cell office:value-type="float" office:value="50000"/>
            <table:table-cell office:value-type="float" office:value="0"/>
            <table:table-cell office:value-type="float" office:value="50000"/>
            <table:table-cell office:value-type="float" office:value="15.754318"/>
            <table:table-cell office:value-type="float" office:value="50000"/>
            <table:table-cell office:value-type="float" office:value="3.3660000000000001E-3"/>
            <table:table-cell office:value-type="float" office:value="50000"/>
            <table:table-cell office:value-type="float" office:value="2.9468000000000001E-2"/>
            <table:table-cell office:value-type="float" office:value="50000"/>
            <table:table-cell office:value-type="float" office:value="7.0507439999999999"/>
            <table:table-cell office:value-type="float" office:value="50000"/>
            <table:table-cell office:value-type="float" office:value="1.8339999999999999E-2"/>
            <table:table-cell office:value-type="float" office:value="50000"/>
            <table:table-cell office:value-type="float" office:value="1.3405E-2"/>
            <table:table-cell office:value-type="float" office:value="50000"/>
            <table:table-cell office:value-type="float" office:value="5.3418190000000001"/>
          </table:table-row>
          <table:table-row>
            <table:table-cell office:value-type="string">
              <text:p>160</text:p>
            </table:table-cell>
            <table:table-cell office:value-type="float" office:value="55000"/>
            <table:table-cell office:value-type="float" office:value="14.37453"/>
            <table:table-cell office:value-type="float" office:value="55000"/>
            <table:table-cell office:value-type="float" office:value="0"/>
            <table:table-cell office:value-type="float" office:value="55000"/>
            <table:table-cell office:value-type="float" office:value="0"/>
            <table:table-cell office:value-type="float" office:value="55000"/>
            <table:table-cell office:value-type="float" office:value="0"/>
            <table:table-cell office:value-type="float" office:value="55000"/>
            <table:table-cell office:value-type="float" office:value="0"/>
            <table:table-cell office:value-type="float" office:value="55000"/>
            <table:table-cell office:value-type="float" office:value="9.6640000000000007E-3"/>
            <table:table-cell office:value-type="float" office:value="55000"/>
            <table:table-cell office:value-type="float" office:value="0"/>
            <table:table-cell office:value-type="float" office:value="55000"/>
            <table:table-cell office:value-type="float" office:value="18.689073"/>
            <table:table-cell office:value-type="float" office:value="55000"/>
            <table:table-cell office:value-type="float" office:value="4.4900000000000001E-3"/>
            <table:table-cell office:value-type="float" office:value="55000"/>
            <table:table-cell office:value-type="float" office:value="3.0020000000000002E-2"/>
            <table:table-cell office:value-type="float" office:value="55000"/>
            <table:table-cell office:value-type="float" office:value="8.3974030000000006"/>
            <table:table-cell office:value-type="float" office:value="55000"/>
            <table:table-cell office:value-type="float" office:value="1.9991999999999999E-2"/>
            <table:table-cell office:value-type="float" office:value="55000"/>
            <table:table-cell office:value-type="float" office:value="1.5103E-2"/>
            <table:table-cell office:value-type="float" office:value="55000"/>
            <table:table-cell office:value-type="float" office:value="6.663945"/>
          </table:table-row>
          <table:table-row>
            <table:table-cell office:value-type="string">
              <text:p>161</text:p>
            </table:table-cell>
            <table:table-cell office:value-type="float" office:value="60000"/>
            <table:table-cell office:value-type="float" office:value="16.831454000000001"/>
            <table:table-cell office:value-type="float" office:value="60000"/>
            <table:table-cell office:value-type="float" office:value="0"/>
            <table:table-cell office:value-type="float" office:value="60000"/>
            <table:table-cell office:value-type="float" office:value="0"/>
            <table:table-cell office:value-type="float" office:value="60000"/>
            <table:table-cell office:value-type="float" office:value="0"/>
            <table:table-cell office:value-type="float" office:value="60000"/>
            <table:table-cell office:value-type="float" office:value="0"/>
            <table:table-cell office:value-type="float" office:value="60000"/>
            <table:table-cell office:value-type="float" office:value="1.0544E-2"/>
            <table:table-cell office:value-type="float" office:value="60000"/>
            <table:table-cell office:value-type="float" office:value="0"/>
            <table:table-cell office:value-type="float" office:value="60000"/>
            <table:table-cell office:value-type="float" office:value="22.547723000000001"/>
            <table:table-cell office:value-type="float" office:value="60000"/>
            <table:table-cell office:value-type="float" office:value="3.617E-3"/>
            <table:table-cell office:value-type="float" office:value="60000"/>
            <table:table-cell office:value-type="float" office:value="3.4407E-2"/>
            <table:table-cell office:value-type="float" office:value="60000"/>
            <table:table-cell office:value-type="float" office:value="10.36548"/>
            <table:table-cell office:value-type="float" office:value="60000"/>
            <table:table-cell office:value-type="float" office:value="2.5318E-2"/>
            <table:table-cell office:value-type="float" office:value="60000"/>
            <table:table-cell office:value-type="float" office:value="1.7447000000000001E-2"/>
            <table:table-cell office:value-type="float" office:value="60000"/>
            <table:table-cell office:value-type="float" office:value="9.0401469999999993"/>
          </table:table-row>
          <table:table-row>
            <table:table-cell office:value-type="string">
              <text:p>162</text:p>
            </table:table-cell>
            <table:table-cell office:value-type="float" office:value="65000"/>
            <table:table-cell office:value-type="float" office:value="20.020852000000001"/>
            <table:table-cell office:value-type="float" office:value="65000"/>
            <table:table-cell office:value-type="float" office:value="0"/>
            <table:table-cell office:value-type="float" office:value="65000"/>
            <table:table-cell office:value-type="float" office:value="0"/>
            <table:table-cell office:value-type="float" office:value="65000"/>
            <table:table-cell office:value-type="float" office:value="0"/>
            <table:table-cell office:value-type="float" office:value="65000"/>
            <table:table-cell office:value-type="float" office:value="0"/>
            <table:table-cell office:value-type="float" office:value="65000"/>
            <table:table-cell office:value-type="float" office:value="1.1481E-2"/>
            <table:table-cell office:value-type="float" office:value="65000"/>
            <table:table-cell office:value-type="float" office:value="0"/>
            <table:table-cell office:value-type="float" office:value="65000"/>
            <table:table-cell office:value-type="float" office:value="30.608397"/>
            <table:table-cell office:value-type="float" office:value="65000"/>
            <table:table-cell office:value-type="float" office:value="4.065E-3"/>
            <table:table-cell office:value-type="float" office:value="65000"/>
            <table:table-cell office:value-type="float" office:value="4.0113999999999997E-2"/>
            <table:table-cell office:value-type="float" office:value="65000"/>
            <table:table-cell office:value-type="float" office:value="12.241338000000001"/>
            <table:table-cell office:value-type="float" office:value="65000"/>
            <table:table-cell office:value-type="float" office:value="2.7255000000000001E-2"/>
            <table:table-cell office:value-type="float" office:value="65000"/>
            <table:table-cell office:value-type="float" office:value="1.8737E-2"/>
            <table:table-cell office:value-type="float" office:value="65000"/>
            <table:table-cell office:value-type="float" office:value="9.1509359999999997"/>
          </table:table-row>
          <table:table-row>
            <table:table-cell office:value-type="string">
              <text:p>163</text:p>
            </table:table-cell>
            <table:table-cell office:value-type="float" office:value="70000"/>
            <table:table-cell office:value-type="float" office:value="23.564772000000001"/>
            <table:table-cell office:value-type="float" office:value="70000"/>
            <table:table-cell office:value-type="float" office:value="0"/>
            <table:table-cell office:value-type="float" office:value="70000"/>
            <table:table-cell office:value-type="float" office:value="0"/>
            <table:table-cell office:value-type="float" office:value="70000"/>
            <table:table-cell office:value-type="float" office:value="0"/>
            <table:table-cell office:value-type="float" office:value="70000"/>
            <table:table-cell office:value-type="float" office:value="0"/>
            <table:table-cell office:value-type="float" office:value="70000"/>
            <table:table-cell office:value-type="float" office:value="1.2668E-2"/>
            <table:table-cell office:value-type="float" office:value="70000"/>
            <table:table-cell office:value-type="float" office:value="0"/>
            <table:table-cell office:value-type="float" office:value="70000"/>
            <table:table-cell office:value-type="float" office:value="31.436938000000001"/>
            <table:table-cell office:value-type="float" office:value="70000"/>
            <table:table-cell office:value-type="float" office:value="3.6180000000000001E-3"/>
            <table:table-cell office:value-type="float" office:value="70000"/>
            <table:table-cell office:value-type="float" office:value="3.5233E-2"/>
            <table:table-cell office:value-type="float" office:value="70000"/>
            <table:table-cell office:value-type="float" office:value="13.972955000000001"/>
            <table:table-cell office:value-type="float" office:value="70000"/>
            <table:table-cell office:value-type="float" office:value="3.0421E-2"/>
            <table:table-cell office:value-type="float" office:value="70000"/>
            <table:table-cell office:value-type="float" office:value="2.1225000000000001E-2"/>
            <table:table-cell office:value-type="float" office:value="70000"/>
            <table:table-cell office:value-type="float" office:value="11.278314"/>
          </table:table-row>
          <table:table-row>
            <table:table-cell office:value-type="string">
              <text:p>164</text:p>
            </table:table-cell>
            <table:table-cell office:value-type="float" office:value="75000"/>
            <table:table-cell office:value-type="float" office:value="27.499172999999999"/>
            <table:table-cell office:value-type="float" office:value="75000"/>
            <table:table-cell office:value-type="float" office:value="0"/>
            <table:table-cell office:value-type="float" office:value="75000"/>
            <table:table-cell office:value-type="float" office:value="0"/>
            <table:table-cell office:value-type="float" office:value="75000"/>
            <table:table-cell office:value-type="float" office:value="0"/>
            <table:table-cell office:value-type="float" office:value="75000"/>
            <table:table-cell office:value-type="float" office:value="0"/>
            <table:table-cell office:value-type="float" office:value="75000"/>
            <table:table-cell office:value-type="float" office:value="1.3132E-2"/>
            <table:table-cell office:value-type="float" office:value="75000"/>
            <table:table-cell office:value-type="float" office:value="0"/>
            <table:table-cell office:value-type="float" office:value="75000"/>
            <table:table-cell office:value-type="float" office:value="37.405206"/>
            <table:table-cell office:value-type="float" office:value="75000"/>
            <table:table-cell office:value-type="float" office:value="3.4640000000000001E-3"/>
            <table:table-cell office:value-type="float" office:value="75000"/>
            <table:table-cell office:value-type="float" office:value="4.4117999999999997E-2"/>
            <table:table-cell office:value-type="float" office:value="75000"/>
            <table:table-cell office:value-type="float" office:value="16.246224000000002"/>
            <table:table-cell office:value-type="float" office:value="75000"/>
            <table:table-cell office:value-type="float" office:value="2.8239E-2"/>
            <table:table-cell office:value-type="float" office:value="75000"/>
            <table:table-cell office:value-type="float" office:value="2.1505E-2"/>
            <table:table-cell office:value-type="float" office:value="75000"/>
            <table:table-cell office:value-type="float" office:value="12.158797"/>
          </table:table-row>
          <table:table-row>
            <table:table-cell office:value-type="string">
              <text:p>165</text:p>
            </table:table-cell>
            <table:table-cell office:value-type="float" office:value="80000"/>
            <table:table-cell office:value-type="float" office:value="30.743416"/>
            <table:table-cell office:value-type="float" office:value="80000"/>
            <table:table-cell office:value-type="float" office:value="0"/>
            <table:table-cell office:value-type="float" office:value="80000"/>
            <table:table-cell office:value-type="float" office:value="0"/>
            <table:table-cell office:value-type="float" office:value="80000"/>
            <table:table-cell office:value-type="float" office:value="0"/>
            <table:table-cell office:value-type="float" office:value="80000"/>
            <table:table-cell office:value-type="float" office:value="0"/>
            <table:table-cell office:value-type="float" office:value="80000"/>
            <table:table-cell office:value-type="float" office:value="1.4468E-2"/>
            <table:table-cell office:value-type="float" office:value="80000"/>
            <table:table-cell office:value-type="float" office:value="0"/>
            <table:table-cell office:value-type="float" office:value="80000"/>
            <table:table-cell office:value-type="float" office:value="40.314214999999997"/>
            <table:table-cell office:value-type="float" office:value="80000"/>
            <table:table-cell office:value-type="float" office:value="3.8159999999999999E-3"/>
            <table:table-cell office:value-type="float" office:value="80000"/>
            <table:table-cell office:value-type="float" office:value="4.5938E-2"/>
            <table:table-cell office:value-type="float" office:value="80000"/>
            <table:table-cell office:value-type="float" office:value="18.655529000000001"/>
            <table:table-cell office:value-type="float" office:value="80000"/>
            <table:table-cell office:value-type="float" office:value="3.5137000000000002E-2"/>
            <table:table-cell office:value-type="float" office:value="80000"/>
            <table:table-cell office:value-type="float" office:value="2.1673000000000001E-2"/>
            <table:table-cell office:value-type="float" office:value="80000"/>
            <table:table-cell office:value-type="float" office:value="14.37833"/>
          </table:table-row>
          <table:table-row>
            <table:table-cell office:value-type="string">
              <text:p>166</text:p>
            </table:table-cell>
            <table:table-cell office:value-type="float" office:value="85000"/>
            <table:table-cell office:value-type="float" office:value="34.818998999999998"/>
            <table:table-cell office:value-type="float" office:value="85000"/>
            <table:table-cell office:value-type="float" office:value="0"/>
            <table:table-cell office:value-type="float" office:value="85000"/>
            <table:table-cell office:value-type="float" office:value="0"/>
            <table:table-cell office:value-type="float" office:value="85000"/>
            <table:table-cell office:value-type="float" office:value="0"/>
            <table:table-cell office:value-type="float" office:value="85000"/>
            <table:table-cell office:value-type="float" office:value="0"/>
            <table:table-cell office:value-type="float" office:value="85000"/>
            <table:table-cell office:value-type="float" office:value="1.5146E-2"/>
            <table:table-cell office:value-type="float" office:value="85000"/>
            <table:table-cell office:value-type="float" office:value="0"/>
            <table:table-cell office:value-type="float" office:value="85000"/>
            <table:table-cell office:value-type="float" office:value="46.917397000000001"/>
            <table:table-cell office:value-type="float" office:value="85000"/>
            <table:table-cell office:value-type="float" office:value="3.7130000000000002E-3"/>
            <table:table-cell office:value-type="float" office:value="85000"/>
            <table:table-cell office:value-type="float" office:value="4.8384999999999997E-2"/>
            <table:table-cell office:value-type="float" office:value="85000"/>
            <table:table-cell office:value-type="float" office:value="20.585128999999998"/>
            <table:table-cell office:value-type="float" office:value="85000"/>
            <table:table-cell office:value-type="float" office:value="3.7512999999999998E-2"/>
            <table:table-cell office:value-type="float" office:value="85000"/>
            <table:table-cell office:value-type="float" office:value="2.0108000000000001E-2"/>
            <table:table-cell office:value-type="float" office:value="85000"/>
            <table:table-cell office:value-type="float" office:value="15.416238999999999"/>
          </table:table-row>
          <table:table-row>
            <table:table-cell office:value-type="string">
              <text:p>167</text:p>
            </table:table-cell>
            <table:table-cell office:value-type="float" office:value="90000"/>
            <table:table-cell office:value-type="float" office:value="38.917656999999998"/>
            <table:table-cell office:value-type="float" office:value="90000"/>
            <table:table-cell office:value-type="float" office:value="0"/>
            <table:table-cell office:value-type="float" office:value="90000"/>
            <table:table-cell office:value-type="float" office:value="0"/>
            <table:table-cell office:value-type="float" office:value="90000"/>
            <table:table-cell office:value-type="float" office:value="0"/>
            <table:table-cell office:value-type="float" office:value="90000"/>
            <table:table-cell office:value-type="float" office:value="0"/>
            <table:table-cell office:value-type="float" office:value="90000"/>
            <table:table-cell office:value-type="float" office:value="1.6184E-2"/>
            <table:table-cell office:value-type="float" office:value="90000"/>
            <table:table-cell office:value-type="float" office:value="0"/>
            <table:table-cell office:value-type="float" office:value="90000"/>
            <table:table-cell office:value-type="float" office:value="52.072681000000003"/>
            <table:table-cell office:value-type="float" office:value="90000"/>
            <table:table-cell office:value-type="float" office:value="3.7850000000000002E-3"/>
            <table:table-cell office:value-type="float" office:value="90000"/>
            <table:table-cell office:value-type="float" office:value="5.1524E-2"/>
            <table:table-cell office:value-type="float" office:value="90000"/>
            <table:table-cell office:value-type="float" office:value="23.244682000000001"/>
            <table:table-cell office:value-type="float" office:value="90000"/>
            <table:table-cell office:value-type="float" office:value="4.0638000000000001E-2"/>
            <table:table-cell office:value-type="float" office:value="90000"/>
            <table:table-cell office:value-type="float" office:value="2.1356E-2"/>
            <table:table-cell office:value-type="float" office:value="90000"/>
            <table:table-cell office:value-type="float" office:value="17.750236999999998"/>
          </table:table-row>
          <table:table-row>
            <table:table-cell office:value-type="string">
              <text:p>168</text:p>
            </table:table-cell>
            <table:table-cell office:value-type="float" office:value="95000"/>
            <table:table-cell office:value-type="float" office:value="43.616455999999999"/>
            <table:table-cell office:value-type="float" office:value="95000"/>
            <table:table-cell office:value-type="float" office:value="0"/>
            <table:table-cell office:value-type="float" office:value="95000"/>
            <table:table-cell office:value-type="float" office:value="0"/>
            <table:table-cell office:value-type="float" office:value="95000"/>
            <table:table-cell office:value-type="float" office:value="0"/>
            <table:table-cell office:value-type="float" office:value="95000"/>
            <table:table-cell office:value-type="float" office:value="0"/>
            <table:table-cell office:value-type="float" office:value="95000"/>
            <table:table-cell office:value-type="float" office:value="1.7826999999999999E-2"/>
            <table:table-cell office:value-type="float" office:value="95000"/>
            <table:table-cell office:value-type="float" office:value="0"/>
            <table:table-cell office:value-type="float" office:value="95000"/>
            <table:table-cell office:value-type="float" office:value="57.731820999999997"/>
            <table:table-cell office:value-type="float" office:value="95000"/>
            <table:table-cell office:value-type="float" office:value="3.901E-3"/>
            <table:table-cell office:value-type="float" office:value="95000"/>
            <table:table-cell office:value-type="float" office:value="5.6798000000000001E-2"/>
            <table:table-cell office:value-type="float" office:value="95000"/>
            <table:table-cell office:value-type="float" office:value="25.842784999999999"/>
            <table:table-cell office:value-type="float" office:value="95000"/>
            <table:table-cell office:value-type="float" office:value="4.2227000000000001E-2"/>
            <table:table-cell office:value-type="float" office:value="95000"/>
            <table:table-cell office:value-type="float" office:value="2.2110000000000001E-2"/>
            <table:table-cell office:value-type="float" office:value="95000"/>
            <table:table-cell office:value-type="float" office:value="19.52018"/>
          </table:table-row>
          <table:table-row>
            <table:table-cell office:value-type="string">
              <text:p>169</text:p>
            </table:table-cell>
            <table:table-cell office:value-type="float" office:value="100000"/>
            <table:table-cell office:value-type="float" office:value="47.667619999999999"/>
            <table:table-cell office:value-type="float" office:value="100000"/>
            <table:table-cell office:value-type="float" office:value="0"/>
            <table:table-cell office:value-type="float" office:value="100000"/>
            <table:table-cell office:value-type="float" office:value="0"/>
            <table:table-cell office:value-type="float" office:value="100000"/>
            <table:table-cell office:value-type="float" office:value="0"/>
            <table:table-cell office:value-type="float" office:value="100000"/>
            <table:table-cell office:value-type="float" office:value="0"/>
            <table:table-cell office:value-type="float" office:value="100000"/>
            <table:table-cell office:value-type="float" office:value="2.4729999999999999E-2"/>
            <table:table-cell office:value-type="float" office:value="100000"/>
            <table:table-cell office:value-type="float" office:value="0"/>
            <table:table-cell office:value-type="float" office:value="100000"/>
            <table:table-cell office:value-type="float" office:value="64.705717000000007"/>
            <table:table-cell office:value-type="float" office:value="100000"/>
            <table:table-cell office:value-type="float" office:value="4.0870000000000004E-3"/>
            <table:table-cell office:value-type="float" office:value="100000"/>
            <table:table-cell office:value-type="float" office:value="8.0703999999999998E-2"/>
            <table:table-cell office:value-type="float" office:value="100000"/>
            <table:table-cell office:value-type="float" office:value="28.767734999999998"/>
            <table:table-cell office:value-type="float" office:value="100000"/>
            <table:table-cell office:value-type="float" office:value="4.0147000000000002E-2"/>
            <table:table-cell office:value-type="float" office:value="100000"/>
            <table:table-cell office:value-type="float" office:value="2.2934E-2"/>
            <table:table-cell office:value-type="float" office:value="100000"/>
            <table:table-cell office:value-type="float" office:value="22.162008"/>
          </table:table-row>
          <table:table-row>
            <table:table-cell office:value-type="string">
              <text:p>170</text:p>
            </table:table-cell>
            <table:table-cell office:value-type="float" office:value="110000"/>
            <table:table-cell office:value-type="float" office:value="58.421066000000003"/>
            <table:table-cell office:value-type="float" office:value="110000"/>
            <table:table-cell office:value-type="float" office:value="0"/>
            <table:table-cell office:value-type="float" office:value="110000"/>
            <table:table-cell office:value-type="float" office:value="0"/>
            <table:table-cell office:value-type="float" office:value="110000"/>
            <table:table-cell office:value-type="float" office:value="0"/>
            <table:table-cell office:value-type="float" office:value="110000"/>
            <table:table-cell office:value-type="float" office:value="0"/>
            <table:table-cell office:value-type="float" office:value="110000"/>
            <table:table-cell office:value-type="float" office:value="2.0254000000000001E-2"/>
            <table:table-cell office:value-type="float" office:value="110000"/>
            <table:table-cell office:value-type="float" office:value="0"/>
            <table:table-cell office:value-type="float" office:value="110000"/>
            <table:table-cell office:value-type="float" office:value="81.489334999999997"/>
            <table:table-cell office:value-type="float" office:value="110000"/>
            <table:table-cell office:value-type="float" office:value="5.5999999999999999E-3"/>
            <table:table-cell office:value-type="float" office:value="110000"/>
            <table:table-cell office:value-type="float" office:value="7.3080999999999993E-2"/>
            <table:table-cell office:value-type="float" office:value="110000"/>
            <table:table-cell office:value-type="float" office:value="34.973494000000002"/>
            <table:table-cell office:value-type="float" office:value="110000"/>
            <table:table-cell office:value-type="float" office:value="5.3510000000000002E-2"/>
            <table:table-cell office:value-type="float" office:value="110000"/>
            <table:table-cell office:value-type="float" office:value="3.1175999999999999E-2"/>
            <table:table-cell office:value-type="float" office:value="110000"/>
            <table:table-cell office:value-type="float" office:value="26.985491"/>
          </table:table-row>
          <table:table-row>
            <table:table-cell office:value-type="string">
              <text:p>171</text:p>
            </table:table-cell>
            <table:table-cell office:value-type="float" office:value="120000"/>
            <table:table-cell office:value-type="float" office:value="70.585695000000001"/>
            <table:table-cell office:value-type="float" office:value="120000"/>
            <table:table-cell office:value-type="float" office:value="0"/>
            <table:table-cell office:value-type="float" office:value="120000"/>
            <table:table-cell office:value-type="float" office:value="0"/>
            <table:table-cell office:value-type="float" office:value="120000"/>
            <table:table-cell office:value-type="float" office:value="0"/>
            <table:table-cell office:value-type="float" office:value="120000"/>
            <table:table-cell office:value-type="float" office:value="0"/>
            <table:table-cell office:value-type="float" office:value="120000"/>
            <table:table-cell office:value-type="float" office:value="2.1885000000000002E-2"/>
            <table:table-cell office:value-type="float" office:value="120000"/>
            <table:table-cell office:value-type="float" office:value="0"/>
            <table:table-cell office:value-type="float" office:value="120000"/>
            <table:table-cell office:value-type="float" office:value="95.220903000000007"/>
            <table:table-cell office:value-type="float" office:value="120000"/>
            <table:table-cell office:value-type="float" office:value="5.1180000000000002E-3"/>
            <table:table-cell office:value-type="float" office:value="120000"/>
            <table:table-cell office:value-type="float" office:value="7.7004000000000003E-2"/>
            <table:table-cell office:value-type="float" office:value="120000"/>
            <table:table-cell office:value-type="float" office:value="41.570887999999997"/>
            <table:table-cell office:value-type="float" office:value="120000"/>
            <table:table-cell office:value-type="float" office:value="6.2309999999999997E-2"/>
            <table:table-cell office:value-type="float" office:value="120000"/>
            <table:table-cell office:value-type="float" office:value="3.3744000000000003E-2"/>
            <table:table-cell office:value-type="float" office:value="120000"/>
            <table:table-cell office:value-type="float" office:value="32.137999000000001"/>
          </table:table-row>
          <table:table-row>
            <table:table-cell office:value-type="string">
              <text:p>172</text:p>
            </table:table-cell>
            <table:table-cell office:value-type="float" office:value="130000"/>
            <table:table-cell office:value-type="float" office:value="80.885878000000005"/>
            <table:table-cell office:value-type="float" office:value="130000"/>
            <table:table-cell office:value-type="float" office:value="0"/>
            <table:table-cell office:value-type="float" office:value="130000"/>
            <table:table-cell office:value-type="float" office:value="0"/>
            <table:table-cell office:value-type="float" office:value="130000"/>
            <table:table-cell office:value-type="float" office:value="0"/>
            <table:table-cell office:value-type="float" office:value="130000"/>
            <table:table-cell office:value-type="float" office:value="0"/>
            <table:table-cell office:value-type="float" office:value="130000"/>
            <table:table-cell office:value-type="float" office:value="2.4058E-2"/>
            <table:table-cell office:value-type="float" office:value="130000"/>
            <table:table-cell office:value-type="float" office:value="0"/>
            <table:table-cell office:value-type="float" office:value="130000"/>
            <table:table-cell office:value-type="float" office:value="106.809652"/>
            <table:table-cell office:value-type="float" office:value="130000"/>
            <table:table-cell office:value-type="float" office:value="4.7520000000000001E-3"/>
            <table:table-cell office:value-type="float" office:value="130000"/>
            <table:table-cell office:value-type="float" office:value="8.3346000000000003E-2"/>
            <table:table-cell office:value-type="float" office:value="130000"/>
            <table:table-cell office:value-type="float" office:value="48.382730000000002"/>
            <table:table-cell office:value-type="float" office:value="130000"/>
            <table:table-cell office:value-type="float" office:value="6.4270999999999995E-2"/>
            <table:table-cell office:value-type="float" office:value="130000"/>
            <table:table-cell office:value-type="float" office:value="3.9189000000000002E-2"/>
            <table:table-cell office:value-type="float" office:value="130000"/>
            <table:table-cell office:value-type="float" office:value="36.828612999999997"/>
          </table:table-row>
          <table:table-row>
            <table:table-cell office:value-type="string">
              <text:p>173</text:p>
            </table:table-cell>
            <table:table-cell office:value-type="float" office:value="140000"/>
            <table:table-cell office:value-type="float" office:value="95.710481999999999"/>
            <table:table-cell office:value-type="float" office:value="140000"/>
            <table:table-cell office:value-type="float" office:value="0"/>
            <table:table-cell office:value-type="float" office:value="140000"/>
            <table:table-cell office:value-type="float" office:value="0"/>
            <table:table-cell office:value-type="float" office:value="140000"/>
            <table:table-cell office:value-type="float" office:value="0"/>
            <table:table-cell office:value-type="float" office:value="140000"/>
            <table:table-cell office:value-type="float" office:value="0"/>
            <table:table-cell office:value-type="float" office:value="140000"/>
            <table:table-cell office:value-type="float" office:value="2.6065000000000001E-2"/>
            <table:table-cell office:value-type="float" office:value="140000"/>
            <table:table-cell office:value-type="float" office:value="0"/>
            <table:table-cell office:value-type="float" office:value="140000"/>
            <table:table-cell office:value-type="float" office:value="128.63949099999999"/>
            <table:table-cell office:value-type="float" office:value="140000"/>
            <table:table-cell office:value-type="float" office:value="5.4790000000000004E-3"/>
            <table:table-cell office:value-type="float" office:value="140000"/>
            <table:table-cell office:value-type="float" office:value="8.6212999999999998E-2"/>
            <table:table-cell office:value-type="float" office:value="140000"/>
            <table:table-cell office:value-type="float" office:value="56.140228"/>
            <table:table-cell office:value-type="float" office:value="140000"/>
            <table:table-cell office:value-type="float" office:value="6.7391999999999994E-2"/>
            <table:table-cell office:value-type="float" office:value="140000"/>
            <table:table-cell office:value-type="float" office:value="4.1807999999999998E-2"/>
            <table:table-cell office:value-type="float" office:value="140000"/>
            <table:table-cell office:value-type="float" office:value="42.568032000000002"/>
          </table:table-row>
          <table:table-row>
            <table:table-cell office:value-type="string">
              <text:p>174</text:p>
            </table:table-cell>
            <table:table-cell office:value-type="float" office:value="150000"/>
            <table:table-cell office:value-type="float" office:value="108.802587"/>
            <table:table-cell office:value-type="float" office:value="150000"/>
            <table:table-cell office:value-type="float" office:value="0"/>
            <table:table-cell office:value-type="float" office:value="150000"/>
            <table:table-cell office:value-type="float" office:value="0"/>
            <table:table-cell office:value-type="float" office:value="150000"/>
            <table:table-cell office:value-type="float" office:value="0"/>
            <table:table-cell office:value-type="float" office:value="150000"/>
            <table:table-cell office:value-type="float" office:value="0"/>
            <table:table-cell office:value-type="float" office:value="150000"/>
            <table:table-cell office:value-type="float" office:value="2.9727E-2"/>
            <table:table-cell office:value-type="float" office:value="150000"/>
            <table:table-cell office:value-type="float" office:value="0"/>
            <table:table-cell office:value-type="float" office:value="150000"/>
            <table:table-cell office:value-type="float" office:value="152.47538800000001"/>
            <table:table-cell office:value-type="float" office:value="150000"/>
            <table:table-cell office:value-type="float" office:value="4.875E-3"/>
            <table:table-cell office:value-type="float" office:value="150000"/>
            <table:table-cell office:value-type="float" office:value="9.5107999999999998E-2"/>
            <table:table-cell office:value-type="float" office:value="150000"/>
            <table:table-cell office:value-type="float" office:value="67.019749000000004"/>
            <table:table-cell office:value-type="float" office:value="150000"/>
            <table:table-cell office:value-type="float" office:value="7.5996999999999995E-2"/>
            <table:table-cell office:value-type="float" office:value="150000"/>
            <table:table-cell office:value-type="float" office:value="4.1675999999999998E-2"/>
            <table:table-cell office:value-type="float" office:value="150000"/>
            <table:table-cell office:value-type="float" office:value="49.853766999999998"/>
          </table:table-row>
          <table:table-row>
            <table:table-cell office:value-type="string">
              <text:p>175</text:p>
            </table:table-cell>
            <table:table-cell office:value-type="float" office:value="160000"/>
            <table:table-cell office:value-type="float" office:value="125.315141"/>
            <table:table-cell office:value-type="float" office:value="160000"/>
            <table:table-cell office:value-type="float" office:value="0"/>
            <table:table-cell office:value-type="float" office:value="160000"/>
            <table:table-cell office:value-type="float" office:value="0"/>
            <table:table-cell office:value-type="float" office:value="160000"/>
            <table:table-cell office:value-type="float" office:value="0"/>
            <table:table-cell office:value-type="float" office:value="160000"/>
            <table:table-cell office:value-type="float" office:value="0"/>
            <table:table-cell office:value-type="float" office:value="160000"/>
            <table:table-cell office:value-type="float" office:value="2.9586999999999999E-2"/>
            <table:table-cell office:value-type="float" office:value="160000"/>
            <table:table-cell office:value-type="float" office:value="0"/>
            <table:table-cell office:value-type="float" office:value="160000"/>
            <table:table-cell office:value-type="float" office:value="165.73847900000001"/>
            <table:table-cell office:value-type="float" office:value="160000"/>
            <table:table-cell office:value-type="float" office:value="5.6389999999999999E-3"/>
            <table:table-cell office:value-type="float" office:value="160000"/>
            <table:table-cell office:value-type="float" office:value="0.11354"/>
            <table:table-cell office:value-type="float" office:value="160000"/>
            <table:table-cell office:value-type="float" office:value="81.406509"/>
            <table:table-cell office:value-type="float" office:value="160000"/>
            <table:table-cell office:value-type="float" office:value="7.0091000000000001E-2"/>
            <table:table-cell office:value-type="float" office:value="160000"/>
            <table:table-cell office:value-type="float" office:value="4.4587000000000002E-2"/>
            <table:table-cell office:value-type="float" office:value="160000"/>
            <table:table-cell office:value-type="float" office:value="57.485219000000001"/>
          </table:table-row>
          <table:table-row>
            <table:table-cell office:value-type="string">
              <text:p>176</text:p>
            </table:table-cell>
            <table:table-cell office:value-type="float" office:value="170000"/>
            <table:table-cell office:value-type="float" office:value="141.308877"/>
            <table:table-cell office:value-type="float" office:value="170000"/>
            <table:table-cell office:value-type="float" office:value="0"/>
            <table:table-cell office:value-type="float" office:value="170000"/>
            <table:table-cell office:value-type="float" office:value="0"/>
            <table:table-cell office:value-type="float" office:value="170000"/>
            <table:table-cell office:value-type="float" office:value="0"/>
            <table:table-cell office:value-type="float" office:value="170000"/>
            <table:table-cell office:value-type="float" office:value="0"/>
            <table:table-cell office:value-type="float" office:value="170000"/>
            <table:table-cell office:value-type="float" office:value="5.9921000000000002E-2"/>
            <table:table-cell office:value-type="float" office:value="170000"/>
            <table:table-cell office:value-type="float" office:value="0"/>
            <table:table-cell office:value-type="float" office:value="170000"/>
            <table:table-cell office:value-type="float" office:value="186.862574"/>
            <table:table-cell office:value-type="float" office:value="170000"/>
            <table:table-cell office:value-type="float" office:value="5.4860000000000004E-3"/>
            <table:table-cell office:value-type="float" office:value="170000"/>
            <table:table-cell office:value-type="float" office:value="0.10481799999999999"/>
            <table:table-cell office:value-type="float" office:value="170000"/>
            <table:table-cell office:value-type="float" office:value="84.491631999999996"/>
            <table:table-cell office:value-type="float" office:value="170000"/>
            <table:table-cell office:value-type="float" office:value="8.1351999999999994E-2"/>
            <table:table-cell office:value-type="float" office:value="170000"/>
            <table:table-cell office:value-type="float" office:value="4.8956E-2"/>
            <table:table-cell office:value-type="float" office:value="170000"/>
            <table:table-cell office:value-type="float" office:value="64.274456999999998"/>
          </table:table-row>
          <table:table-row>
            <table:table-cell office:value-type="string">
              <text:p>177</text:p>
            </table:table-cell>
            <table:table-cell office:value-type="float" office:value="180000"/>
            <table:table-cell office:value-type="float" office:value="162.635469"/>
            <table:table-cell office:value-type="float" office:value="180000"/>
            <table:table-cell office:value-type="float" office:value="0"/>
            <table:table-cell office:value-type="float" office:value="180000"/>
            <table:table-cell office:value-type="float" office:value="0"/>
            <table:table-cell office:value-type="float" office:value="180000"/>
            <table:table-cell office:value-type="float" office:value="0"/>
            <table:table-cell office:value-type="float" office:value="180000"/>
            <table:table-cell office:value-type="float" office:value="0"/>
            <table:table-cell office:value-type="float" office:value="180000"/>
            <table:table-cell office:value-type="float" office:value="3.3249000000000001E-2"/>
            <table:table-cell office:value-type="float" office:value="180000"/>
            <table:table-cell office:value-type="float" office:value="0"/>
            <table:table-cell office:value-type="float" office:value="180000"/>
            <table:table-cell office:value-type="float" office:value="208.079936"/>
            <table:table-cell office:value-type="float" office:value="180000"/>
            <table:table-cell office:value-type="float" office:value="5.6449999999999998E-3"/>
            <table:table-cell office:value-type="float" office:value="180000"/>
            <table:table-cell office:value-type="float" office:value="0.115004"/>
            <table:table-cell office:value-type="float" office:value="180000"/>
            <table:table-cell office:value-type="float" office:value="94.721430999999995"/>
            <table:table-cell office:value-type="float" office:value="180000"/>
            <table:table-cell office:value-type="float" office:value="7.8834000000000001E-2"/>
            <table:table-cell office:value-type="float" office:value="180000"/>
            <table:table-cell office:value-type="float" office:value="5.4725999999999997E-2"/>
            <table:table-cell office:value-type="float" office:value="180000"/>
            <table:table-cell office:value-type="float" office:value="71.741423999999995"/>
          </table:table-row>
          <table:table-row>
            <table:table-cell office:value-type="string">
              <text:p>178</text:p>
            </table:table-cell>
            <table:table-cell office:value-type="float" office:value="190000"/>
            <table:table-cell office:value-type="float" office:value="181.74377799999999"/>
            <table:table-cell office:value-type="float" office:value="190000"/>
            <table:table-cell office:value-type="float" office:value="0"/>
            <table:table-cell office:value-type="float" office:value="190000"/>
            <table:table-cell office:value-type="float" office:value="0"/>
            <table:table-cell office:value-type="float" office:value="190000"/>
            <table:table-cell office:value-type="float" office:value="0"/>
            <table:table-cell office:value-type="float" office:value="190000"/>
            <table:table-cell office:value-type="float" office:value="0"/>
            <table:table-cell office:value-type="float" office:value="190000"/>
            <table:table-cell office:value-type="float" office:value="3.5832000000000003E-2"/>
            <table:table-cell office:value-type="float" office:value="190000"/>
            <table:table-cell office:value-type="float" office:value="0"/>
            <table:table-cell office:value-type="float" office:value="190000"/>
            <table:table-cell office:value-type="float" office:value="235.61798200000001"/>
            <table:table-cell office:value-type="float" office:value="190000"/>
            <table:table-cell office:value-type="float" office:value="7.1209999999999997E-3"/>
            <table:table-cell office:value-type="float" office:value="190000"/>
            <table:table-cell office:value-type="float" office:value="0.124517"/>
            <table:table-cell office:value-type="float" office:value="190000"/>
            <table:table-cell office:value-type="float" office:value="104.721305"/>
            <table:table-cell office:value-type="float" office:value="190000"/>
            <table:table-cell office:value-type="float" office:value="9.9384E-2"/>
            <table:table-cell office:value-type="float" office:value="190000"/>
            <table:table-cell office:value-type="float" office:value="5.3622000000000003E-2"/>
            <table:table-cell office:value-type="float" office:value="190000"/>
            <table:table-cell office:value-type="float" office:value="78.914377999999999"/>
          </table:table-row>
          <table:table-row>
            <table:table-cell office:value-type="string">
              <text:p>179</text:p>
            </table:table-cell>
            <table:table-cell office:value-type="float" office:value="200000"/>
            <table:table-cell office:value-type="float" office:value="197.62035299999999"/>
            <table:table-cell office:value-type="float" office:value="200000"/>
            <table:table-cell office:value-type="float" office:value="0"/>
            <table:table-cell office:value-type="float" office:value="200000"/>
            <table:table-cell office:value-type="float" office:value="0"/>
            <table:table-cell office:value-type="float" office:value="200000"/>
            <table:table-cell office:value-type="float" office:value="0"/>
            <table:table-cell office:value-type="float" office:value="200000"/>
            <table:table-cell office:value-type="float" office:value="0"/>
            <table:table-cell office:value-type="float" office:value="200000"/>
            <table:table-cell office:value-type="float" office:value="3.7184000000000002E-2"/>
            <table:table-cell office:value-type="float" office:value="200000"/>
            <table:table-cell office:value-type="float" office:value="0"/>
            <table:table-cell office:value-type="float" office:value="200000"/>
            <table:table-cell office:value-type="float" office:value="275.88663500000001"/>
            <table:table-cell office:value-type="float" office:value="200000"/>
            <table:table-cell office:value-type="float" office:value="5.594E-3"/>
            <table:table-cell office:value-type="float" office:value="200000"/>
            <table:table-cell office:value-type="float" office:value="0.11013199999999999"/>
            <table:table-cell office:value-type="float" office:value="200000"/>
            <table:table-cell office:value-type="float" office:value="116.918508"/>
            <table:table-cell office:value-type="float" office:value="200000"/>
            <table:table-cell office:value-type="float" office:value="0.11326899999999999"/>
            <table:table-cell office:value-type="float" office:value="200000"/>
            <table:table-cell office:value-type="float" office:value="6.3639000000000001E-2"/>
            <table:table-cell office:value-type="float" office:value="200000"/>
            <table:table-cell office:value-type="float" office:value="87.837224000000006"/>
          </table:table-row>
          <table:table-row>
            <table:table-cell office:value-type="string">
              <text:p>180</text:p>
            </table:table-cell>
            <table:table-cell office:value-type="float" office:value="210000"/>
            <table:table-cell office:value-type="float" office:value="227.38143099999999"/>
            <table:table-cell office:value-type="float" office:value="210000"/>
            <table:table-cell office:value-type="float" office:value="0"/>
            <table:table-cell office:value-type="float" office:value="210000"/>
            <table:table-cell office:value-type="float" office:value="0"/>
            <table:table-cell office:value-type="float" office:value="210000"/>
            <table:table-cell office:value-type="float" office:value="0"/>
            <table:table-cell office:value-type="float" office:value="210000"/>
            <table:table-cell office:value-type="float" office:value="0"/>
            <table:table-cell office:value-type="float" office:value="210000"/>
            <table:table-cell office:value-type="float" office:value="3.9119000000000001E-2"/>
            <table:table-cell office:value-type="float" office:value="210000"/>
            <table:table-cell office:value-type="float" office:value="0"/>
            <table:table-cell office:value-type="float" office:value="210000"/>
            <table:table-cell office:value-type="float" office:value="284.71230300000002"/>
            <table:table-cell office:value-type="float" office:value="210000"/>
            <table:table-cell office:value-type="float" office:value="9.0449999999999992E-3"/>
            <table:table-cell office:value-type="float" office:value="210000"/>
            <table:table-cell office:value-type="float" office:value="0.13936200000000001"/>
            <table:table-cell office:value-type="float" office:value="210000"/>
            <table:table-cell office:value-type="float" office:value="126.63928"/>
            <table:table-cell office:value-type="float" office:value="210000"/>
            <table:table-cell office:value-type="float" office:value="0.115339"/>
            <table:table-cell office:value-type="float" office:value="210000"/>
            <table:table-cell office:value-type="float" office:value="6.5590999999999997E-2"/>
            <table:table-cell office:value-type="float" office:value="210000"/>
            <table:table-cell office:value-type="float" office:value="97.857557999999997"/>
          </table:table-row>
          <table:table-row>
            <table:table-cell office:value-type="string">
              <text:p>181</text:p>
            </table:table-cell>
            <table:table-cell office:value-type="float" office:value="220000"/>
            <table:table-cell office:value-type="float" office:value="248.214935"/>
            <table:table-cell office:value-type="float" office:value="220000"/>
            <table:table-cell office:value-type="float" office:value="0"/>
            <table:table-cell office:value-type="float" office:value="220000"/>
            <table:table-cell office:value-type="float" office:value="0"/>
            <table:table-cell office:value-type="float" office:value="220000"/>
            <table:table-cell office:value-type="float" office:value="0"/>
            <table:table-cell office:value-type="float" office:value="220000"/>
            <table:table-cell office:value-type="float" office:value="0"/>
            <table:table-cell office:value-type="float" office:value="220000"/>
            <table:table-cell office:value-type="float" office:value="4.1836999999999999E-2"/>
            <table:table-cell office:value-type="float" office:value="220000"/>
            <table:table-cell office:value-type="float" office:value="0"/>
            <table:table-cell office:value-type="float" office:value="220000"/>
            <table:table-cell office:value-type="float" office:value="313.53899999999999"/>
            <table:table-cell office:value-type="float" office:value="220000"/>
            <table:table-cell office:value-type="float" office:value="7.0660000000000002E-3"/>
            <table:table-cell office:value-type="float" office:value="220000"/>
            <table:table-cell office:value-type="float" office:value="0.16197900000000001"/>
            <table:table-cell office:value-type="float" office:value="220000"/>
            <table:table-cell office:value-type="float" office:value="143.654281"/>
            <table:table-cell office:value-type="float" office:value="220000"/>
            <table:table-cell office:value-type="float" office:value="0.13445499999999999"/>
            <table:table-cell office:value-type="float" office:value="220000"/>
            <table:table-cell office:value-type="float" office:value="6.3664999999999999E-2"/>
            <table:table-cell office:value-type="float" office:value="220000"/>
            <table:table-cell office:value-type="float" office:value="105.82393500000001"/>
          </table:table-row>
          <table:table-row>
            <table:table-cell office:value-type="string">
              <text:p>182</text:p>
            </table:table-cell>
            <table:table-cell office:value-type="float" office:value="230000"/>
            <table:table-cell office:value-type="float" office:value="269.29102599999999"/>
            <table:table-cell office:value-type="float" office:value="230000"/>
            <table:table-cell office:value-type="float" office:value="0"/>
            <table:table-cell office:value-type="float" office:value="230000"/>
            <table:table-cell office:value-type="float" office:value="0"/>
            <table:table-cell office:value-type="float" office:value="230000"/>
            <table:table-cell office:value-type="float" office:value="0"/>
            <table:table-cell office:value-type="float" office:value="230000"/>
            <table:table-cell office:value-type="float" office:value="0"/>
            <table:table-cell office:value-type="float" office:value="230000"/>
            <table:table-cell office:value-type="float" office:value="4.2855999999999998E-2"/>
            <table:table-cell office:value-type="float" office:value="230000"/>
            <table:table-cell office:value-type="float" office:value="0"/>
            <table:table-cell office:value-type="float" office:value="230000"/>
            <table:table-cell office:value-type="float" office:value="341.467354"/>
            <table:table-cell office:value-type="float" office:value="230000"/>
            <table:table-cell office:value-type="float" office:value="6.6559999999999996E-3"/>
            <table:table-cell office:value-type="float" office:value="230000"/>
            <table:table-cell office:value-type="float" office:value="0.147091"/>
            <table:table-cell office:value-type="float" office:value="230000"/>
            <table:table-cell office:value-type="float" office:value="155.50045499999999"/>
            <table:table-cell office:value-type="float" office:value="230000"/>
            <table:table-cell office:value-type="float" office:value="0.106068"/>
            <table:table-cell office:value-type="float" office:value="230000"/>
            <table:table-cell office:value-type="float" office:value="5.9726000000000001E-2"/>
            <table:table-cell office:value-type="float" office:value="230000"/>
            <table:table-cell office:value-type="float" office:value="115.733662"/>
          </table:table-row>
          <table:table-row>
            <table:table-cell office:value-type="string">
              <text:p>183</text:p>
            </table:table-cell>
            <table:table-cell office:value-type="float" office:value="240000"/>
            <table:table-cell office:value-type="float" office:value="298.93763100000001"/>
            <table:table-cell office:value-type="float" office:value="240000"/>
            <table:table-cell office:value-type="float" office:value="0"/>
            <table:table-cell office:value-type="float" office:value="240000"/>
            <table:table-cell office:value-type="float" office:value="0"/>
            <table:table-cell office:value-type="float" office:value="240000"/>
            <table:table-cell office:value-type="float" office:value="0"/>
            <table:table-cell office:value-type="float" office:value="240000"/>
            <table:table-cell office:value-type="float" office:value="0"/>
            <table:table-cell office:value-type="float" office:value="240000"/>
            <table:table-cell office:value-type="float" office:value="4.6743E-2"/>
            <table:table-cell office:value-type="float" office:value="240000"/>
            <table:table-cell office:value-type="float" office:value="0"/>
            <table:table-cell office:value-type="float" office:value="240000"/>
            <table:table-cell office:value-type="float" office:value="376.598952"/>
            <table:table-cell office:value-type="float" office:value="240000"/>
            <table:table-cell office:value-type="float" office:value="7.2309999999999996E-3"/>
            <table:table-cell office:value-type="float" office:value="240000"/>
            <table:table-cell office:value-type="float" office:value="0.152781"/>
            <table:table-cell office:value-type="float" office:value="240000"/>
            <table:table-cell office:value-type="float" office:value="170.75968399999999"/>
            <table:table-cell office:value-type="float" office:value="240000"/>
            <table:table-cell office:value-type="float" office:value="0.12976799999999999"/>
            <table:table-cell office:value-type="float" office:value="240000"/>
            <table:table-cell office:value-type="float" office:value="6.7171999999999996E-2"/>
            <table:table-cell office:value-type="float" office:value="240000"/>
            <table:table-cell office:value-type="float" office:value="126.430778"/>
          </table:table-row>
          <table:table-row>
            <table:table-cell office:value-type="string">
              <text:p>184</text:p>
            </table:table-cell>
            <table:table-cell office:value-type="float" office:value="250000"/>
            <table:table-cell office:value-type="float" office:value="340.96011600000003"/>
            <table:table-cell office:value-type="float" office:value="250000"/>
            <table:table-cell office:value-type="float" office:value="0"/>
            <table:table-cell office:value-type="float" office:value="250000"/>
            <table:table-cell office:value-type="float" office:value="0"/>
            <table:table-cell office:value-type="float" office:value="250000"/>
            <table:table-cell office:value-type="float" office:value="0"/>
            <table:table-cell office:value-type="float" office:value="250000"/>
            <table:table-cell office:value-type="float" office:value="0"/>
            <table:table-cell office:value-type="float" office:value="250000"/>
            <table:table-cell office:value-type="float" office:value="4.6871999999999997E-2"/>
            <table:table-cell office:value-type="float" office:value="250000"/>
            <table:table-cell office:value-type="float" office:value="0"/>
            <table:table-cell office:value-type="float" office:value="250000"/>
            <table:table-cell office:value-type="float" office:value="427.73796499999997"/>
            <table:table-cell office:value-type="float" office:value="250000"/>
            <table:table-cell office:value-type="float" office:value="7.9729999999999992E-3"/>
            <table:table-cell office:value-type="float" office:value="250000"/>
            <table:table-cell office:value-type="float" office:value="0.194492"/>
            <table:table-cell office:value-type="float" office:value="250000"/>
            <table:table-cell office:value-type="float" office:value="210.05231699999999"/>
            <table:table-cell office:value-type="float" office:value="250000"/>
            <table:table-cell office:value-type="float" office:value="0.131692"/>
            <table:table-cell office:value-type="float" office:value="250000"/>
            <table:table-cell office:value-type="float" office:value="7.4196999999999999E-2"/>
            <table:table-cell office:value-type="float" office:value="250000"/>
            <table:table-cell office:value-type="float" office:value="159.45337000000001"/>
          </table:table-row>
          <table:table-row>
            <table:table-cell office:value-type="string">
              <text:p>185</text:p>
            </table:table-cell>
            <table:table-cell office:value-type="float" office:value="260000"/>
            <table:table-cell office:value-type="float" office:value="359.44453900000002"/>
            <table:table-cell office:value-type="float" office:value="260000"/>
            <table:table-cell office:value-type="float" office:value="0"/>
            <table:table-cell office:value-type="float" office:value="260000"/>
            <table:table-cell office:value-type="float" office:value="0"/>
            <table:table-cell office:value-type="float" office:value="260000"/>
            <table:table-cell office:value-type="float" office:value="0"/>
            <table:table-cell office:value-type="float" office:value="260000"/>
            <table:table-cell office:value-type="float" office:value="0"/>
            <table:table-cell office:value-type="float" office:value="260000"/>
            <table:table-cell office:value-type="float" office:value="4.8953999999999998E-2"/>
            <table:table-cell office:value-type="float" office:value="260000"/>
            <table:table-cell office:value-type="float" office:value="0"/>
            <table:table-cell office:value-type="float" office:value="260000"/>
            <table:table-cell office:value-type="float" office:value="497.123763"/>
            <table:table-cell office:value-type="float" office:value="260000"/>
            <table:table-cell office:value-type="float" office:value="7.4970000000000002E-3"/>
            <table:table-cell office:value-type="float" office:value="260000"/>
            <table:table-cell office:value-type="float" office:value="0.19198799999999999"/>
            <table:table-cell office:value-type="float" office:value="260000"/>
            <table:table-cell office:value-type="float" office:value="198.23625999999999"/>
            <table:table-cell office:value-type="float" office:value="260000"/>
            <table:table-cell office:value-type="float" office:value="0.16484099999999999"/>
            <table:table-cell office:value-type="float" office:value="260000"/>
            <table:table-cell office:value-type="float" office:value="8.0701999999999996E-2"/>
            <table:table-cell office:value-type="float" office:value="260000"/>
            <table:table-cell office:value-type="float" office:value="151.17958200000001"/>
          </table:table-row>
          <table:table-row>
            <table:table-cell office:value-type="string">
              <text:p>186</text:p>
            </table:table-cell>
            <table:table-cell office:value-type="float" office:value="270000"/>
            <table:table-cell office:value-type="float" office:value="390.721023"/>
            <table:table-cell office:value-type="float" office:value="270000"/>
            <table:table-cell office:value-type="float" office:value="0"/>
            <table:table-cell office:value-type="float" office:value="270000"/>
            <table:table-cell office:value-type="float" office:value="0"/>
            <table:table-cell office:value-type="float" office:value="270000"/>
            <table:table-cell office:value-type="float" office:value="0"/>
            <table:table-cell office:value-type="float" office:value="270000"/>
            <table:table-cell office:value-type="float" office:value="0"/>
            <table:table-cell office:value-type="float" office:value="270000"/>
            <table:table-cell office:value-type="float" office:value="5.0802E-2"/>
            <table:table-cell office:value-type="float" office:value="270000"/>
            <table:table-cell office:value-type="float" office:value="0"/>
            <table:table-cell office:value-type="float" office:value="270000"/>
            <table:table-cell office:value-type="float" office:value="478.92794199999997"/>
            <table:table-cell office:value-type="float" office:value="270000"/>
            <table:table-cell office:value-type="float" office:value="7.5209999999999999E-3"/>
            <table:table-cell office:value-type="float" office:value="270000"/>
            <table:table-cell office:value-type="float" office:value="0.17521200000000001"/>
            <table:table-cell office:value-type="float" office:value="270000"/>
            <table:table-cell office:value-type="float" office:value="231.96884800000001"/>
            <table:table-cell office:value-type="float" office:value="270000"/>
            <table:table-cell office:value-type="float" office:value="0.14233699999999999"/>
            <table:table-cell office:value-type="float" office:value="270000"/>
            <table:table-cell office:value-type="float" office:value="7.7529000000000001E-2"/>
            <table:table-cell office:value-type="float" office:value="270000"/>
            <table:table-cell office:value-type="float" office:value="168.620025"/>
          </table:table-row>
          <table:table-row>
            <table:table-cell office:value-type="string">
              <text:p>187</text:p>
            </table:table-cell>
            <table:table-cell office:value-type="float" office:value="280000"/>
            <table:table-cell office:value-type="float" office:value="432.48813899999999"/>
            <table:table-cell office:value-type="float" office:value="280000"/>
            <table:table-cell office:value-type="float" office:value="0"/>
            <table:table-cell office:value-type="float" office:value="280000"/>
            <table:table-cell office:value-type="float" office:value="0"/>
            <table:table-cell office:value-type="float" office:value="280000"/>
            <table:table-cell office:value-type="float" office:value="0"/>
            <table:table-cell office:value-type="float" office:value="280000"/>
            <table:table-cell office:value-type="float" office:value="0"/>
            <table:table-cell office:value-type="float" office:value="280000"/>
            <table:table-cell office:value-type="float" office:value="5.4191999999999997E-2"/>
            <table:table-cell office:value-type="float" office:value="280000"/>
            <table:table-cell office:value-type="float" office:value="0"/>
            <table:table-cell office:value-type="float" office:value="280000"/>
            <table:table-cell office:value-type="float" office:value="563.250224"/>
            <table:table-cell office:value-type="float" office:value="280000"/>
            <table:table-cell office:value-type="float" office:value="7.5440000000000004E-3"/>
            <table:table-cell office:value-type="float" office:value="280000"/>
            <table:table-cell office:value-type="float" office:value="0.16345000000000001"/>
            <table:table-cell office:value-type="float" office:value="280000"/>
            <table:table-cell office:value-type="float" office:value="258.68682100000001"/>
            <table:table-cell office:value-type="float" office:value="280000"/>
            <table:table-cell office:value-type="float" office:value="0.16555300000000001"/>
            <table:table-cell office:value-type="float" office:value="280000"/>
            <table:table-cell office:value-type="float" office:value="8.5715E-2"/>
            <table:table-cell office:value-type="float" office:value="280000"/>
            <table:table-cell office:value-type="float" office:value="195.02028200000001"/>
          </table:table-row>
          <table:table-row>
            <table:table-cell office:value-type="string">
              <text:p>188</text:p>
            </table:table-cell>
            <table:table-cell office:value-type="float" office:value="290000"/>
            <table:table-cell office:value-type="float" office:value="467.13138600000002"/>
            <table:table-cell office:value-type="float" office:value="290000"/>
            <table:table-cell office:value-type="float" office:value="0"/>
            <table:table-cell office:value-type="float" office:value="290000"/>
            <table:table-cell office:value-type="float" office:value="0"/>
            <table:table-cell office:value-type="float" office:value="290000"/>
            <table:table-cell office:value-type="float" office:value="0"/>
            <table:table-cell office:value-type="float" office:value="290000"/>
            <table:table-cell office:value-type="float" office:value="0"/>
            <table:table-cell office:value-type="float" office:value="290000"/>
            <table:table-cell office:value-type="float" office:value="5.5620999999999997E-2"/>
            <table:table-cell office:value-type="float" office:value="290000"/>
            <table:table-cell office:value-type="float" office:value="0"/>
            <table:table-cell office:value-type="float" office:value="290000"/>
            <table:table-cell office:value-type="float" office:value="612.31721500000003"/>
            <table:table-cell office:value-type="float" office:value="290000"/>
            <table:table-cell office:value-type="float" office:value="8.3700000000000007E-3"/>
            <table:table-cell office:value-type="float" office:value="290000"/>
            <table:table-cell office:value-type="float" office:value="0.20199800000000001"/>
            <table:table-cell office:value-type="float" office:value="290000"/>
            <table:table-cell office:value-type="float" office:value="279.18189699999999"/>
            <table:table-cell office:value-type="float" office:value="290000"/>
            <table:table-cell office:value-type="float" office:value="0.159529"/>
            <table:table-cell office:value-type="float" office:value="290000"/>
            <table:table-cell office:value-type="float" office:value="8.1595000000000001E-2"/>
            <table:table-cell office:value-type="float" office:value="290000"/>
            <table:table-cell office:value-type="float" office:value="206.42412300000001"/>
          </table:table-row>
          <table:table-row>
            <table:table-cell office:value-type="string">
              <text:p>189</text:p>
            </table:table-cell>
            <table:table-cell office:value-type="float" office:value="300000"/>
            <table:table-cell office:value-type="float" office:value="483.32614899999999"/>
            <table:table-cell office:value-type="float" office:value="300000"/>
            <table:table-cell office:value-type="float" office:value="0"/>
            <table:table-cell office:value-type="float" office:value="300000"/>
            <table:table-cell office:value-type="float" office:value="0"/>
            <table:table-cell office:value-type="float" office:value="300000"/>
            <table:table-cell office:value-type="float" office:value="0"/>
            <table:table-cell office:value-type="float" office:value="300000"/>
            <table:table-cell office:value-type="float" office:value="0"/>
            <table:table-cell office:value-type="float" office:value="300000"/>
            <table:table-cell office:value-type="float" office:value="0.11876100000000001"/>
            <table:table-cell office:value-type="float" office:value="300000"/>
            <table:table-cell office:value-type="float" office:value="0"/>
            <table:table-cell office:value-type="float" office:value="300000"/>
            <table:table-cell office:value-type="float" office:value="662.51892399999997"/>
            <table:table-cell office:value-type="float" office:value="300000"/>
            <table:table-cell office:value-type="float" office:value="7.9749999999999995E-3"/>
            <table:table-cell office:value-type="float" office:value="300000"/>
            <table:table-cell office:value-type="float" office:value="0.19859099999999999"/>
            <table:table-cell office:value-type="float" office:value="300000"/>
            <table:table-cell office:value-type="float" office:value="294.22278699999998"/>
            <table:table-cell office:value-type="float" office:value="300000"/>
            <table:table-cell office:value-type="float" office:value="0.167045"/>
            <table:table-cell office:value-type="float" office:value="300000"/>
            <table:table-cell office:value-type="float" office:value="8.5861999999999994E-2"/>
            <table:table-cell office:value-type="float" office:value="300000"/>
            <table:table-cell office:value-type="float" office:value="219.49715599999999"/>
          </table:table-row>
          <table:table-row>
            <table:table-cell office:value-type="string">
              <text:p>190</text:p>
            </table:table-cell>
            <table:table-cell office:value-type="float" office:value="350000"/>
            <table:table-cell office:value-type="float" office:value="657.64436899999998"/>
            <table:table-cell office:value-type="float" office:value="350000"/>
            <table:table-cell office:value-type="float" office:value="0"/>
            <table:table-cell office:value-type="float" office:value="350000"/>
            <table:table-cell office:value-type="float" office:value="0"/>
            <table:table-cell office:value-type="float" office:value="350000"/>
            <table:table-cell office:value-type="float" office:value="0"/>
            <table:table-cell office:value-type="float" office:value="350000"/>
            <table:table-cell office:value-type="float" office:value="0"/>
            <table:table-cell office:value-type="float" office:value="350000"/>
            <table:table-cell office:value-type="float" office:value="6.6270999999999997E-2"/>
            <table:table-cell office:value-type="float" office:value="350000"/>
            <table:table-cell office:value-type="float" office:value="0"/>
            <table:table-cell office:value-type="float" office:value="350000"/>
            <table:table-cell office:value-type="float" office:value="884.11107700000002"/>
            <table:table-cell office:value-type="float" office:value="350000"/>
            <table:table-cell office:value-type="float" office:value="8.7259999999999994E-3"/>
            <table:table-cell office:value-type="float" office:value="350000"/>
            <table:table-cell office:value-type="float" office:value="0.24800900000000001"/>
            <table:table-cell office:value-type="float" office:value="350000"/>
            <table:table-cell office:value-type="float" office:value="396.55738200000002"/>
            <table:table-cell office:value-type="float" office:value="350000"/>
            <table:table-cell office:value-type="float" office:value="0.202376"/>
            <table:table-cell office:value-type="float" office:value="350000"/>
            <table:table-cell office:value-type="float" office:value="0.111586"/>
            <table:table-cell office:value-type="float" office:value="350000"/>
            <table:table-cell office:value-type="float" office:value="303.56382600000001"/>
          </table:table-row>
          <table:table-row>
            <table:table-cell office:value-type="string">
              <text:p>191</text:p>
            </table:table-cell>
            <table:table-cell office:value-type="float" office:value="400000"/>
            <table:table-cell office:value-type="float" office:value="877.45654300000001"/>
            <table:table-cell office:value-type="float" office:value="400000"/>
            <table:table-cell office:value-type="float" office:value="0"/>
            <table:table-cell office:value-type="float" office:value="400000"/>
            <table:table-cell office:value-type="float" office:value="0"/>
            <table:table-cell office:value-type="float" office:value="400000"/>
            <table:table-cell office:value-type="float" office:value="0"/>
            <table:table-cell office:value-type="float" office:value="400000"/>
            <table:table-cell office:value-type="float" office:value="0"/>
            <table:table-cell office:value-type="float" office:value="400000"/>
            <table:table-cell office:value-type="float" office:value="7.6246999999999995E-2"/>
            <table:table-cell office:value-type="float" office:value="400000"/>
            <table:table-cell office:value-type="float" office:value="0"/>
            <table:table-cell office:value-type="float" office:value="400000"/>
            <table:table-cell office:value-type="float" office:value="1148.5192910000001"/>
            <table:table-cell office:value-type="float" office:value="400000"/>
            <table:table-cell office:value-type="float" office:value="1.0695E-2"/>
            <table:table-cell office:value-type="float" office:value="400000"/>
            <table:table-cell office:value-type="float" office:value="0.273561"/>
            <table:table-cell office:value-type="float" office:value="400000"/>
            <table:table-cell office:value-type="float" office:value="516.75591899999995"/>
            <table:table-cell office:value-type="float" office:value="400000"/>
            <table:table-cell office:value-type="float" office:value="0.23319200000000001"/>
            <table:table-cell office:value-type="float" office:value="400000"/>
            <table:table-cell office:value-type="float" office:value="0.125445"/>
            <table:table-cell office:value-type="float" office:value="400000"/>
            <table:table-cell office:value-type="float" office:value="361.20698399999998"/>
          </table:table-row>
          <table:table-row>
            <table:table-cell office:value-type="string">
              <text:p>192</text:p>
            </table:table-cell>
            <table:table-cell office:value-type="float" office:value="450000"/>
            <table:table-cell office:value-type="float" office:value="1115.485105"/>
            <table:table-cell office:value-type="float" office:value="450000"/>
            <table:table-cell office:value-type="float" office:value="0"/>
            <table:table-cell office:value-type="float" office:value="450000"/>
            <table:table-cell office:value-type="float" office:value="0"/>
            <table:table-cell office:value-type="float" office:value="450000"/>
            <table:table-cell office:value-type="float" office:value="0"/>
            <table:table-cell office:value-type="float" office:value="450000"/>
            <table:table-cell office:value-type="float" office:value="0"/>
            <table:table-cell office:value-type="float" office:value="450000"/>
            <table:table-cell office:value-type="float" office:value="9.0162999999999993E-2"/>
            <table:table-cell office:value-type="float" office:value="450000"/>
            <table:table-cell office:value-type="float" office:value="0"/>
            <table:table-cell office:value-type="float" office:value="450000"/>
            <table:table-cell office:value-type="float" office:value="1315.937185"/>
            <table:table-cell office:value-type="float" office:value="450000"/>
            <table:table-cell office:value-type="float" office:value="1.7944999999999999E-2"/>
            <table:table-cell office:value-type="float" office:value="450000"/>
            <table:table-cell office:value-type="float" office:value="0.32759500000000003"/>
            <table:table-cell office:value-type="float" office:value="450000"/>
            <table:table-cell office:value-type="float" office:value="623.68534799999998"/>
            <table:table-cell office:value-type="float" office:value="450000"/>
            <table:table-cell office:value-type="float" office:value="0.25663900000000001"/>
            <table:table-cell office:value-type="float" office:value="450000"/>
            <table:table-cell office:value-type="float" office:value="0.13448099999999999"/>
            <table:table-cell office:value-type="float" office:value="450000"/>
            <table:table-cell office:value-type="float" office:value="492.71423099999998"/>
          </table:table-row>
          <table:table-row>
            <table:table-cell office:value-type="string">
              <text:p>193</text:p>
            </table:table-cell>
            <table:table-cell office:value-type="float" office:value="500000"/>
            <table:table-cell office:value-type="float" office:value="1357.293574"/>
            <table:table-cell office:value-type="float" office:value="500000"/>
            <table:table-cell office:value-type="float" office:value="0"/>
            <table:table-cell office:value-type="float" office:value="500000"/>
            <table:table-cell office:value-type="float" office:value="0"/>
            <table:table-cell office:value-type="float" office:value="500000"/>
            <table:table-cell office:value-type="float" office:value="0"/>
            <table:table-cell office:value-type="float" office:value="500000"/>
            <table:table-cell office:value-type="float" office:value="0"/>
            <table:table-cell office:value-type="float" office:value="500000"/>
            <table:table-cell office:value-type="float" office:value="9.6989000000000006E-2"/>
            <table:table-cell office:value-type="float" office:value="500000"/>
            <table:table-cell office:value-type="float" office:value="0"/>
            <table:table-cell office:value-type="float" office:value="500000"/>
            <table:table-cell office:value-type="float" office:value="1802.82485"/>
            <table:table-cell office:value-type="float" office:value="500000"/>
            <table:table-cell office:value-type="float" office:value="1.2585000000000001E-2"/>
            <table:table-cell office:value-type="float" office:value="500000"/>
            <table:table-cell office:value-type="float" office:value="0.350414"/>
            <table:table-cell office:value-type="float" office:value="500000"/>
            <table:table-cell office:value-type="float" office:value="816.05174399999999"/>
            <table:table-cell office:value-type="float" office:value="500000"/>
            <table:table-cell office:value-type="float" office:value="0.29659099999999999"/>
            <table:table-cell office:value-type="float" office:value="500000"/>
            <table:table-cell office:value-type="float" office:value="0.14574300000000001"/>
            <table:table-cell office:value-type="float" office:value="500000"/>
            <table:table-cell office:value-type="float" office:value="619.16982800000005"/>
          </table:table-row>
          <table:table-row>
            <table:table-cell office:value-type="string">
              <text:p>194</text:p>
            </table:table-cell>
            <table:table-cell office:value-type="float" office:value="550000"/>
            <table:table-cell office:value-type="float" office:value="1644.4205910000001"/>
            <table:table-cell office:value-type="float" office:value="550000"/>
            <table:table-cell office:value-type="float" office:value="0"/>
            <table:table-cell office:value-type="float" office:value="550000"/>
            <table:table-cell office:value-type="float" office:value="0"/>
            <table:table-cell office:value-type="float" office:value="550000"/>
            <table:table-cell office:value-type="float" office:value="0"/>
            <table:table-cell office:value-type="float" office:value="550000"/>
            <table:table-cell office:value-type="float" office:value="0"/>
            <table:table-cell office:value-type="float" office:value="550000"/>
            <table:table-cell office:value-type="float" office:value="0.107485"/>
            <table:table-cell office:value-type="float" office:value="550000"/>
            <table:table-cell office:value-type="float" office:value="0"/>
            <table:table-cell office:value-type="float" office:value="550000"/>
            <table:table-cell office:value-type="float" office:value="2207.3081459999999"/>
            <table:table-cell office:value-type="float" office:value="550000"/>
            <table:table-cell office:value-type="float" office:value="1.2994E-2"/>
            <table:table-cell office:value-type="float" office:value="550000"/>
            <table:table-cell office:value-type="float" office:value="0.40202900000000003"/>
            <table:table-cell office:value-type="float" office:value="550000"/>
            <table:table-cell office:value-type="float" office:value="915.44955600000003"/>
            <table:table-cell office:value-type="float" office:value="550000"/>
            <table:table-cell office:value-type="float" office:value="0.27742600000000001"/>
            <table:table-cell office:value-type="float" office:value="550000"/>
            <table:table-cell office:value-type="float" office:value="0.16564899999999999"/>
            <table:table-cell office:value-type="float" office:value="550000"/>
            <table:table-cell office:value-type="float" office:value="664.95879600000001"/>
          </table:table-row>
          <table:table-row>
            <table:table-cell office:value-type="string">
              <text:p>195</text:p>
            </table:table-cell>
            <table:table-cell office:value-type="float" office:value="600000"/>
            <table:table-cell office:value-type="float" office:value="1963.2492159999999"/>
            <table:table-cell office:value-type="float" office:value="600000"/>
            <table:table-cell office:value-type="float" office:value="0"/>
            <table:table-cell office:value-type="float" office:value="600000"/>
            <table:table-cell office:value-type="float" office:value="0"/>
            <table:table-cell office:value-type="float" office:value="600000"/>
            <table:table-cell office:value-type="float" office:value="0"/>
            <table:table-cell office:value-type="float" office:value="600000"/>
            <table:table-cell office:value-type="float" office:value="0"/>
            <table:table-cell office:value-type="float" office:value="600000"/>
            <table:table-cell office:value-type="float" office:value="0.116298"/>
            <table:table-cell office:value-type="float" office:value="600000"/>
            <table:table-cell office:value-type="float" office:value="0"/>
            <table:table-cell office:value-type="float" office:value="600000"/>
            <table:table-cell office:value-type="float" office:value="2338.491536"/>
            <table:table-cell office:value-type="float" office:value="600000"/>
            <table:table-cell office:value-type="float" office:value="1.2499E-2"/>
            <table:table-cell office:value-type="float" office:value="600000"/>
            <table:table-cell office:value-type="float" office:value="0.36890000000000001"/>
            <table:table-cell office:value-type="float" office:value="600000"/>
            <table:table-cell office:value-type="float" office:value="1038.340882"/>
            <table:table-cell office:value-type="float" office:value="600000"/>
            <table:table-cell office:value-type="float" office:value="0.29268499999999997"/>
            <table:table-cell office:value-type="float" office:value="600000"/>
            <table:table-cell office:value-type="float" office:value="0.176424"/>
            <table:table-cell office:value-type="float" office:value="600000"/>
            <table:table-cell office:value-type="float" office:value="784.387518"/>
          </table:table-row>
          <table:table-row>
            <table:table-cell office:value-type="string">
              <text:p>196</text:p>
            </table:table-cell>
            <table:table-cell office:value-type="float" office:value="650000"/>
            <table:table-cell office:value-type="float" office:value="2253.3928070000002"/>
            <table:table-cell office:value-type="float" office:value="650000"/>
            <table:table-cell office:value-type="float" office:value="0"/>
            <table:table-cell office:value-type="float" office:value="650000"/>
            <table:table-cell office:value-type="float" office:value="0"/>
            <table:table-cell office:value-type="float" office:value="650000"/>
            <table:table-cell office:value-type="float" office:value="0"/>
            <table:table-cell office:value-type="float" office:value="650000"/>
            <table:table-cell office:value-type="float" office:value="0"/>
            <table:table-cell office:value-type="float" office:value="650000"/>
            <table:table-cell office:value-type="float" office:value="0.12543299999999999"/>
            <table:table-cell office:value-type="float" office:value="650000"/>
            <table:table-cell office:value-type="float" office:value="0"/>
            <table:table-cell office:value-type="float" office:value="650000"/>
            <table:table-cell office:value-type="float" office:value="2728.8905540000001"/>
            <table:table-cell office:value-type="float" office:value="650000"/>
            <table:table-cell office:value-type="float" office:value="1.6823999999999999E-2"/>
            <table:table-cell office:value-type="float" office:value="650000"/>
            <table:table-cell office:value-type="float" office:value="0.45900999999999997"/>
            <table:table-cell office:value-type="float" office:value="650000"/>
            <table:table-cell office:value-type="float" office:value="1250.552248"/>
            <table:table-cell office:value-type="float" office:value="650000"/>
            <table:table-cell office:value-type="float" office:value="0.38170300000000001"/>
            <table:table-cell office:value-type="float" office:value="650000"/>
            <table:table-cell office:value-type="float" office:value="0.22709599999999999"/>
            <table:table-cell office:value-type="float" office:value="650000"/>
            <table:table-cell office:value-type="float" office:value="925.38903800000003"/>
          </table:table-row>
          <table:table-row>
            <table:table-cell office:value-type="string">
              <text:p>197</text:p>
            </table:table-cell>
            <table:table-cell office:value-type="float" office:value="700000"/>
            <table:table-cell office:value-type="float" office:value="2655.2434699999999"/>
            <table:table-cell office:value-type="float" office:value="700000"/>
            <table:table-cell office:value-type="float" office:value="0"/>
            <table:table-cell office:value-type="float" office:value="700000"/>
            <table:table-cell office:value-type="float" office:value="0"/>
            <table:table-cell office:value-type="float" office:value="700000"/>
            <table:table-cell office:value-type="float" office:value="0"/>
            <table:table-cell office:value-type="float" office:value="700000"/>
            <table:table-cell office:value-type="float" office:value="0"/>
            <table:table-cell office:value-type="float" office:value="700000"/>
            <table:table-cell office:value-type="float" office:value="0.17136699999999999"/>
            <table:table-cell office:value-type="float" office:value="700000"/>
            <table:table-cell office:value-type="float" office:value="0"/>
            <table:table-cell office:value-type="float" office:value="700000"/>
            <table:table-cell office:value-type="float" office:value="3190.9541989999998"/>
            <table:table-cell office:value-type="float" office:value="700000"/>
            <table:table-cell office:value-type="float" office:value="2.1876E-2"/>
            <table:table-cell office:value-type="float" office:value="700000"/>
            <table:table-cell office:value-type="float" office:value="0.537157"/>
            <table:table-cell office:value-type="float" office:value="700000"/>
            <table:table-cell office:value-type="float" office:value="1423.491634"/>
            <table:table-cell office:value-type="float" office:value="700000"/>
            <table:table-cell office:value-type="float" office:value="0.38709199999999999"/>
            <table:table-cell office:value-type="float" office:value="700000"/>
            <table:table-cell office:value-type="float" office:value="0.20721700000000001"/>
            <table:table-cell office:value-type="float" office:value="700000"/>
            <table:table-cell office:value-type="float" office:value="1166.491041"/>
          </table:table-row>
          <table:table-row>
            <table:table-cell office:value-type="string">
              <text:p>198</text:p>
            </table:table-cell>
            <table:table-cell office:value-type="float" office:value="750000"/>
            <table:table-cell office:value-type="float" office:value="3122.9515489999999"/>
            <table:table-cell office:value-type="float" office:value="750000"/>
            <table:table-cell office:value-type="float" office:value="0"/>
            <table:table-cell office:value-type="float" office:value="750000"/>
            <table:table-cell office:value-type="float" office:value="0"/>
            <table:table-cell office:value-type="float" office:value="750000"/>
            <table:table-cell office:value-type="float" office:value="0"/>
            <table:table-cell office:value-type="float" office:value="750000"/>
            <table:table-cell office:value-type="float" office:value="0"/>
            <table:table-cell office:value-type="float" office:value="750000"/>
            <table:table-cell office:value-type="float" office:value="0.26099699999999998"/>
            <table:table-cell office:value-type="float" office:value="750000"/>
            <table:table-cell office:value-type="float" office:value="0"/>
            <table:table-cell office:value-type="float" office:value="750000"/>
            <table:table-cell office:value-type="float" office:value="3831.1973440000002"/>
            <table:table-cell office:value-type="float" office:value="750000"/>
            <table:table-cell office:value-type="float" office:value="1.8151E-2"/>
            <table:table-cell office:value-type="float" office:value="750000"/>
            <table:table-cell office:value-type="float" office:value="0.55467299999999997"/>
            <table:table-cell office:value-type="float" office:value="750000"/>
            <table:table-cell office:value-type="float" office:value="1640.349062"/>
            <table:table-cell office:value-type="float" office:value="750000"/>
            <table:table-cell office:value-type="float" office:value="0.42412"/>
            <table:table-cell office:value-type="float" office:value="750000"/>
            <table:table-cell office:value-type="float" office:value="0.23576"/>
            <table:table-cell office:value-type="float" office:value="750000"/>
            <table:table-cell office:value-type="float" office:value="1235.1967549999999"/>
          </table:table-row>
          <table:table-row>
            <table:table-cell office:value-type="string">
              <text:p>199</text:p>
            </table:table-cell>
            <table:table-cell office:value-type="float" office:value="800000"/>
            <table:table-cell office:value-type="float" office:value="3487.9040030000001"/>
            <table:table-cell office:value-type="float" office:value="800000"/>
            <table:table-cell office:value-type="float" office:value="0"/>
            <table:table-cell office:value-type="float" office:value="800000"/>
            <table:table-cell office:value-type="float" office:value="0"/>
            <table:table-cell office:value-type="float" office:value="800000"/>
            <table:table-cell office:value-type="float" office:value="0"/>
            <table:table-cell office:value-type="float" office:value="800000"/>
            <table:table-cell office:value-type="float" office:value="0"/>
            <table:table-cell office:value-type="float" office:value="800000"/>
            <table:table-cell office:value-type="float" office:value="0.15731600000000001"/>
            <table:table-cell office:value-type="float" office:value="800000"/>
            <table:table-cell office:value-type="float" office:value="0"/>
            <table:table-cell office:value-type="float" office:value="800000"/>
            <table:table-cell office:value-type="float" office:value="4982.2859619999999"/>
            <table:table-cell office:value-type="float" office:value="800000"/>
            <table:table-cell office:value-type="float" office:value="1.8846999999999999E-2"/>
            <table:table-cell office:value-type="float" office:value="800000"/>
            <table:table-cell office:value-type="float" office:value="0.62594300000000003"/>
            <table:table-cell office:value-type="float" office:value="800000"/>
            <table:table-cell office:value-type="float" office:value="1839.467097"/>
            <table:table-cell office:value-type="float" office:value="800000"/>
            <table:table-cell office:value-type="float" office:value="0.47706199999999999"/>
            <table:table-cell office:value-type="float" office:value="800000"/>
            <table:table-cell office:value-type="float" office:value="0.236349"/>
            <table:table-cell office:value-type="float" office:value="800000"/>
            <table:table-cell office:value-type="float" office:value="1384.49092"/>
          </table:table-row>
          <table:table-row>
            <table:table-cell office:value-type="string">
              <text:p>200</text:p>
            </table:table-cell>
            <table:table-cell office:value-type="float" office:value="850000"/>
            <table:table-cell office:value-type="float" office:value="3995.9708179999998"/>
            <table:table-cell office:value-type="float" office:value="850000"/>
            <table:table-cell office:value-type="float" office:value="0"/>
            <table:table-cell office:value-type="float" office:value="850000"/>
            <table:table-cell office:value-type="float" office:value="0"/>
            <table:table-cell office:value-type="float" office:value="850000"/>
            <table:table-cell office:value-type="float" office:value="0"/>
            <table:table-cell office:value-type="float" office:value="850000"/>
            <table:table-cell office:value-type="float" office:value="0"/>
            <table:table-cell office:value-type="float" office:value="850000"/>
            <table:table-cell office:value-type="float" office:value="0.21260799999999999"/>
            <table:table-cell office:value-type="float" office:value="850000"/>
            <table:table-cell office:value-type="float" office:value="0"/>
            <table:table-cell office:value-type="float" office:value="850000"/>
            <table:table-cell office:value-type="float" office:value="4609.8622059999998"/>
            <table:table-cell office:value-type="float" office:value="850000"/>
            <table:table-cell office:value-type="float" office:value="2.0812000000000001E-2"/>
            <table:table-cell office:value-type="float" office:value="850000"/>
            <table:table-cell office:value-type="float" office:value="0.63022400000000001"/>
            <table:table-cell office:value-type="float" office:value="850000"/>
            <table:table-cell office:value-type="float" office:value="2051.360475"/>
            <table:table-cell office:value-type="float" office:value="850000"/>
            <table:table-cell office:value-type="float" office:value="0.42187599999999997"/>
            <table:table-cell office:value-type="float" office:value="850000"/>
            <table:table-cell office:value-type="float" office:value="0.250027"/>
            <table:table-cell office:value-type="float" office:value="850000"/>
            <table:table-cell office:value-type="float" office:value="1549.345458"/>
          </table:table-row>
          <table:table-row>
            <table:table-cell office:value-type="string">
              <text:p>201</text:p>
            </table:table-cell>
            <table:table-cell office:value-type="float" office:value="900000"/>
            <table:table-cell office:value-type="float" office:value="4470.3990199999998"/>
            <table:table-cell office:value-type="float" office:value="900000"/>
            <table:table-cell office:value-type="float" office:value="0"/>
            <table:table-cell office:value-type="float" office:value="900000"/>
            <table:table-cell office:value-type="float" office:value="0"/>
            <table:table-cell office:value-type="float" office:value="900000"/>
            <table:table-cell office:value-type="float" office:value="0"/>
            <table:table-cell office:value-type="float" office:value="900000"/>
            <table:table-cell office:value-type="float" office:value="0"/>
            <table:table-cell office:value-type="float" office:value="900000"/>
            <table:table-cell office:value-type="float" office:value="0.17688599999999999"/>
            <table:table-cell office:value-type="float" office:value="900000"/>
            <table:table-cell office:value-type="float" office:value="0"/>
            <table:table-cell office:value-type="float" office:value="900000"/>
            <table:table-cell office:value-type="float" office:value="5157.8123489999998"/>
            <table:table-cell office:value-type="float" office:value="900000"/>
            <table:table-cell office:value-type="float" office:value="1.9865000000000001E-2"/>
            <table:table-cell office:value-type="float" office:value="900000"/>
            <table:table-cell office:value-type="float" office:value="0.70068299999999994"/>
            <table:table-cell office:value-type="float" office:value="900000"/>
            <table:table-cell office:value-type="float" office:value="2288.6670810000001"/>
            <table:table-cell office:value-type="float" office:value="900000"/>
            <table:table-cell office:value-type="float" office:value="0.55588899999999997"/>
            <table:table-cell office:value-type="float" office:value="900000"/>
            <table:table-cell office:value-type="float" office:value="0.263936"/>
            <table:table-cell office:value-type="float" office:value="900000"/>
            <table:table-cell office:value-type="float" office:value="1740.730317"/>
          </table:table-row>
          <table:table-row>
            <table:table-cell office:value-type="string">
              <text:p>202</text:p>
            </table:table-cell>
            <table:table-cell office:value-type="float" office:value="950000"/>
            <table:table-cell office:value-type="float" office:value="4989.2472459999999"/>
            <table:table-cell office:value-type="float" office:value="950000"/>
            <table:table-cell office:value-type="float" office:value="0"/>
            <table:table-cell office:value-type="float" office:value="950000"/>
            <table:table-cell office:value-type="float" office:value="0"/>
            <table:table-cell office:value-type="float" office:value="950000"/>
            <table:table-cell office:value-type="float" office:value="0"/>
            <table:table-cell office:value-type="float" office:value="950000"/>
            <table:table-cell office:value-type="float" office:value="0"/>
            <table:table-cell office:value-type="float" office:value="950000"/>
            <table:table-cell office:value-type="float" office:value="0.191273"/>
            <table:table-cell office:value-type="float" office:value="950000"/>
            <table:table-cell office:value-type="float" office:value="0"/>
            <table:table-cell office:value-type="float" office:value="950000"/>
            <table:table-cell office:value-type="float" office:value="5755.2485889999998"/>
            <table:table-cell office:value-type="float" office:value="950000"/>
            <table:table-cell office:value-type="float" office:value="1.9633000000000001E-2"/>
            <table:table-cell office:value-type="float" office:value="950000"/>
            <table:table-cell office:value-type="float" office:value="0.64915500000000004"/>
            <table:table-cell office:value-type="float" office:value="950000"/>
            <table:table-cell office:value-type="float" office:value="2588.9379220000001"/>
            <table:table-cell office:value-type="float" office:value="950000"/>
            <table:table-cell office:value-type="float" office:value="0.54791000000000001"/>
            <table:table-cell office:value-type="float" office:value="950000"/>
            <table:table-cell office:value-type="float" office:value="0.29208299999999998"/>
            <table:table-cell office:value-type="float" office:value="950000"/>
            <table:table-cell office:value-type="float" office:value="1956.3624950000001"/>
          </table:table-row>
          <table:table-row>
            <table:table-cell office:value-type="string">
              <text:p>203</text:p>
            </table:table-cell>
            <table:table-cell office:value-type="float" office:value="1000000"/>
            <table:table-cell office:value-type="float" office:value="5584.2544989999997"/>
            <table:table-cell office:value-type="float" office:value="1000000"/>
            <table:table-cell office:value-type="float" office:value="0"/>
            <table:table-cell office:value-type="float" office:value="1000000"/>
            <table:table-cell office:value-type="float" office:value="0"/>
            <table:table-cell office:value-type="float" office:value="1000000"/>
            <table:table-cell office:value-type="float" office:value="0"/>
            <table:table-cell office:value-type="float" office:value="1000000"/>
            <table:table-cell office:value-type="float" office:value="0"/>
            <table:table-cell office:value-type="float" office:value="1000000"/>
            <table:table-cell office:value-type="float" office:value="0.29149900000000001"/>
            <table:table-cell office:value-type="float" office:value="1000000"/>
            <table:table-cell office:value-type="float" office:value="0"/>
            <table:table-cell office:value-type="float" office:value="1000000"/>
            <table:table-cell office:value-type="float" office:value="7069.3170380000001"/>
            <table:table-cell office:value-type="float" office:value="1000000"/>
            <table:table-cell office:value-type="float" office:value="3.2414999999999999E-2"/>
            <table:table-cell office:value-type="float" office:value="1000000"/>
            <table:table-cell office:value-type="float" office:value="0.75216799999999995"/>
            <table:table-cell office:value-type="float" office:value="1000000"/>
            <table:table-cell office:value-type="float" office:value="3178.6942370000002"/>
            <table:table-cell office:value-type="float" office:value="1000000"/>
            <table:table-cell office:value-type="float" office:value="0.55820000000000003"/>
            <table:table-cell office:value-type="float" office:value="1000000"/>
            <table:table-cell office:value-type="float" office:value="0.315689"/>
            <table:table-cell office:value-type="float" office:value="1000000"/>
            <table:table-cell office:value-type="float" office:value="2454.531144"/>
          </table:table-row>
          <table:table-row>
            <table:table-cell office:value-type="string">
              <text:p>204</text:p>
            </table:table-cell>
            <table:table-cell office:value-type="float" office:value="1100000"/>
            <table:table-cell office:value-type="float" office:value="6637.2222519999996"/>
            <table:table-cell office:value-type="float" office:value="1100000"/>
            <table:table-cell office:value-type="float" office:value="0"/>
            <table:table-cell office:value-type="float" office:value="1100000"/>
            <table:table-cell office:value-type="float" office:value="0"/>
            <table:table-cell office:value-type="float" office:value="1100000"/>
            <table:table-cell office:value-type="float" office:value="0"/>
            <table:table-cell office:value-type="float" office:value="1100000"/>
            <table:table-cell office:value-type="float" office:value="0"/>
            <table:table-cell office:value-type="float" office:value="1100000"/>
            <table:table-cell office:value-type="float" office:value="0.47103899999999999"/>
            <table:table-cell office:value-type="float" office:value="1100000"/>
            <table:table-cell office:value-type="float" office:value="0"/>
            <table:table-cell office:value-type="float" office:value="1100000"/>
            <table:table-cell office:value-type="float" office:value="8458.1503869999997"/>
            <table:table-cell office:value-type="float" office:value="1100000"/>
            <table:table-cell office:value-type="float" office:value="2.4157000000000001E-2"/>
            <table:table-cell office:value-type="float" office:value="1100000"/>
            <table:table-cell office:value-type="float" office:value="0.84203799999999995"/>
            <table:table-cell office:value-type="float" office:value="1100000"/>
            <table:table-cell office:value-type="float" office:value="3666.3597869999999"/>
            <table:table-cell office:value-type="float" office:value="1100000"/>
            <table:table-cell office:value-type="float" office:value="0.557481"/>
            <table:table-cell office:value-type="float" office:value="1100000"/>
            <table:table-cell office:value-type="float" office:value="0.28457900000000003"/>
            <table:table-cell office:value-type="float" office:value="1100000"/>
            <table:table-cell office:value-type="float" office:value="2804.4496949999998"/>
          </table:table-row>
          <table:table-row>
            <table:table-cell office:value-type="string">
              <text:p>205</text:p>
            </table:table-cell>
            <table:table-cell office:value-type="float" office:value="1200000"/>
            <table:table-cell office:value-type="float" office:value="8045.9536820000003"/>
            <table:table-cell office:value-type="float" office:value="1200000"/>
            <table:table-cell office:value-type="float" office:value="0"/>
            <table:table-cell office:value-type="float" office:value="1200000"/>
            <table:table-cell office:value-type="float" office:value="0"/>
            <table:table-cell office:value-type="float" office:value="1200000"/>
            <table:table-cell office:value-type="float" office:value="0"/>
            <table:table-cell office:value-type="float" office:value="1200000"/>
            <table:table-cell office:value-type="float" office:value="0"/>
            <table:table-cell office:value-type="float" office:value="1200000"/>
            <table:table-cell office:value-type="float" office:value="0.239454"/>
            <table:table-cell office:value-type="float" office:value="1200000"/>
            <table:table-cell office:value-type="float" office:value="0"/>
            <table:table-cell office:value-type="float" office:value="1200000"/>
            <table:table-cell office:value-type="float" office:value="9495.8987080000006"/>
            <table:table-cell office:value-type="float" office:value="1200000"/>
            <table:table-cell office:value-type="float" office:value="2.6530000000000001E-2"/>
            <table:table-cell office:value-type="float" office:value="1200000"/>
            <table:table-cell office:value-type="float" office:value="0.88281900000000002"/>
            <table:table-cell office:value-type="float" office:value="1200000"/>
            <table:table-cell office:value-type="float" office:value="4084.5819240000001"/>
            <table:table-cell office:value-type="float" office:value="1200000"/>
            <table:table-cell office:value-type="float" office:value="0.61663599999999996"/>
            <table:table-cell office:value-type="float" office:value="1200000"/>
            <table:table-cell office:value-type="float" office:value="0.35850199999999999"/>
            <table:table-cell office:value-type="float" office:value="1200000"/>
            <table:table-cell office:value-type="float" office:value="3081.7482500000001"/>
          </table:table-row>
          <table:table-row>
            <table:table-cell office:value-type="string">
              <text:p>206</text:p>
            </table:table-cell>
            <table:table-cell office:value-type="float" office:value="1300000"/>
            <table:table-cell office:value-type="float" office:value="10169.383378"/>
            <table:table-cell office:value-type="float" office:value="1300000"/>
            <table:table-cell office:value-type="float" office:value="0"/>
            <table:table-cell office:value-type="float" office:value="1300000"/>
            <table:table-cell office:value-type="float" office:value="0"/>
            <table:table-cell office:value-type="float" office:value="1300000"/>
            <table:table-cell office:value-type="float" office:value="0"/>
            <table:table-cell office:value-type="float" office:value="1300000"/>
            <table:table-cell office:value-type="float" office:value="0"/>
            <table:table-cell office:value-type="float" office:value="1300000"/>
            <table:table-cell office:value-type="float" office:value="0.26128899999999999"/>
            <table:table-cell office:value-type="float" office:value="1300000"/>
            <table:table-cell office:value-type="float" office:value="0"/>
            <table:table-cell office:value-type="float" office:value="1300000"/>
            <table:table-cell office:value-type="float" office:value="10626.023771"/>
            <table:table-cell office:value-type="float" office:value="1300000"/>
            <table:table-cell office:value-type="float" office:value="2.7309E-2"/>
            <table:table-cell office:value-type="float" office:value="1300000"/>
            <table:table-cell office:value-type="float" office:value="0.91381400000000002"/>
            <table:table-cell office:value-type="float" office:value="1300000"/>
            <table:table-cell office:value-type="float" office:value="4933.2018829999997"/>
            <table:table-cell office:value-type="float" office:value="1300000"/>
            <table:table-cell office:value-type="float" office:value="0.75388999999999995"/>
            <table:table-cell office:value-type="float" office:value="1300000"/>
            <table:table-cell office:value-type="float" office:value="0.40145599999999998"/>
            <table:table-cell office:value-type="float" office:value="1300000"/>
            <table:table-cell office:value-type="float" office:value="3912.7149209999998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05.8351968503937pt" svg:width="686.0375590551181pt" chart:style-name="Crt0">
        <chart:title chart:style-name="CT00">
          <text:p text:style-name="a0" text:class-names="" text:cond-style-name="">C_Fastest_Algorithms_M1_vs_M2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ize</text:p>
            </chart:title>
          </chart:axis>
          <chart:series chart:label-cell-address="local-table.$C$1" chart:values-cell-range-address="local-table.$C$2:.$C$207" chart:class="chart:scatter" chart:attached-axis="primary-y" chart:style-name="G0S0">
            <chart:domain table:cell-range-address="local-table.$B$2:.$B$207"/>
            <chart:data-point chart:repeated="206"/>
          </chart:series>
          <chart:series chart:label-cell-address="local-table.$E$1" chart:values-cell-range-address="local-table.$E$2:.$E$207" chart:class="chart:scatter" chart:attached-axis="primary-y" chart:style-name="G0S1">
            <chart:domain table:cell-range-address="local-table.$D$2:.$D$207"/>
            <chart:data-point chart:repeated="206"/>
          </chart:series>
          <chart:series chart:label-cell-address="local-table.$G$1" chart:values-cell-range-address="local-table.$G$2:.$G$207" chart:class="chart:scatter" chart:attached-axis="primary-y" chart:style-name="G0S2">
            <chart:domain table:cell-range-address="local-table.$F$2:.$F$207"/>
            <chart:data-point chart:repeated="206"/>
          </chart:series>
          <chart:series chart:label-cell-address="local-table.$I$1" chart:values-cell-range-address="local-table.$I$2:.$I$207" chart:class="chart:scatter" chart:attached-axis="primary-y" chart:style-name="G0S3">
            <chart:domain table:cell-range-address="local-table.$H$2:.$H$207"/>
            <chart:data-point chart:repeated="206"/>
          </chart:series>
          <chart:series chart:label-cell-address="local-table.$K$1" chart:values-cell-range-address="local-table.$K$2:.$K$207" chart:class="chart:scatter" chart:attached-axis="primary-y" chart:style-name="G0S4">
            <chart:domain table:cell-range-address="local-table.$J$2:.$J$207"/>
            <chart:data-point chart:repeated="206"/>
          </chart:series>
          <chart:series chart:label-cell-address="local-table.$M$1" chart:values-cell-range-address="local-table.$M$2:.$M$207" chart:class="chart:scatter" chart:attached-axis="primary-y" chart:style-name="G0S5">
            <chart:domain table:cell-range-address="local-table.$L$2:.$L$207"/>
            <chart:data-point chart:repeated="206"/>
          </chart:series>
          <chart:series chart:label-cell-address="local-table.$O$1" chart:values-cell-range-address="local-table.$O$2:.$O$207" chart:class="chart:scatter" chart:attached-axis="primary-y" chart:style-name="G0S6">
            <chart:domain table:cell-range-address="local-table.$N$2:.$N$207"/>
            <chart:data-point chart:repeated="206"/>
          </chart:series>
          <chart:series chart:label-cell-address="local-table.$Q$1" chart:values-cell-range-address="local-table.$Q$2:.$Q$207" chart:class="chart:scatter" chart:attached-axis="primary-y" chart:style-name="G0S7">
            <chart:domain table:cell-range-address="local-table.$P$2:.$P$207"/>
            <chart:data-point chart:repeated="20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/>
              <table:table-cell/>
              <table:table-cell office:value-type="string">
                <text:p>Series1</text:p>
              </table:table-cell>
              <table:table-cell/>
              <table:table-cell office:value-type="string">
                <text:p>Series2</text:p>
              </table:table-cell>
              <table:table-cell/>
              <table:table-cell office:value-type="string">
                <text:p>Series3</text:p>
              </table:table-cell>
              <table:table-cell/>
              <table:table-cell office:value-type="string">
                <text:p>QuickSort – M1</text:p>
              </table:table-cell>
              <table:table-cell/>
              <table:table-cell office:value-type="string">
                <text:p>CountingSort – M2</text:p>
              </table:table-cell>
              <table:table-cell/>
              <table:table-cell office:value-type="string">
                <text:p>HeapSort – M2</text:p>
              </table:table-cell>
              <table:table-cell/>
              <table:table-cell office:value-type="string">
                <text:p>MergeSort – M2</text:p>
              </table:table-cell>
              <table:table-cell/>
              <table:table-cell office:value-type="string">
                <text:p>QuickSort – M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1.9999999999999999E-6"/>
            <table:table-cell office:value-type="float" office:value="0"/>
            <table:table-cell office:value-type="float" office:value="3.0000000000000001E-6"/>
            <table:table-cell office:value-type="float" office:value="0"/>
            <table:table-cell office:value-type="float" office:value="9.9999999999999995E-7"/>
            <table:table-cell office:value-type="float" office:value="0"/>
            <table:table-cell office:value-type="float" office:value="1.9999999999999999E-6"/>
            <table:table-cell office:value-type="float" office:value="0"/>
            <table:table-cell office:value-type="float" office:value="9.9999999999999995E-7"/>
          </table:table-row>
          <table:table-row>
            <table:table-cell office:value-type="string">
              <text:p>2</text:p>
            </table:table-cell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0"/>
            <table:table-cell office:value-type="float" office:value="10"/>
            <table:table-cell office:value-type="float" office:value="3.9999999999999998E-6"/>
            <table:table-cell office:value-type="float" office:value="10"/>
            <table:table-cell office:value-type="float" office:value="5.71E-4"/>
            <table:table-cell office:value-type="float" office:value="10"/>
            <table:table-cell office:value-type="float" office:value="3.0000000000000001E-6"/>
            <table:table-cell office:value-type="float" office:value="10"/>
            <table:table-cell office:value-type="float" office:value="5.0000000000000004E-6"/>
            <table:table-cell office:value-type="float" office:value="10"/>
            <table:table-cell office:value-type="float" office:value="1.9999999999999999E-6"/>
          </table:table-row>
          <table:table-row>
            <table:table-cell office:value-type="string">
              <text:p>3</text:p>
            </table:table-cell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0"/>
            <table:table-cell office:value-type="float" office:value="20"/>
            <table:table-cell office:value-type="float" office:value="5.0000000000000004E-6"/>
            <table:table-cell office:value-type="float" office:value="20"/>
            <table:table-cell office:value-type="float" office:value="6.8199999999999999E-4"/>
            <table:table-cell office:value-type="float" office:value="20"/>
            <table:table-cell office:value-type="float" office:value="6.0000000000000002E-6"/>
            <table:table-cell office:value-type="float" office:value="20"/>
            <table:table-cell office:value-type="float" office:value="5.0000000000000004E-6"/>
            <table:table-cell office:value-type="float" office:value="20"/>
            <table:table-cell office:value-type="float" office:value="3.9999999999999998E-6"/>
          </table:table-row>
          <table:table-row>
            <table:table-cell office:value-type="string">
              <text:p>4</text:p>
            </table:table-cell>
            <table:table-cell office:value-type="float" office:value="30"/>
            <table:table-cell office:value-type="float" office:value="0"/>
            <table:table-cell office:value-type="float" office:value="30"/>
            <table:table-cell office:value-type="float" office:value="0"/>
            <table:table-cell office:value-type="float" office:value="30"/>
            <table:table-cell office:value-type="float" office:value="0"/>
            <table:table-cell office:value-type="float" office:value="30"/>
            <table:table-cell office:value-type="float" office:value="3.9999999999999998E-6"/>
            <table:table-cell office:value-type="float" office:value="30"/>
            <table:table-cell office:value-type="float" office:value="9.1100000000000003E-4"/>
            <table:table-cell office:value-type="float" office:value="30"/>
            <table:table-cell office:value-type="float" office:value="6.0000000000000002E-6"/>
            <table:table-cell office:value-type="float" office:value="30"/>
            <table:table-cell office:value-type="float" office:value="1.0000000000000001E-5"/>
            <table:table-cell office:value-type="float" office:value="30"/>
            <table:table-cell office:value-type="float" office:value="5.0000000000000004E-6"/>
          </table:table-row>
          <table:table-row>
            <table:table-cell office:value-type="string">
              <text:p>5</text:p>
            </table:table-cell>
            <table:table-cell office:value-type="float" office:value="40"/>
            <table:table-cell office:value-type="float" office:value="0"/>
            <table:table-cell office:value-type="float" office:value="40"/>
            <table:table-cell office:value-type="float" office:value="0"/>
            <table:table-cell office:value-type="float" office:value="40"/>
            <table:table-cell office:value-type="float" office:value="0"/>
            <table:table-cell office:value-type="float" office:value="40"/>
            <table:table-cell office:value-type="float" office:value="5.0000000000000004E-6"/>
            <table:table-cell office:value-type="float" office:value="40"/>
            <table:table-cell office:value-type="float" office:value="6.5899999999999997E-4"/>
            <table:table-cell office:value-type="float" office:value="40"/>
            <table:table-cell office:value-type="float" office:value="1.1E-5"/>
            <table:table-cell office:value-type="float" office:value="40"/>
            <table:table-cell office:value-type="float" office:value="1.1E-5"/>
            <table:table-cell office:value-type="float" office:value="40"/>
            <table:table-cell office:value-type="float" office:value="6.0000000000000002E-6"/>
          </table:table-row>
          <table:table-row>
            <table:table-cell office:value-type="string">
              <text:p>6</text:p>
            </table:table-cell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0"/>
            <table:table-cell office:value-type="float" office:value="50"/>
            <table:table-cell office:value-type="float" office:value="1.2E-5"/>
            <table:table-cell office:value-type="float" office:value="50"/>
            <table:table-cell office:value-type="float" office:value="7.1299999999999998E-4"/>
            <table:table-cell office:value-type="float" office:value="50"/>
            <table:table-cell office:value-type="float" office:value="1.7E-5"/>
            <table:table-cell office:value-type="float" office:value="50"/>
            <table:table-cell office:value-type="float" office:value="1.7E-5"/>
            <table:table-cell office:value-type="float" office:value="50"/>
            <table:table-cell office:value-type="float" office:value="6.9999999999999999E-6"/>
          </table:table-row>
          <table:table-row>
            <table:table-cell office:value-type="string">
              <text:p>7</text:p>
            </table:table-cell>
            <table:table-cell office:value-type="float" office:value="60"/>
            <table:table-cell office:value-type="float" office:value="0"/>
            <table:table-cell office:value-type="float" office:value="60"/>
            <table:table-cell office:value-type="float" office:value="0"/>
            <table:table-cell office:value-type="float" office:value="60"/>
            <table:table-cell office:value-type="float" office:value="0"/>
            <table:table-cell office:value-type="float" office:value="60"/>
            <table:table-cell office:value-type="float" office:value="1.2999999999999999E-5"/>
            <table:table-cell office:value-type="float" office:value="60"/>
            <table:table-cell office:value-type="float" office:value="7.3399999999999995E-4"/>
            <table:table-cell office:value-type="float" office:value="60"/>
            <table:table-cell office:value-type="float" office:value="2.0999999999999999E-5"/>
            <table:table-cell office:value-type="float" office:value="60"/>
            <table:table-cell office:value-type="float" office:value="2.0000000000000002E-5"/>
            <table:table-cell office:value-type="float" office:value="60"/>
            <table:table-cell office:value-type="float" office:value="1.2E-5"/>
          </table:table-row>
          <table:table-row>
            <table:table-cell office:value-type="string">
              <text:p>8</text:p>
            </table:table-cell>
            <table:table-cell office:value-type="float" office:value="70"/>
            <table:table-cell office:value-type="float" office:value="0"/>
            <table:table-cell office:value-type="float" office:value="70"/>
            <table:table-cell office:value-type="float" office:value="0"/>
            <table:table-cell office:value-type="float" office:value="70"/>
            <table:table-cell office:value-type="float" office:value="0"/>
            <table:table-cell office:value-type="float" office:value="70"/>
            <table:table-cell office:value-type="float" office:value="7.9999999999999996E-6"/>
            <table:table-cell office:value-type="float" office:value="70"/>
            <table:table-cell office:value-type="float" office:value="7.4100000000000001E-4"/>
            <table:table-cell office:value-type="float" office:value="70"/>
            <table:table-cell office:value-type="float" office:value="2.5000000000000001E-5"/>
            <table:table-cell office:value-type="float" office:value="70"/>
            <table:table-cell office:value-type="float" office:value="3.6999999999999998E-5"/>
            <table:table-cell office:value-type="float" office:value="70"/>
            <table:table-cell office:value-type="float" office:value="9.0000000000000002E-6"/>
          </table:table-row>
          <table:table-row>
            <table:table-cell office:value-type="string">
              <text:p>9</text:p>
            </table:table-cell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0"/>
            <table:table-cell office:value-type="float" office:value="80"/>
            <table:table-cell office:value-type="float" office:value="9.0000000000000002E-6"/>
            <table:table-cell office:value-type="float" office:value="80"/>
            <table:table-cell office:value-type="float" office:value="8.0599999999999997E-4"/>
            <table:table-cell office:value-type="float" office:value="80"/>
            <table:table-cell office:value-type="float" office:value="1.9000000000000001E-5"/>
            <table:table-cell office:value-type="float" office:value="80"/>
            <table:table-cell office:value-type="float" office:value="2.9E-5"/>
            <table:table-cell office:value-type="float" office:value="80"/>
            <table:table-cell office:value-type="float" office:value="1.4E-5"/>
          </table:table-row>
          <table:table-row>
            <table:table-cell office:value-type="string">
              <text:p>10</text:p>
            </table:table-cell>
            <table:table-cell office:value-type="float" office:value="90"/>
            <table:table-cell office:value-type="float" office:value="0"/>
            <table:table-cell office:value-type="float" office:value="90"/>
            <table:table-cell office:value-type="float" office:value="0"/>
            <table:table-cell office:value-type="float" office:value="90"/>
            <table:table-cell office:value-type="float" office:value="0"/>
            <table:table-cell office:value-type="float" office:value="90"/>
            <table:table-cell office:value-type="float" office:value="2.0999999999999999E-5"/>
            <table:table-cell office:value-type="float" office:value="90"/>
            <table:table-cell office:value-type="float" office:value="8.2100000000000001E-4"/>
            <table:table-cell office:value-type="float" office:value="90"/>
            <table:table-cell office:value-type="float" office:value="2.1999999999999999E-5"/>
            <table:table-cell office:value-type="float" office:value="90"/>
            <table:table-cell office:value-type="float" office:value="2.1999999999999999E-5"/>
            <table:table-cell office:value-type="float" office:value="90"/>
            <table:table-cell office:value-type="float" office:value="2.0000000000000002E-5"/>
          </table:table-row>
          <table:table-row>
            <table:table-cell office:value-type="string">
              <text:p>11</text:p>
            </table:table-cell>
            <table:table-cell office:value-type="float" office:value="100"/>
            <table:table-cell office:value-type="float" office:value="0"/>
            <table:table-cell office:value-type="float" office:value="100"/>
            <table:table-cell office:value-type="float" office:value="0"/>
            <table:table-cell office:value-type="float" office:value="100"/>
            <table:table-cell office:value-type="float" office:value="0"/>
            <table:table-cell office:value-type="float" office:value="100"/>
            <table:table-cell office:value-type="float" office:value="2.1999999999999999E-5"/>
            <table:table-cell office:value-type="float" office:value="100"/>
            <table:table-cell office:value-type="float" office:value="1.17E-3"/>
            <table:table-cell office:value-type="float" office:value="100"/>
            <table:table-cell office:value-type="float" office:value="3.6999999999999998E-5"/>
            <table:table-cell office:value-type="float" office:value="100"/>
            <table:table-cell office:value-type="float" office:value="2.5000000000000001E-5"/>
            <table:table-cell office:value-type="float" office:value="100"/>
            <table:table-cell office:value-type="float" office:value="1.5E-5"/>
          </table:table-row>
          <table:table-row>
            <table:table-cell office:value-type="string">
              <text:p>12</text:p>
            </table:table-cell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0"/>
            <table:table-cell office:value-type="float" office:value="150"/>
            <table:table-cell office:value-type="float" office:value="3.4999999999999997E-5"/>
            <table:table-cell office:value-type="float" office:value="150"/>
            <table:table-cell office:value-type="float" office:value="1.305E-3"/>
            <table:table-cell office:value-type="float" office:value="150"/>
            <table:table-cell office:value-type="float" office:value="4.0000000000000003E-5"/>
            <table:table-cell office:value-type="float" office:value="150"/>
            <table:table-cell office:value-type="float" office:value="3.6999999999999998E-5"/>
            <table:table-cell office:value-type="float" office:value="150"/>
            <table:table-cell office:value-type="float" office:value="2.4000000000000001E-5"/>
          </table:table-row>
          <table:table-row>
            <table:table-cell office:value-type="string">
              <text:p>13</text:p>
            </table:table-cell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0"/>
            <table:table-cell office:value-type="float" office:value="200"/>
            <table:table-cell office:value-type="float" office:value="4.0000000000000003E-5"/>
            <table:table-cell office:value-type="float" office:value="200"/>
            <table:table-cell office:value-type="float" office:value="1.3669999999999999E-3"/>
            <table:table-cell office:value-type="float" office:value="200"/>
            <table:table-cell office:value-type="float" office:value="5.1999999999999997E-5"/>
            <table:table-cell office:value-type="float" office:value="200"/>
            <table:table-cell office:value-type="float" office:value="4.8999999999999998E-5"/>
            <table:table-cell office:value-type="float" office:value="200"/>
            <table:table-cell office:value-type="float" office:value="3.3000000000000003E-5"/>
          </table:table-row>
          <table:table-row>
            <table:table-cell office:value-type="string">
              <text:p>14</text:p>
            </table:table-cell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0"/>
            <table:table-cell office:value-type="float" office:value="250"/>
            <table:table-cell office:value-type="float" office:value="5.0000000000000002E-5"/>
            <table:table-cell office:value-type="float" office:value="250"/>
            <table:table-cell office:value-type="float" office:value="1.121E-3"/>
            <table:table-cell office:value-type="float" office:value="250"/>
            <table:table-cell office:value-type="float" office:value="7.2000000000000002E-5"/>
            <table:table-cell office:value-type="float" office:value="250"/>
            <table:table-cell office:value-type="float" office:value="9.0000000000000006E-5"/>
            <table:table-cell office:value-type="float" office:value="250"/>
            <table:table-cell office:value-type="float" office:value="4.0000000000000003E-5"/>
          </table:table-row>
          <table:table-row>
            <table:table-cell office:value-type="string">
              <text:p>15</text:p>
            </table:table-cell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0"/>
            <table:table-cell office:value-type="float" office:value="300"/>
            <table:table-cell office:value-type="float" office:value="7.1000000000000005E-5"/>
            <table:table-cell office:value-type="float" office:value="300"/>
            <table:table-cell office:value-type="float" office:value="1.374E-3"/>
            <table:table-cell office:value-type="float" office:value="300"/>
            <table:table-cell office:value-type="float" office:value="9.7E-5"/>
            <table:table-cell office:value-type="float" office:value="300"/>
            <table:table-cell office:value-type="float" office:value="1.5200000000000001E-4"/>
            <table:table-cell office:value-type="float" office:value="300"/>
            <table:table-cell office:value-type="float" office:value="4.6999999999999997E-5"/>
          </table:table-row>
          <table:table-row>
            <table:table-cell office:value-type="string">
              <text:p>16</text:p>
            </table:table-cell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0"/>
            <table:table-cell office:value-type="float" office:value="350"/>
            <table:table-cell office:value-type="float" office:value="3.8999999999999999E-5"/>
            <table:table-cell office:value-type="float" office:value="350"/>
            <table:table-cell office:value-type="float" office:value="1.354E-3"/>
            <table:table-cell office:value-type="float" office:value="350"/>
            <table:table-cell office:value-type="float" office:value="9.7E-5"/>
            <table:table-cell office:value-type="float" office:value="350"/>
            <table:table-cell office:value-type="float" office:value="1.47E-4"/>
            <table:table-cell office:value-type="float" office:value="350"/>
            <table:table-cell office:value-type="float" office:value="5.5999999999999999E-5"/>
          </table:table-row>
          <table:table-row>
            <table:table-cell office:value-type="string">
              <text:p>17</text:p>
            </table:table-cell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0"/>
            <table:table-cell office:value-type="float" office:value="400"/>
            <table:table-cell office:value-type="float" office:value="4.5000000000000003E-5"/>
            <table:table-cell office:value-type="float" office:value="400"/>
            <table:table-cell office:value-type="float" office:value="9.6100000000000005E-4"/>
            <table:table-cell office:value-type="float" office:value="400"/>
            <table:table-cell office:value-type="float" office:value="1.1400000000000001E-4"/>
            <table:table-cell office:value-type="float" office:value="400"/>
            <table:table-cell office:value-type="float" office:value="1.4799999999999999E-4"/>
            <table:table-cell office:value-type="float" office:value="400"/>
            <table:table-cell office:value-type="float" office:value="9.0000000000000006E-5"/>
          </table:table-row>
          <table:table-row>
            <table:table-cell office:value-type="string">
              <text:p>18</text:p>
            </table:table-cell>
            <table:table-cell office:value-type="float" office:value="450"/>
            <table:table-cell office:value-type="float" office:value="0"/>
            <table:table-cell office:value-type="float" office:value="450"/>
            <table:table-cell office:value-type="float" office:value="0"/>
            <table:table-cell office:value-type="float" office:value="450"/>
            <table:table-cell office:value-type="float" office:value="0"/>
            <table:table-cell office:value-type="float" office:value="450"/>
            <table:table-cell office:value-type="float" office:value="1.3200000000000001E-4"/>
            <table:table-cell office:value-type="float" office:value="450"/>
            <table:table-cell office:value-type="float" office:value="9.3899999999999995E-4"/>
            <table:table-cell office:value-type="float" office:value="450"/>
            <table:table-cell office:value-type="float" office:value="1.3300000000000001E-4"/>
            <table:table-cell office:value-type="float" office:value="450"/>
            <table:table-cell office:value-type="float" office:value="1.18E-4"/>
            <table:table-cell office:value-type="float" office:value="450"/>
            <table:table-cell office:value-type="float" office:value="7.6000000000000004E-5"/>
          </table:table-row>
          <table:table-row>
            <table:table-cell office:value-type="string">
              <text:p>19</text:p>
            </table:table-cell>
            <table:table-cell office:value-type="float" office:value="500"/>
            <table:table-cell office:value-type="float" office:value="0"/>
            <table:table-cell office:value-type="float" office:value="500"/>
            <table:table-cell office:value-type="float" office:value="0"/>
            <table:table-cell office:value-type="float" office:value="500"/>
            <table:table-cell office:value-type="float" office:value="0"/>
            <table:table-cell office:value-type="float" office:value="500"/>
            <table:table-cell office:value-type="float" office:value="9.7E-5"/>
            <table:table-cell office:value-type="float" office:value="500"/>
            <table:table-cell office:value-type="float" office:value="3.2130000000000001E-3"/>
            <table:table-cell office:value-type="float" office:value="500"/>
            <table:table-cell office:value-type="float" office:value="1.66E-4"/>
            <table:table-cell office:value-type="float" office:value="500"/>
            <table:table-cell office:value-type="float" office:value="1.94E-4"/>
            <table:table-cell office:value-type="float" office:value="500"/>
            <table:table-cell office:value-type="float" office:value="1.25E-4"/>
          </table:table-row>
          <table:table-row>
            <table:table-cell office:value-type="string">
              <text:p>20</text:p>
            </table:table-cell>
            <table:table-cell office:value-type="float" office:value="550"/>
            <table:table-cell office:value-type="float" office:value="0"/>
            <table:table-cell office:value-type="float" office:value="550"/>
            <table:table-cell office:value-type="float" office:value="0"/>
            <table:table-cell office:value-type="float" office:value="550"/>
            <table:table-cell office:value-type="float" office:value="0"/>
            <table:table-cell office:value-type="float" office:value="550"/>
            <table:table-cell office:value-type="float" office:value="9.0000000000000006E-5"/>
            <table:table-cell office:value-type="float" office:value="550"/>
            <table:table-cell office:value-type="float" office:value="1.3780000000000001E-3"/>
            <table:table-cell office:value-type="float" office:value="550"/>
            <table:table-cell office:value-type="float" office:value="2.1800000000000001E-4"/>
            <table:table-cell office:value-type="float" office:value="550"/>
            <table:table-cell office:value-type="float" office:value="1.26E-4"/>
            <table:table-cell office:value-type="float" office:value="550"/>
            <table:table-cell office:value-type="float" office:value="9.7E-5"/>
          </table:table-row>
          <table:table-row>
            <table:table-cell office:value-type="string">
              <text:p>21</text:p>
            </table:table-cell>
            <table:table-cell office:value-type="float" office:value="600"/>
            <table:table-cell office:value-type="float" office:value="0"/>
            <table:table-cell office:value-type="float" office:value="600"/>
            <table:table-cell office:value-type="float" office:value="0"/>
            <table:table-cell office:value-type="float" office:value="600"/>
            <table:table-cell office:value-type="float" office:value="0"/>
            <table:table-cell office:value-type="float" office:value="600"/>
            <table:table-cell office:value-type="float" office:value="1.4899999999999999E-4"/>
            <table:table-cell office:value-type="float" office:value="600"/>
            <table:table-cell office:value-type="float" office:value="1.33E-3"/>
            <table:table-cell office:value-type="float" office:value="600"/>
            <table:table-cell office:value-type="float" office:value="2.12E-4"/>
            <table:table-cell office:value-type="float" office:value="600"/>
            <table:table-cell office:value-type="float" office:value="2.7599999999999999E-4"/>
            <table:table-cell office:value-type="float" office:value="600"/>
            <table:table-cell office:value-type="float" office:value="1.56E-4"/>
          </table:table-row>
          <table:table-row>
            <table:table-cell office:value-type="string">
              <text:p>22</text:p>
            </table:table-cell>
            <table:table-cell office:value-type="float" office:value="650"/>
            <table:table-cell office:value-type="float" office:value="0"/>
            <table:table-cell office:value-type="float" office:value="650"/>
            <table:table-cell office:value-type="float" office:value="0"/>
            <table:table-cell office:value-type="float" office:value="650"/>
            <table:table-cell office:value-type="float" office:value="0"/>
            <table:table-cell office:value-type="float" office:value="650"/>
            <table:table-cell office:value-type="float" office:value="1.6799999999999999E-4"/>
            <table:table-cell office:value-type="float" office:value="650"/>
            <table:table-cell office:value-type="float" office:value="1.3979999999999999E-3"/>
            <table:table-cell office:value-type="float" office:value="650"/>
            <table:table-cell office:value-type="float" office:value="1.9799999999999999E-4"/>
            <table:table-cell office:value-type="float" office:value="650"/>
            <table:table-cell office:value-type="float" office:value="6.3000000000000003E-4"/>
            <table:table-cell office:value-type="float" office:value="650"/>
            <table:table-cell office:value-type="float" office:value="1.7200000000000001E-4"/>
          </table:table-row>
          <table:table-row>
            <table:table-cell office:value-type="string">
              <text:p>23</text:p>
            </table:table-cell>
            <table:table-cell office:value-type="float" office:value="700"/>
            <table:table-cell office:value-type="float" office:value="0"/>
            <table:table-cell office:value-type="float" office:value="700"/>
            <table:table-cell office:value-type="float" office:value="0"/>
            <table:table-cell office:value-type="float" office:value="700"/>
            <table:table-cell office:value-type="float" office:value="0"/>
            <table:table-cell office:value-type="float" office:value="700"/>
            <table:table-cell office:value-type="float" office:value="8.3999999999999995E-5"/>
            <table:table-cell office:value-type="float" office:value="700"/>
            <table:table-cell office:value-type="float" office:value="2.0470000000000002E-3"/>
            <table:table-cell office:value-type="float" office:value="700"/>
            <table:table-cell office:value-type="float" office:value="2.1599999999999999E-4"/>
            <table:table-cell office:value-type="float" office:value="700"/>
            <table:table-cell office:value-type="float" office:value="5.5599999999999996E-4"/>
            <table:table-cell office:value-type="float" office:value="700"/>
            <table:table-cell office:value-type="float" office:value="1.22E-4"/>
          </table:table-row>
          <table:table-row>
            <table:table-cell office:value-type="string">
              <text:p>24</text:p>
            </table:table-cell>
            <table:table-cell office:value-type="float" office:value="750"/>
            <table:table-cell office:value-type="float" office:value="0"/>
            <table:table-cell office:value-type="float" office:value="750"/>
            <table:table-cell office:value-type="float" office:value="0"/>
            <table:table-cell office:value-type="float" office:value="750"/>
            <table:table-cell office:value-type="float" office:value="0"/>
            <table:table-cell office:value-type="float" office:value="750"/>
            <table:table-cell office:value-type="float" office:value="8.8999999999999995E-5"/>
            <table:table-cell office:value-type="float" office:value="750"/>
            <table:table-cell office:value-type="float" office:value="1.0679999999999999E-3"/>
            <table:table-cell office:value-type="float" office:value="750"/>
            <table:table-cell office:value-type="float" office:value="2.5700000000000001E-4"/>
            <table:table-cell office:value-type="float" office:value="750"/>
            <table:table-cell office:value-type="float" office:value="2.2000000000000001E-4"/>
            <table:table-cell office:value-type="float" office:value="750"/>
            <table:table-cell office:value-type="float" office:value="1.5300000000000001E-4"/>
          </table:table-row>
          <table:table-row>
            <table:table-cell office:value-type="string">
              <text:p>25</text:p>
            </table:table-cell>
            <table:table-cell office:value-type="float" office:value="800"/>
            <table:table-cell office:value-type="float" office:value="0"/>
            <table:table-cell office:value-type="float" office:value="800"/>
            <table:table-cell office:value-type="float" office:value="0"/>
            <table:table-cell office:value-type="float" office:value="800"/>
            <table:table-cell office:value-type="float" office:value="0"/>
            <table:table-cell office:value-type="float" office:value="800"/>
            <table:table-cell office:value-type="float" office:value="9.7E-5"/>
            <table:table-cell office:value-type="float" office:value="800"/>
            <table:table-cell office:value-type="float" office:value="1.5039999999999999E-3"/>
            <table:table-cell office:value-type="float" office:value="800"/>
            <table:table-cell office:value-type="float" office:value="4.2200000000000001E-4"/>
            <table:table-cell office:value-type="float" office:value="800"/>
            <table:table-cell office:value-type="float" office:value="2.31E-4"/>
            <table:table-cell office:value-type="float" office:value="800"/>
            <table:table-cell office:value-type="float" office:value="1.3999999999999999E-4"/>
          </table:table-row>
          <table:table-row>
            <table:table-cell office:value-type="string">
              <text:p>26</text:p>
            </table:table-cell>
            <table:table-cell office:value-type="float" office:value="850"/>
            <table:table-cell office:value-type="float" office:value="0"/>
            <table:table-cell office:value-type="float" office:value="850"/>
            <table:table-cell office:value-type="float" office:value="0"/>
            <table:table-cell office:value-type="float" office:value="850"/>
            <table:table-cell office:value-type="float" office:value="0"/>
            <table:table-cell office:value-type="float" office:value="850"/>
            <table:table-cell office:value-type="float" office:value="2.1900000000000001E-4"/>
            <table:table-cell office:value-type="float" office:value="850"/>
            <table:table-cell office:value-type="float" office:value="1.524E-3"/>
            <table:table-cell office:value-type="float" office:value="850"/>
            <table:table-cell office:value-type="float" office:value="2.6800000000000001E-4"/>
            <table:table-cell office:value-type="float" office:value="850"/>
            <table:table-cell office:value-type="float" office:value="2.3599999999999999E-4"/>
            <table:table-cell office:value-type="float" office:value="850"/>
            <table:table-cell office:value-type="float" office:value="1.46E-4"/>
          </table:table-row>
          <table:table-row>
            <table:table-cell office:value-type="string">
              <text:p>27</text:p>
            </table:table-cell>
            <table:table-cell office:value-type="float" office:value="900"/>
            <table:table-cell office:value-type="float" office:value="0"/>
            <table:table-cell office:value-type="float" office:value="900"/>
            <table:table-cell office:value-type="float" office:value="0"/>
            <table:table-cell office:value-type="float" office:value="900"/>
            <table:table-cell office:value-type="float" office:value="0"/>
            <table:table-cell office:value-type="float" office:value="900"/>
            <table:table-cell office:value-type="float" office:value="1.16E-4"/>
            <table:table-cell office:value-type="float" office:value="900"/>
            <table:table-cell office:value-type="float" office:value="1.6000000000000001E-3"/>
            <table:table-cell office:value-type="float" office:value="900"/>
            <table:table-cell office:value-type="float" office:value="4.2499999999999998E-4"/>
            <table:table-cell office:value-type="float" office:value="900"/>
            <table:table-cell office:value-type="float" office:value="2.4699999999999999E-4"/>
            <table:table-cell office:value-type="float" office:value="900"/>
            <table:table-cell office:value-type="float" office:value="2.9E-4"/>
          </table:table-row>
          <table:table-row>
            <table:table-cell office:value-type="string">
              <text:p>28</text:p>
            </table:table-cell>
            <table:table-cell office:value-type="float" office:value="950"/>
            <table:table-cell office:value-type="float" office:value="0"/>
            <table:table-cell office:value-type="float" office:value="950"/>
            <table:table-cell office:value-type="float" office:value="0"/>
            <table:table-cell office:value-type="float" office:value="950"/>
            <table:table-cell office:value-type="float" office:value="0"/>
            <table:table-cell office:value-type="float" office:value="950"/>
            <table:table-cell office:value-type="float" office:value="1.17E-4"/>
            <table:table-cell office:value-type="float" office:value="950"/>
            <table:table-cell office:value-type="float" office:value="2.14E-3"/>
            <table:table-cell office:value-type="float" office:value="950"/>
            <table:table-cell office:value-type="float" office:value="4.5300000000000001E-4"/>
            <table:table-cell office:value-type="float" office:value="950"/>
            <table:table-cell office:value-type="float" office:value="2.6200000000000003E-4"/>
            <table:table-cell office:value-type="float" office:value="950"/>
            <table:table-cell office:value-type="float" office:value="1.6899999999999999E-4"/>
          </table:table-row>
          <table:table-row>
            <table:table-cell office:value-type="string">
              <text:p>29</text:p>
            </table:table-cell>
            <table:table-cell office:value-type="float" office:value="1000"/>
            <table:table-cell office:value-type="float" office:value="0"/>
            <table:table-cell office:value-type="float" office:value="1000"/>
            <table:table-cell office:value-type="float" office:value="0"/>
            <table:table-cell office:value-type="float" office:value="1000"/>
            <table:table-cell office:value-type="float" office:value="0"/>
            <table:table-cell office:value-type="float" office:value="1000"/>
            <table:table-cell office:value-type="float" office:value="1.3300000000000001E-4"/>
            <table:table-cell office:value-type="float" office:value="1000"/>
            <table:table-cell office:value-type="float" office:value="1.0039999999999999E-3"/>
            <table:table-cell office:value-type="float" office:value="1000"/>
            <table:table-cell office:value-type="float" office:value="3.4600000000000001E-4"/>
            <table:table-cell office:value-type="float" office:value="1000"/>
            <table:table-cell office:value-type="float" office:value="4.1199999999999999E-4"/>
            <table:table-cell office:value-type="float" office:value="1000"/>
            <table:table-cell office:value-type="float" office:value="9.6199999999999996E-4"/>
          </table:table-row>
          <table:table-row>
            <table:table-cell office:value-type="string">
              <text:p>30</text:p>
            </table:table-cell>
            <table:table-cell office:value-type="float" office:value="1100"/>
            <table:table-cell office:value-type="float" office:value="0"/>
            <table:table-cell office:value-type="float" office:value="1100"/>
            <table:table-cell office:value-type="float" office:value="0"/>
            <table:table-cell office:value-type="float" office:value="1100"/>
            <table:table-cell office:value-type="float" office:value="0"/>
            <table:table-cell office:value-type="float" office:value="1100"/>
            <table:table-cell office:value-type="float" office:value="1.34E-4"/>
            <table:table-cell office:value-type="float" office:value="1100"/>
            <table:table-cell office:value-type="float" office:value="9.5699999999999995E-4"/>
            <table:table-cell office:value-type="float" office:value="1100"/>
            <table:table-cell office:value-type="float" office:value="3.57E-4"/>
            <table:table-cell office:value-type="float" office:value="1100"/>
            <table:table-cell office:value-type="float" office:value="5.1199999999999998E-4"/>
            <table:table-cell office:value-type="float" office:value="1100"/>
            <table:table-cell office:value-type="float" office:value="3.0200000000000002E-4"/>
          </table:table-row>
          <table:table-row>
            <table:table-cell office:value-type="string">
              <text:p>31</text:p>
            </table:table-cell>
            <table:table-cell office:value-type="float" office:value="1200"/>
            <table:table-cell office:value-type="float" office:value="0"/>
            <table:table-cell office:value-type="float" office:value="1200"/>
            <table:table-cell office:value-type="float" office:value="0"/>
            <table:table-cell office:value-type="float" office:value="1200"/>
            <table:table-cell office:value-type="float" office:value="0"/>
            <table:table-cell office:value-type="float" office:value="1200"/>
            <table:table-cell office:value-type="float" office:value="1.46E-4"/>
            <table:table-cell office:value-type="float" office:value="1200"/>
            <table:table-cell office:value-type="float" office:value="9.6599999999999995E-4"/>
            <table:table-cell office:value-type="float" office:value="1200"/>
            <table:table-cell office:value-type="float" office:value="5.9599999999999996E-4"/>
            <table:table-cell office:value-type="float" office:value="1200"/>
            <table:table-cell office:value-type="float" office:value="5.2899999999999996E-4"/>
            <table:table-cell office:value-type="float" office:value="1200"/>
            <table:table-cell office:value-type="float" office:value="3.2600000000000001E-4"/>
          </table:table-row>
          <table:table-row>
            <table:table-cell office:value-type="string">
              <text:p>32</text:p>
            </table:table-cell>
            <table:table-cell office:value-type="float" office:value="1300"/>
            <table:table-cell office:value-type="float" office:value="0"/>
            <table:table-cell office:value-type="float" office:value="1300"/>
            <table:table-cell office:value-type="float" office:value="0"/>
            <table:table-cell office:value-type="float" office:value="1300"/>
            <table:table-cell office:value-type="float" office:value="0"/>
            <table:table-cell office:value-type="float" office:value="1300"/>
            <table:table-cell office:value-type="float" office:value="3.4600000000000001E-4"/>
            <table:table-cell office:value-type="float" office:value="1300"/>
            <table:table-cell office:value-type="float" office:value="8.1800000000000004E-4"/>
            <table:table-cell office:value-type="float" office:value="1300"/>
            <table:table-cell office:value-type="float" office:value="6.9399999999999996E-4"/>
            <table:table-cell office:value-type="float" office:value="1300"/>
            <table:table-cell office:value-type="float" office:value="3.6699999999999998E-4"/>
            <table:table-cell office:value-type="float" office:value="1300"/>
            <table:table-cell office:value-type="float" office:value="3.5300000000000002E-4"/>
          </table:table-row>
          <table:table-row>
            <table:table-cell office:value-type="string">
              <text:p>33</text:p>
            </table:table-cell>
            <table:table-cell office:value-type="float" office:value="1400"/>
            <table:table-cell office:value-type="float" office:value="0"/>
            <table:table-cell office:value-type="float" office:value="1400"/>
            <table:table-cell office:value-type="float" office:value="0"/>
            <table:table-cell office:value-type="float" office:value="1400"/>
            <table:table-cell office:value-type="float" office:value="0"/>
            <table:table-cell office:value-type="float" office:value="1400"/>
            <table:table-cell office:value-type="float" office:value="4.2200000000000001E-4"/>
            <table:table-cell office:value-type="float" office:value="1400"/>
            <table:table-cell office:value-type="float" office:value="1.436E-3"/>
            <table:table-cell office:value-type="float" office:value="1400"/>
            <table:table-cell office:value-type="float" office:value="7.2999999999999996E-4"/>
            <table:table-cell office:value-type="float" office:value="1400"/>
            <table:table-cell office:value-type="float" office:value="4.0400000000000001E-4"/>
            <table:table-cell office:value-type="float" office:value="1400"/>
            <table:table-cell office:value-type="float" office:value="3.8699999999999997E-4"/>
          </table:table-row>
          <table:table-row>
            <table:table-cell office:value-type="string">
              <text:p>34</text:p>
            </table:table-cell>
            <table:table-cell office:value-type="float" office:value="1500"/>
            <table:table-cell office:value-type="float" office:value="0"/>
            <table:table-cell office:value-type="float" office:value="1500"/>
            <table:table-cell office:value-type="float" office:value="0"/>
            <table:table-cell office:value-type="float" office:value="1500"/>
            <table:table-cell office:value-type="float" office:value="0"/>
            <table:table-cell office:value-type="float" office:value="1500"/>
            <table:table-cell office:value-type="float" office:value="4.1300000000000001E-4"/>
            <table:table-cell office:value-type="float" office:value="1500"/>
            <table:table-cell office:value-type="float" office:value="9.8999999999999999E-4"/>
            <table:table-cell office:value-type="float" office:value="1500"/>
            <table:table-cell office:value-type="float" office:value="5.1199999999999998E-4"/>
            <table:table-cell office:value-type="float" office:value="1500"/>
            <table:table-cell office:value-type="float" office:value="4.28E-4"/>
            <table:table-cell office:value-type="float" office:value="1500"/>
            <table:table-cell office:value-type="float" office:value="6.0300000000000002E-4"/>
          </table:table-row>
          <table:table-row>
            <table:table-cell office:value-type="string">
              <text:p>35</text:p>
            </table:table-cell>
            <table:table-cell office:value-type="float" office:value="1600"/>
            <table:table-cell office:value-type="float" office:value="0"/>
            <table:table-cell office:value-type="float" office:value="1600"/>
            <table:table-cell office:value-type="float" office:value="0"/>
            <table:table-cell office:value-type="float" office:value="1600"/>
            <table:table-cell office:value-type="float" office:value="0"/>
            <table:table-cell office:value-type="float" office:value="1600"/>
            <table:table-cell office:value-type="float" office:value="2.0599999999999999E-4"/>
            <table:table-cell office:value-type="float" office:value="1600"/>
            <table:table-cell office:value-type="float" office:value="1.5250000000000001E-3"/>
            <table:table-cell office:value-type="float" office:value="1600"/>
            <table:table-cell office:value-type="float" office:value="7.0600000000000003E-4"/>
            <table:table-cell office:value-type="float" office:value="1600"/>
            <table:table-cell office:value-type="float" office:value="6.8800000000000003E-4"/>
            <table:table-cell office:value-type="float" office:value="1600"/>
            <table:table-cell office:value-type="float" office:value="4.46E-4"/>
          </table:table-row>
          <table:table-row>
            <table:table-cell office:value-type="string">
              <text:p>36</text:p>
            </table:table-cell>
            <table:table-cell office:value-type="float" office:value="1700"/>
            <table:table-cell office:value-type="float" office:value="0"/>
            <table:table-cell office:value-type="float" office:value="1700"/>
            <table:table-cell office:value-type="float" office:value="0"/>
            <table:table-cell office:value-type="float" office:value="1700"/>
            <table:table-cell office:value-type="float" office:value="0"/>
            <table:table-cell office:value-type="float" office:value="1700"/>
            <table:table-cell office:value-type="float" office:value="4.0099999999999999E-4"/>
            <table:table-cell office:value-type="float" office:value="1700"/>
            <table:table-cell office:value-type="float" office:value="1.5330000000000001E-3"/>
            <table:table-cell office:value-type="float" office:value="1700"/>
            <table:table-cell office:value-type="float" office:value="1.1709999999999999E-3"/>
            <table:table-cell office:value-type="float" office:value="1700"/>
            <table:table-cell office:value-type="float" office:value="7.3899999999999997E-4"/>
            <table:table-cell office:value-type="float" office:value="1700"/>
            <table:table-cell office:value-type="float" office:value="8.03E-4"/>
          </table:table-row>
          <table:table-row>
            <table:table-cell office:value-type="string">
              <text:p>37</text:p>
            </table:table-cell>
            <table:table-cell office:value-type="float" office:value="1800"/>
            <table:table-cell office:value-type="float" office:value="0"/>
            <table:table-cell office:value-type="float" office:value="1800"/>
            <table:table-cell office:value-type="float" office:value="0"/>
            <table:table-cell office:value-type="float" office:value="1800"/>
            <table:table-cell office:value-type="float" office:value="0"/>
            <table:table-cell office:value-type="float" office:value="1800"/>
            <table:table-cell office:value-type="float" office:value="3.7500000000000001E-4"/>
            <table:table-cell office:value-type="float" office:value="1800"/>
            <table:table-cell office:value-type="float" office:value="9.9400000000000009E-4"/>
            <table:table-cell office:value-type="float" office:value="1800"/>
            <table:table-cell office:value-type="float" office:value="9.8299999999999993E-4"/>
            <table:table-cell office:value-type="float" office:value="1800"/>
            <table:table-cell office:value-type="float" office:value="5.3399999999999997E-4"/>
            <table:table-cell office:value-type="float" office:value="1800"/>
            <table:table-cell office:value-type="float" office:value="3.4099999999999999E-4"/>
          </table:table-row>
          <table:table-row>
            <table:table-cell office:value-type="string">
              <text:p>38</text:p>
            </table:table-cell>
            <table:table-cell office:value-type="float" office:value="1900"/>
            <table:table-cell office:value-type="float" office:value="0"/>
            <table:table-cell office:value-type="float" office:value="1900"/>
            <table:table-cell office:value-type="float" office:value="0"/>
            <table:table-cell office:value-type="float" office:value="1900"/>
            <table:table-cell office:value-type="float" office:value="0"/>
            <table:table-cell office:value-type="float" office:value="1900"/>
            <table:table-cell office:value-type="float" office:value="2.5999999999999998E-4"/>
            <table:table-cell office:value-type="float" office:value="1900"/>
            <table:table-cell office:value-type="float" office:value="9.8799999999999995E-4"/>
            <table:table-cell office:value-type="float" office:value="1900"/>
            <table:table-cell office:value-type="float" office:value="1.126E-3"/>
            <table:table-cell office:value-type="float" office:value="1900"/>
            <table:table-cell office:value-type="float" office:value="8.6499999999999999E-4"/>
            <table:table-cell office:value-type="float" office:value="1900"/>
            <table:table-cell office:value-type="float" office:value="5.5599999999999996E-4"/>
          </table:table-row>
          <table:table-row>
            <table:table-cell office:value-type="string">
              <text:p>39</text:p>
            </table:table-cell>
            <table:table-cell office:value-type="float" office:value="2000"/>
            <table:table-cell office:value-type="float" office:value="0"/>
            <table:table-cell office:value-type="float" office:value="2000"/>
            <table:table-cell office:value-type="float" office:value="0"/>
            <table:table-cell office:value-type="float" office:value="2000"/>
            <table:table-cell office:value-type="float" office:value="0"/>
            <table:table-cell office:value-type="float" office:value="2000"/>
            <table:table-cell office:value-type="float" office:value="5.53E-4"/>
            <table:table-cell office:value-type="float" office:value="2000"/>
            <table:table-cell office:value-type="float" office:value="1.6819999999999999E-3"/>
            <table:table-cell office:value-type="float" office:value="2000"/>
            <table:table-cell office:value-type="float" office:value="1.2340000000000001E-3"/>
            <table:table-cell office:value-type="float" office:value="2000"/>
            <table:table-cell office:value-type="float" office:value="7.6000000000000004E-4"/>
            <table:table-cell office:value-type="float" office:value="2000"/>
            <table:table-cell office:value-type="float" office:value="4.1899999999999999E-4"/>
          </table:table-row>
          <table:table-row>
            <table:table-cell office:value-type="string">
              <text:p>40</text:p>
            </table:table-cell>
            <table:table-cell office:value-type="float" office:value="2100"/>
            <table:table-cell office:value-type="float" office:value="0"/>
            <table:table-cell office:value-type="float" office:value="2100"/>
            <table:table-cell office:value-type="float" office:value="0"/>
            <table:table-cell office:value-type="float" office:value="2100"/>
            <table:table-cell office:value-type="float" office:value="0"/>
            <table:table-cell office:value-type="float" office:value="2100"/>
            <table:table-cell office:value-type="float" office:value="5.8799999999999998E-4"/>
            <table:table-cell office:value-type="float" office:value="2100"/>
            <table:table-cell office:value-type="float" office:value="1.011E-3"/>
            <table:table-cell office:value-type="float" office:value="2100"/>
            <table:table-cell office:value-type="float" office:value="7.7800000000000005E-4"/>
            <table:table-cell office:value-type="float" office:value="2100"/>
            <table:table-cell office:value-type="float" office:value="6.1600000000000001E-4"/>
            <table:table-cell office:value-type="float" office:value="2100"/>
            <table:table-cell office:value-type="float" office:value="4.0000000000000002E-4"/>
          </table:table-row>
          <table:table-row>
            <table:table-cell office:value-type="string">
              <text:p>41</text:p>
            </table:table-cell>
            <table:table-cell office:value-type="float" office:value="2200"/>
            <table:table-cell office:value-type="float" office:value="0"/>
            <table:table-cell office:value-type="float" office:value="2200"/>
            <table:table-cell office:value-type="float" office:value="0"/>
            <table:table-cell office:value-type="float" office:value="2200"/>
            <table:table-cell office:value-type="float" office:value="0"/>
            <table:table-cell office:value-type="float" office:value="2200"/>
            <table:table-cell office:value-type="float" office:value="7.2199999999999999E-4"/>
            <table:table-cell office:value-type="float" office:value="2200"/>
            <table:table-cell office:value-type="float" office:value="1.519E-3"/>
            <table:table-cell office:value-type="float" office:value="2200"/>
            <table:table-cell office:value-type="float" office:value="8.0099999999999995E-4"/>
            <table:table-cell office:value-type="float" office:value="2200"/>
            <table:table-cell office:value-type="float" office:value="6.5700000000000003E-4"/>
            <table:table-cell office:value-type="float" office:value="2200"/>
            <table:table-cell office:value-type="float" office:value="6.5300000000000004E-4"/>
          </table:table-row>
          <table:table-row>
            <table:table-cell office:value-type="string">
              <text:p>42</text:p>
            </table:table-cell>
            <table:table-cell office:value-type="float" office:value="2300"/>
            <table:table-cell office:value-type="float" office:value="0"/>
            <table:table-cell office:value-type="float" office:value="2300"/>
            <table:table-cell office:value-type="float" office:value="0"/>
            <table:table-cell office:value-type="float" office:value="2300"/>
            <table:table-cell office:value-type="float" office:value="0"/>
            <table:table-cell office:value-type="float" office:value="2300"/>
            <table:table-cell office:value-type="float" office:value="6.5399999999999996E-4"/>
            <table:table-cell office:value-type="float" office:value="2300"/>
            <table:table-cell office:value-type="float" office:value="1.026E-3"/>
            <table:table-cell office:value-type="float" office:value="2300"/>
            <table:table-cell office:value-type="float" office:value="1.5659999999999999E-3"/>
            <table:table-cell office:value-type="float" office:value="2300"/>
            <table:table-cell office:value-type="float" office:value="1.0449999999999999E-3"/>
            <table:table-cell office:value-type="float" office:value="2300"/>
            <table:table-cell office:value-type="float" office:value="4.4700000000000002E-4"/>
          </table:table-row>
          <table:table-row>
            <table:table-cell office:value-type="string">
              <text:p>43</text:p>
            </table:table-cell>
            <table:table-cell office:value-type="float" office:value="2400"/>
            <table:table-cell office:value-type="float" office:value="0"/>
            <table:table-cell office:value-type="float" office:value="2400"/>
            <table:table-cell office:value-type="float" office:value="0"/>
            <table:table-cell office:value-type="float" office:value="2400"/>
            <table:table-cell office:value-type="float" office:value="0"/>
            <table:table-cell office:value-type="float" office:value="2400"/>
            <table:table-cell office:value-type="float" office:value="8.25E-4"/>
            <table:table-cell office:value-type="float" office:value="2400"/>
            <table:table-cell office:value-type="float" office:value="1.488E-3"/>
            <table:table-cell office:value-type="float" office:value="2400"/>
            <table:table-cell office:value-type="float" office:value="8.6200000000000003E-4"/>
            <table:table-cell office:value-type="float" office:value="2400"/>
            <table:table-cell office:value-type="float" office:value="7.6199999999999998E-4"/>
            <table:table-cell office:value-type="float" office:value="2400"/>
            <table:table-cell office:value-type="float" office:value="7.0299999999999996E-4"/>
          </table:table-row>
          <table:table-row>
            <table:table-cell office:value-type="string">
              <text:p>44</text:p>
            </table:table-cell>
            <table:table-cell office:value-type="float" office:value="2500"/>
            <table:table-cell office:value-type="float" office:value="0"/>
            <table:table-cell office:value-type="float" office:value="2500"/>
            <table:table-cell office:value-type="float" office:value="0"/>
            <table:table-cell office:value-type="float" office:value="2500"/>
            <table:table-cell office:value-type="float" office:value="0"/>
            <table:table-cell office:value-type="float" office:value="2500"/>
            <table:table-cell office:value-type="float" office:value="7.0600000000000003E-4"/>
            <table:table-cell office:value-type="float" office:value="2500"/>
            <table:table-cell office:value-type="float" office:value="1.077E-3"/>
            <table:table-cell office:value-type="float" office:value="2500"/>
            <table:table-cell office:value-type="float" office:value="1.3569999999999999E-3"/>
            <table:table-cell office:value-type="float" office:value="2500"/>
            <table:table-cell office:value-type="float" office:value="1.271E-3"/>
            <table:table-cell office:value-type="float" office:value="2500"/>
            <table:table-cell office:value-type="float" office:value="7.4899999999999999E-4"/>
          </table:table-row>
          <table:table-row>
            <table:table-cell office:value-type="string">
              <text:p>45</text:p>
            </table:table-cell>
            <table:table-cell office:value-type="float" office:value="2600"/>
            <table:table-cell office:value-type="float" office:value="0"/>
            <table:table-cell office:value-type="float" office:value="2600"/>
            <table:table-cell office:value-type="float" office:value="0"/>
            <table:table-cell office:value-type="float" office:value="2600"/>
            <table:table-cell office:value-type="float" office:value="0"/>
            <table:table-cell office:value-type="float" office:value="2600"/>
            <table:table-cell office:value-type="float" office:value="7.4600000000000003E-4"/>
            <table:table-cell office:value-type="float" office:value="2600"/>
            <table:table-cell office:value-type="float" office:value="1.622E-3"/>
            <table:table-cell office:value-type="float" office:value="2600"/>
            <table:table-cell office:value-type="float" office:value="1.6019999999999999E-3"/>
            <table:table-cell office:value-type="float" office:value="2600"/>
            <table:table-cell office:value-type="float" office:value="7.8799999999999996E-4"/>
            <table:table-cell office:value-type="float" office:value="2600"/>
            <table:table-cell office:value-type="float" office:value="6.7100000000000005E-4"/>
          </table:table-row>
          <table:table-row>
            <table:table-cell office:value-type="string">
              <text:p>46</text:p>
            </table:table-cell>
            <table:table-cell office:value-type="float" office:value="2700"/>
            <table:table-cell office:value-type="float" office:value="0"/>
            <table:table-cell office:value-type="float" office:value="2700"/>
            <table:table-cell office:value-type="float" office:value="0"/>
            <table:table-cell office:value-type="float" office:value="2700"/>
            <table:table-cell office:value-type="float" office:value="0"/>
            <table:table-cell office:value-type="float" office:value="2700"/>
            <table:table-cell office:value-type="float" office:value="7.76E-4"/>
            <table:table-cell office:value-type="float" office:value="2700"/>
            <table:table-cell office:value-type="float" office:value="1.774E-3"/>
            <table:table-cell office:value-type="float" office:value="2700"/>
            <table:table-cell office:value-type="float" office:value="1.5809999999999999E-3"/>
            <table:table-cell office:value-type="float" office:value="2700"/>
            <table:table-cell office:value-type="float" office:value="8.4199999999999998E-4"/>
            <table:table-cell office:value-type="float" office:value="2700"/>
            <table:table-cell office:value-type="float" office:value="9.5799999999999998E-4"/>
          </table:table-row>
          <table:table-row>
            <table:table-cell office:value-type="string">
              <text:p>47</text:p>
            </table:table-cell>
            <table:table-cell office:value-type="float" office:value="2800"/>
            <table:table-cell office:value-type="float" office:value="0"/>
            <table:table-cell office:value-type="float" office:value="2800"/>
            <table:table-cell office:value-type="float" office:value="0"/>
            <table:table-cell office:value-type="float" office:value="2800"/>
            <table:table-cell office:value-type="float" office:value="0"/>
            <table:table-cell office:value-type="float" office:value="2800"/>
            <table:table-cell office:value-type="float" office:value="8.43E-4"/>
            <table:table-cell office:value-type="float" office:value="2800"/>
            <table:table-cell office:value-type="float" office:value="1.122E-3"/>
            <table:table-cell office:value-type="float" office:value="2800"/>
            <table:table-cell office:value-type="float" office:value="1.2030000000000001E-3"/>
            <table:table-cell office:value-type="float" office:value="2800"/>
            <table:table-cell office:value-type="float" office:value="9.01E-4"/>
            <table:table-cell office:value-type="float" office:value="2800"/>
            <table:table-cell office:value-type="float" office:value="5.8E-4"/>
          </table:table-row>
          <table:table-row>
            <table:table-cell office:value-type="string">
              <text:p>48</text:p>
            </table:table-cell>
            <table:table-cell office:value-type="float" office:value="2900"/>
            <table:table-cell office:value-type="float" office:value="0"/>
            <table:table-cell office:value-type="float" office:value="2900"/>
            <table:table-cell office:value-type="float" office:value="0"/>
            <table:table-cell office:value-type="float" office:value="2900"/>
            <table:table-cell office:value-type="float" office:value="0"/>
            <table:table-cell office:value-type="float" office:value="2900"/>
            <table:table-cell office:value-type="float" office:value="8.3000000000000001E-4"/>
            <table:table-cell office:value-type="float" office:value="2900"/>
            <table:table-cell office:value-type="float" office:value="1.0430000000000001E-3"/>
            <table:table-cell office:value-type="float" office:value="2900"/>
            <table:table-cell office:value-type="float" office:value="1.103E-3"/>
            <table:table-cell office:value-type="float" office:value="2900"/>
            <table:table-cell office:value-type="float" office:value="1.2390000000000001E-3"/>
            <table:table-cell office:value-type="float" office:value="2900"/>
            <table:table-cell office:value-type="float" office:value="8.7200000000000005E-4"/>
          </table:table-row>
          <table:table-row>
            <table:table-cell office:value-type="string">
              <text:p>49</text:p>
            </table:table-cell>
            <table:table-cell office:value-type="float" office:value="3000"/>
            <table:table-cell office:value-type="float" office:value="0"/>
            <table:table-cell office:value-type="float" office:value="3000"/>
            <table:table-cell office:value-type="float" office:value="0"/>
            <table:table-cell office:value-type="float" office:value="3000"/>
            <table:table-cell office:value-type="float" office:value="0"/>
            <table:table-cell office:value-type="float" office:value="3000"/>
            <table:table-cell office:value-type="float" office:value="1.299E-3"/>
            <table:table-cell office:value-type="float" office:value="3000"/>
            <table:table-cell office:value-type="float" office:value="1.879E-3"/>
            <table:table-cell office:value-type="float" office:value="3000"/>
            <table:table-cell office:value-type="float" office:value="1.2030000000000001E-3"/>
            <table:table-cell office:value-type="float" office:value="3000"/>
            <table:table-cell office:value-type="float" office:value="1.6570000000000001E-3"/>
            <table:table-cell office:value-type="float" office:value="3000"/>
            <table:table-cell office:value-type="float" office:value="6.0499999999999996E-4"/>
          </table:table-row>
          <table:table-row>
            <table:table-cell office:value-type="string">
              <text:p>50</text:p>
            </table:table-cell>
            <table:table-cell office:value-type="float" office:value="3100"/>
            <table:table-cell office:value-type="float" office:value="0"/>
            <table:table-cell office:value-type="float" office:value="3100"/>
            <table:table-cell office:value-type="float" office:value="0"/>
            <table:table-cell office:value-type="float" office:value="3100"/>
            <table:table-cell office:value-type="float" office:value="0"/>
            <table:table-cell office:value-type="float" office:value="3100"/>
            <table:table-cell office:value-type="float" office:value="4.1599999999999997E-4"/>
            <table:table-cell office:value-type="float" office:value="3100"/>
            <table:table-cell office:value-type="float" office:value="1.436E-3"/>
            <table:table-cell office:value-type="float" office:value="3100"/>
            <table:table-cell office:value-type="float" office:value="1.243E-3"/>
            <table:table-cell office:value-type="float" office:value="3100"/>
            <table:table-cell office:value-type="float" office:value="9.8299999999999993E-4"/>
            <table:table-cell office:value-type="float" office:value="3100"/>
            <table:table-cell office:value-type="float" office:value="9.5299999999999996E-4"/>
          </table:table-row>
          <table:table-row>
            <table:table-cell office:value-type="string">
              <text:p>51</text:p>
            </table:table-cell>
            <table:table-cell office:value-type="float" office:value="3200"/>
            <table:table-cell office:value-type="float" office:value="0"/>
            <table:table-cell office:value-type="float" office:value="3200"/>
            <table:table-cell office:value-type="float" office:value="0"/>
            <table:table-cell office:value-type="float" office:value="3200"/>
            <table:table-cell office:value-type="float" office:value="0"/>
            <table:table-cell office:value-type="float" office:value="3200"/>
            <table:table-cell office:value-type="float" office:value="9.2900000000000003E-4"/>
            <table:table-cell office:value-type="float" office:value="3200"/>
            <table:table-cell office:value-type="float" office:value="1.861E-3"/>
            <table:table-cell office:value-type="float" office:value="3200"/>
            <table:table-cell office:value-type="float" office:value="1.2700000000000001E-3"/>
            <table:table-cell office:value-type="float" office:value="3200"/>
            <table:table-cell office:value-type="float" office:value="1.8829999999999999E-3"/>
            <table:table-cell office:value-type="float" office:value="3200"/>
            <table:table-cell office:value-type="float" office:value="9.7499999999999996E-4"/>
          </table:table-row>
          <table:table-row>
            <table:table-cell office:value-type="string">
              <text:p>52</text:p>
            </table:table-cell>
            <table:table-cell office:value-type="float" office:value="3300"/>
            <table:table-cell office:value-type="float" office:value="0"/>
            <table:table-cell office:value-type="float" office:value="3300"/>
            <table:table-cell office:value-type="float" office:value="0"/>
            <table:table-cell office:value-type="float" office:value="3300"/>
            <table:table-cell office:value-type="float" office:value="0"/>
            <table:table-cell office:value-type="float" office:value="3300"/>
            <table:table-cell office:value-type="float" office:value="4.55E-4"/>
            <table:table-cell office:value-type="float" office:value="3300"/>
            <table:table-cell office:value-type="float" office:value="1.611E-3"/>
            <table:table-cell office:value-type="float" office:value="3300"/>
            <table:table-cell office:value-type="float" office:value="2.5569999999999998E-3"/>
            <table:table-cell office:value-type="float" office:value="3300"/>
            <table:table-cell office:value-type="float" office:value="1.567E-3"/>
            <table:table-cell office:value-type="float" office:value="3300"/>
            <table:table-cell office:value-type="float" office:value="6.5099999999999999E-4"/>
          </table:table-row>
          <table:table-row>
            <table:table-cell office:value-type="string">
              <text:p>53</text:p>
            </table:table-cell>
            <table:table-cell office:value-type="float" office:value="3400"/>
            <table:table-cell office:value-type="float" office:value="0"/>
            <table:table-cell office:value-type="float" office:value="3400"/>
            <table:table-cell office:value-type="float" office:value="0"/>
            <table:table-cell office:value-type="float" office:value="3400"/>
            <table:table-cell office:value-type="float" office:value="0"/>
            <table:table-cell office:value-type="float" office:value="3400"/>
            <table:table-cell office:value-type="float" office:value="4.6299999999999998E-4"/>
            <table:table-cell office:value-type="float" office:value="3400"/>
            <table:table-cell office:value-type="float" office:value="1.57E-3"/>
            <table:table-cell office:value-type="float" office:value="3400"/>
            <table:table-cell office:value-type="float" office:value="1.923E-3"/>
            <table:table-cell office:value-type="float" office:value="3400"/>
            <table:table-cell office:value-type="float" office:value="1.3810000000000001E-3"/>
            <table:table-cell office:value-type="float" office:value="3400"/>
            <table:table-cell office:value-type="float" office:value="1.077E-3"/>
          </table:table-row>
          <table:table-row>
            <table:table-cell office:value-type="string">
              <text:p>54</text:p>
            </table:table-cell>
            <table:table-cell office:value-type="float" office:value="3500"/>
            <table:table-cell office:value-type="float" office:value="0"/>
            <table:table-cell office:value-type="float" office:value="3500"/>
            <table:table-cell office:value-type="float" office:value="0"/>
            <table:table-cell office:value-type="float" office:value="3500"/>
            <table:table-cell office:value-type="float" office:value="0"/>
            <table:table-cell office:value-type="float" office:value="3500"/>
            <table:table-cell office:value-type="float" office:value="5.1500000000000005E-4"/>
            <table:table-cell office:value-type="float" office:value="3500"/>
            <table:table-cell office:value-type="float" office:value="1.0549999999999999E-3"/>
            <table:table-cell office:value-type="float" office:value="3500"/>
            <table:table-cell office:value-type="float" office:value="2.6210000000000001E-3"/>
            <table:table-cell office:value-type="float" office:value="3500"/>
            <table:table-cell office:value-type="float" office:value="1.0820000000000001E-3"/>
            <table:table-cell office:value-type="float" office:value="3500"/>
            <table:table-cell office:value-type="float" office:value="1.3929999999999999E-3"/>
          </table:table-row>
          <table:table-row>
            <table:table-cell office:value-type="string">
              <text:p>55</text:p>
            </table:table-cell>
            <table:table-cell office:value-type="float" office:value="3600"/>
            <table:table-cell office:value-type="float" office:value="0"/>
            <table:table-cell office:value-type="float" office:value="3600"/>
            <table:table-cell office:value-type="float" office:value="0"/>
            <table:table-cell office:value-type="float" office:value="3600"/>
            <table:table-cell office:value-type="float" office:value="0"/>
            <table:table-cell office:value-type="float" office:value="3600"/>
            <table:table-cell office:value-type="float" office:value="4.95E-4"/>
            <table:table-cell office:value-type="float" office:value="3600"/>
            <table:table-cell office:value-type="float" office:value="1.5629999999999999E-3"/>
            <table:table-cell office:value-type="float" office:value="3600"/>
            <table:table-cell office:value-type="float" office:value="2.1570000000000001E-3"/>
            <table:table-cell office:value-type="float" office:value="3600"/>
            <table:table-cell office:value-type="float" office:value="1.4319999999999999E-3"/>
            <table:table-cell office:value-type="float" office:value="3600"/>
            <table:table-cell office:value-type="float" office:value="1.219E-3"/>
          </table:table-row>
          <table:table-row>
            <table:table-cell office:value-type="string">
              <text:p>56</text:p>
            </table:table-cell>
            <table:table-cell office:value-type="float" office:value="3700"/>
            <table:table-cell office:value-type="float" office:value="0"/>
            <table:table-cell office:value-type="float" office:value="3700"/>
            <table:table-cell office:value-type="float" office:value="0"/>
            <table:table-cell office:value-type="float" office:value="3700"/>
            <table:table-cell office:value-type="float" office:value="0"/>
            <table:table-cell office:value-type="float" office:value="3700"/>
            <table:table-cell office:value-type="float" office:value="1.132E-3"/>
            <table:table-cell office:value-type="float" office:value="3700"/>
            <table:table-cell office:value-type="float" office:value="3.088E-3"/>
            <table:table-cell office:value-type="float" office:value="3700"/>
            <table:table-cell office:value-type="float" office:value="2.3E-3"/>
            <table:table-cell office:value-type="float" office:value="3700"/>
            <table:table-cell office:value-type="float" office:value="1.168E-3"/>
            <table:table-cell office:value-type="float" office:value="3700"/>
            <table:table-cell office:value-type="float" office:value="7.8200000000000003E-4"/>
          </table:table-row>
          <table:table-row>
            <table:table-cell office:value-type="string">
              <text:p>57</text:p>
            </table:table-cell>
            <table:table-cell office:value-type="float" office:value="3800"/>
            <table:table-cell office:value-type="float" office:value="0"/>
            <table:table-cell office:value-type="float" office:value="3800"/>
            <table:table-cell office:value-type="float" office:value="0"/>
            <table:table-cell office:value-type="float" office:value="3800"/>
            <table:table-cell office:value-type="float" office:value="0"/>
            <table:table-cell office:value-type="float" office:value="3800"/>
            <table:table-cell office:value-type="float" office:value="1.165E-3"/>
            <table:table-cell office:value-type="float" office:value="3800"/>
            <table:table-cell office:value-type="float" office:value="1.1789999999999999E-3"/>
            <table:table-cell office:value-type="float" office:value="3800"/>
            <table:table-cell office:value-type="float" office:value="1.5460000000000001E-3"/>
            <table:table-cell office:value-type="float" office:value="3800"/>
            <table:table-cell office:value-type="float" office:value="1.1850000000000001E-3"/>
            <table:table-cell office:value-type="float" office:value="3800"/>
            <table:table-cell office:value-type="float" office:value="1.498E-3"/>
          </table:table-row>
          <table:table-row>
            <table:table-cell office:value-type="string">
              <text:p>58</text:p>
            </table:table-cell>
            <table:table-cell office:value-type="float" office:value="3900"/>
            <table:table-cell office:value-type="float" office:value="0"/>
            <table:table-cell office:value-type="float" office:value="3900"/>
            <table:table-cell office:value-type="float" office:value="0"/>
            <table:table-cell office:value-type="float" office:value="3900"/>
            <table:table-cell office:value-type="float" office:value="0"/>
            <table:table-cell office:value-type="float" office:value="3900"/>
            <table:table-cell office:value-type="float" office:value="1.157E-3"/>
            <table:table-cell office:value-type="float" office:value="3900"/>
            <table:table-cell office:value-type="float" office:value="1.5790000000000001E-3"/>
            <table:table-cell office:value-type="float" office:value="3900"/>
            <table:table-cell office:value-type="float" office:value="1.5399999999999999E-3"/>
            <table:table-cell office:value-type="float" office:value="3900"/>
            <table:table-cell office:value-type="float" office:value="1.56E-3"/>
            <table:table-cell office:value-type="float" office:value="3900"/>
            <table:table-cell office:value-type="float" office:value="7.8899999999999999E-4"/>
          </table:table-row>
          <table:table-row>
            <table:table-cell office:value-type="string">
              <text:p>59</text:p>
            </table:table-cell>
            <table:table-cell office:value-type="float" office:value="4000"/>
            <table:table-cell office:value-type="float" office:value="0"/>
            <table:table-cell office:value-type="float" office:value="4000"/>
            <table:table-cell office:value-type="float" office:value="0"/>
            <table:table-cell office:value-type="float" office:value="4000"/>
            <table:table-cell office:value-type="float" office:value="0"/>
            <table:table-cell office:value-type="float" office:value="4000"/>
            <table:table-cell office:value-type="float" office:value="5.6899999999999995E-4"/>
            <table:table-cell office:value-type="float" office:value="4000"/>
            <table:table-cell office:value-type="float" office:value="1.632E-3"/>
            <table:table-cell office:value-type="float" office:value="4000"/>
            <table:table-cell office:value-type="float" office:value="1.5590000000000001E-3"/>
            <table:table-cell office:value-type="float" office:value="4000"/>
            <table:table-cell office:value-type="float" office:value="2.6540000000000001E-3"/>
            <table:table-cell office:value-type="float" office:value="4000"/>
            <table:table-cell office:value-type="float" office:value="9.7400000000000004E-4"/>
          </table:table-row>
          <table:table-row>
            <table:table-cell office:value-type="string">
              <text:p>60</text:p>
            </table:table-cell>
            <table:table-cell office:value-type="float" office:value="4100"/>
            <table:table-cell office:value-type="float" office:value="0"/>
            <table:table-cell office:value-type="float" office:value="4100"/>
            <table:table-cell office:value-type="float" office:value="0"/>
            <table:table-cell office:value-type="float" office:value="4100"/>
            <table:table-cell office:value-type="float" office:value="0"/>
            <table:table-cell office:value-type="float" office:value="4100"/>
            <table:table-cell office:value-type="float" office:value="1.222E-3"/>
            <table:table-cell office:value-type="float" office:value="4100"/>
            <table:table-cell office:value-type="float" office:value="1.073E-3"/>
            <table:table-cell office:value-type="float" office:value="4100"/>
            <table:table-cell office:value-type="float" office:value="3.333E-3"/>
            <table:table-cell office:value-type="float" office:value="4100"/>
            <table:table-cell office:value-type="float" office:value="2.349E-3"/>
            <table:table-cell office:value-type="float" office:value="4100"/>
            <table:table-cell office:value-type="float" office:value="1.279E-3"/>
          </table:table-row>
          <table:table-row>
            <table:table-cell office:value-type="string">
              <text:p>61</text:p>
            </table:table-cell>
            <table:table-cell office:value-type="float" office:value="4200"/>
            <table:table-cell office:value-type="float" office:value="0"/>
            <table:table-cell office:value-type="float" office:value="4200"/>
            <table:table-cell office:value-type="float" office:value="0"/>
            <table:table-cell office:value-type="float" office:value="4200"/>
            <table:table-cell office:value-type="float" office:value="0"/>
            <table:table-cell office:value-type="float" office:value="4200"/>
            <table:table-cell office:value-type="float" office:value="1.281E-3"/>
            <table:table-cell office:value-type="float" office:value="4200"/>
            <table:table-cell office:value-type="float" office:value="1.1019999999999999E-3"/>
            <table:table-cell office:value-type="float" office:value="4200"/>
            <table:table-cell office:value-type="float" office:value="2.8E-3"/>
            <table:table-cell office:value-type="float" office:value="4200"/>
            <table:table-cell office:value-type="float" office:value="1.322E-3"/>
            <table:table-cell office:value-type="float" office:value="4200"/>
            <table:table-cell office:value-type="float" office:value="8.6799999999999996E-4"/>
          </table:table-row>
          <table:table-row>
            <table:table-cell office:value-type="string">
              <text:p>62</text:p>
            </table:table-cell>
            <table:table-cell office:value-type="float" office:value="4300"/>
            <table:table-cell office:value-type="float" office:value="0"/>
            <table:table-cell office:value-type="float" office:value="4300"/>
            <table:table-cell office:value-type="float" office:value="0"/>
            <table:table-cell office:value-type="float" office:value="4300"/>
            <table:table-cell office:value-type="float" office:value="0"/>
            <table:table-cell office:value-type="float" office:value="4300"/>
            <table:table-cell office:value-type="float" office:value="1.2769999999999999E-3"/>
            <table:table-cell office:value-type="float" office:value="4300"/>
            <table:table-cell office:value-type="float" office:value="1.7520000000000001E-3"/>
            <table:table-cell office:value-type="float" office:value="4300"/>
            <table:table-cell office:value-type="float" office:value="1.696E-3"/>
            <table:table-cell office:value-type="float" office:value="4300"/>
            <table:table-cell office:value-type="float" office:value="1.75E-3"/>
            <table:table-cell office:value-type="float" office:value="4300"/>
            <table:table-cell office:value-type="float" office:value="1.6180000000000001E-3"/>
          </table:table-row>
          <table:table-row>
            <table:table-cell office:value-type="string">
              <text:p>63</text:p>
            </table:table-cell>
            <table:table-cell office:value-type="float" office:value="4400"/>
            <table:table-cell office:value-type="float" office:value="0"/>
            <table:table-cell office:value-type="float" office:value="4400"/>
            <table:table-cell office:value-type="float" office:value="0"/>
            <table:table-cell office:value-type="float" office:value="4400"/>
            <table:table-cell office:value-type="float" office:value="0"/>
            <table:table-cell office:value-type="float" office:value="4400"/>
            <table:table-cell office:value-type="float" office:value="1.4660000000000001E-3"/>
            <table:table-cell office:value-type="float" office:value="4400"/>
            <table:table-cell office:value-type="float" office:value="1.598E-3"/>
            <table:table-cell office:value-type="float" office:value="4400"/>
            <table:table-cell office:value-type="float" office:value="3.2130000000000001E-3"/>
            <table:table-cell office:value-type="float" office:value="4400"/>
            <table:table-cell office:value-type="float" office:value="2.8730000000000001E-3"/>
            <table:table-cell office:value-type="float" office:value="4400"/>
            <table:table-cell office:value-type="float" office:value="1.8220000000000001E-3"/>
          </table:table-row>
          <table:table-row>
            <table:table-cell office:value-type="string">
              <text:p>64</text:p>
            </table:table-cell>
            <table:table-cell office:value-type="float" office:value="4500"/>
            <table:table-cell office:value-type="float" office:value="0"/>
            <table:table-cell office:value-type="float" office:value="4500"/>
            <table:table-cell office:value-type="float" office:value="0"/>
            <table:table-cell office:value-type="float" office:value="4500"/>
            <table:table-cell office:value-type="float" office:value="0"/>
            <table:table-cell office:value-type="float" office:value="4500"/>
            <table:table-cell office:value-type="float" office:value="6.3500000000000004E-4"/>
            <table:table-cell office:value-type="float" office:value="4500"/>
            <table:table-cell office:value-type="float" office:value="1.4649999999999999E-3"/>
            <table:table-cell office:value-type="float" office:value="4500"/>
            <table:table-cell office:value-type="float" office:value="1.763E-3"/>
            <table:table-cell office:value-type="float" office:value="4500"/>
            <table:table-cell office:value-type="float" office:value="1.4610000000000001E-3"/>
            <table:table-cell office:value-type="float" office:value="4500"/>
            <table:table-cell office:value-type="float" office:value="9.2000000000000003E-4"/>
          </table:table-row>
          <table:table-row>
            <table:table-cell office:value-type="string">
              <text:p>65</text:p>
            </table:table-cell>
            <table:table-cell office:value-type="float" office:value="4600"/>
            <table:table-cell office:value-type="float" office:value="0"/>
            <table:table-cell office:value-type="float" office:value="4600"/>
            <table:table-cell office:value-type="float" office:value="0"/>
            <table:table-cell office:value-type="float" office:value="4600"/>
            <table:table-cell office:value-type="float" office:value="0"/>
            <table:table-cell office:value-type="float" office:value="4600"/>
            <table:table-cell office:value-type="float" office:value="1.4250000000000001E-3"/>
            <table:table-cell office:value-type="float" office:value="4600"/>
            <table:table-cell office:value-type="float" office:value="1.6119999999999999E-3"/>
            <table:table-cell office:value-type="float" office:value="4600"/>
            <table:table-cell office:value-type="float" office:value="2.1559999999999999E-3"/>
            <table:table-cell office:value-type="float" office:value="4600"/>
            <table:table-cell office:value-type="float" office:value="3.0439999999999998E-3"/>
            <table:table-cell office:value-type="float" office:value="4600"/>
            <table:table-cell office:value-type="float" office:value="1.4189999999999999E-3"/>
          </table:table-row>
          <table:table-row>
            <table:table-cell office:value-type="string">
              <text:p>66</text:p>
            </table:table-cell>
            <table:table-cell office:value-type="float" office:value="4700"/>
            <table:table-cell office:value-type="float" office:value="0"/>
            <table:table-cell office:value-type="float" office:value="4700"/>
            <table:table-cell office:value-type="float" office:value="0"/>
            <table:table-cell office:value-type="float" office:value="4700"/>
            <table:table-cell office:value-type="float" office:value="0"/>
            <table:table-cell office:value-type="float" office:value="4700"/>
            <table:table-cell office:value-type="float" office:value="1.449E-3"/>
            <table:table-cell office:value-type="float" office:value="4700"/>
            <table:table-cell office:value-type="float" office:value="1.755E-3"/>
            <table:table-cell office:value-type="float" office:value="4700"/>
            <table:table-cell office:value-type="float" office:value="2.9009999999999999E-3"/>
            <table:table-cell office:value-type="float" office:value="4700"/>
            <table:table-cell office:value-type="float" office:value="2.457E-3"/>
            <table:table-cell office:value-type="float" office:value="4700"/>
            <table:table-cell office:value-type="float" office:value="1.8270000000000001E-3"/>
          </table:table-row>
          <table:table-row>
            <table:table-cell office:value-type="string">
              <text:p>67</text:p>
            </table:table-cell>
            <table:table-cell office:value-type="float" office:value="4800"/>
            <table:table-cell office:value-type="float" office:value="0"/>
            <table:table-cell office:value-type="float" office:value="4800"/>
            <table:table-cell office:value-type="float" office:value="0"/>
            <table:table-cell office:value-type="float" office:value="4800"/>
            <table:table-cell office:value-type="float" office:value="0"/>
            <table:table-cell office:value-type="float" office:value="4800"/>
            <table:table-cell office:value-type="float" office:value="1.5200000000000001E-3"/>
            <table:table-cell office:value-type="float" office:value="4800"/>
            <table:table-cell office:value-type="float" office:value="1.9620000000000002E-3"/>
            <table:table-cell office:value-type="float" office:value="4800"/>
            <table:table-cell office:value-type="float" office:value="3.8340000000000002E-3"/>
            <table:table-cell office:value-type="float" office:value="4800"/>
            <table:table-cell office:value-type="float" office:value="3.192E-3"/>
            <table:table-cell office:value-type="float" office:value="4800"/>
            <table:table-cell office:value-type="float" office:value="1.0319999999999999E-3"/>
          </table:table-row>
          <table:table-row>
            <table:table-cell office:value-type="string">
              <text:p>68</text:p>
            </table:table-cell>
            <table:table-cell office:value-type="float" office:value="4900"/>
            <table:table-cell office:value-type="float" office:value="0"/>
            <table:table-cell office:value-type="float" office:value="4900"/>
            <table:table-cell office:value-type="float" office:value="0"/>
            <table:table-cell office:value-type="float" office:value="4900"/>
            <table:table-cell office:value-type="float" office:value="0"/>
            <table:table-cell office:value-type="float" office:value="4900"/>
            <table:table-cell office:value-type="float" office:value="1.475E-3"/>
            <table:table-cell office:value-type="float" office:value="4900"/>
            <table:table-cell office:value-type="float" office:value="1.624E-3"/>
            <table:table-cell office:value-type="float" office:value="4900"/>
            <table:table-cell office:value-type="float" office:value="3.1480000000000002E-3"/>
            <table:table-cell office:value-type="float" office:value="4900"/>
            <table:table-cell office:value-type="float" office:value="2.2989999999999998E-3"/>
            <table:table-cell office:value-type="float" office:value="4900"/>
            <table:table-cell office:value-type="float" office:value="1.005E-3"/>
          </table:table-row>
          <table:table-row>
            <table:table-cell office:value-type="string">
              <text:p>69</text:p>
            </table:table-cell>
            <table:table-cell office:value-type="float" office:value="5000"/>
            <table:table-cell office:value-type="float" office:value="0"/>
            <table:table-cell office:value-type="float" office:value="5000"/>
            <table:table-cell office:value-type="float" office:value="0"/>
            <table:table-cell office:value-type="float" office:value="5000"/>
            <table:table-cell office:value-type="float" office:value="0"/>
            <table:table-cell office:value-type="float" office:value="5000"/>
            <table:table-cell office:value-type="float" office:value="7.1400000000000001E-4"/>
            <table:table-cell office:value-type="float" office:value="5000"/>
            <table:table-cell office:value-type="float" office:value="1.6360000000000001E-3"/>
            <table:table-cell office:value-type="float" office:value="5000"/>
            <table:table-cell office:value-type="float" office:value="2.4970000000000001E-3"/>
            <table:table-cell office:value-type="float" office:value="5000"/>
            <table:table-cell office:value-type="float" office:value="2.0279999999999999E-3"/>
            <table:table-cell office:value-type="float" office:value="5000"/>
            <table:table-cell office:value-type="float" office:value="1.4400000000000001E-3"/>
          </table:table-row>
          <table:table-row>
            <table:table-cell office:value-type="string">
              <text:p>70</text:p>
            </table:table-cell>
            <table:table-cell office:value-type="float" office:value="5100"/>
            <table:table-cell office:value-type="float" office:value="0"/>
            <table:table-cell office:value-type="float" office:value="5100"/>
            <table:table-cell office:value-type="float" office:value="0"/>
            <table:table-cell office:value-type="float" office:value="5100"/>
            <table:table-cell office:value-type="float" office:value="0"/>
            <table:table-cell office:value-type="float" office:value="5100"/>
            <table:table-cell office:value-type="float" office:value="1.562E-3"/>
            <table:table-cell office:value-type="float" office:value="5100"/>
            <table:table-cell office:value-type="float" office:value="1.176E-3"/>
            <table:table-cell office:value-type="float" office:value="5100"/>
            <table:table-cell office:value-type="float" office:value="1.885E-3"/>
            <table:table-cell office:value-type="float" office:value="5100"/>
            <table:table-cell office:value-type="float" office:value="1.725E-3"/>
            <table:table-cell office:value-type="float" office:value="5100"/>
            <table:table-cell office:value-type="float" office:value="1.1130000000000001E-3"/>
          </table:table-row>
          <table:table-row>
            <table:table-cell office:value-type="string">
              <text:p>71</text:p>
            </table:table-cell>
            <table:table-cell office:value-type="float" office:value="5200"/>
            <table:table-cell office:value-type="float" office:value="0"/>
            <table:table-cell office:value-type="float" office:value="5200"/>
            <table:table-cell office:value-type="float" office:value="0"/>
            <table:table-cell office:value-type="float" office:value="5200"/>
            <table:table-cell office:value-type="float" office:value="0"/>
            <table:table-cell office:value-type="float" office:value="5200"/>
            <table:table-cell office:value-type="float" office:value="7.7399999999999995E-4"/>
            <table:table-cell office:value-type="float" office:value="5200"/>
            <table:table-cell office:value-type="float" office:value="1.7099999999999999E-3"/>
            <table:table-cell office:value-type="float" office:value="5200"/>
            <table:table-cell office:value-type="float" office:value="3.3960000000000001E-3"/>
            <table:table-cell office:value-type="float" office:value="5200"/>
            <table:table-cell office:value-type="float" office:value="1.691E-3"/>
            <table:table-cell office:value-type="float" office:value="5200"/>
            <table:table-cell office:value-type="float" office:value="1.0660000000000001E-3"/>
          </table:table-row>
          <table:table-row>
            <table:table-cell office:value-type="string">
              <text:p>72</text:p>
            </table:table-cell>
            <table:table-cell office:value-type="float" office:value="5300"/>
            <table:table-cell office:value-type="float" office:value="0"/>
            <table:table-cell office:value-type="float" office:value="5300"/>
            <table:table-cell office:value-type="float" office:value="0"/>
            <table:table-cell office:value-type="float" office:value="5300"/>
            <table:table-cell office:value-type="float" office:value="0"/>
            <table:table-cell office:value-type="float" office:value="5300"/>
            <table:table-cell office:value-type="float" office:value="1.2949999999999999E-3"/>
            <table:table-cell office:value-type="float" office:value="5300"/>
            <table:table-cell office:value-type="float" office:value="1.6609999999999999E-3"/>
            <table:table-cell office:value-type="float" office:value="5300"/>
            <table:table-cell office:value-type="float" office:value="3.5279999999999999E-3"/>
            <table:table-cell office:value-type="float" office:value="5300"/>
            <table:table-cell office:value-type="float" office:value="1.8029999999999999E-3"/>
            <table:table-cell office:value-type="float" office:value="5300"/>
            <table:table-cell office:value-type="float" office:value="1.1429999999999999E-3"/>
          </table:table-row>
          <table:table-row>
            <table:table-cell office:value-type="string">
              <text:p>73</text:p>
            </table:table-cell>
            <table:table-cell office:value-type="float" office:value="5400"/>
            <table:table-cell office:value-type="float" office:value="0"/>
            <table:table-cell office:value-type="float" office:value="5400"/>
            <table:table-cell office:value-type="float" office:value="0"/>
            <table:table-cell office:value-type="float" office:value="5400"/>
            <table:table-cell office:value-type="float" office:value="0"/>
            <table:table-cell office:value-type="float" office:value="5400"/>
            <table:table-cell office:value-type="float" office:value="1.681E-3"/>
            <table:table-cell office:value-type="float" office:value="5400"/>
            <table:table-cell office:value-type="float" office:value="2.1220000000000002E-3"/>
            <table:table-cell office:value-type="float" office:value="5400"/>
            <table:table-cell office:value-type="float" office:value="3.3839999999999999E-3"/>
            <table:table-cell office:value-type="float" office:value="5400"/>
            <table:table-cell office:value-type="float" office:value="1.768E-3"/>
            <table:table-cell office:value-type="float" office:value="5400"/>
            <table:table-cell office:value-type="float" office:value="9.6299999999999999E-4"/>
          </table:table-row>
          <table:table-row>
            <table:table-cell office:value-type="string">
              <text:p>74</text:p>
            </table:table-cell>
            <table:table-cell office:value-type="float" office:value="5500"/>
            <table:table-cell office:value-type="float" office:value="0"/>
            <table:table-cell office:value-type="float" office:value="5500"/>
            <table:table-cell office:value-type="float" office:value="0"/>
            <table:table-cell office:value-type="float" office:value="5500"/>
            <table:table-cell office:value-type="float" office:value="0"/>
            <table:table-cell office:value-type="float" office:value="5500"/>
            <table:table-cell office:value-type="float" office:value="2.068E-3"/>
            <table:table-cell office:value-type="float" office:value="5500"/>
            <table:table-cell office:value-type="float" office:value="1.3860000000000001E-3"/>
            <table:table-cell office:value-type="float" office:value="5500"/>
            <table:table-cell office:value-type="float" office:value="2.5070000000000001E-3"/>
            <table:table-cell office:value-type="float" office:value="5500"/>
            <table:table-cell office:value-type="float" office:value="2.7079999999999999E-3"/>
            <table:table-cell office:value-type="float" office:value="5500"/>
            <table:table-cell office:value-type="float" office:value="1.147E-3"/>
          </table:table-row>
          <table:table-row>
            <table:table-cell office:value-type="string">
              <text:p>75</text:p>
            </table:table-cell>
            <table:table-cell office:value-type="float" office:value="5600"/>
            <table:table-cell office:value-type="float" office:value="0"/>
            <table:table-cell office:value-type="float" office:value="5600"/>
            <table:table-cell office:value-type="float" office:value="0"/>
            <table:table-cell office:value-type="float" office:value="5600"/>
            <table:table-cell office:value-type="float" office:value="0"/>
            <table:table-cell office:value-type="float" office:value="5600"/>
            <table:table-cell office:value-type="float" office:value="1.472E-3"/>
            <table:table-cell office:value-type="float" office:value="5600"/>
            <table:table-cell office:value-type="float" office:value="1.768E-3"/>
            <table:table-cell office:value-type="float" office:value="5600"/>
            <table:table-cell office:value-type="float" office:value="2.477E-3"/>
            <table:table-cell office:value-type="float" office:value="5600"/>
            <table:table-cell office:value-type="float" office:value="2.9399999999999999E-3"/>
            <table:table-cell office:value-type="float" office:value="5600"/>
            <table:table-cell office:value-type="float" office:value="1.7780000000000001E-3"/>
          </table:table-row>
          <table:table-row>
            <table:table-cell office:value-type="string">
              <text:p>76</text:p>
            </table:table-cell>
            <table:table-cell office:value-type="float" office:value="5700"/>
            <table:table-cell office:value-type="float" office:value="0"/>
            <table:table-cell office:value-type="float" office:value="5700"/>
            <table:table-cell office:value-type="float" office:value="0"/>
            <table:table-cell office:value-type="float" office:value="5700"/>
            <table:table-cell office:value-type="float" office:value="0"/>
            <table:table-cell office:value-type="float" office:value="5700"/>
            <table:table-cell office:value-type="float" office:value="1.8979999999999999E-3"/>
            <table:table-cell office:value-type="float" office:value="5700"/>
            <table:table-cell office:value-type="float" office:value="1.9940000000000001E-3"/>
            <table:table-cell office:value-type="float" office:value="5700"/>
            <table:table-cell office:value-type="float" office:value="2.1159999999999998E-3"/>
            <table:table-cell office:value-type="float" office:value="5700"/>
            <table:table-cell office:value-type="float" office:value="3.0309999999999998E-3"/>
            <table:table-cell office:value-type="float" office:value="5700"/>
            <table:table-cell office:value-type="float" office:value="1.209E-3"/>
          </table:table-row>
          <table:table-row>
            <table:table-cell office:value-type="string">
              <text:p>77</text:p>
            </table:table-cell>
            <table:table-cell office:value-type="float" office:value="5800"/>
            <table:table-cell office:value-type="float" office:value="0"/>
            <table:table-cell office:value-type="float" office:value="5800"/>
            <table:table-cell office:value-type="float" office:value="0"/>
            <table:table-cell office:value-type="float" office:value="5800"/>
            <table:table-cell office:value-type="float" office:value="0"/>
            <table:table-cell office:value-type="float" office:value="5800"/>
            <table:table-cell office:value-type="float" office:value="1.8469999999999999E-3"/>
            <table:table-cell office:value-type="float" office:value="5800"/>
            <table:table-cell office:value-type="float" office:value="1.433E-3"/>
            <table:table-cell office:value-type="float" office:value="5800"/>
            <table:table-cell office:value-type="float" office:value="3.5920000000000001E-3"/>
            <table:table-cell office:value-type="float" office:value="5800"/>
            <table:table-cell office:value-type="float" office:value="3.173E-3"/>
            <table:table-cell office:value-type="float" office:value="5800"/>
            <table:table-cell office:value-type="float" office:value="1.23E-3"/>
          </table:table-row>
          <table:table-row>
            <table:table-cell office:value-type="string">
              <text:p>78</text:p>
            </table:table-cell>
            <table:table-cell office:value-type="float" office:value="5900"/>
            <table:table-cell office:value-type="float" office:value="0"/>
            <table:table-cell office:value-type="float" office:value="5900"/>
            <table:table-cell office:value-type="float" office:value="0"/>
            <table:table-cell office:value-type="float" office:value="5900"/>
            <table:table-cell office:value-type="float" office:value="0"/>
            <table:table-cell office:value-type="float" office:value="5900"/>
            <table:table-cell office:value-type="float" office:value="1.34E-3"/>
            <table:table-cell office:value-type="float" office:value="5900"/>
            <table:table-cell office:value-type="float" office:value="1.67E-3"/>
            <table:table-cell office:value-type="float" office:value="5900"/>
            <table:table-cell office:value-type="float" office:value="3.6949999999999999E-3"/>
            <table:table-cell office:value-type="float" office:value="5900"/>
            <table:table-cell office:value-type="float" office:value="3.3809999999999999E-3"/>
            <table:table-cell office:value-type="float" office:value="5900"/>
            <table:table-cell office:value-type="float" office:value="1.276E-3"/>
          </table:table-row>
          <table:table-row>
            <table:table-cell office:value-type="string">
              <text:p>79</text:p>
            </table:table-cell>
            <table:table-cell office:value-type="float" office:value="6000"/>
            <table:table-cell office:value-type="float" office:value="0"/>
            <table:table-cell office:value-type="float" office:value="6000"/>
            <table:table-cell office:value-type="float" office:value="0"/>
            <table:table-cell office:value-type="float" office:value="6000"/>
            <table:table-cell office:value-type="float" office:value="0"/>
            <table:table-cell office:value-type="float" office:value="6000"/>
            <table:table-cell office:value-type="float" office:value="1.903E-3"/>
            <table:table-cell office:value-type="float" office:value="6000"/>
            <table:table-cell office:value-type="float" office:value="1.191E-3"/>
            <table:table-cell office:value-type="float" office:value="6000"/>
            <table:table-cell office:value-type="float" office:value="3.2629999999999998E-3"/>
            <table:table-cell office:value-type="float" office:value="6000"/>
            <table:table-cell office:value-type="float" office:value="3.5609999999999999E-3"/>
            <table:table-cell office:value-type="float" office:value="6000"/>
            <table:table-cell office:value-type="float" office:value="1.9469999999999999E-3"/>
          </table:table-row>
          <table:table-row>
            <table:table-cell office:value-type="string">
              <text:p>80</text:p>
            </table:table-cell>
            <table:table-cell office:value-type="float" office:value="6100"/>
            <table:table-cell office:value-type="float" office:value="0"/>
            <table:table-cell office:value-type="float" office:value="6100"/>
            <table:table-cell office:value-type="float" office:value="0"/>
            <table:table-cell office:value-type="float" office:value="6100"/>
            <table:table-cell office:value-type="float" office:value="0"/>
            <table:table-cell office:value-type="float" office:value="6100"/>
            <table:table-cell office:value-type="float" office:value="1.9319999999999999E-3"/>
            <table:table-cell office:value-type="float" office:value="6100"/>
            <table:table-cell office:value-type="float" office:value="1.186E-3"/>
            <table:table-cell office:value-type="float" office:value="6100"/>
            <table:table-cell office:value-type="float" office:value="4.4029999999999998E-3"/>
            <table:table-cell office:value-type="float" office:value="6100"/>
            <table:table-cell office:value-type="float" office:value="3.0070000000000001E-3"/>
            <table:table-cell office:value-type="float" office:value="6100"/>
            <table:table-cell office:value-type="float" office:value="1.2849999999999999E-3"/>
          </table:table-row>
          <table:table-row>
            <table:table-cell office:value-type="string">
              <text:p>81</text:p>
            </table:table-cell>
            <table:table-cell office:value-type="float" office:value="6200"/>
            <table:table-cell office:value-type="float" office:value="0"/>
            <table:table-cell office:value-type="float" office:value="6200"/>
            <table:table-cell office:value-type="float" office:value="0"/>
            <table:table-cell office:value-type="float" office:value="6200"/>
            <table:table-cell office:value-type="float" office:value="0"/>
            <table:table-cell office:value-type="float" office:value="6200"/>
            <table:table-cell office:value-type="float" office:value="8.8800000000000001E-4"/>
            <table:table-cell office:value-type="float" office:value="6200"/>
            <table:table-cell office:value-type="float" office:value="2.036E-3"/>
            <table:table-cell office:value-type="float" office:value="6200"/>
            <table:table-cell office:value-type="float" office:value="4.1399999999999996E-3"/>
            <table:table-cell office:value-type="float" office:value="6200"/>
            <table:table-cell office:value-type="float" office:value="3.5950000000000001E-3"/>
            <table:table-cell office:value-type="float" office:value="6200"/>
            <table:table-cell office:value-type="float" office:value="2.3289999999999999E-3"/>
          </table:table-row>
          <table:table-row>
            <table:table-cell office:value-type="string">
              <text:p>82</text:p>
            </table:table-cell>
            <table:table-cell office:value-type="float" office:value="6300"/>
            <table:table-cell office:value-type="float" office:value="0"/>
            <table:table-cell office:value-type="float" office:value="6300"/>
            <table:table-cell office:value-type="float" office:value="0"/>
            <table:table-cell office:value-type="float" office:value="6300"/>
            <table:table-cell office:value-type="float" office:value="0"/>
            <table:table-cell office:value-type="float" office:value="6300"/>
            <table:table-cell office:value-type="float" office:value="9.2400000000000002E-4"/>
            <table:table-cell office:value-type="float" office:value="6300"/>
            <table:table-cell office:value-type="float" office:value="1.812E-3"/>
            <table:table-cell office:value-type="float" office:value="6300"/>
            <table:table-cell office:value-type="float" office:value="4.4270000000000004E-3"/>
            <table:table-cell office:value-type="float" office:value="6300"/>
            <table:table-cell office:value-type="float" office:value="2.055E-3"/>
            <table:table-cell office:value-type="float" office:value="6300"/>
            <table:table-cell office:value-type="float" office:value="1.374E-3"/>
          </table:table-row>
          <table:table-row>
            <table:table-cell office:value-type="string">
              <text:p>83</text:p>
            </table:table-cell>
            <table:table-cell office:value-type="float" office:value="6400"/>
            <table:table-cell office:value-type="float" office:value="0"/>
            <table:table-cell office:value-type="float" office:value="6400"/>
            <table:table-cell office:value-type="float" office:value="0"/>
            <table:table-cell office:value-type="float" office:value="6400"/>
            <table:table-cell office:value-type="float" office:value="0"/>
            <table:table-cell office:value-type="float" office:value="6400"/>
            <table:table-cell office:value-type="float" office:value="9.2100000000000005E-4"/>
            <table:table-cell office:value-type="float" office:value="6400"/>
            <table:table-cell office:value-type="float" office:value="2.0140000000000002E-3"/>
            <table:table-cell office:value-type="float" office:value="6400"/>
            <table:table-cell office:value-type="float" office:value="2.9529999999999999E-3"/>
            <table:table-cell office:value-type="float" office:value="6400"/>
            <table:table-cell office:value-type="float" office:value="3.1719999999999999E-3"/>
            <table:table-cell office:value-type="float" office:value="6400"/>
            <table:table-cell office:value-type="float" office:value="1.4339999999999999E-3"/>
          </table:table-row>
          <table:table-row>
            <table:table-cell office:value-type="string">
              <text:p>84</text:p>
            </table:table-cell>
            <table:table-cell office:value-type="float" office:value="6500"/>
            <table:table-cell office:value-type="float" office:value="0"/>
            <table:table-cell office:value-type="float" office:value="6500"/>
            <table:table-cell office:value-type="float" office:value="0"/>
            <table:table-cell office:value-type="float" office:value="6500"/>
            <table:table-cell office:value-type="float" office:value="0"/>
            <table:table-cell office:value-type="float" office:value="6500"/>
            <table:table-cell office:value-type="float" office:value="2.0560000000000001E-3"/>
            <table:table-cell office:value-type="float" office:value="6500"/>
            <table:table-cell office:value-type="float" office:value="1.175E-3"/>
            <table:table-cell office:value-type="float" office:value="6500"/>
            <table:table-cell office:value-type="float" office:value="2.6419999999999998E-3"/>
            <table:table-cell office:value-type="float" office:value="6500"/>
            <table:table-cell office:value-type="float" office:value="2.1410000000000001E-3"/>
            <table:table-cell office:value-type="float" office:value="6500"/>
            <table:table-cell office:value-type="float" office:value="1.3680000000000001E-3"/>
          </table:table-row>
          <table:table-row>
            <table:table-cell office:value-type="string">
              <text:p>85</text:p>
            </table:table-cell>
            <table:table-cell office:value-type="float" office:value="6600"/>
            <table:table-cell office:value-type="float" office:value="0"/>
            <table:table-cell office:value-type="float" office:value="6600"/>
            <table:table-cell office:value-type="float" office:value="0"/>
            <table:table-cell office:value-type="float" office:value="6600"/>
            <table:table-cell office:value-type="float" office:value="0"/>
            <table:table-cell office:value-type="float" office:value="6600"/>
            <table:table-cell office:value-type="float" office:value="1.8220000000000001E-3"/>
            <table:table-cell office:value-type="float" office:value="6600"/>
            <table:table-cell office:value-type="float" office:value="1.686E-3"/>
            <table:table-cell office:value-type="float" office:value="6600"/>
            <table:table-cell office:value-type="float" office:value="3.091E-3"/>
            <table:table-cell office:value-type="float" office:value="6600"/>
            <table:table-cell office:value-type="float" office:value="3.1580000000000002E-3"/>
            <table:table-cell office:value-type="float" office:value="6600"/>
            <table:table-cell office:value-type="float" office:value="1.1839999999999999E-3"/>
          </table:table-row>
          <table:table-row>
            <table:table-cell office:value-type="string">
              <text:p>86</text:p>
            </table:table-cell>
            <table:table-cell office:value-type="float" office:value="6700"/>
            <table:table-cell office:value-type="float" office:value="0"/>
            <table:table-cell office:value-type="float" office:value="6700"/>
            <table:table-cell office:value-type="float" office:value="0"/>
            <table:table-cell office:value-type="float" office:value="6700"/>
            <table:table-cell office:value-type="float" office:value="0"/>
            <table:table-cell office:value-type="float" office:value="6700"/>
            <table:table-cell office:value-type="float" office:value="1.0399999999999999E-3"/>
            <table:table-cell office:value-type="float" office:value="6700"/>
            <table:table-cell office:value-type="float" office:value="1.817E-3"/>
            <table:table-cell office:value-type="float" office:value="6700"/>
            <table:table-cell office:value-type="float" office:value="2.7850000000000001E-3"/>
            <table:table-cell office:value-type="float" office:value="6700"/>
            <table:table-cell office:value-type="float" office:value="3.3760000000000001E-3"/>
            <table:table-cell office:value-type="float" office:value="6700"/>
            <table:table-cell office:value-type="float" office:value="2.1819999999999999E-3"/>
          </table:table-row>
          <table:table-row>
            <table:table-cell office:value-type="string">
              <text:p>87</text:p>
            </table:table-cell>
            <table:table-cell office:value-type="float" office:value="6800"/>
            <table:table-cell office:value-type="float" office:value="0"/>
            <table:table-cell office:value-type="float" office:value="6800"/>
            <table:table-cell office:value-type="float" office:value="0"/>
            <table:table-cell office:value-type="float" office:value="6800"/>
            <table:table-cell office:value-type="float" office:value="0"/>
            <table:table-cell office:value-type="float" office:value="6800"/>
            <table:table-cell office:value-type="float" office:value="9.9099999999999991E-4"/>
            <table:table-cell office:value-type="float" office:value="6800"/>
            <table:table-cell office:value-type="float" office:value="1.8109999999999999E-3"/>
            <table:table-cell office:value-type="float" office:value="6800"/>
            <table:table-cell office:value-type="float" office:value="3.287E-3"/>
            <table:table-cell office:value-type="float" office:value="6800"/>
            <table:table-cell office:value-type="float" office:value="2.2829999999999999E-3"/>
            <table:table-cell office:value-type="float" office:value="6800"/>
            <table:table-cell office:value-type="float" office:value="2.281E-3"/>
          </table:table-row>
          <table:table-row>
            <table:table-cell office:value-type="string">
              <text:p>88</text:p>
            </table:table-cell>
            <table:table-cell office:value-type="float" office:value="6900"/>
            <table:table-cell office:value-type="float" office:value="0"/>
            <table:table-cell office:value-type="float" office:value="6900"/>
            <table:table-cell office:value-type="float" office:value="0"/>
            <table:table-cell office:value-type="float" office:value="6900"/>
            <table:table-cell office:value-type="float" office:value="0"/>
            <table:table-cell office:value-type="float" office:value="6900"/>
            <table:table-cell office:value-type="float" office:value="9.9299999999999996E-4"/>
            <table:table-cell office:value-type="float" office:value="6900"/>
            <table:table-cell office:value-type="float" office:value="1.7160000000000001E-3"/>
            <table:table-cell office:value-type="float" office:value="6900"/>
            <table:table-cell office:value-type="float" office:value="4.614E-3"/>
            <table:table-cell office:value-type="float" office:value="6900"/>
            <table:table-cell office:value-type="float" office:value="3.5170000000000002E-3"/>
            <table:table-cell office:value-type="float" office:value="6900"/>
            <table:table-cell office:value-type="float" office:value="1.464E-3"/>
          </table:table-row>
          <table:table-row>
            <table:table-cell office:value-type="string">
              <text:p>89</text:p>
            </table:table-cell>
            <table:table-cell office:value-type="float" office:value="7000"/>
            <table:table-cell office:value-type="float" office:value="0"/>
            <table:table-cell office:value-type="float" office:value="7000"/>
            <table:table-cell office:value-type="float" office:value="0"/>
            <table:table-cell office:value-type="float" office:value="7000"/>
            <table:table-cell office:value-type="float" office:value="0"/>
            <table:table-cell office:value-type="float" office:value="7000"/>
            <table:table-cell office:value-type="float" office:value="1.0319999999999999E-3"/>
            <table:table-cell office:value-type="float" office:value="7000"/>
            <table:table-cell office:value-type="float" office:value="1.5330000000000001E-3"/>
            <table:table-cell office:value-type="float" office:value="7000"/>
            <table:table-cell office:value-type="float" office:value="3.6280000000000001E-3"/>
            <table:table-cell office:value-type="float" office:value="7000"/>
            <table:table-cell office:value-type="float" office:value="4.3119999999999999E-3"/>
            <table:table-cell office:value-type="float" office:value="7000"/>
            <table:table-cell office:value-type="float" office:value="2.2829999999999999E-3"/>
          </table:table-row>
          <table:table-row>
            <table:table-cell office:value-type="string">
              <text:p>90</text:p>
            </table:table-cell>
            <table:table-cell office:value-type="float" office:value="7100"/>
            <table:table-cell office:value-type="float" office:value="0"/>
            <table:table-cell office:value-type="float" office:value="7100"/>
            <table:table-cell office:value-type="float" office:value="0"/>
            <table:table-cell office:value-type="float" office:value="7100"/>
            <table:table-cell office:value-type="float" office:value="0"/>
            <table:table-cell office:value-type="float" office:value="7100"/>
            <table:table-cell office:value-type="float" office:value="1.111E-3"/>
            <table:table-cell office:value-type="float" office:value="7100"/>
            <table:table-cell office:value-type="float" office:value="1.1460000000000001E-3"/>
            <table:table-cell office:value-type="float" office:value="7100"/>
            <table:table-cell office:value-type="float" office:value="5.1739999999999998E-3"/>
            <table:table-cell office:value-type="float" office:value="7100"/>
            <table:table-cell office:value-type="float" office:value="2.307E-3"/>
            <table:table-cell office:value-type="float" office:value="7100"/>
            <table:table-cell office:value-type="float" office:value="2.3900000000000002E-3"/>
          </table:table-row>
          <table:table-row>
            <table:table-cell office:value-type="string">
              <text:p>91</text:p>
            </table:table-cell>
            <table:table-cell office:value-type="float" office:value="7200"/>
            <table:table-cell office:value-type="float" office:value="0"/>
            <table:table-cell office:value-type="float" office:value="7200"/>
            <table:table-cell office:value-type="float" office:value="0"/>
            <table:table-cell office:value-type="float" office:value="7200"/>
            <table:table-cell office:value-type="float" office:value="0"/>
            <table:table-cell office:value-type="float" office:value="7200"/>
            <table:table-cell office:value-type="float" office:value="2.8440000000000002E-3"/>
            <table:table-cell office:value-type="float" office:value="7200"/>
            <table:table-cell office:value-type="float" office:value="1.748E-3"/>
            <table:table-cell office:value-type="float" office:value="7200"/>
            <table:table-cell office:value-type="float" office:value="4.2779999999999997E-3"/>
            <table:table-cell office:value-type="float" office:value="7200"/>
            <table:table-cell office:value-type="float" office:value="4.1139999999999996E-3"/>
            <table:table-cell office:value-type="float" office:value="7200"/>
            <table:table-cell office:value-type="float" office:value="2.3869999999999998E-3"/>
          </table:table-row>
          <table:table-row>
            <table:table-cell office:value-type="string">
              <text:p>92</text:p>
            </table:table-cell>
            <table:table-cell office:value-type="float" office:value="7300"/>
            <table:table-cell office:value-type="float" office:value="0"/>
            <table:table-cell office:value-type="float" office:value="7300"/>
            <table:table-cell office:value-type="float" office:value="0"/>
            <table:table-cell office:value-type="float" office:value="7300"/>
            <table:table-cell office:value-type="float" office:value="0"/>
            <table:table-cell office:value-type="float" office:value="7300"/>
            <table:table-cell office:value-type="float" office:value="1.8779999999999999E-3"/>
            <table:table-cell office:value-type="float" office:value="7300"/>
            <table:table-cell office:value-type="float" office:value="1.1709999999999999E-3"/>
            <table:table-cell office:value-type="float" office:value="7300"/>
            <table:table-cell office:value-type="float" office:value="4.3750000000000004E-3"/>
            <table:table-cell office:value-type="float" office:value="7300"/>
            <table:table-cell office:value-type="float" office:value="3.8609999999999998E-3"/>
            <table:table-cell office:value-type="float" office:value="7300"/>
            <table:table-cell office:value-type="float" office:value="1.56E-3"/>
          </table:table-row>
          <table:table-row>
            <table:table-cell office:value-type="string">
              <text:p>93</text:p>
            </table:table-cell>
            <table:table-cell office:value-type="float" office:value="7400"/>
            <table:table-cell office:value-type="float" office:value="0"/>
            <table:table-cell office:value-type="float" office:value="7400"/>
            <table:table-cell office:value-type="float" office:value="0"/>
            <table:table-cell office:value-type="float" office:value="7400"/>
            <table:table-cell office:value-type="float" office:value="0"/>
            <table:table-cell office:value-type="float" office:value="7400"/>
            <table:table-cell office:value-type="float" office:value="1.0859999999999999E-3"/>
            <table:table-cell office:value-type="float" office:value="7400"/>
            <table:table-cell office:value-type="float" office:value="1.7750000000000001E-3"/>
            <table:table-cell office:value-type="float" office:value="7400"/>
            <table:table-cell office:value-type="float" office:value="3.4989999999999999E-3"/>
            <table:table-cell office:value-type="float" office:value="7400"/>
            <table:table-cell office:value-type="float" office:value="2.4970000000000001E-3"/>
            <table:table-cell office:value-type="float" office:value="7400"/>
            <table:table-cell office:value-type="float" office:value="1.621E-3"/>
          </table:table-row>
          <table:table-row>
            <table:table-cell office:value-type="string">
              <text:p>94</text:p>
            </table:table-cell>
            <table:table-cell office:value-type="float" office:value="7500"/>
            <table:table-cell office:value-type="float" office:value="0"/>
            <table:table-cell office:value-type="float" office:value="7500"/>
            <table:table-cell office:value-type="float" office:value="0"/>
            <table:table-cell office:value-type="float" office:value="7500"/>
            <table:table-cell office:value-type="float" office:value="0"/>
            <table:table-cell office:value-type="float" office:value="7500"/>
            <table:table-cell office:value-type="float" office:value="2.9789999999999999E-3"/>
            <table:table-cell office:value-type="float" office:value="7500"/>
            <table:table-cell office:value-type="float" office:value="1.157E-3"/>
            <table:table-cell office:value-type="float" office:value="7500"/>
            <table:table-cell office:value-type="float" office:value="4.7749999999999997E-3"/>
            <table:table-cell office:value-type="float" office:value="7500"/>
            <table:table-cell office:value-type="float" office:value="3.7209999999999999E-3"/>
            <table:table-cell office:value-type="float" office:value="7500"/>
            <table:table-cell office:value-type="float" office:value="2.4020000000000001E-3"/>
          </table:table-row>
          <table:table-row>
            <table:table-cell office:value-type="string">
              <text:p>95</text:p>
            </table:table-cell>
            <table:table-cell office:value-type="float" office:value="7600"/>
            <table:table-cell office:value-type="float" office:value="0"/>
            <table:table-cell office:value-type="float" office:value="7600"/>
            <table:table-cell office:value-type="float" office:value="0"/>
            <table:table-cell office:value-type="float" office:value="7600"/>
            <table:table-cell office:value-type="float" office:value="0"/>
            <table:table-cell office:value-type="float" office:value="7600"/>
            <table:table-cell office:value-type="float" office:value="2.4199999999999998E-3"/>
            <table:table-cell office:value-type="float" office:value="7600"/>
            <table:table-cell office:value-type="float" office:value="1.738E-3"/>
            <table:table-cell office:value-type="float" office:value="7600"/>
            <table:table-cell office:value-type="float" office:value="5.4460000000000003E-3"/>
            <table:table-cell office:value-type="float" office:value="7600"/>
            <table:table-cell office:value-type="float" office:value="2.7780000000000001E-3"/>
            <table:table-cell office:value-type="float" office:value="7600"/>
            <table:table-cell office:value-type="float" office:value="3.813E-3"/>
          </table:table-row>
          <table:table-row>
            <table:table-cell office:value-type="string">
              <text:p>96</text:p>
            </table:table-cell>
            <table:table-cell office:value-type="float" office:value="7700"/>
            <table:table-cell office:value-type="float" office:value="0"/>
            <table:table-cell office:value-type="float" office:value="7700"/>
            <table:table-cell office:value-type="float" office:value="0"/>
            <table:table-cell office:value-type="float" office:value="7700"/>
            <table:table-cell office:value-type="float" office:value="0"/>
            <table:table-cell office:value-type="float" office:value="7700"/>
            <table:table-cell office:value-type="float" office:value="1.1379999999999999E-3"/>
            <table:table-cell office:value-type="float" office:value="7700"/>
            <table:table-cell office:value-type="float" office:value="1.7799999999999999E-3"/>
            <table:table-cell office:value-type="float" office:value="7700"/>
            <table:table-cell office:value-type="float" office:value="6.7080000000000004E-3"/>
            <table:table-cell office:value-type="float" office:value="7700"/>
            <table:table-cell office:value-type="float" office:value="5.1590000000000004E-3"/>
            <table:table-cell office:value-type="float" office:value="7700"/>
            <table:table-cell office:value-type="float" office:value="3.6059999999999998E-3"/>
          </table:table-row>
          <table:table-row>
            <table:table-cell office:value-type="string">
              <text:p>97</text:p>
            </table:table-cell>
            <table:table-cell office:value-type="float" office:value="7800"/>
            <table:table-cell office:value-type="float" office:value="0"/>
            <table:table-cell office:value-type="float" office:value="7800"/>
            <table:table-cell office:value-type="float" office:value="0"/>
            <table:table-cell office:value-type="float" office:value="7800"/>
            <table:table-cell office:value-type="float" office:value="0"/>
            <table:table-cell office:value-type="float" office:value="7800"/>
            <table:table-cell office:value-type="float" office:value="1.163E-3"/>
            <table:table-cell office:value-type="float" office:value="7800"/>
            <table:table-cell office:value-type="float" office:value="1.7819999999999999E-3"/>
            <table:table-cell office:value-type="float" office:value="7800"/>
            <table:table-cell office:value-type="float" office:value="4.9529999999999999E-3"/>
            <table:table-cell office:value-type="float" office:value="7800"/>
            <table:table-cell office:value-type="float" office:value="3.797E-3"/>
            <table:table-cell office:value-type="float" office:value="7800"/>
            <table:table-cell office:value-type="float" office:value="2.7360000000000002E-3"/>
          </table:table-row>
          <table:table-row>
            <table:table-cell office:value-type="string">
              <text:p>98</text:p>
            </table:table-cell>
            <table:table-cell office:value-type="float" office:value="7900"/>
            <table:table-cell office:value-type="float" office:value="0"/>
            <table:table-cell office:value-type="float" office:value="7900"/>
            <table:table-cell office:value-type="float" office:value="0"/>
            <table:table-cell office:value-type="float" office:value="7900"/>
            <table:table-cell office:value-type="float" office:value="0"/>
            <table:table-cell office:value-type="float" office:value="7900"/>
            <table:table-cell office:value-type="float" office:value="1.173E-3"/>
            <table:table-cell office:value-type="float" office:value="7900"/>
            <table:table-cell office:value-type="float" office:value="1.9789999999999999E-3"/>
            <table:table-cell office:value-type="float" office:value="7900"/>
            <table:table-cell office:value-type="float" office:value="5.4530000000000004E-3"/>
            <table:table-cell office:value-type="float" office:value="7900"/>
            <table:table-cell office:value-type="float" office:value="4.2729999999999999E-3"/>
            <table:table-cell office:value-type="float" office:value="7900"/>
            <table:table-cell office:value-type="float" office:value="3.4099999999999998E-3"/>
          </table:table-row>
          <table:table-row>
            <table:table-cell office:value-type="string">
              <text:p>99</text:p>
            </table:table-cell>
            <table:table-cell office:value-type="float" office:value="8000"/>
            <table:table-cell office:value-type="float" office:value="0"/>
            <table:table-cell office:value-type="float" office:value="8000"/>
            <table:table-cell office:value-type="float" office:value="0"/>
            <table:table-cell office:value-type="float" office:value="8000"/>
            <table:table-cell office:value-type="float" office:value="0"/>
            <table:table-cell office:value-type="float" office:value="8000"/>
            <table:table-cell office:value-type="float" office:value="2.5739999999999999E-3"/>
            <table:table-cell office:value-type="float" office:value="8000"/>
            <table:table-cell office:value-type="float" office:value="1.176E-3"/>
            <table:table-cell office:value-type="float" office:value="8000"/>
            <table:table-cell office:value-type="float" office:value="3.6419999999999998E-3"/>
            <table:table-cell office:value-type="float" office:value="8000"/>
            <table:table-cell office:value-type="float" office:value="4.0350000000000004E-3"/>
            <table:table-cell office:value-type="float" office:value="8000"/>
            <table:table-cell office:value-type="float" office:value="2.4620000000000002E-3"/>
          </table:table-row>
          <table:table-row>
            <table:table-cell office:value-type="string">
              <text:p>100</text:p>
            </table:table-cell>
            <table:table-cell office:value-type="float" office:value="8100"/>
            <table:table-cell office:value-type="float" office:value="0"/>
            <table:table-cell office:value-type="float" office:value="8100"/>
            <table:table-cell office:value-type="float" office:value="0"/>
            <table:table-cell office:value-type="float" office:value="8100"/>
            <table:table-cell office:value-type="float" office:value="0"/>
            <table:table-cell office:value-type="float" office:value="8100"/>
            <table:table-cell office:value-type="float" office:value="1.1950000000000001E-3"/>
            <table:table-cell office:value-type="float" office:value="8100"/>
            <table:table-cell office:value-type="float" office:value="1.7639999999999999E-3"/>
            <table:table-cell office:value-type="float" office:value="8100"/>
            <table:table-cell office:value-type="float" office:value="2.9510000000000001E-3"/>
            <table:table-cell office:value-type="float" office:value="8100"/>
            <table:table-cell office:value-type="float" office:value="2.6779999999999998E-3"/>
            <table:table-cell office:value-type="float" office:value="8100"/>
            <table:table-cell office:value-type="float" office:value="2.643E-3"/>
          </table:table-row>
          <table:table-row>
            <table:table-cell office:value-type="string">
              <text:p>101</text:p>
            </table:table-cell>
            <table:table-cell office:value-type="float" office:value="8200"/>
            <table:table-cell office:value-type="float" office:value="0"/>
            <table:table-cell office:value-type="float" office:value="8200"/>
            <table:table-cell office:value-type="float" office:value="0"/>
            <table:table-cell office:value-type="float" office:value="8200"/>
            <table:table-cell office:value-type="float" office:value="0"/>
            <table:table-cell office:value-type="float" office:value="8200"/>
            <table:table-cell office:value-type="float" office:value="2.9320000000000001E-3"/>
            <table:table-cell office:value-type="float" office:value="8200"/>
            <table:table-cell office:value-type="float" office:value="1.227E-3"/>
            <table:table-cell office:value-type="float" office:value="8200"/>
            <table:table-cell office:value-type="float" office:value="5.4099999999999999E-3"/>
            <table:table-cell office:value-type="float" office:value="8200"/>
            <table:table-cell office:value-type="float" office:value="5.3E-3"/>
            <table:table-cell office:value-type="float" office:value="8200"/>
            <table:table-cell office:value-type="float" office:value="2.6900000000000001E-3"/>
          </table:table-row>
          <table:table-row>
            <table:table-cell office:value-type="string">
              <text:p>102</text:p>
            </table:table-cell>
            <table:table-cell office:value-type="float" office:value="8300"/>
            <table:table-cell office:value-type="float" office:value="0"/>
            <table:table-cell office:value-type="float" office:value="8300"/>
            <table:table-cell office:value-type="float" office:value="0"/>
            <table:table-cell office:value-type="float" office:value="8300"/>
            <table:table-cell office:value-type="float" office:value="0"/>
            <table:table-cell office:value-type="float" office:value="8300"/>
            <table:table-cell office:value-type="float" office:value="2.66E-3"/>
            <table:table-cell office:value-type="float" office:value="8300"/>
            <table:table-cell office:value-type="float" office:value="1.8420000000000001E-3"/>
            <table:table-cell office:value-type="float" office:value="8300"/>
            <table:table-cell office:value-type="float" office:value="6.9519999999999998E-3"/>
            <table:table-cell office:value-type="float" office:value="8300"/>
            <table:table-cell office:value-type="float" office:value="3.0469999999999998E-3"/>
            <table:table-cell office:value-type="float" office:value="8300"/>
            <table:table-cell office:value-type="float" office:value="1.815E-3"/>
          </table:table-row>
          <table:table-row>
            <table:table-cell office:value-type="string">
              <text:p>103</text:p>
            </table:table-cell>
            <table:table-cell office:value-type="float" office:value="8400"/>
            <table:table-cell office:value-type="float" office:value="0"/>
            <table:table-cell office:value-type="float" office:value="8400"/>
            <table:table-cell office:value-type="float" office:value="0"/>
            <table:table-cell office:value-type="float" office:value="8400"/>
            <table:table-cell office:value-type="float" office:value="0"/>
            <table:table-cell office:value-type="float" office:value="8400"/>
            <table:table-cell office:value-type="float" office:value="2.7599999999999999E-3"/>
            <table:table-cell office:value-type="float" office:value="8400"/>
            <table:table-cell office:value-type="float" office:value="1.222E-3"/>
            <table:table-cell office:value-type="float" office:value="8400"/>
            <table:table-cell office:value-type="float" office:value="3.6619999999999999E-3"/>
            <table:table-cell office:value-type="float" office:value="8400"/>
            <table:table-cell office:value-type="float" office:value="3.3639999999999998E-3"/>
            <table:table-cell office:value-type="float" office:value="8400"/>
            <table:table-cell office:value-type="float" office:value="2.1619999999999999E-3"/>
          </table:table-row>
          <table:table-row>
            <table:table-cell office:value-type="string">
              <text:p>104</text:p>
            </table:table-cell>
            <table:table-cell office:value-type="float" office:value="8500"/>
            <table:table-cell office:value-type="float" office:value="0"/>
            <table:table-cell office:value-type="float" office:value="8500"/>
            <table:table-cell office:value-type="float" office:value="0"/>
            <table:table-cell office:value-type="float" office:value="8500"/>
            <table:table-cell office:value-type="float" office:value="0"/>
            <table:table-cell office:value-type="float" office:value="8500"/>
            <table:table-cell office:value-type="float" office:value="2.7550000000000001E-3"/>
            <table:table-cell office:value-type="float" office:value="8500"/>
            <table:table-cell office:value-type="float" office:value="1.1770000000000001E-3"/>
            <table:table-cell office:value-type="float" office:value="8500"/>
            <table:table-cell office:value-type="float" office:value="6.1859999999999997E-3"/>
            <table:table-cell office:value-type="float" office:value="8500"/>
            <table:table-cell office:value-type="float" office:value="3.5279999999999999E-3"/>
            <table:table-cell office:value-type="float" office:value="8500"/>
            <table:table-cell office:value-type="float" office:value="2.124E-3"/>
          </table:table-row>
          <table:table-row>
            <table:table-cell office:value-type="string">
              <text:p>105</text:p>
            </table:table-cell>
            <table:table-cell office:value-type="float" office:value="8600"/>
            <table:table-cell office:value-type="float" office:value="0"/>
            <table:table-cell office:value-type="float" office:value="8600"/>
            <table:table-cell office:value-type="float" office:value="0"/>
            <table:table-cell office:value-type="float" office:value="8600"/>
            <table:table-cell office:value-type="float" office:value="0"/>
            <table:table-cell office:value-type="float" office:value="8600"/>
            <table:table-cell office:value-type="float" office:value="2.8479999999999998E-3"/>
            <table:table-cell office:value-type="float" office:value="8600"/>
            <table:table-cell office:value-type="float" office:value="2.117E-3"/>
            <table:table-cell office:value-type="float" office:value="8600"/>
            <table:table-cell office:value-type="float" office:value="3.7880000000000001E-3"/>
            <table:table-cell office:value-type="float" office:value="8600"/>
            <table:table-cell office:value-type="float" office:value="2.8939999999999999E-3"/>
            <table:table-cell office:value-type="float" office:value="8600"/>
            <table:table-cell office:value-type="float" office:value="2.4109999999999999E-3"/>
          </table:table-row>
          <table:table-row>
            <table:table-cell office:value-type="string">
              <text:p>106</text:p>
            </table:table-cell>
            <table:table-cell office:value-type="float" office:value="8700"/>
            <table:table-cell office:value-type="float" office:value="0"/>
            <table:table-cell office:value-type="float" office:value="8700"/>
            <table:table-cell office:value-type="float" office:value="0"/>
            <table:table-cell office:value-type="float" office:value="8700"/>
            <table:table-cell office:value-type="float" office:value="0"/>
            <table:table-cell office:value-type="float" office:value="8700"/>
            <table:table-cell office:value-type="float" office:value="2.8249999999999998E-3"/>
            <table:table-cell office:value-type="float" office:value="8700"/>
            <table:table-cell office:value-type="float" office:value="1.2260000000000001E-3"/>
            <table:table-cell office:value-type="float" office:value="8700"/>
            <table:table-cell office:value-type="float" office:value="6.3889999999999997E-3"/>
            <table:table-cell office:value-type="float" office:value="8700"/>
            <table:table-cell office:value-type="float" office:value="4.81E-3"/>
            <table:table-cell office:value-type="float" office:value="8700"/>
            <table:table-cell office:value-type="float" office:value="1.8979999999999999E-3"/>
          </table:table-row>
          <table:table-row>
            <table:table-cell office:value-type="string">
              <text:p>107</text:p>
            </table:table-cell>
            <table:table-cell office:value-type="float" office:value="8800"/>
            <table:table-cell office:value-type="float" office:value="0"/>
            <table:table-cell office:value-type="float" office:value="8800"/>
            <table:table-cell office:value-type="float" office:value="0"/>
            <table:table-cell office:value-type="float" office:value="8800"/>
            <table:table-cell office:value-type="float" office:value="0"/>
            <table:table-cell office:value-type="float" office:value="8800"/>
            <table:table-cell office:value-type="float" office:value="1.3010000000000001E-3"/>
            <table:table-cell office:value-type="float" office:value="8800"/>
            <table:table-cell office:value-type="float" office:value="2.0089999999999999E-3"/>
            <table:table-cell office:value-type="float" office:value="8800"/>
            <table:table-cell office:value-type="float" office:value="6.5139999999999998E-3"/>
            <table:table-cell office:value-type="float" office:value="8800"/>
            <table:table-cell office:value-type="float" office:value="5.5519999999999996E-3"/>
            <table:table-cell office:value-type="float" office:value="8800"/>
            <table:table-cell office:value-type="float" office:value="2.9940000000000001E-3"/>
          </table:table-row>
          <table:table-row>
            <table:table-cell office:value-type="string">
              <text:p>108</text:p>
            </table:table-cell>
            <table:table-cell office:value-type="float" office:value="8900"/>
            <table:table-cell office:value-type="float" office:value="0"/>
            <table:table-cell office:value-type="float" office:value="8900"/>
            <table:table-cell office:value-type="float" office:value="0"/>
            <table:table-cell office:value-type="float" office:value="8900"/>
            <table:table-cell office:value-type="float" office:value="0"/>
            <table:table-cell office:value-type="float" office:value="8900"/>
            <table:table-cell office:value-type="float" office:value="1.4519999999999999E-3"/>
            <table:table-cell office:value-type="float" office:value="8900"/>
            <table:table-cell office:value-type="float" office:value="1.8079999999999999E-3"/>
            <table:table-cell office:value-type="float" office:value="8900"/>
            <table:table-cell office:value-type="float" office:value="5.7349999999999996E-3"/>
            <table:table-cell office:value-type="float" office:value="8900"/>
            <table:table-cell office:value-type="float" office:value="3.9589999999999998E-3"/>
            <table:table-cell office:value-type="float" office:value="8900"/>
            <table:table-cell office:value-type="float" office:value="3.2669999999999999E-3"/>
          </table:table-row>
          <table:table-row>
            <table:table-cell office:value-type="string">
              <text:p>109</text:p>
            </table:table-cell>
            <table:table-cell office:value-type="float" office:value="9000"/>
            <table:table-cell office:value-type="float" office:value="0"/>
            <table:table-cell office:value-type="float" office:value="9000"/>
            <table:table-cell office:value-type="float" office:value="0"/>
            <table:table-cell office:value-type="float" office:value="9000"/>
            <table:table-cell office:value-type="float" office:value="0"/>
            <table:table-cell office:value-type="float" office:value="9000"/>
            <table:table-cell office:value-type="float" office:value="2.493E-3"/>
            <table:table-cell office:value-type="float" office:value="9000"/>
            <table:table-cell office:value-type="float" office:value="2.14E-3"/>
            <table:table-cell office:value-type="float" office:value="9000"/>
            <table:table-cell office:value-type="float" office:value="4.0800000000000003E-3"/>
            <table:table-cell office:value-type="float" office:value="9000"/>
            <table:table-cell office:value-type="float" office:value="2.9940000000000001E-3"/>
            <table:table-cell office:value-type="float" office:value="9000"/>
            <table:table-cell office:value-type="float" office:value="2.0270000000000002E-3"/>
          </table:table-row>
          <table:table-row>
            <table:table-cell office:value-type="string">
              <text:p>110</text:p>
            </table:table-cell>
            <table:table-cell office:value-type="float" office:value="9100"/>
            <table:table-cell office:value-type="float" office:value="0"/>
            <table:table-cell office:value-type="float" office:value="9100"/>
            <table:table-cell office:value-type="float" office:value="0"/>
            <table:table-cell office:value-type="float" office:value="9100"/>
            <table:table-cell office:value-type="float" office:value="0"/>
            <table:table-cell office:value-type="float" office:value="9100"/>
            <table:table-cell office:value-type="float" office:value="1.9840000000000001E-3"/>
            <table:table-cell office:value-type="float" office:value="9100"/>
            <table:table-cell office:value-type="float" office:value="1.25E-3"/>
            <table:table-cell office:value-type="float" office:value="9100"/>
            <table:table-cell office:value-type="float" office:value="6.1370000000000001E-3"/>
            <table:table-cell office:value-type="float" office:value="9100"/>
            <table:table-cell office:value-type="float" office:value="3.4259999999999998E-3"/>
            <table:table-cell office:value-type="float" office:value="9100"/>
            <table:table-cell office:value-type="float" office:value="2.307E-3"/>
          </table:table-row>
          <table:table-row>
            <table:table-cell office:value-type="string">
              <text:p>111</text:p>
            </table:table-cell>
            <table:table-cell office:value-type="float" office:value="9200"/>
            <table:table-cell office:value-type="float" office:value="0"/>
            <table:table-cell office:value-type="float" office:value="9200"/>
            <table:table-cell office:value-type="float" office:value="0"/>
            <table:table-cell office:value-type="float" office:value="9200"/>
            <table:table-cell office:value-type="float" office:value="0"/>
            <table:table-cell office:value-type="float" office:value="9200"/>
            <table:table-cell office:value-type="float" office:value="1.454E-3"/>
            <table:table-cell office:value-type="float" office:value="9200"/>
            <table:table-cell office:value-type="float" office:value="1.952E-3"/>
            <table:table-cell office:value-type="float" office:value="9200"/>
            <table:table-cell office:value-type="float" office:value="6.2909999999999997E-3"/>
            <table:table-cell office:value-type="float" office:value="9200"/>
            <table:table-cell office:value-type="float" office:value="5.9160000000000003E-3"/>
            <table:table-cell office:value-type="float" office:value="9200"/>
            <table:table-cell office:value-type="float" office:value="2.0569999999999998E-3"/>
          </table:table-row>
          <table:table-row>
            <table:table-cell office:value-type="string">
              <text:p>112</text:p>
            </table:table-cell>
            <table:table-cell office:value-type="float" office:value="9300"/>
            <table:table-cell office:value-type="float" office:value="0"/>
            <table:table-cell office:value-type="float" office:value="9300"/>
            <table:table-cell office:value-type="float" office:value="0"/>
            <table:table-cell office:value-type="float" office:value="9300"/>
            <table:table-cell office:value-type="float" office:value="0"/>
            <table:table-cell office:value-type="float" office:value="9300"/>
            <table:table-cell office:value-type="float" office:value="3.0959999999999998E-3"/>
            <table:table-cell office:value-type="float" office:value="9300"/>
            <table:table-cell office:value-type="float" office:value="1.268E-3"/>
            <table:table-cell office:value-type="float" office:value="9300"/>
            <table:table-cell office:value-type="float" office:value="6.9839999999999998E-3"/>
            <table:table-cell office:value-type="float" office:value="9300"/>
            <table:table-cell office:value-type="float" office:value="3.8400000000000001E-3"/>
            <table:table-cell office:value-type="float" office:value="9300"/>
            <table:table-cell office:value-type="float" office:value="3.3969999999999998E-3"/>
          </table:table-row>
          <table:table-row>
            <table:table-cell office:value-type="string">
              <text:p>113</text:p>
            </table:table-cell>
            <table:table-cell office:value-type="float" office:value="9400"/>
            <table:table-cell office:value-type="float" office:value="0"/>
            <table:table-cell office:value-type="float" office:value="9400"/>
            <table:table-cell office:value-type="float" office:value="0"/>
            <table:table-cell office:value-type="float" office:value="9400"/>
            <table:table-cell office:value-type="float" office:value="0"/>
            <table:table-cell office:value-type="float" office:value="9400"/>
            <table:table-cell office:value-type="float" office:value="1.374E-3"/>
            <table:table-cell office:value-type="float" office:value="9400"/>
            <table:table-cell office:value-type="float" office:value="1.2769999999999999E-3"/>
            <table:table-cell office:value-type="float" office:value="9400"/>
            <table:table-cell office:value-type="float" office:value="5.7660000000000003E-3"/>
            <table:table-cell office:value-type="float" office:value="9400"/>
            <table:table-cell office:value-type="float" office:value="3.581E-3"/>
            <table:table-cell office:value-type="float" office:value="9400"/>
            <table:table-cell office:value-type="float" office:value="3.9039999999999999E-3"/>
          </table:table-row>
          <table:table-row>
            <table:table-cell office:value-type="string">
              <text:p>114</text:p>
            </table:table-cell>
            <table:table-cell office:value-type="float" office:value="9500"/>
            <table:table-cell office:value-type="float" office:value="0"/>
            <table:table-cell office:value-type="float" office:value="9500"/>
            <table:table-cell office:value-type="float" office:value="0"/>
            <table:table-cell office:value-type="float" office:value="9500"/>
            <table:table-cell office:value-type="float" office:value="0"/>
            <table:table-cell office:value-type="float" office:value="9500"/>
            <table:table-cell office:value-type="float" office:value="1.498E-3"/>
            <table:table-cell office:value-type="float" office:value="9500"/>
            <table:table-cell office:value-type="float" office:value="1.201E-3"/>
            <table:table-cell office:value-type="float" office:value="9500"/>
            <table:table-cell office:value-type="float" office:value="6.4619999999999999E-3"/>
            <table:table-cell office:value-type="float" office:value="9500"/>
            <table:table-cell office:value-type="float" office:value="4.7889999999999999E-3"/>
            <table:table-cell office:value-type="float" office:value="9500"/>
            <table:table-cell office:value-type="float" office:value="2.7520000000000001E-3"/>
          </table:table-row>
          <table:table-row>
            <table:table-cell office:value-type="string">
              <text:p>115</text:p>
            </table:table-cell>
            <table:table-cell office:value-type="float" office:value="9600"/>
            <table:table-cell office:value-type="float" office:value="0"/>
            <table:table-cell office:value-type="float" office:value="9600"/>
            <table:table-cell office:value-type="float" office:value="0"/>
            <table:table-cell office:value-type="float" office:value="9600"/>
            <table:table-cell office:value-type="float" office:value="0"/>
            <table:table-cell office:value-type="float" office:value="9600"/>
            <table:table-cell office:value-type="float" office:value="1.4400000000000001E-3"/>
            <table:table-cell office:value-type="float" office:value="9600"/>
            <table:table-cell office:value-type="float" office:value="2.029E-3"/>
            <table:table-cell office:value-type="float" office:value="9600"/>
            <table:table-cell office:value-type="float" office:value="6.7159999999999997E-3"/>
            <table:table-cell office:value-type="float" office:value="9600"/>
            <table:table-cell office:value-type="float" office:value="5.3340000000000002E-3"/>
            <table:table-cell office:value-type="float" office:value="9600"/>
            <table:table-cell office:value-type="float" office:value="2.4130000000000002E-3"/>
          </table:table-row>
          <table:table-row>
            <table:table-cell office:value-type="string">
              <text:p>116</text:p>
            </table:table-cell>
            <table:table-cell office:value-type="float" office:value="9700"/>
            <table:table-cell office:value-type="float" office:value="0"/>
            <table:table-cell office:value-type="float" office:value="9700"/>
            <table:table-cell office:value-type="float" office:value="0"/>
            <table:table-cell office:value-type="float" office:value="9700"/>
            <table:table-cell office:value-type="float" office:value="0"/>
            <table:table-cell office:value-type="float" office:value="9700"/>
            <table:table-cell office:value-type="float" office:value="1.4369999999999999E-3"/>
            <table:table-cell office:value-type="float" office:value="9700"/>
            <table:table-cell office:value-type="float" office:value="1.268E-3"/>
            <table:table-cell office:value-type="float" office:value="9700"/>
            <table:table-cell office:value-type="float" office:value="6.8979999999999996E-3"/>
            <table:table-cell office:value-type="float" office:value="9700"/>
            <table:table-cell office:value-type="float" office:value="5.2769999999999996E-3"/>
            <table:table-cell office:value-type="float" office:value="9700"/>
            <table:table-cell office:value-type="float" office:value="3.3530000000000001E-3"/>
          </table:table-row>
          <table:table-row>
            <table:table-cell office:value-type="string">
              <text:p>117</text:p>
            </table:table-cell>
            <table:table-cell office:value-type="float" office:value="9800"/>
            <table:table-cell office:value-type="float" office:value="0"/>
            <table:table-cell office:value-type="float" office:value="9800"/>
            <table:table-cell office:value-type="float" office:value="0"/>
            <table:table-cell office:value-type="float" office:value="9800"/>
            <table:table-cell office:value-type="float" office:value="0"/>
            <table:table-cell office:value-type="float" office:value="9800"/>
            <table:table-cell office:value-type="float" office:value="3.228E-3"/>
            <table:table-cell office:value-type="float" office:value="9800"/>
            <table:table-cell office:value-type="float" office:value="1.23E-3"/>
            <table:table-cell office:value-type="float" office:value="9800"/>
            <table:table-cell office:value-type="float" office:value="7.0520000000000001E-3"/>
            <table:table-cell office:value-type="float" office:value="9800"/>
            <table:table-cell office:value-type="float" office:value="2.9199999999999999E-3"/>
            <table:table-cell office:value-type="float" office:value="9800"/>
            <table:table-cell office:value-type="float" office:value="3.4269999999999999E-3"/>
          </table:table-row>
          <table:table-row>
            <table:table-cell office:value-type="string">
              <text:p>118</text:p>
            </table:table-cell>
            <table:table-cell office:value-type="float" office:value="9900"/>
            <table:table-cell office:value-type="float" office:value="0"/>
            <table:table-cell office:value-type="float" office:value="9900"/>
            <table:table-cell office:value-type="float" office:value="0"/>
            <table:table-cell office:value-type="float" office:value="9900"/>
            <table:table-cell office:value-type="float" office:value="0"/>
            <table:table-cell office:value-type="float" office:value="9900"/>
            <table:table-cell office:value-type="float" office:value="1.513E-3"/>
            <table:table-cell office:value-type="float" office:value="9900"/>
            <table:table-cell office:value-type="float" office:value="1.1119999999999999E-3"/>
            <table:table-cell office:value-type="float" office:value="9900"/>
            <table:table-cell office:value-type="float" office:value="5.5529999999999998E-3"/>
            <table:table-cell office:value-type="float" office:value="9900"/>
            <table:table-cell office:value-type="float" office:value="3.6540000000000001E-3"/>
            <table:table-cell office:value-type="float" office:value="9900"/>
            <table:table-cell office:value-type="float" office:value="3.5109999999999998E-3"/>
          </table:table-row>
          <table:table-row>
            <table:table-cell office:value-type="string">
              <text:p>119</text:p>
            </table:table-cell>
            <table:table-cell office:value-type="float" office:value="10000"/>
            <table:table-cell office:value-type="float" office:value="0"/>
            <table:table-cell office:value-type="float" office:value="10000"/>
            <table:table-cell office:value-type="float" office:value="0"/>
            <table:table-cell office:value-type="float" office:value="10000"/>
            <table:table-cell office:value-type="float" office:value="0"/>
            <table:table-cell office:value-type="float" office:value="10000"/>
            <table:table-cell office:value-type="float" office:value="1.4790000000000001E-3"/>
            <table:table-cell office:value-type="float" office:value="10000"/>
            <table:table-cell office:value-type="float" office:value="1.2960000000000001E-3"/>
            <table:table-cell office:value-type="float" office:value="10000"/>
            <table:table-cell office:value-type="float" office:value="6.3899999999999998E-3"/>
            <table:table-cell office:value-type="float" office:value="10000"/>
            <table:table-cell office:value-type="float" office:value="5.6350000000000003E-3"/>
            <table:table-cell office:value-type="float" office:value="10000"/>
            <table:table-cell office:value-type="float" office:value="2.7139999999999998E-3"/>
          </table:table-row>
          <table:table-row>
            <table:table-cell office:value-type="string">
              <text:p>120</text:p>
            </table:table-cell>
            <table:table-cell office:value-type="float" office:value="11000"/>
            <table:table-cell office:value-type="float" office:value="0"/>
            <table:table-cell office:value-type="float" office:value="11000"/>
            <table:table-cell office:value-type="float" office:value="0"/>
            <table:table-cell office:value-type="float" office:value="11000"/>
            <table:table-cell office:value-type="float" office:value="0"/>
            <table:table-cell office:value-type="float" office:value="11000"/>
            <table:table-cell office:value-type="float" office:value="1.725E-3"/>
            <table:table-cell office:value-type="float" office:value="11000"/>
            <table:table-cell office:value-type="float" office:value="1.382E-3"/>
            <table:table-cell office:value-type="float" office:value="11000"/>
            <table:table-cell office:value-type="float" office:value="4.3779999999999999E-3"/>
            <table:table-cell office:value-type="float" office:value="11000"/>
            <table:table-cell office:value-type="float" office:value="3.689E-3"/>
            <table:table-cell office:value-type="float" office:value="11000"/>
            <table:table-cell office:value-type="float" office:value="2.8370000000000001E-3"/>
          </table:table-row>
          <table:table-row>
            <table:table-cell office:value-type="string">
              <text:p>121</text:p>
            </table:table-cell>
            <table:table-cell office:value-type="float" office:value="12000"/>
            <table:table-cell office:value-type="float" office:value="0"/>
            <table:table-cell office:value-type="float" office:value="12000"/>
            <table:table-cell office:value-type="float" office:value="0"/>
            <table:table-cell office:value-type="float" office:value="12000"/>
            <table:table-cell office:value-type="float" office:value="0"/>
            <table:table-cell office:value-type="float" office:value="12000"/>
            <table:table-cell office:value-type="float" office:value="3.2079999999999999E-3"/>
            <table:table-cell office:value-type="float" office:value="12000"/>
            <table:table-cell office:value-type="float" office:value="1.6459999999999999E-3"/>
            <table:table-cell office:value-type="float" office:value="12000"/>
            <table:table-cell office:value-type="float" office:value="6.9090000000000002E-3"/>
            <table:table-cell office:value-type="float" office:value="12000"/>
            <table:table-cell office:value-type="float" office:value="6.8849999999999996E-3"/>
            <table:table-cell office:value-type="float" office:value="12000"/>
            <table:table-cell office:value-type="float" office:value="4.104E-3"/>
          </table:table-row>
          <table:table-row>
            <table:table-cell office:value-type="string">
              <text:p>122</text:p>
            </table:table-cell>
            <table:table-cell office:value-type="float" office:value="13000"/>
            <table:table-cell office:value-type="float" office:value="0"/>
            <table:table-cell office:value-type="float" office:value="13000"/>
            <table:table-cell office:value-type="float" office:value="0"/>
            <table:table-cell office:value-type="float" office:value="13000"/>
            <table:table-cell office:value-type="float" office:value="0"/>
            <table:table-cell office:value-type="float" office:value="13000"/>
            <table:table-cell office:value-type="float" office:value="2.0409999999999998E-3"/>
            <table:table-cell office:value-type="float" office:value="13000"/>
            <table:table-cell office:value-type="float" office:value="1.4319999999999999E-3"/>
            <table:table-cell office:value-type="float" office:value="13000"/>
            <table:table-cell office:value-type="float" office:value="7.7999999999999996E-3"/>
            <table:table-cell office:value-type="float" office:value="13000"/>
            <table:table-cell office:value-type="float" office:value="5.3200000000000001E-3"/>
            <table:table-cell office:value-type="float" office:value="13000"/>
            <table:table-cell office:value-type="float" office:value="3.8440000000000002E-3"/>
          </table:table-row>
          <table:table-row>
            <table:table-cell office:value-type="string">
              <text:p>123</text:p>
            </table:table-cell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0"/>
            <table:table-cell office:value-type="float" office:value="14000"/>
            <table:table-cell office:value-type="float" office:value="2.2000000000000001E-3"/>
            <table:table-cell office:value-type="float" office:value="14000"/>
            <table:table-cell office:value-type="float" office:value="1.356E-3"/>
            <table:table-cell office:value-type="float" office:value="14000"/>
            <table:table-cell office:value-type="float" office:value="1.0331E-2"/>
            <table:table-cell office:value-type="float" office:value="14000"/>
            <table:table-cell office:value-type="float" office:value="6.9909999999999998E-3"/>
            <table:table-cell office:value-type="float" office:value="14000"/>
            <table:table-cell office:value-type="float" office:value="4.2770000000000004E-3"/>
          </table:table-row>
          <table:table-row>
            <table:table-cell office:value-type="string">
              <text:p>124</text:p>
            </table:table-cell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0"/>
            <table:table-cell office:value-type="float" office:value="15000"/>
            <table:table-cell office:value-type="float" office:value="2.3890000000000001E-3"/>
            <table:table-cell office:value-type="float" office:value="15000"/>
            <table:table-cell office:value-type="float" office:value="1.89E-3"/>
            <table:table-cell office:value-type="float" office:value="15000"/>
            <table:table-cell office:value-type="float" office:value="7.2100000000000003E-3"/>
            <table:table-cell office:value-type="float" office:value="15000"/>
            <table:table-cell office:value-type="float" office:value="8.0979999999999993E-3"/>
            <table:table-cell office:value-type="float" office:value="15000"/>
            <table:table-cell office:value-type="float" office:value="4.0000000000000001E-3"/>
          </table:table-row>
          <table:table-row>
            <table:table-cell office:value-type="string">
              <text:p>125</text:p>
            </table:table-cell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0"/>
            <table:table-cell office:value-type="float" office:value="16000"/>
            <table:table-cell office:value-type="float" office:value="2.617E-3"/>
            <table:table-cell office:value-type="float" office:value="16000"/>
            <table:table-cell office:value-type="float" office:value="1.482E-3"/>
            <table:table-cell office:value-type="float" office:value="16000"/>
            <table:table-cell office:value-type="float" office:value="9.3509999999999999E-3"/>
            <table:table-cell office:value-type="float" office:value="16000"/>
            <table:table-cell office:value-type="float" office:value="6.6220000000000003E-3"/>
            <table:table-cell office:value-type="float" office:value="16000"/>
            <table:table-cell office:value-type="float" office:value="3.2599999999999999E-3"/>
          </table:table-row>
          <table:table-row>
            <table:table-cell office:value-type="string">
              <text:p>126</text:p>
            </table:table-cell>
            <table:table-cell office:value-type="float" office:value="17000"/>
            <table:table-cell office:value-type="float" office:value="0"/>
            <table:table-cell office:value-type="float" office:value="17000"/>
            <table:table-cell office:value-type="float" office:value="0"/>
            <table:table-cell office:value-type="float" office:value="17000"/>
            <table:table-cell office:value-type="float" office:value="0"/>
            <table:table-cell office:value-type="float" office:value="17000"/>
            <table:table-cell office:value-type="float" office:value="2.6649999999999998E-3"/>
            <table:table-cell office:value-type="float" office:value="17000"/>
            <table:table-cell office:value-type="float" office:value="2.0300000000000001E-3"/>
            <table:table-cell office:value-type="float" office:value="17000"/>
            <table:table-cell office:value-type="float" office:value="7.7279999999999996E-3"/>
            <table:table-cell office:value-type="float" office:value="17000"/>
            <table:table-cell office:value-type="float" office:value="6.6360000000000004E-3"/>
            <table:table-cell office:value-type="float" office:value="17000"/>
            <table:table-cell office:value-type="float" office:value="4.3059999999999999E-3"/>
          </table:table-row>
          <table:table-row>
            <table:table-cell office:value-type="string">
              <text:p>127</text:p>
            </table:table-cell>
            <table:table-cell office:value-type="float" office:value="18000"/>
            <table:table-cell office:value-type="float" office:value="0"/>
            <table:table-cell office:value-type="float" office:value="18000"/>
            <table:table-cell office:value-type="float" office:value="0"/>
            <table:table-cell office:value-type="float" office:value="18000"/>
            <table:table-cell office:value-type="float" office:value="0"/>
            <table:table-cell office:value-type="float" office:value="18000"/>
            <table:table-cell office:value-type="float" office:value="2.9320000000000001E-3"/>
            <table:table-cell office:value-type="float" office:value="18000"/>
            <table:table-cell office:value-type="float" office:value="2.1220000000000002E-3"/>
            <table:table-cell office:value-type="float" office:value="18000"/>
            <table:table-cell office:value-type="float" office:value="8.7209999999999996E-3"/>
            <table:table-cell office:value-type="float" office:value="18000"/>
            <table:table-cell office:value-type="float" office:value="7.0099999999999997E-3"/>
            <table:table-cell office:value-type="float" office:value="18000"/>
            <table:table-cell office:value-type="float" office:value="6.796E-3"/>
          </table:table-row>
          <table:table-row>
            <table:table-cell office:value-type="string">
              <text:p>128</text:p>
            </table:table-cell>
            <table:table-cell office:value-type="float" office:value="19000"/>
            <table:table-cell office:value-type="float" office:value="0"/>
            <table:table-cell office:value-type="float" office:value="19000"/>
            <table:table-cell office:value-type="float" office:value="0"/>
            <table:table-cell office:value-type="float" office:value="19000"/>
            <table:table-cell office:value-type="float" office:value="0"/>
            <table:table-cell office:value-type="float" office:value="19000"/>
            <table:table-cell office:value-type="float" office:value="3.039E-3"/>
            <table:table-cell office:value-type="float" office:value="19000"/>
            <table:table-cell office:value-type="float" office:value="2.6670000000000001E-3"/>
            <table:table-cell office:value-type="float" office:value="19000"/>
            <table:table-cell office:value-type="float" office:value="9.7689999999999999E-3"/>
            <table:table-cell office:value-type="float" office:value="19000"/>
            <table:table-cell office:value-type="float" office:value="1.0947999999999999E-2"/>
            <table:table-cell office:value-type="float" office:value="19000"/>
            <table:table-cell office:value-type="float" office:value="4.6909999999999999E-3"/>
          </table:table-row>
          <table:table-row>
            <table:table-cell office:value-type="string">
              <text:p>129</text:p>
            </table:table-cell>
            <table:table-cell office:value-type="float" office:value="20000"/>
            <table:table-cell office:value-type="float" office:value="0"/>
            <table:table-cell office:value-type="float" office:value="20000"/>
            <table:table-cell office:value-type="float" office:value="0"/>
            <table:table-cell office:value-type="float" office:value="20000"/>
            <table:table-cell office:value-type="float" office:value="0"/>
            <table:table-cell office:value-type="float" office:value="20000"/>
            <table:table-cell office:value-type="float" office:value="3.2529999999999998E-3"/>
            <table:table-cell office:value-type="float" office:value="20000"/>
            <table:table-cell office:value-type="float" office:value="2.4489999999999998E-3"/>
            <table:table-cell office:value-type="float" office:value="20000"/>
            <table:table-cell office:value-type="float" office:value="1.0817E-2"/>
            <table:table-cell office:value-type="float" office:value="20000"/>
            <table:table-cell office:value-type="float" office:value="8.2590000000000007E-3"/>
            <table:table-cell office:value-type="float" office:value="20000"/>
            <table:table-cell office:value-type="float" office:value="4.7280000000000004E-3"/>
          </table:table-row>
          <table:table-row>
            <table:table-cell office:value-type="string">
              <text:p>130</text:p>
            </table:table-cell>
            <table:table-cell office:value-type="float" office:value="21000"/>
            <table:table-cell office:value-type="float" office:value="0"/>
            <table:table-cell office:value-type="float" office:value="21000"/>
            <table:table-cell office:value-type="float" office:value="0"/>
            <table:table-cell office:value-type="float" office:value="21000"/>
            <table:table-cell office:value-type="float" office:value="0"/>
            <table:table-cell office:value-type="float" office:value="21000"/>
            <table:table-cell office:value-type="float" office:value="6.7149999999999996E-3"/>
            <table:table-cell office:value-type="float" office:value="21000"/>
            <table:table-cell office:value-type="float" office:value="2.0590000000000001E-3"/>
            <table:table-cell office:value-type="float" office:value="21000"/>
            <table:table-cell office:value-type="float" office:value="1.1764999999999999E-2"/>
            <table:table-cell office:value-type="float" office:value="21000"/>
            <table:table-cell office:value-type="float" office:value="1.2741000000000001E-2"/>
            <table:table-cell office:value-type="float" office:value="21000"/>
            <table:table-cell office:value-type="float" office:value="7.6990000000000001E-3"/>
          </table:table-row>
          <table:table-row>
            <table:table-cell office:value-type="string">
              <text:p>131</text:p>
            </table:table-cell>
            <table:table-cell office:value-type="float" office:value="22000"/>
            <table:table-cell office:value-type="float" office:value="0"/>
            <table:table-cell office:value-type="float" office:value="22000"/>
            <table:table-cell office:value-type="float" office:value="0"/>
            <table:table-cell office:value-type="float" office:value="22000"/>
            <table:table-cell office:value-type="float" office:value="0"/>
            <table:table-cell office:value-type="float" office:value="22000"/>
            <table:table-cell office:value-type="float" office:value="3.5500000000000002E-3"/>
            <table:table-cell office:value-type="float" office:value="22000"/>
            <table:table-cell office:value-type="float" office:value="1.668E-3"/>
            <table:table-cell office:value-type="float" office:value="22000"/>
            <table:table-cell office:value-type="float" office:value="1.5197E-2"/>
            <table:table-cell office:value-type="float" office:value="22000"/>
            <table:table-cell office:value-type="float" office:value="1.0848999999999999E-2"/>
            <table:table-cell office:value-type="float" office:value="22000"/>
            <table:table-cell office:value-type="float" office:value="7.6080000000000002E-3"/>
          </table:table-row>
          <table:table-row>
            <table:table-cell office:value-type="string">
              <text:p>132</text:p>
            </table:table-cell>
            <table:table-cell office:value-type="float" office:value="23000"/>
            <table:table-cell office:value-type="float" office:value="0"/>
            <table:table-cell office:value-type="float" office:value="23000"/>
            <table:table-cell office:value-type="float" office:value="0"/>
            <table:table-cell office:value-type="float" office:value="23000"/>
            <table:table-cell office:value-type="float" office:value="0"/>
            <table:table-cell office:value-type="float" office:value="23000"/>
            <table:table-cell office:value-type="float" office:value="3.771E-3"/>
            <table:table-cell office:value-type="float" office:value="23000"/>
            <table:table-cell office:value-type="float" office:value="2.467E-3"/>
            <table:table-cell office:value-type="float" office:value="23000"/>
            <table:table-cell office:value-type="float" office:value="1.4286E-2"/>
            <table:table-cell office:value-type="float" office:value="23000"/>
            <table:table-cell office:value-type="float" office:value="1.1938000000000001E-2"/>
            <table:table-cell office:value-type="float" office:value="23000"/>
            <table:table-cell office:value-type="float" office:value="8.8940000000000009E-3"/>
          </table:table-row>
          <table:table-row>
            <table:table-cell office:value-type="string">
              <text:p>133</text:p>
            </table:table-cell>
            <table:table-cell office:value-type="float" office:value="24000"/>
            <table:table-cell office:value-type="float" office:value="0"/>
            <table:table-cell office:value-type="float" office:value="24000"/>
            <table:table-cell office:value-type="float" office:value="0"/>
            <table:table-cell office:value-type="float" office:value="24000"/>
            <table:table-cell office:value-type="float" office:value="0"/>
            <table:table-cell office:value-type="float" office:value="24000"/>
            <table:table-cell office:value-type="float" office:value="3.9890000000000004E-3"/>
            <table:table-cell office:value-type="float" office:value="24000"/>
            <table:table-cell office:value-type="float" office:value="3.0690000000000001E-3"/>
            <table:table-cell office:value-type="float" office:value="24000"/>
            <table:table-cell office:value-type="float" office:value="1.1738999999999999E-2"/>
            <table:table-cell office:value-type="float" office:value="24000"/>
            <table:table-cell office:value-type="float" office:value="1.1335E-2"/>
            <table:table-cell office:value-type="float" office:value="24000"/>
            <table:table-cell office:value-type="float" office:value="9.0310000000000008E-3"/>
          </table:table-row>
          <table:table-row>
            <table:table-cell office:value-type="string">
              <text:p>134</text:p>
            </table:table-cell>
            <table:table-cell office:value-type="float" office:value="25000"/>
            <table:table-cell office:value-type="float" office:value="0"/>
            <table:table-cell office:value-type="float" office:value="25000"/>
            <table:table-cell office:value-type="float" office:value="0"/>
            <table:table-cell office:value-type="float" office:value="25000"/>
            <table:table-cell office:value-type="float" office:value="0"/>
            <table:table-cell office:value-type="float" office:value="25000"/>
            <table:table-cell office:value-type="float" office:value="4.1640000000000002E-3"/>
            <table:table-cell office:value-type="float" office:value="25000"/>
            <table:table-cell office:value-type="float" office:value="2.5479999999999999E-3"/>
            <table:table-cell office:value-type="float" office:value="25000"/>
            <table:table-cell office:value-type="float" office:value="1.4827999999999999E-2"/>
            <table:table-cell office:value-type="float" office:value="25000"/>
            <table:table-cell office:value-type="float" office:value="1.0122000000000001E-2"/>
            <table:table-cell office:value-type="float" office:value="25000"/>
            <table:table-cell office:value-type="float" office:value="9.6749999999999996E-3"/>
          </table:table-row>
          <table:table-row>
            <table:table-cell office:value-type="string">
              <text:p>135</text:p>
            </table:table-cell>
            <table:table-cell office:value-type="float" office:value="26000"/>
            <table:table-cell office:value-type="float" office:value="0"/>
            <table:table-cell office:value-type="float" office:value="26000"/>
            <table:table-cell office:value-type="float" office:value="0"/>
            <table:table-cell office:value-type="float" office:value="26000"/>
            <table:table-cell office:value-type="float" office:value="0"/>
            <table:table-cell office:value-type="float" office:value="26000"/>
            <table:table-cell office:value-type="float" office:value="4.3870000000000003E-3"/>
            <table:table-cell office:value-type="float" office:value="26000"/>
            <table:table-cell office:value-type="float" office:value="1.836E-3"/>
            <table:table-cell office:value-type="float" office:value="26000"/>
            <table:table-cell office:value-type="float" office:value="1.3109000000000001E-2"/>
            <table:table-cell office:value-type="float" office:value="26000"/>
            <table:table-cell office:value-type="float" office:value="1.3154000000000001E-2"/>
            <table:table-cell office:value-type="float" office:value="26000"/>
            <table:table-cell office:value-type="float" office:value="8.4349999999999998E-3"/>
          </table:table-row>
          <table:table-row>
            <table:table-cell office:value-type="string">
              <text:p>136</text:p>
            </table:table-cell>
            <table:table-cell office:value-type="float" office:value="27000"/>
            <table:table-cell office:value-type="float" office:value="0"/>
            <table:table-cell office:value-type="float" office:value="27000"/>
            <table:table-cell office:value-type="float" office:value="0"/>
            <table:table-cell office:value-type="float" office:value="27000"/>
            <table:table-cell office:value-type="float" office:value="0"/>
            <table:table-cell office:value-type="float" office:value="27000"/>
            <table:table-cell office:value-type="float" office:value="4.5380000000000004E-3"/>
            <table:table-cell office:value-type="float" office:value="27000"/>
            <table:table-cell office:value-type="float" office:value="1.8569999999999999E-3"/>
            <table:table-cell office:value-type="float" office:value="27000"/>
            <table:table-cell office:value-type="float" office:value="1.4643E-2"/>
            <table:table-cell office:value-type="float" office:value="27000"/>
            <table:table-cell office:value-type="float" office:value="1.3897E-2"/>
            <table:table-cell office:value-type="float" office:value="27000"/>
            <table:table-cell office:value-type="float" office:value="1.1322E-2"/>
          </table:table-row>
          <table:table-row>
            <table:table-cell office:value-type="string">
              <text:p>137</text:p>
            </table:table-cell>
            <table:table-cell office:value-type="float" office:value="28000"/>
            <table:table-cell office:value-type="float" office:value="0"/>
            <table:table-cell office:value-type="float" office:value="28000"/>
            <table:table-cell office:value-type="float" office:value="0"/>
            <table:table-cell office:value-type="float" office:value="28000"/>
            <table:table-cell office:value-type="float" office:value="0"/>
            <table:table-cell office:value-type="float" office:value="28000"/>
            <table:table-cell office:value-type="float" office:value="4.6389999999999999E-3"/>
            <table:table-cell office:value-type="float" office:value="28000"/>
            <table:table-cell office:value-type="float" office:value="1.9719999999999998E-3"/>
            <table:table-cell office:value-type="float" office:value="28000"/>
            <table:table-cell office:value-type="float" office:value="1.4043999999999999E-2"/>
            <table:table-cell office:value-type="float" office:value="28000"/>
            <table:table-cell office:value-type="float" office:value="1.4907E-2"/>
            <table:table-cell office:value-type="float" office:value="28000"/>
            <table:table-cell office:value-type="float" office:value="9.7680000000000006E-3"/>
          </table:table-row>
          <table:table-row>
            <table:table-cell office:value-type="string">
              <text:p>138</text:p>
            </table:table-cell>
            <table:table-cell office:value-type="float" office:value="29000"/>
            <table:table-cell office:value-type="float" office:value="0"/>
            <table:table-cell office:value-type="float" office:value="29000"/>
            <table:table-cell office:value-type="float" office:value="0"/>
            <table:table-cell office:value-type="float" office:value="29000"/>
            <table:table-cell office:value-type="float" office:value="0"/>
            <table:table-cell office:value-type="float" office:value="29000"/>
            <table:table-cell office:value-type="float" office:value="5.195E-3"/>
            <table:table-cell office:value-type="float" office:value="29000"/>
            <table:table-cell office:value-type="float" office:value="2.8830000000000001E-3"/>
            <table:table-cell office:value-type="float" office:value="29000"/>
            <table:table-cell office:value-type="float" office:value="2.0986000000000001E-2"/>
            <table:table-cell office:value-type="float" office:value="29000"/>
            <table:table-cell office:value-type="float" office:value="1.6933E-2"/>
            <table:table-cell office:value-type="float" office:value="29000"/>
            <table:table-cell office:value-type="float" office:value="8.3210000000000003E-3"/>
          </table:table-row>
          <table:table-row>
            <table:table-cell office:value-type="string">
              <text:p>139</text:p>
            </table:table-cell>
            <table:table-cell office:value-type="float" office:value="30000"/>
            <table:table-cell office:value-type="float" office:value="0"/>
            <table:table-cell office:value-type="float" office:value="30000"/>
            <table:table-cell office:value-type="float" office:value="0"/>
            <table:table-cell office:value-type="float" office:value="30000"/>
            <table:table-cell office:value-type="float" office:value="0"/>
            <table:table-cell office:value-type="float" office:value="30000"/>
            <table:table-cell office:value-type="float" office:value="4.9880000000000002E-3"/>
            <table:table-cell office:value-type="float" office:value="30000"/>
            <table:table-cell office:value-type="float" office:value="1.97E-3"/>
            <table:table-cell office:value-type="float" office:value="30000"/>
            <table:table-cell office:value-type="float" office:value="1.7086E-2"/>
            <table:table-cell office:value-type="float" office:value="30000"/>
            <table:table-cell office:value-type="float" office:value="1.8225000000000002E-2"/>
            <table:table-cell office:value-type="float" office:value="30000"/>
            <table:table-cell office:value-type="float" office:value="9.0980000000000002E-3"/>
          </table:table-row>
          <table:table-row>
            <table:table-cell office:value-type="string">
              <text:p>140</text:p>
            </table:table-cell>
            <table:table-cell office:value-type="float" office:value="31000"/>
            <table:table-cell office:value-type="float" office:value="0"/>
            <table:table-cell office:value-type="float" office:value="31000"/>
            <table:table-cell office:value-type="float" office:value="0"/>
            <table:table-cell office:value-type="float" office:value="31000"/>
            <table:table-cell office:value-type="float" office:value="0"/>
            <table:table-cell office:value-type="float" office:value="31000"/>
            <table:table-cell office:value-type="float" office:value="5.176E-3"/>
            <table:table-cell office:value-type="float" office:value="31000"/>
            <table:table-cell office:value-type="float" office:value="3.81E-3"/>
            <table:table-cell office:value-type="float" office:value="31000"/>
            <table:table-cell office:value-type="float" office:value="1.7079E-2"/>
            <table:table-cell office:value-type="float" office:value="31000"/>
            <table:table-cell office:value-type="float" office:value="9.9399999999999992E-3"/>
            <table:table-cell office:value-type="float" office:value="31000"/>
            <table:table-cell office:value-type="float" office:value="8.2990000000000008E-3"/>
          </table:table-row>
          <table:table-row>
            <table:table-cell office:value-type="string">
              <text:p>141</text:p>
            </table:table-cell>
            <table:table-cell office:value-type="float" office:value="32000"/>
            <table:table-cell office:value-type="float" office:value="0"/>
            <table:table-cell office:value-type="float" office:value="32000"/>
            <table:table-cell office:value-type="float" office:value="0"/>
            <table:table-cell office:value-type="float" office:value="32000"/>
            <table:table-cell office:value-type="float" office:value="0"/>
            <table:table-cell office:value-type="float" office:value="32000"/>
            <table:table-cell office:value-type="float" office:value="5.3400000000000001E-3"/>
            <table:table-cell office:value-type="float" office:value="32000"/>
            <table:table-cell office:value-type="float" office:value="3.4489999999999998E-3"/>
            <table:table-cell office:value-type="float" office:value="32000"/>
            <table:table-cell office:value-type="float" office:value="1.6292999999999998E-2"/>
            <table:table-cell office:value-type="float" office:value="32000"/>
            <table:table-cell office:value-type="float" office:value="1.2222E-2"/>
            <table:table-cell office:value-type="float" office:value="32000"/>
            <table:table-cell office:value-type="float" office:value="9.221E-3"/>
          </table:table-row>
          <table:table-row>
            <table:table-cell office:value-type="string">
              <text:p>142</text:p>
            </table:table-cell>
            <table:table-cell office:value-type="float" office:value="33000"/>
            <table:table-cell office:value-type="float" office:value="0"/>
            <table:table-cell office:value-type="float" office:value="33000"/>
            <table:table-cell office:value-type="float" office:value="0"/>
            <table:table-cell office:value-type="float" office:value="33000"/>
            <table:table-cell office:value-type="float" office:value="0"/>
            <table:table-cell office:value-type="float" office:value="33000"/>
            <table:table-cell office:value-type="float" office:value="5.6550000000000003E-3"/>
            <table:table-cell office:value-type="float" office:value="33000"/>
            <table:table-cell office:value-type="float" office:value="3.4320000000000002E-3"/>
            <table:table-cell office:value-type="float" office:value="33000"/>
            <table:table-cell office:value-type="float" office:value="1.7784000000000001E-2"/>
            <table:table-cell office:value-type="float" office:value="33000"/>
            <table:table-cell office:value-type="float" office:value="1.2033E-2"/>
            <table:table-cell office:value-type="float" office:value="33000"/>
            <table:table-cell office:value-type="float" office:value="1.0363000000000001E-2"/>
          </table:table-row>
          <table:table-row>
            <table:table-cell office:value-type="string">
              <text:p>143</text:p>
            </table:table-cell>
            <table:table-cell office:value-type="float" office:value="34000"/>
            <table:table-cell office:value-type="float" office:value="0"/>
            <table:table-cell office:value-type="float" office:value="34000"/>
            <table:table-cell office:value-type="float" office:value="0"/>
            <table:table-cell office:value-type="float" office:value="34000"/>
            <table:table-cell office:value-type="float" office:value="0"/>
            <table:table-cell office:value-type="float" office:value="34000"/>
            <table:table-cell office:value-type="float" office:value="5.901E-3"/>
            <table:table-cell office:value-type="float" office:value="34000"/>
            <table:table-cell office:value-type="float" office:value="3.173E-3"/>
            <table:table-cell office:value-type="float" office:value="34000"/>
            <table:table-cell office:value-type="float" office:value="1.9323E-2"/>
            <table:table-cell office:value-type="float" office:value="34000"/>
            <table:table-cell office:value-type="float" office:value="1.711E-2"/>
            <table:table-cell office:value-type="float" office:value="34000"/>
            <table:table-cell office:value-type="float" office:value="8.3079999999999994E-3"/>
          </table:table-row>
          <table:table-row>
            <table:table-cell office:value-type="string">
              <text:p>144</text:p>
            </table:table-cell>
            <table:table-cell office:value-type="float" office:value="35000"/>
            <table:table-cell office:value-type="float" office:value="0"/>
            <table:table-cell office:value-type="float" office:value="35000"/>
            <table:table-cell office:value-type="float" office:value="0"/>
            <table:table-cell office:value-type="float" office:value="35000"/>
            <table:table-cell office:value-type="float" office:value="0"/>
            <table:table-cell office:value-type="float" office:value="35000"/>
            <table:table-cell office:value-type="float" office:value="5.9309999999999996E-3"/>
            <table:table-cell office:value-type="float" office:value="35000"/>
            <table:table-cell office:value-type="float" office:value="2.5049999999999998E-3"/>
            <table:table-cell office:value-type="float" office:value="35000"/>
            <table:table-cell office:value-type="float" office:value="1.8491E-2"/>
            <table:table-cell office:value-type="float" office:value="35000"/>
            <table:table-cell office:value-type="float" office:value="1.4796E-2"/>
            <table:table-cell office:value-type="float" office:value="35000"/>
            <table:table-cell office:value-type="float" office:value="1.1783999999999999E-2"/>
          </table:table-row>
          <table:table-row>
            <table:table-cell office:value-type="string">
              <text:p>145</text:p>
            </table:table-cell>
            <table:table-cell office:value-type="float" office:value="36000"/>
            <table:table-cell office:value-type="float" office:value="0"/>
            <table:table-cell office:value-type="float" office:value="36000"/>
            <table:table-cell office:value-type="float" office:value="0"/>
            <table:table-cell office:value-type="float" office:value="36000"/>
            <table:table-cell office:value-type="float" office:value="0"/>
            <table:table-cell office:value-type="float" office:value="36000"/>
            <table:table-cell office:value-type="float" office:value="5.9919999999999999E-3"/>
            <table:table-cell office:value-type="float" office:value="36000"/>
            <table:table-cell office:value-type="float" office:value="2.3370000000000001E-3"/>
            <table:table-cell office:value-type="float" office:value="36000"/>
            <table:table-cell office:value-type="float" office:value="1.6556000000000001E-2"/>
            <table:table-cell office:value-type="float" office:value="36000"/>
            <table:table-cell office:value-type="float" office:value="1.417E-2"/>
            <table:table-cell office:value-type="float" office:value="36000"/>
            <table:table-cell office:value-type="float" office:value="1.2741000000000001E-2"/>
          </table:table-row>
          <table:table-row>
            <table:table-cell office:value-type="string">
              <text:p>146</text:p>
            </table:table-cell>
            <table:table-cell office:value-type="float" office:value="37000"/>
            <table:table-cell office:value-type="float" office:value="0"/>
            <table:table-cell office:value-type="float" office:value="37000"/>
            <table:table-cell office:value-type="float" office:value="0"/>
            <table:table-cell office:value-type="float" office:value="37000"/>
            <table:table-cell office:value-type="float" office:value="0"/>
            <table:table-cell office:value-type="float" office:value="37000"/>
            <table:table-cell office:value-type="float" office:value="8.8260000000000005E-3"/>
            <table:table-cell office:value-type="float" office:value="37000"/>
            <table:table-cell office:value-type="float" office:value="2.9160000000000002E-3"/>
            <table:table-cell office:value-type="float" office:value="37000"/>
            <table:table-cell office:value-type="float" office:value="2.0330000000000001E-2"/>
            <table:table-cell office:value-type="float" office:value="37000"/>
            <table:table-cell office:value-type="float" office:value="1.8155000000000001E-2"/>
            <table:table-cell office:value-type="float" office:value="37000"/>
            <table:table-cell office:value-type="float" office:value="1.0593999999999999E-2"/>
          </table:table-row>
          <table:table-row>
            <table:table-cell office:value-type="string">
              <text:p>147</text:p>
            </table:table-cell>
            <table:table-cell office:value-type="float" office:value="38000"/>
            <table:table-cell office:value-type="float" office:value="0"/>
            <table:table-cell office:value-type="float" office:value="38000"/>
            <table:table-cell office:value-type="float" office:value="0"/>
            <table:table-cell office:value-type="float" office:value="38000"/>
            <table:table-cell office:value-type="float" office:value="0"/>
            <table:table-cell office:value-type="float" office:value="38000"/>
            <table:table-cell office:value-type="float" office:value="6.5510000000000004E-3"/>
            <table:table-cell office:value-type="float" office:value="38000"/>
            <table:table-cell office:value-type="float" office:value="2.271E-3"/>
            <table:table-cell office:value-type="float" office:value="38000"/>
            <table:table-cell office:value-type="float" office:value="2.1179E-2"/>
            <table:table-cell office:value-type="float" office:value="38000"/>
            <table:table-cell office:value-type="float" office:value="1.3285999999999999E-2"/>
            <table:table-cell office:value-type="float" office:value="38000"/>
            <table:table-cell office:value-type="float" office:value="1.1657000000000001E-2"/>
          </table:table-row>
          <table:table-row>
            <table:table-cell office:value-type="string">
              <text:p>148</text:p>
            </table:table-cell>
            <table:table-cell office:value-type="float" office:value="39000"/>
            <table:table-cell office:value-type="float" office:value="0"/>
            <table:table-cell office:value-type="float" office:value="39000"/>
            <table:table-cell office:value-type="float" office:value="0"/>
            <table:table-cell office:value-type="float" office:value="39000"/>
            <table:table-cell office:value-type="float" office:value="0"/>
            <table:table-cell office:value-type="float" office:value="39000"/>
            <table:table-cell office:value-type="float" office:value="6.6150000000000002E-3"/>
            <table:table-cell office:value-type="float" office:value="39000"/>
            <table:table-cell office:value-type="float" office:value="3.5249999999999999E-3"/>
            <table:table-cell office:value-type="float" office:value="39000"/>
            <table:table-cell office:value-type="float" office:value="2.6373000000000001E-2"/>
            <table:table-cell office:value-type="float" office:value="39000"/>
            <table:table-cell office:value-type="float" office:value="1.5972E-2"/>
            <table:table-cell office:value-type="float" office:value="39000"/>
            <table:table-cell office:value-type="float" office:value="1.2284E-2"/>
          </table:table-row>
          <table:table-row>
            <table:table-cell office:value-type="string">
              <text:p>149</text:p>
            </table:table-cell>
            <table:table-cell office:value-type="float" office:value="40000"/>
            <table:table-cell office:value-type="float" office:value="0"/>
            <table:table-cell office:value-type="float" office:value="40000"/>
            <table:table-cell office:value-type="float" office:value="0"/>
            <table:table-cell office:value-type="float" office:value="40000"/>
            <table:table-cell office:value-type="float" office:value="0"/>
            <table:table-cell office:value-type="float" office:value="40000"/>
            <table:table-cell office:value-type="float" office:value="6.8349999999999999E-3"/>
            <table:table-cell office:value-type="float" office:value="40000"/>
            <table:table-cell office:value-type="float" office:value="2.9849999999999998E-3"/>
            <table:table-cell office:value-type="float" office:value="40000"/>
            <table:table-cell office:value-type="float" office:value="2.4305E-2"/>
            <table:table-cell office:value-type="float" office:value="40000"/>
            <table:table-cell office:value-type="float" office:value="1.6420000000000001E-2"/>
            <table:table-cell office:value-type="float" office:value="40000"/>
            <table:table-cell office:value-type="float" office:value="1.2517E-2"/>
          </table:table-row>
          <table:table-row>
            <table:table-cell office:value-type="string">
              <text:p>150</text:p>
            </table:table-cell>
            <table:table-cell office:value-type="float" office:value="41000"/>
            <table:table-cell office:value-type="float" office:value="0"/>
            <table:table-cell office:value-type="float" office:value="41000"/>
            <table:table-cell office:value-type="float" office:value="0"/>
            <table:table-cell office:value-type="float" office:value="41000"/>
            <table:table-cell office:value-type="float" office:value="0"/>
            <table:table-cell office:value-type="float" office:value="41000"/>
            <table:table-cell office:value-type="float" office:value="6.973E-3"/>
            <table:table-cell office:value-type="float" office:value="41000"/>
            <table:table-cell office:value-type="float" office:value="2.8240000000000001E-3"/>
            <table:table-cell office:value-type="float" office:value="41000"/>
            <table:table-cell office:value-type="float" office:value="2.6582000000000001E-2"/>
            <table:table-cell office:value-type="float" office:value="41000"/>
            <table:table-cell office:value-type="float" office:value="1.6444E-2"/>
            <table:table-cell office:value-type="float" office:value="41000"/>
            <table:table-cell office:value-type="float" office:value="1.2466E-2"/>
          </table:table-row>
          <table:table-row>
            <table:table-cell office:value-type="string">
              <text:p>151</text:p>
            </table:table-cell>
            <table:table-cell office:value-type="float" office:value="42000"/>
            <table:table-cell office:value-type="float" office:value="0"/>
            <table:table-cell office:value-type="float" office:value="42000"/>
            <table:table-cell office:value-type="float" office:value="0"/>
            <table:table-cell office:value-type="float" office:value="42000"/>
            <table:table-cell office:value-type="float" office:value="0"/>
            <table:table-cell office:value-type="float" office:value="42000"/>
            <table:table-cell office:value-type="float" office:value="7.1859999999999997E-3"/>
            <table:table-cell office:value-type="float" office:value="42000"/>
            <table:table-cell office:value-type="float" office:value="2.444E-3"/>
            <table:table-cell office:value-type="float" office:value="42000"/>
            <table:table-cell office:value-type="float" office:value="2.5021000000000002E-2"/>
            <table:table-cell office:value-type="float" office:value="42000"/>
            <table:table-cell office:value-type="float" office:value="1.8095E-2"/>
            <table:table-cell office:value-type="float" office:value="42000"/>
            <table:table-cell office:value-type="float" office:value="1.1487000000000001E-2"/>
          </table:table-row>
          <table:table-row>
            <table:table-cell office:value-type="string">
              <text:p>152</text:p>
            </table:table-cell>
            <table:table-cell office:value-type="float" office:value="43000"/>
            <table:table-cell office:value-type="float" office:value="0"/>
            <table:table-cell office:value-type="float" office:value="43000"/>
            <table:table-cell office:value-type="float" office:value="0"/>
            <table:table-cell office:value-type="float" office:value="43000"/>
            <table:table-cell office:value-type="float" office:value="0"/>
            <table:table-cell office:value-type="float" office:value="43000"/>
            <table:table-cell office:value-type="float" office:value="1.6202000000000001E-2"/>
            <table:table-cell office:value-type="float" office:value="43000"/>
            <table:table-cell office:value-type="float" office:value="2.9619999999999998E-3"/>
            <table:table-cell office:value-type="float" office:value="43000"/>
            <table:table-cell office:value-type="float" office:value="2.7861E-2"/>
            <table:table-cell office:value-type="float" office:value="43000"/>
            <table:table-cell office:value-type="float" office:value="1.9585999999999999E-2"/>
            <table:table-cell office:value-type="float" office:value="43000"/>
            <table:table-cell office:value-type="float" office:value="1.1851E-2"/>
          </table:table-row>
          <table:table-row>
            <table:table-cell office:value-type="string">
              <text:p>153</text:p>
            </table:table-cell>
            <table:table-cell office:value-type="float" office:value="44000"/>
            <table:table-cell office:value-type="float" office:value="0"/>
            <table:table-cell office:value-type="float" office:value="44000"/>
            <table:table-cell office:value-type="float" office:value="0"/>
            <table:table-cell office:value-type="float" office:value="44000"/>
            <table:table-cell office:value-type="float" office:value="0"/>
            <table:table-cell office:value-type="float" office:value="44000"/>
            <table:table-cell office:value-type="float" office:value="7.5669999999999999E-3"/>
            <table:table-cell office:value-type="float" office:value="44000"/>
            <table:table-cell office:value-type="float" office:value="2.5200000000000001E-3"/>
            <table:table-cell office:value-type="float" office:value="44000"/>
            <table:table-cell office:value-type="float" office:value="2.8198000000000001E-2"/>
            <table:table-cell office:value-type="float" office:value="44000"/>
            <table:table-cell office:value-type="float" office:value="2.0548E-2"/>
            <table:table-cell office:value-type="float" office:value="44000"/>
            <table:table-cell office:value-type="float" office:value="1.2357E-2"/>
          </table:table-row>
          <table:table-row>
            <table:table-cell office:value-type="string">
              <text:p>154</text:p>
            </table:table-cell>
            <table:table-cell office:value-type="float" office:value="45000"/>
            <table:table-cell office:value-type="float" office:value="0"/>
            <table:table-cell office:value-type="float" office:value="45000"/>
            <table:table-cell office:value-type="float" office:value="0"/>
            <table:table-cell office:value-type="float" office:value="45000"/>
            <table:table-cell office:value-type="float" office:value="0"/>
            <table:table-cell office:value-type="float" office:value="45000"/>
            <table:table-cell office:value-type="float" office:value="7.7609999999999997E-3"/>
            <table:table-cell office:value-type="float" office:value="45000"/>
            <table:table-cell office:value-type="float" office:value="3.153E-3"/>
            <table:table-cell office:value-type="float" office:value="45000"/>
            <table:table-cell office:value-type="float" office:value="2.5028999999999999E-2"/>
            <table:table-cell office:value-type="float" office:value="45000"/>
            <table:table-cell office:value-type="float" office:value="1.9650000000000001E-2"/>
            <table:table-cell office:value-type="float" office:value="45000"/>
            <table:table-cell office:value-type="float" office:value="1.2317E-2"/>
          </table:table-row>
          <table:table-row>
            <table:table-cell office:value-type="string">
              <text:p>155</text:p>
            </table:table-cell>
            <table:table-cell office:value-type="float" office:value="46000"/>
            <table:table-cell office:value-type="float" office:value="0"/>
            <table:table-cell office:value-type="float" office:value="46000"/>
            <table:table-cell office:value-type="float" office:value="0"/>
            <table:table-cell office:value-type="float" office:value="46000"/>
            <table:table-cell office:value-type="float" office:value="0"/>
            <table:table-cell office:value-type="float" office:value="46000"/>
            <table:table-cell office:value-type="float" office:value="8.0129999999999993E-3"/>
            <table:table-cell office:value-type="float" office:value="46000"/>
            <table:table-cell office:value-type="float" office:value="5.0809999999999996E-3"/>
            <table:table-cell office:value-type="float" office:value="46000"/>
            <table:table-cell office:value-type="float" office:value="2.6821999999999999E-2"/>
            <table:table-cell office:value-type="float" office:value="46000"/>
            <table:table-cell office:value-type="float" office:value="1.942E-2"/>
            <table:table-cell office:value-type="float" office:value="46000"/>
            <table:table-cell office:value-type="float" office:value="1.2715000000000001E-2"/>
          </table:table-row>
          <table:table-row>
            <table:table-cell office:value-type="string">
              <text:p>156</text:p>
            </table:table-cell>
            <table:table-cell office:value-type="float" office:value="47000"/>
            <table:table-cell office:value-type="float" office:value="0"/>
            <table:table-cell office:value-type="float" office:value="47000"/>
            <table:table-cell office:value-type="float" office:value="0"/>
            <table:table-cell office:value-type="float" office:value="47000"/>
            <table:table-cell office:value-type="float" office:value="0"/>
            <table:table-cell office:value-type="float" office:value="47000"/>
            <table:table-cell office:value-type="float" office:value="1.7401E-2"/>
            <table:table-cell office:value-type="float" office:value="47000"/>
            <table:table-cell office:value-type="float" office:value="2.3900000000000002E-3"/>
            <table:table-cell office:value-type="float" office:value="47000"/>
            <table:table-cell office:value-type="float" office:value="2.4559999999999998E-2"/>
            <table:table-cell office:value-type="float" office:value="47000"/>
            <table:table-cell office:value-type="float" office:value="2.0999E-2"/>
            <table:table-cell office:value-type="float" office:value="47000"/>
            <table:table-cell office:value-type="float" office:value="1.2891E-2"/>
          </table:table-row>
          <table:table-row>
            <table:table-cell office:value-type="string">
              <text:p>157</text:p>
            </table:table-cell>
            <table:table-cell office:value-type="float" office:value="48000"/>
            <table:table-cell office:value-type="float" office:value="0"/>
            <table:table-cell office:value-type="float" office:value="48000"/>
            <table:table-cell office:value-type="float" office:value="0"/>
            <table:table-cell office:value-type="float" office:value="48000"/>
            <table:table-cell office:value-type="float" office:value="0"/>
            <table:table-cell office:value-type="float" office:value="48000"/>
            <table:table-cell office:value-type="float" office:value="8.2369999999999995E-3"/>
            <table:table-cell office:value-type="float" office:value="48000"/>
            <table:table-cell office:value-type="float" office:value="2.395E-3"/>
            <table:table-cell office:value-type="float" office:value="48000"/>
            <table:table-cell office:value-type="float" office:value="2.5468000000000001E-2"/>
            <table:table-cell office:value-type="float" office:value="48000"/>
            <table:table-cell office:value-type="float" office:value="1.8488000000000001E-2"/>
            <table:table-cell office:value-type="float" office:value="48000"/>
            <table:table-cell office:value-type="float" office:value="1.3762E-2"/>
          </table:table-row>
          <table:table-row>
            <table:table-cell office:value-type="string">
              <text:p>158</text:p>
            </table:table-cell>
            <table:table-cell office:value-type="float" office:value="49000"/>
            <table:table-cell office:value-type="float" office:value="0"/>
            <table:table-cell office:value-type="float" office:value="49000"/>
            <table:table-cell office:value-type="float" office:value="0"/>
            <table:table-cell office:value-type="float" office:value="49000"/>
            <table:table-cell office:value-type="float" office:value="0"/>
            <table:table-cell office:value-type="float" office:value="49000"/>
            <table:table-cell office:value-type="float" office:value="8.5009999999999999E-3"/>
            <table:table-cell office:value-type="float" office:value="49000"/>
            <table:table-cell office:value-type="float" office:value="2.712E-3"/>
            <table:table-cell office:value-type="float" office:value="49000"/>
            <table:table-cell office:value-type="float" office:value="2.7626000000000001E-2"/>
            <table:table-cell office:value-type="float" office:value="49000"/>
            <table:table-cell office:value-type="float" office:value="2.0899999999999998E-2"/>
            <table:table-cell office:value-type="float" office:value="49000"/>
            <table:table-cell office:value-type="float" office:value="1.3165E-2"/>
          </table:table-row>
          <table:table-row>
            <table:table-cell office:value-type="string">
              <text:p>159</text:p>
            </table:table-cell>
            <table:table-cell office:value-type="float" office:value="50000"/>
            <table:table-cell office:value-type="float" office:value="0"/>
            <table:table-cell office:value-type="float" office:value="50000"/>
            <table:table-cell office:value-type="float" office:value="0"/>
            <table:table-cell office:value-type="float" office:value="50000"/>
            <table:table-cell office:value-type="float" office:value="0"/>
            <table:table-cell office:value-type="float" office:value="50000"/>
            <table:table-cell office:value-type="float" office:value="8.5129999999999997E-3"/>
            <table:table-cell office:value-type="float" office:value="50000"/>
            <table:table-cell office:value-type="float" office:value="3.3660000000000001E-3"/>
            <table:table-cell office:value-type="float" office:value="50000"/>
            <table:table-cell office:value-type="float" office:value="2.9468000000000001E-2"/>
            <table:table-cell office:value-type="float" office:value="50000"/>
            <table:table-cell office:value-type="float" office:value="1.8339999999999999E-2"/>
            <table:table-cell office:value-type="float" office:value="50000"/>
            <table:table-cell office:value-type="float" office:value="1.3405E-2"/>
          </table:table-row>
          <table:table-row>
            <table:table-cell office:value-type="string">
              <text:p>160</text:p>
            </table:table-cell>
            <table:table-cell office:value-type="float" office:value="55000"/>
            <table:table-cell office:value-type="float" office:value="0"/>
            <table:table-cell office:value-type="float" office:value="55000"/>
            <table:table-cell office:value-type="float" office:value="0"/>
            <table:table-cell office:value-type="float" office:value="55000"/>
            <table:table-cell office:value-type="float" office:value="0"/>
            <table:table-cell office:value-type="float" office:value="55000"/>
            <table:table-cell office:value-type="float" office:value="9.6640000000000007E-3"/>
            <table:table-cell office:value-type="float" office:value="55000"/>
            <table:table-cell office:value-type="float" office:value="4.4900000000000001E-3"/>
            <table:table-cell office:value-type="float" office:value="55000"/>
            <table:table-cell office:value-type="float" office:value="3.0020000000000002E-2"/>
            <table:table-cell office:value-type="float" office:value="55000"/>
            <table:table-cell office:value-type="float" office:value="1.9991999999999999E-2"/>
            <table:table-cell office:value-type="float" office:value="55000"/>
            <table:table-cell office:value-type="float" office:value="1.5103E-2"/>
          </table:table-row>
          <table:table-row>
            <table:table-cell office:value-type="string">
              <text:p>161</text:p>
            </table:table-cell>
            <table:table-cell office:value-type="float" office:value="60000"/>
            <table:table-cell office:value-type="float" office:value="0"/>
            <table:table-cell office:value-type="float" office:value="60000"/>
            <table:table-cell office:value-type="float" office:value="0"/>
            <table:table-cell office:value-type="float" office:value="60000"/>
            <table:table-cell office:value-type="float" office:value="0"/>
            <table:table-cell office:value-type="float" office:value="60000"/>
            <table:table-cell office:value-type="float" office:value="1.0544E-2"/>
            <table:table-cell office:value-type="float" office:value="60000"/>
            <table:table-cell office:value-type="float" office:value="3.617E-3"/>
            <table:table-cell office:value-type="float" office:value="60000"/>
            <table:table-cell office:value-type="float" office:value="3.4407E-2"/>
            <table:table-cell office:value-type="float" office:value="60000"/>
            <table:table-cell office:value-type="float" office:value="2.5318E-2"/>
            <table:table-cell office:value-type="float" office:value="60000"/>
            <table:table-cell office:value-type="float" office:value="1.7447000000000001E-2"/>
          </table:table-row>
          <table:table-row>
            <table:table-cell office:value-type="string">
              <text:p>162</text:p>
            </table:table-cell>
            <table:table-cell office:value-type="float" office:value="65000"/>
            <table:table-cell office:value-type="float" office:value="0"/>
            <table:table-cell office:value-type="float" office:value="65000"/>
            <table:table-cell office:value-type="float" office:value="0"/>
            <table:table-cell office:value-type="float" office:value="65000"/>
            <table:table-cell office:value-type="float" office:value="0"/>
            <table:table-cell office:value-type="float" office:value="65000"/>
            <table:table-cell office:value-type="float" office:value="1.1481E-2"/>
            <table:table-cell office:value-type="float" office:value="65000"/>
            <table:table-cell office:value-type="float" office:value="4.065E-3"/>
            <table:table-cell office:value-type="float" office:value="65000"/>
            <table:table-cell office:value-type="float" office:value="4.0113999999999997E-2"/>
            <table:table-cell office:value-type="float" office:value="65000"/>
            <table:table-cell office:value-type="float" office:value="2.7255000000000001E-2"/>
            <table:table-cell office:value-type="float" office:value="65000"/>
            <table:table-cell office:value-type="float" office:value="1.8737E-2"/>
          </table:table-row>
          <table:table-row>
            <table:table-cell office:value-type="string">
              <text:p>163</text:p>
            </table:table-cell>
            <table:table-cell office:value-type="float" office:value="70000"/>
            <table:table-cell office:value-type="float" office:value="0"/>
            <table:table-cell office:value-type="float" office:value="70000"/>
            <table:table-cell office:value-type="float" office:value="0"/>
            <table:table-cell office:value-type="float" office:value="70000"/>
            <table:table-cell office:value-type="float" office:value="0"/>
            <table:table-cell office:value-type="float" office:value="70000"/>
            <table:table-cell office:value-type="float" office:value="1.2668E-2"/>
            <table:table-cell office:value-type="float" office:value="70000"/>
            <table:table-cell office:value-type="float" office:value="3.6180000000000001E-3"/>
            <table:table-cell office:value-type="float" office:value="70000"/>
            <table:table-cell office:value-type="float" office:value="3.5233E-2"/>
            <table:table-cell office:value-type="float" office:value="70000"/>
            <table:table-cell office:value-type="float" office:value="3.0421E-2"/>
            <table:table-cell office:value-type="float" office:value="70000"/>
            <table:table-cell office:value-type="float" office:value="2.1225000000000001E-2"/>
          </table:table-row>
          <table:table-row>
            <table:table-cell office:value-type="string">
              <text:p>164</text:p>
            </table:table-cell>
            <table:table-cell office:value-type="float" office:value="75000"/>
            <table:table-cell office:value-type="float" office:value="0"/>
            <table:table-cell office:value-type="float" office:value="75000"/>
            <table:table-cell office:value-type="float" office:value="0"/>
            <table:table-cell office:value-type="float" office:value="75000"/>
            <table:table-cell office:value-type="float" office:value="0"/>
            <table:table-cell office:value-type="float" office:value="75000"/>
            <table:table-cell office:value-type="float" office:value="1.3132E-2"/>
            <table:table-cell office:value-type="float" office:value="75000"/>
            <table:table-cell office:value-type="float" office:value="3.4640000000000001E-3"/>
            <table:table-cell office:value-type="float" office:value="75000"/>
            <table:table-cell office:value-type="float" office:value="4.4117999999999997E-2"/>
            <table:table-cell office:value-type="float" office:value="75000"/>
            <table:table-cell office:value-type="float" office:value="2.8239E-2"/>
            <table:table-cell office:value-type="float" office:value="75000"/>
            <table:table-cell office:value-type="float" office:value="2.1505E-2"/>
          </table:table-row>
          <table:table-row>
            <table:table-cell office:value-type="string">
              <text:p>165</text:p>
            </table:table-cell>
            <table:table-cell office:value-type="float" office:value="80000"/>
            <table:table-cell office:value-type="float" office:value="0"/>
            <table:table-cell office:value-type="float" office:value="80000"/>
            <table:table-cell office:value-type="float" office:value="0"/>
            <table:table-cell office:value-type="float" office:value="80000"/>
            <table:table-cell office:value-type="float" office:value="0"/>
            <table:table-cell office:value-type="float" office:value="80000"/>
            <table:table-cell office:value-type="float" office:value="1.4468E-2"/>
            <table:table-cell office:value-type="float" office:value="80000"/>
            <table:table-cell office:value-type="float" office:value="3.8159999999999999E-3"/>
            <table:table-cell office:value-type="float" office:value="80000"/>
            <table:table-cell office:value-type="float" office:value="4.5938E-2"/>
            <table:table-cell office:value-type="float" office:value="80000"/>
            <table:table-cell office:value-type="float" office:value="3.5137000000000002E-2"/>
            <table:table-cell office:value-type="float" office:value="80000"/>
            <table:table-cell office:value-type="float" office:value="2.1673000000000001E-2"/>
          </table:table-row>
          <table:table-row>
            <table:table-cell office:value-type="string">
              <text:p>166</text:p>
            </table:table-cell>
            <table:table-cell office:value-type="float" office:value="85000"/>
            <table:table-cell office:value-type="float" office:value="0"/>
            <table:table-cell office:value-type="float" office:value="85000"/>
            <table:table-cell office:value-type="float" office:value="0"/>
            <table:table-cell office:value-type="float" office:value="85000"/>
            <table:table-cell office:value-type="float" office:value="0"/>
            <table:table-cell office:value-type="float" office:value="85000"/>
            <table:table-cell office:value-type="float" office:value="1.5146E-2"/>
            <table:table-cell office:value-type="float" office:value="85000"/>
            <table:table-cell office:value-type="float" office:value="3.7130000000000002E-3"/>
            <table:table-cell office:value-type="float" office:value="85000"/>
            <table:table-cell office:value-type="float" office:value="4.8384999999999997E-2"/>
            <table:table-cell office:value-type="float" office:value="85000"/>
            <table:table-cell office:value-type="float" office:value="3.7512999999999998E-2"/>
            <table:table-cell office:value-type="float" office:value="85000"/>
            <table:table-cell office:value-type="float" office:value="2.0108000000000001E-2"/>
          </table:table-row>
          <table:table-row>
            <table:table-cell office:value-type="string">
              <text:p>167</text:p>
            </table:table-cell>
            <table:table-cell office:value-type="float" office:value="90000"/>
            <table:table-cell office:value-type="float" office:value="0"/>
            <table:table-cell office:value-type="float" office:value="90000"/>
            <table:table-cell office:value-type="float" office:value="0"/>
            <table:table-cell office:value-type="float" office:value="90000"/>
            <table:table-cell office:value-type="float" office:value="0"/>
            <table:table-cell office:value-type="float" office:value="90000"/>
            <table:table-cell office:value-type="float" office:value="1.6184E-2"/>
            <table:table-cell office:value-type="float" office:value="90000"/>
            <table:table-cell office:value-type="float" office:value="3.7850000000000002E-3"/>
            <table:table-cell office:value-type="float" office:value="90000"/>
            <table:table-cell office:value-type="float" office:value="5.1524E-2"/>
            <table:table-cell office:value-type="float" office:value="90000"/>
            <table:table-cell office:value-type="float" office:value="4.0638000000000001E-2"/>
            <table:table-cell office:value-type="float" office:value="90000"/>
            <table:table-cell office:value-type="float" office:value="2.1356E-2"/>
          </table:table-row>
          <table:table-row>
            <table:table-cell office:value-type="string">
              <text:p>168</text:p>
            </table:table-cell>
            <table:table-cell office:value-type="float" office:value="95000"/>
            <table:table-cell office:value-type="float" office:value="0"/>
            <table:table-cell office:value-type="float" office:value="95000"/>
            <table:table-cell office:value-type="float" office:value="0"/>
            <table:table-cell office:value-type="float" office:value="95000"/>
            <table:table-cell office:value-type="float" office:value="0"/>
            <table:table-cell office:value-type="float" office:value="95000"/>
            <table:table-cell office:value-type="float" office:value="1.7826999999999999E-2"/>
            <table:table-cell office:value-type="float" office:value="95000"/>
            <table:table-cell office:value-type="float" office:value="3.901E-3"/>
            <table:table-cell office:value-type="float" office:value="95000"/>
            <table:table-cell office:value-type="float" office:value="5.6798000000000001E-2"/>
            <table:table-cell office:value-type="float" office:value="95000"/>
            <table:table-cell office:value-type="float" office:value="4.2227000000000001E-2"/>
            <table:table-cell office:value-type="float" office:value="95000"/>
            <table:table-cell office:value-type="float" office:value="2.2110000000000001E-2"/>
          </table:table-row>
          <table:table-row>
            <table:table-cell office:value-type="string">
              <text:p>169</text:p>
            </table:table-cell>
            <table:table-cell office:value-type="float" office:value="100000"/>
            <table:table-cell office:value-type="float" office:value="0"/>
            <table:table-cell office:value-type="float" office:value="100000"/>
            <table:table-cell office:value-type="float" office:value="0"/>
            <table:table-cell office:value-type="float" office:value="100000"/>
            <table:table-cell office:value-type="float" office:value="0"/>
            <table:table-cell office:value-type="float" office:value="100000"/>
            <table:table-cell office:value-type="float" office:value="2.4729999999999999E-2"/>
            <table:table-cell office:value-type="float" office:value="100000"/>
            <table:table-cell office:value-type="float" office:value="4.0870000000000004E-3"/>
            <table:table-cell office:value-type="float" office:value="100000"/>
            <table:table-cell office:value-type="float" office:value="8.0703999999999998E-2"/>
            <table:table-cell office:value-type="float" office:value="100000"/>
            <table:table-cell office:value-type="float" office:value="4.0147000000000002E-2"/>
            <table:table-cell office:value-type="float" office:value="100000"/>
            <table:table-cell office:value-type="float" office:value="2.2934E-2"/>
          </table:table-row>
          <table:table-row>
            <table:table-cell office:value-type="string">
              <text:p>170</text:p>
            </table:table-cell>
            <table:table-cell office:value-type="float" office:value="110000"/>
            <table:table-cell office:value-type="float" office:value="0"/>
            <table:table-cell office:value-type="float" office:value="110000"/>
            <table:table-cell office:value-type="float" office:value="0"/>
            <table:table-cell office:value-type="float" office:value="110000"/>
            <table:table-cell office:value-type="float" office:value="0"/>
            <table:table-cell office:value-type="float" office:value="110000"/>
            <table:table-cell office:value-type="float" office:value="2.0254000000000001E-2"/>
            <table:table-cell office:value-type="float" office:value="110000"/>
            <table:table-cell office:value-type="float" office:value="5.5999999999999999E-3"/>
            <table:table-cell office:value-type="float" office:value="110000"/>
            <table:table-cell office:value-type="float" office:value="7.3080999999999993E-2"/>
            <table:table-cell office:value-type="float" office:value="110000"/>
            <table:table-cell office:value-type="float" office:value="5.3510000000000002E-2"/>
            <table:table-cell office:value-type="float" office:value="110000"/>
            <table:table-cell office:value-type="float" office:value="3.1175999999999999E-2"/>
          </table:table-row>
          <table:table-row>
            <table:table-cell office:value-type="string">
              <text:p>171</text:p>
            </table:table-cell>
            <table:table-cell office:value-type="float" office:value="120000"/>
            <table:table-cell office:value-type="float" office:value="0"/>
            <table:table-cell office:value-type="float" office:value="120000"/>
            <table:table-cell office:value-type="float" office:value="0"/>
            <table:table-cell office:value-type="float" office:value="120000"/>
            <table:table-cell office:value-type="float" office:value="0"/>
            <table:table-cell office:value-type="float" office:value="120000"/>
            <table:table-cell office:value-type="float" office:value="2.1885000000000002E-2"/>
            <table:table-cell office:value-type="float" office:value="120000"/>
            <table:table-cell office:value-type="float" office:value="5.1180000000000002E-3"/>
            <table:table-cell office:value-type="float" office:value="120000"/>
            <table:table-cell office:value-type="float" office:value="7.7004000000000003E-2"/>
            <table:table-cell office:value-type="float" office:value="120000"/>
            <table:table-cell office:value-type="float" office:value="6.2309999999999997E-2"/>
            <table:table-cell office:value-type="float" office:value="120000"/>
            <table:table-cell office:value-type="float" office:value="3.3744000000000003E-2"/>
          </table:table-row>
          <table:table-row>
            <table:table-cell office:value-type="string">
              <text:p>172</text:p>
            </table:table-cell>
            <table:table-cell office:value-type="float" office:value="130000"/>
            <table:table-cell office:value-type="float" office:value="0"/>
            <table:table-cell office:value-type="float" office:value="130000"/>
            <table:table-cell office:value-type="float" office:value="0"/>
            <table:table-cell office:value-type="float" office:value="130000"/>
            <table:table-cell office:value-type="float" office:value="0"/>
            <table:table-cell office:value-type="float" office:value="130000"/>
            <table:table-cell office:value-type="float" office:value="2.4058E-2"/>
            <table:table-cell office:value-type="float" office:value="130000"/>
            <table:table-cell office:value-type="float" office:value="4.7520000000000001E-3"/>
            <table:table-cell office:value-type="float" office:value="130000"/>
            <table:table-cell office:value-type="float" office:value="8.3346000000000003E-2"/>
            <table:table-cell office:value-type="float" office:value="130000"/>
            <table:table-cell office:value-type="float" office:value="6.4270999999999995E-2"/>
            <table:table-cell office:value-type="float" office:value="130000"/>
            <table:table-cell office:value-type="float" office:value="3.9189000000000002E-2"/>
          </table:table-row>
          <table:table-row>
            <table:table-cell office:value-type="string">
              <text:p>173</text:p>
            </table:table-cell>
            <table:table-cell office:value-type="float" office:value="140000"/>
            <table:table-cell office:value-type="float" office:value="0"/>
            <table:table-cell office:value-type="float" office:value="140000"/>
            <table:table-cell office:value-type="float" office:value="0"/>
            <table:table-cell office:value-type="float" office:value="140000"/>
            <table:table-cell office:value-type="float" office:value="0"/>
            <table:table-cell office:value-type="float" office:value="140000"/>
            <table:table-cell office:value-type="float" office:value="2.6065000000000001E-2"/>
            <table:table-cell office:value-type="float" office:value="140000"/>
            <table:table-cell office:value-type="float" office:value="5.4790000000000004E-3"/>
            <table:table-cell office:value-type="float" office:value="140000"/>
            <table:table-cell office:value-type="float" office:value="8.6212999999999998E-2"/>
            <table:table-cell office:value-type="float" office:value="140000"/>
            <table:table-cell office:value-type="float" office:value="6.7391999999999994E-2"/>
            <table:table-cell office:value-type="float" office:value="140000"/>
            <table:table-cell office:value-type="float" office:value="4.1807999999999998E-2"/>
          </table:table-row>
          <table:table-row>
            <table:table-cell office:value-type="string">
              <text:p>174</text:p>
            </table:table-cell>
            <table:table-cell office:value-type="float" office:value="150000"/>
            <table:table-cell office:value-type="float" office:value="0"/>
            <table:table-cell office:value-type="float" office:value="150000"/>
            <table:table-cell office:value-type="float" office:value="0"/>
            <table:table-cell office:value-type="float" office:value="150000"/>
            <table:table-cell office:value-type="float" office:value="0"/>
            <table:table-cell office:value-type="float" office:value="150000"/>
            <table:table-cell office:value-type="float" office:value="2.9727E-2"/>
            <table:table-cell office:value-type="float" office:value="150000"/>
            <table:table-cell office:value-type="float" office:value="4.875E-3"/>
            <table:table-cell office:value-type="float" office:value="150000"/>
            <table:table-cell office:value-type="float" office:value="9.5107999999999998E-2"/>
            <table:table-cell office:value-type="float" office:value="150000"/>
            <table:table-cell office:value-type="float" office:value="7.5996999999999995E-2"/>
            <table:table-cell office:value-type="float" office:value="150000"/>
            <table:table-cell office:value-type="float" office:value="4.1675999999999998E-2"/>
          </table:table-row>
          <table:table-row>
            <table:table-cell office:value-type="string">
              <text:p>175</text:p>
            </table:table-cell>
            <table:table-cell office:value-type="float" office:value="160000"/>
            <table:table-cell office:value-type="float" office:value="0"/>
            <table:table-cell office:value-type="float" office:value="160000"/>
            <table:table-cell office:value-type="float" office:value="0"/>
            <table:table-cell office:value-type="float" office:value="160000"/>
            <table:table-cell office:value-type="float" office:value="0"/>
            <table:table-cell office:value-type="float" office:value="160000"/>
            <table:table-cell office:value-type="float" office:value="2.9586999999999999E-2"/>
            <table:table-cell office:value-type="float" office:value="160000"/>
            <table:table-cell office:value-type="float" office:value="5.6389999999999999E-3"/>
            <table:table-cell office:value-type="float" office:value="160000"/>
            <table:table-cell office:value-type="float" office:value="0.11354"/>
            <table:table-cell office:value-type="float" office:value="160000"/>
            <table:table-cell office:value-type="float" office:value="7.0091000000000001E-2"/>
            <table:table-cell office:value-type="float" office:value="160000"/>
            <table:table-cell office:value-type="float" office:value="4.4587000000000002E-2"/>
          </table:table-row>
          <table:table-row>
            <table:table-cell office:value-type="string">
              <text:p>176</text:p>
            </table:table-cell>
            <table:table-cell office:value-type="float" office:value="170000"/>
            <table:table-cell office:value-type="float" office:value="0"/>
            <table:table-cell office:value-type="float" office:value="170000"/>
            <table:table-cell office:value-type="float" office:value="0"/>
            <table:table-cell office:value-type="float" office:value="170000"/>
            <table:table-cell office:value-type="float" office:value="0"/>
            <table:table-cell office:value-type="float" office:value="170000"/>
            <table:table-cell office:value-type="float" office:value="5.9921000000000002E-2"/>
            <table:table-cell office:value-type="float" office:value="170000"/>
            <table:table-cell office:value-type="float" office:value="5.4860000000000004E-3"/>
            <table:table-cell office:value-type="float" office:value="170000"/>
            <table:table-cell office:value-type="float" office:value="0.10481799999999999"/>
            <table:table-cell office:value-type="float" office:value="170000"/>
            <table:table-cell office:value-type="float" office:value="8.1351999999999994E-2"/>
            <table:table-cell office:value-type="float" office:value="170000"/>
            <table:table-cell office:value-type="float" office:value="4.8956E-2"/>
          </table:table-row>
          <table:table-row>
            <table:table-cell office:value-type="string">
              <text:p>177</text:p>
            </table:table-cell>
            <table:table-cell office:value-type="float" office:value="180000"/>
            <table:table-cell office:value-type="float" office:value="0"/>
            <table:table-cell office:value-type="float" office:value="180000"/>
            <table:table-cell office:value-type="float" office:value="0"/>
            <table:table-cell office:value-type="float" office:value="180000"/>
            <table:table-cell office:value-type="float" office:value="0"/>
            <table:table-cell office:value-type="float" office:value="180000"/>
            <table:table-cell office:value-type="float" office:value="3.3249000000000001E-2"/>
            <table:table-cell office:value-type="float" office:value="180000"/>
            <table:table-cell office:value-type="float" office:value="5.6449999999999998E-3"/>
            <table:table-cell office:value-type="float" office:value="180000"/>
            <table:table-cell office:value-type="float" office:value="0.115004"/>
            <table:table-cell office:value-type="float" office:value="180000"/>
            <table:table-cell office:value-type="float" office:value="7.8834000000000001E-2"/>
            <table:table-cell office:value-type="float" office:value="180000"/>
            <table:table-cell office:value-type="float" office:value="5.4725999999999997E-2"/>
          </table:table-row>
          <table:table-row>
            <table:table-cell office:value-type="string">
              <text:p>178</text:p>
            </table:table-cell>
            <table:table-cell office:value-type="float" office:value="190000"/>
            <table:table-cell office:value-type="float" office:value="0"/>
            <table:table-cell office:value-type="float" office:value="190000"/>
            <table:table-cell office:value-type="float" office:value="0"/>
            <table:table-cell office:value-type="float" office:value="190000"/>
            <table:table-cell office:value-type="float" office:value="0"/>
            <table:table-cell office:value-type="float" office:value="190000"/>
            <table:table-cell office:value-type="float" office:value="3.5832000000000003E-2"/>
            <table:table-cell office:value-type="float" office:value="190000"/>
            <table:table-cell office:value-type="float" office:value="7.1209999999999997E-3"/>
            <table:table-cell office:value-type="float" office:value="190000"/>
            <table:table-cell office:value-type="float" office:value="0.124517"/>
            <table:table-cell office:value-type="float" office:value="190000"/>
            <table:table-cell office:value-type="float" office:value="9.9384E-2"/>
            <table:table-cell office:value-type="float" office:value="190000"/>
            <table:table-cell office:value-type="float" office:value="5.3622000000000003E-2"/>
          </table:table-row>
          <table:table-row>
            <table:table-cell office:value-type="string">
              <text:p>179</text:p>
            </table:table-cell>
            <table:table-cell office:value-type="float" office:value="200000"/>
            <table:table-cell office:value-type="float" office:value="0"/>
            <table:table-cell office:value-type="float" office:value="200000"/>
            <table:table-cell office:value-type="float" office:value="0"/>
            <table:table-cell office:value-type="float" office:value="200000"/>
            <table:table-cell office:value-type="float" office:value="0"/>
            <table:table-cell office:value-type="float" office:value="200000"/>
            <table:table-cell office:value-type="float" office:value="3.7184000000000002E-2"/>
            <table:table-cell office:value-type="float" office:value="200000"/>
            <table:table-cell office:value-type="float" office:value="5.594E-3"/>
            <table:table-cell office:value-type="float" office:value="200000"/>
            <table:table-cell office:value-type="float" office:value="0.11013199999999999"/>
            <table:table-cell office:value-type="float" office:value="200000"/>
            <table:table-cell office:value-type="float" office:value="0.11326899999999999"/>
            <table:table-cell office:value-type="float" office:value="200000"/>
            <table:table-cell office:value-type="float" office:value="6.3639000000000001E-2"/>
          </table:table-row>
          <table:table-row>
            <table:table-cell office:value-type="string">
              <text:p>180</text:p>
            </table:table-cell>
            <table:table-cell office:value-type="float" office:value="210000"/>
            <table:table-cell office:value-type="float" office:value="0"/>
            <table:table-cell office:value-type="float" office:value="210000"/>
            <table:table-cell office:value-type="float" office:value="0"/>
            <table:table-cell office:value-type="float" office:value="210000"/>
            <table:table-cell office:value-type="float" office:value="0"/>
            <table:table-cell office:value-type="float" office:value="210000"/>
            <table:table-cell office:value-type="float" office:value="3.9119000000000001E-2"/>
            <table:table-cell office:value-type="float" office:value="210000"/>
            <table:table-cell office:value-type="float" office:value="9.0449999999999992E-3"/>
            <table:table-cell office:value-type="float" office:value="210000"/>
            <table:table-cell office:value-type="float" office:value="0.13936200000000001"/>
            <table:table-cell office:value-type="float" office:value="210000"/>
            <table:table-cell office:value-type="float" office:value="0.115339"/>
            <table:table-cell office:value-type="float" office:value="210000"/>
            <table:table-cell office:value-type="float" office:value="6.5590999999999997E-2"/>
          </table:table-row>
          <table:table-row>
            <table:table-cell office:value-type="string">
              <text:p>181</text:p>
            </table:table-cell>
            <table:table-cell office:value-type="float" office:value="220000"/>
            <table:table-cell office:value-type="float" office:value="0"/>
            <table:table-cell office:value-type="float" office:value="220000"/>
            <table:table-cell office:value-type="float" office:value="0"/>
            <table:table-cell office:value-type="float" office:value="220000"/>
            <table:table-cell office:value-type="float" office:value="0"/>
            <table:table-cell office:value-type="float" office:value="220000"/>
            <table:table-cell office:value-type="float" office:value="4.1836999999999999E-2"/>
            <table:table-cell office:value-type="float" office:value="220000"/>
            <table:table-cell office:value-type="float" office:value="7.0660000000000002E-3"/>
            <table:table-cell office:value-type="float" office:value="220000"/>
            <table:table-cell office:value-type="float" office:value="0.16197900000000001"/>
            <table:table-cell office:value-type="float" office:value="220000"/>
            <table:table-cell office:value-type="float" office:value="0.13445499999999999"/>
            <table:table-cell office:value-type="float" office:value="220000"/>
            <table:table-cell office:value-type="float" office:value="6.3664999999999999E-2"/>
          </table:table-row>
          <table:table-row>
            <table:table-cell office:value-type="string">
              <text:p>182</text:p>
            </table:table-cell>
            <table:table-cell office:value-type="float" office:value="230000"/>
            <table:table-cell office:value-type="float" office:value="0"/>
            <table:table-cell office:value-type="float" office:value="230000"/>
            <table:table-cell office:value-type="float" office:value="0"/>
            <table:table-cell office:value-type="float" office:value="230000"/>
            <table:table-cell office:value-type="float" office:value="0"/>
            <table:table-cell office:value-type="float" office:value="230000"/>
            <table:table-cell office:value-type="float" office:value="4.2855999999999998E-2"/>
            <table:table-cell office:value-type="float" office:value="230000"/>
            <table:table-cell office:value-type="float" office:value="6.6559999999999996E-3"/>
            <table:table-cell office:value-type="float" office:value="230000"/>
            <table:table-cell office:value-type="float" office:value="0.147091"/>
            <table:table-cell office:value-type="float" office:value="230000"/>
            <table:table-cell office:value-type="float" office:value="0.106068"/>
            <table:table-cell office:value-type="float" office:value="230000"/>
            <table:table-cell office:value-type="float" office:value="5.9726000000000001E-2"/>
          </table:table-row>
          <table:table-row>
            <table:table-cell office:value-type="string">
              <text:p>183</text:p>
            </table:table-cell>
            <table:table-cell office:value-type="float" office:value="240000"/>
            <table:table-cell office:value-type="float" office:value="0"/>
            <table:table-cell office:value-type="float" office:value="240000"/>
            <table:table-cell office:value-type="float" office:value="0"/>
            <table:table-cell office:value-type="float" office:value="240000"/>
            <table:table-cell office:value-type="float" office:value="0"/>
            <table:table-cell office:value-type="float" office:value="240000"/>
            <table:table-cell office:value-type="float" office:value="4.6743E-2"/>
            <table:table-cell office:value-type="float" office:value="240000"/>
            <table:table-cell office:value-type="float" office:value="7.2309999999999996E-3"/>
            <table:table-cell office:value-type="float" office:value="240000"/>
            <table:table-cell office:value-type="float" office:value="0.152781"/>
            <table:table-cell office:value-type="float" office:value="240000"/>
            <table:table-cell office:value-type="float" office:value="0.12976799999999999"/>
            <table:table-cell office:value-type="float" office:value="240000"/>
            <table:table-cell office:value-type="float" office:value="6.7171999999999996E-2"/>
          </table:table-row>
          <table:table-row>
            <table:table-cell office:value-type="string">
              <text:p>184</text:p>
            </table:table-cell>
            <table:table-cell office:value-type="float" office:value="250000"/>
            <table:table-cell office:value-type="float" office:value="0"/>
            <table:table-cell office:value-type="float" office:value="250000"/>
            <table:table-cell office:value-type="float" office:value="0"/>
            <table:table-cell office:value-type="float" office:value="250000"/>
            <table:table-cell office:value-type="float" office:value="0"/>
            <table:table-cell office:value-type="float" office:value="250000"/>
            <table:table-cell office:value-type="float" office:value="4.6871999999999997E-2"/>
            <table:table-cell office:value-type="float" office:value="250000"/>
            <table:table-cell office:value-type="float" office:value="7.9729999999999992E-3"/>
            <table:table-cell office:value-type="float" office:value="250000"/>
            <table:table-cell office:value-type="float" office:value="0.194492"/>
            <table:table-cell office:value-type="float" office:value="250000"/>
            <table:table-cell office:value-type="float" office:value="0.131692"/>
            <table:table-cell office:value-type="float" office:value="250000"/>
            <table:table-cell office:value-type="float" office:value="7.4196999999999999E-2"/>
          </table:table-row>
          <table:table-row>
            <table:table-cell office:value-type="string">
              <text:p>185</text:p>
            </table:table-cell>
            <table:table-cell office:value-type="float" office:value="260000"/>
            <table:table-cell office:value-type="float" office:value="0"/>
            <table:table-cell office:value-type="float" office:value="260000"/>
            <table:table-cell office:value-type="float" office:value="0"/>
            <table:table-cell office:value-type="float" office:value="260000"/>
            <table:table-cell office:value-type="float" office:value="0"/>
            <table:table-cell office:value-type="float" office:value="260000"/>
            <table:table-cell office:value-type="float" office:value="4.8953999999999998E-2"/>
            <table:table-cell office:value-type="float" office:value="260000"/>
            <table:table-cell office:value-type="float" office:value="7.4970000000000002E-3"/>
            <table:table-cell office:value-type="float" office:value="260000"/>
            <table:table-cell office:value-type="float" office:value="0.19198799999999999"/>
            <table:table-cell office:value-type="float" office:value="260000"/>
            <table:table-cell office:value-type="float" office:value="0.16484099999999999"/>
            <table:table-cell office:value-type="float" office:value="260000"/>
            <table:table-cell office:value-type="float" office:value="8.0701999999999996E-2"/>
          </table:table-row>
          <table:table-row>
            <table:table-cell office:value-type="string">
              <text:p>186</text:p>
            </table:table-cell>
            <table:table-cell office:value-type="float" office:value="270000"/>
            <table:table-cell office:value-type="float" office:value="0"/>
            <table:table-cell office:value-type="float" office:value="270000"/>
            <table:table-cell office:value-type="float" office:value="0"/>
            <table:table-cell office:value-type="float" office:value="270000"/>
            <table:table-cell office:value-type="float" office:value="0"/>
            <table:table-cell office:value-type="float" office:value="270000"/>
            <table:table-cell office:value-type="float" office:value="5.0802E-2"/>
            <table:table-cell office:value-type="float" office:value="270000"/>
            <table:table-cell office:value-type="float" office:value="7.5209999999999999E-3"/>
            <table:table-cell office:value-type="float" office:value="270000"/>
            <table:table-cell office:value-type="float" office:value="0.17521200000000001"/>
            <table:table-cell office:value-type="float" office:value="270000"/>
            <table:table-cell office:value-type="float" office:value="0.14233699999999999"/>
            <table:table-cell office:value-type="float" office:value="270000"/>
            <table:table-cell office:value-type="float" office:value="7.7529000000000001E-2"/>
          </table:table-row>
          <table:table-row>
            <table:table-cell office:value-type="string">
              <text:p>187</text:p>
            </table:table-cell>
            <table:table-cell office:value-type="float" office:value="280000"/>
            <table:table-cell office:value-type="float" office:value="0"/>
            <table:table-cell office:value-type="float" office:value="280000"/>
            <table:table-cell office:value-type="float" office:value="0"/>
            <table:table-cell office:value-type="float" office:value="280000"/>
            <table:table-cell office:value-type="float" office:value="0"/>
            <table:table-cell office:value-type="float" office:value="280000"/>
            <table:table-cell office:value-type="float" office:value="5.4191999999999997E-2"/>
            <table:table-cell office:value-type="float" office:value="280000"/>
            <table:table-cell office:value-type="float" office:value="7.5440000000000004E-3"/>
            <table:table-cell office:value-type="float" office:value="280000"/>
            <table:table-cell office:value-type="float" office:value="0.16345000000000001"/>
            <table:table-cell office:value-type="float" office:value="280000"/>
            <table:table-cell office:value-type="float" office:value="0.16555300000000001"/>
            <table:table-cell office:value-type="float" office:value="280000"/>
            <table:table-cell office:value-type="float" office:value="8.5715E-2"/>
          </table:table-row>
          <table:table-row>
            <table:table-cell office:value-type="string">
              <text:p>188</text:p>
            </table:table-cell>
            <table:table-cell office:value-type="float" office:value="290000"/>
            <table:table-cell office:value-type="float" office:value="0"/>
            <table:table-cell office:value-type="float" office:value="290000"/>
            <table:table-cell office:value-type="float" office:value="0"/>
            <table:table-cell office:value-type="float" office:value="290000"/>
            <table:table-cell office:value-type="float" office:value="0"/>
            <table:table-cell office:value-type="float" office:value="290000"/>
            <table:table-cell office:value-type="float" office:value="5.5620999999999997E-2"/>
            <table:table-cell office:value-type="float" office:value="290000"/>
            <table:table-cell office:value-type="float" office:value="8.3700000000000007E-3"/>
            <table:table-cell office:value-type="float" office:value="290000"/>
            <table:table-cell office:value-type="float" office:value="0.20199800000000001"/>
            <table:table-cell office:value-type="float" office:value="290000"/>
            <table:table-cell office:value-type="float" office:value="0.159529"/>
            <table:table-cell office:value-type="float" office:value="290000"/>
            <table:table-cell office:value-type="float" office:value="8.1595000000000001E-2"/>
          </table:table-row>
          <table:table-row>
            <table:table-cell office:value-type="string">
              <text:p>189</text:p>
            </table:table-cell>
            <table:table-cell office:value-type="float" office:value="300000"/>
            <table:table-cell office:value-type="float" office:value="0"/>
            <table:table-cell office:value-type="float" office:value="300000"/>
            <table:table-cell office:value-type="float" office:value="0"/>
            <table:table-cell office:value-type="float" office:value="300000"/>
            <table:table-cell office:value-type="float" office:value="0"/>
            <table:table-cell office:value-type="float" office:value="300000"/>
            <table:table-cell office:value-type="float" office:value="0.11876100000000001"/>
            <table:table-cell office:value-type="float" office:value="300000"/>
            <table:table-cell office:value-type="float" office:value="7.9749999999999995E-3"/>
            <table:table-cell office:value-type="float" office:value="300000"/>
            <table:table-cell office:value-type="float" office:value="0.19859099999999999"/>
            <table:table-cell office:value-type="float" office:value="300000"/>
            <table:table-cell office:value-type="float" office:value="0.167045"/>
            <table:table-cell office:value-type="float" office:value="300000"/>
            <table:table-cell office:value-type="float" office:value="8.5861999999999994E-2"/>
          </table:table-row>
          <table:table-row>
            <table:table-cell office:value-type="string">
              <text:p>190</text:p>
            </table:table-cell>
            <table:table-cell office:value-type="float" office:value="350000"/>
            <table:table-cell office:value-type="float" office:value="0"/>
            <table:table-cell office:value-type="float" office:value="350000"/>
            <table:table-cell office:value-type="float" office:value="0"/>
            <table:table-cell office:value-type="float" office:value="350000"/>
            <table:table-cell office:value-type="float" office:value="0"/>
            <table:table-cell office:value-type="float" office:value="350000"/>
            <table:table-cell office:value-type="float" office:value="6.6270999999999997E-2"/>
            <table:table-cell office:value-type="float" office:value="350000"/>
            <table:table-cell office:value-type="float" office:value="8.7259999999999994E-3"/>
            <table:table-cell office:value-type="float" office:value="350000"/>
            <table:table-cell office:value-type="float" office:value="0.24800900000000001"/>
            <table:table-cell office:value-type="float" office:value="350000"/>
            <table:table-cell office:value-type="float" office:value="0.202376"/>
            <table:table-cell office:value-type="float" office:value="350000"/>
            <table:table-cell office:value-type="float" office:value="0.111586"/>
          </table:table-row>
          <table:table-row>
            <table:table-cell office:value-type="string">
              <text:p>191</text:p>
            </table:table-cell>
            <table:table-cell office:value-type="float" office:value="400000"/>
            <table:table-cell office:value-type="float" office:value="0"/>
            <table:table-cell office:value-type="float" office:value="400000"/>
            <table:table-cell office:value-type="float" office:value="0"/>
            <table:table-cell office:value-type="float" office:value="400000"/>
            <table:table-cell office:value-type="float" office:value="0"/>
            <table:table-cell office:value-type="float" office:value="400000"/>
            <table:table-cell office:value-type="float" office:value="7.6246999999999995E-2"/>
            <table:table-cell office:value-type="float" office:value="400000"/>
            <table:table-cell office:value-type="float" office:value="1.0695E-2"/>
            <table:table-cell office:value-type="float" office:value="400000"/>
            <table:table-cell office:value-type="float" office:value="0.273561"/>
            <table:table-cell office:value-type="float" office:value="400000"/>
            <table:table-cell office:value-type="float" office:value="0.23319200000000001"/>
            <table:table-cell office:value-type="float" office:value="400000"/>
            <table:table-cell office:value-type="float" office:value="0.125445"/>
          </table:table-row>
          <table:table-row>
            <table:table-cell office:value-type="string">
              <text:p>192</text:p>
            </table:table-cell>
            <table:table-cell office:value-type="float" office:value="450000"/>
            <table:table-cell office:value-type="float" office:value="0"/>
            <table:table-cell office:value-type="float" office:value="450000"/>
            <table:table-cell office:value-type="float" office:value="0"/>
            <table:table-cell office:value-type="float" office:value="450000"/>
            <table:table-cell office:value-type="float" office:value="0"/>
            <table:table-cell office:value-type="float" office:value="450000"/>
            <table:table-cell office:value-type="float" office:value="9.0162999999999993E-2"/>
            <table:table-cell office:value-type="float" office:value="450000"/>
            <table:table-cell office:value-type="float" office:value="1.7944999999999999E-2"/>
            <table:table-cell office:value-type="float" office:value="450000"/>
            <table:table-cell office:value-type="float" office:value="0.32759500000000003"/>
            <table:table-cell office:value-type="float" office:value="450000"/>
            <table:table-cell office:value-type="float" office:value="0.25663900000000001"/>
            <table:table-cell office:value-type="float" office:value="450000"/>
            <table:table-cell office:value-type="float" office:value="0.13448099999999999"/>
          </table:table-row>
          <table:table-row>
            <table:table-cell office:value-type="string">
              <text:p>193</text:p>
            </table:table-cell>
            <table:table-cell office:value-type="float" office:value="500000"/>
            <table:table-cell office:value-type="float" office:value="0"/>
            <table:table-cell office:value-type="float" office:value="500000"/>
            <table:table-cell office:value-type="float" office:value="0"/>
            <table:table-cell office:value-type="float" office:value="500000"/>
            <table:table-cell office:value-type="float" office:value="0"/>
            <table:table-cell office:value-type="float" office:value="500000"/>
            <table:table-cell office:value-type="float" office:value="9.6989000000000006E-2"/>
            <table:table-cell office:value-type="float" office:value="500000"/>
            <table:table-cell office:value-type="float" office:value="1.2585000000000001E-2"/>
            <table:table-cell office:value-type="float" office:value="500000"/>
            <table:table-cell office:value-type="float" office:value="0.350414"/>
            <table:table-cell office:value-type="float" office:value="500000"/>
            <table:table-cell office:value-type="float" office:value="0.29659099999999999"/>
            <table:table-cell office:value-type="float" office:value="500000"/>
            <table:table-cell office:value-type="float" office:value="0.14574300000000001"/>
          </table:table-row>
          <table:table-row>
            <table:table-cell office:value-type="string">
              <text:p>194</text:p>
            </table:table-cell>
            <table:table-cell office:value-type="float" office:value="550000"/>
            <table:table-cell office:value-type="float" office:value="0"/>
            <table:table-cell office:value-type="float" office:value="550000"/>
            <table:table-cell office:value-type="float" office:value="0"/>
            <table:table-cell office:value-type="float" office:value="550000"/>
            <table:table-cell office:value-type="float" office:value="0"/>
            <table:table-cell office:value-type="float" office:value="550000"/>
            <table:table-cell office:value-type="float" office:value="0.107485"/>
            <table:table-cell office:value-type="float" office:value="550000"/>
            <table:table-cell office:value-type="float" office:value="1.2994E-2"/>
            <table:table-cell office:value-type="float" office:value="550000"/>
            <table:table-cell office:value-type="float" office:value="0.40202900000000003"/>
            <table:table-cell office:value-type="float" office:value="550000"/>
            <table:table-cell office:value-type="float" office:value="0.27742600000000001"/>
            <table:table-cell office:value-type="float" office:value="550000"/>
            <table:table-cell office:value-type="float" office:value="0.16564899999999999"/>
          </table:table-row>
          <table:table-row>
            <table:table-cell office:value-type="string">
              <text:p>195</text:p>
            </table:table-cell>
            <table:table-cell office:value-type="float" office:value="600000"/>
            <table:table-cell office:value-type="float" office:value="0"/>
            <table:table-cell office:value-type="float" office:value="600000"/>
            <table:table-cell office:value-type="float" office:value="0"/>
            <table:table-cell office:value-type="float" office:value="600000"/>
            <table:table-cell office:value-type="float" office:value="0"/>
            <table:table-cell office:value-type="float" office:value="600000"/>
            <table:table-cell office:value-type="float" office:value="0.116298"/>
            <table:table-cell office:value-type="float" office:value="600000"/>
            <table:table-cell office:value-type="float" office:value="1.2499E-2"/>
            <table:table-cell office:value-type="float" office:value="600000"/>
            <table:table-cell office:value-type="float" office:value="0.36890000000000001"/>
            <table:table-cell office:value-type="float" office:value="600000"/>
            <table:table-cell office:value-type="float" office:value="0.29268499999999997"/>
            <table:table-cell office:value-type="float" office:value="600000"/>
            <table:table-cell office:value-type="float" office:value="0.176424"/>
          </table:table-row>
          <table:table-row>
            <table:table-cell office:value-type="string">
              <text:p>196</text:p>
            </table:table-cell>
            <table:table-cell office:value-type="float" office:value="650000"/>
            <table:table-cell office:value-type="float" office:value="0"/>
            <table:table-cell office:value-type="float" office:value="650000"/>
            <table:table-cell office:value-type="float" office:value="0"/>
            <table:table-cell office:value-type="float" office:value="650000"/>
            <table:table-cell office:value-type="float" office:value="0"/>
            <table:table-cell office:value-type="float" office:value="650000"/>
            <table:table-cell office:value-type="float" office:value="0.12543299999999999"/>
            <table:table-cell office:value-type="float" office:value="650000"/>
            <table:table-cell office:value-type="float" office:value="1.6823999999999999E-2"/>
            <table:table-cell office:value-type="float" office:value="650000"/>
            <table:table-cell office:value-type="float" office:value="0.45900999999999997"/>
            <table:table-cell office:value-type="float" office:value="650000"/>
            <table:table-cell office:value-type="float" office:value="0.38170300000000001"/>
            <table:table-cell office:value-type="float" office:value="650000"/>
            <table:table-cell office:value-type="float" office:value="0.22709599999999999"/>
          </table:table-row>
          <table:table-row>
            <table:table-cell office:value-type="string">
              <text:p>197</text:p>
            </table:table-cell>
            <table:table-cell office:value-type="float" office:value="700000"/>
            <table:table-cell office:value-type="float" office:value="0"/>
            <table:table-cell office:value-type="float" office:value="700000"/>
            <table:table-cell office:value-type="float" office:value="0"/>
            <table:table-cell office:value-type="float" office:value="700000"/>
            <table:table-cell office:value-type="float" office:value="0"/>
            <table:table-cell office:value-type="float" office:value="700000"/>
            <table:table-cell office:value-type="float" office:value="0.17136699999999999"/>
            <table:table-cell office:value-type="float" office:value="700000"/>
            <table:table-cell office:value-type="float" office:value="2.1876E-2"/>
            <table:table-cell office:value-type="float" office:value="700000"/>
            <table:table-cell office:value-type="float" office:value="0.537157"/>
            <table:table-cell office:value-type="float" office:value="700000"/>
            <table:table-cell office:value-type="float" office:value="0.38709199999999999"/>
            <table:table-cell office:value-type="float" office:value="700000"/>
            <table:table-cell office:value-type="float" office:value="0.20721700000000001"/>
          </table:table-row>
          <table:table-row>
            <table:table-cell office:value-type="string">
              <text:p>198</text:p>
            </table:table-cell>
            <table:table-cell office:value-type="float" office:value="750000"/>
            <table:table-cell office:value-type="float" office:value="0"/>
            <table:table-cell office:value-type="float" office:value="750000"/>
            <table:table-cell office:value-type="float" office:value="0"/>
            <table:table-cell office:value-type="float" office:value="750000"/>
            <table:table-cell office:value-type="float" office:value="0"/>
            <table:table-cell office:value-type="float" office:value="750000"/>
            <table:table-cell office:value-type="float" office:value="0.26099699999999998"/>
            <table:table-cell office:value-type="float" office:value="750000"/>
            <table:table-cell office:value-type="float" office:value="1.8151E-2"/>
            <table:table-cell office:value-type="float" office:value="750000"/>
            <table:table-cell office:value-type="float" office:value="0.55467299999999997"/>
            <table:table-cell office:value-type="float" office:value="750000"/>
            <table:table-cell office:value-type="float" office:value="0.42412"/>
            <table:table-cell office:value-type="float" office:value="750000"/>
            <table:table-cell office:value-type="float" office:value="0.23576"/>
          </table:table-row>
          <table:table-row>
            <table:table-cell office:value-type="string">
              <text:p>199</text:p>
            </table:table-cell>
            <table:table-cell office:value-type="float" office:value="800000"/>
            <table:table-cell office:value-type="float" office:value="0"/>
            <table:table-cell office:value-type="float" office:value="800000"/>
            <table:table-cell office:value-type="float" office:value="0"/>
            <table:table-cell office:value-type="float" office:value="800000"/>
            <table:table-cell office:value-type="float" office:value="0"/>
            <table:table-cell office:value-type="float" office:value="800000"/>
            <table:table-cell office:value-type="float" office:value="0.15731600000000001"/>
            <table:table-cell office:value-type="float" office:value="800000"/>
            <table:table-cell office:value-type="float" office:value="1.8846999999999999E-2"/>
            <table:table-cell office:value-type="float" office:value="800000"/>
            <table:table-cell office:value-type="float" office:value="0.62594300000000003"/>
            <table:table-cell office:value-type="float" office:value="800000"/>
            <table:table-cell office:value-type="float" office:value="0.47706199999999999"/>
            <table:table-cell office:value-type="float" office:value="800000"/>
            <table:table-cell office:value-type="float" office:value="0.236349"/>
          </table:table-row>
          <table:table-row>
            <table:table-cell office:value-type="string">
              <text:p>200</text:p>
            </table:table-cell>
            <table:table-cell office:value-type="float" office:value="850000"/>
            <table:table-cell office:value-type="float" office:value="0"/>
            <table:table-cell office:value-type="float" office:value="850000"/>
            <table:table-cell office:value-type="float" office:value="0"/>
            <table:table-cell office:value-type="float" office:value="850000"/>
            <table:table-cell office:value-type="float" office:value="0"/>
            <table:table-cell office:value-type="float" office:value="850000"/>
            <table:table-cell office:value-type="float" office:value="0.21260799999999999"/>
            <table:table-cell office:value-type="float" office:value="850000"/>
            <table:table-cell office:value-type="float" office:value="2.0812000000000001E-2"/>
            <table:table-cell office:value-type="float" office:value="850000"/>
            <table:table-cell office:value-type="float" office:value="0.63022400000000001"/>
            <table:table-cell office:value-type="float" office:value="850000"/>
            <table:table-cell office:value-type="float" office:value="0.42187599999999997"/>
            <table:table-cell office:value-type="float" office:value="850000"/>
            <table:table-cell office:value-type="float" office:value="0.250027"/>
          </table:table-row>
          <table:table-row>
            <table:table-cell office:value-type="string">
              <text:p>201</text:p>
            </table:table-cell>
            <table:table-cell office:value-type="float" office:value="900000"/>
            <table:table-cell office:value-type="float" office:value="0"/>
            <table:table-cell office:value-type="float" office:value="900000"/>
            <table:table-cell office:value-type="float" office:value="0"/>
            <table:table-cell office:value-type="float" office:value="900000"/>
            <table:table-cell office:value-type="float" office:value="0"/>
            <table:table-cell office:value-type="float" office:value="900000"/>
            <table:table-cell office:value-type="float" office:value="0.17688599999999999"/>
            <table:table-cell office:value-type="float" office:value="900000"/>
            <table:table-cell office:value-type="float" office:value="1.9865000000000001E-2"/>
            <table:table-cell office:value-type="float" office:value="900000"/>
            <table:table-cell office:value-type="float" office:value="0.70068299999999994"/>
            <table:table-cell office:value-type="float" office:value="900000"/>
            <table:table-cell office:value-type="float" office:value="0.55588899999999997"/>
            <table:table-cell office:value-type="float" office:value="900000"/>
            <table:table-cell office:value-type="float" office:value="0.263936"/>
          </table:table-row>
          <table:table-row>
            <table:table-cell office:value-type="string">
              <text:p>202</text:p>
            </table:table-cell>
            <table:table-cell office:value-type="float" office:value="950000"/>
            <table:table-cell office:value-type="float" office:value="0"/>
            <table:table-cell office:value-type="float" office:value="950000"/>
            <table:table-cell office:value-type="float" office:value="0"/>
            <table:table-cell office:value-type="float" office:value="950000"/>
            <table:table-cell office:value-type="float" office:value="0"/>
            <table:table-cell office:value-type="float" office:value="950000"/>
            <table:table-cell office:value-type="float" office:value="0.191273"/>
            <table:table-cell office:value-type="float" office:value="950000"/>
            <table:table-cell office:value-type="float" office:value="1.9633000000000001E-2"/>
            <table:table-cell office:value-type="float" office:value="950000"/>
            <table:table-cell office:value-type="float" office:value="0.64915500000000004"/>
            <table:table-cell office:value-type="float" office:value="950000"/>
            <table:table-cell office:value-type="float" office:value="0.54791000000000001"/>
            <table:table-cell office:value-type="float" office:value="950000"/>
            <table:table-cell office:value-type="float" office:value="0.29208299999999998"/>
          </table:table-row>
          <table:table-row>
            <table:table-cell office:value-type="string">
              <text:p>203</text:p>
            </table:table-cell>
            <table:table-cell office:value-type="float" office:value="1000000"/>
            <table:table-cell office:value-type="float" office:value="0"/>
            <table:table-cell office:value-type="float" office:value="1000000"/>
            <table:table-cell office:value-type="float" office:value="0"/>
            <table:table-cell office:value-type="float" office:value="1000000"/>
            <table:table-cell office:value-type="float" office:value="0"/>
            <table:table-cell office:value-type="float" office:value="1000000"/>
            <table:table-cell office:value-type="float" office:value="0.29149900000000001"/>
            <table:table-cell office:value-type="float" office:value="1000000"/>
            <table:table-cell office:value-type="float" office:value="3.2414999999999999E-2"/>
            <table:table-cell office:value-type="float" office:value="1000000"/>
            <table:table-cell office:value-type="float" office:value="0.75216799999999995"/>
            <table:table-cell office:value-type="float" office:value="1000000"/>
            <table:table-cell office:value-type="float" office:value="0.55820000000000003"/>
            <table:table-cell office:value-type="float" office:value="1000000"/>
            <table:table-cell office:value-type="float" office:value="0.315689"/>
          </table:table-row>
          <table:table-row>
            <table:table-cell office:value-type="string">
              <text:p>204</text:p>
            </table:table-cell>
            <table:table-cell office:value-type="float" office:value="1100000"/>
            <table:table-cell office:value-type="float" office:value="0"/>
            <table:table-cell office:value-type="float" office:value="1100000"/>
            <table:table-cell office:value-type="float" office:value="0"/>
            <table:table-cell office:value-type="float" office:value="1100000"/>
            <table:table-cell office:value-type="float" office:value="0"/>
            <table:table-cell office:value-type="float" office:value="1100000"/>
            <table:table-cell office:value-type="float" office:value="0.47103899999999999"/>
            <table:table-cell office:value-type="float" office:value="1100000"/>
            <table:table-cell office:value-type="float" office:value="2.4157000000000001E-2"/>
            <table:table-cell office:value-type="float" office:value="1100000"/>
            <table:table-cell office:value-type="float" office:value="0.84203799999999995"/>
            <table:table-cell office:value-type="float" office:value="1100000"/>
            <table:table-cell office:value-type="float" office:value="0.557481"/>
            <table:table-cell office:value-type="float" office:value="1100000"/>
            <table:table-cell office:value-type="float" office:value="0.28457900000000003"/>
          </table:table-row>
          <table:table-row>
            <table:table-cell office:value-type="string">
              <text:p>205</text:p>
            </table:table-cell>
            <table:table-cell office:value-type="float" office:value="1200000"/>
            <table:table-cell office:value-type="float" office:value="0"/>
            <table:table-cell office:value-type="float" office:value="1200000"/>
            <table:table-cell office:value-type="float" office:value="0"/>
            <table:table-cell office:value-type="float" office:value="1200000"/>
            <table:table-cell office:value-type="float" office:value="0"/>
            <table:table-cell office:value-type="float" office:value="1200000"/>
            <table:table-cell office:value-type="float" office:value="0.239454"/>
            <table:table-cell office:value-type="float" office:value="1200000"/>
            <table:table-cell office:value-type="float" office:value="2.6530000000000001E-2"/>
            <table:table-cell office:value-type="float" office:value="1200000"/>
            <table:table-cell office:value-type="float" office:value="0.88281900000000002"/>
            <table:table-cell office:value-type="float" office:value="1200000"/>
            <table:table-cell office:value-type="float" office:value="0.61663599999999996"/>
            <table:table-cell office:value-type="float" office:value="1200000"/>
            <table:table-cell office:value-type="float" office:value="0.35850199999999999"/>
          </table:table-row>
          <table:table-row>
            <table:table-cell office:value-type="string">
              <text:p>206</text:p>
            </table:table-cell>
            <table:table-cell office:value-type="float" office:value="1300000"/>
            <table:table-cell office:value-type="float" office:value="0"/>
            <table:table-cell office:value-type="float" office:value="1300000"/>
            <table:table-cell office:value-type="float" office:value="0"/>
            <table:table-cell office:value-type="float" office:value="1300000"/>
            <table:table-cell office:value-type="float" office:value="0"/>
            <table:table-cell office:value-type="float" office:value="1300000"/>
            <table:table-cell office:value-type="float" office:value="0.26128899999999999"/>
            <table:table-cell office:value-type="float" office:value="1300000"/>
            <table:table-cell office:value-type="float" office:value="2.7309E-2"/>
            <table:table-cell office:value-type="float" office:value="1300000"/>
            <table:table-cell office:value-type="float" office:value="0.91381400000000002"/>
            <table:table-cell office:value-type="float" office:value="1300000"/>
            <table:table-cell office:value-type="float" office:value="0.75388999999999995"/>
            <table:table-cell office:value-type="float" office:value="1300000"/>
            <table:table-cell office:value-type="float" office:value="0.40145599999999998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01.2991338582677pt" svg:width="693.071968503937pt" chart:style-name="Crt0">
        <chart:title chart:style-name="CT00">
          <text:p text:style-name="a0" text:class-names="" text:cond-style-name="">C_QuickSort_M1_vs_M2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ize</text:p>
            </chart:title>
          </chart:axis>
          <chart:series chart:label-cell-address="Machine_1.$C$1" chart:values-cell-range-address="Machine_1.$C$2:.$C$268" chart:class="chart:scatter" chart:attached-axis="primary-y" chart:style-name="G0S0">
            <chart:domain table:cell-range-address="Machine_1.$A$2:.$A$268"/>
            <chart:data-point chart:repeated="267"/>
          </chart:series>
          <chart:series chart:label-cell-address="Machine_2.$C$1" chart:values-cell-range-address="Machine_2.$C$2:.$C$268" chart:class="chart:scatter" chart:attached-axis="primary-y" chart:style-name="G0S1">
            <chart:domain table:cell-range-address="Machine_1.$A$2:.$A$268"/>
            <chart:data-point chart:repeated="267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